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6050c" draw:stroke="none" fo:margin="1.000000000000000pt" style:wrap="biggest" style:wrap-dynamic-threshold="0.000000000000000pt" svg:fill-rule="evenodd"/>
    </style:style>
    <style:style style:name="gr3" style:family="graphic">
      <style:graphic-properties draw:fill="solid" draw:fill-color="#fff200" draw:stroke="none" fo:margin="1.000000000000000pt" style:wrap="biggest" style:wrap-dynamic-threshold="0.000000000000000pt" svg:fill-rule="evenodd"/>
    </style:style>
    <style:style style:name="gr4" style:family="graphic">
      <style:graphic-properties draw:fill="solid" draw:fill-color="#0838af" draw:stroke="none" fo:margin="1.000000000000000pt" style:wrap="biggest" style:wrap-dynamic-threshold="0.000000000000000pt" svg:fill-rule="evenodd"/>
    </style:style>
    <style:style style:name="gr5" style:family="graphic">
      <style:graphic-properties draw:fill="solid" draw:fill-color="#ffffff" draw:stroke="none" fo:margin="1.000000000000000pt" style:wrap="biggest" style:wrap-dynamic-threshold="0.000000000000000pt" svg:fill-rule="evenodd"/>
    </style:style>
    <style:style style:name="gr6" style:family="graphic">
      <style:graphic-properties draw:fill="solid" draw:fill-color="#000000" draw:stroke="none" fo:margin="1.000000000000000pt" style:wrap="biggest" style:wrap-dynamic-threshold="0.000000000000000pt" svg:fill-rule="nonzero"/>
    </style:style>
    <style:style style:name="gr7" style:family="graphic">
      <style:graphic-properties draw:fill="solid" draw:fill-color="#ffff00" draw:stroke="none" fo:margin="1.000000000000000pt" style:wrap="biggest" style:wrap-dynamic-threshold="0.000000000000000pt" svg:fill-rule="nonzero"/>
    </style:style>
    <style:style style:name="gr8" style:family="graphic">
      <style:graphic-properties draw:fill="solid" draw:fill-color="#f97900" draw:stroke="none" fo:margin="1.000000000000000pt" style:wrap="biggest" style:wrap-dynamic-threshold="0.000000000000000pt" svg:fill-rule="nonzero"/>
    </style:style>
    <style:style style:name="gr9" style:family="graphic">
      <style:graphic-properties draw:fill="solid" draw:fill-color="#ffd322" draw:stroke="none" fo:margin="1.000000000000000pt" style:wrap="biggest" style:wrap-dynamic-threshold="0.000000000000000pt" svg:fill-rule="nonzero"/>
    </style:style>
    <style:style style:name="gr10" style:family="graphic">
      <style:graphic-properties draw:fill="solid" draw:fill-color="#02dc02" draw:stroke="none" fo:margin="1.000000000000000pt" style:wrap="biggest" style:wrap-dynamic-threshold="0.000000000000000pt" svg:fill-rule="nonzero"/>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fill="solid" draw:fill-color="#fcf83c" draw:stroke="none" fo:margin="1.000000000000000pt" style:wrap="biggest" style:wrap-dynamic-threshold="0.000000000000000pt" svg:fill-rule="nonzero"/>
    </style:style>
    <style:style style:name="gr13" style:family="graphic">
      <style:graphic-properties draw:fill="solid" draw:fill-color="#fcf51c" draw:stroke="none" fo:margin="1.000000000000000pt" style:wrap="biggest" style:wrap-dynamic-threshold="0.000000000000000pt" svg:fill-rule="nonzero"/>
    </style:style>
    <style:style style:name="gr14" style:family="graphic">
      <style:graphic-properties draw:fill="solid" draw:fill-color="#0046e0" draw:stroke="none" fo:margin="1.000000000000000pt" style:wrap="biggest" style:wrap-dynamic-threshold="0.000000000000000pt" svg:fill-rule="nonzero"/>
    </style:style>
    <style:style style:name="gr15" style:family="graphic">
      <style:graphic-properties draw:fill="solid" draw:fill-color="#ff1800" draw:stroke="none" fo:margin="1.000000000000000pt" style:wrap="biggest" style:wrap-dynamic-threshold="0.000000000000000pt" svg:fill-rule="nonzero"/>
    </style:style>
    <style:style style:name="gr16" style:family="graphic">
      <style:graphic-properties draw:fill="solid" draw:fill-color="#ffc800" draw:stroke="none" fo:margin="1.000000000000000pt" style:wrap="biggest" style:wrap-dynamic-threshold="0.000000000000000pt" svg:fill-rule="nonzero"/>
    </style:style>
    <style:style style:name="gr17" style:family="graphic">
      <style:graphic-properties draw:fill="solid" draw:fill-color="#ff0039" draw:stroke="none" fo:margin="1.000000000000000pt" style:wrap="biggest" style:wrap-dynamic-threshold="0.000000000000000pt" svg:fill-rule="nonzero"/>
    </style:style>
    <style:style style:name="gr18" style:family="graphic">
      <style:graphic-properties draw:fill="solid" draw:fill-color="#f3cc0b" draw:stroke="none" fo:margin="1.000000000000000pt" style:wrap="biggest" style:wrap-dynamic-threshold="0.000000000000000pt" svg:fill-rule="nonzero"/>
    </style:style>
    <style:style style:name="gr19" style:family="graphic">
      <style:graphic-properties draw:fill="solid" draw:fill-color="#58dc02" draw:stroke="none" fo:margin="1.000000000000000pt" style:wrap="biggest" style:wrap-dynamic-threshold="0.000000000000000pt" svg:fill-rule="nonzero"/>
    </style:style>
    <style:style style:name="gr20" style:family="graphic">
      <style:graphic-properties draw:fill="solid" draw:fill-color="#ff4b00" draw:stroke="none" fo:margin="1.000000000000000pt" style:wrap="biggest" style:wrap-dynamic-threshold="0.000000000000000pt" svg:fill-rule="nonzero"/>
    </style:style>
    <style:style style:name="gr21" style:family="graphic">
      <style:graphic-properties draw:fill="solid" draw:fill-color="#3cef05" draw:stroke="none" fo:margin="1.000000000000000pt" style:wrap="biggest" style:wrap-dynamic-threshold="0.000000000000000pt" svg:fill-rule="nonzero"/>
    </style:style>
    <style:style style:name="gr22" style:family="graphic">
      <style:graphic-properties draw:fill="solid" draw:fill-color="#ff7ef3" draw:stroke="none" fo:margin="1.000000000000000pt" style:wrap="biggest" style:wrap-dynamic-threshold="0.000000000000000pt" svg:fill-rule="nonzero"/>
    </style:style>
    <style:style style:name="gr23" style:family="graphic">
      <style:graphic-properties draw:fill="solid" draw:fill-color="#00cc00" draw:stroke="none" fo:margin="1.000000000000000pt" style:wrap="biggest" style:wrap-dynamic-threshold="0.000000000000000pt" svg:fill-rule="nonzero"/>
    </style:style>
    <style:style style:name="gr24" style:family="graphic">
      <style:graphic-properties draw:fill="solid" draw:fill-color="#d12b2b" draw:stroke="none" fo:margin="1.000000000000000pt" style:wrap="biggest" style:wrap-dynamic-threshold="0.000000000000000pt" svg:fill-rule="nonzero"/>
    </style:style>
    <style:style style:name="gr25" style:family="graphic">
      <style:graphic-properties draw:fill="solid" draw:fill-color="#ff9c00" draw:stroke="none" fo:margin="1.000000000000000pt" style:wrap="biggest" style:wrap-dynamic-threshold="0.000000000000000pt" svg:fill-rule="nonzero"/>
    </style:style>
    <style:style style:name="gr26" style:family="graphic">
      <style:graphic-properties draw:fill="solid" draw:fill-color="#fcff00" draw:stroke="none" fo:margin="1.000000000000000pt" style:wrap="biggest" style:wrap-dynamic-threshold="0.000000000000000pt" svg:fill-rule="nonzero"/>
    </style:style>
    <style:style style:name="gr27" style:family="graphic">
      <style:graphic-properties draw:fill="solid" draw:fill-color="#0051eb" draw:stroke="none" fo:margin="1.000000000000000pt" style:wrap="biggest" style:wrap-dynamic-threshold="0.000000000000000pt" svg:fill-rule="nonzero"/>
    </style:style>
    <style:style style:name="gr28" style:family="graphic">
      <style:graphic-properties draw:fill="solid" draw:fill-color="#fc0b3c" draw:stroke="none" fo:margin="1.000000000000000pt" style:wrap="biggest" style:wrap-dynamic-threshold="0.000000000000000pt" svg:fill-rule="nonzero"/>
    </style:style>
    <style:style style:name="gr29" style:family="graphic">
      <style:graphic-properties draw:fill="solid" draw:fill-color="#fff200" draw:stroke="none" fo:margin="1.000000000000000pt" style:wrap="biggest" style:wrap-dynamic-threshold="0.000000000000000pt" svg:fill-rule="nonzero"/>
    </style:style>
    <style:style style:name="gr30" style:family="graphic">
      <style:graphic-properties draw:fill="solid" draw:fill-color="#ffbe00" draw:stroke="none" fo:margin="1.000000000000000pt" style:wrap="biggest" style:wrap-dynamic-threshold="0.000000000000000pt" svg:fill-rule="nonzero"/>
    </style:style>
    <style:style style:name="gr31" style:family="graphic">
      <style:graphic-properties draw:fill="solid" draw:fill-color="#d90000" draw:stroke="none" fo:margin="1.000000000000000pt" style:wrap="biggest" style:wrap-dynamic-threshold="0.000000000000000pt" svg:fill-rule="nonzero"/>
    </style:style>
    <style:style style:name="gr32" style:family="graphic">
      <style:graphic-properties draw:fill="solid" draw:fill-color="#05e602" draw:stroke="none" fo:margin="1.000000000000000pt" style:wrap="biggest" style:wrap-dynamic-threshold="0.000000000000000pt" svg:fill-rule="nonzero"/>
    </style:style>
    <style:style style:name="gr33" style:family="graphic">
      <style:graphic-properties draw:fill="solid" draw:fill-color="#ff8b00" draw:stroke="none" fo:margin="1.000000000000000pt" style:wrap="biggest" style:wrap-dynamic-threshold="0.000000000000000pt" svg:fill-rule="nonzero"/>
    </style:style>
    <style:style style:name="gr34" style:family="graphic">
      <style:graphic-properties draw:fill="solid" draw:fill-color="#fc6025" draw:stroke="none" fo:margin="1.000000000000000pt" style:wrap="biggest" style:wrap-dynamic-threshold="0.000000000000000pt" svg:fill-rule="nonzero"/>
    </style:style>
    <style:style style:name="gr35" style:family="graphic">
      <style:graphic-properties draw:fill="none" draw:stroke="solid" draw:stroke-linejoin="miter" fo:margin="1.000000000000000pt" style:wrap="biggest" style:wrap-dynamic-threshold="0.000000000000000pt" svg:fill-rule="nonzero" svg:stroke-color="#000000" svg:stroke-opacity="1" svg:stroke-width="0.589919904000000pt"/>
    </style:style>
    <style:style style:name="gr36" style:family="graphic">
      <style:graphic-properties draw:fill="solid" draw:fill-color="#8b18ff" draw:stroke="none" fo:margin="1.000000000000000pt" style:wrap="biggest" style:wrap-dynamic-threshold="0.000000000000000pt" svg:fill-rule="nonzero"/>
    </style:style>
    <style:style style:name="gr37" style:family="graphic">
      <style:graphic-properties draw:fill="none" draw:stroke="solid" draw:stroke-linejoin="miter" fo:margin="1.000000000000000pt" style:wrap="biggest" style:wrap-dynamic-threshold="0.000000000000000pt" svg:fill-rule="nonzero" svg:stroke-color="#000000" svg:stroke-opacity="1" svg:stroke-width="0.206507304000000pt"/>
    </style:style>
    <style:style style:name="dp2" style:family="drawing-page"/>
  </office:automatic-styles>
  <office:body>
    <office:drawing>
      <draw:page draw:name="page1" draw:id="page1" draw:master-page-name="Default1" draw:style-name="dp2">
        <draw:layer-set>
          <draw:layer draw:name="g14800"/>
        </draw:layer-set>
        <draw:g draw:style-name="gr1" draw:id="shape1" svg:y="0.00000000126pt">
          <draw:rect draw:style-name="gr2" draw:id="shape2" draw:name="rect171" draw:layer="g14800" svg:width="503.57964000000pt" svg:height="111.69484800000pt" draw:transform="matrix(0.29843218000 0.00000000000 0.00000000000 0.29843218000 0.00000000173pt 66.66666251067pt)"/>
          <draw:rect draw:style-name="gr3" draw:id="shape3" draw:name="rect256" draw:layer="g14800" svg:width="503.57964000000pt" svg:height="111.69484000000pt" draw:transform="matrix(0.29843218000 0.00000000000 0.00000000000 0.29843218000 0.00000000173pt 0.00000000126pt)"/>
          <draw:rect draw:style-name="gr4" draw:id="shape4" draw:name="rect255" draw:layer="g14800" svg:width="503.57964000000pt" svg:height="111.69484000000pt" draw:transform="matrix(0.29843218000 0.00000000000 0.00000000000 0.29843218000 0.00000000173pt 33.33333030218pt)"/>
          <draw:g draw:style-name="gr1" draw:id="shape5" draw:name="g595" svg:y="37.24321950984pt">
            <draw:path draw:style-name="gr5" draw:id="shape6" draw:name="path575" draw:layer="g14800" svg:width="26.75894046815pt" svg:height="25.19197737846pt" draw:transform="matrix(0.32170869631 0.00000000000 0.00000000000 0.29091765771 70.89797034030pt 37.24321951110pt)" svg:viewBox="0 0 27 25" svg:d="M21.7033 25.1345L13.4141 19.282L5.16558 25.192L8.2334 15.588L0 9.65754L10.1862 9.57486L13.3456 0L16.5727 9.55281L26.7589 9.56541L18.5678 15.5518Z" koffice:nodeTypes="ccccccccccc"/>
            <draw:path draw:style-name="gr5" draw:id="shape7" draw:name="path576" draw:layer="g14800" svg:width="26.75894046815pt" svg:height="25.19197737846pt" draw:transform="matrix(0.32170869631 0.00000000000 0.00000000000 0.29091765771 84.22781849081pt 38.72432648316pt)" svg:viewBox="0 0 27 25" svg:d="M21.7033 25.1345L13.4141 19.282L5.16558 25.192L8.2334 15.588L0 9.65754L10.1862 9.57486L13.3456 0L16.5727 9.55281L26.7589 9.56541L18.5678 15.5518Z" koffice:nodeTypes="ccccccccccc"/>
            <draw:path draw:style-name="gr5" draw:id="shape8" draw:name="path577" draw:layer="g14800" svg:width="26.75894046815pt" svg:height="25.19197737846pt" draw:transform="matrix(0.32170869631 0.00000000000 0.00000000000 0.29091765771 95.78038124910pt 45.24115418595pt)" svg:viewBox="0 0 27 25" svg:d="M21.7033 25.1345L13.4141 19.282L5.16558 25.192L8.2334 15.588L0 9.65754L10.1862 9.57486L13.3456 0L16.5727 9.55281L26.7589 9.56541L18.5678 15.5518Z" koffice:nodeTypes="ccccccccccc"/>
            <draw:path draw:style-name="gr5" draw:id="shape9" draw:name="path578" draw:layer="g14800" svg:width="26.75894046815pt" svg:height="25.19197737846pt" draw:transform="matrix(0.32170869631 0.00000000000 0.00000000000 0.29091765771 102.29720178953pt 55.01635992829pt)" svg:viewBox="0 0 27 25" svg:d="M21.7033 25.1345L13.4141 19.282L5.16558 25.192L8.2334 15.588L0 9.65754L10.1862 9.57486L13.3456 0L16.5727 9.55281L26.7589 9.56541L18.5678 15.5518Z" koffice:nodeTypes="ccccccccccc"/>
            <draw:path draw:style-name="gr5" draw:id="shape10" draw:name="path579" draw:layer="g14800" svg:width="26.75894046815pt" svg:height="25.19197737846pt" draw:transform="matrix(-0.32170869631 0.00000000000 0.00000000000 0.29091765771 66.21535969319pt 38.72425485943pt)" svg:viewBox="0 0 27 25" svg:d="M21.7033 25.1345L13.4141 19.282L5.16558 25.192L8.2334 15.588L0 9.65754L10.1862 9.57486L13.3456 0L16.5727 9.55281L26.7589 9.56541L18.5678 15.5518Z" koffice:nodeTypes="ccccccccccc"/>
            <draw:path draw:style-name="gr5" draw:id="shape11" draw:name="path580" draw:layer="g14800" svg:width="26.75894046815pt" svg:height="25.19197737846pt" draw:transform="matrix(-0.32170869631 0.00000000000 0.00000000000 0.29091765771 54.66273963592pt 45.24115418595pt)" svg:viewBox="0 0 27 25" svg:d="M21.7033 25.1345L13.4141 19.282L5.16558 25.192L8.2334 15.588L0 9.65754L10.1862 9.57486L13.3456 0L16.5727 9.55281L26.7589 9.56541L18.5678 15.5518Z" koffice:nodeTypes="ccccccccccc"/>
            <draw:path draw:style-name="gr5" draw:id="shape12" draw:name="path581" draw:layer="g14800" svg:width="26.75894046815pt" svg:height="25.19197737846pt" draw:transform="matrix(-0.32170869631 0.00000000000 0.00000000000 0.29091765771 48.14598355684pt 55.01635992829pt)" svg:viewBox="0 0 27 25" svg:d="M21.7033 25.1345L13.4141 19.282L5.16558 25.192L8.2334 15.588L0 9.65754L10.1862 9.57486L13.3456 0L16.5727 9.55281L26.7589 9.56541L18.5678 15.5518Z" koffice:nodeTypes="ccccccccccc"/>
          </draw:g>
          <draw:g draw:style-name="gr1" draw:id="shape13" draw:name="g13441" svg:y="2.68895091293pt">
            <draw:path draw:style-name="gr6" draw:id="shape14" draw:name="path5848" draw:layer="g14800" svg:width="0.00000000000pt" svg:height="0.00000000000pt" draw:transform="matrix(0.29843218000 0.00000000000 0.00000000000 0.29843218000 12.68765671663pt 32.13499378932pt)" svg:viewBox="0 0 0 0" svg:d="M0 0L0 0L0 0L0 0" koffice:nodeTypes="cccc"/>
            <draw:path draw:style-name="gr6" draw:id="shape15" draw:name="path5851" draw:layer="g14800" svg:width="83.70689956593pt" svg:height="94.22545576186pt" draw:transform="matrix(0.29843218000 0.00000000000 0.00000000000 0.29843218000 15.65374645915pt 2.68895091419pt)" svg:viewBox="0 0 84 94" svg:d="M22.9852 19.4427C22.7545 19.5376 22.6126 19.5376 22.6098 19.5339C22.4523 19.1537 21.7058 18.5264 21.3982 18.3725C21.187 18.2675 21.0246 18.2079 20.7985 18.1742C20.5728 18.1409 20.2318 18.2707 20.0113 18.232C20.0113 18.232 20.0806 18.8213 21.6892 19.5398C21.5574 19.7231 21.4279 19.5703 21.2434 19.5966C21.0591 19.6229 20.966 19.5956 20.8756 19.6186C20.8456 19.3044 20.6369 19.1344 20.3729 19.3714C19.9228 19.1924 19.9292 19.6384 20.0078 19.691C19.6647 19.8228 19.4765 19.8319 19.1071 19.8845C18.7377 19.4647 17.7874 19.3527 17.286 19.1682C17.286 19.1682 17.2517 19.2594 17.286 19.3966C16.8118 19.4132 16.4634 19.691 16.4634 19.691C16.5047 19.9166 17.1544 20.2626 17.8923 20.1429C17.6746 20.211 17.5546 20.2738 17.4234 20.3601C16.2505 19.9601 15.1669 20.7263 14.2435 21.6624C15.7848 21.1204 16.0402 21.5064 17.0545 20.7172C16.7888 21.0769 16.706 21.1853 16.4027 21.7284C17.1147 21.2812 18.5991 20.8372 18.9168 20.0679C19.0678 19.9473 19.6234 19.9569 20.0982 19.826C20.124 20.1151 20.5075 20.1627 20.6918 20.2426C20.6338 20.2834 20.2004 20.6164 19.5831 21.6533C20.5321 21.0491 22.1681 21.1252 22.4053 19.6803C22.737 19.6803 23.4421 19.3639 23.9223 19.0845C23.6503 19.143 23.2371 19.3377 22.9839 19.4427ZM24.0018 19.0684C23.7174 18.9409 23.266 19.1988 23.138 19.3366C23.2864 19.2749 23.7102 19.0572 24.0018 19.0684ZM19.6509 25.1068C18.912 25.9475 18.1661 26.9163 18.912 28.3146C19.2288 28.0776 19.0707 27.6041 19.3868 27.4203C19.4659 27.5249 19.5712 27.5522 19.6244 27.7093C19.0593 29.1794 19.2831 29.8781 19.8881 31.2855C19.8353 30.5494 20.1783 29.9698 20.3366 29.3124C20.4525 28.305 19.6509 28.261 19.7563 27.6557C19.9671 27.735 20.0198 27.4985 20.1784 27.4723L20.4156 27.9458C20.4156 27.9458 20.6655 26.9614 20.4682 26.289C20.2709 25.6177 19.7137 25.3529 19.6502 24.8746C19.639 24.9443 19.6347 25.0189 19.6508 25.1068ZM20.3516 14.8371C20.3017 14.747 19.9327 14.7228 19.8117 14.6891C19.5977 14.7593 20.145 14.8043 20.3516 14.8371ZM78.1246 57.1612C78.6763 56.9854 79.8246 57.0009 80.0977 57.0524C77.7896 56.4669 78.3865 57.1393 78.1246 57.1612ZM19.6794 25.2783C19.7084 25.4284 19.7352 24.4398 19.7084 24.2682C19.7079 24.2704 19.6251 24.3004 19.6239 24.3025C19.6427 24.4751 19.587 25.3657 19.6793 25.2783ZM17.0759 14.3353C17.313 14.4924 17.3969 14.6843 17.7615 14.8612C17.3394 15.1239 16.8237 15.1802 16.3638 15.2022C16.574 15.1931 17.1291 15.637 17.6024 15.6006C18.1923 15.637 19.3728 15.5148 19.845 14.8086C19.9104 14.7722 19.9561 14.7524 20.0116 14.7492C19.7777 14.6558 19.6459 14.4644 19.4232 14.2832C18.8586 13.8254 17.3614 14.4033 17.0758 14.3353ZM22.6055 15.1062C22.6871 15.0966 22.9894 14.9791 23.0653 14.9373C22.9298 14.8703 22.6431 15.036 22.6055 15.1062ZM63.1405 16.0611C63.0652 16.0987 62.9673 16.1105 62.8678 16.104C62.9914 16.1292 63.1405 16.0965 63.1405 16.0611ZM60.3143 23.4452C60.3143 23.4586 60.3143 23.472 60.3103 23.488C60.0059 24.8343 59.8855 25.2649 60.547 26.5098C60.8373 27.0095 60.7062 27.7731 61.0745 28.2711C61.6016 26.9571 60.818 25.8911 60.8449 24.6033C60.7341 24.2044 60.363 23.8682 60.3146 23.4452ZM21.0777 67.3725C21.0772 67.3682 21.0756 67.3633 21.0751 67.3591C21.0504 67.3527 21.0563 67.3601 21.0777 67.3725ZM21.8773 13.969C21.5149 13.5739 20.7813 12.9176 20.7813 12.9176C20.7523 13.9991 20.9603 14.2977 21.8527 14.8655L21.779 14.9668C21.4048 15.0151 21.4978 14.8885 21.3569 14.8767C21.4611 14.8264 21.4026 14.5921 21.2503 14.6076C20.8342 14.5824 21.1132 14.925 20.8568 14.8623C20.7057 14.8231 20.7358 14.6547 20.5588 14.6547C20.3406 14.6547 20.3824 14.8161 20.2501 14.8086C20.1174 14.8011 20.3485 14.8682 20.3362 14.8671C20.5061 15.0955 20.7254 14.8955 20.8211 14.9111C20.8056 15.0012 20.8813 15.2274 21.1412 15.0778C21.4594 15.37 21.3631 14.9593 21.7311 15.0424L21.331 15.4392C20.1177 15.6236 20.4077 16.9908 19.8279 17.7533C20.2693 17.1662 20.8937 17.097 21.1465 16.518C22.3861 16.0108 21.1529 14.4537 22.4333 15.0768C22.4333 15.0768 22.2312 15.2944 22.4909 15.3995C22.6527 15.4654 22.9646 15.2965 22.7662 15.0445C22.5087 15.0724 22.3655 14.9732 22.1488 14.9132C22.1558 14.6655 22.1043 14.2151 21.8778 13.969ZM64.5312 16.6059C64.521 16.6037 64.5119 16.6016 64.5026 16.5995C64.505 16.6048 64.5091 16.6091 64.5113 16.6129C64.5185 16.6107 64.5231 16.6081 64.5312 16.6059ZM76.9957 56.8702C74.2272 56.9591 71.3784 58.4765 69.2579 60.33L68.9906 60.7692C72.2347 56.0627 76.4284 49.7 82.2828 49.0164C77.7202 49.0947 74.2395 51.9084 70.9955 55.0901C70.9955 54.7748 71.1531 54.3802 71.2327 54.0387C75.5576 48.7535 77.4567 41.6806 83.7069 37.9999C78.9329 39.3413 75.3194 44.3625 72.709 48.3074C73.5527 43.4419 74.6079 38.5527 76.7968 34.162C77.746 32.1889 78.9592 30.2705 80.4361 28.5875C75.6368 32.4528 73.7377 37.9999 71.8388 43.2591C71.6543 42.8902 71.8388 42.3916 71.707 42.0222C71.549 33.2152 73.2102 24.9057 77.5094 17.8343C75.242 19.6738 74.0546 22.3557 72.9994 24.8794C71.8915 27.7195 71.3112 30.7691 70.5723 33.7411C70.3082 33.3459 70.3082 32.8468 70.177 32.4264C69.0169 28.5875 67.83 24.5914 65.1131 21.5675C68.3577 26.668 68.9761 32.7369 69.5709 39.0513C69.2811 38.2888 69.089 37.4583 68.8589 36.6857C67.7311 32.902 64.9297 29.2181 61.0258 29.0084C61.9487 29.298 62.6532 30.0137 63.4179 30.7241C67.0045 34.7475 67.8306 39.8931 68.2528 45.2308L68.1469 45.2831C66.7755 41.5235 63.7433 37.5012 59.7868 36.0027C62.8199 37.8165 64.9432 40.9895 66.1553 44.0392C68.1597 48.2718 68.463 54.0135 67.1443 58.64L67.0917 58.5355C67.1739 52.865 65.3986 45.8267 59.9707 42.7856C60.7623 43.3636 61.4475 44.1524 62.0278 44.9153C65.0485 49.5526 65.4358 55.5898 65.0604 61.6109C64.7437 58.9027 63.768 56.1152 61.3158 54.6703C62.0805 55.4327 62.4687 56.3248 62.864 57.2712C64.2601 60.6914 63.1023 65.5758 61.269 68.6818L60.7844 68.5907C60.2401 68.5907 59.9432 68.5236 59.5501 68.5236C60.3154 67.0782 61.1178 65.2648 60.2999 63.6082C60.1181 65.4815 59.4625 67.025 58.4078 68.4711C56.3099 68.3306 52.8975 68.8303 51.1336 69.8019C50.5883 71.1311 49.381 73.3711 49.6154 73.9791C49.93 74.7335 50.6469 74.8997 51.2885 75.2247C50.6775 75.4085 50.2484 75.4642 49.6154 75.7533L49.2895 75.861C49.4212 73.4419 48.2349 71.287 46.6527 69.8137C47.9977 71.6806 48.521 74.0756 47.8089 76.4422C47.5186 76.6245 47.3314 76.706 47.0216 76.9398C46.9959 75.1774 45.6572 73.4757 44.0675 72.8371C44.8064 73.599 45.235 74.4885 45.5507 75.4348C45.8143 76.4342 46.0504 77.5333 45.2587 78.3746C44.011 78.9033 43.1262 79.4603 41.8849 79.5139C39.3352 79.1692 38.8356 78.1537 38.2198 77.9253C38.6156 77.5827 38.7392 76.9924 38.9501 76.4653C38.9501 76.0181 39.2142 75.1512 38.713 75.0193C38.8974 74.3899 38.792 73.7314 38.713 73.1529C38.3436 72.5476 38.6867 71.4967 38.0538 71.1814L37.658 69.1831C37.3155 69.5767 37.2365 70.1026 36.9983 70.5235L36.9456 70.471L36.6821 71.0243C36.5768 71.3653 36.6295 71.7594 36.4714 72.0221L36.1021 71.4179L35.9967 71.6012C35.8117 71.4179 36.1219 70.2984 35.5559 70.6346C35.5291 70.0029 35.1676 69.6147 34.6782 68.7097C34.6256 69.3402 34.3884 69.9193 34.3357 70.5499C34.2298 70.6023 34.1771 70.471 34.0981 70.419L34.0724 72.0758L33.6766 72.0232C33.6234 72.3647 34.046 72.8902 33.6766 73.0746C33.6234 73.4693 33.8347 73.8891 33.9663 74.2569C33.861 74.7833 34.098 75.4664 34.6256 75.8091C34.4939 75.9919 34.2034 75.8348 34.0189 75.9656C33.0172 75.5458 31.9357 75.4139 30.8805 75.1512C31.487 74.7576 32.1726 74.5732 32.7267 74.0735C32.9638 73.1792 32.1464 72.6012 31.9614 71.8388C31.5399 71.1015 31.5657 70.1552 30.9858 69.4722C29.8458 68.8148 27.6721 68.291 26.4065 68.1339C26.6819 67.8593 26.2846 67.4165 25.9937 67.5231C25.9329 67.3403 25.8027 66.9581 25.443 67.1119C25.2587 66.7168 25.079 66.4739 24.7622 66.2123C24.6831 66.475 24.5541 66.8889 24.6165 67.2187C24.4482 66.8219 24.3256 66.4562 24.103 66.2648L23.8976 66.5168C23.6336 66.1495 23.4996 65.297 22.9426 65.4499C22.6736 65.1442 22.5511 64.5796 22.3978 64.7775C22.2145 64.2279 21.7117 63.5722 21.5187 63.2665C21.0368 64.0917 21.5187 65.2123 21.5187 65.2123C21.3869 65.1598 21.4021 65.1726 21.2966 65.0675L21.2509 65.6771C21.3035 66.0197 21.2659 66.1661 21.2809 66.342C21.1493 66.3168 21.0174 66.2911 20.9122 66.1597L21.2552 67.3945C21.1941 67.4964 20.9337 67.3955 20.8627 67.3558C20.9179 67.7446 20.8841 67.9955 21.1439 68.3622L20.226 68.4835C18.7223 66.8793 17.2462 65.2648 16.1125 63.451L16.1125 63.1347C16.0862 62.9513 16.2968 62.9239 16.4555 62.9513C16.6136 62.7932 16.719 62.6361 16.7717 62.4779C16.6663 62.1106 16.271 61.8205 15.9285 61.7155C16.2177 61.0319 17.0885 61.0844 17.458 60.4265C17.4052 60.374 17.3257 60.3219 17.3526 60.2431C17.8269 59.9542 18.5132 59.7698 18.5923 59.1649C18.803 58.9291 19.1461 59.0336 19.3833 58.8754C19.5935 58.64 20.0689 58.5081 19.8581 58.1135C20.4119 58.0883 20.8863 57.6932 21.2031 57.2734L21.1499 57.2203L21.2817 57.061C22.0732 56.5361 21.9145 55.3008 22.4685 54.6167L22.3367 54.5121C22.3625 54.2751 22.5738 54.0912 22.7056 53.9604C22.7318 56.7988 22.653 59.7698 22.9432 62.5578C23.4175 65.3452 26.1344 67.8953 28.8767 68.4207L37.3948 68.5789C38.9774 68.6051 40.5596 69.0513 41.4304 70.4721C42.0106 69.4732 43.1454 68.9215 44.2267 68.7108C47.3642 68.5263 50.7147 68.9215 53.7736 68.3955C56.4895 67.6073 58.9688 65.029 59.3119 62.19L59.47 52.5401L59.655 26.1174C59.7077 25.1432 59.6813 24.1181 60.1826 23.3299C60.2175 23.3642 60.2492 23.4001 60.2617 23.442C60.2561 23.3717 60.2545 23.3004 60.2617 23.2237C60.4193 22.515 61.0517 21.9359 61.6062 21.4898C61.2114 21.4898 60.7102 21.3316 60.6047 21.0164C60.9737 20.9643 61.2899 21.0678 61.6331 21.0952C62.5822 21.2522 62.002 22.515 62.5032 22.9883L61.7912 23.0929L61.5007 23.7507C61.9229 23.9089 61.5541 24.2499 61.7384 24.5132C61.2114 24.8022 61.8175 25.1968 61.5007 25.5646C61.7912 25.8537 62.0026 26.0638 62.3451 26.1699C61.5809 26.7217 62.4511 27.8777 61.9761 28.5355C62.3978 28.1666 62.6888 27.6412 62.7409 27.0632C62.714 26.6954 62.5564 26.2745 62.6888 25.9844C62.8732 25.7748 63.3487 25.4847 63.1626 25.1175C62.4506 24.8284 63.3482 24.3551 63.1098 23.9342C63.2943 24.0398 63.3482 24.2499 63.5057 24.407C63.3482 23.5926 63.0045 22.8028 63.0571 21.9621C63.5057 22.961 64.5076 23.0656 65.2465 23.6972C64.7448 23.0136 64.4436 22.071 63.6525 21.6238C62.6769 21.7557 62.6883 20.699 62.0289 20.3054C62.4247 20.1746 62.9254 20.3316 63.2153 20.358C62.5554 20.0689 61.9756 19.5956 61.3948 19.1221C62.2134 18.7881 62.792 19.4706 63.6375 19.2529C63.6415 19.3725 64.0107 20.1199 64.2666 20.0942C64.5237 20.0678 64.6125 20.4887 65.0083 20.3569C65.2197 20.0689 65.5891 19.9371 65.4294 19.5945C66.4587 19.5945 67.1976 18.8856 68.1469 18.7274C67.5031 18.8674 66.2952 18.1892 65.2982 19.0154C65.1492 18.8428 65.3482 18.4642 64.9297 18.4642C64.5641 18.5366 64.8195 18.9001 64.6926 18.9628C63.98 19.1736 63.2938 19.0684 62.82 18.542L62.9249 18.4637C63.6106 18.4111 64.0586 17.4643 64.6383 17.1753C64.1903 17.3061 63.6084 17.4015 63.1599 17.5072C63.3637 16.6278 63.6885 16.7281 63.7681 16.3335C63.8714 16.4359 63.9876 16.4938 64.1129 16.5335C64.1123 16.5345 64.1113 16.5345 64.1105 16.5345C64.1145 16.5356 64.119 16.5367 64.1222 16.5367C64.176 16.5533 64.2309 16.5688 64.2879 16.5807C64.2855 16.5784 64.2839 16.5763 64.2815 16.5731C64.4412 16.6107 64.645 16.661 64.7526 16.6959L64.7521 16.6949C64.7569 16.6959 64.7601 16.6981 64.7661 16.6986C64.7677 16.6986 65.0274 16.8091 65.0285 16.8101C65.3748 16.8831 65.5178 17.2772 65.8078 17.6182C65.6561 17.7704 65.9201 17.832 65.9998 17.9324L65.9701 18.2213C65.9073 18.3275 65.8352 18.4412 65.9572 18.3044L65.9998 18.1763C66.0003 18.1731 66.0014 18.1715 66.0022 18.1683L66.0046 18.1607C66.004 18.1617 66.004 18.1628 66.003 18.1639C66.0086 18.1473 66.0126 18.1301 66.0102 18.121C66.0247 18.0905 66.0279 17.995 66.0236 17.92L66.0623 17.7012C65.9096 17.016 65.6665 16.5436 65.0599 16.2799C65.0819 15.7367 64.5812 15.8927 64.2434 15.6655C64.2149 15.6172 64.1774 15.5415 64.1628 15.5175C64.0493 15.4895 63.8837 15.5324 63.8224 15.5834C63.7621 15.5624 63.6922 15.5373 63.6363 15.5175L63.6954 15.4317C63.6962 15.4402 63.7815 15.347 63.8208 15.3153C63.824 15.3126 63.828 15.3093 63.832 15.3062C63.8455 15.2976 63.8589 15.2912 63.8735 15.2821L63.8735 15.2713C63.9321 15.2236 63.9859 15.1743 64.0133 15.1196C64.0181 15.1282 64.0181 15.1282 64.0133 15.1186C64.0272 15.0934 64.0353 15.0681 64.0353 15.0403C64.0353 15.0194 64.0337 15.0087 64.0312 14.9985C64.099 14.8526 64.2582 14.8328 64.4148 14.8065C64.4142 14.8075 64.414 14.8086 64.4132 14.8097C64.4249 14.8054 64.4368 14.8033 64.4486 14.8C64.4793 14.7952 64.5094 14.7888 64.5395 14.7813C65.0606 14.7094 65.7614 15.1604 65.9561 14.6263L65.7189 14.7052C65.606 14.5781 65.4753 14.5186 65.3241 14.4714C65.3177 14.466 65.2618 14.458 65.2499 14.4569C65.1983 14.4403 65.1773 14.481 65.1305 14.4569C65.1313 14.4591 65.1241 14.435 65.1265 14.4382C65.1008 14.4221 64.949 14.5154 65.1066 14.4644C65.2647 14.413 65.0694 14.4789 65.0694 14.4789C65.0694 14.4789 65.1438 14.4713 65.1442 14.4725C64.934 14.4725 64.3999 14.599 64.2401 14.2854C64.4515 14.1272 64.5312 13.9428 64.5312 13.732C64.8603 13.5267 64.7936 13.6066 64.8312 13.4903L64.5838 13.391C64.209 13.4055 63.9766 13.6548 63.7261 13.8955L63.4646 14.0527C63.3345 14.1395 63.2199 14.2055 63.1312 14.2381C63.0963 14.2463 63.0075 14.303 63.0075 14.303C62.936 14.3229 62.8586 14.3722 62.8048 14.3867C62.7488 14.4022 62.4659 14.3052 62.3944 14.2317C62.6225 13.8473 62.3541 13.8243 62.3541 13.8243C62.4875 13.7439 62.4536 13.6661 62.4063 13.5572C62.3966 13.4366 62.2809 13.2747 62.1949 13.241C62.1524 13.2442 62.1755 13.1889 61.9486 13.2328C61.8496 13.2683 61.8265 13.3068 61.8265 13.4388C62.0352 13.6736 61.8722 13.857 61.6603 14.0548C61.6563 14.0591 61.5904 14.1481 61.5124 14.2087C61.5084 14.2119 61.3925 14.2832 61.3559 14.3154C61.2931 14.3712 61.2538 14.3406 61.1032 14.4307C61.0886 14.4339 60.951 14.5229 60.951 14.5122C60.709 14.6558 60.4697 14.7341 60.3126 15.0998C60.1836 15.0569 60.1281 15.0676 60.0539 15.0843C60.0547 15.0821 59.9109 15.1084 59.9125 15.1073C59.8372 15.1261 59.7157 15.2473 59.6559 15.3625C59.5618 15.3856 59.4764 15.4097 59.4451 15.4226C59.4524 15.4381 59.2645 15.5052 59.2494 15.5577C59.08 15.6917 58.7971 15.7534 58.9412 15.9941C58.7992 15.9104 58.6777 15.8976 58.5514 15.993L58.4658 16.0328L58.5035 16.0644C58.4562 16.0998 58.4002 16.0226 58.3669 16.0654C58.2614 16.1647 58.2157 16.2097 57.9921 16.2831C58.0447 16.0987 58.2292 15.9416 58.361 15.8097L57.8602 15.7437C58.334 15.5469 58.8133 15.2457 59.2355 14.9823C58.4191 15.1239 57.9307 15.1384 57.465 15.1207C56.726 15.0676 56.4883 15.9941 55.8026 16.0987C55.75 16.0467 55.75 15.9941 55.75 15.9416C56.6002 15.5153 56.6986 14.7615 56.8046 14.7062C57.1434 14.2832 57.9221 13.6211 58.2824 13.3771C58.4249 13.4484 58.54 13.4978 58.9058 13.5374C59.742 13.6253 60.2852 13.4672 60.7391 13.1729C59.1182 13.399 58.9638 12.5884 57.7882 12.9991C57.3553 12.9134 57.1671 12.7595 56.0926 13.3814C56.0926 12.9605 55.7242 12.4978 55.8553 12.0764C55.856 12.0796 56.191 12.2442 56.4088 12.0244C56.9358 11.4941 57.4822 11.7225 57.9302 11.3815C56.9143 11.3301 56.4566 10.5821 55.0728 11.6083C54.4663 11.8453 54.6942 12.7605 54.8002 13.2597C54.3167 13.1374 53.9893 13.2694 53.6461 13.3739C53.2508 12.7176 52.9007 12.1027 52.9007 11.3144C52.9007 11.3144 52.1209 12.2566 52.4258 13.042C52.2527 12.9551 52.1102 12.9036 51.8746 12.9219C51.4341 12.4056 50.9388 12.2297 50.2687 12.2764C49.9251 11.9091 49.5492 11.6555 48.7575 11.6313C48.1686 10.907 46.9506 10.7521 46.2154 10.6754C46.2154 10.6754 47.1317 9.86363 47.1157 9.32747C47.5911 9.16983 48.0503 9.04276 48.2084 8.06372C48.5413 7.85838 48.7947 7.35384 48.7947 7.35384C48.9797 6.95869 48.9048 6.64289 48.8096 6.48579C49.3168 6.20055 49.2533 5.1588 48.8258 5.04887C49.3797 4.25911 49.0941 3.79318 48.7581 3.67469C48.9792 3.02754 48.4929 2.50639 48.2235 2.45921C48.2563 2.16057 48.0208 1.69785 47.3372 1.52843C47.1151 0.912377 46.4192 0.563866 45.8647 0.628742C45.5748 0.0507572 44.7407 -0.066657 44.2777 0.24539C43.8851 -0.0511079 43.4574 -0.129394 42.9185 0.29686C41.5409 0.548857 41.7446 1.61207 42.035 1.92841C42.3522 2.16486 42.7476 2.29568 43.117 2.16486C43.4343 2.16486 43.5919 1.48125 43.9346 1.84959C44.1847 2.13752 44.4858 2.34608 45.0069 2.4308C45.3054 2.6844 45.6614 2.93854 45.8432 3.02379C45.7959 3.37337 45.9169 3.568 46.1831 3.82161C46.1831 4.06984 46.224 4.10845 46.2928 4.22051C46.1379 4.33793 46.1524 4.57331 46.075 4.82691C45.9975 5.08051 45.7566 5.19043 45.8438 5.61025C45.5297 5.81559 45.2586 6.18072 45.2016 6.40806C44.6439 6.3968 44.2309 6.7067 43.941 7.04877C42.8594 6.81233 42.4614 7.31525 41.9887 7.66483C40.946 7.59244 40.5943 8.13611 40.0968 8.05247C39.7016 7.39459 38.9229 7.37047 38.2378 7.23858C38.0796 6.63324 37.4726 6.4236 36.9977 6.10887C36.9713 5.76734 36.7605 5.47728 36.5761 5.21455C36.4443 4.24142 37.0508 3.32083 37.7097 2.61095C38.1054 2.63722 38.2109 2.24368 38.4744 2.08551C38.8965 2.19006 39.266 1.63834 39.6085 2.16378C39.951 2.24368 40.4002 2.29568 40.6108 1.92841C40.7425 1.66515 40.9539 1.32308 40.7951 0.981544C40.5316 0.323667 39.767 0.508112 39.2394 0.271658C38.5011 0.323665 37.7364 0.534384 36.9975 0.718819C36.5758 1.45497 35.4422 1.21799 35.3894 2.2174C34.7297 2.26941 34.7559 3.00663 34.4402 3.40071C34.0445 3.84681 34.5192 4.50521 34.1499 4.92557C33.9128 5.47728 34.387 5.92443 34.3086 6.4236C34.1763 7.13402 35.1517 7.42302 35.0206 8.08034C35.2313 8.65941 35.8116 9.10549 36.3392 9.3162L36.1542 9.55373C35.2836 9.4481 34.3714 9.65667 34.1289 10.4942C33.2175 10.4368 32.3058 11.2324 32.2064 11.6871C31.5078 11.8432 31.1238 12.197 31.2233 12.4388C31.0383 12.4244 30.9851 12.5761 30.9851 12.5761C30.9958 12.3407 31.1415 12.1016 31.0098 11.7852C30.799 12.4957 29.8515 12.6555 29.8772 13.4978C29.6928 13.287 29.5369 12.8779 29.5239 12.5675C29.5583 12.5498 30.4359 12.2764 30.4951 11.9466C30.2693 11.6882 29.8104 11.7365 29.8104 11.7365C29.8417 11.4325 29.926 11.3333 29.7707 10.9204C29.5024 11.129 29.3814 11.1343 29.2254 11.2335C29.3162 10.9809 29.5995 11.0346 29.2442 10.402C29.2442 10.402 28.7048 10.982 28.6742 11.3322C28.6178 11.3793 28.2929 10.8062 28.0842 10.9204C27.9719 11.2534 28.0655 11.3402 28.1896 11.5445C27.9906 11.9477 28.1176 12.1697 28.4164 12.2828C28.2052 12.4319 28.1239 13.0704 28.28 13.3186C28.5094 13.2693 28.6785 12.797 28.7434 13.1026C28.7032 13.2442 28.902 13.5604 28.902 13.5604C29.1655 13.4548 29.3623 13.0452 29.4871 12.8779C29.5929 13.287 29.9038 13.5497 29.8769 13.865C29.429 13.7605 29.6134 14.3647 29.3493 14.5755C29.1917 14.2859 29.2972 13.8388 29.2181 13.575C29.0074 13.6286 28.8225 13.865 28.6906 14.0484C28.2685 13.7331 27.8469 13.2339 27.6883 12.7868C27.5566 13.2769 27.7555 13.6704 27.6609 14.0924C27.5819 14.0758 27.4895 14.0801 27.419 14.1063C27.6345 13.8023 27.5119 12.9707 26.7328 13.1417C26.7174 13.0967 26.6002 12.9059 26.4657 13.0056C25.9909 13.3739 26.264 13.4736 26.342 13.4946C26.1237 14.02 26.4505 14.3164 26.7254 14.443C26.5672 14.6274 26.186 15.0215 26.0015 14.9942C26.1596 14.5208 25.8962 13.9959 25.843 13.4956L25.5267 14.2854C25.3417 14.0735 25.2632 13.7857 25.316 13.5219C25.8962 13.7583 25.3951 13.1278 25.8962 13.2077L25.7645 13.0495C25.6587 12.886 25.5064 12.8661 25.2795 12.8747C25.9802 12.2785 25.201 11.6994 24.9993 11.4282C24.8117 11.7134 24.4158 12.1697 24.7439 12.8988C24.5417 12.9235 24.4601 13.1868 24.4725 13.4956C24.5782 13.4693 24.7101 13.5219 24.8155 13.4431C25.1581 13.6264 25.4221 13.969 25.3693 14.3899C25.0526 14.1272 24.6719 14.4901 24.3815 14.3073C24.4729 13.5991 23.4103 12.3959 23.3613 12.3112C23.2108 12.9026 23.1569 14.065 23.6053 14.6704C23.4978 14.5974 23.3359 14.5889 23.2891 14.7594C23.1677 14.3711 22.8106 14.7513 22.8632 14.9154C22.8585 14.9186 22.8536 14.9197 22.8493 14.9218C22.8702 14.9272 22.9891 14.9352 23.0138 14.9448C23.0138 14.9448 22.7433 15.1765 22.9488 15.2922C23.1611 15.4119 23.4672 15.2842 23.4516 15.0987C23.6053 15.0735 23.7269 15.0338 23.7269 14.9051C23.8059 15.1143 24.1629 15.3855 24.3813 15.5566C23.4993 15.2676 23.3913 16.0279 22.996 16.3179C22.8642 16.1335 22.676 16.0766 22.5179 15.9721C22.177 16.0402 21.9975 16.0295 21.8951 16.4247C21.3848 16.0654 20.6394 17.1973 21.4859 17.216C20.7928 17.1994 21.6725 18.3736 22.0204 18.0069C22.0204 18.165 22.3376 18.4979 22.8808 18.0401C22.7971 18.1902 22.3436 18.6728 22.3964 18.8572C22.9234 18.6202 23.4955 18.2814 24.049 18.2551C23.9963 18.4653 23.5743 18.6224 23.6533 18.7012C23.864 18.6486 24.0225 18.4121 24.2334 18.543L24.1808 18.7274C24.4705 18.5967 24.8923 18.6486 25.1305 18.4904C24.9719 18.5967 25.0509 18.8068 25.0509 18.9639C24.8138 19.2277 24.5503 18.8856 24.2863 19.0684C23.9303 18.8255 23.6307 18.9145 23.3499 19.054C23.507 19.0122 23.6753 19.0197 23.864 19.1221C23.4957 19.6738 22.8094 19.4636 22.3873 19.9107C22.282 20.4362 21.8071 20.6979 21.57 21.0941C19.0613 22.7497 19.2355 22.449 18.8675 22.6962C18.4003 23.0655 18.2471 23.7223 18.063 23.9851C18.8014 23.8269 19.3812 23.3277 19.9614 22.7497C19.9087 23.065 19.9523 23.4388 20.1298 23.7015C20.0018 23.5904 19.8366 23.6649 19.8366 23.6649C19.8366 23.6649 19.9027 23.4709 19.7243 23.4334C19.4151 23.3674 19.2888 23.6891 19.4495 23.821C19.0661 24.0923 19.4827 24.3202 19.6102 24.2167C19.6349 24.2071 19.6564 24.177 19.658 24.1851C19.8887 24.2638 20.1731 24.1411 20.1995 23.8022C20.5682 24.0912 20.6211 24.4848 20.7265 24.8794L20.9108 24.5641C21.0161 24.8274 21.0689 25.1683 21.2539 25.3529C21.333 24.9056 21.6755 24.5121 21.5701 24.0376C21.7813 24.2741 22.0971 24.1432 22.3353 24.3266C22.124 23.985 21.8762 24.198 21.4066 23.829C21.5152 23.8473 21.6001 23.8354 21.6706 23.7706C21.7884 23.8939 22.0621 23.8682 22.2036 23.6961C22.4934 24.2741 22.6514 24.8783 22.7048 25.5624L22.7048 43.9678L22.7574 51.2512C22.81 51.8292 22.1245 51.671 21.9136 52.0919C21.413 51.7766 21.07 52.4345 20.8059 52.7234C20.6743 52.3025 20.3316 52.6709 20.1466 52.8017C19.7784 53.066 19.8305 53.8011 19.3035 53.6703L19.6728 53.1969C20.0154 52.6982 19.5932 52.4081 19.8571 51.8565L19.3034 51.8565C19.3034 51.7245 19.3824 51.6446 19.435 51.5401C19.435 51.1986 19.8571 50.7777 19.435 50.5423L19.4877 50.4886C19.5909 50.2833 19.7297 49.5746 19.7297 49.5746C19.7297 49.5746 19.5136 49.5826 19.4329 49.5375C19.4329 49.5375 19.97 48.965 19.6555 48.1523C19.063 48.4665 18.9333 48.4853 18.396 49.2604C18.2988 49.1671 18.1197 49.0877 18.1197 49.0877C18.1197 49.0877 17.5975 49.3627 17.4039 50.1997C17.3287 50.1933 17.2589 50.2077 17.1938 50.2426C16.9336 50.3788 16.7162 50.9798 16.5995 51.4206C16.4555 51.3327 16.3216 51.4028 16.229 51.4575C16.229 51.4575 16.2622 51.9674 16.1183 52.3433C15.6182 52.3433 15.5553 53.2671 15.6182 53.6542L15.2482 53.5068C15.0626 53.71 14.989 54.0606 14.9707 54.245C14.8779 54.6332 14.9327 55.0922 14.5632 55.2241C14.247 56.0385 14.1642 56.9591 14.3223 57.6422C14.349 57.7741 14.211 57.9992 14.0261 57.9193C14.0631 58.3992 14.5659 59.0077 14.6186 59.5069L14.3718 59.4817C14.5035 59.8496 14.6352 60.2694 14.6352 60.611C13.0005 57.7982 12.0512 54.6166 11.6027 51.2512C11.6027 50.9632 11.9188 51.094 12.0774 51.0677C12.4201 50.9369 12.4201 50.5943 12.4732 50.3053C12.447 49.7536 11.735 49.7788 11.6031 49.411C11.972 48.0969 13.4229 48.1492 14.5039 47.9398C15.2685 47.9912 15.1104 47.0455 15.9805 47.3346C16.3763 47.1775 17.0093 47.1502 17.1147 46.7041C17.5889 46.6779 17.9321 46.3617 18.3543 46.1784C18.1957 45.6528 19.3299 45.6528 19.0131 45.0997C19.6196 44.8633 20.2788 44.548 20.6216 43.9164L20.5689 43.8638C20.9641 43.5491 21.5445 43.3647 21.7289 42.9175L19.6724 42.865L19.7251 42.5486C19.2772 42.4967 18.7759 42.4178 18.301 42.6023C17.9584 42.6548 17.6687 43.0494 17.2992 42.97L17.2992 42.8387L16.2704 42.97C16.4555 42.7068 16.4555 42.3658 16.692 42.1277L16.5078 41.9187C16.9035 41.5246 17.0353 40.9981 17.4574 40.6029L17.1671 40.4721C17.4042 40.0249 17.6419 39.5789 18.0108 39.1842C17.6156 39.2104 17.2462 39.2887 16.9305 39.4733C16.1653 39.4469 15.6378 40.2619 14.9789 40.6029L14.7947 40.4722C14.399 40.7354 13.9504 41.0243 13.66 41.4452L13.5019 41.3145C13.1331 41.9444 12.4473 42.2076 12.1312 42.865C11.8935 43.1803 12.0785 43.9165 11.6036 43.9165C11.4719 45.3627 11.2611 46.9147 11.4186 48.3598L11.3133 48.4132C11.1816 46.257 11.023 44.0746 11.0762 41.8399C11.1815 41.5508 11.8409 41.8399 11.999 41.419C12.2625 40.9204 11.9199 40.4464 11.6032 40.0786C11.7349 39.5268 12.3415 39.158 12.8428 39.0009C14.504 38.8427 16.3766 39.395 17.7738 38.3435L17.6422 38.1329C17.932 38.1065 18.1697 38.002 18.4858 38.0546C18.908 37.9494 19.6726 37.6605 19.5931 37.2921C20.2003 37.1613 20.7278 36.8187 21.2027 36.3989C21.1759 36.319 21.2284 36.2407 21.1495 36.2145C21.3872 35.9517 21.9676 35.6101 21.8093 35.2156C21.2027 35.3212 20.5171 35.5828 19.8577 35.3464C19.9103 34.873 19.1456 35.0837 18.7761 34.9786C18.8552 34.6633 19.1455 34.4531 19.3564 34.2162C18.9606 33.9534 18.4862 34.5588 18.2486 34.0843C17.6163 34.1116 17.036 34.3213 16.5079 34.6365C16.4288 34.058 15.8487 34.7684 15.6378 34.348C15.0576 34.5577 14.53 34.8477 14.082 35.3464C13.5017 35.3464 12.922 35.8198 12.6052 36.3453L12.4736 36.2145C12.3419 36.1088 12.1569 36.319 12.0251 36.4508C11.4981 37.3978 12.3681 38.7382 11.2868 39.4744L11.1815 39.3172C11.0762 37.2144 11.2341 35.0048 11.1815 32.902C11.2605 32.7964 11.3922 32.7176 11.4186 32.613C11.6036 32.2704 11.4977 31.8243 11.3133 31.5085C12.157 31.2196 13.0804 31.1932 13.7925 30.6153C14.4518 30.5617 15.0583 30.4308 15.5591 30.011C15.586 29.6422 15.9812 29.6159 16.2183 29.4319C16.6405 29.1167 17.0626 28.6953 17.1154 28.2486C17.6693 27.9334 17.985 27.3548 18.355 26.882C17.9329 27.0138 17.3789 27.0138 16.9837 27.0659L17.1159 26.5929L16.7466 26.5929C16.8256 26.3297 17.3004 26.0408 17.3531 25.6461C17.0634 25.2783 17.7225 24.8575 17.8274 24.4102C17.2698 24.3615 16.9837 24.6735 16.6411 24.8043L16.5745 24.562C15.968 24.6156 15.4501 25.044 14.9753 25.3856C15.0258 25.2113 14.8999 24.954 14.8661 24.9089C14.5306 24.8982 14.0342 25.4713 13.9041 25.6804C13.8897 25.5437 13.8966 25.4284 13.8316 25.3561C12.9884 25.777 12.6331 26.6177 12.0258 27.0128L12.0789 26.2241C11.9473 25.5405 12.7909 24.9089 12.2633 24.4092C12.474 23.6478 12.9753 22.8323 12.659 22.0174L12.4999 22.0962C12.3681 21.6228 12.6057 20.8866 12.316 20.3869L12.1844 20.544C12.1263 19.6657 11.9731 18.7044 11.5515 17.994C11.3144 18.5983 10.9928 19.6207 11.0197 20.358C10.8439 20.3316 10.8876 20.27 10.7605 20.203C10.5949 20.4502 10.4929 21.0501 10.5101 21.5933C10.3342 21.471 10.2767 21.4163 10.2202 21.4614C10.0375 21.7235 9.95624 22.2764 10.0181 22.6709C9.88584 22.5926 9.83426 22.4597 9.75457 22.4961C9.49104 22.9696 9.52121 23.4366 9.62716 23.9883C9.25785 24.0409 9.49551 24.4355 9.41644 24.6462C9.81216 25.3823 10.1285 26.1448 10.4183 26.9329C11.2362 27.8004 10.7344 29.3247 10.8404 30.5617L10.7613 30.6143C10.656 29.9574 10.4715 29.1157 10.0493 28.8266C9.99668 28.1414 9.97028 27.6954 9.70622 27.1699C9.28464 27.0643 9.28464 26.355 8.91517 26.0386C8.57259 26.0649 8.599 25.3813 8.20313 25.3561C8.04507 25.5657 7.96601 25.8032 7.99242 26.0659C7.59719 26.0128 7.59719 26.3286 7.49125 26.5908L7.25462 26.5383C6.99061 26.9854 6.77985 26.3286 6.56843 26.2756C6.19967 26.1185 5.64569 25.5394 5.38168 26.0386C4.82786 25.8284 4.24806 25.4086 3.64142 25.5131L4.48566 26.5394L4.48566 26.8283C5.32941 28.1951 6.8325 28.9848 7.96676 30.1408C8.62551 30.5879 9.4171 30.9032 9.99743 31.3761C9.78619 31.5343 9.60172 31.7976 9.62813 32.0865C9.70712 32.3492 9.81243 32.6119 10.1288 32.56C10.5244 32.1921 10.5773 32.8227 10.8408 32.9272C10.6037 34.7942 10.946 36.7399 10.5773 38.6594C10.2606 37.6342 11.0521 35.9244 10.0497 35.2156C10.1288 34.4794 9.41683 34.058 9.1532 33.4532C9.0479 33.6896 8.94249 33.4007 8.81062 33.4532C8.62562 32.9808 8.28363 32.56 7.86098 32.191L7.75568 32.2698C7.38632 31.9547 6.96458 31.7976 6.72747 31.3756C6.72747 31.4275 6.72747 31.4812 6.67428 31.5074C6.33175 31.4013 6.14724 30.9542 5.83112 30.7188L5.67247 31.0077C5.19825 30.5879 4.69696 30.0352 4.16884 29.7199C4.24844 30.0871 4.35384 30.4823 4.4329 30.8495C4.38025 31.2968 5.38206 31.6913 4.59097 31.9021L5.11854 32.8489L5.01324 32.9272C4.74972 33.3218 4.51206 32.7954 4.30071 32.6645C3.66783 32.1385 2.95568 32.4538 2.27005 32.3755L2.92982 33.0843C3.00887 33.2162 3.27287 33.4789 2.98246 33.6102C3.16682 33.8741 3.64116 34.0832 3.58905 34.452C3.48374 34.3995 3.43098 34.5303 3.29874 34.5041L3.82632 35.2665L3.58921 35.3984L4.64431 36.5297L4.53901 36.7651C5.33005 37.3441 5.9888 38.1591 7.01766 38.1854C7.36073 38.6062 8.04636 38.3692 8.52075 38.58C9.10093 39.0524 10.077 38.8953 10.4196 39.7895C10.1561 39.973 9.81297 39.9998 9.6285 40.315C9.52321 40.5783 9.52321 40.7884 9.65475 41.0254C9.94505 41.2093 10.3663 41.3145 10.6566 41.1299C10.6566 43.1813 10.8152 45.0215 10.7618 46.9932L10.6566 46.9932C10.4459 46.1523 9.99733 45.3888 9.5757 44.6273L9.47039 44.7325C9.20639 44.311 9.10109 43.8382 8.67935 43.4966C8.38905 43.3122 8.09864 42.9176 7.80871 43.0757C7.43989 42.3916 6.56914 42.865 6.09486 42.3916C6.09486 42.4441 6.12062 42.5229 6.06807 42.5486C5.43573 42.4703 4.74998 42.2859 4.06435 42.2597L3.93264 42.4967L2.11338 42.0769C2.13913 42.3647 2.24509 42.6023 2.40315 42.8387C2.16603 43.4173 2.7725 43.9689 3.16783 44.3373C2.56126 44.4424 1.84921 44.311 1.16304 44.3373C1.58516 45.2841 2.35039 45.7051 3.11465 46.3878C3.43136 46.6245 4.1434 46.2831 4.24881 46.6508C4.14351 47.0455 4.67092 46.9659 4.88169 47.1764C5.14521 48.0435 6.33202 47.7282 7.09682 47.9388L7.01777 48.2278C8.02012 49.1746 9.70783 48.0696 10.6575 49.1746C10.6575 49.5156 10.1833 49.4373 10.1037 49.7788C9.99835 50.1735 9.83965 50.6468 10.2353 50.9621C10.5251 51.1724 10.7624 50.804 11.0534 50.9096C11.3169 53.3287 11.8971 55.6418 12.7414 57.8255L12.7414 58.1135L12.7152 58.1135C12.2667 57.5875 11.5546 57.1414 11.133 56.5088L10.7636 56.7457C10.2625 55.7468 9.33965 54.9056 8.46955 54.222L8.2852 54.3791C7.91584 53.7223 7.41455 53.0125 6.72946 52.6189L6.54445 52.7765C6.22828 52.4345 5.85774 52.1256 5.47596 51.9139L5.43509 52.005C5.40239 52.0876 5.42331 52.1798 5.38405 52.2501C4.63866 51.5674 3.91269 51.3284 3.63685 51.2512C3.59705 51.1305 3.65562 51.3348 3.63685 51.5085C3.24964 51.2994 2.70819 50.9723 2.45058 50.937C2.39201 51.0404 2.3533 51.1348 2.34684 51.2345C1.60855 51.0501 0.685637 50.9504 0 51.0554C0.354408 51.6436 0.956149 51.7589 1.26059 52.0414C0.972929 52.0597 0.742752 52.0645 0.796101 52.1964C1.11222 52.6178 1.47959 52.9288 1.92482 53.176L1.52858 53.1631C1.82964 53.5695 2.29919 54.0113 2.74717 54.1421C2.98483 54.222 3.13487 54.2001 3.34564 54.3046C3.13487 54.4102 2.87834 54.5833 2.64123 54.4772C2.69388 54.8986 3.54032 55.2295 3.85649 55.4922C3.70811 55.5174 3.63449 55.5496 3.53822 55.6145C3.90704 56.2723 4.72449 56.4305 5.19942 56.7446C4.67185 56.8503 4.11791 57.0872 3.77485 57.507L3.95986 57.6916C3.37962 58.1114 2.64069 58.3478 2.21906 58.9532L2.58841 59.1638C1.87637 59.7681 1.03268 60.5563 1.16439 61.5562C1.87637 60.819 3.08959 61.2935 3.82799 60.6088C4.51416 61.0297 5.35748 60.7134 5.96412 60.3724C6.62335 60.7933 7.54674 60.4243 8.2056 60.1354L8.2852 60.346C8.75942 60.3198 9.18106 60.241 9.47147 59.8727C10.0517 60.0034 10.6847 59.8201 11.1327 59.6619C11.1327 59.6619 11.08 59.7928 11.1477 59.9419C11.3379 59.9069 11.7107 59.7698 12.2345 59.8399C12.7583 59.9102 13.4596 60.3772 13.9597 60.9514C13.6543 60.6394 13.3767 60.7177 13.2191 60.7681C13.2261 60.8297 13.2399 60.8903 13.2599 60.9573C12.8932 60.7353 12.4188 60.6613 12.0715 60.8571C12.1326 60.9793 12.207 61.0329 12.2548 61.1209C12.2548 61.1209 11.603 60.9659 10.4414 61.2559C10.428 61.3106 10.6721 61.4999 10.6721 61.4999C10.4344 61.4528 10.1833 61.4517 10.051 61.4769C9.65529 61.5562 8.9959 61.4243 8.94378 61.9503C8.46902 61.8769 7.84404 61.9723 7.44828 62.1824C7.49125 62.2591 7.53535 62.2425 7.59821 62.3513C7.08526 62.3691 6.4775 62.6446 6.06404 62.9631L6.23984 63.0751C5.10031 63.0307 4.7765 63.7641 4.06446 63.9743C4.72321 64.1325 5.43036 64.1711 6.08921 64.0928C6.08921 64.0928 5.86392 64.26 6.11443 64.3732C6.44625 64.5222 6.87804 64.4289 7.20987 64.3421C7.23612 64.6584 7.53523 64.6354 7.89223 64.7346C8.58706 64.9598 8.86397 64.7105 8.86397 65.2102L10.1293 65.2637L10.2345 65.5002L11.5268 65.4467C11.737 65.6037 12.2125 65.5528 12.5018 65.5002C12.8712 65.5254 13.2406 65.052 13.4515 65.3158C13.7946 65.2102 14.1635 65.1314 14.4011 64.8423C14.955 64.5785 14.955 63.4236 15.7457 63.9223C16.8534 65.4208 18.0134 67.024 19.3591 68.4185L19.5645 68.6261L17.1703 68.9965C16.6099 68.4293 16.269 68.2614 15.7941 68.2084C15.7308 68.3033 15.7489 68.4765 15.6437 68.5548C15.1161 68.3456 14.4795 68.1778 14.1626 67.9934C14.3207 68.4942 14.5353 68.9655 15.1128 69.2974C12.2621 69.6619 8.99761 70.2324 6.80981 70.0018C6.80981 69.3183 6.80563 68.8389 6.80563 68.1022C6.5158 67.5505 5.83818 67.5372 5.28425 67.4583C4.3615 67.5108 3.27289 67.7216 2.79812 68.6147C3.11219 69.8597 3.39932 71.198 3.7419 72.5122C4.29573 73.8526 5.85593 74.4922 7.09501 74.7817C10.3126 75.0171 13.4775 74.5973 16.458 74.0193L16.537 74.0976L16.1149 74.6235L15.5283 74.794C13.9461 75.2937 13.1464 75.5259 11.6164 76.1827C11.7798 76.0905 9.65239 76.816 8.99789 77.7355C9.15595 78.1032 9.49627 78.8309 9.89112 79.0404C11.1043 80.0131 11.5792 81.539 12.8973 82.1958C17.8288 81.0645 22.7347 79.8292 28.0357 79.5922C27.9304 79.9868 27.1576 80.0329 27.1048 80.4018C24.4148 81.0854 21.4343 81.4007 18.7975 82.3738C18.3228 82.7148 17.4074 82.7738 17.4602 83.6145C17.9619 84.7405 17.9619 86.9762 18.5944 88.8737C21.8646 90.5032 25.3458 91.6339 28.8797 92.607C40.2734 95.8669 53.0385 93.8686 63.3513 89.5836L63.9837 89.0046C64.2742 87.5585 64.4587 85.7967 65.1174 84.378C65.3019 83.9046 65.2885 83.3496 64.7608 83.0869C61.8659 81.9475 58.8155 81.3358 55.7554 80.8613C54.64 80.1734 53.551 79.723 52.2474 79.4613C54.2523 79.5922 57.642 81.1004 60.9619 80.1734C61.8385 80.4383 65.1319 81.4446 68.5857 82.5829C71.1859 83.4408 71.8953 80.145 73.7146 78.9359C73.8733 78.6989 73.8201 78.3043 73.5565 78.1199C71.33 76.743 68.8459 75.7447 66.2521 75.0433L66.6738 74.6756L65.1976 74.7281C65.4079 74.4911 65.6719 74.2547 66.015 74.2547C68.0715 74.7018 70.1545 75.0697 72.2911 75.3855C74.1895 75.5425 76.2993 75.7795 77.9874 75.016C78.7258 74.9115 78.9624 74.0965 79.069 73.4912C79.411 72.0725 80.0434 70.7583 80.2553 69.2849C79.9499 68.4228 78.3257 68.0722 77.2173 68.2566C75.8201 68.3349 76.2729 69.8442 75.9427 70.7981C73.9023 70.7749 72.1593 70.6103 70.7626 70.4532L69.6215 70.2941C70.6793 69.4646 73.0031 68.5746 74.7435 68.2856C72.1555 67.4304 70.0737 68.2593 68.4114 69.7579C68.2275 69.7322 68.0973 70.152 67.9656 69.8893C68.9411 69.1536 70.0764 68.3917 71.2359 67.9183L70.1539 67.9435C70.3389 67.4712 70.6557 67.0229 70.8928 66.5768C72.4223 65.867 74.1099 65.4198 75.8508 65.3409C74.4535 65.1565 72.9236 65.3147 71.6049 65.4456L73.0816 63.185C75.2447 61.9218 77.7229 61.1868 80.3069 61.1868C78.33 60.7922 75.9218 61.1241 74.1288 61.5963C74.3557 61.2516 76.5386 58.4893 78.0273 57.1569C78.5672 57.0513 78.4703 56.95 79.1351 56.9886C78.9888 56.9623 78.7571 56.8701 78.6457 56.7961C80.0967 55.4295 81.8365 54.7195 83.5767 54.1925C81.1244 54.4552 78.7683 55.3823 76.9973 56.868L76.9957 56.8701ZM62.1622 17.653C62.1515 17.8058 62.1374 17.9292 62.195 18.1511C61.8793 18.0005 61.3163 17.8466 61.0758 17.994C61.127 17.9044 61.2425 17.7232 61.3216 17.6433C60.9569 17.7377 60.6144 17.8423 60.3186 18.053C60.3971 17.816 60.5563 17.6171 60.6623 17.4069L59.7921 17.7753L59.7389 17.4332L59.6211 17.4412L59.5613 17.461C59.6539 17.0552 60.1018 17.2246 60.3724 17.0643L60.0819 17.0118C60.5031 16.8579 60.5541 16.6986 60.8467 16.408C60.5052 16.6059 60.1255 16.459 59.777 16.3973C59.8636 16.3206 59.9766 16.1378 60.0287 16.2236C60.1363 16.3249 60.2401 16.3646 60.3406 16.3657C60.3414 16.3657 60.3414 16.3657 60.343 16.3657C60.3694 16.3657 60.4775 16.4172 60.5033 16.4128C60.598 16.4037 60.6808 16.4058 60.7458 16.3796L60.7539 16.3721C60.7883 16.3646 60.7888 16.3635 60.8196 16.348C60.8212 16.3469 60.8997 16.3238 60.9018 16.3227C60.9018 16.3227 60.9362 16.2756 60.939 16.274C60.9885 16.2444 60.9561 16.2547 61.0008 16.216C61.0513 16.1877 61.1025 16.1469 61.1944 16.1217C61.3305 16.1115 61.3052 16.2412 61.9978 16.3721L62.0893 16.2246C62.1119 16.1185 62.1544 16.0466 62.2862 16.0729C62.2789 16.1436 62.4497 16.2611 62.4545 16.2509C62.5062 16.2874 62.5572 16.3018 62.6077 16.3072C62.6069 16.3072 62.6053 16.3072 62.6053 16.3082C62.6069 16.3072 62.6093 16.3072 62.6109 16.3072C62.6524 16.3115 62.7986 16.4037 62.8385 16.393C62.9363 16.3796 63.073 16.2975 63.2262 16.1711C63.4457 16.1335 63.5542 16.2777 63.6409 16.408C63.2198 16.9597 62.1871 16.7839 62.1608 17.6519"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7" draw:id="shape16" draw:name="path3090" draw:layer="g14800" svg:width="27.57338163795pt" svg:height="4.17986185710pt" draw:transform="matrix(0.29843218000 0.00000000000 0.00000000000 0.29843218000 30.81301951958pt 23.48503266461pt)" svg:viewBox="0 0 28 4" svg:d="M4.76223 0.0131603C3.65151 0.0680093 2.70141 0.197759 1.65916 0.425019C1.14946 0.542574 0.956729 0.568697 0.561129 0.835147C0.356553 1.47861 0.28724 1.18781 0.0590066 1.83825C-0.0703168 2.19874 0.0142317 1.97066 0.299894 2.38248C0.395176 2.51982 0.35491 2.34593 0.84938 2.23618C1.35148 2.11863 2.0649 1.9619 2.28552 1.8757C2.8637 1.64844 3.89328 1.48386 4.84423 1.48386C6.00059 1.48386 8.71652 1.68761 9.63704 1.83651C10.8314 2.03243 14.0647 2.65154 14.7342 2.81611C15.6395 3.03553 18.8769 3.65464 20.0257 3.83488C22.0265 4.14834 23.0755 4.23455 23.9808 4.14834C25.0534 4.03863 26.389 3.90715 26.8912 3.71123C27.2715 3.56233 27.2944 3.53882 27.4617 3.06861C27.5606 2.79433 27.6781 2.34241 27.4025 2.16217C27.4025 2.16217 26.6976 2.08988 26.4009 2.12905C24.8109 2.34847 23.9622 2.4669 22.7222 2.45123C21.4822 2.44305 21.1821 2.37632 19.2497 2.04719C16.9674 1.65537 15.0874 1.31055 13.6801 1.01275C11.2836 0.503364 8.26258 0.0566723 6.64216 0.017488C6.20091 0.00181101 5.32519 -0.010374 4.76223 0.0131537Z" koffice:nodeTypes="cccccccccccccccccccccc"/>
            <draw:path draw:style-name="gr7" draw:id="shape17" draw:name="path3088" draw:layer="g14800" svg:width="27.62715741367pt" svg:height="3.07102995368pt" draw:transform="matrix(0.29843218000 0.00000000000 0.00000000000 0.29843218000 16.83719260640pt 23.41074089141pt)" svg:viewBox="0 0 28 3" svg:d="M20.1643 0.0413518C19.1211 0.101811 17.2093 0.340365 12.568 0.924585C5.63418 1.99013 4.59134 1.94254 1.987 1.4992C1.6367 1.43878 1.39323 1.28713 1.39323 1.26698C1.39323 1.24013 1.27901 1.2334 1.14194 1.24679C1.00486 1.26025 0.704179 1.27406 0.460498 1.19344C0.223929 1.29282 0.204359 1.30989 0.0586059 1.57018C-0.0800344 1.81777 0.061864 1.95175 0.130419 2.10624C0.23703 2.33463 0.202232 2.38166 0.36976 2.38837C0.483985 2.38837 0.784034 2.5634 1.20286 2.69774C1.62169 2.82537 2.15474 2.953 2.38319 2.97315C2.61164 2.99999 3.03395 2.89161 3.42254 3.04667C5.13913 3.16435 8.17803 2.86128 14.3769 2.01527C18.6413 1.38385 19.8521 1.26639 21.2304 1.25968C22.0986 1.25968 22.4908 1.32031 22.8107 1.40764C23.0391 1.46814 23.5036 1.48461 23.8387 1.49805C24.2119 1.51817 24.7681 1.63258 25.1489 1.74005C25.484 1.8341 26.0223 1.94589 26.4241 1.93775C26.7741 1.93067 27.6194 2.40218 27.6271 2.40218C27.635 2.40218 26.9583 1.73736 26.9126 1.57614C26.8593 1.41493 26.7621 1.12307 26.6991 1.08521C25.4323 0.32258 24.2407 0.231553 24.0541 0.158413C23.0244 -0.0888027 21.7667 0.0317253 21.2304 0.0146496C21.1467 0.0146496 20.6669 0.0144624 20.1643 0.0413286Z" koffice:nodeTypes="ccccccccccccccccccccccccc"/>
            <draw:path draw:style-name="gr8" draw:id="shape18" draw:name="path5855" draw:layer="g14800" svg:width="1.62308154742pt" svg:height="0.65709377732pt" draw:transform="matrix(0.29843218000 0.00000000000 0.00000000000 0.29843218000 30.73156097580pt 8.67467620207pt)" svg:viewBox="0 0 2 1" svg:d="M1.57869 0.297793C1.59072 0.274785 1.60571 0.250908 1.62308 0.227903C1.61948 0.14065 1.60427 0.0729293 1.54059 0C1.51162 0.0264779 1.48221 0.0525277 1.45375 0.0798746C1.07505 0.270445 0.435827 0.355963 0.0812431 0.143252C-0.0837433 0.207063 0.0576046 0.335125 0.0339662 0.377232L0.0812431 0.335125C0.175804 0.589943 0.554509 0.675894 0.814533 0.653756C0.956367 0.563029 1.18166 0.523091 1.33218 0.553044C1.41806 0.44365 1.50247 0.352055 1.57871 0.297793" koffice:nodeTypes="cccccccccc"/>
            <draw:path draw:style-name="gr9" draw:id="shape19" draw:name="path5857" draw:layer="g14800" svg:width="2.06120426980pt" svg:height="2.92941215541pt" draw:transform="matrix(0.29843218000 0.00000000000 0.00000000000 0.29843218000 33.97158911120pt 9.52592498835pt)" svg:viewBox="0 0 2 3" svg:d="M1.50848 1.55982L1.3201 1.71541C1.09329 1.71541 0.905701 1.69 0.755 1.61115C1.50848 1.55982 2.11201 1.27406 1.99822 0.677672L1.3201 0.0288928C1.01718 -0.101286 0.942604 0.261205 0.678886 0.0807517C0.151459 0.0807517 0.188362 0.496161 0 0.728473C0.52127 0.920567 0.114511 1.44287 0.550489 1.54289C0.332138 1.50902 0.126857 1.46775 0 1.66301C0.14992 2.10435 -0.339833 2.64994 0.640444 2.83092C1.09252 3.09128 1.58227 2.77906 1.84753 2.54569C2.41339 2.2086 1.6976 1.84611 1.50848 1.56035ZM1.31856 2.2594C1.31856 2.26043 1.31741 2.26154 1.31741 2.26256C1.31818 2.26256 1.31818 2.26256 1.31818 2.26154C1.32048 2.28429 1.31244 2.30493 1.299 2.32557C1.27281 2.37584 1.22446 2.40706 1.19976 2.42029C1.16439 2.44517 1.12821 2.47004 1.09364 2.49385L1.06136 2.49385C0.924515 2.53619 0.71232 2.5436 0.610064 2.42135C0.604322 2.4155 0.604322 2.4113 0.598464 2.40602C0.496932 2.31393 0.490845 2.20545 0.490845 2.07845C0.755322 1.84507 1.35809 1.89641 1.32042 2.23456C1.32387 2.24302 1.31812 2.25096 1.31927 2.25942" koffice:nodeTypes="ccccccccccccccccccccccccc"/>
            <draw:path draw:style-name="gr10" draw:id="shape20" draw:name="path5859" draw:layer="g14800" svg:width="7.60671981687pt" svg:height="4.53719471249pt" draw:transform="matrix(0.29843218000 0.00000000000 0.00000000000 0.29843218000 32.91361122124pt 6.62516911627pt)" svg:viewBox="0 0 8 5" svg:d="M0.435476 3.13925L0.369169 3.02975C0.407315 3.0075 0.458458 2.99211 0.521122 2.97671C0.701284 2.93392 0.896579 2.90313 0.896579 2.88717C0.772295 2.48165 1.21041 2.58203 1.28091 2.40522C1.32585 2.37158 1.36029 2.34362 1.36029 2.34362C1.41411 2.32023 1.47412 2.29456 1.52321 2.28031C1.61094 2.36815 1.68143 2.50218 1.76551 2.57975L1.6125 2.27232C1.61562 2.23811 1.62295 2.20902 1.62919 2.18107C1.6877 2.12518 1.7702 2.03735 1.83443 1.96605C1.96862 1.93925 2.1373 1.98259 2.27776 1.93582C2.38011 1.68544 2.55923 1.62841 2.68716 1.46129C2.75136 1.42479 2.81666 1.39114 2.87985 1.3592L2.88038 1.3592C2.88038 1.35809 2.88116 1.35809 2.88194 1.3569C2.94614 1.32439 3.00309 1.29303 3.04903 1.26108C3.04825 1.26568 3.04513 1.26849 3.04513 1.27306C3.05348 1.25994 3.06658 1.2474 3.08219 1.23428C3.15629 1.18522 3.23415 1.13389 3.29472 1.09283C3.31875 1.07743 3.36836 1.04149 3.39341 1.02496C3.39809 1.02155 3.37984 1.03465 3.38405 1.03126L3.38483 1.03069C3.67884 0.81738 3.96604 0.480304 3.73574 0.119273C3.75244 -0.0101963 3.84698 -0.00563369 3.93888 0.00463238C4.03757 0.0610962 4.0804 0.127828 4.06995 0.119273L4.19736 0.426691C4.14564 0.511101 4.06995 0.483726 4.01825 0.565856C4.45377 0.706162 3.96763 0.845327 4.06997 1.20978C4.19739 1.23773 4.29974 1.18184 4.37651 1.12594C4.70966 1.12594 4.35147 1.48925 4.5295 1.4613C4.60728 1.37804 4.70914 1.48925 4.76137 1.43393C4.71698 1.31473 4.59112 1.20636 4.59112 1.20636C4.59112 1.20636 4.7692 1.13963 4.88459 1.07061L5.43342 0.758637L5.43342 0.758637C5.48928 0.742099 5.54151 0.719852 5.57911 0.678214C5.91175 0.370796 5.96344 -0.0198932 6.42402 0.202543C6.32167 0.258436 6.21985 0.341708 6.09086 0.314332L6.09086 0.565855C5.86058 0.593801 5.8094 1.15274 5.57911 0.873274L5.52794 1.26454L5.63081 1.26454L5.63081 1.20864C5.68199 1.12537 5.86058 0.985633 5.96344 1.06948C5.96344 1.09742 5.93786 1.12537 5.91172 1.1807L6.37334 1.31985C6.5018 1.37233 6.60363 1.31474 6.88353 1.25997C6.88404 1.26227 6.88509 1.26338 6.88509 1.26457C7.11642 1.20868 7.26943 1.487 7.42295 1.57199L7.37232 1.62731C7.26945 1.57199 7.14204 1.62731 7.06528 1.46019C6.84908 1.69632 6.39478 1.24232 6.19216 1.51039C5.93002 1.45392 5.81305 1.62104 5.6825 1.71458C5.624 1.70545 5.55666 1.70202 5.52846 1.71228C5.54516 1.75219 5.61096 1.76588 5.67415 1.76361C5.67415 1.76361 5.67415 1.76361 5.67467 1.76472C5.73053 1.82575 5.65377 1.92726 5.6313 1.96376L5.6313 1.96376L5.33783 2.21815C5.16916 2.26262 4.99788 2.25123 4.83653 2.21585C4.83653 2.15995 4.91329 2.13201 4.93992 2.07554C4.83653 2.01965 4.78535 2.132 4.70911 2.1879L4.88874 2.38295C5.05637 2.21242 5.21407 2.26888 5.37073 2.34018C5.49814 2.43828 5.66054 2.4531 5.68926 2.43599C5.68873 2.43599 5.68614 2.43599 5.68536 2.43488C5.87805 2.34819 5.93967 2.52842 5.99502 2.5307C6.20024 2.80618 6.66708 2.57633 6.73183 3.02691C6.68065 3.05428 6.68065 3.13812 6.60442 3.13812L6.68064 3.13812C7.1929 3.4176 7.654 3.92121 7.60283 4.53719C7.34696 4.34099 7.1929 3.97768 7.06497 3.6982C6.88533 3.86646 6.78298 3.58699 6.65558 3.47463L6.38612 3.48775C6.34174 3.41532 6.31303 3.32407 6.27176 3.27958C6.21957 3.33604 6.07176 3.36171 5.96053 3.38395C5.79917 3.26816 5.48534 3.21684 5.6326 2.94307C5.58088 3.02691 5.50414 3.19459 5.3506 3.13813C5.27384 3.13813 5.24826 3.05429 5.27384 2.97102C5.2488 2.8598 5.11981 3.22254 5.04356 3.02691L4.99239 2.69154C4.94121 2.80277 4.94121 2.97102 4.83781 3.08223C4.83079 3.0925 4.82268 3.09877 4.81433 3.10677C4.78875 3.12159 4.76628 3.13472 4.76215 3.13813C4.72556 3.16494 4.5987 3.20943 4.50157 3.24251C4.2457 3.20944 4.0363 2.8541 3.89113 2.77482C4.07076 2.83071 3.89113 2.55125 4.07076 2.5233C4.17259 2.69041 4.42795 2.38413 4.3517 2.71779C4.29998 2.77482 4.24935 2.85867 4.14648 2.83071C4.22847 2.88832 4.33708 2.92311 4.44465 2.93167C4.38302 2.91742 4.32716 2.88718 4.3 2.83071C4.42742 2.74573 4.42742 2.57748 4.47912 2.46627C4.22377 2.69041 4.01855 2.29915 3.78825 2.38299L3.83888 2.3271L3.60129 2.28717C3.57671 2.12748 3.69058 2.01284 3.73602 1.96378L3.45507 2.01968C3.40389 1.96378 3.27649 1.96378 3.32766 1.82348L3.09685 2.13204L3.1992 2.13204C3.22377 2.18793 3.30155 2.18793 3.27651 2.27121C3.22432 2.35505 3.12193 2.29915 3.04569 2.3271C3.14439 2.54212 3.39451 2.27804 3.56945 2.31569C3.58201 2.33508 3.59558 2.35619 3.60861 2.38299L3.45508 2.46626L3.60861 2.57748C3.71096 2.71779 3.60861 2.88604 3.45508 2.94193L3.60861 2.94193C3.63365 2.99783 3.7616 3.11019 3.65978 3.19345L3.22375 3.08224L3.27594 3.02577C3.22375 2.99783 3.12137 3.08224 3.09631 2.97102L3.14803 2.94193C3.07439 2.92082 3.0133 2.93109 2.95742 2.95505L2.95742 2.95448C2.95508 2.95505 2.95196 2.95618 2.9504 2.95729C2.94988 2.95729 2.94884 2.9584 2.94806 2.9584C2.8713 2.98407 2.77208 3.05879 2.60133 3.17457L2.61389 3.18028C2.60554 3.18599 2.59766 3.18939 2.5883 3.19454C2.49117 3.23617 2.39404 3.30518 2.22799 3.27382C2.0614 3.2413 1.88856 3.09872 1.88752 3.09986C1.71728 3.06565 1.8546 3.13922 1.66402 3.13922C1.63843 3.08218 1.52615 3.32971 1.55122 3.24587L1.50005 3.24587L1.50005 3.35766L1.55122 3.35766C1.55174 3.35936 1.552 3.36047 1.55278 3.36277C1.43425 3.34623 1.31936 3.34852 1.21232 3.3873C1.10057 3.36733 1.00501 3.30288 0.975237 3.22132L0.975237 3.38958C0.980697 3.40098 0.982258 3.41068 0.980697 3.4198L0.908069 3.43634C0.927416 3.44775 0.954017 3.45003 0.978591 3.44316L1.23133 3.40666C1.30598 3.46198 1.19896 3.53555 1.15196 3.58575C0.716449 3.75286 0.280941 3.50133 0 3.22129C0.154044 3.19335 0.255877 3.08212 0.435508 3.13803" koffice:nodeTypes="ccccccccccccccccccccccccccccccccccccccccccccccccccccccccccccccccccccccccccccccccccccccccccccccccccccccccccccccccccccccccccccccccccccccccccc"/>
            <draw:path draw:style-name="gr11" draw:id="shape21" draw:name="path5861" draw:layer="g14800" svg:width="6.02182668326pt" svg:height="2.64704469283pt" draw:transform="matrix(0.29843218000 0.00000000000 0.00000000000 0.29843218000 29.44973039510pt 6.34883439429pt)" svg:viewBox="0 0 6 3" svg:d="M5.8671 0.800914C5.70884 0.800914 5.44596 0.554428 5.39284 0.825562C5.23511 0.356735 4.76193 0.258643 4.2882 0.159545C2.36755 -0.580417 1.26291 1.44278 0 2.35529L0.841759 2.20689C0.990372 2.26877 1.14917 2.36988 1.25378 2.48406C1.2844 2.51525 1.34392 2.57361 1.41956 2.64704C1.375 2.57058 1.39055 2.42421 1.39432 2.29341C1.39432 2.29341 1.39432 2.29341 1.39432 2.29341C1.39432 2.29341 1.39432 2.29244 1.39432 2.29244C1.39512 2.26779 1.39672 2.24214 1.39512 2.2195L1.39993 2.2225C1.40554 2.12139 1.42349 2.01928 1.44657 1.91113C1.78886 1.31855 2.6832 1.17116 3.26207 1.14602C3.57699 1.68929 3.94557 1.07207 4.33989 1.02327L4.91877 0.579095C4.76103 1.07207 4.15534 1.12137 3.73472 1.36785C3.80445 1.45236 3.85973 1.5751 3.88602 1.69986C4.04053 2.11285 3.77334 2.1717 3.63922 2.21295L3.68322 2.47805C4.76212 2.305 4.26157 0.948324 5.20848 0.701836C4.9456 1.12036 5.05129 1.76274 5.10333 2.25621C5.24282 2.40812 5.25892 2.23458 5.35173 2.24213C5.38931 2.14303 5.43972 2.03186 5.47619 1.93779C5.47619 1.93779 5.49607 1.93478 5.51266 1.93779L5.51266 1.87793L5.57701 1.86133L5.75192 1.66565C5.82918 1.54089 5.8045 1.54191 5.87477 1.476L5.9971 1.26876C6.04967 0.972972 6.02395 0.899027 5.86619 0.800936" koffice:nodeTypes="ccccccccccccccccccccccccccccccc"/>
            <draw:path draw:style-name="gr12" draw:id="shape22" draw:name="path5863" draw:layer="g14800" svg:width="2.87068151425pt" svg:height="2.09368212193pt" draw:transform="matrix(0.29843218000 0.00000000000 0.00000000000 0.29843218000 29.88282711200pt 6.72646598106pt)" svg:viewBox="0 0 3 2" svg:d="M2.85188 0.59464C2.8121 0.499301 2.76265 0.406154 2.7287 0.329994L2.54006 0.25C1.97418 0.680118 2.22568 1.21599 1.59629 1.53926L1.47054 1.53926C1.62773 1.51131 1.78493 1.43241 1.817 1.29762L1.69125 0.975447C1.817 0.975447 1.817 1.05161 1.87924 1.13161C2.0993 1.05161 2.06786 0.868602 2.0993 0.733813L1.94211 0.626421C2.03642 0.653268 2.07813 0.683406 2.17307 0.602864C2.36171 0.494923 2.28793 0.331096 2.31937 0.142611C1.72077 -0.206962 1.06057 0.169458 0.525487 0.384791L0.525487 0.545332C0.462613 0.545332 0.431176 0.519581 0.399739 0.491637L0.243187 0.868606L0.179642 0.814911C0.0391334 0.867509 0.000642159 1.01928 0 1.17215C0 1.34475 0.063545 1.53817 0.122547 1.70418C0.257276 1.8061 0.39073 1.92664 0.525458 2.02308C1.0599 2.02308 1.2806 2.29155 1.53275 1.78144C2.00367 1.96937 1.81569 1.24393 2.25518 1.53926C2.44444 1.45927 2.66515 1.16394 2.50732 1.05544L2.60163 1.05544C2.87494 0.974356 2.89932 0.76779 2.85056 0.594647" koffice:nodeTypes="ccccccccccccccccccccccccc"/>
            <draw:path draw:style-name="gr13" draw:id="shape23" draw:name="path5865" draw:layer="g14800" svg:width="18.92887468817pt" svg:height="23.11999964089pt" draw:transform="matrix(0.29843218000 0.00000000000 0.00000000000 0.29843218000 28.00657444651pt 9.20461702633pt)" svg:viewBox="0 0 19 23" svg:d="M18.9284 0.00319339C15.631 0.00319339 11.8974 0.00319339 8.85808 0.00319339C8.93878 0.31856 9.10662 0.748511 9.30172 1.41709C9.2376 1.60999 9.16489 1.80289 9.07722 1.96741L9.04672 2.10459C9.05958 2.10459 9.04273 2.86935 9.05686 2.87776C8.88795 2.90773 8.82754 2.93715 8.73187 2.94031C8.75806 3.06962 8.67949 3.24938 8.78425 3.35291C8.96706 3.22362 8.83664 2.99182 9.02051 2.99182C9.02051 5.55313 8.91521 7.50683 8.91521 9.84734L9.85864 6.31684C9.62291 6.24011 9.33427 6.00673 9.43957 5.67191C9.51815 5.31187 9.93774 5.18257 10.1992 4.976C10.2259 4.28009 10.4776 3.66303 10.6604 3.09642C10.4146 3.02652 10.251 2.79472 10.251 2.66227C10.251 2.4804 10.3499 2.3553 10.5278 2.3511C10.6792 2.34796 10.7935 2.46411 10.7689 2.65385C10.8427 2.67331 10.9073 2.657 10.9073 2.657C10.8288 2.34793 11.0067 2.00208 11.2216 1.90853C11.436 1.81654 11.6236 1.99472 11.6931 2.14085C11.7631 2.28644 11.6408 2.63019 11.5092 2.83676C12.0598 3.0943 12.4276 3.63621 12.5055 4.20334C12.5482 4.60334 12.4521 4.83776 12.2613 4.99545C12.1389 5.09741 11.9774 5.16837 11.7893 5.23197C12.2527 4.9844 12.5847 4.6354 12.3752 4.04934C12.3452 4.17129 12.3131 4.27903 12.2095 4.47299C11.9438 4.97599 11.242 5.21041 10.8982 5.33236C10.6577 5.41856 10.042 5.59411 9.96286 6.05823C10.3808 5.56152 11.1388 5.57677 11.7888 5.23092C10.7267 5.84483 10.8935 5.61987 10.7235 5.72341L9.56999 9.33069C9.62237 9.82162 9.1504 10.2332 9.30701 10.5947C10.5914 8.8671 11.745 7.03745 13.1604 5.38754C13.8152 4.38258 14.6281 3.40336 15.2834 2.37159C15.3172 2.00103 15.3823 1.82548 15.431 1.53796C15.7881 1.29776 16.3611 1.00815 16.6828 0.802111C16.6042 1.24047 16.4878 1.50538 16.3845 2.19183C16.1472 2.31115 15.6619 2.5524 15.5967 2.59655C15.5432 2.67224 15.4123 2.89037 15.277 3.09115C15.2509 4.40624 15.5459 5.51738 15.4411 6.88344C15.4198 8.85448 15.3626 11.4457 14.9173 13.5593C14.4453 15.0025 14.2882 16.3938 13.0299 17.5024C13.6591 18.4049 14.4453 19.23 14.9173 20.2098C14.8639 20.2865 14.7596 20.492 14.5762 20.4416C13.8953 19.5134 13.1871 18.6114 12.5574 17.6832C11.5884 17.7089 10.6717 17.2201 10.1986 16.4974L10.9581 16.9615L10.8539 17.0393C11.4568 17.2201 12.2699 17.6832 12.8722 17.3741L12.8455 17.3231C12.6889 17.3998 12.4794 17.4777 12.3217 17.4266C12.6097 17.1943 13.0556 17.3494 13.108 16.9873C12.9508 17.1166 12.6889 17.1681 12.5055 17.1423C12.846 16.9615 13.3453 16.8075 13.5014 16.5757C13.108 16.7818 12.6889 16.9615 12.2704 16.9615C12.8727 16.7297 13.6852 16.55 13.9204 15.9308L12.4526 16.5232C11.5092 16.7297 10.5919 16.2656 9.8057 15.75C10.0681 16.3692 10.8015 16.6524 11.3782 16.91C10.9068 17.013 10.5653 16.5232 10.1462 16.3434L10.1462 16.5232L10.0938 16.5232C10.1205 17.2974 10.6967 17.8897 10.6177 18.6114L10.33 18.6114C10.33 19.1533 10.5653 19.6432 10.4348 20.1583C10.2253 19.7714 10.0938 19.3588 9.96284 18.9457C9.93721 18.8689 9.85808 18.6114 9.72712 18.7654L9.67474 20.2345L9.54378 20.3381C9.17656 20.0805 9.28133 19.538 8.91465 19.3578C8.80989 19.692 9.0456 20.0794 8.83664 20.389C8.28609 20.2597 8.68003 19.4614 8.49615 19.1265L7.91941 19.3063L8.02417 17.7347C7.86596 17.7604 7.68368 17.7089 7.55273 17.7857L7.49978 17.0388L7.31592 17.0388C7.08019 17.8114 6.71351 18.6624 6.08492 19.1255C6.39868 18.378 6.63548 17.6054 6.79208 16.8064C6.34683 17.0898 5.7177 17.0388 5.14149 17.0388L3.72609 18.9457L3.54275 18.9457C3.35888 18.9205 3.41126 18.7397 3.35888 18.6114C3.80466 18.018 4.30231 17.4514 4.61712 16.8075C4.4076 16.3949 4.14568 16.0081 3.96181 15.5697C3.30702 14.9001 2.91362 14.0748 2.72975 13.2759L3.07077 13.6622L2.88689 13.5593L3.49036 14.2546L3.25411 14.1259L4.0142 14.8733C3.88324 14.7965 3.62132 14.5642 3.64751 14.6415C4.0933 15.1824 4.53855 14.899 5.14203 15.0541L5.08909 15.1056C4.4343 15.3631 3.77845 15.1056 3.35885 14.4864C3.3856 15.0025 4.0409 15.0025 4.19804 15.3631L5.24569 15.5182C4.90468 15.75 4.43377 15.4667 4.14512 15.5697C4.64331 15.853 5.27296 15.5939 5.77059 15.5939C5.32481 15.8519 4.69515 15.9039 4.1975 15.749C4.30228 16.0848 4.56418 15.8272 4.77426 15.9813C6.13674 16.1621 7.05451 15.1056 7.65745 14.0738L6.42592 15.053L6.37354 15.0015C6.74021 14.6147 7.31642 14.3571 7.44845 13.8415C6.94974 14.1773 6.42592 14.8722 5.79678 14.9505C6.32062 14.6147 6.79259 14.2288 7.26404 13.7905L7.13362 13.7905C6.71402 14.2546 6.11108 14.7954 5.53541 14.8722C6.16346 14.5379 6.79259 14.048 7.0807 13.3779C6.63545 13.6612 6.47883 14.3056 5.95394 14.3582C6.32062 14.0223 6.71402 13.533 6.97647 13.2497C6.42592 13.7905 5.77059 14.2799 5.08909 14.6662C4.48615 14.847 3.77845 14.7697 3.54326 14.2031L3.9094 14.4864C5.19385 15.053 6.13727 13.6622 6.94974 13.0174C6.79259 13.0946 6.68783 13.2497 6.50449 13.3263L6.89789 12.8113L6.60979 12.9138L6.71402 12.7329C6.50449 12.8355 6.32062 13.0678 6.13727 13.042L6.24258 12.9653C5.58725 13.1198 4.95812 13.2996 4.24989 13.3263C3.9094 13.2228 3.43796 13.0431 3.307 12.7329C3.35883 12.7083 3.34924 12.58 3.37591 12.6068L3.47053 11.4294C3.59293 12.3256 3.36148 12.8339 3.83774 13.0074C3.83774 12.6599 3.91735 12.1774 3.89228 11.8174C3.95959 12.312 3.98689 12.6048 3.96071 13.0431L4.19696 13.1456C4.3012 12.7587 4.25949 12.3787 4.35358 11.8831L4.35358 13.1456L4.53745 13.1456C4.66734 11.0321 4.43269 8.60903 4.72026 6.36729L2.59662 3.5048C2.43947 3.73818 2.64684 3.88693 2.54368 4.31477C2.77138 6.76728 1.94005 9.77115 2.49185 11.9855C2.52284 11.8851 2.4651 11.6449 2.44219 11.3317L2.66669 12.1511C2.65758 11.6407 2.60792 10.9806 2.59722 9.89887C2.71695 10.7761 2.84843 12.3861 2.93824 12.4497C3.03979 12.5217 3.04782 10.118 3.04782 10.118C3.22421 11.1078 3.06115 12.1511 3.25254 12.7855C2.99062 12.6305 2.70252 12.3981 2.49191 12.1663L2.49191 12.2689C2.8586 12.5521 2.51755 12.7329 2.78002 13.0163C2.75383 13.0163 2.7282 12.9905 2.70145 12.9653L2.8324 13.2497L2.64853 13.2497C1.65304 10.1822 2.67528 6.88239 2.41281 3.63568L1.78405 2.83571C0.86639 2.75791 1.2336 1.70143 0.944915 1.21157C1.31148 1.75242 2.41281 1.64992 2.17751 2.57815C3.93352 4.97494 5.61029 7.57777 7.55113 9.89779L7.65537 9.768C7.28922 8.19642 6.87016 6.67635 6.37145 5.1547C6.10848 5.18151 5.87436 5.3045 5.74339 5.53787C5.58571 5.58886 5.24575 5.46061 5.45047 5.0233C5.18963 4.45563 5.0079 3.81491 4.85075 3.04227C5.06349 2.62546 5.2511 2.97447 5.79418 2.60391C5.68459 2.52769 5.64076 2.3411 5.70437 2.24123C5.98286 1.80918 6.4094 2.14663 6.3303 2.46935C6.50722 2.44465 6.82793 2.53715 6.84236 2.8089C6.83517 2.91455 6.72049 3.00284 6.6061 2.99076C6.76272 3.50481 7.05136 3.96892 7.07755 4.56234C7.07755 4.56234 7.26623 4.53185 7.3662 4.56234C7.46561 4.5944 7.60726 4.67009 7.55006 4.8982C7.49177 5.12422 7.26089 5.1547 7.13047 5.25825C7.57305 6.64008 7.88414 8.46133 8.22356 9.4458L8.27753 9.43266L8.36146 9.43368C8.6501 9.53723 8.38765 9.82055 8.38765 10.0271C8.44003 10.0271 8.5186 10.0271 8.54479 10.0781L8.54479 7.75803L8.15139 8.50545C8.07386 8.27366 8.12576 7.9646 8.12576 7.70704L7.91676 7.91309L7.78581 6.93387C8.33582 5.90209 7.83819 4.43301 8.59773 3.50478C8.59773 2.93239 8.60843 2.50401 8.60013 1.98786C8.50231 1.76185 8.4355 1.59838 8.35211 1.40233C8.44993 0.868837 8.62847 0.464116 8.7375 0C5.83292 0 2.93156 0 0 0L0 13.7122L0.104652 19.537C4.87561 19.6668 9.64565 20.3885 13.971 21.857C15.1774 22.2176 16.356 22.8367 17.5094 23.12L17.5618 21.9601L17.6928 3.11899C17.7724 2.50086 17.8766 1.72716 18.1648 1.31403L18.1648 1.36553C18.191 0.85149 18.6368 0.439409 18.9249 0.00104981L18.9289 0.00316984ZM12.8739 5.90529C13.031 8.17278 13.2144 10.5701 13.0839 12.9669L13.2144 12.9669C13.3512 12.5091 13.3726 12.3677 13.3972 11.8132L13.4496 11.3432L13.4496 12.8118C13.8959 12.5023 13.6981 11.9109 13.7382 11.2907C13.7644 11.7033 13.8703 12.0891 13.8163 12.5532C14.2278 12.2515 14.1445 11.573 14.1445 11.0147L14.1573 10.7241L14.2626 12.1674C15.0446 11.881 14.7255 10.7036 14.7758 9.69337C14.8158 10.3215 14.8527 11.2445 14.8902 11.7864C14.9093 11.8831 14.996 11.655 15.0162 11.7485C15.1355 10.8524 15.6818 7.09422 15.0478 2.99182C14.3139 3.73924 13.8954 4.76997 13.161 5.38755C13.2133 5.56837 12.9781 5.74918 12.8733 5.90423" koffice:nodeTypes="ccccccccccccccccccccccccccccccccccccccccccccccccccccccccccccccccccccccccccccccccccccccccccccccccccccccccccccccccccccccccccccccccccccccccccccccccccccccccccccccccccccccccccccccccccccccccccccccccccccccccccccccccccc"/>
            <draw:path draw:style-name="gr14" draw:id="shape24" draw:name="path5867" draw:layer="g14800" svg:width="2.04514997880pt" svg:height="1.87879716469pt" draw:transform="matrix(0.29843218000 0.00000000000 0.00000000000 0.29843218000 24.22982448523pt 24.44643586236pt)" svg:viewBox="0 0 2 2" svg:d="M0.919898 1.49784C1.3287 1.14036 1.79447 0.641954 2.04515 0.335127C1.6201 0.29916 1.32816 0.909875 0.95678 0.837941C1.19559 0.621404 1.46088 0.406326 1.70019 0.189789C1.40788 -0.0619905 1.22267 0.585437 0.95678 0.36889L1.27514 0.00921989C0.95678 -0.0619466 0.611329 0.29769 0.265887 0.442293L0 1.55803C0.183525 1.73567 0.264698 1.84136 0.495929 1.8788C0.600877 1.70264 0.761282 1.61529 0.919356 1.49637" koffice:nodeTypes="cccccccccc"/>
            <draw:path draw:style-name="gr15" draw:id="shape25" draw:name="path5869" draw:layer="g14800" svg:width="28.19806431911pt" svg:height="3.83055355240pt" draw:transform="matrix(0.29843218000 0.00000000000 0.00000000000 0.29843218000 16.83196410690pt 23.86878768431pt)" svg:viewBox="0 0 28 4" svg:d="M28.1735 2.15858C27.889 0.92548 26.3871 0.92548 25.4028 0.7452C24.6003 0.437062 23.72 0.154594 22.8133 0.283509C22.1141 -0.127874 21.1822 0.0513564 20.3795 0C15.0709 0.488418 9.76228 2.00503 4.16897 2.08207C3.39224 2.18531 2.77071 1.67069 2.01985 1.97988C1.39842 1.59365 0.466334 1.4401 0 1.1566L0.103395 1.46473C1.7086 4.03523 5.3861 3.36653 8.07919 3.13437L19.9653 1.28551C21.7516 1.20792 23.4351 1.02767 25.1439 1.4401C26.1277 1.74719 27.2674 1.85096 28.0705 2.54377C28.0189 2.90379 27.6043 3.0065 27.3191 3.18626L27.656 2.72509C27.5008 2.7759 27.3715 2.98082 27.2415 2.90379C27.3449 2.72509 27.6042 2.72509 27.6042 2.49241C27.3191 2.57046 27.0866 2.87811 26.8009 2.85296L27.319 2.39022C26.9568 2.28802 26.6976 2.82728 26.3353 2.77593L27.0085 2.31318C26.3871 2.13448 25.869 2.95619 25.2734 3.00755C25.2949 2.99291 25.3188 2.97874 25.341 2.96457C25.1867 3.04947 25.0304 3.11079 24.928 3.23656C24.9319 3.23656 24.9335 3.23734 24.9364 3.23891L24.8857 3.28925L24.8589 3.31649C25.2733 3.49572 25.6873 3.98519 26.1536 3.77818L26.1019 3.83055L26.3089 3.83055C26.9563 3.34214 28.4064 3.21217 28.1729 2.15882" koffice:nodeTypes="cccccccccccccccccccccccccccccc"/>
            <draw:path draw:style-name="gr16" draw:id="shape26" draw:name="path5871" draw:layer="g14800" svg:width="6.84083203682pt" svg:height="3.06932529860pt" draw:transform="matrix(0.29843218000 0.00000000000 0.00000000000 0.29843218000 18.51680165590pt 24.95474896292pt)" svg:viewBox="0 0 7 3" svg:d="M3.29709 0.952727C2.20664 1.43591 0.882613 1.73519 0.0784565 2.60961C0.259405 2.47121 0.492922 2.30985 0.700922 2.30985L0 2.86151L0.0782944 2.93187C0.467349 2.67809 0.934808 2.31078 1.40179 2.24135C1.01226 2.51578 0.415151 2.67809 0.259402 3.06933C0.700919 2.90702 1.08992 2.5397 1.47962 2.47121L0.72686 2.97785C1.0121 2.99992 1.37532 2.60961 1.47962 2.81648C2.30965 2.28686 3.29645 2.03401 4.20543 1.68969C4.98418 1.43684 5.89251 1.36695 6.48978 0.81528C6.3083 0.838265 6.04826 0.975712 5.91861 0.861251L6.80165 0.033287L6.84083 0C5.70421 0.098046 4.47659 0.642201 3.29656 0.95369" koffice:nodeTypes="cccccccccccccccc"/>
            <draw:path draw:style-name="gr10" draw:id="shape27" draw:name="path5873" draw:layer="g14800" svg:width="10.83643857434pt" svg:height="2.31716338052pt" draw:transform="matrix(0.29843218000 0.00000000000 0.00000000000 0.29843218000 20.44478240676pt 24.58682811915pt)" svg:viewBox="0 0 11 2" svg:d="M10.5247 0.0772318C9.75996 -0.038074 9.2671 0.585527 8.66609 0.700369L9.29487 0.238667C9.13103 0.146887 8.96662 0.46975 8.77541 0.28479C9.13103 0.00899049 9.67784 0.123825 10.1423 0.0320517C9.59595 -0.0606641 8.85786 0.07726 8.31049 0.07726C7.65501 0.00899049 7.05289 0.840177 6.45189 1.06986C6.77906 0.7244 7.32594 0.332824 7.57222 0.07726C7.38118 0.169976 6.9982 0.401537 6.69711 0.377533C6.77906 0.215627 7.13467 0.169976 7.05222 0.169976C6.12291 0.308821 5.43957 0.979018 4.6201 1.3706L4.59289 1.32448C5.16697 1.0468 5.49481 0.49331 6.09621 0.28576C5.63201 0.169976 5.41342 0.678278 5.02989 0.631213C5.13904 0.49331 5.27623 0.447659 5.41342 0.377533C4.29235 0.400595 3.90937 1.3706 2.95287 1.74005L2.89829 1.69302C3.25335 1.34757 3.80022 1.07082 4.12851 0.655245C3.6909 0.655245 3.44462 0.817144 3.14408 1.04776L3.11687 1.00073C3.14408 0.955096 3.22603 0.932949 3.19877 0.862823C2.51542 1.00073 1.88666 1.44031 1.17577 1.46431C1.69527 1.18663 2.43336 1.04779 2.81634 0.794111L1.72264 0.633147L1.77777 0.587516C2.76166 0.794132 3.66359 0.679297 4.59289 0.424675C4.40179 0.356406 4.18264 0.379467 4.04601 0.24065C3.60845 0.0787505 3.1981 0.0340414 2.7611 0.125815C3.25323 0.286772 3.80005 0.286772 4.2918 0.449621C3.49919 0.610107 2.70585 -0.012088 2.07759 0.217589L3.38976 0.541394C2.7883 0.563541 2.1873 0.357369 1.58528 0.24065C1.20302 0.402556 0.600904 0.217589 0.409692 0.702358L1.17499 0.702358C0.984443 0.842138 0.792673 0.956028 0.600904 1.07182C0.56088 1.07463 0.519516 1.08075 0.478817 1.08454L0.437561 1.11752L0.491576 1.16455C0.301034 1.32645 0.109264 1.51001 0 1.69497C0.191769 1.64786 0.546877 1.64786 0.683346 1.69497L0.301034 1.99476C0.546877 2.04039 0.738089 1.90252 0.984436 1.94864C1.36675 1.94864 1.66778 1.57919 2.02339 1.67097C2.02339 1.74106 1.91423 1.76415 1.88692 1.83287C1.72246 1.9717 1.55862 2.20138 1.64058 2.31716C3.60883 1.99383 5.63256 1.6479 7.6278 1.48647C8.58431 1.32551 9.73269 1.04783 10.3888 0.494351C10.2797 0.494351 10.2244 0.724969 10.0879 0.586595C10.2244 0.424696 10.4162 0.355513 10.5801 0.239729C10.5735 0.272211 10.5662 0.307014 10.5584 0.345627C10.6258 0.194078 10.6649 0.0980644 10.8364 0.052413C10.7268 0.0669668 10.6213 0.0777943 10.5255 0.0777943" koffice:nodeTypes="cccccccccccccccccccccccccccccccccccccccccccccccccccc"/>
            <draw:path draw:style-name="gr15" draw:id="shape28" draw:name="path5875" draw:layer="g14800" svg:width="1.65117514182pt" svg:height="1.70276218614pt" draw:transform="matrix(0.29843218000 0.00000000000 0.00000000000 0.29843218000 23.46281033813pt 24.58695963720pt)" svg:viewBox="0 0 2 2" svg:d="M1.41338 0.0470142C1.07908 -0.0501746 0.710172 0.0253007 0.379868 0.0770791C0.167991 0.144829 0.119753 0.286019 0.0366259 0.511036C-0.0265437 0.909354 -0.066525 1.50754 0.434988 1.65777C0.873948 1.79404 1.44717 1.62353 1.58204 1.10851C1.71747 0.766097 1.65009 0.0812756 1.41358 0.0470351" koffice:nodeTypes="cccccc"/>
            <draw:path draw:style-name="gr17" draw:id="shape29" draw:name="path5877" draw:layer="g14800" svg:width="1.36911532880pt" svg:height="3.47805528707pt" draw:transform="matrix(0.29843218000 0.00000000000 0.00000000000 0.29843218000 30.72698670109pt 11.91656168561pt)" svg:viewBox="0 0 1 3" svg:d="M0.369971 2.37596L0.521951 2.69505L0.630503 2.0334C0.804194 2.42589 0.45637 2.8169 0.825904 3.03711L0.912302 2.25411C1.10814 2.62065 0.673924 3.2089 1.15156 3.35521L1.17327 2.37596C1.21623 2.7435 1.25968 3.11052 1.30398 3.47806L1.36912 3.47806L1.30398 0C0.804194 0.734561 0.391238 1.42018 0 2.15575C0.108552 2.17971 0.195401 2.35049 0.130263 2.4239L0.244137 2.51628L0.369528 2.37496" koffice:nodeTypes="cccccccccccccc"/>
            <draw:path draw:style-name="gr13" draw:id="shape30" draw:name="path5879" draw:layer="g14800" svg:width="5.71214198453pt" svg:height="3.49748250307pt" draw:transform="matrix(0.29843218000 0.00000000000 0.00000000000 0.29843218000 30.70372809071pt 12.66946739894pt)" svg:viewBox="0 0 6 3" svg:d="M4.38107 1.98847C2.63899 2.25837 1.4858 1.35051 0.358728 0.171231L0.364192 0.165247L0.229902 0.0736093L0 0C0.204823 0.268905 0.512064 0.538812 0.53819 0.834256L0 0.220332L0 0.441164C0.127491 0.514773 0.102411 0.637961 0.281116 0.661997L0.127491 0.735606L1.15215 2.01203C0.7681 1.71759 0.434733 1.20231 0.0762855 1.00552C0.102435 1.34953 0.537667 1.52079 0.691292 1.79169L0.640086 1.84077C0.434741 1.79169 0.358455 1.44868 0.178705 1.57087L0.743028 2.11168L0.691276 2.15975C0.588857 2.03756 0.485923 2.01203 0.358432 1.93842C0.844893 2.47923 1.4599 2.87182 2.0749 3.21584C3.15077 3.63347 4.45758 3.63347 5.30354 2.89586C5.22572 2.89586 5.12431 2.94493 5.07258 2.87182C5.27846 2.77367 5.55905 2.60141 5.43155 2.38059L5.48276 2.38059C5.2006 2.18379 5.89242 1.98749 5.53397 1.79169C5.61077 1.69304 5.53397 1.39861 5.71214 1.34953L5.71214 1.27542C5.37982 1.66851 4.86724 1.84077 4.38077 1.98749" koffice:nodeTypes="ccccccccccccccccccccccccccc"/>
            <draw:path draw:style-name="gr11" draw:id="shape31" draw:name="path5881" draw:layer="g14800" svg:width="2.67365331784pt" svg:height="1.98570941451pt" draw:transform="matrix(0.29843218000 0.00000000000 0.00000000000 0.29843218000 28.13403069241pt 2.73263466890pt)" svg:viewBox="0 0 3 2" svg:d="M2.22775 0.336872L2.32684 0.232819C2.52553 0.781899 2.64989 1.43663 2.67365 1.98571C2.30258 1.72425 2.57457 2.01186 2.32684 1.64581C2.3026 1.67196 2.25253 1.6981 2.27783 1.75039L1.48456 0.520432C1.55887 0.755752 1.70756 1.06951 1.83092 1.33151L1.60838 1.1741L1.65837 1.33151C1.43445 1.09566 1.23623 0.38916 0.765606 0.624485C0.740457 0.703992 0.6418 0.755752 0.666119 0.86034C0.8647 0.991606 1.18674 0.730139 1.28582 1.14796C1.28582 1.4884 0.815202 1.40942 0.591343 1.56683C0.765251 1.54069 1.08725 1.61913 1.26065 1.46278C1.06207 1.64581 0.665764 1.6981 0.269809 1.62019C-0.0527363 1.46278 -0.0527363 0.992673 0.0959016 0.703993C0.269809 0.442526 0.567478 0.286179 0.889011 0.286179L1.48456 0.520432L1.11256 0.102613C1.45877 -0.0286525 2.07914 -0.107087 2.22778 0.337939" koffice:nodeTypes="cccccccccccccccccccc"/>
            <draw:path draw:style-name="gr11" draw:id="shape32" draw:name="path5883" draw:layer="g14800" svg:width="1.27733964206pt" svg:height="2.70825417960pt" draw:transform="matrix(0.29843218000 0.00000000000 0.00000000000 0.29843218000 28.92489085115pt 2.74276451285pt)" svg:viewBox="0 0 1 3" svg:d="M1.27525 0.691051C1.3049 1.30238 1.00774 1.94362 1.12697 2.67647C1.09731 2.58487 1.09731 2.49388 1.00774 2.43281L1.00774 2.70825L0.682114 2.34183L0.652458 2.40228C0.178553 1.85264 0.207604 0.813191 0 0.018026C0.356491 -0.0424196 1.15723 0.018026 1.27647 0.69105" koffice:nodeTypes="cccccccc"/>
            <draw:path draw:style-name="gr11" draw:id="shape33" draw:name="path5885" draw:layer="g14800" svg:width="1.48969041191pt" svg:height="1.14775908721pt" draw:transform="matrix(0.29843218000 0.00000000000 0.00000000000 0.29843218000 27.06332358960pt 2.77855018934pt)" svg:viewBox="0 0 1 1" svg:d="M1.48969 0.100209C1.04078 0.318872 0.592394 0.717253 0.68907 1.11523C0.528409 1.17446 0.304799 1.1347 0.112054 1.1347C-0.112006 0.836121 0.0480979 0.617454 0.176009 0.318871C0.432163 0.139559 0.592365 0.059639 0.913227 0C1.10604 0.0397622 1.42632 -0.019472 1.48965 0.100208" koffice:nodeTypes="cccccc"/>
            <draw:path draw:style-name="gr6" draw:id="shape34" draw:name="path5887" draw:layer="g14800" svg:width="0.34405099782pt" svg:height="0.27870995127pt" draw:transform="matrix(0.29843218000 0.00000000000 0.00000000000 0.29843218000 27.23104614616pt 2.79421429760pt)" svg:viewBox="0 0 0 0" svg:d="M0.00244319 0.263471C0.0242832 0.355586 0.344051 0 0.344051 0L0.107403 0.184214C0.107403 0.184214 -0.0194048 0.17083 0.00255519 0.26347" koffice:nodeTypes="cccc"/>
            <draw:path draw:style-name="gr6" draw:id="shape35" draw:name="path5889" draw:layer="g14800" svg:width="0.27250749755pt" svg:height="0.50052075489pt" draw:transform="matrix(0.29843218000 0.00000000000 0.00000000000 0.29843218000 28.67381866438pt 2.79421429760pt)" svg:viewBox="0 0 0 1" svg:d="M0 0C0 0 0.191184 0.48304 0.262408 0.500177C0.334168 0.515705 0 0 0 0" koffice:nodeTypes="ccc"/>
            <draw:path draw:style-name="gr11" draw:id="shape36" draw:name="path5891" draw:layer="g14800" svg:width="0.95254555311pt" svg:height="1.83467914281pt" draw:transform="matrix(0.29843218000 0.00000000000 0.00000000000 0.29843218000 26.81507059958pt 2.80235325760pt)" svg:viewBox="0 0 1 2" svg:d="M0.952546 0.100055C0.286206 0.578088 1.18299 2.03681 0.0807498 1.81113C0.131891 1.13203 -0.303359 0.352402 0.439709 3.71615e-05C0.567656 0.07492 0.875607 -0.0999797 0.952389 0.100055" koffice:nodeTypes="cccc"/>
            <draw:path draw:style-name="gr6" draw:id="shape37" draw:name="path5893" draw:layer="g14800" svg:width="0.15752130772pt" svg:height="0.68271812472pt" draw:transform="matrix(0.29843218000 0.00000000000 0.00000000000 0.29843218000 28.99505106294pt 2.80236483855pt)" svg:viewBox="0 0 0 1" svg:d="M0.1312 0.681719C0.19816 0.707959 0.1312 0.21046 0 0C0.1312 0.183143 0.06424 0.656014 0.1312 0.681719" koffice:nodeTypes="ccc"/>
            <draw:path draw:style-name="gr6" draw:id="shape38" draw:name="path5895" draw:layer="g14800" svg:width="0.16768700618pt" svg:height="0.29703729918pt" draw:transform="matrix(0.29843218000 0.00000000000 0.00000000000 0.29843218000 26.93080324558pt 2.81802703685pt)" svg:viewBox="0 0 0 0" svg:d="M0.167687 0C0.167687 0 -0.0490894 0.221706 0.0103026 0.288646C0.0691026 0.35559 0.167687 0 0.167687 0" koffice:nodeTypes="ccc"/>
            <draw:path draw:style-name="gr6" draw:id="shape39" draw:name="path5897" draw:layer="g14800" svg:width="0.39519000107pt" svg:height="0.30718258101pt" draw:transform="matrix(0.29843218000 0.00000000000 0.00000000000 0.29843218000 27.27045994563pt 2.81802703685pt)" svg:viewBox="0 0 0 0" svg:d="M0.39519 0C0.39519 0 -0.0294824 0.180465 0.00162965 0.288646C0.0321096 0.396286 0.39519 0 0.39519 0" koffice:nodeTypes="ccc"/>
            <draw:path draw:style-name="gr6" draw:id="shape40" draw:name="path5899" draw:layer="g14800" svg:width="0.16872555059pt" svg:height="0.47498057049pt" draw:transform="matrix(0.29843218000 0.00000000000 0.00000000000 0.29843218000 28.76779137668pt 2.81802703685pt)" svg:viewBox="0 0 0 0" svg:d="M0 0C0 0 0.096392 0.428417 0.157984 0.47233C0.219024 0.516242 0 0 0 0" koffice:nodeTypes="ccc"/>
            <draw:path draw:style-name="gr6" draw:id="shape41" draw:name="path5901" draw:layer="g14800" svg:width="0.16026235886pt" svg:height="0.63028971088pt" draw:transform="matrix(0.29843218000 0.00000000000 0.00000000000 0.29843218000 29.08119291483pt 2.81802703685pt)" svg:viewBox="0 0 0 1" svg:d="M0.131736 0.629238C0.049264 0.655478 0.104936 0.183678 0 0C0.10496 0.131733 0.213136 0.604603 0.131736 0.629238" koffice:nodeTypes="ccc"/>
            <draw:path draw:style-name="gr6" draw:id="shape42" draw:name="path5903" draw:layer="g14800" svg:width="0.10762399606pt" svg:height="0.25177772249pt" draw:transform="matrix(0.29843218000 0.00000000000 0.00000000000 0.29843218000 26.87842454694pt 2.83352927550pt)" svg:viewBox="0 0 0 0" svg:d="M0.107624 0C0.107624 0 -0.0202565 0.149946 0.00277554 0.2367C0.0257355 0.324526 0.107624 0 0.107624 0" koffice:nodeTypes="ccc"/>
            <draw:path draw:style-name="gr6" draw:id="shape43" draw:name="path5905" draw:layer="g14800" svg:width="0.21333999394pt" svg:height="0.29895326218pt" draw:transform="matrix(0.29843218000 0.00000000000 0.00000000000 0.29843218000 26.98769007039pt 2.83352927550pt)" svg:viewBox="0 0 0 0" svg:d="M0.21334 0C0.21334 0 -0.0318203 0.214744 0.00347569 0.288646C0.0382757 0.364158 0.21334 0 0.21334 0" koffice:nodeTypes="ccc"/>
            <draw:path draw:style-name="gr11" draw:id="shape44" draw:name="path5907" draw:layer="g14800" svg:width="1.13268324645pt" svg:height="1.08246929417pt" draw:transform="matrix(0.29843218000 0.00000000000 0.00000000000 0.29843218000 27.42756826816pt 2.83643657178pt)" svg:viewBox="0 0 1 1" svg:d="M1.11817 0.481841C1.22977 1.02842 0.670817 0.919215 0.362995 1.08247C0.139693 1.05628 0.0559043 0.837869 0 0.67462L0 0.537557C0.1675 0.345893 0.251288 0.837869 0.419359 0.537557C0.363591 0.400495 0.16807 0.237245 0.056364 0.237245C0.363446 -0.200693 0.978478 0.0182794 1.11856 0.482955" koffice:nodeTypes="ccccccc"/>
            <draw:path draw:style-name="gr6" draw:id="shape45" draw:name="path5909" draw:layer="g14800" svg:width="0.11353767524pt" svg:height="0.42125058047pt" draw:transform="matrix(0.29843218000 0.00000000000 0.00000000000 0.29843218000 28.85409318822pt 2.83352927550pt)" svg:viewBox="0 0 0 0" svg:d="M0 0C0 0 0.05888 0.396286 0.10496 0.420384C0.15048 0.443408 0 0 0 0" koffice:nodeTypes="ccc"/>
            <draw:path draw:style-name="gr11" draw:id="shape46" draw:name="path5911" draw:layer="g14800" svg:width="0.82942753611pt" svg:height="2.60956150580pt" draw:transform="matrix(0.29843218000 0.00000000000 0.00000000000 0.29843218000 26.53956942556pt 2.87284258218pt)" svg:viewBox="0 0 1 3" svg:d="M0.725351 0.18046C0.581529 0.359692 0.820847 0.600094 0.725351 0.869858C0.509829 1.43997 1.25106 2.4603 0.438136 2.60956C0.0792794 1.98011 -0.159703 1.04909 0.127512 0.329717L0.223007 0.24041C0.223007 0.300356 0.199183 0.359694 0.27073 0.389667L0.342349 0.121126L0.486223 0.18046L0.509537 0L0.72506 0.18046" koffice:nodeTypes="cccccccccc"/>
            <draw:path draw:style-name="gr6" draw:id="shape47" draw:name="path5913" draw:layer="g14800" svg:width="0.05304000000pt" svg:height="0.57729800000pt" draw:transform="matrix(0.29843218000 0.00000000000 0.00000000000 0.29843218000 29.19098730758pt 2.87284258218pt)" svg:viewBox="0 0 0 1" svg:d="M0 0.577298L0.05304 0.577298L0.05304 0L0 0Z" koffice:nodeTypes="ccccc"/>
            <draw:path draw:style-name="gr11" draw:id="shape48" draw:name="path5915" draw:layer="g14800" svg:width="2.68634799108pt" svg:height="2.77927919533pt" draw:transform="matrix(0.29843218000 0.00000000000 0.00000000000 0.29843218000 29.26162739831pt 2.90448785306pt)" svg:viewBox="0 0 3 3" svg:d="M1.58202 0.630905C1.39955 0.858732 1.24811 1.16182 1.15626 1.46438C1.55285 1.31233 1.67388 0.630905 2.25169 1.0345C2.46457 1.21181 2.79973 1.46438 2.64828 1.71747C2.06922 2.24786 1.30893 2.39992 0.669671 2.77928L0.760904 2.67877C0.730493 2.65352 0.700082 2.62722 0.669671 2.62722L0.547406 2.72929C-0.212886 2.2226 1.0042 2.07157 1.21708 1.49067C0.882548 1.5149 0.426375 2.3494 0.0608219 1.92055C0 1.76849 0.182466 1.59169 0 1.64273C0.0608219 1.16233 0.0608219 0.453592 0.456174 0C0.882557 0.100512 1.36977 0.277825 1.58203 0.631937" koffice:nodeTypes="ccccccccccccc"/>
            <draw:path draw:style-name="gr6" draw:id="shape49" draw:name="path5917" draw:layer="g14800" svg:width="0.12050494937pt" svg:height="0.37110246054pt" draw:transform="matrix(0.29843218000 0.00000000000 0.00000000000 0.29843218000 26.71764090108pt 2.91999009171pt)" svg:viewBox="0 0 0 0" svg:d="M0.120505 0C0.120505 0 -0.0517754 0.319171 0.0156486 0.367368C0.0831686 0.414496 0.120505 0 0.120505 0" koffice:nodeTypes="ccc"/>
            <draw:path draw:style-name="gr6" draw:id="shape50" draw:name="path5919" draw:layer="g14800" svg:width="0.05240000000pt" svg:height="0.36683200000pt" draw:transform="matrix(0.29843218000 0.00000000000 0.00000000000 0.29843218000 26.65165653745pt 2.93565229001pt)" svg:viewBox="0 0 0 0" svg:d="M0 0.366832L0.0524 0L0 0.235094L0 0.366832" koffice:nodeTypes="cccc"/>
            <draw:path draw:style-name="gr6" draw:id="shape51" draw:name="path5921" draw:layer="g14800" svg:width="0.12509301587pt" svg:height="0.37171179162pt" draw:transform="matrix(0.29843218000 0.00000000000 0.00000000000 0.29843218000 26.57515370973pt 2.97464758736pt)" svg:viewBox="0 0 0 0" svg:d="M0.125093 0C0.125093 0 -0.0601949 0.323454 0.0202371 0.368438C0.0999971 0.41235 0.125093 0 0.125093 0" koffice:nodeTypes="ccc"/>
            <draw:path draw:style-name="gr6" draw:id="shape52" draw:name="path5923" draw:layer="g14800" svg:width="0.05304000000pt" svg:height="0.42038500000pt" draw:transform="matrix(0.29843218000 0.00000000000 0.00000000000 0.29843218000 29.40258527303pt 2.99030954691pt)" svg:viewBox="0 0 0 0" svg:d="M0 0.420385L0.05304 0L0.05304 0.367903L0 0.420383" koffice:nodeTypes="cccc"/>
            <draw:path draw:style-name="gr11" draw:id="shape53" draw:name="path5925" draw:layer="g14800" svg:width="1.24393066960pt" svg:height="0.68080094361pt" draw:transform="matrix(0.29843218000 0.00000000000 0.00000000000 0.29843218000 27.32721627712pt 3.00613146611pt)" svg:viewBox="0 0 1 1" svg:d="M0.756042 0.497979L1.22484 0.411816C1.37111 0.80198 0.638978 0.671631 0.31716 0.606677C0.0824888 0.520514 -0.0924464 0.216954 0.0532229 0.108698L0.111665 0C0.257879 0.108698 0.345677 0.476327 0.756006 0.497979" koffice:nodeTypes="cccccc"/>
            <draw:path draw:style-name="gr6" draw:id="shape54" draw:name="path5927" draw:layer="g14800" svg:width="0.07469509642pt" svg:height="0.47539817006pt" draw:transform="matrix(0.29843218000 0.00000000000 0.00000000000 0.29843218000 27.12967804100pt 3.02962452481pt)" svg:viewBox="0 0 0 0" svg:d="M0.05288 0.472866C0.12352 0.447698 0 0 0 0L0.05288 0.341127C0.05288 0.341127 -0.01768 0.496964 0.05288 0.472866" koffice:nodeTypes="cccc"/>
            <draw:path draw:style-name="gr6" draw:id="shape55" draw:name="path5929" draw:layer="g14800" svg:width="0.07879696977pt" svg:height="0.47452797394pt" draw:transform="matrix(0.29843218000 0.00000000000 0.00000000000 0.29843218000 27.19939755929pt 3.02962452481pt)" svg:viewBox="0 0 0 0" svg:d="M0.0029967 0C0.0029967 0 -0.0188433 0.436986 0.0553967 0.472866C0.129797 0.507138 0.0029967 0 0.0029967 0" koffice:nodeTypes="ccc"/>
            <draw:path draw:style-name="gr6" draw:id="shape56" draw:name="path5931" draw:layer="g14800" svg:width="0.11971094018pt" svg:height="0.52545520830pt" draw:transform="matrix(0.29843218000 0.00000000000 0.00000000000 0.29843218000 29.48448503055pt 3.02962452481pt)" svg:viewBox="0 0 0 1" svg:d="M0.119711 0C0.119711 0 -0.0500494 0.501784 0.0147426 0.524811C0.0795426 0.546771 0.119711 0 0.119711 0" koffice:nodeTypes="ccc"/>
            <draw:path draw:style-name="gr6" draw:id="shape57" draw:name="path5933" draw:layer="g14800" svg:width="0.11710916544pt" svg:height="0.34246871294pt" draw:transform="matrix(0.29843218000 0.00000000000 0.00000000000 0.29843218000 27.35705710013pt 3.04512676346pt)" svg:viewBox="0 0 0 0" svg:d="M0 0C0 0 0.04816 0.367368 0.104856 0.341127C0.162136 0.315959 0 0 0 0" koffice:nodeTypes="ccc"/>
            <draw:path draw:style-name="gr11" draw:id="shape58" draw:name="path5935" draw:layer="g14800" svg:width="1.61999162364pt" svg:height="2.43613392261pt" draw:transform="matrix(0.29843218000 0.00000000000 0.00000000000 0.29843218000 26.26850501123pt 3.07600051619pt)" svg:viewBox="0 0 2 2" svg:d="M1.23325 1.19083C1.33335 1.59568 1.76825 1.799 1.56786 2.234L1.26666 2.43613C0.799212 1.91426 -0.270908 1.04484 0.0636922 0.350376C0.0969883 0.465627 0.0311088 0.582061 0.130387 0.668944L0.263846 0.147061L0.36404 0.52473L0.496817 0.00284704C1.333 -0.0550731 0.864755 0.785378 1.2322 1.19083" koffice:nodeTypes="ccccccccc"/>
            <draw:path draw:style-name="gr6" draw:id="shape59" draw:name="path5937" draw:layer="g14800" svg:width="0.14008798041pt" svg:height="0.47375569101pt" draw:transform="matrix(0.29843218000 0.00000000000 0.00000000000 0.29843218000 29.55687242240pt 3.08460146226pt)" svg:viewBox="0 0 0 0" svg:d="M0.140088 0C0.140088 0 -0.0403843 0.44127 0.00835167 0.47233C0.0576317 0.503922 0.140088 0 0.140088 0" koffice:nodeTypes="ccc"/>
            <draw:path draw:style-name="gr6" draw:id="shape60" draw:name="path5939" draw:layer="g14800" svg:width="0.05181098022pt" svg:height="0.24834353409pt" draw:transform="matrix(0.29843218000 0.00000000000 0.00000000000 0.29843218000 26.41585956534pt 3.10010370091pt)" svg:viewBox="0 0 0 0" svg:d="M0.0285511 0.236701C0.0932711 0.311677 0.00239112 0 0.00239112 0L0.0285511 0.104962C0.0285511 0.104962 -0.0356889 0.160122 0.0285511 0.236701" koffice:nodeTypes="cccc"/>
            <draw:path draw:style-name="gr6" draw:id="shape61" draw:name="path5941" draw:layer="g14800" svg:width="0.06405138102pt" svg:height="0.26355599992pt" draw:transform="matrix(0.29843218000 0.00000000000 0.00000000000 0.29843218000 28.83498536299pt 3.14690649219pt)" svg:viewBox="0 0 0 0" svg:d="M0.0110114 7.90974e-05C0.0538114 -0.0052809 0.0640514 0.263556 0.0640514 0.263556C0.0640514 0.263556 -0.0318046 0.0075767 0.0110114 7.90974e-05" koffice:nodeTypes="ccc"/>
            <draw:path draw:style-name="gr6" draw:id="shape62" draw:name="path5943" draw:layer="g14800" svg:width="0.09197817606pt" svg:height="0.34428296456pt" draw:transform="matrix(0.29843218000 0.00000000000 0.00000000000 0.29843218000 26.96536128269pt 3.15476119656pt)" svg:viewBox="0 0 0 0" svg:d="M0 0.0010704C0 0.0010704 0.02304 0.3754 0.07872 0.342198C0.13368 0.308462 0 0 0 0" koffice:nodeTypes="ccc"/>
            <draw:path draw:style-name="gr6" draw:id="shape63" draw:name="path5945" draw:layer="g14800" svg:width="0.19182199751pt" svg:height="0.47510199925pt" draw:transform="matrix(0.29843218000 0.00000000000 0.00000000000 0.29843218000 28.92214345917pt 3.16991544455pt)" svg:viewBox="0 0 0 0" svg:d="M0.00813409 0.00277246C0.0633341 -0.0422115 0.191822 0.475102 0.191822 0.475102C0.191822 0.475102 -0.0464819 0.0477565 0.00813409 0.00277246" koffice:nodeTypes="ccc"/>
            <draw:path draw:style-name="gr6" draw:id="shape64" draw:name="path5947" draw:layer="g14800" svg:width="0.04973127797pt" svg:height="0.37079783394pt" draw:transform="matrix(0.29843218000 0.00000000000 0.00000000000 0.29843218000 26.90862394800pt 3.18624507531pt)" svg:viewBox="0 0 0 0" svg:d="M0.00643002 0C0.00643002 0 -0.01925 0.412351 0.03203 0.367368C0.08347 0.322384 0.00643002 0 0.00643002 0" koffice:nodeTypes="ccc"/>
            <draw:path draw:style-name="gr6" draw:id="shape65" draw:name="path5949" draw:layer="g14800" svg:width="0.11916303952pt" svg:height="0.39479799962pt" draw:transform="matrix(0.29843218000 0.00000000000 0.00000000000 0.29843218000 29.06145252566pt 3.22552466832pt)" svg:viewBox="0 0 0 0" svg:d="M0.0142029 0.00011857C0.0758029 -0.00791343 0.119163 0.394798 0.119163 0.394798C0.119163 0.394798 -0.0489891 0.00868657 0.0142029 0.00011857" koffice:nodeTypes="ccc"/>
            <draw:path draw:style-name="gr6" draw:id="shape66" draw:name="path5951" draw:layer="g14800" svg:width="0.09097807496pt" svg:height="0.36827499892pt" draw:transform="matrix(0.29843218000 0.00000000000 0.00000000000 0.29843218000 29.14800529952pt 3.25677320122pt)" svg:viewBox="0 0 0 0" svg:d="M0.0128181 0.000371977C0.0663381 -0.013556 0.0909781 0.368275 0.0909781 0.368275C0.0909781 0.368275 -0.0407659 0.01376 0.0128181 0.000371977" koffice:nodeTypes="ccc"/>
            <draw:path draw:style-name="gr6" draw:id="shape67" draw:name="path5953" draw:layer="g14800" svg:width="0.15797600000pt" svg:height="0.42038400000pt" draw:transform="matrix(0.29843218000 0.00000000000 0.00000000000 0.29843218000 29.66899926130pt 3.25688421107pt)" svg:viewBox="0 0 0 0" svg:d="M1.13687e-14 0.420384L0.157976 0L0.105496 0.341662L0 0.420382" koffice:nodeTypes="cccc"/>
            <draw:path draw:style-name="gr6" draw:id="shape68" draw:name="path5955" draw:layer="g14800" svg:width="0.13168000000pt" svg:height="0.44662600000pt" draw:transform="matrix(0.29843218000 0.00000000000 0.00000000000 0.29843218000 26.73795834899pt 3.29619895022pt)" svg:viewBox="0 0 0 0" svg:d="M0.13168 0.446626L0 0L0.13168 0.289718L0.13168 0.446626" koffice:nodeTypes="cccc"/>
            <draw:path draw:style-name="gr6" draw:id="shape69" draw:name="path5957" draw:layer="g14800" svg:width="0.31488800000pt" svg:height="0.47286600000pt" draw:transform="matrix(0.29843218000 0.00000000000 0.00000000000 0.29843218000 29.73196606382pt 3.29619895022pt)" svg:viewBox="0 0 0 0" svg:d="M0 0.472866L0.314888 0L0.183152 0.289718L0 0.472866" koffice:nodeTypes="cccc"/>
            <draw:path draw:style-name="gr6" draw:id="shape70" draw:name="path5959" draw:layer="g14800" svg:width="0.18357600000pt" svg:height="0.52534600000pt" draw:transform="matrix(0.29843218000 0.00000000000 0.00000000000 0.29843218000 26.68313993871pt 3.32736338717pt)" svg:viewBox="0 0 0 1" svg:d="M0.183576 0.525346L0 0L0.183576 0.368438L0.183576 0.525346" koffice:nodeTypes="cccc"/>
            <draw:path draw:style-name="gr6" draw:id="shape71" draw:name="path5961" draw:layer="g14800" svg:width="0.09473174331pt" svg:height="0.18328299990pt" draw:transform="matrix(0.29843218000 0.00000000000 0.00000000000 0.29843218000 29.29279088028pt 3.35880702152pt)" svg:viewBox="0 0 0 0" svg:d="M0.07872 0.000134853C0.14136 0.00549485 0 0.183283 0 0.183283C0 0.183283 0.01608 -0.00575555 0.07872 0.000134853" koffice:nodeTypes="ccc"/>
            <draw:path draw:style-name="gr11" draw:id="shape72" draw:name="path5963" draw:layer="g14800" svg:width="1.54714252368pt" svg:height="2.09680835968pt" draw:transform="matrix(0.29843218000 0.00000000000 0.00000000000 0.29843218000 26.01706318752pt 3.36667836507pt)" svg:viewBox="0 0 2 2" svg:d="M1.54714 1.61318L1.38568 2.09681C1.1083 1.45143 0.48469 1.55835 0.138452 1.07528L0.16146 1.07528L0.16146 0.940385C0.0461084 0.99412 0.0692364 0.88665 0 0.724891C0.20766 0.778627 -0.0460873 0.322417 0.0922168 0.349286C0.161453 0.45621 0.0922168 0.671704 0.207569 0.778629C0.323343 0.564231 0.0229803 0.322417 0.253656 0.107472L0.346302 0.537911L0.368888 0C0.992503 0.0806028 1.15406 1.10214 1.54688 1.61318" koffice:nodeTypes="cccccccccccc"/>
            <draw:path draw:style-name="gr6" draw:id="shape73" draw:name="path5965" draw:layer="g14800" svg:width="0.11779007769pt" svg:height="0.28873405158pt" draw:transform="matrix(0.29843218000 0.00000000000 0.00000000000 0.29843218000 26.17377111897pt 3.39800228418pt)" svg:viewBox="0 0 0 0" svg:d="M0 0C0 0 0.04544 0.283291 0.104856 0.288646C0.164216 0.294566 0 0 0 0" koffice:nodeTypes="ccc"/>
            <draw:path draw:style-name="gr6" draw:id="shape74" draw:name="path5967" draw:layer="g14800" svg:width="0.21725740199pt" svg:height="0.34105300223pt" draw:transform="matrix(0.29843218000 0.00000000000 0.00000000000 0.29843218000 29.31628346149pt 3.39786463899pt)" svg:viewBox="0 0 0 0" svg:d="M0.210456 0.000461227C0.262376 0.0149172 0 0.341053 0 0.341053C0 0.341053 0.157976 -0.0145332 0.210456 0.000461227" koffice:nodeTypes="ccc"/>
            <draw:path draw:style-name="gr6" draw:id="shape75" draw:name="path5969" draw:layer="g14800" svg:width="0.39664222104pt" svg:height="0.42475900064pt" draw:transform="matrix(0.29843218000 0.00000000000 0.00000000000 0.29843218000 29.75530107284pt 3.39669690125pt)" svg:viewBox="0 0 0 0" svg:d="M0.394144 0.00437414C0.433264 0.0584621 0 0.424759 0 0.424759C0 0.424759 0.354512 -0.0502491 0.394144 0.00437414" koffice:nodeTypes="ccc"/>
            <draw:path draw:style-name="gr6" draw:id="shape76" draw:name="path5971" draw:layer="g14800" svg:width="0.29169616246pt" svg:height="0.45196710862pt" draw:transform="matrix(0.29843218000 0.00000000000 0.00000000000 0.29843218000 26.52632695914pt 3.43731726208pt)" svg:viewBox="0 0 0 0" svg:d="M0 0C0 0 0.253784 0.509282 0.28908 0.446626C0.32388 0.382362 0 0 0 0" koffice:nodeTypes="ccc"/>
            <draw:path draw:style-name="gr6" draw:id="shape77" draw:name="path5973" draw:layer="g14800" svg:width="0.19346510306pt" svg:height="0.23512699988pt" draw:transform="matrix(0.29843218000 0.00000000000 0.00000000000 0.29843218000 29.36358854320pt 3.43730765376pt)" svg:viewBox="0 0 0 0" svg:d="M0.183688 3.2196e-05C0.244728 0.0026722 0 0.235127 0 0.235127C0 0.235127 0.122104 -0.0031806 0.183688 3.2196e-05" koffice:nodeTypes="ccc"/>
            <draw:path draw:style-name="gr11" draw:id="shape78" draw:name="path5975" draw:layer="g14800" svg:width="2.79375394584pt" svg:height="1.24365525114pt" draw:transform="matrix(0.29843218000 0.00000000000 0.00000000000 0.29843218000 29.43406867429pt 3.45281950073pt)" svg:viewBox="0 0 3 1" svg:d="M2.79313 0.559115C2.66908 1.34626 1.17978 1.05573 0.341152 1.24238C0.0620259 1.26265 0.186711 1.03503 0 1.01477L2.29691 0C2.57603 0.124576 2.63869 0.372884 2.79375 0.559115" koffice:nodeTypes="ccccc"/>
            <draw:path draw:style-name="gr6" draw:id="shape79" draw:name="path5977" draw:layer="g14800" svg:width="0.32132144729pt" svg:height="0.47629282009pt" draw:transform="matrix(0.29843218000 0.00000000000 0.00000000000 0.29843218000 26.48718936932pt 3.48414365858pt)" svg:viewBox="0 0 0 0" svg:d="M0 0C0 0 0.254856 0.519456 0.314832 0.473402C0.374752 0.426274 0 0 0 0" koffice:nodeTypes="ccc"/>
            <draw:path draw:style-name="gr6" draw:id="shape80" draw:name="path5979" draw:layer="g14800" svg:width="0.32331325016pt" svg:height="0.24556801034pt" draw:transform="matrix(0.29843218000 0.00000000000 0.00000000000 0.29843218000 29.36358854320pt 3.55181699456pt)" svg:viewBox="0 0 0 0" svg:d="M0.314888 0.0104731C0.384488 0.0795531 0 0.245568 0 0.245568C0 0.245568 0.244736 -0.0596797 0.314888 0.0104731" koffice:nodeTypes="ccc"/>
            <draw:path draw:style-name="gr6" draw:id="shape81" draw:name="path5981" draw:layer="g14800" svg:width="0.34454824167pt" svg:height="0.30143296040pt" draw:transform="matrix(0.29843218000 0.00000000000 0.00000000000 0.29843218000 29.89625894756pt 3.55080701211pt)" svg:viewBox="0 0 0 0" svg:d="M0.341664 0.0138575C0.381264 0.102754 0 0.301433 0 0.301433C0 0.301433 0.302568 -0.0761097 0.341664 0.0138575" koffice:nodeTypes="ccc"/>
            <draw:path draw:style-name="gr6" draw:id="shape82" draw:name="path5983" draw:layer="g14800" svg:width="0.05256000000pt" svg:height="0.18368400000pt" draw:transform="matrix(0.29843218000 0.00000000000 0.00000000000 0.29843218000 26.04825293152pt 3.57028503298pt)" svg:viewBox="0 0 0 0" svg:d="M0 0.183684L0.05256 0.183684L0.05256 0L0 0Z" koffice:nodeTypes="ccccc"/>
            <draw:path draw:style-name="gr6" draw:id="shape83" draw:name="path5985" draw:layer="g14800" svg:width="0.37451790095pt" svg:height="0.28907799851pt" draw:transform="matrix(0.29843218000 0.00000000000 0.00000000000 0.29843218000 29.37909030436pt 3.62497324317pt)" svg:viewBox="0 0 0 0" svg:d="M0.367904 0.000432281C0.432704 0.0143523 0 0.289078 0 0.289078C0 0.289078 0.302576 -0.0129557 0.367904 0.000432281" koffice:nodeTypes="ccc"/>
            <draw:path draw:style-name="gr6" draw:id="shape84" draw:name="path5987" draw:layer="g14800" svg:width="0.42078880984pt" svg:height="0.27100900288pt" draw:transform="matrix(0.29843218000 0.00000000000 0.00000000000 0.29843218000 29.92774234882pt 3.63851638344pt)" svg:viewBox="0 0 0 0" svg:d="M0.420384 0.00753211C0.435904 0.0691161 0 0.271009 0 0.271009C0 0.271009 0.40432 -0.0529815 0.420384 0.00753211" koffice:nodeTypes="ccc"/>
            <draw:path draw:style-name="gr11" draw:id="shape85" draw:name="path5989" draw:layer="g14800" svg:width="2.04501588473pt" svg:height="1.45642712266pt" draw:transform="matrix(0.29843218000 0.00000000000 0.00000000000 0.29843218000 25.87071526108pt 3.64891498878pt)" svg:viewBox="0 0 2 1" svg:d="M2.0357 1.45643L0.203327 1.0529C0.150341 0.896158 -0.062017 0.783736 0.0176971 0.582661C0.097298 0.672231 0.0706835 0.783736 0.203327 0.851371C0.282928 0.649838 -0.062017 0.515027 0.0707078 0.246317C0.123694 0.33543 0.150308 0.493548 0.310004 0.582661C0.310004 0.471155 0.123726 0.157204 0.256532 0.134811L0.363047 0.246317L0.363047 0C0.841097 0.649838 2.16846 0.493548 2.03574 1.45643" koffice:nodeTypes="cccccccccc"/>
            <draw:path draw:style-name="gr6" draw:id="shape86" draw:name="path5991" draw:layer="g14800" svg:width="0.36489331610pt" svg:height="0.27598862985pt" draw:transform="matrix(0.29843218000 0.00000000000 0.00000000000 0.29843218000 26.31473138114pt 3.66441722743pt)" svg:viewBox="0 0 0 0" svg:d="M0.364893 0.275989C0.285674 0.221129 0.174715 0.0551414 0 0C0.142656 0.0413553 0.317341 0.138135 0.364893 0.275989" koffice:nodeTypes="ccc"/>
            <draw:path draw:style-name="gr6" draw:id="shape87" draw:name="path5993" draw:layer="g14800" svg:width="0.21874693160pt" svg:height="0.18855101942pt" draw:transform="matrix(0.29843218000 0.00000000000 0.00000000000 0.29843218000 29.45756125550pt 3.66280466083pt)" svg:viewBox="0 0 0 0" svg:d="M0.209928 0.00540346C0.270408 0.0477074 0 0.188551 0 0.188551C0 0.188551 0.149944 -0.037439 0.209928 0.00540346" koffice:nodeTypes="ccc"/>
            <draw:path draw:style-name="gr6" draw:id="shape88" draw:name="path5995" draw:layer="g14800" svg:width="0.23611200000pt" svg:height="0.28864600000pt" draw:transform="matrix(0.29843218000 0.00000000000 0.00000000000 0.29843218000 25.99354673174pt 3.73505612444pt)" svg:viewBox="0 0 0 0" svg:d="M0.236112 0.288646L0 0L0.07872 0.156908L0.236112 0.288646" koffice:nodeTypes="cccc"/>
            <draw:path draw:style-name="gr6" draw:id="shape89" draw:name="path5997" draw:layer="g14800" svg:width="0.57777600000pt" svg:height="0.47286600000pt" draw:transform="matrix(0.29843218000 0.00000000000 0.00000000000 0.29843218000 26.29908398508pt 3.73505612444pt)" svg:viewBox="0 0 1 0" svg:d="M0.577776 0.472866L0 0C0.262408 0.02624 0.472816 0.314887 0.577776 0.472866" koffice:nodeTypes="ccc"/>
            <draw:path draw:style-name="gr6" draw:id="shape90" draw:name="path5999" draw:layer="g14800" svg:width="0.47287200000pt" svg:height="0.18314800000pt" draw:transform="matrix(0.29843218000 0.00000000000 0.00000000000 0.29843218000 29.48888469711pt 3.76654024194pt)" svg:viewBox="0 0 0 0" svg:d="M0 0.183148L0.341128 0L0.472872 0L1.13687e-14 0.183148" koffice:nodeTypes="cccc"/>
            <draw:path draw:style-name="gr6" draw:id="shape91" draw:name="path6001" draw:layer="g14800" svg:width="0.28875063315pt" svg:height="0.14519400736pt" draw:transform="matrix(0.29843218000 0.00000000000 0.00000000000 0.29843218000 29.92774234882pt 3.77786707294pt)" svg:viewBox="0 0 0 0" svg:d="M0.288648 0.0145263C0.295048 0.0825343 0 0.145194 0 0.145194C0 0.145194 0.281688 -0.0545561 0.288648 0.0145263" koffice:nodeTypes="ccc"/>
            <draw:path draw:style-name="gr11" draw:id="shape92" draw:name="path6003" draw:layer="g14800" svg:width="2.94747000139pt" svg:height="1.34046987126pt" draw:transform="matrix(0.29843218000 0.00000000000 0.00000000000 0.29843218000 29.33338481913pt 3.83566146276pt)" svg:viewBox="0 0 3 1" svg:d="M2.91097 0.0672959C3.01661 0.205836 2.88441 0.669246 2.62434 0.884949C1.84404 1.35756 0.709164 1.07347 0 1.34047C0.0520185 1.2541 0.07327 1.07785 0.177814 1.03489C0.021759 0.949396 0.307869 0.863025 0.229833 0.690729L0.334401 0.626283C0.22452 0.473273 0.428883 0.440831 0.376904 0.354023C1.40084 0.361038 1.8446 0.282123 2.52138 0.0458144C2.52138 0.0458144 2.8059 -0.0703664 2.911 0.0672965" koffice:nodeTypes="ccccccccc"/>
            <draw:path draw:style-name="gr6" draw:id="shape93" draw:name="path6005" draw:layer="g14800" svg:width="0.57863270193pt" svg:height="0.40090212464pt" draw:transform="matrix(0.29843218000 0.00000000000 0.00000000000 0.29843218000 26.24412232736pt 3.86051247674pt)" svg:viewBox="0 0 1 0" svg:d="M0.577728 0.393073C0.568688 0.466441 0 0 0 0L0.525296 0.341127C0.525296 0.341127 0.586896 0.321311 0.577696 0.393071" koffice:nodeTypes="cccc"/>
            <draw:path draw:style-name="gr6" draw:id="shape94" draw:name="path6007" draw:layer="g14800" svg:width="0.36843200000pt" svg:height="0.10442600000pt" draw:transform="matrix(0.29843218000 0.00000000000 0.00000000000 0.29843218000 29.52021052618pt 3.86051247674pt)" svg:viewBox="0 0 0 0" svg:d="M0 0.104426L0.18368 0L0.368432 0L0.000536 0.104426" koffice:nodeTypes="cccc"/>
            <draw:path draw:style-name="gr6" draw:id="shape95" draw:name="path6009" draw:layer="g14800" svg:width="0.63037253112pt" svg:height="0.35130696791pt" draw:transform="matrix(0.29843218000 0.00000000000 0.00000000000 0.29843218000 29.95123493003pt 3.88863877260pt)" svg:viewBox="0 0 1 0" svg:d="M0.630312 0.0101796C0.637512 0.0921148 0 0.351307 0 0.351307C0 0.351307 0.623352 -0.0701484 0.630312 0.0101796" koffice:nodeTypes="ccc"/>
            <draw:path draw:style-name="gr6" draw:id="shape96" draw:name="path6011" draw:layer="g14800" svg:width="0.63120641478pt" svg:height="0.38053028320pt" draw:transform="matrix(0.29843218000 0.00000000000 0.00000000000 0.29843218000 26.22847731875pt 3.96231581069pt)" svg:viewBox="0 0 1 0" svg:d="M0.630152 0.366832C0.661112 0.465368 0 0 0 0L0.525296 0.288646C0.525296 0.288646 0.599696 0.269902 0.630152 0.36683" koffice:nodeTypes="cccc"/>
            <draw:path draw:style-name="gr6" draw:id="shape97" draw:name="path6013" draw:layer="g14800" svg:width="0.60300000000pt" svg:height="0.31706763479pt" draw:transform="matrix(0.29843218000 0.00000000000 0.00000000000 0.29843218000 29.94356402927pt 3.97781804934pt)" svg:viewBox="0 0 1 0" svg:d="M0 0.314886C0.262408 0.342198 0.394144 0.106034 0.603 0C0.4718 0.184219 0.235632 0.314886 0 0.314886" koffice:nodeTypes="ccc"/>
            <draw:path draw:style-name="gr6" draw:id="shape98" draw:name="path6015" draw:layer="g14800" svg:width="0.63031200000pt" svg:height="0.10442600000pt" draw:transform="matrix(0.29843218000 0.00000000000 0.00000000000 0.29843218000 29.45756125550pt 4.00163078859pt)" svg:viewBox="0 0 1 0" svg:d="M0 0.104426L0.236168 0L0.630312 0.051944L0 0.104424" koffice:nodeTypes="cccc"/>
            <draw:path draw:style-name="gr11" draw:id="shape99" draw:name="path6017" draw:layer="g14800" svg:width="2.16697528335pt" svg:height="1.57479724734pt" draw:transform="matrix(0.29843218000 0.00000000000 0.00000000000 0.29843218000 25.82037350617pt 4.08745248244pt)" svg:viewBox="0 0 2 2" svg:d="M2.16658 1.3192L2.16658 1.48318C1.49667 1.45025 0.537275 1.87967 0.0912424 1.12095C0.135777 1.18815 0.336468 1.35213 0.492632 1.38438C0.448097 1.18815 0.135349 1.08802 0.00158136 0.824582C-0.0206519 0.72445 0.202253 0.593404 0.00158136 0.494615C0.046592 0.42943 0.046592 0.363568 0.046592 0.296366L0.291825 0.593404C0.33636 0.429427 -0.0872156 0.131045 0.24729 0C0.872105 0.131045 1.9435 0.0329288 2.16698 1.3192" koffice:nodeTypes="cccccccccc"/>
            <draw:path draw:style-name="gr6" draw:id="shape100" draw:name="path6019" draw:layer="g14800" svg:width="0.63030400000pt" svg:height="0.15797800000pt" draw:transform="matrix(0.29843218000 0.00000000000 0.00000000000 0.29843218000 29.40258527303pt 4.08745248244pt)" svg:viewBox="0 0 1 0" svg:d="M0 0.157978L0.420384 0L0.630304 0L0 0.157978" koffice:nodeTypes="cccc"/>
            <draw:path draw:style-name="gr6" draw:id="shape101" draw:name="path6021" draw:layer="g14800" svg:width="0.34309786004pt" svg:height="0.19829850607pt" draw:transform="matrix(0.29843218000 0.00000000000 0.00000000000 0.29843218000 25.89155216245pt 4.11893636120pt)" svg:viewBox="0 0 0 0" svg:d="M0 0C0 0 0.31376 0.10764 0.341608 0.184219C0.369368 0.260803 0 0 0 0" koffice:nodeTypes="ccc"/>
            <draw:path draw:style-name="gr6" draw:id="shape102" draw:name="path6023" draw:layer="g14800" svg:width="0.52534400000pt" svg:height="0.23670100000pt" draw:transform="matrix(0.29843218000 0.00000000000 0.00000000000 0.29843218000 29.91208062801pt 4.11893636120pt)" svg:viewBox="0 0 1 0" svg:d="M1.13687e-14 0.236701L0.525344 0L0.105496 0.236701L0 0.236701" koffice:nodeTypes="cccc"/>
            <draw:path draw:style-name="gr6" draw:id="shape103" draw:name="path6025" draw:layer="g14800" svg:width="0.63031200000pt" svg:height="0.10442700000pt" draw:transform="matrix(0.29843218000 0.00000000000 0.00000000000 0.29843218000 29.38692116476pt 4.17391329865pt)" svg:viewBox="0 0 1 0" svg:d="M0 0.104427L0.341664 0L0.630312 0L0.000536 0.104427" koffice:nodeTypes="cccc"/>
            <draw:path draw:style-name="gr6" draw:id="shape104" draw:name="path6027" draw:layer="g14800" svg:width="0.81388800000pt" svg:height="0.08316481671pt" draw:transform="matrix(0.29843218000 0.00000000000 0.00000000000 0.29843218000 26.15799718766pt 4.18808954456pt)" svg:viewBox="0 0 1 0" svg:d="M0.813888 0.0831648C0.577776 0.0049808 0.262408 0.0569248 0 0.0569248C0.104856 0.136717 0.577776 -0.126759 0.813888 0.0831648" koffice:nodeTypes="ccc"/>
            <draw:path draw:style-name="gr6" draw:id="shape105" draw:name="path6029" draw:layer="g14800" svg:width="0.16849136919pt" svg:height="0.08291742582pt" draw:transform="matrix(0.29843218000 0.00000000000 0.00000000000 0.29843218000 25.93068975226pt 4.22743787118pt)" svg:viewBox="0 0 0 0" svg:d="M0 0.00486665C0 0.00486665 0.097416 -0.0235173 0.157928 0.0568107C0.218328 0.137675 0 0.00486665 0 0.00486665" koffice:nodeTypes="ccc"/>
            <draw:path draw:style-name="gr11" draw:id="shape106" draw:name="path6031" draw:layer="g14800" svg:width="3.19551209837pt" svg:height="1.89916789752pt" draw:transform="matrix(0.29843218000 0.00000000000 0.00000000000 0.29843218000 29.16727540277pt 4.24219672829pt)" svg:viewBox="0 0 3 2" svg:d="M3.16979 0.480249C3.28706 1.05958 2.9812 1.49353 2.70023 1.71124C1.87839 2.14518 0.869402 1.71124 0.000656871 1.56733C-0.0227965 1.02342 0.587955 1.31345 0.84547 1.05958L0.117924 1.05958C0.751656 0.120102 1.80756 0.445562 2.70023 0.0101395C2.91132 -0.0252832 3.21622 0.0101395 3.16979 0.480249" koffice:nodeTypes="ccccccc"/>
            <draw:path draw:style-name="gr6" draw:id="shape107" draw:name="path6033" draw:layer="g14800" svg:width="0.31615065103pt" svg:height="0.25319034054pt" draw:transform="matrix(0.29843218000 0.00000000000 0.00000000000 0.29843218000 25.85238114823pt 4.25973499250pt)" svg:viewBox="0 0 0 0" svg:d="M0 0C0 0 0.289608 0.145662 0.314832 0.237236C0.339872 0.328274 0 0 0 0" koffice:nodeTypes="ccc"/>
            <draw:path draw:style-name="gr6" draw:id="shape108" draw:name="path6035" draw:layer="g14800" svg:width="0.94586131609pt" svg:height="0.15124991211pt" draw:transform="matrix(0.29843218000 0.00000000000 0.00000000000 0.29843218000 26.20498473754pt 4.27257766944pt)" svg:viewBox="0 0 1 0" svg:d="M0.945624 0.142257C0.960024 0.205985 0.315472 -0.0944442 0 0.036759C0.315312 -0.0682034 0.930624 0.078527 0.945624 0.142257" koffice:nodeTypes="ccc"/>
            <draw:path draw:style-name="gr6" draw:id="shape109" draw:name="path6037" draw:layer="g14800" svg:width="0.94519200000pt" svg:height="0.34219800000pt" draw:transform="matrix(0.29843218000 0.00000000000 0.00000000000 0.29843218000 29.85726460519pt 4.29904997040pt)" svg:viewBox="0 0 1 0" svg:d="M0 0.342198L0.945192 0L0.366832 0.289717L0 0.342197" koffice:nodeTypes="cccc"/>
            <draw:path draw:style-name="gr6" draw:id="shape110" draw:name="path6039" draw:layer="g14800" svg:width="0.89267700008pt" svg:height="0.14954499082pt" draw:transform="matrix(0.29843218000 0.00000000000 0.00000000000 0.29843218000 26.25976574134pt 4.34088169605pt)" svg:viewBox="0 0 1 0" svg:d="M1.33433e-05 0.0178076C-0.00398666 0.0975996 0.892677 0.149545 0.892677 0.149545C0.892677 0.149545 0.00429334 -0.06145 1.33433e-05 0.0178076" koffice:nodeTypes="ccc"/>
            <draw:path draw:style-name="gr6" draw:id="shape111" draw:name="path6041" draw:layer="g14800" svg:width="0.47607632743pt" svg:height="0.05688533333pt" draw:transform="matrix(0.29843218000 0.00000000000 0.00000000000 0.29843218000 29.31628346149pt 4.40822257639pt)" svg:viewBox="0 0 0 0" svg:d="M0 0.0283236C0 0.0283236 0.422528 -0.0354044 0.472864 0.0283236C0.521584 0.0925876 0 0.0283236 0 0.0283236" koffice:nodeTypes="ccc"/>
            <draw:path draw:style-name="gr6" draw:id="shape112" draw:name="path6043" draw:layer="g14800" svg:width="1.10323590006pt" svg:height="0.38085111972pt" draw:transform="matrix(0.29843218000 0.00000000000 0.00000000000 0.29843218000 29.81011709566pt 4.41343895310pt)" svg:viewBox="0 0 1 0" svg:d="M0 0.379283C0.420384 0.353043 1.09622 -0.0726974 1.10318 0.0108442C1.11038 0.094921 0.420384 0.405523 0 0.379283" koffice:nodeTypes="ccc"/>
            <draw:path draw:style-name="gr11" draw:id="shape113" draw:name="path6045" draw:layer="g14800" svg:width="4.06750303923pt" svg:height="1.98877491850pt" draw:transform="matrix(0.29843218000 0.00000000000 0.00000000000 0.29843218000 25.90703721140pt 4.49815029380pt)" svg:viewBox="0 0 4 2" svg:d="M4.0675 1.13297C3.73153 1.39276 3.27252 1.42977 2.84469 1.61556C2.2636 1.61556 1.49911 2.13438 0.918015 1.9486L1.0401 1.72581C0.581223 1.83682 0.428388 1.39276 0.152835 1.13297C0.336792 1.20698 0.428388 1.42826 0.642275 1.39125C0.58126 1.28099 0.27574 0.984193 0.0612383 0.873931L0.611721 0.873931C0.397956 0.762917 0.0612383 0.725909 0 0.466116C0.0916618 0.503121 0.152714 0.540126 0.275554 0.540126L0.061052 0.280333C1.00949 -0.125218 3.18011 -0.273994 4.06669 1.13297" koffice:nodeTypes="cccccccccccc"/>
            <draw:path draw:style-name="gr6" draw:id="shape114" draw:name="path6047" draw:layer="g14800" svg:width="0.50513958795pt" svg:height="0.07402102222pt" draw:transform="matrix(0.29843218000 0.00000000000 0.00000000000 0.29843218000 29.23781251035pt 4.53113965217pt)" svg:viewBox="0 0 1 0" svg:d="M0 0.0373675C0 0.0373675 0.43324 -0.0467093 0.49964 0.0373675C0.5666 0.119838 0 0.0373675 0 0.0373675" koffice:nodeTypes="ccc"/>
            <draw:path draw:style-name="gr6" draw:id="shape115" draw:name="path6049" draw:layer="g14800" svg:width="0.81452800000pt" svg:height="0.07979200000pt" draw:transform="matrix(0.29843218000 0.00000000000 0.00000000000 0.29843218000 26.42433238984pt 4.55779377416pt)" svg:viewBox="0 0 1 0" svg:d="M0.00016 0.079792L0.341768 0L0.814528 0.079792L0 0.079792" koffice:nodeTypes="cccc"/>
            <draw:path draw:style-name="gr6" draw:id="shape116" draw:name="path6051" draw:layer="g14800" svg:width="0.89331700001pt" svg:height="0.16801278757pt" draw:transform="matrix(0.29843218000 0.00000000000 0.00000000000 0.29843218000 29.78660378546pt 4.55779353541pt)" svg:viewBox="0 0 1 0" svg:d="M6.94597e-05 0.130667C0.00806946 0.211531 0.630909 0.157979 0.893317 0C0.682861 0.157978 -0.00796254 0.05248 6.94597e-05 0.130667" koffice:nodeTypes="ccc"/>
            <draw:path draw:style-name="gr6" draw:id="shape117" draw:name="path6053" draw:layer="g14800" svg:width="0.26235200000pt" svg:height="0.00000000000pt" draw:transform="matrix(0.29843218000 0.00000000000 0.00000000000 0.29843218000 25.99335573514pt 4.61245079231pt)" svg:viewBox="0 0 0 0" svg:d="M0 0L0.262352 0L0 0" koffice:nodeTypes="ccc"/>
            <draw:path draw:style-name="gr11" draw:id="shape118" draw:name="path6055" draw:layer="g14800" svg:width="4.13911836442pt" svg:height="1.21519447059pt" draw:transform="matrix(0.29843218000 0.00000000000 0.00000000000 0.29843218000 28.78345309749pt 4.62727685166pt)" svg:viewBox="0 0 4 1" svg:d="M4.08554 0.0639634C4.25266 0.37161 3.99053 0.637096 3.82291 0.883382C2.65207 1.70197 1.14697 0.801146 0 0.37161C0.215365 0.391646 0.478478 0.474298 0.69286 0.391646C0.501377 0.288957 0.239239 0.37161 0.0477488 0.288957C0.262626 0.0647971 0.764484 0.105705 1.07535 0.105705L0.597363 0.0234714L0.69286 0.00301767C1.79208 -0.0387253 3.01068 0.371609 4.08554 0.0639609" koffice:nodeTypes="ccccccccc"/>
            <draw:path draw:style-name="gr6" draw:id="shape119" draw:name="path6057" draw:layer="g14800" svg:width="1.12888000000pt" svg:height="0.15110903547pt" draw:transform="matrix(0.29843218000 0.00000000000 0.00000000000 0.29843218000 26.48718936932pt 4.65381606594pt)" svg:viewBox="0 0 1 0" svg:d="M1.12888 0.151109L0 0.0986289C0.0524 -0.0850551 0.787752 0.0204449 1.12888 0.151109" koffice:nodeTypes="ccc"/>
            <draw:path draw:style-name="gr6" draw:id="shape120" draw:name="path6059" draw:layer="g14800" svg:width="0.34423928641pt" svg:height="0.09111111111pt" draw:transform="matrix(0.29843218000 0.00000000000 0.00000000000 0.29843218000 29.13616889730pt 4.68324964897pt)" svg:viewBox="0 0 0 0" svg:d="M0 0C0 0 0.29668 0.02624 0.340592 0.07872C0.385552 0.1312 0 0 0 0" koffice:nodeTypes="ccc"/>
            <draw:path draw:style-name="gr6" draw:id="shape121" draw:name="path6061" draw:layer="g14800" svg:width="0.74007237354pt" svg:height="0.16680926416pt" draw:transform="matrix(0.29843218000 0.00000000000 0.00000000000 0.29843218000 28.88541662983pt 4.70674270767pt)" svg:viewBox="0 0 1 0" svg:d="M0 0C0 0 0.664048 0.102285 0.735808 0.157979C0.805408 0.212067 0 0 0 0" koffice:nodeTypes="ccc"/>
            <draw:path draw:style-name="gr6" draw:id="shape122" draw:name="path6063" draw:layer="g14800" svg:width="1.12936000000pt" svg:height="0.05194400000pt" draw:transform="matrix(0.29843218000 0.00000000000 0.00000000000 0.29843218000 26.54202210435pt 4.72240538346pt)" svg:viewBox="0 0 1 0" svg:d="M0 0.051944L0.236112 0L1.12936 0.051944L1.13687e-14 0.051944" koffice:nodeTypes="cccc"/>
            <draw:path draw:style-name="gr6" draw:id="shape123" draw:name="path6065" draw:layer="g14800" svg:width="1.07640000000pt" svg:height="0.15486258719pt" draw:transform="matrix(0.29843218000 0.00000000000 0.00000000000 0.29843218000 29.71614438337pt 4.73790714462pt)" svg:viewBox="0 0 1 0" svg:d="M0 0.131738C0.288648 0.157978 0.762048 0.106034 1.0764 0C0.839704 0.262406 0.367904 0.106033 0 0.131738" koffice:nodeTypes="ccc"/>
            <draw:path draw:style-name="gr11" draw:id="shape124" draw:name="path6067" draw:layer="g14800" svg:width="6.02598008861pt" svg:height="2.31182617960pt" draw:transform="matrix(0.29843218000 0.00000000000 0.00000000000 0.29843218000 28.27413441435pt 4.79288408207pt)" svg:viewBox="0 0 6 2" svg:d="M6.02535 1.21428C6.02535 1.66682 5.65028 1.92073 5.36279 2.147C3.31513 2.82352 1.64371 1.24249 0 0.565393C0.259207 0.453122 0.865332 0.735242 1.24042 0.706454C0.894201 0.536606 0.49031 0.423758 0.0581403 0.423758C0.576555 0.0840608 1.09573 0.564242 1.55729 0.508392C1.21155 0.339695 0.808246 0.226271 0.375611 0.198059C0.606011 0.0282107 0.77879 0.141636 1.09573 0.113424L1.03821 0C2.82543 0.113424 4.15175 1.60924 6.02598 1.21428" koffice:nodeTypes="cccccccccc"/>
            <draw:path draw:style-name="gr6" draw:id="shape125" draw:name="path6069" draw:layer="g14800" svg:width="0.24647247142pt" svg:height="0.07705637903pt" draw:transform="matrix(0.29843218000 0.00000000000 0.00000000000 0.29843218000 29.01071278374pt 4.79223183242pt)" svg:viewBox="0 0 0 0" svg:d="M0 0.00218559C0 0.00218559 0.167088 -0.0165584 0.236168 0.0557376C0.305768 0.125354 0 0.00218559 0 0.00218559" koffice:nodeTypes="ccc"/>
            <draw:path draw:style-name="gr6" draw:id="shape126" draw:name="path6071" draw:layer="g14800" svg:width="0.60458964861pt" svg:height="0.24507509752pt" draw:transform="matrix(0.29843218000 0.00000000000 0.00000000000 0.29843218000 28.58748581590pt 4.82436796082pt)" svg:viewBox="0 0 1 0" svg:d="M0 0C0 0 0.585968 0.174045 0.604176 0.236701C0.622896 0.298285 0 0 0 0" koffice:nodeTypes="ccc"/>
            <draw:path draw:style-name="gr11" draw:id="shape127" draw:name="path6073" draw:layer="g14800" svg:width="4.07971831808pt" svg:height="1.53593981592pt" draw:transform="matrix(0.29843218000 0.00000000000 0.00000000000 0.29843218000 26.13471231525pt 4.84980474147pt)" svg:viewBox="0 0 4 2" svg:d="M4.07963 0.592647C3.60557 0.614703 3.05996 0.730152 2.68028 1.16847C2.03981 0.98404 1.51792 1.28298 1.01966 1.53594L0.664168 1.3745C0.80639 1.35244 0.948551 1.39843 1.06761 1.32898C0.806484 1.214 0.427136 1.3745 0.237126 1.12155L0.331842 1.03004C0.237126 0.960107 0.0712086 0.937585 0.0237531 0.800079L0.118469 0.708096C0.0948389 0.661636 0.0468558 0.661636 0 0.661636C0.189526 0.362693 -0.0711075 0.569654 0.213279 0.339697C0.165946 0.316702 0.142172 0.362693 0.118563 0.385688C0.237032 0.569652 0.331842 0.271179 0.379204 0.339697C1.56527 0.018229 2.98885 -0.327643 4.07972 0.593588" koffice:nodeTypes="cccccccccccccc"/>
            <draw:path draw:style-name="gr6" draw:id="shape128" draw:name="path6075" draw:layer="g14800" svg:width="1.18155000129pt" svg:height="0.12509970429pt" draw:transform="matrix(0.29843218000 0.00000000000 0.00000000000 0.29843218000 29.66127269326pt 4.84786101953pt)" svg:viewBox="0 0 1 0" svg:d="M1.18155 0C0.787403 0.051944 -0.0276615 0.029992 0.000722532 0.104427C0.0275225 0.179939 0.787403 0.0262432 1.18155 0" koffice:nodeTypes="ccc"/>
            <draw:path draw:style-name="gr6" draw:id="shape129" draw:name="path6077" draw:layer="g14800" svg:width="0.56172650485pt" svg:height="0.13639899623pt" draw:transform="matrix(0.29843218000 0.00000000000 0.00000000000 0.29843218000 26.76929850280pt 4.87763466858pt)" svg:viewBox="0 0 1 0" svg:d="M0.55148 0.00466032C0.65044 0.0400043 0 0.136399 0 0.136399C0 0.136399 0.452512 -0.0296133 0.55148 0.00466032" koffice:nodeTypes="ccc"/>
            <draw:path draw:style-name="gr6" draw:id="shape130" draw:name="path6079" draw:layer="g14800" svg:width="1.02434000000pt" svg:height="0.18421900000pt" draw:transform="matrix(0.29843218000 0.00000000000 0.00000000000 0.29843218000 26.83972849728pt 4.93400239393pt)" svg:viewBox="0 0 1 0" svg:d="M0.000112 0.184219L0.656552 0L1.02434 0L0 0.184219" koffice:nodeTypes="cccc"/>
            <draw:path draw:style-name="gr11" draw:id="shape131" draw:name="path6081" draw:layer="g14800" svg:width="8.77176612500pt" svg:height="3.22936556925pt" draw:transform="matrix(0.29843218000 0.00000000000 0.00000000000 0.29843218000 27.09088185760pt 4.99913357703pt)" svg:viewBox="0 0 9 3" svg:d="M8.7712 1.45578C8.60691 1.90425 7.97437 2.39938 7.3138 2.44653C6.18723 2.3527 5.30746 1.69204 4.26165 1.38553C4.97712 1.92782 6.07677 2.28101 7.03959 2.65873C6.49005 2.87238 5.93938 3.46134 5.19699 3.13076C3.57483 2.42295 1.78769 1.31432 0 0.748454C0.357204 0.606508 0.384563 0.488137 0.742948 0.37073C1.23747 0.347153 1.64969 0.606508 2.08983 0.606508L1.2376 0.323575C2.33724 0.158049 3.21696 1.05449 4.20731 1.43269C3.93327 0.937077 2.91482 0.748454 2.61195 0.323575C2.55758 0.299034 2.47468 0.347152 2.42035 0.27642L3.08019 0.228784C2.94236 0.158053 2.77804 0.205207 2.61195 0.18163C2.88728 0.0406444 3.43739 0.134475 3.76706 0.11138L3.02462 0.0170686C5.08708 -0.195131 6.51641 1.6449 8.77177 1.45579" koffice:nodeTypes="ccccccccccccccccc"/>
            <draw:path draw:style-name="gr6" draw:id="shape132" draw:name="path6083" draw:layer="g14800" svg:width="1.03712997801pt" svg:height="0.05725243878pt" draw:transform="matrix(0.29843218000 0.00000000000 0.00000000000 0.29843218000 29.57108315174pt 4.97503975326pt)" svg:viewBox="0 0 1 0" svg:d="M1.03713 0.0204693C0.722246 0.0724133 0.135846 0.0665253 0.0126777 0.0204693C-0.11049 -0.0255867 0.696006 0.0204693 1.03713 0.0204693" koffice:nodeTypes="ccc"/>
            <draw:path draw:style-name="gr6" draw:id="shape133" draw:name="path6085" draw:layer="g14800" svg:width="1.28713000000pt" svg:height="0.23509400000pt" draw:transform="matrix(0.29843218000 0.00000000000 0.00000000000 0.29843218000 26.94952289004pt 4.98897933138pt)" svg:viewBox="0 0 1 0" svg:d="M0 0.235094L0.813832 0L1.28713 0L0.000376 0.235094" koffice:nodeTypes="cccc"/>
            <draw:path draw:style-name="gr6" draw:id="shape134" draw:name="path6087" draw:layer="g14800" svg:width="0.53914527546pt" svg:height="0.09540104129pt" draw:transform="matrix(0.29843218000 0.00000000000 0.00000000000 0.29843218000 26.15812611037pt 5.03580596663pt)" svg:viewBox="0 0 1 0" svg:d="M0.52476 0.053016C0.629616 0 0.131256 0.209924 0 0C0.18352 0 0.367264 0.157443 0.52476 0.053016" koffice:nodeTypes="ccc"/>
            <draw:path draw:style-name="gr6" draw:id="shape135" draw:name="path6089" draw:layer="g14800" svg:width="0.65846474000pt" svg:height="0.24507509752pt" draw:transform="matrix(0.29843218000 0.00000000000 0.00000000000 0.29843218000 28.16429227245pt 5.05162764708pt)" svg:viewBox="0 0 1 0" svg:d="M0 0C0 0 0.612528 0.17458 0.656496 0.236701C0.700256 0.298285 0 0 0 0" koffice:nodeTypes="ccc"/>
            <draw:path draw:style-name="gr6" draw:id="shape136" draw:name="path6091" draw:layer="g14800" svg:width="0.84310054374pt" svg:height="0.29970432305pt" draw:transform="matrix(0.29843218000 0.00000000000 0.00000000000 0.29843218000 27.96854702441pt 5.09062294443pt)" svg:viewBox="0 0 1 0" svg:d="M0 0C0 0 0.784432 0.211531 0.840664 0.288646C0.895704 0.367366 0 0 0 0" koffice:nodeTypes="ccc"/>
            <draw:path draw:style-name="gr6" draw:id="shape137" draw:name="path6093" draw:layer="g14800" svg:width="0.71144468623pt" svg:height="0.09905305617pt" draw:transform="matrix(0.29843218000 0.00000000000 0.00000000000 0.29843218000 26.17377111897pt 5.10660530077pt)" svg:viewBox="0 0 1 0" svg:d="M0.708496 0.078184C0.764656 0.153696 0 0 0 0L0.577192 0.078184C0.577192 0.078184 0.652632 0.003208 0.708336 0.078184" koffice:nodeTypes="cccc"/>
            <draw:path draw:style-name="gr6" draw:id="shape138" draw:name="path6095" draw:layer="g14800" svg:width="0.94611313936pt" svg:height="0.34630277635pt" draw:transform="matrix(0.29843218000 0.00000000000 0.00000000000 0.29843218000 27.85074748686pt 5.12993792233pt)" svg:viewBox="0 0 1 0" svg:d="M0 0C0 0 0.921096 0.287575 0.945672 0.341127C0.969752 0.395751 0 0 0 0" koffice:nodeTypes="ccc"/>
            <draw:path draw:style-name="gr6" draw:id="shape139" draw:name="path6097" draw:layer="g14800" svg:width="0.94514400000pt" svg:height="0.29174100063pt" draw:transform="matrix(0.29843218000 0.00000000000 0.00000000000 0.29843218000 27.24745370397pt 5.16065810419pt)" svg:viewBox="0 0 1 0" svg:d="M0.945144 0.291741C0.761568 0.211949 0.367424 -0.024217 0 0.00202383C0.341128 0.0282638 0.656496 0.107521 0.945144 0.291741" koffice:nodeTypes="ccc"/>
            <draw:path draw:style-name="gr6" draw:id="shape140" draw:name="path6099" draw:layer="g14800" svg:width="1.57644000748pt" svg:height="0.10192932391pt" draw:transform="matrix(0.29843218000 0.00000000000 0.00000000000 0.29843218000 29.33182681489pt 5.19274619768pt)" svg:viewBox="0 0 2 0" svg:d="M0.00146863 0.02624C0.0507486 0.105496 1.10464 0.156907 1.57644 0C1.18229 0.156908 -0.0483314 -0.053552 0.00146863 0.02624" koffice:nodeTypes="ccc"/>
            <draw:path draw:style-name="gr6" draw:id="shape141" draw:name="path6101" draw:layer="g14800" svg:width="0.84485495554pt" svg:height="0.24480110397pt" draw:transform="matrix(0.29843218000 0.00000000000 0.00000000000 0.29843218000 27.19244429710pt 5.20057705808pt)" svg:viewBox="0 0 1 0" svg:d="M0 0C0 0 0.766816 0.172438 0.840664 0.236165C0.914024 0.298821 0 0 0 0" koffice:nodeTypes="ccc"/>
            <draw:path draw:style-name="gr6" draw:id="shape142" draw:name="path6103" draw:layer="g14800" svg:width="0.58309658868pt" svg:height="0.04117688889pt" draw:transform="matrix(0.29843218000 0.00000000000 0.00000000000 0.29843218000 26.24412232736pt 5.21004167882pt)" svg:viewBox="0 0 1 0" svg:d="M0 0.0202311C0 0.0202311 0.506984 -0.0252889 0.577728 0.0202311C0.648288 0.0673591 0 0.0202311 0 0.0202311" koffice:nodeTypes="ccc"/>
            <draw:path draw:style-name="gr6" draw:id="shape143" draw:name="path6105" draw:layer="g14800" svg:width="0.79095485315pt" svg:height="0.30139330423pt" draw:transform="matrix(0.29843218000 0.00000000000 0.00000000000 0.29843218000 27.12198087821pt 5.23174125629pt)" svg:viewBox="0 0 1 0" svg:d="M0 0C0 0 0.725632 0.202962 0.787704 0.288646C0.849864 0.37433 0 0 0 0" koffice:nodeTypes="ccc"/>
            <draw:path draw:style-name="gr11" draw:id="shape144" draw:name="path6107" draw:layer="g14800" svg:width="7.88911266792pt" svg:height="3.76649486489pt" draw:transform="matrix(0.29843218000 0.00000000000 0.00000000000 0.29843218000 26.49508469108pt 5.30237967580pt)" svg:viewBox="0 0 8 4" svg:d="M7.88911 3.05964C7.60997 3.11965 7.47074 3.62008 7.0813 3.58948L7.0813 3.76649C4.40542 3.73709 2.481 1.2361 0 0.676855L0.975458 0.794465C0.696883 0.648054 0.418308 0.558646 0.111427 0.529243C0.390571 0.382832 0.836226 0.617448 1.17102 0.529243L0.363224 0.324627C0.780963 0.118212 1.31094 0.471038 1.72868 0.412232C1.4496 0.205816 1.08802 0.235218 0.752656 0.147611C1.00388 -0.0576049 1.67302 0.295223 2.06359 0.264621L1.11537 0C3.76345 0.0582028 5.46445 2.44219 7.88911 3.05963" koffice:nodeTypes="ccccccccccccc"/>
            <draw:path draw:style-name="gr6" draw:id="shape145" draw:name="path6109" draw:layer="g14800" svg:width="1.47001000000pt" svg:height="0.13930398064pt" draw:transform="matrix(0.29843218000 0.00000000000 0.00000000000 0.29843218000 29.24596329005pt 5.31788263069pt)" svg:viewBox="0 0 1 0" svg:d="M1.47001 0.053552C0.9452 0.237771 0.524816 0.079792 0 0C0.446624 0.157978 1.02392 0.105498 1.47001 0.053552" koffice:nodeTypes="ccc"/>
            <draw:path draw:style-name="gr6" draw:id="shape146" draw:name="path6111" draw:layer="g14800" svg:width="0.18357600000pt" svg:height="0.05194400000pt" draw:transform="matrix(0.29843218000 0.00000000000 0.00000000000 0.29843218000 27.07499571579pt 5.38852152769pt)" svg:viewBox="0 0 0 0" svg:d="M0 0L0.183576 0.051944L0 0" koffice:nodeTypes="ccc"/>
            <draw:path draw:style-name="gr6" draw:id="shape147" draw:name="path6113" draw:layer="g14800" svg:width="0.23611200000pt" svg:height="0.05248000000pt" draw:transform="matrix(0.29843218000 0.00000000000 0.00000000000 0.29843218000 26.82408348868pt 5.45932038435pt)" svg:viewBox="0 0 0 0" svg:d="M0 0L0.236112 0.05248L0 0" koffice:nodeTypes="ccc"/>
            <draw:path draw:style-name="gr6" draw:id="shape148" draw:name="path6115" draw:layer="g14800" svg:width="1.18083000000pt" svg:height="0.20938900000pt" draw:transform="matrix(0.29843218000 0.00000000000 0.00000000000 0.29843218000 29.05018700506pt 5.48265372215pt)" svg:viewBox="0 0 1 0" svg:d="M1.18083 0.209389C0.760984 0.209389 0.341128 0.209389 0 0C0.36684 0.262942 0.91896 0.104962 1.18083 0.209389" koffice:nodeTypes="ccc"/>
            <draw:path draw:style-name="gr11" draw:id="shape149" draw:name="path6117" draw:layer="g14800" svg:width="8.68624219323pt" svg:height="3.14107848256pt" draw:transform="matrix(0.29843218000 0.00000000000 0.00000000000 0.29843218000 25.88810677907pt 5.54546247499pt)" svg:viewBox="0 0 9 3" svg:d="M7.45481 2.25698C7.8654 2.30396 8.30289 2.51276 8.68624 2.37277C8.46756 2.7453 7.94687 3.00108 7.50889 3.14108C5.8952 3.14108 4.82767 2.11699 3.45946 1.6747C2.33729 1.27987 1.18788 0.930603 0.0109129 0.650612C-0.0436884 0.511568 0.120174 0.488315 0.202201 0.442283L1.10501 0.62736C1.02307 0.34832 0.475632 0.442283 0.147566 0.371574C0.420997 0.0925366 0.996319 0.139043 1.379 0.232529C1.379 0.0925366 0.996319 0.139043 0.804356 0.069283L1.48787 0.0232527L1.37861 0C3.62241 0.1865 5.64739 1.48868 7.45319 2.25698" koffice:nodeTypes="ccccccccccccc"/>
            <draw:path draw:style-name="gr6" draw:id="shape150" draw:name="path6119" draw:layer="g14800" svg:width="1.41820998834pt" svg:height="0.29556959286pt" draw:transform="matrix(0.29843218000 0.00000000000 0.00000000000 0.29843218000 28.97938934213pt 5.54546175875pt)" svg:viewBox="0 0 1 0" svg:d="M1.41806 0.236165C1.43254 0.284365 0.39468 0.419314 0 0C0.394144 0.287575 1.40467 0.187433 1.41806 0.236165" koffice:nodeTypes="ccc"/>
            <draw:path draw:style-name="gr6" draw:id="shape151" draw:name="path6121" draw:layer="g14800" svg:width="0.42437114915pt" svg:height="0.13291738614pt" draw:transform="matrix(0.29843218000 0.00000000000 0.00000000000 0.29843218000 26.31473138114pt 5.56879509655pt)" svg:viewBox="0 0 0 0" svg:d="M0 0C0 0 0.36844 0.00432 0.420384 0.104962C0.472304 0.206176 0 0 0 0" koffice:nodeTypes="ccc"/>
            <draw:path draw:style-name="gr6" draw:id="shape152" draw:name="path6123" draw:layer="g14800" svg:width="0.81429915336pt" svg:height="0.22228776266pt" draw:transform="matrix(0.29843218000 0.00000000000 0.00000000000 0.29843218000 26.03268670901pt 5.62377203400pt)" svg:viewBox="0 0 1 0" svg:d="M0 0C0 0 0.790856 0.137094 0.813832 0.21046C0.836872 0.282756 0 0 0 0" koffice:nodeTypes="ccc"/>
            <draw:path draw:style-name="gr6" draw:id="shape153" draw:name="path6125" draw:layer="g14800" svg:width="0.16395626384pt" svg:height="0.09002303443pt" draw:transform="matrix(0.29843218000 0.00000000000 0.00000000000 0.29843218000 26.29908398508pt 5.62146045806pt)" svg:viewBox="0 0 0 0" svg:d="M0 0.00774574C0 0.00774574 0.110264 -0.0297422 0.156912 0.0602258C0.203952 0.150193 0 0.00774574 0 0.00774574" koffice:nodeTypes="ccc"/>
            <draw:path draw:style-name="gr6" draw:id="shape154" draw:name="path6127" draw:layer="g14800" svg:width="1.18190657999pt" svg:height="0.35054511361pt" draw:transform="matrix(0.29843218000 0.00000000000 0.00000000000 0.29843218000 28.86959494938pt 5.62377203400pt)" svg:viewBox="0 0 1 0" svg:d="M1.1819 0.341127C1.1787 0.382895 0.314888 0.288647 0 0C0.367904 0.21046 1.18458 0.300428 1.1819 0.341127" koffice:nodeTypes="ccc"/>
            <draw:path draw:style-name="gr6" draw:id="shape155" draw:name="path6129" draw:layer="g14800" svg:width="1.24133336498pt" svg:height="0.30657380446pt" draw:transform="matrix(0.29843218000 0.00000000000 0.00000000000 0.29843218000 28.48567326932pt 5.67013026557pt)" svg:viewBox="0 0 1 0" svg:d="M1.24133 0.306574C0.786101 0.277813 0.0128117 -0.0234455 0.000149742 0.00146171C-0.0123924 0.0257754 0.765851 0.291748 1.24133 0.306574" koffice:nodeTypes="ccc"/>
            <draw:path draw:style-name="gr6" draw:id="shape156" draw:name="path6131" draw:layer="g14800" svg:width="1.20199841549pt" svg:height="0.50738424932pt" draw:transform="matrix(0.29843218000 0.00000000000 0.00000000000 0.29843218000 28.39172624310pt 5.70991340840pt)" svg:viewBox="0 0 1 1" svg:d="M0 0C0 0 1.16248 0.543958 1.2011 0.50543C1.24011 0.465757 0 0 0 0" koffice:nodeTypes="ccc"/>
            <draw:path draw:style-name="gr6" draw:id="shape157" draw:name="path6133" draw:layer="g14800" svg:width="0.71632967629pt" svg:height="0.14882743033pt" draw:transform="matrix(0.29843218000 0.00000000000 0.00000000000 0.29843218000 25.90719717105pt 5.74123756625pt)" svg:viewBox="0 0 1 0" svg:d="M0 0C0 0 0.621152 0.054088 0.709512 0.131738C0.797768 0.20885 0 0 0 0" koffice:nodeTypes="ccc"/>
            <draw:path draw:style-name="gr6" draw:id="shape158" draw:name="path6135" draw:layer="g14800" svg:width="1.59282691280pt" svg:height="0.57990052614pt" draw:transform="matrix(0.29843218000 0.00000000000 0.00000000000 0.29843218000 28.21931600407pt 5.76489034586pt)" svg:viewBox="0 0 2 1" svg:d="M1.59283 0.579901C1.07764 0.559918 0.515141 0.259772 0 0C0.538558 0.199825 1.00738 0.500378 1.59283 0.579901" koffice:nodeTypes="ccc"/>
            <draw:path draw:style-name="gr18" draw:id="shape159" draw:name="path6137" draw:layer="g14800" svg:width="1.22530570293pt" svg:height="1.20460625429pt" draw:transform="matrix(0.29843218000 0.00000000000 0.00000000000 0.29843218000 24.02637729948pt 5.81171674236pt)" svg:viewBox="0 0 1 1" svg:d="M0.697591 1.18257C0.523368 1.29719 0.348499 0.921606 0.174276 1.03798C0.0290991 0.921606 0 0.66358 0 0.46139C0.319453 0.604804 0.232315 1.00918 0.581522 1.03798L1.16245 0C1.45292 0.72118 0.639145 0.547791 0.697175 1.18257" koffice:nodeTypes="cccccc"/>
            <draw:path draw:style-name="gr11" draw:id="shape160" draw:name="path6139" draw:layer="g14800" svg:width="8.75228834204pt" svg:height="3.84771802128pt" draw:transform="matrix(0.29843218000 0.00000000000 0.00000000000 0.29843218000 25.25705431082pt 5.85103339148pt)" svg:viewBox="0 0 9 4" svg:d="M8.57062 3.21132L8.75229 3.0039C8.72649 3.15188 8.67474 3.15188 8.57062 3.27196L8.57062 3.21253C8.26014 3.53822 7.53507 3.98579 6.88772 3.80688C5.20414 2.825 3.15839 1.81338 1.26826 0.923062C0.95726 1.15959 0.72442 0.624065 0.465017 0.980675L0.750091 1.07104C0.517251 1.21902 0.620757 1.99229 0.10274 1.6654C-0.000662688 1.75455 0.180843 1.84309 0.232548 1.87281L0.335951 1.87281C0.284277 2.1997 0.491209 2.55632 0.129516 2.73523C0.129516 2.46716 0.15484 2.5266 0.18119 2.34769L0.103087 2.34769L0.103087 2.25914L0.129358 2.25914L0.0517291 1.99107L0.103403 1.99107L0 1.72362C0.0516739 1.69512 0.103403 1.30757 0.129863 1.27845L0.052234 1.27845C0.181569 1.04011 0.362711 1.24874 0.570306 1.1893C0.466903 1.0104 0.389274 1.04011 0.363342 0.801766C0.700271 0.772656 1.11424 0.8612 1.34761 0.742939C1.03661 0.742939 0.726148 0.564027 0.415568 0.713222C0.726566 0.416045 1.29592 0.594957 1.6328 0.534309C1.34824 0.474875 1.06308 0.386328 0.752442 0.445158C1.11515 0.238348 1.47742 0.356614 1.81445 0.326894C1.6328 0.147981 1.32232 0.268067 1.11525 0.1777L2.15086 0.207417C2.15086 0.0594349 1.84039 0.0891528 1.68465 0C3.83444 0.029717 6.42371 1.75577 8.57315 3.21133" koffice:nodeTypes="cccccccccccccccccccccccccccccccc"/>
            <draw:path draw:style-name="gr6" draw:id="shape161" draw:name="path6141" draw:layer="g14800" svg:width="1.28278871728pt" svg:height="0.33326709239pt" draw:transform="matrix(0.29843218000 0.00000000000 0.00000000000 0.29843218000 28.09382885357pt 5.93717285591pt)" svg:viewBox="0 0 1 0" svg:d="M1.28279 0.333267C0.820069 0.288132 0.37789 0.196931 0 0C0.3778 0.196931 0.841036 0.242067 1.28279 0.333267" koffice:nodeTypes="ccc"/>
            <draw:path draw:style-name="gr7" draw:id="shape162" draw:name="path6143" draw:layer="g14800" svg:width="1.88706301476pt" svg:height="2.09529156914pt" draw:transform="matrix(0.29843218000 0.00000000000 0.00000000000 0.29843218000 24.08895017152pt 5.96753773336pt)" svg:viewBox="0 0 2 2" svg:d="M1.14812 0.386039C1.17353 0.499212 1.22451 0.461229 1.27547 0.461229C1.37732 0.803857 0.892723 1.14571 1.32637 1.29687C1.32637 1.29687 1.22404 1.17439 1.32637 1.03253C1.4897 1.13097 1.63374 1.03948 1.88706 1.23795C1.84502 1.55189 1.27595 1.79065 1.04651 1.90616C1.0211 1.48833 1.68415 1.79221 1.40324 1.29687C1.19938 1.56353 0.816483 1.52555 0.765553 2.09529L0.688621 2.09529C0.663211 1.94336 0.714498 1.79221 0.58729 1.71623L0.255412 1.98134L0.40835 1.41237L0 1.22168L0.0254107 0.803857C0.203674 0.765874 0.25528 1.14571 0.458566 1.03253L0.687969 0.270536C0.718586 0.137206 0.82155 1.43175 1.09625 0.614714C1.03339 0.378285 0.923138 1.01393 0.832576 0.456578C0.789992 0.196894 1.17017 0.322473 1.32675 0C1.32675 0 1.33817 0.113172 1.32597 0.196894C1.31455 0.27829 1.14771 0.386038 1.14771 0.386038" koffice:nodeTypes="ccccccccccccccccccccc"/>
            <draw:path draw:style-name="gr6" draw:id="shape163" draw:name="path6145" draw:layer="g14800" svg:width="1.54822101412pt" svg:height="0.33504115509pt" draw:transform="matrix(0.29843218000 0.00000000000 0.00000000000 0.29843218000 27.99187964597pt 5.99215003211pt)" svg:viewBox="0 0 2 0" svg:d="M1.54822 0.334152C1.1327 0.349341 0.48531 0.167076 0 0C0.462174 0.197454 1.01675 0.24271 1.54822 0.334152" koffice:nodeTypes="ccc"/>
            <draw:path draw:style-name="gr10" draw:id="shape164" draw:name="path6147" draw:layer="g14800" svg:width="1.84325458090pt" svg:height="0.62708489017pt" draw:transform="matrix(0.29843218000 0.00000000000 0.00000000000 0.29843218000 32.24663115921pt 5.98476717381pt)" svg:viewBox="0 0 2 1" svg:d="M1.84325 0.205758C1.56512 0.31008 0.800124 0.253252 0.686512 0.496672C0.572893 0.74009 0.00583194 0.588695 0.000171703 0.476741C-0.00597239 0.364787 0.153382 0.143845 0.380614 0.0611505C0.960532 -0.168273 1.26334 0.330861 1.84274 0.205759" koffice:nodeTypes="ccccc"/>
            <draw:path draw:style-name="gr10" draw:id="shape165" draw:name="path6149" draw:layer="g14800" svg:width="1.34328573713pt" svg:height="2.63281794380pt" draw:transform="matrix(0.29843218000 0.00000000000 0.00000000000 0.29843218000 31.93124192478pt 6.04680728901pt)" svg:viewBox="0 0 1 3" svg:d="M1.13693 2.21441C0.801769 1.77244 0.467226 1.13179 0.589505 0.590477C0.0110329 1.32845 1.19776 1.89384 0.863836 2.63282C0.436192 2.04183 -0.263297 1.40219 0.102279 0.590477C0.407644 0.246827 0.894248 0.246827 1.25858 0C0.467226 0.763056 1.83644 1.47644 1.13693 2.21441" koffice:nodeTypes="cccccc"/>
            <draw:path draw:style-name="gr6" draw:id="shape166" draw:name="path6151" draw:layer="g14800" svg:width="1.19993441040pt" svg:height="0.33326709239pt" draw:transform="matrix(0.29843218000 0.00000000000 0.00000000000 0.29843218000 27.88224760032pt 6.07829116777pt)" svg:viewBox="0 0 1 0" svg:d="M1.19993 0.333267C0.894682 0.333267 0.40646 0.106349 0 0L1.19993 0.333267" koffice:nodeTypes="ccc"/>
            <draw:path draw:style-name="gr19" draw:id="shape167" draw:name="path6153" draw:layer="g14800" svg:width="0.61143019664pt" svg:height="1.74835093153pt" draw:transform="matrix(0.29843218000 0.00000000000 0.00000000000 0.29843218000 22.99161839683pt 6.10945560471pt)" svg:viewBox="0 0 1 2" svg:d="M0.493429 1.49408C0.390878 1.73695 0.308762 1.77166 0.124137 1.73695C-0.00312027 1.46221 -0.031972 0.926896 0.0349859 0.613918L0.246829 0C0.431455 0.348383 0.801247 0.938225 0.493011 1.49408" koffice:nodeTypes="ccccc"/>
            <draw:path draw:style-name="gr18" draw:id="shape168" draw:name="path6155" draw:layer="g14800" svg:width="0.12834329459pt" svg:height="0.47286600000pt" draw:transform="matrix(0.29843218000 0.00000000000 0.00000000000 0.29843218000 24.03501281115pt 6.13326834397pt)" svg:viewBox="0 0 0 0" svg:d="M0.128343 0.472866C-0.108305 0.393074 0.0497037 0.183148 0.0759437 0L0.128343 0.472866" koffice:nodeTypes="ccc"/>
            <draw:path draw:style-name="gr18" draw:id="shape169" draw:name="path6157" draw:layer="g14800" svg:width="0.65978222037pt" svg:height="0.47909799074pt" draw:transform="matrix(0.29843218000 0.00000000000 0.00000000000 0.29843218000 25.45665201044pt 6.16225277307pt)" svg:viewBox="0 0 1 0" svg:d="M0.643291 0.00730407C0.748139 0.479098 0.327923 0.29595 0.091811 0.479098C-0.091773 0.400378 0.039411 0.217764 0.144211 0.137971C0.275843 0.0335449 0.459579 -0.0189367 0.643267 0.00623287" koffice:nodeTypes="cccc"/>
            <draw:path draw:style-name="gr10" draw:id="shape170" draw:name="path6159" draw:layer="g14800" svg:width="1.18753765826pt" svg:height="3.42078315383pt" draw:transform="matrix(0.29843218000 0.00000000000 0.00000000000 0.29843218000 31.25220253984pt 6.16443278091pt)" svg:viewBox="0 0 1 3" svg:d="M1.08758 2.72084C0.94461 2.10325 0.572284 1.59945 0.400706 1.00988C0.400706 1.6818 0.772448 2.24393 0.915431 2.86038L1.14361 2.83236L0.829062 3.11255C0.771872 2.97189 0.743277 2.83236 0.629473 2.72084C0.629473 3.08511 0.257148 3.22579 0.113589 3.42078C-0.114594 3.08511 0.0575331 2.60819 0.142184 2.27195L0.400131 2.41262C0.0849946 1.73898 -0.0865832 0.673635 0.370926 0C0.284531 1.03733 1.54508 1.65435 1.08697 2.72084" koffice:nodeTypes="ccccccccccc"/>
            <draw:path draw:style-name="gr6" draw:id="shape171" draw:name="path6161" draw:layer="g14800" svg:width="0.34347900351pt" svg:height="0.28104200256pt" draw:transform="matrix(0.29843218000 0.00000000000 0.00000000000 0.29843218000 24.23743110494pt 6.17746945791pt)" svg:viewBox="0 0 0 0" svg:d="M0.342783 0.0355729C0.342783 0.140535 0.342783 0.218721 0.237927 0.271202C0.159287 0.297442 0.0805434 0.271202 0.00182339 0.192482C-0.0243366 0.00986891 0.237927 -0.0436831 0.343479 0.0355745" koffice:nodeTypes="cccc"/>
            <draw:path draw:style-name="gr6" draw:id="shape172" draw:name="path6163" draw:layer="g14800" svg:width="0.34212900442pt" svg:height="0.13994150856pt" draw:transform="matrix(0.29843218000 0.00000000000 0.00000000000 0.29843218000 25.29589824337pt 6.18009474047pt)" svg:viewBox="0 0 0 0" svg:d="M0 0C0 0 0.319168 0.0824696 0.341128 0.131738C0.363608 0.179938 0 0 0 0" koffice:nodeTypes="ccc"/>
            <draw:path draw:style-name="gr20" draw:id="shape173" draw:name="path6165" draw:layer="g14800" svg:width="0.21297087984pt" svg:height="0.17999834229pt" draw:transform="matrix(0.29843218000 0.00000000000 0.00000000000 0.29843218000 24.25762306278pt 6.18920773463pt)" svg:viewBox="0 0 0 0" svg:d="M0.208723 0.0540758C0.231763 0.123156 0.152483 0.210984 0.175603 0.164929C0.198643 0.117801 0.123683 0.200273 0.0643712 0.175105C0.00549128 0.151545 -0.0565488 0.0642518 0.0927712 0.00802137C0.177867 -0.0246426 0.208339 0.0530054 0.208339 0.0530054" koffice:nodeTypes="ccccc"/>
            <draw:path draw:style-name="gr18" draw:id="shape174" draw:name="path6167" draw:layer="g14800" svg:width="0.42158200081pt" svg:height="0.50383921764pt" draw:transform="matrix(0.29843218000 0.00000000000 0.00000000000 0.29843218000 25.66393504051pt 6.21400188656pt)" svg:viewBox="0 0 0 1" svg:d="M0.421582 0.254286L0.421582 0.490986C0.290486 0.464746 0.0280777 0.595413 0.00124571 0.359247C-0.0249143 0.0181201 0.369046 -0.19234 0.421582 0.254286" koffice:nodeTypes="cccc"/>
            <draw:path draw:style-name="gr11" draw:id="shape175" draw:name="path6169" draw:layer="g14800" svg:width="0.59714702175pt" svg:height="0.99536099261pt" draw:transform="matrix(0.29843218000 0.00000000000 0.00000000000 0.29843218000 24.98691804153pt 6.21940924088pt)" svg:viewBox="0 0 1 1" svg:d="M0.596918 7.98142e-07C0.536087 0.287977 0.394142 0.628311 0.373537 0.995361C0.312706 0.995361 0.272603 0.891177 0.231678 0.837749L0.191186 0.890107C0.170971 0.837749 -0.133624 0.39216 0.0695607 0.340335C0.292534 0.235618 0.292534 0.0780048 0.597147 0" koffice:nodeTypes="cccccc"/>
            <draw:path draw:style-name="gr6" draw:id="shape176" draw:name="path6171" draw:layer="g14800" svg:width="1.50145214316pt" svg:height="0.37803742630pt" draw:transform="matrix(0.29843218000 0.00000000000 0.00000000000 0.29843218000 27.68616810823pt 6.21940947962pt)" svg:viewBox="0 0 2 0" svg:d="M1.50145 0.371081C1.00131 0.403018 0.431981 0.258473 0 0C0.455181 0.209741 0.887577 0.419153 1.50145 0.371081" koffice:nodeTypes="ccc"/>
            <draw:path draw:style-name="gr6" draw:id="shape177" draw:name="path6173" draw:layer="g14800" svg:width="0.24593544115pt" svg:height="0.10406241039pt" draw:transform="matrix(0.29843218000 0.00000000000 0.00000000000 0.29843218000 25.29589824337pt 6.25055391713pt)" svg:viewBox="0 0 0 0" svg:d="M0 6.7015e-05C0 6.7015e-05 0.168688 -0.00529299 0.23616 0.079859C0.3036 0.164471 0 6.7015e-05 0 6.7015e-05" koffice:nodeTypes="ccc"/>
            <draw:path draw:style-name="gr6" draw:id="shape178" draw:name="path6175" draw:layer="g14800" svg:width="1.69017349589pt" svg:height="0.52722261675pt" draw:transform="matrix(0.29843218000 0.00000000000 0.00000000000 0.29843218000 27.58449107078pt 6.25872445752pt)" svg:viewBox="0 0 2 1" svg:d="M1.68952 0.51405C1.65708 0.43356 0.482948 0.285411 0 0C0.506967 0.285411 1.72246 0.595319 1.68952 0.51405" koffice:nodeTypes="ccc"/>
            <draw:path draw:style-name="gr6" draw:id="shape179" draw:name="path6177" draw:layer="g14800" svg:width="0.66241367654pt" svg:height="0.46474093130pt" draw:transform="matrix(0.29843218000 0.00000000000 0.00000000000 0.29843218000 28.46992502409pt 6.25872445752pt)" svg:viewBox="0 0 1 0" svg:d="M0.662414 0L0 0.464741L0.662414 0" koffice:nodeTypes="ccc"/>
            <draw:path draw:style-name="gr10" draw:id="shape180" draw:name="path6179" draw:layer="g14800" svg:width="0.71755506615pt" svg:height="1.99713742502pt" draw:transform="matrix(0.29843218000 0.00000000000 0.00000000000 0.29843218000 24.58441013794pt 6.31865584666pt)" svg:viewBox="0 0 1 2" svg:d="M0.164713 1.99714C-0.146846 1.60434 0.0327978 0.793074 0.29717 0.495538L0.717555 0C0.693566 0.948799 0.188756 1.43095 0.165167 1.99714" koffice:nodeTypes="cccc"/>
            <draw:path draw:style-name="gr18" draw:id="shape181" draw:name="path6181" draw:layer="g14800" svg:width="0.30718841830pt" svg:height="0.41984900000pt" draw:transform="matrix(0.29843218000 0.00000000000 0.00000000000 0.29843218000 25.39383771620pt 6.32137253448pt)" svg:viewBox="0 0 0 0" svg:d="M0.302124 0.183149C0.328284 0.313816 0.249724 0.313816 0.144204 0.367369L0.118044 0.419849C-0.039348 0.314886 -0.039348 0.0251696 0.118044 0C0.170444 0.02624 0.30162 0.07872 0.30162 0.183148" koffice:nodeTypes="ccccc"/>
            <draw:path draw:style-name="gr20" draw:id="shape182" draw:name="path6183" draw:layer="g14800" svg:width="0.39067983709pt" svg:height="0.40601823282pt" draw:transform="matrix(0.29843218000 0.00000000000 0.00000000000 0.29843218000 25.53892228760pt 6.32888419182pt)" svg:viewBox="0 0 0 0" svg:d="M0.367616 0.106033C0.446256 0.314886 0.315216 0.446625 0.104672 0.394679C-0.105144 0.341127 0.0522721 0.0524808 0.130832 0C0.235688 0 0.315048 0.02624 0.36748 0.104962" koffice:nodeTypes="cccc"/>
            <draw:path draw:style-name="gr6" draw:id="shape183" draw:name="path6185" draw:layer="g14800" svg:width="1.59386585904pt" svg:height="0.50348362453pt" draw:transform="matrix(0.29843218000 0.00000000000 0.00000000000 0.29843218000 27.45905166942pt 6.32888419182pt)" svg:viewBox="0 0 2 1" svg:d="M1.59387 0.503484C1.12489 0.447627 0.445178 0.354908 0 0C0.515788 0.204813 1.00771 0.447625 1.59387 0.503484" koffice:nodeTypes="ccc"/>
            <draw:path draw:style-name="gr18" draw:id="shape184" draw:name="path6187" draw:layer="g14800" svg:width="0.36522962670pt" svg:height="0.81452900000pt" draw:transform="matrix(0.29843218000 0.00000000000 0.00000000000 0.29843218000 24.05736889524pt 6.34454615137pt)" svg:viewBox="0 0 0 1" svg:d="M0.132152 0.70903L0.0534319 0.814529C-0.0514241 0.578363 0.00103197 0.21046 0.184584 0C0.394936 0.262406 0.47312 0.446625 0.132184 0.70903" koffice:nodeTypes="cccc"/>
            <draw:path draw:style-name="gr6" draw:id="shape185" draw:name="path6189" draw:layer="g14800" svg:width="0.41984800000pt" svg:height="0.23616500000pt" draw:transform="matrix(0.29843218000 0.00000000000 0.00000000000 0.29843218000 29.44957043545pt 6.34486583193pt)" svg:viewBox="0 0 0 0" svg:d="M0.419848 0L0 0.236165L0.419848 0" koffice:nodeTypes="ccc"/>
            <draw:path draw:style-name="gr6" draw:id="shape186" draw:name="path6191" draw:layer="g14800" svg:width="0.34112800000pt" svg:height="0.39307300000pt" draw:transform="matrix(0.29843218000 0.00000000000 0.00000000000 0.29843218000 29.70048266256pt 6.34486583193pt)" svg:viewBox="0 0 0 0" svg:d="M0.341128 0L0 0.393073L0.341128 0" koffice:nodeTypes="ccc"/>
            <draw:path draw:style-name="gr10" draw:id="shape187" draw:name="path6193" draw:layer="g14800" svg:width="0.27330537099pt" svg:height="0.89137182680pt" draw:transform="matrix(0.29843218000 0.00000000000 0.00000000000 0.29843218000 24.22487407374pt 6.36052779148pt)" svg:viewBox="0 0 0 1" svg:d="M0.1323 0.495487L0.269764 0.123366C0.297158 0.445938 0.160075 0.618853 0.0500223 0.891372C-0.0734138 0.669414 0.0774163 0.272518 0.0226283 0C0.132317 0.0738155 0.0226283 0.37111 0.132317 0.495487" koffice:nodeTypes="ccccc"/>
            <draw:path draw:style-name="gr10" draw:id="shape188" draw:name="path6195" draw:layer="g14800" svg:width="0.24923200000pt" svg:height="0.99821300000pt" draw:transform="matrix(0.29843218000 0.00000000000 0.00000000000 0.29843218000 25.16656728639pt 6.37603026887pt)" svg:viewBox="0 0 0 1" svg:d="M0.2492 0.657085L0.2492 0.787752L0.19728 0.761512L0.11808 0.998213C-0.03936 0.709031 -0.03936 0.262406 0.11808 0C0.406624 0.263477 -0.065496 0.420385 0.249232 0.657086" koffice:nodeTypes="cccccc"/>
            <draw:path draw:style-name="gr18" draw:id="shape189" draw:name="path6197" draw:layer="g14800" svg:width="0.37674198549pt" svg:height="0.53160177371pt" draw:transform="matrix(0.29843218000 0.00000000000 0.00000000000 0.29843218000 25.67731670107pt 6.38586638331pt)" svg:viewBox="0 0 0 1" svg:d="M0.376742 0.0987783C0.324342 0.255686 0.324342 0.413665 0.140094 0.519698C0.00899784 0.571642 0.0619339 0.439906 0.00899784 0.387424C-0.0434021 0.230516 0.140094 -0.189868 0.376742 0.0987783" koffice:nodeTypes="cccc"/>
            <draw:path draw:style-name="gr10" draw:id="shape190" draw:name="path6199" draw:layer="g14800" svg:width="1.01894569999pt" svg:height="2.78134050480pt" draw:transform="matrix(0.29843218000 0.00000000000 0.00000000000 0.29843218000 22.59658430677pt 6.39952237259pt)" svg:viewBox="0 0 1 3" svg:d="M0.88553 2.25075C0.779685 1.6191 0.35577 1.11378 0.170355 0.506358C0.170355 1.16431 0.700655 1.74543 0.832986 2.42813C0.965912 2.40287 0.965912 2.60448 1.01895 2.70606L1.01895 2.78134C0.0908916 2.1239 -0.0945231 1.11275 0.0384022 0C0.621569 0.632171 1.09894 1.29013 0.885908 2.25075" koffice:nodeTypes="ccccccc"/>
            <draw:path draw:style-name="gr11" draw:id="shape191" draw:name="path6201" draw:layer="g14800" svg:width="0.28859200000pt" svg:height="0.14487200048pt" draw:transform="matrix(0.29843218000 0.00000000000 0.00000000000 0.29843218000 24.88839745768pt 6.42676773737pt)" svg:viewBox="0 0 0 0" svg:d="M0.288592 0.118632L0.288592 0.144872L0 0.014205C0.131144 -0.038275 0.183576 0.067757 0.288592 0.119703" koffice:nodeTypes="cccc"/>
            <draw:path draw:style-name="gr6" draw:id="shape192" draw:name="path6203" draw:layer="g14800" svg:width="2.54995492840pt" svg:height="0.44661656908pt" draw:transform="matrix(0.29843218000 0.00000000000 0.00000000000 0.29843218000 30.06886018318pt 6.42734247603pt)" svg:viewBox="0 0 3 0" svg:d="M2.54995 0.00820659C1.66046 0.0955306 0.74195 0.0250262 0 0.446617C0.533337 0.165318 1.57157 -0.0447608 2.54995 0.00820659" koffice:nodeTypes="ccc"/>
            <draw:path draw:style-name="gr18" draw:id="shape193" draw:name="path6205" draw:layer="g14800" svg:width="0.76210400000pt" svg:height="0.47125800000pt" draw:transform="matrix(0.29843218000 0.00000000000 0.00000000000 0.29843218000 25.43683940588pt 6.44698908518pt)" svg:viewBox="0 0 1 0" svg:d="M0.342256 0.235093C0.342256 0.0508736 0.551592 0.156909 0.683384 0.130666L0.762104 0.313814C0.630416 0.365758 0.42044 0.418242 0.23676 0.471258C0.23676 0.366831 0.420336 0.340591 0.341616 0.235093C0.23676 0.261333 0.157392 0.340591 0 0.182613L0.157928 0L0.342152 0.236165" koffice:nodeTypes="cccccccc"/>
            <draw:path draw:style-name="gr6" draw:id="shape194" draw:name="path6207" draw:layer="g14800" svg:width="2.11978809376pt" svg:height="0.50120608727pt" draw:transform="matrix(0.29843218000 0.00000000000 0.00000000000 0.29843218000 30.17833465664pt 6.48598414378pt)" svg:viewBox="0 0 2 1" svg:d="M2.11979 0C1.47966 0.111084 0.596457 0.129661 0 0.501206C0.507328 0.166437 1.39099 0.036017 2.11979 0" koffice:nodeTypes="ccc"/>
            <draw:path draw:style-name="gr6" draw:id="shape195" draw:name="path6209" draw:layer="g14800" svg:width="1.24103395488pt" svg:height="0.33326605326pt" draw:transform="matrix(0.29843218000 0.00000000000 0.00000000000 0.29843218000 27.27094628518pt 6.48598414378pt)" svg:viewBox="0 0 1 0" svg:d="M1.24103 0.333266C0.764808 0.318118 0.392698 0.151485 0 0C0.392698 0.151485 0.806901 0.257833 1.24103 0.333266" koffice:nodeTypes="ccc"/>
            <draw:path draw:style-name="gr11" draw:id="shape196" draw:name="path6211" draw:layer="g14800" svg:width="0.41931200000pt" svg:height="0.11159600109pt" draw:transform="matrix(0.29843218000 0.00000000000 0.00000000000 0.29843218000 24.84938640311pt 6.49950673176pt)" svg:viewBox="0 0 0 0" svg:d="M0.419312 0.0066335C0.393152 0.111596 0.156904 0.0066335 0 0.111596C0.07872 0.0328759 0.2624 -0.0190713 0.419312 0.0066335" koffice:nodeTypes="ccc"/>
            <draw:path draw:style-name="gr10" draw:id="shape197" draw:name="path6213" draw:layer="g14800" svg:width="0.41400590467pt" svg:height="0.49167605808pt" draw:transform="matrix(0.29843218000 0.00000000000 0.00000000000 0.29843218000 23.17185950458pt 6.50737849155pt)" svg:viewBox="0 0 0 0" svg:d="M0.368145 0.111459C0.410401 0.176259 0.445689 0.168763 0.368145 0.215886C0.291137 0.263014 0.132033 0.0852188 0.132033 0.0852188C0.132033 0.0852188 0.216645 0.269973 0.184457 0.453122C0.151897 0.6352 -0.0933705 0.119492 0.0387959 0.00542606C0.143651 -0.019742 0.326317 0.047194 0.368141 0.11253" koffice:nodeTypes="cccccc"/>
            <draw:path draw:style-name="gr10" draw:id="shape198" draw:name="path6215" draw:layer="g14800" svg:width="0.39459136687pt" svg:height="0.43890606057pt" draw:transform="matrix(0.29843218000 0.00000000000 0.00000000000 0.29843218000 22.94823589896pt 6.53751162080pt)" svg:viewBox="0 0 0 0" svg:d="M0.34102 0.0206626C0.445875 0.12616 0.398268 0.332336 0.18529 0.411058L0 0.438906C0.028384 0.231123 0.104374 -0.083763 0.340592 0.0206634" koffice:nodeTypes="cccc"/>
            <draw:path draw:style-name="gr11" draw:id="shape199" draw:name="path6217" draw:layer="g14800" svg:width="0.23611200000pt" svg:height="0.18368400000pt" draw:transform="matrix(0.29843218000 0.00000000000 0.00000000000 0.29843218000 25.38221437965pt 6.53281006279pt)" svg:viewBox="0 0 0 0" svg:d="M0.157392 1.6e-06C0.131232 0.0519456 0.209792 0.0781856 0.236112 0.13174C0.183152 0.209924 0.078192 0.15798 0 0.183684L0 0L0.157392 0" koffice:nodeTypes="ccccc"/>
            <draw:path draw:style-name="gr6" draw:id="shape200" draw:name="path6219" draw:layer="g14800" svg:width="1.36813754028pt" svg:height="0.43105763988pt" draw:transform="matrix(0.29843218000 0.00000000000 0.00000000000 0.29843218000 27.12201430262pt 6.53281054028pt)" svg:viewBox="0 0 1 0" svg:d="M1.36814 0.431058C0.846909 0.379726 0.368952 0.224318 0 0C0.412755 0.190214 0.846818 0.379724 1.36814 0.431058" koffice:nodeTypes="ccc"/>
            <draw:path draw:style-name="gr10" draw:id="shape201" draw:name="path6221" draw:layer="g14800" svg:width="3.65097421013pt" svg:height="2.70221719563pt" draw:transform="matrix(0.29843218000 0.00000000000 0.00000000000 0.29843218000 32.05938133666pt 6.52678279630pt)" svg:viewBox="0 0 4 3" svg:d="M3.65038 0.0191694C2.95504 0.742915 1.55019 1.35332 1.30384 2.21277C1.25601 2.37948 0.963547 2.65647 0.431261 2.70222C1.24299 2.22954 0.959408 1.44939 1.7215 0.810004C0.988946 1.11292 1.13015 1.96271 0.463756 2.43742L0 2.38761C0.319011 2.06284 0.239848 1.58763 0.500382 1.23897C0.603171 0.565028 1.97672 -0.115008 2.67029 0.0867669C2.1516 0.279901 1.77113 0.759688 1.77113 0.759688C1.52714 0.902506 2.92137 -0.153635 3.65097 0.0191702" koffice:nodeTypes="cccccccccc"/>
            <draw:path draw:style-name="gr10" draw:id="shape202" draw:name="path6223" draw:layer="g14800" svg:width="0.30410177866pt" svg:height="0.73752902614pt" draw:transform="matrix(0.29843218000 0.00000000000 0.00000000000 0.29843218000 23.08145258347pt 6.51343824736pt)" svg:viewBox="0 0 0 1" svg:d="M0.303717 0.4205C0.297317 0.539386 0.189704 0.577407 0.214928 0.737529C-0.0805197 0.515822 -0.000245271 0.0718751 0.0457563 0.0429567C0.0917563 0.0135007 0.234688 -0.0427265 0.234688 0.0552767C0.234688 0.174698 0.310088 0.301082 0.30372 0.420503" koffice:nodeTypes="ccccc"/>
            <draw:path draw:style-name="gr10" draw:id="shape203" draw:name="path6225" draw:layer="g14800" svg:width="2.99518332870pt" svg:height="2.54731879366pt" draw:transform="matrix(0.29843218000 0.00000000000 0.00000000000 0.29843218000 24.27636873157pt 6.55405254508pt)" svg:viewBox="0 0 3 3" svg:d="M2.94159 0.272435L2.81055 0.708167C2.99461 0.733334 3.04647 1.24111 2.94159 1.48291C2.81055 1.60381 2.86238 1.79724 2.67886 1.89347L2.46921 1.89347L2.52157 1.70102L2.28511 1.89347C2.36369 1.45823 2.46918 1.02349 2.86237 0.757513L2.81001 0.708167L2.44251 0.97415C2.36393 0.756526 2.44251 0.490548 2.2066 0.272435C1.89153 0.732347 1.73422 1.45823 2.15424 1.967L2.10188 2.18462C1.76107 2.01536 1.60322 1.6275 1.34108 1.36152C1.34108 1.50709 1.15765 1.6275 1.0265 1.70102C0.947843 1.48291 0.974142 1.24111 0.816796 1.04767C0.974597 1.7252 0.396806 1.91765 0.502217 2.54732C0.344416 2.32921 -0.206189 2.28134 0.0822273 1.89347C0.135144 1.82143 0.135144 1.74888 0.213801 1.70102C0.344792 1.70102 0.161443 2.08839 0.344792 2.18462C0.24002 1.77306 0.528868 1.3857 0.58077 0.97415C0.738028 1.26529 0.318573 1.6275 0.58077 1.967L0.738028 1.09553C0.764646 1.11971 0.790945 1.07235 0.816684 1.04767L0.633256 0.830548C0.843439 0.709155 0.922096 0.878907 1.02697 1.02349C1.10563 1.12071 1.13174 1.24111 1.26343 1.31464C1.3682 0.926777 1.60428 0.467356 1.9194 0.153018C2.2077 0.0799862 2.89001 -0.210173 2.94292 0.273424" koffice:nodeTypes="ccccccccccccccccccccccccccccc"/>
            <draw:path draw:style-name="gr10" draw:id="shape204" draw:name="path6227" draw:layer="g14800" svg:width="1.87004000000pt" svg:height="0.40245117743pt" draw:transform="matrix(0.29843218000 0.00000000000 0.00000000000 0.29843218000 33.02755024011pt 6.56649044251pt)" svg:viewBox="0 0 2 0" svg:d="M1.87004 0.233091C1.41806 0.463365 0.446088 0.451583 0 0.241659C0.345952 -0.254234 0.575688 0.153833 1.87004 0.233091" koffice:nodeTypes="ccc"/>
            <draw:path draw:style-name="gr21" draw:id="shape205" draw:name="path6229" draw:layer="g14800" svg:width="0.39020179126pt" svg:height="0.36980403230pt" draw:transform="matrix(0.29843218000 0.00000000000 0.00000000000 0.29843218000 23.46747393822pt 6.54950353389pt)" svg:viewBox="0 0 0 0" svg:d="M0.0952394 0.369804C-0.11838 0.287869 0.0851674 0.125071 0.1482 0.0661627C0.242826 -0.0205917 0.358552 -0.0339797 0.390202 0.0988267C0.296592 0.151843 0.156821 0.25038 0.0952362 0.3698" koffice:nodeTypes="cccc"/>
            <draw:path draw:style-name="gr10" draw:id="shape206" draw:name="path6231" draw:layer="g14800" svg:width="2.57633419106pt" svg:height="2.15310799014pt" draw:transform="matrix(0.29843218000 0.00000000000 0.00000000000 0.29843218000 23.50900142498pt 6.57180631512pt)" svg:viewBox="0 0 3 2" svg:d="M2.56378 2.01754L2.29519 1.96197L2.41419 2.15311L2.08665 2.09866L2.2355 1.96198L1.93768 1.71804C1.54995 2.2898 0.626098 1.85362 0 1.90752C0.298431 1.49857 0.785282 1.00794 1.35346 1.05794C1.52723 1.07349 1.58066 1.28353 1.52783 1.36744C1.23001 1.39466 0.894504 1.44411 0.625915 1.60803C0.983851 1.66248 1.55039 1.19908 1.81836 1.71693C1.90771 1.52579 1.54977 1.39022 1.60928 1.17186L1.49028 0C1.93755 0.600093 2.68278 1.17186 2.5636 2.01643" koffice:nodeTypes="cccccccccccccc"/>
            <draw:path draw:style-name="gr17" draw:id="shape207" draw:name="path6233" draw:layer="g14800" svg:width="1.20784227225pt" svg:height="1.31109336884pt" draw:transform="matrix(0.29843218000 0.00000000000 0.00000000000 0.29843218000 23.48768333798pt 6.58280792467pt)" svg:viewBox="0 0 1 1" svg:d="M1.16727 0.367397C1.3114 0.959123 1.06439 1.07624 0.539927 1.31109C0.309276 1.31109 0.106816 1.13143 0.0203583 0.920493C-0.0684538 0.515789 0.142011 0.113537 0.482309 0.0184928C0.747097 -0.0557051 1.10205 0.100046 1.16667 0.36617" koffice:nodeTypes="ccccc"/>
            <draw:path draw:style-name="gr10" draw:id="shape208" draw:name="path6235" draw:layer="g14800" svg:width="0.57772000000pt" svg:height="0.20894032556pt" draw:transform="matrix(0.29843218000 0.00000000000 0.00000000000 0.29843218000 25.25677497830pt 6.61157373034pt)" svg:viewBox="0 0 1 0" svg:d="M0.57772 0.15646C0.420328 0.234644 0.131792 0.1827 0 0.20894C0.157392 0.0777375 0.367744 -0.158428 0.57772 0.15646" koffice:nodeTypes="ccc"/>
            <draw:path draw:style-name="gr6" draw:id="shape209" draw:name="path6237" draw:layer="g14800" svg:width="2.01089983584pt" svg:height="0.36425196138pt" draw:transform="matrix(0.29843218000 0.00000000000 0.00000000000 0.29843218000 27.02017730551pt 6.60328971638pt)" svg:viewBox="0 0 2 0" svg:d="M2.0109 0.364252C1.26593 0.332579 0.633353 0.142857 0 0L2.0109 0.364252" koffice:nodeTypes="ccc"/>
            <draw:path draw:style-name="gr6" draw:id="shape210" draw:name="path6239" draw:layer="g14800" svg:width="0.13120800000pt" svg:height="0.05248000000pt" draw:transform="matrix(0.29843218000 0.00000000000 0.00000000000 0.29843218000 31.11118590217pt 6.61144049608pt)" svg:viewBox="0 0 0 0" svg:d="M0 0L0.131208 0.05248L0 0" koffice:nodeTypes="ccc"/>
            <draw:path draw:style-name="gr11" draw:id="shape211" draw:name="path6241" draw:layer="g14800" svg:width="1.28278871728pt" svg:height="0.99749756750pt" draw:transform="matrix(0.29843218000 0.00000000000 0.00000000000 0.29843218000 27.58433111113pt 6.62678277508pt)" svg:viewBox="0 0 1 1" svg:d="M0 0.997498C0.336245 0.786231 0.841476 0.288285 1.28279 0C0.967606 0.315027 0.567844 0.997498 0 0.997498" koffice:nodeTypes="ccc"/>
            <draw:path draw:style-name="gr11" draw:id="shape212" draw:name="path6243" draw:layer="g14800" svg:width="2.91750853704pt" svg:height="1.21880340513pt" draw:transform="matrix(0.29843218000 0.00000000000 0.00000000000 0.29843218000 25.18631155941pt 6.67424805519pt)" svg:viewBox="0 0 3 1" svg:d="M2.91751 0.38837C1.96671 0.408854 0.95137 0.573149 0.507667 1.16804C0.316866 1.14796 0.190096 1.24997 0 1.209C0.602106 0.921805 -0.571061 -0.0213203 0.79284 0.32817L0.79284 0.204845L1.42729 0.204845L1.07815 0.102005L1.14144 0L2.91747 0.389205" koffice:nodeTypes="ccccccccc"/>
            <draw:path draw:style-name="gr21" draw:id="shape213" draw:name="path6245" draw:layer="g14800" svg:width="0.14482298038pt" svg:height="0.47286600000pt" draw:transform="matrix(0.29843218000 0.00000000000 0.00000000000 0.29843218000 30.87202968355pt 6.69758163174pt)" svg:viewBox="0 0 0 0" svg:d="M0.0923435 0.472866C-0.0924085 0.393074 0.0398635 0.130667 0.144823 0L0.0923435 0.472866" koffice:nodeTypes="ccc"/>
            <draw:path draw:style-name="gr10" draw:id="shape214" draw:name="path6247" draw:layer="g14800" svg:width="0.19954236196pt" svg:height="1.36612000000pt" draw:transform="matrix(0.29843218000 0.00000000000 0.00000000000 0.29843218000 24.90405201611pt 6.72842638813pt)" svg:viewBox="0 0 0 1" svg:d="M0.0524 1.36612C0 1.15726 0 0.788823 0 0.526418L0.104856 0C0.156776 0.526418 0.314728 0.89325 0.052456 1.36612" koffice:nodeTypes="cccc"/>
            <draw:path draw:style-name="gr10" draw:id="shape215" draw:name="path6249" draw:layer="g14800" svg:width="0.40119787118pt" svg:height="1.28793000000pt" draw:transform="matrix(0.29843218000 0.00000000000 0.00000000000 0.29843218000 24.20562026616pt 6.76774136604pt)" svg:viewBox="0 0 0 1" svg:d="M0.344416 0C0.423136 0.42092 0.475568 0.971971 0.108304 1.28793C0.0559045 0.787752 -0.206528 0.262941 0.344416 0" koffice:nodeTypes="ccc"/>
            <draw:path draw:style-name="gr6" draw:id="shape216" draw:name="path6251" draw:layer="g14800" svg:width="0.23619200000pt" svg:height="0.52534600000pt" draw:transform="matrix(0.29843218000 0.00000000000 0.00000000000 0.29843218000 30.26478926545pt 6.78372300614pt)" svg:viewBox="0 0 0 1" svg:d="M0.236192 0.288646L0.183152 0.525346C0.156352 0.472866 0.262432 0.0787216 0 0C0.07816 0 0.236168 0.156908 0.236168 0.288646" koffice:nodeTypes="cccc"/>
            <draw:path draw:style-name="gr11" draw:id="shape217" draw:name="path6253" draw:layer="g14800" svg:width="0.13535019596pt" svg:height="0.09577080966pt" draw:transform="matrix(0.29843218000 0.00000000000 0.00000000000 0.29843218000 32.02805550759pt 6.79938544318pt)" svg:viewBox="0 0 0 0" svg:d="M0.131208 0.051944C0.157448 0.131736 0.052488 0.078184 0 0.078184L0.104968 0L0.131768 0.051944" koffice:nodeTypes="cccc"/>
            <draw:path draw:style-name="gr6" draw:id="shape218" draw:name="path6255" draw:layer="g14800" svg:width="0.66219300834pt" svg:height="0.94236167539pt" draw:transform="matrix(0.29843218000 0.00000000000 0.00000000000 0.29843218000 29.99119745330pt 6.83075314327pt)" svg:viewBox="0 0 1 1" svg:d="M0.660627 0.407426C0.681524 0.662158 0.489361 0.790562 0.318975 0.942362C0.147709 0.917409 -0.0662624 0.738576 0.0195917 0.534272C0.0836505 0.279541 0.318975 0.279541 0.447092 0.0258497C0.703333 -0.102036 0.596568 0.279541 0.661063 0.407426" koffice:nodeTypes="ccccc"/>
            <draw:path draw:style-name="gr10" draw:id="shape219" draw:name="path6257" draw:layer="g14800" svg:width="2.43962511232pt" svg:height="1.68683563771pt" draw:transform="matrix(0.29843218000 0.00000000000 0.00000000000 0.29843218000 25.36640941140pt 6.85064298190pt)" svg:viewBox="0 0 2 2" svg:d="M2.43963 0.185895C1.9896 0.83343 1.44491 1.51575 0.829083 1.68684C0.52146 1.5846 0.236635 1.48167 0 1.17424C0.426326 0.0154898 1.58636 -0.223077 2.43915 0.185895" koffice:nodeTypes="cccc"/>
            <draw:path draw:style-name="gr11" draw:id="shape220" draw:name="path6259" draw:layer="g14800" svg:width="4.36912245941pt" svg:height="2.48641237684pt" draw:transform="matrix(0.29843218000 0.00000000000 0.00000000000 0.29843218000 25.59384338205pt 6.23491171827pt)" svg:viewBox="0 0 4 2" svg:d="M4.36912 1.55522C3.19082 0.956052 1.98788 0.430491 0.760915 0C0.834502 0.239379 0.95709 0.503133 0.834502 0.765913C0.638316 1.07599 0.122704 1.09987 0 1.1964C1.22692 1.57814 2.30771 2.08079 3.41202 2.48641L3.41202 2.32553C3.2589 2.12564 3.12033 1.89114 3.12033 1.89114L3.19828 1.88917C3.22228 1.89114 3.24831 1.8931 3.27382 1.89405C3.29229 1.895 3.30582 1.89602 3.30582 1.89602L3.30627 1.89696C3.55047 1.91208 3.85188 1.93889 4.02908 2.26261C4.04905 2.13049 4.09766 2.02079 4.19724 1.84089L4.36884 1.55423" koffice:nodeTypes="cccccccccccccc"/>
            <draw:path draw:style-name="gr6" draw:id="shape221" draw:name="path6261" draw:layer="g14800" svg:width="0.15744800000pt" svg:height="0.18314900000pt" draw:transform="matrix(0.29843218000 0.00000000000 0.00000000000 0.29843218000 31.36193816963pt 6.85420218224pt)" svg:viewBox="0 0 0 0" svg:d="M0.157448 0.183149L0 0L0.104968 0.131203L0.157448 0.183147" koffice:nodeTypes="cccc"/>
            <draw:path draw:style-name="gr10" draw:id="shape222" draw:name="path6263" draw:layer="g14800" svg:width="0.41082415738pt" svg:height="0.30814381654pt" draw:transform="matrix(0.29843218000 0.00000000000 0.00000000000 0.29843218000 27.05918836008pt 6.86865397954pt)" svg:viewBox="0 0 0 0" svg:d="M0.404279 0.00225144C0.437865 0.104513 0.337071 0.23561 0.218991 0.308144L0 0.308144C0.151681 0.235015 0.151681 -0.0268815 0.403935 0.00225144" koffice:nodeTypes="cccc"/>
            <draw:path draw:style-name="gr13" draw:id="shape223" draw:name="path6265" draw:layer="g14800" svg:width="0.47841966641pt" svg:height="0.55047052595pt" draw:transform="matrix(0.29843218000 0.00000000000 0.00000000000 0.29843218000 30.02171506111pt 6.87570592774pt)" svg:viewBox="0 0 0 1" svg:d="M0.472644 0.161094C0.454107 0.277113 0.38189 0.355782 0.272621 0.375251C0.30892 0.394322 0.30892 0.433259 0.30892 0.472198C0.254084 0.589409 0.145203 0.531001 0.0729694 0.550471C0.017801 0.491668 0 0.433261 0 0.374456C0.163723 0.354988 0.0362993 0.161094 0.163723 0.121361L0.235951 0.199634C0.181889 0.00494562 0.526722 -0.112264 0.472644 0.1603" koffice:nodeTypes="cccccccc"/>
            <draw:path draw:style-name="gr10" draw:id="shape224" draw:name="path6267" draw:layer="g14800" svg:width="0.47933094957pt" svg:height="1.41967000000pt" draw:transform="matrix(0.29843218000 0.00000000000 0.00000000000 0.29843218000 30.79847587916pt 6.86954469999pt)" svg:viewBox="0 0 0 1" svg:d="M0.443779 1.12995L0.207075 1.41967C0.469483 1.02499 -0.317733 0.552122 0.154035 0.131738L0.233795 0.237771L0.286275 0C0.469963 0.263477 0.522443 0.761511 0.444259 1.12995" koffice:nodeTypes="cccccc"/>
            <draw:path draw:style-name="gr6" draw:id="shape225" draw:name="path6269" draw:layer="g14800" svg:width="0.17739609748pt" svg:height="0.47233000000pt" draw:transform="matrix(0.29843218000 0.00000000000 0.00000000000 0.29843218000 33.95868835061pt 6.89335743924pt)" svg:viewBox="0 0 0 0" svg:d="M0.148189 0.47233C0.200669 0.340591 -0.167227 0.131738 0.0957084 0C-0.0874356 0.209924 0.279933 0.262406 0.148189 0.47233" koffice:nodeTypes="ccc"/>
            <draw:path draw:style-name="gr6" draw:id="shape226" draw:name="path6271" draw:layer="g14800" svg:width="0.58537156518pt" svg:height="1.86334075379pt" draw:transform="matrix(0.29843218000 0.00000000000 0.00000000000 0.29843218000 31.57246667993pt 6.92484131799pt)" svg:viewBox="0 0 1 2" svg:d="M0.00274178 1.86334C-0.036982 1.00368 0.364534 0.645483 0.585372 0C0.444839 0.645483 -0.0177444 1.07532 0.00274178 1.86334" koffice:nodeTypes="ccc"/>
            <draw:path draw:style-name="gr6" draw:id="shape227" draw:name="path6273" draw:layer="g14800" svg:width="0.39360800000pt" svg:height="0.52481100000pt" draw:transform="matrix(0.29843218000 0.00000000000 0.00000000000 0.29843218000 31.85577419127pt 6.92484131799pt)" svg:viewBox="0 0 0 1" svg:d="M0.393608 0L0 0.524811L0.393608 0" koffice:nodeTypes="ccc"/>
            <draw:path draw:style-name="gr6" draw:id="shape228" draw:name="path6275" draw:layer="g14800" svg:width="0.47222400000pt" svg:height="0.24331569314pt" draw:transform="matrix(0.29843218000 0.00000000000 0.00000000000 0.29843218000 27.38858825054pt 6.97949857490pt)" svg:viewBox="0 0 0 0" svg:d="M0.472224 0.236166C0.367368 0.289718 0.18368 0.0257056 0 0C0.184216 0.025704 0.314832 0.131738 0.472224 0.236166" koffice:nodeTypes="ccc"/>
            <draw:path draw:style-name="gr6" draw:id="shape229" draw:name="path6277" draw:layer="g14800" svg:width="0.18352800000pt" svg:height="0.34219800000pt" draw:transform="matrix(0.29843218000 0.00000000000 0.00000000000 0.29843218000 25.02949857984pt 6.99500081355pt)" svg:viewBox="0 0 0 0" svg:d="M0 0.342198L0.183528 0L0.104888 0.237772L3.2e-05 0.342198" koffice:nodeTypes="cccc"/>
            <draw:path draw:style-name="gr6" draw:id="shape230" draw:name="path6279" draw:layer="g14800" svg:width="0.76183200000pt" svg:height="0.10603400000pt" draw:transform="matrix(0.29843218000 0.00000000000 0.00000000000 0.29843218000 25.73477021982pt 6.99500081355pt)" svg:viewBox="0 0 1 0" svg:d="M0 0.106034L0.394096 0L0.761832 0.106034L0.000432 0.106034" koffice:nodeTypes="cccc"/>
            <draw:path draw:style-name="gr6" draw:id="shape231" draw:name="path6281" draw:layer="g14800" svg:width="0.28864800000pt" svg:height="0.13066700000pt" draw:transform="matrix(0.29843218000 0.00000000000 0.00000000000 0.29843218000 34.60654057974pt 7.01098269240pt)" svg:viewBox="0 0 0 0" svg:d="M2.27374e-14 0.130667L0.288648 0L0.157984 0.130667L0 0.130667" koffice:nodeTypes="cccc"/>
            <draw:path draw:style-name="gr17" draw:id="shape232" draw:name="path6283" draw:layer="g14800" svg:width="0.27963521812pt" svg:height="0.26066101210pt" draw:transform="matrix(0.29843218000 0.00000000000 0.00000000000 0.29843218000 22.47747182259pt 7.03403734700pt)" svg:viewBox="0 0 0 0" svg:d="M0.218143 0.0250314C0.244815 0.0775114 0.314537 0.171764 0.258303 0.260661L0.00832149 0.195861C-0.0441025 0.065193 0.166247 -0.0531566 0.218674 0.025029" koffice:nodeTypes="cccc"/>
            <draw:path draw:style-name="gr10" draw:id="shape233" draw:name="path6285" draw:layer="g14800" svg:width="2.09899970280pt" svg:height="3.72601639564pt" draw:transform="matrix(0.29843218000 0.00000000000 0.00000000000 0.29843218000 30.93858466654pt 7.02664369697pt)" svg:viewBox="0 0 2 4" svg:d="M1.74843 0.633668L1.45328 0.862118L1.66889 0.912251C1.99093 1.97646 1.18392 2.66078 0.700037 3.4221C1.4264 3.49756 1.15758 2.22971 2.099 2.45765C1.93717 2.91403 1.1307 2.91403 1.2108 3.54822L0.888208 3.72602L0.403233 3.09183C0.324227 3.26963 0.18872 3.21795 0 3.21795C0.430663 3.09183 0.403233 2.61013 0.591953 2.30621C0.618261 2.05295 0.430663 2.00282 0.484426 1.7232L1.2108 1.16551L0.888208 1.21616C0.941971 0.734452 1.29089 0.354046 1.66834 0C1.90919 0.0754588 1.80166 0.455867 1.74735 0.633665" koffice:nodeTypes="ccccccccccccccc"/>
            <draw:path draw:style-name="gr17" draw:id="shape234" draw:name="path6287" draw:layer="g14800" svg:width="0.29161305015pt" svg:height="0.30249671624pt" draw:transform="matrix(0.29843218000 0.00000000000 0.00000000000 0.29843218000 22.59124661180pt 7.03431579145pt)" svg:viewBox="0 0 0 0" svg:d="M0.291613 0.106034C0.264941 0.236701 0.212941 0.341127 0.0555014 0.288646C-0.0906426 0.0974648 0.0934134 0 0.134221 0C0.212941 0 0.239077 0.079792 0.291611 0.106034" koffice:nodeTypes="cccc"/>
            <draw:path draw:style-name="gr22" draw:id="shape235" draw:name="path6289" draw:layer="g14800" svg:width="2.34535133860pt" svg:height="3.88501774564pt" draw:transform="matrix(0.29843218000 0.00000000000 0.00000000000 0.29843218000 30.40285254912pt 7.04997727351pt)" svg:viewBox="0 0 2 4" svg:d="M1.4325 0.806868C1.71665 0.956783 1.31882 1.1652 1.6024 1.28526L1.54618 1.34498C1.43194 1.34498 1.57399 1.10609 1.40353 1.13534C1.23302 1.46503 1.63142 1.55462 1.74567 1.79351C2.00142 1.70331 2.17133 1.91295 2.25716 2.09273L2.25716 2.80879L2.31399 2.80879C2.48507 2.92945 1.88717 3.04829 2.17191 3.3469C2.08727 3.46757 2.00199 3.46757 1.91675 3.40785L1.43252 3.88502L1.54676 3.43771C1.37569 3.9161 0.749953 3.67538 0.323714 3.67538C0.323714 3.19821 -0.244602 2.86973 0.124798 2.36027C0.495367 2.21157 0.152607 1.64359 0.636872 1.61434C1.12052 1.88309 1.12052 0.986642 1.4331 0.71789C1.37627 0.47839 0.921606 0.329693 1.23418 0C1.37626 0.179776 1.74624 0.627087 1.4331 0.806864" koffice:nodeTypes="cccccccccccccccccc"/>
            <draw:path draw:style-name="gr6" draw:id="shape236" draw:name="path6291" draw:layer="g14800" svg:width="0.58742627580pt" svg:height="0.47955346023pt" draw:transform="matrix(0.29843218000 0.00000000000 0.00000000000 0.29843218000 34.12852862602pt 7.04997846724pt)" svg:viewBox="0 0 1 0" svg:d="M0.57676 0.342196C0.6298 0.446623 0.4718 0.499104 0.393608 0.472864L0.235632 0.472864C0.314352 0.446624 0.393608 0.525344 0.419312 0.420384C0.314352 0.315958 0 0.21046 0 0C0.262408 0.079792 0.209928 0.446625 0.57676 0.342198" koffice:nodeTypes="cccccc"/>
            <draw:path draw:style-name="gr6" draw:id="shape237" draw:name="path6293" draw:layer="g14800" svg:width="0.39742181385pt" svg:height="0.21056509081pt" draw:transform="matrix(0.29843218000 0.00000000000 0.00000000000 0.29843218000 34.41616502673pt 7.05173582160pt)" svg:viewBox="0 0 0 0" svg:d="M0.374983 0.152088C0.479943 0.388253 0.191295 -0.19011 0.033855 0.152088C-0.124657 0.152088 0.321967 -0.19011 0.374983 0.152088" koffice:nodeTypes="ccc"/>
            <draw:path draw:style-name="gr6" draw:id="shape238" draw:name="path6295" draw:layer="g14800" svg:width="0.60401600000pt" svg:height="0.22845747745pt" draw:transform="matrix(0.29843218000 0.00000000000 0.00000000000 0.29843218000 25.39774956522pt 7.05524595129pt)" svg:viewBox="0 0 1 0" svg:d="M0.604016 0.0358999C0.446568 0.166567 0.210456 0.166567 0 0.218512C0.315312 0.297232 0.341608 -0.12208 0.604016 0.0358999" koffice:nodeTypes="ccc"/>
            <draw:path draw:style-name="gr11" draw:id="shape239" draw:name="path6297" draw:layer="g14800" svg:width="0.71301713990pt" svg:height="1.04840970899pt" draw:transform="matrix(0.29843218000 0.00000000000 0.00000000000 0.29843218000 24.62179008535pt 7.08114147171pt)" svg:viewBox="0 0 1 1" svg:d="M0.155559 0.134892C0.311112 0.0548378 0.355379 0.270329 0.443602 0.323517L0.244235 0.295552C0.310639 0.484177 0.754262 0.619067 0.709907 1.02209L0 1.04841C0.155012 0.752857 0.199826 0.350383 0.110745 0L0.199286 0L0.154566 0.134889" koffice:nodeTypes="cccccccc"/>
            <draw:path draw:style-name="gr17" draw:id="shape240" draw:name="path6299" draw:layer="g14800" svg:width="0.37992002936pt" svg:height="0.27638678552pt" draw:transform="matrix(0.29843218000 0.00000000000 0.00000000000 0.29843218000 22.47477191340pt 7.12203799402pt)" svg:viewBox="0 0 0 0" svg:d="M0.37992 0.0953805C0.37992 0.173565 0.326424 0.276387 0.195166 0.276387C0.142734 0.250147 0.0640164 0.302627 0.0109468 0.223907C-0.0677732 0.0659277 0.301199 -0.115078 0.37992 0.0953813" koffice:nodeTypes="cccc"/>
            <draw:path draw:style-name="gr10" draw:id="shape241" draw:name="path6301" draw:layer="g14800" svg:width="0.89431066240pt" svg:height="0.28498912286pt" draw:transform="matrix(0.29843218000 0.00000000000 0.00000000000 0.29843218000 26.59703151122pt 7.12077684640pt)" svg:viewBox="0 0 1 0" svg:d="M0.894152 0.0431683C0.894152 0.0431683 0.905273 0.245289 0.620328 0.279881C0.33521 0.314474 0 0.1681 0 0C0.312415 0.124074 0.471433 -0.0597499 0.894311 0.0431683" koffice:nodeTypes="cccc"/>
            <draw:path draw:style-name="gr6" draw:id="shape242" draw:name="path6303" draw:layer="g14800" svg:width="0.18357600000pt" svg:height="0.15797800000pt" draw:transform="matrix(0.29843218000 0.00000000000 0.00000000000 0.29843218000 27.93709466009pt 7.12045716585pt)" svg:viewBox="0 0 0 0" svg:d="M0.183576 0L0 0.157978L0.183576 0" koffice:nodeTypes="ccc"/>
            <draw:path draw:style-name="gr17" draw:id="shape243" draw:name="path6305" draw:layer="g14800" svg:width="0.27711530036pt" svg:height="0.23631543521pt" draw:transform="matrix(0.29843218000 0.00000000000 0.00000000000 0.29843218000 22.30030833728pt 7.13966909636pt)" svg:viewBox="0 0 0 0" svg:d="M0.262399 0.0678973C0.339407 0.199636 0.0922105 0.269789 0.0285369 0.220521C-0.0356711 0.172321 0.0285369 0.0373725 0.0285369 0.0373725C0.0809609 0.0373725 0.185926 -0.0643763 0.262399 0.0679005" koffice:nodeTypes="cccc"/>
            <draw:path draw:style-name="gr10" draw:id="shape244" draw:name="path6307" draw:layer="g14800" svg:width="0.33483864194pt" svg:height="0.73540450946pt" draw:transform="matrix(0.29843218000 0.00000000000 0.00000000000 0.29843218000 24.44898073573pt 7.13611912540pt)" svg:viewBox="0 0 0 1" svg:d="M0.305048 2.43732e-15C0.365718 0.225028 0.335369 0.495979 0.198821 0.65304C0.1685 0.766013 0.0621942 0.743511 0.0011442 0.698964C-0.0139933 0.383007 0.122865 0.022503 0.305108 0" koffice:nodeTypes="cccc"/>
            <draw:path draw:style-name="gr11" draw:id="shape245" draw:name="path6309" draw:layer="g14800" svg:width="0.63959707413pt" svg:height="1.16094116991pt" draw:transform="matrix(0.29843218000 0.00000000000 0.00000000000 0.29843218000 30.50755787524pt 7.13643880595pt)" svg:viewBox="0 0 1 1" svg:d="M0.399586 1.019C0.33663 1.33001 0.0847988 0.990724 0 1.16094L0.482676 0C0.86128 0.311007 0.441153 0.678562 0.399586 1.019" koffice:nodeTypes="cccc"/>
            <draw:path draw:style-name="gr10" draw:id="shape246" draw:name="path6311" draw:layer="g14800" svg:width="2.26225380696pt" svg:height="2.43044276138pt" draw:transform="matrix(0.29843218000 0.00000000000 0.00000000000 0.29843218000 29.98256075910pt 7.15210076551pt)" svg:viewBox="0 0 2 2" svg:d="M2.26225 0C2.17853 1.27278 0.753517 1.18659 0.251737 2.28641L0 2.43044L0.195352 1.82416C0.223259 1.79405 0.28018 2.14118 0.447097 1.82416C0.502316 0.780435 1.59189 0.289269 2.26225 6.26625e-15" koffice:nodeTypes="cccccc"/>
            <draw:path draw:style-name="gr10" draw:id="shape247" draw:name="path6313" draw:layer="g14800" svg:width="2.63087574064pt" svg:height="1.34552011762pt" draw:transform="matrix(0.29843218000 0.00000000000 0.00000000000 0.29843218000 32.27897012217pt 7.17543410330pt)" svg:viewBox="0 0 3 1" svg:d="M2.63084 0C2.23767 0.304381 1.6474 0.516826 1.20459 0.883326L0.76177 1.0057C0.786343 0.945447 0.737722 0.913766 0.712625 0.883326C0.564686 0.945445 0.590263 1.30946 0.319453 1.34052C0.172017 1.37096 0.048651 1.24858 0 1.34052L0.221664 1.15789L0.196117 1.09701C0.27081 1.06658 0.417782 0.975884 0.442354 1.21815C0.29491 0.821209 0.688584 0.883327 0.8606 0.66964L0.639438 0.548507C1.08175 -0.152811 1.94183 0.183251 2.63088 9.27971e-07" koffice:nodeTypes="cccccccccccc"/>
            <draw:path draw:style-name="gr11" draw:id="shape248" draw:name="path6315" draw:layer="g14800" svg:width="0.26423203116pt" svg:height="0.94767143422pt" draw:transform="matrix(0.29843218000 0.00000000000 0.00000000000 0.29843218000 23.76715192696pt 7.19109630160pt)" svg:viewBox="0 0 0 1" svg:d="M0.159376 0.157978C0.211776 0.420384 0.106976 0.735271 0.264232 0.94573C0.159376 0.971434 0.05436 0.735271 0.027584 0.629773C0.289992 0.524811 -0.103564 0.262406 0.027584 0C-0.0772704 0.078184 0.21116 0.262406 0.158736 0.157978" koffice:nodeTypes="ccccc"/>
            <draw:path draw:style-name="gr11" draw:id="shape249" draw:name="path6317" draw:layer="g14800" svg:width="0.16022004598pt" svg:height="0.10549800000pt" draw:transform="matrix(0.29843218000 0.00000000000 0.00000000000 0.29843218000 33.91709062022pt 7.19109606286pt)" svg:viewBox="0 0 0 0" svg:d="M0.156912 0.0524816C0.182592 0.131738 0.051952 0.0781856 0 0.105498L0.104432 0L0.156912 0.05248" koffice:nodeTypes="cccc"/>
            <draw:path draw:style-name="gr21" draw:id="shape250" draw:name="path6319" draw:layer="g14800" svg:width="1.21078696892pt" svg:height="1.72562955687pt" draw:transform="matrix(0.29843218000 0.00000000000 0.00000000000 0.29843218000 23.87529737077pt 7.20675826115pt)" svg:viewBox="0 0 1 2" svg:d="M0.618315 0.862467C0.597961 0.827997 0.577544 0.896936 0.557065 0.932814L0.884161 0.932814C0.863806 0.587406 0.434609 0.552232 0.434609 0.0696447C0.761237 0.0351749 1.06786 0.310234 1.21079 0.68941C1.06796 1.10446 0.761237 1.72563 0.393316 1.72563C0.352545 1.48364 0.189144 1.69116 0.0662709 1.69116L0.291189 1.1734C0.168273 1.38022 -0.0358991 1.10446 0.00543205 0.863875L0.0253506 0.932814L0.0253506 0.138586L0.372855 0.690817C0.495361 0.414349 0.127894 0.206823 0.189144 0C0.393316 0.138586 0.495735 0.552232 0.618234 0.862467" koffice:nodeTypes="cccccccccccccc"/>
            <draw:path draw:style-name="gr6" draw:id="shape251" draw:name="path6321" draw:layer="g14800" svg:width="0.81346400000pt" svg:height="0.15193762987pt" draw:transform="matrix(0.29843218000 0.00000000000 0.00000000000 0.29843218000 29.95123493003pt 7.20675826115pt)" svg:viewBox="0 0 1 0" svg:d="M0 0.105498C0.131208 -0.0262408 0.603536 0.209925 0.813464 0C0.760984 0.394144 0.314888 -0.131203 0 0.105498" koffice:nodeTypes="ccc"/>
            <draw:path draw:style-name="gr17" draw:id="shape252" draw:name="path6323" draw:layer="g14800" svg:width="0.27246874611pt" svg:height="0.31062903832pt" draw:transform="matrix(0.29843218000 0.00000000000 0.00000000000 0.29843218000 23.03573456733pt 7.22652013645pt)" svg:viewBox="0 0 0 0" svg:d="M0.250735 0.0885466C0.303159 0.192974 0.254415 0.267411 0.172015 0.298471C0.0901872 0.328999 0.06716 0.298471 0.0146248 0.246527C-0.0640952 0.0885482 0.198148 -0.121912 0.250737 0.0885482" koffice:nodeTypes="cccc"/>
            <draw:path draw:style-name="gr6" draw:id="shape253" draw:name="path6325" draw:layer="g14800" svg:width="0.99621159482pt" svg:height="0.33450387544pt" draw:transform="matrix(0.29843218000 0.00000000000 0.00000000000 0.29843218000 27.10636690656pt 7.24607323906pt)" svg:viewBox="0 0 1 0" svg:d="M0.996212 0.334504C0.733774 0.166942 0.340481 0.0761924 0 0C0.314235 0.121412 0.838591 0.106236 0.996212 0.334504" koffice:nodeTypes="ccc"/>
            <draw:path draw:style-name="gr6" draw:id="shape254" draw:name="path6327" draw:layer="g14800" svg:width="0.16475224286pt" svg:height="0.23616500000pt" draw:transform="matrix(0.29843218000 0.00000000000 0.00000000000 0.29843218000 33.73649856454pt 7.24607395529pt)" svg:viewBox="0 0 0 0" svg:d="M0.1312 0.236162L0 0.157978L0.1312 0C0.05248 0.157978 0.236704 0.209924 0.1312 0.236165" koffice:nodeTypes="cccc"/>
            <draw:path draw:style-name="gr6" draw:id="shape255" draw:name="path6329" draw:layer="g14800" svg:width="0.18421600000pt" svg:height="0.18314900000pt" draw:transform="matrix(0.29843218000 0.00000000000 0.00000000000 0.29843218000 25.28806738296pt 7.27755711781pt)" svg:viewBox="0 0 0 0" svg:d="M0 0L0.184216 0.183149L0 0" koffice:nodeTypes="ccc"/>
            <draw:path draw:style-name="gr6" draw:id="shape256" draw:name="path6331" draw:layer="g14800" svg:width="0.18315200000pt" svg:height="0.18314900000pt" draw:transform="matrix(0.29843218000 0.00000000000 0.00000000000 0.29843218000 29.12066713614pt 7.27755711781pt)" svg:viewBox="0 0 0 0" svg:d="M0.183152 0L0 0.183149L0.183152 0" koffice:nodeTypes="ccc"/>
            <draw:path draw:style-name="gr6" draw:id="shape257" draw:name="path6333" draw:layer="g14800" svg:width="0.61472105662pt" svg:height="0.42916365725pt" draw:transform="matrix(0.29843218000 0.00000000000 0.00000000000 0.29843218000 33.50606072352pt 7.27755711781pt)" svg:viewBox="0 0 1 0" svg:d="M0.378553 0.419314C0.457273 0.393074 0.509217 0.288646 0.614721 0.34113C0.509217 0.419314 0.378553 0.445557 0.246817 0.419314L0.0101135 0C-0.0675665 0.261334 0.326073 0.209925 0.378553 0.419314" koffice:nodeTypes="ccccc"/>
            <draw:path draw:style-name="gr10" draw:id="shape258" draw:name="path6335" draw:layer="g14800" svg:width="1.15965636867pt" svg:height="0.72775538216pt" draw:transform="matrix(0.29843218000 0.00000000000 0.00000000000 0.29843218000 22.47562556770pt 7.29321931611pt)" svg:viewBox="0 0 1 1" svg:d="M1.01697 0.446795C0.7369 0.693948 0.353097 0.563748 0 0.727755C0.375525 0.478774 0.339559 0.201469 0.587978 0.0374607L0.738408 0C0.855771 0.0292369 1.00909 -0.013704 1.1592 0.0881715C1.16686 0.224768 1.0765 0.400654 1.01733 0.446796" koffice:nodeTypes="cccccc"/>
            <draw:path draw:style-name="gr6" draw:id="shape259" draw:name="path6337" draw:layer="g14800" svg:width="0.33010571009pt" svg:height="0.52481100000pt" draw:transform="matrix(0.29843218000 0.00000000000 0.00000000000 0.29843218000 31.70682310904pt 7.29321907736pt)" svg:viewBox="0 0 0 1" svg:d="M0.235632 0.523741L0.235632 0.236166L0 0.236166C0.07768 0.15691 0.314352 0.182614 0.261872 0C0.183152 0.182614 0.470728 0.288646 0.235632 0.524811" koffice:nodeTypes="ccccc"/>
            <draw:path draw:style-name="gr11" draw:id="shape260" draw:name="path6339" draw:layer="g14800" svg:width="0.13115200000pt" svg:height="0.13722800000pt" draw:transform="matrix(0.29843218000 0.00000000000 0.00000000000 0.29843218000 24.90404246628pt 7.30676360091pt)" svg:viewBox="0 0 0 0" svg:d="M0.131152 0.0328008L0.131152 0.137228L0 0.00656C0.0524 0.00656 0.104856 -0.01968 0.131152 0.0328" koffice:nodeTypes="cccc"/>
            <draw:path draw:style-name="gr6" draw:id="shape261" draw:name="path6341" draw:layer="g14800" svg:width="0.18357600000pt" svg:height="0.26240600000pt" draw:transform="matrix(0.29843218000 0.00000000000 0.00000000000 0.29843218000 25.14712383299pt 7.30872131601pt)" svg:viewBox="0 0 0 0" svg:d="M0 0L0.183576 0.262406L0 0" koffice:nodeTypes="ccc"/>
            <draw:path draw:style-name="gr6" draw:id="shape262" draw:name="path6343" draw:layer="g14800" svg:width="0.23669600000pt" svg:height="0.23670100000pt" draw:transform="matrix(0.29843218000 0.00000000000 0.00000000000 0.29843218000 31.29130046636pt 7.30872131601pt)" svg:viewBox="0 0 0 0" svg:d="M0.236696 0L0 0.236701L0.236696 0" koffice:nodeTypes="ccc"/>
            <draw:path draw:style-name="gr11" draw:id="shape263" draw:name="path6345" draw:layer="g14800" svg:width="2.58238619234pt" svg:height="2.14708126463pt" draw:transform="matrix(0.29843218000 0.00000000000 0.00000000000 0.29843218000 22.49037551851pt 7.27947496237pt)" svg:viewBox="0 0 3 2" svg:d="M2.51686 0C2.54116 0.34605 2.43646 0.876504 2.58239 1.22098C2.14377 1.60549 1.55898 1.60549 1.09631 1.99077C0.828601 1.95232 0.925984 1.3379 0.608893 1.29945C0.438621 1.56782 0.828452 2.18381 0.438621 2.14536C0.292546 1.91387 0.268301 1.45247 0 1.53094L0 1.37635C0.438621 1.22255 1.26638 1.24296 1.38159 0.620694C1.41433 0.717216 1.45017 0.820006 1.51674 0.827068C1.25147 1.47679 2.13175 1.56155 1.95744 0.908679C2.41241 0.786267 1.9663 0.476313 2.51686 3.5167e-06" koffice:nodeTypes="ccccccccccc"/>
            <draw:path draw:style-name="gr6" draw:id="shape264" draw:name="path6347" draw:layer="g14800" svg:width="0.81399200000pt" svg:height="0.36113318668pt" draw:transform="matrix(0.29843218000 0.00000000000 0.00000000000 0.29843218000 33.70533508258pt 7.31655217641pt)" svg:viewBox="0 0 1 0" svg:d="M0.577824 0.15798L0.813992 0.0524824L0.630304 0.289718C0.420384 -0.130666 0.262936 0.472866 0 0.342198L0.525344 0C0.525344 0.05248 0.525344 0.130667 0.578384 0.157979" koffice:nodeTypes="cccccc"/>
            <draw:path draw:style-name="gr11" draw:id="shape265" draw:name="path6349" draw:layer="g14800" svg:width="0.24759784431pt" svg:height="0.28864600000pt" draw:transform="matrix(0.29843218000 0.00000000000 0.00000000000 0.29843218000 34.04223636431pt 7.31655241516pt)" svg:viewBox="0 0 0 0" svg:d="M0.05192 0.288646C-0.02624 0.262406 0.02624 0.157979 0 0.104427L0.209384 0C0.314344 0.07872 0.183704 0.262406 0.051408 0.288646" koffice:nodeTypes="cccc"/>
            <draw:path draw:style-name="gr17" draw:id="shape266" draw:name="path6351" draw:layer="g14800" svg:width="0.37171868541pt" svg:height="0.33809406784pt" draw:transform="matrix(0.29843218000 0.00000000000 0.00000000000 0.29843218000 22.93840381852pt 7.32518157121pt)" svg:viewBox="0 0 0 0" svg:d="M0.350939 0.0455227C0.417875 0.132277 0.304939 0.277403 0.267504 0.311141C0.178768 0.390397 0.0786258 0.276333 0.0217538 0.20725C-0.0355502 0.138706 0.0307538 0.0905067 0.100418 0.0235667C0.124466 0.000542635 0.296954 -0.0235613 0.350935 0.0455267" koffice:nodeTypes="ccccc"/>
            <draw:path draw:style-name="gr6" draw:id="shape267" draw:name="path6353" draw:layer="g14800" svg:width="0.60401600000pt" svg:height="0.28971700000pt" draw:transform="matrix(0.29843218000 0.00000000000 0.00000000000 0.29843218000 26.68310890176pt 7.33221461346pt)" svg:viewBox="0 0 1 0" svg:d="M0 0L0.604016 0.289717L0 0" koffice:nodeTypes="ccc"/>
            <draw:path draw:style-name="gr6" draw:id="shape268" draw:name="path6355" draw:layer="g14800" svg:width="0.34112000000pt" svg:height="0.05194400000pt" draw:transform="matrix(0.29843218000 0.00000000000 0.00000000000 0.29843218000 34.62220468801pt 7.33221509095pt)" svg:viewBox="0 0 0 0" svg:d="M0 0.051944L0.105496 0L0.34112 0L0 0.051944" koffice:nodeTypes="cccc"/>
            <draw:path draw:style-name="gr17" draw:id="shape269" draw:name="path6357" draw:layer="g14800" svg:width="0.34041137351pt" svg:height="0.37292588309pt" draw:transform="matrix(0.29843218000 0.00000000000 0.00000000000 0.29843218000 23.07981696669pt 7.33190562693pt)" svg:viewBox="0 0 0 0" svg:d="M0.273371 0.0278113C0.340307 0.0979633 0.376673 0.2372 0.287243 0.278971C0.197811 0.321811 0.216123 0.43695 0.0633955 0.326099C-0.12725 0.185791 0.162359 -0.0878599 0.273213 0.0278129" koffice:nodeTypes="cccc"/>
            <draw:path draw:style-name="gr6" draw:id="shape270" draw:name="path6359" draw:layer="g14800" svg:width="0.15739200000pt" svg:height="0.28864500000pt" draw:transform="matrix(0.29843218000 0.00000000000 0.00000000000 0.29843218000 24.02634387507pt 7.36369849221pt)" svg:viewBox="0 0 0 0" svg:d="M0 0.287575L0 0L0.157392 0.236165L0 0.288645" koffice:nodeTypes="cccc"/>
            <draw:path draw:style-name="gr11" draw:id="shape271" draw:name="path6361" draw:layer="g14800" svg:width="0.18368800000pt" svg:height="0.70795900000pt" draw:transform="matrix(0.29843218000 0.00000000000 0.00000000000 0.29843218000 30.05319846238pt 7.36369849221pt)" svg:viewBox="0 0 0 1" svg:d="M0.05248 0.707959L0 0L0.183688 0.236165L0.05248 0.707959" koffice:nodeTypes="cccc"/>
            <draw:path draw:style-name="gr6" draw:id="shape272" draw:name="path6363" draw:layer="g14800" svg:width="0.57777600000pt" svg:height="0.42038500000pt" draw:transform="matrix(0.29843218000 0.00000000000 0.00000000000 0.29843218000 27.20032290665pt 7.37936045176pt)" svg:viewBox="0 0 1 0" svg:d="M0.577776 0.420385L0 0L0.47276 0.314886L0.577616 0.419314" koffice:nodeTypes="cccc"/>
            <draw:path draw:style-name="gr6" draw:id="shape273" draw:name="path6365" draw:layer="g14800" svg:width="0.73516800000pt" svg:height="0.34219800000pt" draw:transform="matrix(0.29843218000 0.00000000000 0.00000000000 0.29843218000 26.62829049148pt 7.38671214946pt)" svg:viewBox="0 0 1 0" svg:d="M0 0.0010704L0.735168 0.342198L0 0" koffice:nodeTypes="ccc"/>
            <draw:path draw:style-name="gr10" draw:id="shape274" draw:name="path6367" draw:layer="g14800" svg:width="1.65601380704pt" svg:height="0.89238421599pt" draw:transform="matrix(0.29843218000 0.00000000000 0.00000000000 0.29843218000 32.50606746132pt 7.38703159126pt)" svg:viewBox="0 0 2 1" svg:d="M1.65601 0C1.41964 0.372839 0.811126 0.892384 0.13508 0.892384L0.676057 0.273179C0.472753 0.322248 0.269459 0.471486 0 0.42191C0.473442 0.224614 1.0475 0.0247887 1.65601 2.68489e-15" koffice:nodeTypes="ccccc"/>
            <draw:path draw:style-name="gr6" draw:id="shape275" draw:name="path6369" draw:layer="g14800" svg:width="0.13115000000pt" svg:height="0.05355200000pt" draw:transform="matrix(0.29843218000 0.00000000000 0.00000000000 0.29843218000 22.74889633374pt 7.40269378956pt)" svg:viewBox="0 0 0 0" svg:d="M0 0L0.13115 0.053552L0 0" koffice:nodeTypes="ccc"/>
            <draw:path draw:style-name="gr6" draw:id="shape276" draw:name="path6371" draw:layer="g14800" svg:width="0.31692751997pt" svg:height="0.23854099378pt" draw:transform="matrix(0.29843218000 0.00000000000 0.00000000000 0.29843218000 31.97307952512pt 7.40214438221pt)" svg:viewBox="0 0 0 0" svg:d="M0.288648 0.238541C0.315448 0.0816338 0.105496 0.0280818 0 0.00184098C0.18368 -0.024399 0.394144 0.238541 0.288648 0.238541" koffice:nodeTypes="ccc"/>
            <draw:path draw:style-name="gr11" draw:id="shape277" draw:name="path6373" draw:layer="g14800" svg:width="2.26193262792pt" svg:height="1.88497076589pt" draw:transform="matrix(0.29843218000 0.00000000000 0.00000000000 0.29843218000 23.79130107756pt 7.41631783170pt)" svg:viewBox="0 0 2 2" svg:d="M2.26193 0.152748C1.59174 0.693885 0.893449 1.55999 0.139476 1.88497C0 1.7394 0.027965 1.5225 0 1.30708C0.781828 1.23576 1.56377 0.803436 2.0667 0.00937549C2.15042 -0.0266505 2.20616 0.0454016 2.26193 0.152748" koffice:nodeTypes="ccccc"/>
            <draw:path draw:style-name="gr6" draw:id="shape278" draw:name="path6375" draw:layer="g14800" svg:width="0.37771994737pt" svg:height="0.28864600000pt" draw:transform="matrix(0.29843218000 0.00000000000 0.00000000000 0.29843218000 31.62034701311pt 7.43385798776pt)" svg:viewBox="0 0 0 0" svg:d="M0.367424 0.0524816C0.394704 0.132274 0.367424 0.21046 0.289744 0.288646C0.184784 0.236702 0.499136 0.131203 0.315424 0.0524816C0.184752 1.6e-06 0.07872 0.0797936 0 0.184219L0.23616 0C0.26296 0.05248 0.31544 0.05248 0.366832 0.05248" koffice:nodeTypes="cccccc"/>
            <draw:path draw:style-name="gr9" draw:id="shape279" draw:name="path6377" draw:layer="g14800" svg:width="2.28367076448pt" svg:height="2.20839351360pt" draw:transform="matrix(0.29843218000 0.00000000000 0.00000000000 0.29843218000 21.95746708465pt 7.44136940636pt)" svg:viewBox="0 0 2 2" svg:d="M1.78156 0.425423C1.81297 0.563856 1.59907 0.773753 1.59907 0.773753C1.71112 0.636447 1.90739 0.664021 2.07563 0.664021C2.16026 0.885174 2.32851 1.07819 2.27248 1.35449C2.16044 1.51993 1.90739 1.46423 1.76783 1.40907L1.71129 1.35449C1.62717 1.51993 2.04822 1.76753 1.76783 1.96111C1.48691 1.96111 1.29064 2.34771 1.00966 2.15413C0.841423 1.98925 0.953643 1.71238 0.897617 1.5475C0.897617 1.5475 0.830665 2.00163 0.701453 2.0157C0.571669 2.03033 0.0703861 1.53006 0.0841194 1.40908C0.097797 1.28809 0.645431 1.2155 0.645431 1.2155C0.533386 0.996033 0.140829 1.2155 0 1.02361C0.0279281 0.720295 0.220886 0.564981 0.44858 0.415857C0.645431 0.360711 0.672841 0.49914 0.813669 0.608873C0.659279 0.202583 1.16205 0.0320757 1.32692 0C1.48371 0.0652761 1.75037 0.289243 1.78185 0.42655" koffice:nodeTypes="ccccccccccccccccc"/>
            <draw:path draw:style-name="gr6" draw:id="shape280" draw:name="path6379" draw:layer="g14800" svg:width="0.21035300000pt" svg:height="0.00000000000pt" draw:transform="matrix(0.29843218000 0.00000000000 0.00000000000 0.29843218000 22.68608829713pt 7.44952018606pt)" svg:viewBox="0 0 0 0" svg:d="M0 0L0.210353 0L0 0" koffice:nodeTypes="ccc"/>
            <draw:path draw:style-name="gr17" draw:id="shape281" draw:name="path6381" draw:layer="g14800" svg:width="0.37700888707pt" svg:height="0.32184691800pt" draw:transform="matrix(0.29843218000 0.00000000000 0.00000000000 0.29843218000 22.99013055555pt 7.43248826802pt)" svg:viewBox="0 0 0 0" svg:d="M0.320648 0.136863C0.320648 0.136863 0.44746 0.193095 0.320648 0.294307C0.260776 0.341435 0.0224159 0.325899 0.0052791 0.264315C-0.0134089 0.194163 0.0186151 0.127222 0.0839991 0.0581393C0.149223 -0.0109407 0.382766 -0.0527135 0.320645 0.136859" koffice:nodeTypes="ccccc"/>
            <draw:path draw:style-name="gr23" draw:id="shape282" draw:name="path6383" draw:layer="g14800" svg:width="3.37879909880pt" svg:height="1.39102423569pt" draw:transform="matrix(0.29843218000 0.00000000000 0.00000000000 0.29843218000 24.07337917410pt 7.44529896396pt)" svg:viewBox="0 0 3 1" svg:d="M3.0887 0.235217C2.96817 0.452488 2.7024 0.296481 2.55773 0.172057C2.31657 0.482806 1.93069 0.512491 1.52026 0.512491C1.20625 0.85419 0.675278 0.729763 0.337588 1.0702C1.37507 0.947036 2.24422 0.389329 3.3788 0.452489L2.99248 0.947036C2.7996 0.513755 2.53432 1.41189 2.22029 1.16368C2.09932 1.31842 1.97868 1.38094 1.80982 1.35C1.80982 1.28748 1.83386 1.25653 1.85798 1.22557L1.42396 1.28746C1.448 1.25779 1.49631 1.22557 1.47212 1.16367C1.06164 1.59822 0.506506 1.28746 0 1.22557C0.772186 0.235216 1.97907 -0.354702 3.0889 0.235216" koffice:nodeTypes="ccccccccccccc"/>
            <draw:path draw:style-name="gr11" draw:id="shape283" draw:name="path6385" draw:layer="g14800" svg:width="0.33104098197pt" svg:height="0.50120736160pt" draw:transform="matrix(0.29843218000 0.00000000000 0.00000000000 0.29843218000 23.67481512338pt 7.45767072701pt)" svg:viewBox="0 0 0 1" svg:d="M0.330109 0.33477L0.193956 0.501207C0.0581039 0.352968 -0.123347 0.167195 0.118526 0C0.178856 0.0553511 0.344931 0.185773 0.330109 0.33477" koffice:nodeTypes="cccc"/>
            <draw:path draw:style-name="gr11" draw:id="shape284" draw:name="path6387" draw:layer="g14800" svg:width="0.10549600000pt" svg:height="0.15797800000pt" draw:transform="matrix(0.29843218000 0.00000000000 0.00000000000 0.29843218000 34.04430628991pt 7.43801335744pt)" svg:viewBox="0 0 0 0" svg:d="M0.105496 0.0519456L0.105496 0.157978L0 0C0.05304 0 0.07976 0.02624 0.105496 0.051944" koffice:nodeTypes="cccc"/>
            <draw:path draw:style-name="gr6" draw:id="shape285" draw:name="path6389" draw:layer="g14800" svg:width="0.47222400000pt" svg:height="0.34059200000pt" draw:transform="matrix(0.29843218000 0.00000000000 0.00000000000 0.29843218000 27.17699028509pt 7.47333268657pt)" svg:viewBox="0 0 0 0" svg:d="M0.472224 0.340592L0 0L0.288536 0.157444L0.47212 0.340592" koffice:nodeTypes="cccc"/>
            <draw:path draw:style-name="gr21" draw:id="shape286" draw:name="path6391" draw:layer="g14800" svg:width="2.04133584350pt" svg:height="1.72732683685pt" draw:transform="matrix(0.29843218000 0.00000000000 0.00000000000 0.29843218000 29.52021052618pt 7.48864364986pt)" svg:viewBox="0 0 2 2" svg:d="M2.02682 1.10585C2.101 1.34655 1.8761 1.55418 1.68864 1.55418L0.93804 1.24379C0.787312 1.38104 0.787312 1.59008 0.600625 1.72733C0 1.62316 0.676406 0.692701 0 0.622319C0.0374905 0.242958 0.488142 0.242958 0.712331 0.000842364C1.61366 -0.0336443 1.16376 1.00168 2.02682 1.10585" koffice:nodeTypes="ccccccc"/>
            <draw:path draw:style-name="gr11" draw:id="shape287" draw:name="path6393" draw:layer="g14800" svg:width="0.37031744253pt" svg:height="1.88841927064pt" draw:transform="matrix(0.29843218000 0.00000000000 0.00000000000 0.29843218000 30.26479642783pt 7.48883492522pt)" svg:viewBox="0 0 0 2" svg:d="M0.366948 1.65893C0.399225 1.94045 0.190969 1.76145 0.111455 1.88842L0 1.78694C0.0951606 1.27647 0.319691 0.741005 0.143717 0.179007L0.366948 0C0.351321 0.510482 0.0156418 1.17395 0.366948 1.65893" koffice:nodeTypes="cccccc"/>
            <draw:path draw:style-name="gr6" draw:id="shape288" draw:name="path6395" draw:layer="g14800" svg:width="0.62139797094pt" svg:height="1.36911731451pt" draw:transform="matrix(0.29843218000 0.00000000000 0.00000000000 0.29843218000 31.07203160015pt 7.48883492522pt)" svg:viewBox="0 0 1 1" svg:d="M0 1.36912C0.496867 1.06472 0.372753 0.435548 0.621398 0C0.373176 0.434662 0.558902 1.1077 0 1.36912" koffice:nodeTypes="ccc"/>
            <draw:path draw:style-name="gr6" draw:id="shape289" draw:name="path6397" draw:layer="g14800" svg:width="0.79694899840pt" svg:height="0.33931182189pt" draw:transform="matrix(0.29843218000 0.00000000000 0.00000000000 0.29843218000 30.54703209655pt 7.52691422389pt)" svg:viewBox="0 0 1 0" svg:d="M0.796949 0.0641769L0.796949 0.125006C0.749599 -0.0278466 0.491939 0.0791513 0.374814 0.0641769L0 0.339312C0.163982 0.21703 0.257682 0.0176973 0.585639 0.0024119C0.679338 -0.012873 0.726196 0.0488911 0.796949 0.0641769" koffice:nodeTypes="cccccc"/>
            <draw:path draw:style-name="gr11" draw:id="shape290" draw:name="path6399" draw:layer="g14800" svg:width="0.49905600000pt" svg:height="0.18421900000pt" draw:transform="matrix(0.29843218000 0.00000000000 0.00000000000 0.29843218000 25.35856183880pt 7.54381210141pt)" svg:viewBox="0 0 0 0" svg:d="M0.499056 0.184219L0 0L0.47276 0.157978L0.49892 0.184218" koffice:nodeTypes="cccc"/>
            <draw:path draw:style-name="gr11" draw:id="shape291" draw:name="path6401" draw:layer="g14800" svg:width="3.57357813288pt" svg:height="2.91660131648pt" draw:transform="matrix(0.29843218000 0.00000000000 0.00000000000 0.29843218000 31.33876550772pt 7.54413034949pt)" svg:viewBox="0 0 4 3" svg:d="M3.25064 0.189487C3.47387 0.0620882 3.54776 0.347281 3.57358 0.569746C3.42427 0.760521 2.95301 0.473389 2.97781 0.918315L2.90288 0.918315C2.90288 0.791563 3.0269 0.601433 2.85327 0.505076C2.48123 0.441701 2.70497 0.981044 2.50655 1.14078L2.53037 1.20351C2.38206 1.29857 2.18364 1.2352 2.05912 1.3626L2.63008 1.42597C2.40687 1.86896 2.23324 2.4083 1.78629 2.50466C1.83642 2.2822 1.86016 2.02869 2.00952 1.83791C1.73719 2.09271 1.53827 1.52168 1.28974 1.997C1.31454 1.83791 1.41375 1.68013 1.46335 1.55336C1.16623 1.55336 0.768376 1.93363 0.619565 2.34557C0.520357 2.53635 0.545159 2.75816 0.346229 2.9166L0.273336 2.1244L0 2.21881C0.0242726 1.61674 0.645879 1.64843 0.744073 1.0774L1.06752 1.0774C1.04219 1.17181 1.1414 1.2035 1.16673 1.26688C1.21581 1.2352 1.19055 1.14077 1.19055 1.0774C1.58789 1.36259 1.58789 0.474676 1.91032 0.918309L1.95992 1.2035C2.15834 0.854933 2.65489 0.760515 2.6797 0.22117C2.85331 -0.032982 3.15195 0.126108 3.34987 0L3.25066 0.189481" koffice:nodeTypes="cccccccccccccccccccccccccc"/>
            <draw:path draw:style-name="gr11" draw:id="shape292" draw:name="path6403" draw:layer="g14800" svg:width="1.64087699067pt" svg:height="0.66171359238pt" draw:transform="matrix(0.29843218000 0.00000000000 0.00000000000 0.29843218000 23.19561659903pt 7.55979374152pt)" svg:viewBox="0 0 2 1" svg:d="M1.64088 0.42604C1.07054 0.213456 0.570922 0.640368 0 0.661714C0.143045 0.42604 0.0474847 0.0636013 0.42773 0C0.855946 0.191239 1.4032 -0.128509 1.64088 0.42604" koffice:nodeTypes="cccc"/>
            <draw:path draw:style-name="gr11" draw:id="shape293" draw:name="path6405" draw:layer="g14800" svg:width="2.58239769696pt" svg:height="1.40628242693pt" draw:transform="matrix(0.29843218000 0.00000000000 0.00000000000 0.29843218000 25.18634259636pt 7.57433649788pt)" svg:viewBox="0 0 3 1" svg:d="M2.09503 0.563299L2.5824 0.936713C2.48461 1.12405 2.36284 1.43523 2.14377 1.40411C2.07074 1.24916 1.58382 1.46635 1.58382 1.21804C1.4129 1.00022 1.26687 0.34611 0.779464 0.439462C0.706502 0.375957 0.219063 0.34484 0 0.284509C0.24346 -0.432472 0.90174 0.439462 1.31562 0.375953C1.48654 0.688401 1.90032 0.50233 2.09563 0.563294" koffice:nodeTypes="cccccccc"/>
            <draw:path draw:style-name="gr10" draw:id="shape294" draw:name="path6407" draw:layer="g14800" svg:width="2.87969642567pt" svg:height="3.64183653166pt" draw:transform="matrix(0.29843218000 0.00000000000 0.00000000000 0.29843218000 29.44957043545pt 7.55947406097pt)" svg:viewBox="0 0 3 4" svg:d="M2.49588 1.88044C2.28968 2.6044 1.82692 3.24046 1.18367 3.58858C0.746087 3.70364 0.154776 3.67473 0 3.06759C0.103359 1.07032 2.3411 1.79429 2.77867 0C3.0877 0.578233 2.59871 1.24439 2.49588 1.88044" koffice:nodeTypes="ccccc"/>
            <draw:path draw:style-name="gr11" draw:id="shape295" draw:name="path6409" draw:layer="g14800" svg:width="0.15800800000pt" svg:height="0.13066700000pt" draw:transform="matrix(0.29843218000 0.00000000000 0.00000000000 0.29843218000 32.50606029894pt 7.55979374152pt)" svg:viewBox="0 0 0 0" svg:d="M0.158008 0C0.079288 0.025704 0.104968 0.078184 0.104968 0.130667L0 0L0.157984 0" koffice:nodeTypes="cccc"/>
            <draw:path draw:style-name="gr7" draw:id="shape296" draw:name="path6411" draw:layer="g14800" svg:width="0.43379168346pt" svg:height="0.32108406585pt" draw:transform="matrix(0.29843218000 0.00000000000 0.00000000000 0.29843218000 25.66450018499pt 7.57509959025pt)" svg:viewBox="0 0 0 0" svg:d="M0.419688 0.0531389C0.472088 0.157566 0.367288 0.237359 0.288592 0.314474C-0.052536 0.368026 0.131144 0.0793797 0 0.0531389C0.131144 -0.0785995 0.367792 0.0793789 0.420384 0.0531389" koffice:nodeTypes="cccc"/>
            <draw:path draw:style-name="gr10" draw:id="shape297" draw:name="path6413" draw:layer="g14800" svg:width="2.68017509291pt" svg:height="1.29782479729pt" draw:transform="matrix(0.29843218000 0.00000000000 0.00000000000 0.29843218000 32.56120579089pt 7.58905631085pt)" svg:viewBox="0 0 3 1" svg:d="M1.71188 0.276304C1.51396 0.575241 1.0913 0.456276 0.818478 0.635028C1.1161 0.753992 1.46334 0.694814 1.71188 0.48617L2.68018 0.635028C2.23323 0.874788 1.73668 1.35248 1.21531 1.29269C1.16518 1.20362 1.1161 0.783887 1.0913 1.02365C1.0417 1.02365 0.793676 1.2628 0.718764 0.96386C0.643829 1.11394 0.544636 0.933967 0.445935 0.904685L0.868082 0.694818C0.793676 0.603917 0.644358 0.664925 0.544636 0.635032L0.644358 0.544742L0 0.484955C0.496046 0.664928 0.372543 0.0963371 0.769381 0.00726556C1.29074 -0.0525206 1.24114 0.27631 1.71237 0.27631" koffice:nodeTypes="cccccccccccccc"/>
            <draw:path draw:style-name="gr18" draw:id="shape298" draw:name="path6415" draw:layer="g14800" svg:width="0.15797800000pt" svg:height="0.23509400000pt" draw:transform="matrix(0.29843218000 0.00000000000 0.00000000000 0.29843218000 22.70195915921pt 7.59878903887pt)" svg:viewBox="0 0 0 0" svg:d="M0.157279 0.0519456C0.131143 0.131738 0.183463 0.209925 0.104855 0.235094L0 0C0.052424 0 0.131685 0 0.157978 0.051944" koffice:nodeTypes="cccc"/>
            <draw:path draw:style-name="gr10" draw:id="shape299" draw:name="path6417" draw:layer="g14800" svg:width="1.23491000000pt" svg:height="0.44662600000pt" draw:transform="matrix(0.29843218000 0.00000000000 0.00000000000 0.29843218000 33.24250497072pt 7.59878736765pt)" svg:viewBox="0 0 1 0" svg:d="M0.841304 0.104432C0.815624 0.079264 0.788824 0.130672 0.762584 0.157984L0.762584 0.235096L1.23491 0.104428C1.15619 0.288648 0.840768 0.314888 0.55212 0.446626C0.52588 0.420386 0.49908 0.366834 0.4734 0.394146L0.4734 0.288649C0.49964 0.341665 0.55212 0.341665 0.6046 0.341665C0.63084 0.288649 0.735808 0.262409 0.709032 0.209926L0 0.288646C0.18368 -0.0787216 0.55212 0.236166 0.762048 0L0.840768 0.105498" koffice:nodeTypes="cccccccccccc"/>
            <draw:path draw:style-name="gr18" draw:id="shape300" draw:name="path6419" draw:layer="g14800" svg:width="0.78828800000pt" svg:height="0.44572465479pt" draw:transform="matrix(0.29843218000 0.00000000000 0.00000000000 0.29843218000 31.91842107449pt 7.61429127752pt)" svg:viewBox="0 0 1 0" svg:d="M0.788288 0C0.551592 0.106034 0.341128 0.604604 0 0.394679C0.05248 -0.0519456 0.524816 0.106034 0.788288 0" koffice:nodeTypes="ccc"/>
            <draw:path draw:style-name="gr10" draw:id="shape301" draw:name="path6421" draw:layer="g14800" svg:width="2.60160407055pt" svg:height="2.05860514314pt" draw:transform="matrix(0.29843218000 0.00000000000 0.00000000000 0.29843218000 22.34620579730pt 7.62995323707pt)" svg:viewBox="0 0 3 2" svg:d="M2.6016 5.76702e-15C2.40617 0.373256 1.91699 0.347176 1.69647 0.666644L2.6016 0.240688C2.43005 1.17247 1.1459 1.48542 0.828735 1.59516C0.511115 1.70545 0 2.05861 0 2.05861C0.595843 0.995347 1.24674 0.328704 2.6016 0" koffice:nodeTypes="cccccc"/>
            <draw:path draw:style-name="gr6" draw:id="shape302" draw:name="path6423" draw:layer="g14800" svg:width="0.43568601211pt" svg:height="0.42393921682pt" draw:transform="matrix(0.29843218000 0.00000000000 0.00000000000 0.29843218000 22.18463079511pt 7.66111719653pt)" svg:viewBox="0 0 0 0" svg:d="M0.362281 0.381458C0.242134 0.440734 0.124425 0.455727 0 0.307887C0.0519287 0.290802 0.277093 0.513609 0.364013 0.307887C0.380911 0.188637 0.34673 0.0857767 0.242841 0.0519546L0.0520322 0.0857754C0.173205 -0.0850781 0.329478 0.154814 0.433366 0C0.294873 0.0857754 0.55316 0.244426 0.362351 0.38076" koffice:nodeTypes="ccccccc"/>
            <draw:path draw:style-name="gr6" draw:id="shape303" draw:name="path6425" draw:layer="g14800" svg:width="0.41381538364pt" svg:height="0.65708500000pt" draw:transform="matrix(0.29843218000 0.00000000000 0.00000000000 0.29843218000 30.70381403918pt 7.66111743527pt)" svg:viewBox="0 0 0 1" svg:d="M0.130664 0.604605L0 0.657085L0.367368 0C0.551048 0.236701 0.130664 0.368438 0.130664 0.604604" koffice:nodeTypes="cccc"/>
            <draw:path draw:style-name="gr6" draw:id="shape304" draw:name="path6427" draw:layer="g14800" svg:width="0.23312375467pt" svg:height="0.47286600000pt" draw:transform="matrix(0.29843218000 0.00000000000 0.00000000000 0.29843218000 30.82911019309pt 7.66143735457pt)" svg:viewBox="0 0 0 0" svg:d="M0.10496 0.472866L0 0.472866C0.1312 0.368438 0.23616 0.184219 0.18368 0C0.288648 0.131738 0.20936 0.342198 0.10496 0.472866" koffice:nodeTypes="cccc"/>
            <draw:path draw:style-name="gr18" draw:id="shape305" draw:name="path6429" draw:layer="g14800" svg:width="0.23455752267pt" svg:height="0.21046000000pt" draw:transform="matrix(0.29843218000 0.00000000000 0.00000000000 0.29843218000 25.18631155941pt 7.66926821497pt)" svg:viewBox="0 0 0 0" svg:d="M0.18304 0.21046L0 0.21046L0.131096 0C0.156776 0.02624 0.314136 0.130667 0.183016 0.21046" koffice:nodeTypes="cccc"/>
            <draw:path draw:style-name="gr10" draw:id="shape306" draw:name="path6431" draw:layer="g14800" svg:width="1.09058482521pt" svg:height="1.79239079520pt" draw:transform="matrix(0.29843218000 0.00000000000 0.00000000000 0.29843218000 34.14609572004pt 7.66926821497pt)" svg:viewBox="0 0 1 2" svg:d="M0.350136 1.23102L0.048706 1.79239C-0.0609133 1.33569 -0.00668424 0.596509 0.431793 0.38644L1.09058 0C0.898767 0.35131 0.926169 1.15932 0.350136 1.23102" koffice:nodeTypes="ccccc"/>
            <draw:path draw:style-name="gr18" draw:id="shape307" draw:name="path6433" draw:layer="g14800" svg:width="0.31483200000pt" svg:height="0.26346794815pt" draw:transform="matrix(0.29843218000 0.00000000000 0.00000000000 0.29843218000 25.27242953673pt 7.69244409969pt)" svg:viewBox="0 0 0 0" svg:d="M0.3148 0.0792492L0.07864 0.263468L0 0.158507C0.0256 0.0267684 0.209824 -0.0787292 0.314832 0.0792508" koffice:nodeTypes="cccc"/>
            <draw:path draw:style-name="gr6" draw:id="shape308" draw:name="path6435" draw:layer="g14800" svg:width="0.05192000000pt" svg:height="0.18368400000pt" draw:transform="matrix(0.29843218000 0.00000000000 0.00000000000 0.29843218000 30.67233063792pt 7.68493041327pt)" svg:viewBox="0 0 0 0" svg:d="M0 0.183684L0.05192 0.183684L0.05192 0L0 0Z" koffice:nodeTypes="ccccc"/>
            <draw:path draw:style-name="gr11" draw:id="shape309" draw:name="path6437" draw:layer="g14800" svg:width="0.58173100872pt" svg:height="0.36626102474pt" draw:transform="matrix(0.29843218000 0.00000000000 0.00000000000 0.29843218000 22.64580155892pt 7.69325163814pt)" svg:viewBox="0 0 1 0" svg:d="M0.581727 0.0251336C0.503007 0.208282 0.213931 0.234522 0.0563802 0.366261C-0.048475 0.366261 0.0302442 0.235594 0.00395622 0.155801C0.213827 0.182041 0.319325 -0.0803648 0.581731 0.0251336" koffice:nodeTypes="cccc"/>
            <draw:path draw:style-name="gr11" draw:id="shape310" draw:name="path6439" draw:layer="g14800" svg:width="0.05248000000pt" svg:height="0.13066700000pt" draw:transform="matrix(0.29843218000 0.00000000000 0.00000000000 0.29843218000 32.20833003143pt 7.70075233247pt)" svg:viewBox="0 0 0 0" svg:d="M0 0.130667L0.05248 0.130667L0.05248 0L0 0Z" koffice:nodeTypes="ccccc"/>
            <draw:path draw:style-name="gr11" draw:id="shape311" draw:name="path6441" draw:layer="g14800" svg:width="1.49085414024pt" svg:height="0.31568206986pt" draw:transform="matrix(0.29843218000 0.00000000000 0.00000000000 0.29843218000 26.69879449714pt 7.71319010590pt)" svg:viewBox="0 0 1 0" svg:d="M0.800902 0.138159L1.44228 0.0499996C1.69919 0.345168 0.865694 0.212478 0.608657 0.315682L0.512637 0.315682L0.512637 0.167646L0 0.212478C0.0313555 0.0942295 0.897635 -0.15671 0.800932 0.138158" koffice:nodeTypes="ccccccc"/>
            <draw:path draw:style-name="gr21" draw:id="shape312" draw:name="path6443" draw:layer="g14800" svg:width="0.70670251034pt" svg:height="0.43183136074pt" draw:transform="matrix(0.29843218000 0.00000000000 0.00000000000 0.29843218000 25.41358795787pt 7.74006814084pt)" svg:viewBox="0 0 1 0" svg:d="M0.706164 0.379007C0.618017 0.482821 0.353217 0.413141 0.24256 0.34452L0 0.102405C0.176834 -0.173142 0.596005 0.172084 0.706703 0.379008" koffice:nodeTypes="cccc"/>
            <draw:path draw:style-name="gr10" draw:id="shape313" draw:name="path6445" draw:layer="g14800" svg:width="0.45396050093pt" svg:height="2.31611327561pt" draw:transform="matrix(0.29843218000 0.00000000000 0.00000000000 0.29843218000 28.57906750704pt 7.73207625157pt)" svg:viewBox="0 0 0 2" svg:d="M0.301961 2.31611C-0.228439 1.80725 0.0901988 0.76301 0.1432 0C0.301961 0.677142 0.65592 1.5531 0.301961 2.31611" koffice:nodeTypes="ccc"/>
            <draw:path draw:style-name="gr10" draw:id="shape314" draw:name="path6447" draw:layer="g14800" svg:width="2.87325180912pt" svg:height="1.27358887873pt" draw:transform="matrix(0.29843218000 0.00000000000 0.00000000000 0.29843218000 22.89124514116pt 7.72356674307pt)" svg:viewBox="0 0 3 1" svg:d="M2.20609 0.211213C2.28313 0.336423 2.68668 0.0317286 2.87325 0.105231C2.6936 0.179589 2.57714 0.430866 2.47442 0.409072C2.49219 0.601803 1.71618 1.03256 1.35613 0.990684L1.11824 0.990684C0.540806 0.990684 0.925958 1.20606 0 1.27359C1.02191 0.0842912 1.02868 0.367192 2.15494 0.0432669C2.5096 -0.0592956 2.68684 0.0526705 2.68684 0.0526705L2.20625 0.211215" koffice:nodeTypes="ccccccccc"/>
            <draw:path draw:style-name="gr11" draw:id="shape315" draw:name="path6449" draw:layer="g14800" svg:width="0.16494126016pt" svg:height="0.10496200000pt" draw:transform="matrix(0.29843218000 0.00000000000 0.00000000000 0.29843218000 25.01372703599pt 7.73974762982pt)" svg:viewBox="0 0 0 0" svg:d="M0.157816 0C0.183976 0.05248 0.131656 0.07872 0.104856 0.104962L0 0.104962C0 0.0262416 0.07872 0 0.157448 0" koffice:nodeTypes="cccc"/>
            <draw:path draw:style-name="gr18" draw:id="shape316" draw:name="path6451" draw:layer="g14800" svg:width="0.50056387849pt" svg:height="0.46693414895pt" draw:transform="matrix(0.29843218000 0.00000000000 0.00000000000 0.29843218000 25.10004317228pt 7.73974762982pt)" svg:viewBox="0 0 1 0" svg:d="M0.408661 0.466934L0.297271 0.233101C0.20452 0.251031 0.185536 0.502795 0.0370903 0.358982L0.16743 0.161743L0 0.161743L0.0741863 0C0.130221 0.197605 0.724274 0.197605 0.408661 0.466934" koffice:nodeTypes="ccccccc"/>
            <draw:path draw:style-name="gr11" draw:id="shape317" draw:name="path6453" draw:layer="g14800" svg:width="0.18422400000pt" svg:height="0.15690800000pt" draw:transform="matrix(0.29843218000 0.00000000000 0.00000000000 0.29843218000 24.93538262010pt 7.75540958937pt)" svg:viewBox="0 0 0 0" svg:d="M0.184224 0.0524808C0.131264 0.104425 0.052536 0.130665 0 0.156908L0 0C0.05192 0.02624 0.130616 -0.02624 0.184224 0.05248" koffice:nodeTypes="cccc"/>
            <draw:path draw:style-name="gr17" draw:id="shape318" draw:name="path6455" draw:layer="g14800" svg:width="0.67534345339pt" svg:height="0.74984896622pt" draw:transform="matrix(0.29843218000 0.00000000000 0.00000000000 0.29843218000 26.15563818290pt 7.75540958937pt)" svg:viewBox="0 0 1 1" svg:d="M0.675343 0C0.395007 0.182245 0.286833 0.613976 0.00649599 0.749849C-0.0581298 0.364028 0.373535 0.1368 0.675343 0" koffice:nodeTypes="ccc"/>
            <draw:path draw:style-name="gr6" draw:id="shape319" draw:name="path6457" draw:layer="g14800" svg:width="0.28864800000pt" svg:height="0.52683035140pt" draw:transform="matrix(0.29843218000 0.00000000000 0.00000000000 0.29843218000 30.54687213690pt 7.75540958937pt)" svg:viewBox="0 0 0 1" svg:d="M0.131208 0.0524808C0.051928 0.130665 0.104968 0.262406 0.104968 0.394144L0.288648 0.525346C0.157448 0.552122 0 0.21046 0 0L0.131208 0.05248" koffice:nodeTypes="ccccc"/>
            <draw:path draw:style-name="gr11" draw:id="shape320" draw:name="path6459" draw:layer="g14800" svg:width="1.45733420880pt" svg:height="0.58696681762pt" draw:transform="matrix(0.29843218000 0.00000000000 0.00000000000 0.29843218000 32.20817007178pt 7.75588979640pt)" svg:viewBox="0 0 1 1" svg:d="M1.45733 0.401255C1.3458 0.562086 0.85209 0.602294 0.582845 0.58219L0 0.361048C0.089596 0.240013 0.404104 0.300737 0.38079 0.119801C0.560446 0.0389747 0.829691 -0.0812375 1.00935 0.0787726C1.16569 0.240014 1.23334 0.381152 1.45733 0.401255" koffice:nodeTypes="cccccc"/>
            <draw:path draw:style-name="gr11" draw:id="shape321" draw:name="path6461" draw:layer="g14800" svg:width="0.08812965792pt" svg:height="0.10455912500pt" draw:transform="matrix(0.29843218000 0.00000000000 0.00000000000 0.29843218000 32.67324093074pt 7.75540982812pt)" svg:viewBox="0 0 0 0" svg:d="M0.0701396 0.05248C0.14886 0.104424 -0.0610604 0.156907 0.0182196 0L0.0701396 0.05248" koffice:nodeTypes="ccc"/>
            <draw:path draw:style-name="gr6" draw:id="shape322" draw:name="path6463" draw:layer="g14800" svg:width="0.30033565165pt" svg:height="0.52481100000pt" draw:transform="matrix(0.29843218000 0.00000000000 0.00000000000 0.29843218000 30.86341417857pt 7.77107154893pt)" svg:viewBox="0 0 0 1" svg:d="M0.0162526 0.524811C-0.0892434 0.263477 0.357381 0.263477 0.252421 0C0.461805 0.263477 -0.0892434 0.367904 0.0162526 0.524811" koffice:nodeTypes="ccc"/>
            <draw:path draw:style-name="gr18" draw:id="shape323" draw:name="path6465" draw:layer="g14800" svg:width="0.29269248469pt" svg:height="0.19399699236pt" draw:transform="matrix(0.29843218000 0.00000000000 0.00000000000 0.29843218000 25.29611311454pt 7.78683841022pt)" svg:viewBox="0 0 0 0" svg:d="M0.288512 0.0526661C0.288512 0.105146 0.314672 0.157092 0.236112 0.183333C0.131256 0.235813 0.078664 0.0789061 0 0.0526661C0.131096 0.0789061 0.20928 -0.0780011 0.288536 0.0526661" koffice:nodeTypes="cccc"/>
            <draw:path draw:style-name="gr17" draw:id="shape324" draw:name="path6467" draw:layer="g14800" svg:width="0.50912255272pt" svg:height="0.57990052614pt" draw:transform="matrix(0.29843218000 0.00000000000 0.00000000000 0.29843218000 26.27424950838pt 7.78657378757pt)" svg:viewBox="0 0 1 1" svg:d="M0.509123 0C0.415199 0.220216 0.190478 0.520361 0.00324833 0.579901C-0.0345401 0.260588 0.264913 0.0607632 0.509123 0" koffice:nodeTypes="ccc"/>
            <draw:path draw:style-name="gr11" draw:id="shape325" draw:name="path6469" draw:layer="g14800" svg:width="0.23931103694pt" svg:height="0.26347700000pt" draw:transform="matrix(0.29843218000 0.00000000000 0.00000000000 0.29843218000 23.71961311143pt 7.80223598587pt)" svg:viewBox="0 0 0 0" svg:d="M0.0557312 0.263477C-0.0754184 0.211533 0.0557312 0.053552 0.134451 0L0.239311 0.079792L0.0557296 0.262405" koffice:nodeTypes="cccc"/>
            <draw:path draw:style-name="gr17" draw:id="shape326" draw:name="path6471" draw:layer="g14800" svg:width="0.42319856323pt" svg:height="0.60460400000pt" draw:transform="matrix(0.29843218000 0.00000000000 0.00000000000 0.29843218000 26.05474412331pt 7.80223598587pt)" svg:viewBox="0 0 0 1" svg:d="M0.162201 0.604604L0.031049 0.604604C-0.100103 0.342198 0.215265 0.131738 0.398841 0C0.503697 0.157978 0.240865 0.394144 0.162201 0.604604" koffice:nodeTypes="cccc"/>
            <draw:path draw:style-name="gr17" draw:id="shape327" draw:name="path6473" draw:layer="g14800" svg:width="0.70821665125pt" svg:height="0.36425196138pt" draw:transform="matrix(0.29843218000 0.00000000000 0.00000000000 0.29843218000 26.40096873133pt 7.80255518893pt)" svg:viewBox="0 0 1 0" svg:d="M0.706921 9.65652e-07C0.728936 0.142534 0.464101 0.206528 0.397847 0.332579C0.2654 0.237879 0.177023 0.364252 0 0.364252C0.0882355 0.12702 0.464101 0.0788618 0.707008 0" koffice:nodeTypes="cccc"/>
            <draw:path draw:style-name="gr11" draw:id="shape328" draw:name="path6475" draw:layer="g14800" svg:width="0.33376039840pt" svg:height="0.33326709239pt" draw:transform="matrix(0.29843218000 0.00000000000 0.00000000000 0.29843218000 24.90389921884pt 7.81038652683pt)" svg:viewBox="0 0 0 0" svg:d="M0.33376 0.333267L0 0.333267C0.0909285 0.0754331 0.242832 0.272982 0.242832 0L0.303409 0L0.333682 0.333267" koffice:nodeTypes="ccccc"/>
            <draw:path draw:style-name="gr6" draw:id="shape329" draw:name="path6477" draw:layer="g14800" svg:width="0.70956600000pt" svg:height="0.21957484598pt" draw:transform="matrix(0.29843218000 0.00000000000 0.00000000000 0.29843218000 23.33654295931pt 7.82604872512pt)" svg:viewBox="0 0 1 0" svg:d="M0.709566 0C0.505586 0.232952 0.21378 0.254908 0 0.183684L0.373151 0.130668L0.517635 0.050876L0.709298 4e-06" koffice:nodeTypes="ccccc"/>
            <draw:path draw:style-name="gr11" draw:id="shape330" draw:name="path6479" draw:layer="g14800" svg:width="2.13510663534pt" svg:height="0.61299984047pt" draw:transform="matrix(0.29843218000 0.00000000000 0.00000000000 0.29843218000 24.33981703695pt 7.81949301943pt)" svg:viewBox="0 0 2 1" svg:d="M2.07165 0.0171991C2.22485 0.0989592 2.07165 0.222648 1.91843 0.283862C1.41919 0.140468 0.729174 0.346335 0.268206 0.387006C0.153181 0.44864 0.268206 0.57233 0.0765669 0.613L0 0.613L0 0.324953L0.0765669 0.324953C0.30663 0.263319 -0.0766487 0.447803 0.153134 0.509856L0.344762 0.242354L0.344762 0.324114C0.574743 0.406712 0.421328 0.201264 0.536401 0.160174L0.344762 0.160174L0.613003 0.0570308C0.651228 0.0775752 0.574778 0.0981199 0.536436 0.13921C0.613003 0.17988 0.689652 0.159335 0.766417 0.159335L0.843803 0.0561915C1.34226 0.365203 1.49548 -0.0872028 2.0714 0.0155223" koffice:nodeTypes="ccccccccccccccccc"/>
            <draw:path draw:style-name="gr11" draw:id="shape331" draw:name="path6481" draw:layer="g14800" svg:width="0.21271698405pt" svg:height="0.14867400497pt" draw:transform="matrix(0.29843218000 0.00000000000 0.00000000000 0.29843218000 24.80138999279pt 7.82850589035pt)" svg:viewBox="0 0 0 0" svg:d="M0.212717 0.043712C0.160317 0.096192 0.0816206 0.122432 0.00290053 0.148674C-0.0232594 0.043712 0.134053 -0.0617856 0.212717 0.043712" koffice:nodeTypes="ccc"/>
            <draw:path draw:style-name="gr6" draw:id="shape332" draw:name="path6483" draw:layer="g14800" svg:width="0.21928021689pt" svg:height="0.10549800000pt" draw:transform="matrix(0.29843218000 0.00000000000 0.00000000000 0.29843218000 32.80931736569pt 7.82604920262pt)" svg:viewBox="0 0 0 0" svg:d="M0.113808 0.105496L0.0870085 0.051944C-0.149688 0.078184 0.165728 0 0.21928 0L0.113784 0.105498" koffice:nodeTypes="cccc"/>
            <draw:path draw:style-name="gr10" draw:id="shape333" draw:name="path6485" draw:layer="g14800" svg:width="1.28365059920pt" svg:height="1.02560759117pt" draw:transform="matrix(0.29843218000 0.00000000000 0.00000000000 0.29843218000 34.23033219872pt 7.82604848638pt)" svg:viewBox="0 0 1 1" svg:d="M0.0424732 0.904073C0.210655 0.823808 0.420881 0.718052 0.568463 0.637244L0 0.718051C0.273721 0.186021 0.86278 0.265745 1.28365 0C0.92627 0.31835 0.673573 1.38187 0.0429026 0.904072" koffice:nodeTypes="ccccc"/>
            <draw:path draw:style-name="gr6" draw:id="shape334" draw:name="path6487" draw:layer="g14800" svg:width="0.02616000000pt" svg:height="0.13173800000pt" draw:transform="matrix(0.29843218000 0.00000000000 0.00000000000 0.29843218000 24.72377749228pt 7.84155096377pt)" svg:viewBox="0 0 0 0" svg:d="M0.02616 0L0 0.131738L0.02616 0" koffice:nodeTypes="ccc"/>
            <draw:path draw:style-name="gr17" draw:id="shape335" draw:name="path6489" draw:layer="g14800" svg:width="0.43161746458pt" svg:height="0.33535456298pt" draw:transform="matrix(0.29843218000 0.00000000000 0.00000000000 0.29843218000 26.58119311856pt 7.84101196025pt)" svg:viewBox="0 0 0 0" svg:d="M0.431617 0.00104592C0.3799 0.1682 0.172711 0.274882 0 0.335355C0 0.138118 0.241284 -0.0141501 0.431617 0.00104592" koffice:nodeTypes="ccc"/>
            <draw:path draw:style-name="gr17" draw:id="shape336" draw:name="path6491" draw:layer="g14800" svg:width="0.31483200000pt" svg:height="0.58126099966pt" draw:transform="matrix(0.29843218000 0.00000000000 0.00000000000 0.29843218000 27.10633586961pt 7.84036654333pt)" svg:viewBox="0 0 0 1" svg:d="M0.314832 0.00396881C0.262432 0.214429 0.314832 0.55502 0 0.581261C0.07864 0.424353 -0.0524 -0.0479768 0.314832 0.00396881" koffice:nodeTypes="ccc"/>
            <draw:path draw:style-name="gr6" draw:id="shape337" draw:name="path6493" draw:layer="g14800" svg:width="0.18358400000pt" svg:height="0.14386039540pt" draw:transform="matrix(0.29843218000 0.00000000000 0.00000000000 0.29843218000 24.51234664885pt 7.85721292333pt)" svg:viewBox="0 0 0 0" svg:d="M0.183584 0.131738L0 0.131738L0 0C0.0524 0.05248 0.0524 0.184219 0.183584 0.131738" koffice:nodeTypes="cccc"/>
            <draw:path draw:style-name="gr21" draw:id="shape338" draw:name="path6495" draw:layer="g14800" svg:width="0.39709154310pt" svg:height="0.27430358760pt" draw:transform="matrix(0.29843218000 0.00000000000 0.00000000000 0.29843218000 24.73163222725pt 7.85753308137pt)" svg:viewBox="0 0 0 0" svg:d="M0.0660752 0.274303C0.0330553 0.274303 0.0330553 0.261121 0 0.247097L0.397092 0C0.364072 0.0546921 0.248305 0.274304 0.0660752 0.274304" koffice:nodeTypes="cccc"/>
            <draw:path draw:style-name="gr17" draw:id="shape339" draw:name="path6497" draw:layer="g14800" svg:width="0.42032800000pt" svg:height="0.48870747383pt" draw:transform="matrix(0.29843218000 0.00000000000 0.00000000000 0.29843218000 27.21597030271pt 7.85300281532pt)" svg:viewBox="0 0 0 0" svg:d="M0.420328 0.0671243C0.341608 0.224032 0.262408 0.513749 0 0.486973C0.02616 0.277584 0.131144 -0.16904 0.420328 0.0671243" koffice:nodeTypes="ccc"/>
            <draw:path draw:style-name="gr17" draw:id="shape340" draw:name="path6499" draw:layer="g14800" svg:width="0.86614333886pt" svg:height="1.19117295505pt" draw:transform="matrix(0.29843218000 0.00000000000 0.00000000000 0.29843218000 26.87202889989pt 7.86855567399pt)" svg:viewBox="0 0 1 1" svg:d="M0.632957 0.016381C0.779482 0.445968 0.339499 0.5313 0.119712 0.790807C0.315034 0.81886 0.510452 0.561109 0.779586 0.618387C0.92611 0.732359 0.852848 1.04739 0.803932 1.19117L0.681925 1.19117C0.584347 0.818861 -0.320337 1.10467 0.120241 0.474607C0.0465319 0.0450204 0.364448 -0.0414819 0.633486 0.015796" koffice:nodeTypes="ccccccc"/>
            <draw:path draw:style-name="gr11" draw:id="shape341" draw:name="path6501" draw:layer="g14800" svg:width="2.43281652456pt" svg:height="1.26599647907pt" draw:transform="matrix(0.29843218000 0.00000000000 0.00000000000 0.29843218000 29.22231074919pt 7.85612140458pt)" svg:viewBox="0 0 2 1" svg:d="M2.43282 0.0932933C1.5067 0.240315 0.811529 1.71897 0 1.12666C0.318352 0.891071 1.01411 1.15619 1.12989 0.594616C1.70869 0.506646 1.76717 -0.262212 2.43282 0.0932933" koffice:nodeTypes="cccc"/>
            <draw:path draw:style-name="gr11" draw:id="shape342" draw:name="path6503" draw:layer="g14800" svg:width="0.52480800000pt" svg:height="0.28864600000pt" draw:transform="matrix(0.29843218000 0.00000000000 0.00000000000 0.29843218000 33.10170705565pt 7.88086594168pt)" svg:viewBox="0 0 1 0" svg:d="M0.524808 0C0.524808 0.314886 0.157976 0.209389 0 0.288646C0.05248 0.104962 0.341656 0.156907 0.524808 0" koffice:nodeTypes="ccc"/>
            <draw:path draw:style-name="gr21" draw:id="shape343" draw:name="path6505" draw:layer="g14800" svg:width="1.20010637232pt" svg:height="1.54990824523pt" draw:transform="matrix(0.29843218000 0.00000000000 0.00000000000 0.29843218000 33.10202458749pt 7.88086594168pt)" svg:viewBox="0 0 1 2" svg:d="M0.101223 1.33979C0.324819 1.2936 0.345145 0.87874 0.609394 0.762298C0.405709 0.624169 0.731767 0.46247 0.731767 0.300299L0.589476 0.71657C0.77242 0.624169 0.935453 0.254099 1.20011 0.185271C0.976106 0.601542 0.650462 1.20166 0.243922 1.54864C0.162617 1.57174 0.121964 1.27191 0 1.24881C0.224011 0.85564 0.325234 0.346499 0.589892 0C0.609784 0.48557 0.264664 0.901371 0.101638 1.33979" koffice:nodeTypes="ccccccccc"/>
            <draw:path draw:style-name="gr11" draw:id="shape344" draw:name="path6507" draw:layer="g14800" svg:width="0.73570400000pt" svg:height="0.40263298717pt" draw:transform="matrix(0.29843218000 0.00000000000 0.00000000000 0.29843218000 25.28793846026pt 7.89652790123pt)" svg:viewBox="0 0 1 0" svg:d="M0.735704 0.157979C0.525352 0.262406 0.315368 0.446625 0 0.393073L0.420384 0.236165C0.210512 0.0781864 0.367984 0.210461 0.420384 0C0.55148 0.02624 0.578312 0.21046 0.735704 0.157979" koffice:nodeTypes="ccccc"/>
            <draw:path draw:style-name="gr17" draw:id="shape345" draw:name="path6509" draw:layer="g14800" svg:width="0.07872000000pt" svg:height="0.18421900000pt" draw:transform="matrix(0.29843218000 0.00000000000 0.00000000000 0.29843218000 26.33042413890pt 7.89652790123pt)" svg:viewBox="0 0 0 0" svg:d="M0.07872 0L0 0.184219L0.07872 0" koffice:nodeTypes="ccc"/>
            <draw:path draw:style-name="gr6" draw:id="shape346" draw:name="path6511" draw:layer="g14800" svg:width="0.39360800000pt" svg:height="0.18421900000pt" draw:transform="matrix(0.29843218000 0.00000000000 0.00000000000 0.29843218000 31.87143591207pt 7.89652790123pt)" svg:viewBox="0 0 0 0" svg:d="M0 0.184219L0.288648 0L0.393608 0L0.000536 0.184219" koffice:nodeTypes="cccc"/>
            <draw:path draw:style-name="gr6" draw:id="shape347" draw:name="path6513" draw:layer="g14800" svg:width="0.52481100000pt" svg:height="0.42038500000pt" draw:transform="matrix(0.29843218000 0.00000000000 0.00000000000 0.29843218000 22.63146279342pt 7.91218986078pt)" svg:viewBox="0 0 1 0" svg:d="M0.524811 0L0 0.420385L0.524811 0" koffice:nodeTypes="ccc"/>
            <draw:path draw:style-name="gr6" draw:id="shape348" draw:name="path6515" draw:layer="g14800" svg:width="0.85362200000pt" svg:height="0.48625400000pt" draw:transform="matrix(0.29843218000 0.00000000000 0.00000000000 0.29843218000 23.06178576226pt 7.89620822068pt)" svg:viewBox="0 0 1 0" svg:d="M0.0001072 0.485182L0.551587 0.111924L0.853622 0L0 0.486254" koffice:nodeTypes="cccc"/>
            <draw:path draw:style-name="gr17" draw:id="shape349" draw:name="path6517" draw:layer="g14800" svg:width="0.48256614941pt" svg:height="0.36683300000pt" draw:transform="matrix(0.29843218000 0.00000000000 0.00000000000 0.29843218000 26.72231095293pt 7.91218986078pt)" svg:viewBox="0 0 0 0" svg:d="M0.47228 0C0.44612 0.130667 0.55092 0.314351 0.39356 0.366833L0 0.183684C0.104856 0.0519456 0.314832 0.0519456 0.47228 0" koffice:nodeTypes="cccc"/>
            <draw:path draw:style-name="gr6" draw:id="shape350" draw:name="path6519" draw:layer="g14800" svg:width="0.55104800000pt" svg:height="0.22747463531pt" draw:transform="matrix(0.29843218000 0.00000000000 0.00000000000 0.29843218000 30.57835792562pt 7.92769209943pt)" svg:viewBox="0 0 1 0" svg:d="M0.551048 0.0797928C0.446088 0.18422 0.2624 0.288646 0.1312 0.18422L0 0C0.05248 0.368439 0.420384 0.053552 0.551048 0.079792" koffice:nodeTypes="cccc"/>
            <draw:path draw:style-name="gr10" draw:id="shape351" draw:name="path6521" draw:layer="g14800" svg:width="1.16092436144pt" svg:height="0.53904964000pt" draw:transform="matrix(0.29843218000 0.00000000000 0.00000000000 0.29843218000 32.05922137702pt 7.94367397828pt)" svg:viewBox="0 0 1 1" svg:d="M1.16092 0.134467C0.849352 0.269328 0.341004 0.404582 0 0.53905L0.141941 0.443114C0.113668 0.288594 0.424676 0.15334 0.452949 0L1.16035 0.134467" koffice:nodeTypes="ccccc"/>
            <draw:path draw:style-name="gr21" draw:id="shape352" draw:name="path6523" draw:layer="g14800" svg:width="0.18357600000pt" svg:height="0.10442700000pt" draw:transform="matrix(0.29843218000 0.00000000000 0.00000000000 0.29843218000 25.89155216245pt 7.95150483868pt)" svg:viewBox="0 0 0 0" svg:d="M0 0.104427L0.183576 0L0.104856 0.104427L1.13687e-14 0.104427" koffice:nodeTypes="cccc"/>
            <draw:path draw:style-name="gr11" draw:id="shape353" draw:name="path6525" draw:layer="g14800" svg:width="0.57973742174pt" svg:height="0.39661503917pt" draw:transform="matrix(0.29843218000 0.00000000000 0.00000000000 0.29843218000 22.80372954625pt 7.96700707733pt)" svg:viewBox="0 0 1 0" svg:d="M0 0.396615C0.139328 0.198308 0.379573 0.0661023 0.579737 0C0.459899 0.165594 0.260103 0.396615 0 0.396615" koffice:nodeTypes="ccc"/>
            <draw:path draw:style-name="gr21" draw:id="shape354" draw:name="path6527" draw:layer="g14800" svg:width="0.81388000000pt" svg:height="0.35088599177pt" draw:transform="matrix(0.29843218000 0.00000000000 0.00000000000 0.29843218000 24.39470707095pt 7.99129850903pt)" svg:viewBox="0 0 1 0" svg:d="M0.709032 0.155304C0.446624 0.129064 0.157552 0.523207 0 0.25973C0.13168 -0.160654 0.604064 0.0492704 0.81388 0.0755112L0.709032 0.155303" koffice:nodeTypes="cccc"/>
            <draw:path draw:style-name="gr10" draw:id="shape355" draw:name="path6529" draw:layer="g14800" svg:width="0.18352800000pt" svg:height="0.23509400000pt" draw:transform="matrix(0.29843218000 0.00000000000 0.00000000000 0.29843218000 25.59381234510pt 7.98298871743pt)" svg:viewBox="0 0 0 0" svg:d="M0 0.235094L0.183528 0C0.157368 0.130668 0.104328 0.130668 0 0.235094" koffice:nodeTypes="ccc"/>
            <draw:path draw:style-name="gr11" draw:id="shape356" draw:name="path6531" draw:layer="g14800" svg:width="0.34166400000pt" svg:height="0.05248000000pt" draw:transform="matrix(0.29843218000 0.00000000000 0.00000000000 0.29843218000 25.67995419700pt 7.98266927563pt)" svg:viewBox="0 0 0 0" svg:d="M0 0L0.341664 0.05248L0 0" koffice:nodeTypes="ccc"/>
            <draw:path draw:style-name="gr11" draw:id="shape357" draw:name="path6533" draw:layer="g14800" svg:width="0.28854400000pt" svg:height="0.13173800000pt" draw:transform="matrix(0.29843218000 0.00000000000 0.00000000000 0.29843218000 25.97789933568pt 7.98266951437pt)" svg:viewBox="0 0 0 0" svg:d="M0.288544 0.130666L0 0.104426L0.0524 0C0.13112 0.05248 0.210328 0.05248 0.288512 0.131738" koffice:nodeTypes="cccc"/>
            <draw:path draw:style-name="gr17" draw:id="shape358" draw:name="path6535" draw:layer="g14800" svg:width="0.76191497706pt" svg:height="0.47158912085pt" draw:transform="matrix(0.29843218000 0.00000000000 0.00000000000 0.29843218000 27.18465316930pt 8.01890163158pt)" svg:viewBox="0 0 1 0" svg:d="M0.761915 0.220789C0.683195 0.744529 0.315291 0.272733 0.0262189 0.351457C-0.0786371 0.140997 0.157899 0.114756 0.262859 0.00925819C0.472731 -0.0432218 0.604523 0.140997 0.761915 0.220789" koffice:nodeTypes="cccc"/>
            <draw:path draw:style-name="gr17" draw:id="shape359" draw:name="path6537" draw:layer="g14800" svg:width="0.73516800000pt" svg:height="0.20595346248pt" draw:transform="matrix(0.29843218000 0.00000000000 0.00000000000 0.29843218000 27.47458446753pt 8.01990678879pt)" svg:viewBox="0 0 1 0" svg:d="M0.735168 0.00589006C0.656448 0.400034 0.236648 0.0856821 0 0.111388C0.131096 -0.0722963 0.499536 0.0332037 0.735168 0.00589006" koffice:nodeTypes="ccc"/>
            <draw:path draw:style-name="gr10" draw:id="shape360" draw:name="path6539" draw:layer="g14800" svg:width="1.10283602560pt" svg:height="0.66432932410pt" draw:transform="matrix(0.29843218000 0.00000000000 0.00000000000 0.29843218000 33.40743530559pt 8.02166457298pt)" svg:viewBox="0 0 1 1" svg:d="M0 0.664329C0.221021 0.321253 0.689485 0.107375 1.10284 0C0.936928 0.364028 0.469027 0.600166 0 0.664329" koffice:nodeTypes="ccc"/>
            <draw:path draw:style-name="gr6" draw:id="shape361" draw:name="path6541" draw:layer="g14800" svg:width="0.10485500000pt" svg:height="0.18368400000pt" draw:transform="matrix(0.29843218000 0.00000000000 0.00000000000 0.29843218000 23.54833239884pt 8.03764621308pt)" svg:viewBox="0 0 0 0" svg:d="M0.104855 0L0 0.183684L0.104855 0" koffice:nodeTypes="ccc"/>
            <draw:path draw:style-name="gr24" draw:id="shape362" draw:name="path6543" draw:layer="g14800" svg:width="4.92486861282pt" svg:height="2.37643675390pt" draw:transform="matrix(0.29843218000 0.00000000000 0.00000000000 0.29843218000 23.97146100344pt 8.05314797424pt)" svg:viewBox="0 0 5 2" svg:d="M4.19588 1.74409e-06C3.61296 0.430223 3.08898 0.400453 2.41859 0.458828C2.56411 0.657884 1.86483 0.458828 1.77748 0.830091C2.47675 0.773469 2.88499 0.544054 3.61296 0.51545C4.07936 0.373016 4.48705 0.0869802 4.92487 0.115584C3.75908 0.717427 2.97234 0.831257 1.89442 1.1459L1.95257 1.1745C1.80711 0.97369 1.5741 1.37531 1.37024 1.43252L1.42838 1.48913C1.19496 1.31694 1.22402 1.80378 0.903802 1.80378C0.670395 1.91819 0.408227 2.31806 0 2.37644C0.146112 1.97482 0.728982 1.51775 1.1075 1.17333L1.04936 1.14473L2.01133 0.400451C1.8361 0.371848 1.5741 0.486844 1.42841 0.629863C1.98216 -0.0852274 3.29365 0.114414 4.19627 0" koffice:nodeTypes="cccccccccccccccc"/>
            <draw:path draw:style-name="gr10" draw:id="shape363" draw:name="path6545" draw:layer="g14800" svg:width="0.31536800000pt" svg:height="0.29442975213pt" draw:transform="matrix(0.29843218000 0.00000000000 0.00000000000 0.29843218000 25.76611037363pt 8.03764621308pt)" svg:viewBox="0 0 0 0" svg:d="M0 0.288646L0.315368 0C0.289208 0.02624 0.262408 0.340592 0 0.288646" koffice:nodeTypes="ccc"/>
            <draw:path draw:style-name="gr11" draw:id="shape364" draw:name="path6547" draw:layer="g14800" svg:width="0.18404700515pt" svg:height="0.28864600000pt" draw:transform="matrix(0.29843218000 0.00000000000 0.00000000000 0.29843218000 26.10321010877pt 8.03764621308pt)" svg:viewBox="0 0 0 0" svg:d="M0.105295 0.288646C-0.052633 0.288646 -9.69867e-05 0.0781864 0.052895 0L0.184047 0L0.105327 0.288646" koffice:nodeTypes="cccc"/>
            <draw:path draw:style-name="gr8" draw:id="shape365" draw:name="path6549" draw:layer="g14800" svg:width="2.75628053304pt" svg:height="3.48786892626pt" draw:transform="matrix(0.29843218000 0.00000000000 0.00000000000 0.29843218000 26.04836950740pt 8.04429833820pt)" svg:viewBox="0 0 3 3" svg:d="M2.1645 1.56158C2.41653 1.73192 2.21473 1.93055 2.34108 2.18404L2.44158 2.58074C2.39135 2.55418 2.39135 2.60903 2.34108 2.63732L2.34108 2.7222C1.96334 1.95826 1.86273 1.02341 1.40943 0.287195L1.25857 0.400948C1.63579 0.571288 1.40943 0.797063 1.58554 1.10945C1.81186 1.67533 1.98843 2.46814 2.44123 3.03458L2.49145 2.978C2.49145 2.86541 2.46638 3.12005 2.56683 3.0906C2.5166 2.1569 2.36571 1.05171 2.03873 0.231762C2.2147 0.260056 2.2147 0.713336 2.39128 0.910816C2.49179 0.627877 2.11419 0.315489 2.31582 0.0897157C2.31582 0.400948 2.44153 0.824779 2.61759 1.19375C2.39128 2.04314 2.89416 2.69506 2.7181 3.48787C2.29062 3.40184 1.98823 2.92026 1.6361 2.69506L1.6361 2.52472C1.58587 2.83596 1.33433 2.32609 1.13306 2.38267C1.18328 2.07145 0.831283 2.35438 0.806131 2.12745C0.403185 1.78792 -0.175776 1.27863 0.0510559 0.740475C0.277887 0.48583 0.453435 0.768768 0.731183 0.853074L0.755721 1.05055L0.805947 0.993966C0.981908 1.08 1.20833 1.61701 1.41001 1.81506C1.53566 2.29664 1.96377 2.69391 2.26569 3.03344C1.78734 2.29664 1.33404 1.13659 0.730385 0.682734L0.754923 0.655019L0.578395 0.484677C0.55378 0.513548 0.528168 0.541841 0.528168 0.59843L0.528168 0.42809C0.503094 0.456383 0.477865 0.399797 0.452714 0.399797C0.377259 0.230611 0.528168 0.116858 0.628675 0.0885633C0.729649 0.14515 0.880658 0.06027 0.955607 0.230611C1.00637 0.00425969 1.18244 0.399797 1.3585 0.343209L1.25799 0.0319758C1.51003 -0.110071 1.68548 0.258904 1.88726 0.399797C1.96264 0.937958 2.3651 1.1083 2.16383 1.56158" koffice:nodeTypes="cccccccccccccccccccccccccccccccccccccc"/>
            <draw:path draw:style-name="gr11" draw:id="shape366" draw:name="path6551" draw:layer="g14800" svg:width="0.18421600000pt" svg:height="0.15797900000pt" draw:transform="matrix(0.29843218000 0.00000000000 0.00000000000 0.29843218000 26.55750954076pt 8.03764621308pt)" svg:viewBox="0 0 0 0" svg:d="M0.184216 0.157979L0 0L0.07872 0.051944L0.183576 0.157978" koffice:nodeTypes="cccc"/>
            <draw:path draw:style-name="gr21" draw:id="shape367" draw:name="path6553" draw:layer="g14800" svg:width="0.43035699226pt" svg:height="0.50272382451pt" draw:transform="matrix(0.29843218000 0.00000000000 0.00000000000 0.29843218000 31.70682310904pt 8.03764621308pt)" svg:viewBox="0 0 0 1" svg:d="M0.430357 0C0.327074 0.148843 0.378715 0.372107 0.20622 0.502724L0 0.465514C0 0.223264 0.188654 0.000760081 0.430357 0.000760081" koffice:nodeTypes="cccc"/>
            <draw:path draw:style-name="gr21" draw:id="shape368" draw:name="path6555" draw:layer="g14800" svg:width="0.07872000000pt" svg:height="0.13173800000pt" draw:transform="matrix(0.29843218000 0.00000000000 0.00000000000 0.29843218000 25.90723775783pt 8.05314845173pt)" svg:viewBox="0 0 0 0" svg:d="M0.0524 0.131738L0 0L0.07872 0L0.05256 0.131738" koffice:nodeTypes="cccc"/>
            <draw:path draw:style-name="gr10" draw:id="shape369" draw:name="path6557" draw:layer="g14800" svg:width="0.23866509442pt" svg:height="0.34634061943pt" draw:transform="matrix(0.29843218000 0.00000000000 0.00000000000 0.29843218000 25.99358731852pt 8.05314845173pt)" svg:viewBox="0 0 0 0" svg:d="M0.235976 0.236701C0.183576 0.288645 0.13112 0.367368 0.02616 0.341127L0 0C0.07872 0.07872 0.262408 0.05248 0.236112 0.236701" koffice:nodeTypes="cccc"/>
            <draw:path draw:style-name="gr8" draw:id="shape370" draw:name="path6559" draw:layer="g14800" svg:width="2.15934501984pt" svg:height="2.14317270197pt" draw:transform="matrix(0.29843218000 0.00000000000 0.00000000000 0.29843218000 30.74296834120pt 8.05458038952pt)" svg:viewBox="0 0 2 2" svg:d="M2.15935 0.59374C2.15935 1.10929 1.4275 1.5173 0.84832 1.81666C0.655514 1.708 0.461931 1.89759 0.269137 1.95191L0 2.14317C0.34783 1.57163 1.0419 0.864822 0.34783 0.24006C0.732632 -0.168503 2.0059 -0.0587397 2.15935 0.59374" koffice:nodeTypes="cccccc"/>
            <draw:path draw:style-name="gr8" draw:id="shape371" draw:name="path6561" draw:layer="g14800" svg:width="1.50337909804pt" svg:height="1.76964296121pt" draw:transform="matrix(0.29843218000 0.00000000000 0.00000000000 0.29843218000 30.43723770380pt 8.07168407267pt)" svg:viewBox="0 0 2 2" svg:d="M1.48068 0.509289C1.54571 0.929406 1.48068 1.44927 1.15893 1.76964C0.934364 1.20092 0.707836 0.509289 0 0.113854C0.483269 -0.15766 1.25611 0.0891716 1.48133 0.509289" koffice:nodeTypes="cccc"/>
            <draw:path draw:style-name="gr6" draw:id="shape372" draw:name="path6563" draw:layer="g14800" svg:width="0.34059200000pt" svg:height="0.07925600000pt" draw:transform="matrix(0.29843218000 0.00000000000 0.00000000000 0.29843218000 32.63152357487pt 8.06881088878pt)" svg:viewBox="0 0 0 0" svg:d="M0 0.079256L0 0L0.340592 0.079256L0 0.079256" koffice:nodeTypes="cccc"/>
            <draw:path draw:style-name="gr11" draw:id="shape373" draw:name="path6565" draw:layer="g14800" svg:width="0.70689082982pt" svg:height="0.27655208828pt" draw:transform="matrix(0.29843218000 0.00000000000 0.00000000000 0.29843218000 32.94508507267pt 8.06881041128pt)" svg:viewBox="0 0 1 0" svg:d="M0.70644 0C0.661846 0.0968781 0.552008 0.193756 0.397569 0.276552L0.110309 0.151794C0.0887178 0.179956 0.0441235 0.165593 0 0.165593L0 0.0968775C0.308871 0.0281621 0.46331 0.137993 0.706891 0.000562905" koffice:nodeTypes="cccccc"/>
            <draw:path draw:style-name="gr10" draw:id="shape374" draw:name="path6567" draw:layer="g14800" svg:width="2.73105209739pt" svg:height="1.17140965401pt" draw:transform="matrix(0.29843218000 0.00000000000 0.00000000000 0.29843218000 33.68184011391pt 8.05622120180pt)" svg:viewBox="0 0 3 1" svg:d="M2.73105 1.12662C2.33046 1.26804 1.95441 1.042 1.60287 0.899414C1.02702 0.813054 0.426142 0.899414 0 0.64207C0.376062 0.414865 0.701028 0.444426 1.12717 0.444426C0.851253 0.273441 0.450666 0.387626 0.124677 0.359226L0.450666 0.245043C0.325478 0.188243 0.350003 0.131441 0.400594 0.0468181C1.25235 -0.208787 2.00448 0.643231 2.73105 1.12662" koffice:nodeTypes="cccccccc"/>
            <draw:path draw:style-name="gr11" draw:id="shape375" draw:name="path6569" draw:layer="g14800" svg:width="0.20725777613pt" svg:height="0.26240600000pt" draw:transform="matrix(0.29843218000 0.00000000000 0.00000000000 0.29843218000 24.30819038824pt 8.08479229013pt)" svg:viewBox="0 0 0 0" svg:d="M0.00072 0.262406L0.05312 0.0781856C0.05312 0.130666 0.07928 0.156906 0.10552 0.182613L0.15792 0C0.289072 0.051944 0.13176 0.236165 0 0.262406" koffice:nodeTypes="ccccc"/>
            <draw:path draw:style-name="gr24" draw:id="shape376" draw:name="path6571" draw:layer="g14800" svg:width="5.73593175493pt" svg:height="3.04472623949pt" draw:transform="matrix(0.29843218000 0.00000000000 0.00000000000 0.29843218000 23.87019145517pt 8.09278311019pt)" svg:viewBox="0 0 6 3" svg:d="M5.5952 0.128185L5.73567 0.289407C5.05999 0.646872 4.21631 0.97064 3.51373 1.58646C3.09169 2.00868 2.61333 2.42892 1.99496 2.59146C1.82581 2.46129 1.74206 2.75268 1.79833 2.75268C1.34812 2.75268 0.869761 2.9476 0.420135 3.04473L0.0541902 3.04473C0.278977 2.8498 -0.143127 2.78637 0.0541902 2.59146L0.278977 2.59146C0.250958 2.68859 -0.00265351 2.59146 0.0541902 2.81743L0.110314 2.88351C1.76963 1.29573 3.85121 0.971961 5.73593 0L5.59546 0.129506" koffice:nodeTypes="ccccccccccccc"/>
            <draw:path draw:style-name="gr17" draw:id="shape377" draw:name="path6573" draw:layer="g14800" svg:width="0.82944595787pt" svg:height="0.45224792603pt" draw:transform="matrix(0.29843218000 0.00000000000 0.00000000000 0.29843218000 27.42311635154pt 8.09078521746pt)" svg:viewBox="0 0 1 0" svg:d="M0.829446 0.162532C0.829446 0.215012 0.672534 0.426544 0.488318 0.452248L0.0155577 0.294805C-0.115594 -0.072563 0.619574 -0.072563 0.829446 0.162532" koffice:nodeTypes="cccc"/>
            <draw:path draw:style-name="gr11" draw:id="shape378" draw:name="path6575" draw:layer="g14800" svg:width="0.07872000000pt" svg:height="0.34112700000pt" draw:transform="matrix(0.29843218000 0.00000000000 0.00000000000 0.29843218000 32.89010909020pt 8.09246342963pt)" svg:viewBox="0 0 0 0" svg:d="M0 0.341127L0 0L0.07872 0.156908L0 0.341127" koffice:nodeTypes="cccc"/>
            <draw:path draw:style-name="gr6" draw:id="shape379" draw:name="path6577" draw:layer="g14800" svg:width="0.89271200000pt" svg:height="0.10442700000pt" draw:transform="matrix(0.29843218000 0.00000000000 0.00000000000 0.29843218000 33.82280037608pt 8.10812538919pt)" svg:viewBox="0 0 1 0" svg:d="M0.892712 0.104427L0 0L0.840232 0.05248L0.892712 0.104424" koffice:nodeTypes="cccc"/>
            <draw:path draw:style-name="gr11" draw:id="shape380" draw:name="path6579" draw:layer="g14800" svg:width="0.21035300000pt" svg:height="0.13173800000pt" draw:transform="matrix(0.29843218000 0.00000000000 0.00000000000 0.29843218000 23.46187134389pt 8.12378758748pt)" svg:viewBox="0 0 0 0" svg:d="M0.157926 0.131738L0 0.131738L0.210353 0C0.210353 0.051944 0.210353 0.104426 0.157929 0.131738" koffice:nodeTypes="cccc"/>
            <draw:path draw:style-name="gr10" draw:id="shape381" draw:name="path6581" draw:layer="g14800" svg:width="0.39456800000pt" svg:height="0.18421900000pt" draw:transform="matrix(0.29843218000 0.00000000000 0.00000000000 0.29843218000 25.57784741720pt 8.12378758748pt)" svg:viewBox="0 0 0 0" svg:d="M0.394568 0.0519456L0.236648 0.184219L0.236648 0.131739L0 0.184219L0.210352 0L0.210352 0.051944L0.394568 0.051944" koffice:nodeTypes="ccccccc"/>
            <draw:path draw:style-name="gr21" draw:id="shape382" draw:name="path6583" draw:layer="g14800" svg:width="0.15792800000pt" svg:height="0.28971700000pt" draw:transform="matrix(0.29843218000 0.00000000000 0.00000000000 0.29843218000 25.94641593442pt 8.12378758748pt)" svg:viewBox="0 0 0 0" svg:d="M0.105336 0.289717L0 0L0.157928 0.236165L0.105528 0.288645" koffice:nodeTypes="cccc"/>
            <draw:path draw:style-name="gr6" draw:id="shape383" draw:name="path6585" draw:layer="g14800" svg:width="0.26294400000pt" svg:height="0.05617690245pt" draw:transform="matrix(0.29843218000 0.00000000000 0.00000000000 0.29843218000 32.34145704574pt 8.12252434859pt)" svg:viewBox="0 0 0 0" svg:d="M0.262944 0.00423292C0.210464 0.0561769 0.079792 0.0561769 0 0.0561769C0.07976 -0.0220071 0.184216 0.00423292 0.262944 0.00423292" koffice:nodeTypes="ccc"/>
            <draw:path draw:style-name="gr11" draw:id="shape384" draw:name="path6587" draw:layer="g14800" svg:width="0.42033100000pt" svg:height="0.05863800000pt" draw:transform="matrix(0.29843218000 0.00000000000 0.00000000000 0.29843218000 23.14063942283pt 8.13745231951pt)" svg:viewBox="0 0 0 0" svg:d="M0.420331 0.058638L0 0.058638C0.104855 -0.019546 0.315369 -0.019546 0.420331 0.058638" koffice:nodeTypes="ccc"/>
            <draw:path draw:style-name="gr10" draw:id="shape385" draw:name="path6589" draw:layer="g14800" svg:width="2.90832726993pt" svg:height="2.04450446402pt" draw:transform="matrix(0.29843218000 0.00000000000 0.00000000000 0.29843218000 27.13546440889pt 8.13928982613pt)" svg:viewBox="0 0 3 2" svg:d="M2.16254 1.67307C1.37089 1.64654 0.705728 1.85825 0.0412255 2.0445C-0.148639 1.67307 0.35766 1.38124 0.737245 1.19498C1.62376 1.08831 2.47956 0.690887 2.89027 0C2.9852 0.55769 2.70048 1.24804 2.1619 1.67307" koffice:nodeTypes="ccccc"/>
            <draw:path draw:style-name="gr8" draw:id="shape386" draw:name="path6591" draw:layer="g14800" svg:width="1.33485083059pt" svg:height="1.38103915020pt" draw:transform="matrix(0.29843218000 0.00000000000 0.00000000000 0.29843218000 30.15838497470pt 8.13781538053pt)" svg:viewBox="0 0 1 1" svg:d="M1.29974 0.856287C1.21399 1.05165 1.44937 1.27059 1.25686 1.37917C1.32117 1.40098 0.784368 1.22743 0.570429 1.09615C0.312739 0.943066 -0.0735721 0.637793 0.0121762 0.310269C0.0979243 0.0704114 0.312739 -0.0826709 0.570429 0.0477158C0.849558 0.265768 1.23543 0.485156 1.29974 0.856287" koffice:nodeTypes="cccccc"/>
            <draw:path draw:style-name="gr10" draw:id="shape387" draw:name="path6593" draw:layer="g14800" svg:width="6.29153792027pt" svg:height="19.34588088963pt" draw:transform="matrix(0.29843218000 0.00000000000 0.00000000000 0.29843218000 36.68353305424pt 8.13928982613pt)" svg:viewBox="0 0 6 19" svg:d="M0.779752 19.3459C0.456215 18.9836 0.752309 18.4674 0.618533 17.9765C0.591663 18.1319 0.483634 18.2615 0.536858 18.4416C0.37563 17.9513 0.42937 17.4345 0.483118 16.8667C1.20861 12.3467 2.04271 7.90354 3.97902 3.84854C3.11807 4.82976 2.87733 6.32768 2.31195 7.56856C1.42413 10.6666 0.833525 13.7661 0.34876 16.9695C-8.19205e-06 16.8399 0.37563 16.2463 0.18809 15.8845C0.10748 15.9356 0.161793 16.0399 0.133776 16.1168L0.0537399 16.1168C0.0537399 15.549 0.215517 14.8516 0.295577 14.3092L0 15.3936C0.752923 10.6154 2.07067 6.09541 4.59815 2.0404L6.29154 0C2.82304 5.68301 1.15543 12.5268 0.779793 19.3459" koffice:nodeTypes="ccccccccccccccc"/>
            <draw:path draw:style-name="gr10" draw:id="shape388" draw:name="path6595" draw:layer="g14800" svg:width="3.04371164394pt" svg:height="9.28971738691pt" draw:transform="matrix(0.29843218000 0.00000000000 0.00000000000 0.29843218000 18.48534976908pt 8.15495178569pt)" svg:viewBox="0 0 3 9" svg:d="M2.4871 2.40527L2.75142 2.22823L2.80422 4.10083L3.04204 3.77256C3.06842 4.55659 2.77726 5.39121 2.48662 6.15151L2.56586 6.22738L2.72445 6.10092C2.90936 6.42971 2.11605 6.98715 2.4871 7.46821C2.4343 8.17689 1.87871 8.7333 1.53462 9.28972C1.03195 8.0752 0.608562 6.88548 0 5.72103C0.132587 5.56877 0.21188 5.82272 0.34409 5.82272C0.264847 5.34218 0.0534557 4.6335 0.34409 4.12612L0.581968 4.35426C0.714555 3.8985 0.449867 3.46803 0.819793 3.08918L1.05816 3.21511C1.1374 2.78464 1.05816 2.32991 1.29598 1.9495L1.53435 2.07597C1.8218 1.49116 1.76521 0.963657 1.81694 0.650353L2.01054 0C2.38047 0.659127 2.45976 1.54433 2.48673 2.40527" koffice:nodeTypes="cccccccccccccccccccc"/>
            <draw:path draw:style-name="gr11" draw:id="shape389" draw:name="path6597" draw:layer="g14800" svg:width="0.18421600000pt" svg:height="0.02624000000pt" draw:transform="matrix(0.29843218000 0.00000000000 0.00000000000 0.29843218000 24.00266029727pt 8.15527170498pt)" svg:viewBox="0 0 0 0" svg:d="M0.184216 0.02624L0 0L0.0524 0.02624L0.183552 0.02624" koffice:nodeTypes="cccc"/>
            <draw:path draw:style-name="gr17" draw:id="shape390" draw:name="path6599" draw:layer="g14800" svg:width="0.27883899723pt" svg:height="0.80858074126pt" draw:transform="matrix(0.29843218000 0.00000000000 0.00000000000 0.29843218000 26.89481907771pt 8.15317284462pt)" svg:viewBox="0 0 0 1" svg:d="M0.276982 0.12382C0.304652 0.383375 0.013459 0.572623 0.0414838 0.808581L0.0279656 0.808581L0 0.00536016C0.152649 -0.0418304 0.0972799 0.241319 0.277384 0.12382" koffice:nodeTypes="ccccc"/>
            <draw:path draw:style-name="gr21" draw:id="shape391" draw:name="path6601" draw:layer="g14800" svg:width="0.42909400563pt" svg:height="0.36313796983pt" draw:transform="matrix(0.29843218000 0.00000000000 0.00000000000 0.29843218000 31.21187504766pt 8.15527122749pt)" svg:viewBox="0 0 0 0" svg:d="M0.398145 0.300766C0.294657 0.442436 0.174337 0.300766 0.0540119 0.284307C0.0540119 0.23687 0.105577 0.221379 0.123122 0.189753L0.00279725 0.189753C-0.0315799 0 0.26028 0.095199 0.363768 0C0.363768 0.111012 0.484088 0.189753 0.398145 0.300766" koffice:nodeTypes="cccccc"/>
            <draw:path draw:style-name="gr24" draw:id="shape392" draw:name="path6603" draw:layer="g14800" svg:width="4.56935228908pt" svg:height="3.06332116474pt" draw:transform="matrix(0.29843218000 0.00000000000 0.00000000000 0.29843218000 22.84277999387pt 8.16191225437pt)" svg:viewBox="0 0 5 3" svg:d="M2.63631 0.134175C2.86203 -0.125629 3.26386 0.1017 3.56498 0.134175C3.56498 0.360839 3.69029 0.0698886 3.71544 0.264076C3.66534 0.231601 3.64018 0.264076 3.61519 0.295887C3.74108 0.555028 3.86656 0.264076 4.06714 0.1978C4.29337 0.295887 4.36862 -0.0301909 4.56935 0.00228479C4.36872 0.264076 3.9669 0.294563 3.84142 0.784344L3.71553 0.784344L3.79079 0.653119C3.61469 0.81682 3.28864 0.556358 3.21338 0.881109C2.86178 0.881109 2.40973 0.881109 2.18386 1.01035C2.13374 1.0753 2.03289 1.14025 2.03289 1.23833C2.33437 1.27081 2.7859 0.946059 3.03726 1.0753C2.98717 1.17405 2.88681 1.1091 2.88681 1.23833L3.26349 1.23833L3.2134 1.0753C3.31363 1.0753 3.4391 1.0753 3.3889 1.0753C3.16267 1.27081 2.98707 1.79108 2.63583 1.82356L2.66035 1.75861L2.63583 1.7268C2.25914 2.08402 1.85778 2.21327 1.45586 2.18079L1.45586 2.31136C1.35562 2.08402 1.205 2.34383 1.07912 2.40878C1.75693 2.57049 2.35949 2.18079 2.98707 2.05023C2.91181 2.34382 2.76131 2.66858 2.76131 2.92905C2.03342 3.09076 1.30488 3.22132 0.677808 2.60296C0.476719 2.63544 0.150612 2.76601 0 2.47373L0.502213 1.9528L0.602451 2.05155C0.577466 2.50554 0.0501186 2.21327 0.15051 2.60429C0.45194 2.47439 0.828319 2.60429 1.12975 2.47439C0.978775 2.14963 0.753064 2.60429 0.602554 2.31135C0.878898 2.01907 1.15488 2.14963 1.35562 1.75861C1.25538 1.72679 0.903165 1.72679 0.953795 1.88983L0.77828 1.75861C0.703027 1.62937 1.15497 1.50012 1.05411 1.23966L0.77828 1.3689C0.928739 1.23966 0.978861 1.11042 1.12988 1.01167C1.50606 0.621305 2.08353 -0.0600152 2.63596 0.134175" koffice:nodeTypes="ccccccccccccccccccccccccccccccccccccccc"/>
            <draw:path draw:style-name="gr17" draw:id="shape393" draw:name="path6605" draw:layer="g14800" svg:width="0.49333252495pt" svg:height="0.33105155266pt" draw:transform="matrix(0.29843218000 0.00000000000 0.00000000000 0.29843218000 27.17699028509pt 8.16629923996pt)" svg:viewBox="0 0 0 0" svg:d="M0.472224 0.277934C0.288704 0.434842 0.131152 0.199214 0 0.147267C0.07872 -0.168691 0.604016 0.0947868 0.472224 0.277934" koffice:nodeTypes="ccc"/>
            <draw:path draw:style-name="gr8" draw:id="shape394" draw:name="path6607" draw:layer="g14800" svg:width="0.35709429937pt" svg:height="0.33170717231pt" draw:transform="matrix(0.29843218000 0.00000000000 0.00000000000 0.29843218000 34.91551756497pt 8.18141616533pt)" svg:viewBox="0 0 0 0" svg:d="M0.355954 0.227279L0.355954 0.331707L0.0153619 0.227279C-0.0901341 -0.113848 0.383266 -0.035126 0.355954 0.227279" koffice:nodeTypes="cccc"/>
            <draw:path draw:style-name="gr11" draw:id="shape395" draw:name="path6609" draw:layer="g14800" svg:width="0.23611200000pt" svg:height="0.28864600000pt" draw:transform="matrix(0.29843218000 0.00000000000 0.00000000000 0.29843218000 23.14083209065pt 8.19426676359pt)" svg:viewBox="0 0 0 0" svg:d="M0.236002 0.130667C0.183578 0.156907 0.183578 0.236701 0.183578 0.288646C-0.026776 0.288646 0.0519456 0.105498 0 0L0.236112 0.131738" koffice:nodeTypes="cccc"/>
            <draw:path draw:style-name="gr6" draw:id="shape396" draw:name="path6611" draw:layer="g14800" svg:width="0.52534400000pt" svg:height="0.47179400000pt" draw:transform="matrix(0.29843218000 0.00000000000 0.00000000000 0.29843218000 32.01239378679pt 8.19426676359pt)" svg:viewBox="0 0 1 0" svg:d="M0 0.471794L0.525344 0L0.341664 0.236701L0 0.471794" koffice:nodeTypes="cccc"/>
            <draw:path draw:style-name="gr21" draw:id="shape397" draw:name="path6613" draw:layer="g14800" svg:width="0.37200059361pt" svg:height="0.34112700000pt" draw:transform="matrix(0.29843218000 0.00000000000 0.00000000000 0.29843218000 32.93822916600pt 8.19426676359pt)" svg:viewBox="0 0 0 0" svg:d="M0.364101 0.341127C0.206125 0.262407 -0.0825229 0.288647 0.0224371 0C0.206125 0.02624 0.415509 0.07872 0.364101 0.341127" koffice:nodeTypes="ccc"/>
            <draw:path draw:style-name="gr8" draw:id="shape398" draw:name="path6615" draw:layer="g14800" svg:width="1.82252200057pt" svg:height="1.36911665261pt" draw:transform="matrix(0.29843218000 0.00000000000 0.00000000000 0.29843218000 32.44580097270pt 8.20992872314pt)" svg:viewBox="0 0 2 1" svg:d="M0.242881 0.15242C0.218367 0.217108 0.292444 0.304396 0.192783 0.346932C0.319058 0.39124 0.518936 0.36953 0.569033 0.543217L0.518936 0.651772C0.619642 0.694749 0.819528 0.45593 0.919211 0.651772L1.04549 0.93446C1.29546 0.738172 0.919211 0.608349 1.09558 0.39124C1.29546 0.326109 1.44576 0.455928 1.49688 0.586639C1.12063 0.912742 1.82252 0.868882 1.82252 1.12941C1.77242 1.08599 1.72232 1.0213 1.64769 1.0213C1.54647 1.04257 1.62264 1.1077 1.59706 1.17328C1.6722 1.2167 1.69776 1.28139 1.77241 1.28139L1.77241 1.3257C1.6722 1.36912 1.52241 1.26012 1.49686 1.1303L1.37212 1.36912C0.94526 1.34741 0.970313 0.93446 0.569522 0.891478C0.26893 0.67304 -0.0827756 0.326107 0.0174192 0C0.0930999 0.0434209 0.243369 0.0434209 0.243369 0.15242" koffice:nodeTypes="cccccccccccccccccc"/>
            <draw:path draw:style-name="gr11" draw:id="shape399" draw:name="path6617" draw:layer="g14800" svg:width="0.52534600000pt" svg:height="0.47286600000pt" draw:transform="matrix(0.29843218000 0.00000000000 0.00000000000 0.29843218000 23.15628562516pt 8.22575064234pt)" svg:viewBox="0 0 1 0" svg:d="M0.525346 0.131203C0.31494 0.23563 0.289182 0.42092 0 0.472866L0 0.367368C0.236646 0.42092 0.289074 0.132274 0.367796 0L0.525186 0.132274" koffice:nodeTypes="ccccc"/>
            <draw:path draw:style-name="gr6" draw:id="shape400" draw:name="path6619" draw:layer="g14800" svg:width="2.79236184640pt" svg:height="0.66432932410pt" draw:transform="matrix(0.29843218000 0.00000000000 0.00000000000 0.29843218000 23.19565551459pt 8.23326206094pt)" svg:viewBox="0 0 3 1" svg:d="M2.79215 0L2.73023 0.193799L2.69998 0.0436483C1.70666 0.128763 0.775843 0.107373 0.186668 0.664329L0 0.664329L0.465025 0.429064L0.216472 0.38629C0.279049 0.343515 0.34037 0.364903 0.403076 0.364903L0.403076 0.38629C1.33389 0.000873749 1.79885 0.0222617 2.79236 0.000873749" koffice:nodeTypes="cccccccccc"/>
            <draw:path draw:style-name="gr11" draw:id="shape401" draw:name="path6621" draw:layer="g14800" svg:width="0.07864000000pt" svg:height="0.13120300000pt" draw:transform="matrix(0.29843218000 0.00000000000 0.00000000000 0.29843218000 25.41339457382pt 8.22575064234pt)" svg:viewBox="0 0 0 0" svg:d="M0 0.131203L0.07864 0L0.07864 0.025168L0 0.131202" koffice:nodeTypes="cccc"/>
            <draw:path draw:style-name="gr8" draw:id="shape402" draw:name="path6623" draw:layer="g14800" svg:width="0.49993242708pt" svg:height="0.34500027630pt" draw:transform="matrix(0.29843218000 0.00000000000 0.00000000000 0.29843218000 32.55304784882pt 8.22548040410pt)" svg:viewBox="0 0 0 0" svg:d="M0.390019 0.138933C0.446075 0.170388 0.557004 0.231725 0.464232 0.293062L0.464232 0.324516C0.241594 0.416679 0.185549 0.169758 0.0189492 0.138933L0 0.000531877C0.20447 -0.0151955 0.185532 0.324516 0.389623 0.138933" koffice:nodeTypes="cccccc"/>
            <draw:path draw:style-name="gr17" draw:id="shape403" draw:name="path6625" draw:layer="g14800" svg:width="1.86001026300pt" svg:height="1.93784669500pt" draw:transform="matrix(0.29843218000 0.00000000000 0.00000000000 0.29843218000 26.89206178595pt 8.23641750600pt)" svg:viewBox="0 0 2 2" svg:d="M1.803 0.388587C1.73153 0.608504 1.3371 0.681561 1.15896 0.461643C1.0516 0.645031 1.62412 0.826928 1.15896 0.974533C1.33775 1.00882 1.69562 0.938005 1.803 0.718088C2.05335 1.22874 1.40874 1.08337 1.22973 1.26676L0.979364 1.26676L1.22973 1.04685C0.979364 1.15792 0.692994 0.571972 0.5857 1.04685C0.69295 1.33982 0.5857 1.7051 0.262965 1.92502C0.0117169 1.99808 -0.0239934 1.74163 0.0117169 1.59627C0.0117169 1.19371 0.513253 1.01032 0.584979 0.645031C0.513515 0.608503 0.513515 0.536193 0.513515 0.461643L1.05018 0.388587C0.942933 0.352805 0.871393 0.206688 0.727439 0.27975C0.906307 -0.340493 1.55128 0.243222 1.8018 0.388587" koffice:nodeTypes="ccccccccccccccc"/>
            <draw:path draw:style-name="gr10" draw:id="shape404" draw:name="path6627" draw:layer="g14800" svg:width="2.60955693672pt" svg:height="0.52744638147pt" draw:transform="matrix(0.29843218000 0.00000000000 0.00000000000 0.29843218000 35.02989647029pt 8.23499451131pt)" svg:viewBox="0 0 3 1" svg:d="M2.60956 0.0727913C1.91954 0.243529 0.95977 0.606786 0 0.511887C0.179839 -0.0991141 1.70972 -0.0411638 2.60956 0.0727913" koffice:nodeTypes="ccc"/>
            <draw:path draw:style-name="gr21" draw:id="shape405" draw:name="path6629" draw:layer="g14800" svg:width="0.05240000000pt" svg:height="0.15690800000pt" draw:transform="matrix(0.29843218000 0.00000000000 0.00000000000 0.29843218000 25.96209436743pt 8.24924370104pt)" svg:viewBox="0 0 0 0" svg:d="M0 0.156908L0.0524 0.156908L0.0524 0L0 0Z" koffice:nodeTypes="ccccc"/>
            <draw:path draw:style-name="gr6" draw:id="shape406" draw:name="path6631" draw:layer="g14800" svg:width="0.23664600000pt" svg:height="0.10442600000pt" draw:transform="matrix(0.29843218000 0.00000000000 0.00000000000 0.29843218000 23.38372102829pt 8.26490589934pt)" svg:viewBox="0 0 0 0" svg:d="M0 0.104426L0.236646 0L0.0792568 0.104426L0.0005368 0.104426" koffice:nodeTypes="cccc"/>
            <draw:path draw:style-name="gr6" draw:id="shape407" draw:name="path6633" draw:layer="g14800" svg:width="0.23611200000pt" svg:height="0.14459804024pt" draw:transform="matrix(0.29843218000 0.00000000000 0.00000000000 0.29843218000 23.93219687838pt 8.27624993942pt)" svg:viewBox="0 0 0 0" svg:d="M0.236112 0.0664142L0.07872 0.144598C0.15736 0.0664142 0.10488 -0.0380146 0 0.013931C0.07872 0.013931 0.184216 -0.038013 0.236112 0.066411" koffice:nodeTypes="cccc"/>
            <draw:path draw:style-name="gr24" draw:id="shape408" draw:name="path6635" draw:layer="g14800" svg:width="0.49851200000pt" svg:height="0.52534600000pt" draw:transform="matrix(0.29843218000 0.00000000000 0.00000000000 0.29843218000 24.08916981761pt 8.28040813799pt)" svg:viewBox="0 0 0 1" svg:d="M0.498512 0L0 0.525346L0.498512 0" koffice:nodeTypes="ccc"/>
            <draw:path draw:style-name="gr24" draw:id="shape409" draw:name="path6637" draw:layer="g14800" svg:width="4.82273758075pt" svg:height="2.28323146872pt" draw:transform="matrix(0.29843218000 0.00000000000 0.00000000000 0.29843218000 23.90116948149pt 8.27763332272pt)" svg:viewBox="0 0 5 2" svg:d="M4.82186 0.00993455C4.25443 0.123227 4.17764 0.767507 3.66174 0.908837L3.7132 0.964337C3.53229 1.02041 3.55806 1.44154 3.11995 1.5823C3.09379 1.55484 3.06794 1.49761 3.01696 1.52565C3.06843 1.77799 2.9655 1.63837 2.83604 1.83406L2.55266 1.83406L2.70777 1.97482C2.52752 1.91875 2.44958 2.05835 2.47588 2.11444L2.08889 2.03089C2.06367 2.28323 1.54727 1.97482 1.31476 2.226L0.928757 2.11444L0.928757 2.28323L0 2.226C1.59876 1.94564 3.12084 1.30079 4.40993 0.14955C4.59085 0.14955 4.64234 -0.0455657 4.82274 0.00993626" koffice:nodeTypes="cccccccccccccccc"/>
            <draw:path draw:style-name="gr10" draw:id="shape410" draw:name="path6639" draw:layer="g14800" svg:width="3.36723934080pt" svg:height="1.53877330133pt" draw:transform="matrix(0.29843218000 0.00000000000 0.00000000000 0.29843218000 33.29764091284pt 8.27939624581pt)" svg:viewBox="0 0 3 2" svg:d="M3.36724 1.53542C2.3097 1.60185 1.39172 0.655883 0.195174 0.981391L0.306373 0.948841C0.27798 0.819303 0.167375 0.883076 0.111767 0.883076C0.946911 0.525683 2.05949 0.720323 2.7545 1.17736C2.05949 0.297828 0.918543 0.655886 0 0.655886C0.111767 0.492468 0.278006 0.688436 0.389772 0.459917C0.33358 0.362267 0.195174 0.427367 0.111767 0.394817C0.222974 0.297832 0.417572 0.394817 0.556579 0.297832C0.473773 0.166301 0.334173 0.265282 0.195174 0.231402C1.41952 -0.517263 2.47649 0.720327 3.36724 1.53542" koffice:nodeTypes="ccccccccccc"/>
            <draw:path draw:style-name="gr6" draw:id="shape411" draw:name="path6641" draw:layer="g14800" svg:width="0.18352000000pt" svg:height="0.15797900000pt" draw:transform="matrix(0.29843218000 0.00000000000 0.00000000000 0.29843218000 23.77562503201pt 8.30422063850pt)" svg:viewBox="0 0 0 0" svg:d="M0.18352 0.157979C0.15736 0.0519456 0.078664 0.131739 0 0.104427L0.0524 0L0.183496 0.157979" koffice:nodeTypes="cccc"/>
            <draw:path draw:style-name="gr8" draw:id="shape412" draw:name="path6643" draw:layer="g14800" svg:width="1.64203442000pt" svg:height="1.79238865312pt" draw:transform="matrix(0.29843218000 0.00000000000 0.00000000000 0.29843218000 30.79762679183pt 8.31972335464pt)" svg:viewBox="0 0 2 2" svg:d="M1.64203 0.84314C1.57071 1.54791 0.975317 1.44109 0.737558 1.79239L0 1.72285C0.380424 1.26615 1.0947 0.879708 1.21406 0C1.54742 0 1.61777 0.493267 1.64203 0.844577" koffice:nodeTypes="ccccc"/>
            <draw:path draw:style-name="gr8" draw:id="shape413" draw:name="path6645" draw:layer="g14800" svg:width="0.55212000000pt" svg:height="0.29501801581pt" draw:transform="matrix(0.29843218000 0.00000000000 0.00000000000 0.29843218000 32.90593077066pt 8.31782128089pt)" svg:viewBox="0 0 1 0" svg:d="M0.551584 0.164351L0.551584 0.295018C0.367368 0.269314 0.078184 0.373738 0 0.0588535C0.07816 0.0588535 0.10496 0.164351 0.184216 0.190592L0.184216 0.00637196C0.341664 -0.0193321 0.499104 0.0326119 0.55212 0.164351" koffice:nodeTypes="cccccc"/>
            <draw:path draw:style-name="gr8" draw:id="shape414" draw:name="path6647" draw:layer="g14800" svg:width="0.23980099017pt" svg:height="0.20383506508pt" draw:transform="matrix(0.29843218000 0.00000000000 0.00000000000 0.29843218000 34.93451970435pt 8.31940343534pt)" svg:viewBox="0 0 0 0" svg:d="M0.239801 0.0524808L0.239801 0.184219C0.0823608 0.264011 -0.0226072 0.0797928 0.00416877 0C0.0823288 0.027312 0.187321 -0.025704 0.239801 0.05248" koffice:nodeTypes="cccc"/>
            <draw:path draw:style-name="gr10" draw:id="shape415" draw:name="path6649" draw:layer="g14800" svg:width="0.31161700881pt" svg:height="0.12539653649pt" draw:transform="matrix(0.29843218000 0.00000000000 0.00000000000 0.29843218000 25.39100458210pt 8.33538507544pt)" svg:viewBox="0 0 0 0" svg:d="M0.311617 0.053552C0.206769 0.027312 -0.0824146 0.262406 0.0226014 0L0.311617 0.053552" koffice:nodeTypes="ccc"/>
            <draw:path draw:style-name="gr8" draw:id="shape416" draw:name="path6651" draw:layer="g14800" svg:width="2.21077146337pt" svg:height="1.31482552755pt" draw:transform="matrix(0.29843218000 0.00000000000 0.00000000000 0.29843218000 34.62109070568pt 8.33538507544pt)" svg:viewBox="0 0 2 1" svg:d="M1.76207 0.422472L1.64502 0.542215C1.87913 0.661956 2.30911 0.692045 2.19046 1.02425C1.99539 1.14399 1.87913 1.38532 1.56699 1.29506C1.21506 1.1139 1.05899 0.782926 1.13703 0.542215L0.941943 0.934598C0.707851 0.873193 0.747663 0.542215 0.511977 0.693273L0.941943 1.08443C0.747663 1.05434 0.55179 0.994164 0.433935 0.87442C0.629023 0.512125 -0.502445 0.392384 0.277873 0.12097C0.668836 0.0614076 0.433935 0.422472 0.785085 0.422472C0.903677 0.30089 0.903677 0.241325 0.785085 0.12097C0.863948 0.0313193 1.13703 0.0313193 1.29309 0C1.33294 0.211236 1.33294 0.332206 1.68405 0.2708C1.8011 0.300888 1.76208 0.362294 1.76208 0.422472" koffice:nodeTypes="ccccccccccccccc"/>
            <draw:path draw:style-name="gr11" draw:id="shape417" draw:name="path6653" draw:layer="g14800" svg:width="0.43496795458pt" svg:height="0.84308234965pt" draw:transform="matrix(0.29843218000 0.00000000000 0.00000000000 0.29843218000 28.53153142021pt 8.35136599931pt)" svg:viewBox="0 0 0 1" svg:d="M0.424783 0.709033C0.344511 0.8397 0.161367 0.892182 0.0302145 0.787217C-0.100937 0.4975 0.240567 0.288646 0.187607 0C0.319287 0.104426 0.476783 0.393073 0.424783 0.70903" koffice:nodeTypes="cccc"/>
            <draw:path draw:style-name="gr11" draw:id="shape418" draw:name="path6655" draw:layer="g14800" svg:width="0.62055463146pt" svg:height="0.79789591980pt" draw:transform="matrix(0.29843218000 0.00000000000 0.00000000000 0.29843218000 22.87414473850pt 8.36654927364pt)" svg:viewBox="0 0 1 1" svg:d="M0.000126671 0.797896C0.124533 0.563503 0.165411 0.164555 0.434557 0L0.620555 0.164555L0 0.797896" koffice:nodeTypes="cccc"/>
            <draw:path draw:style-name="gr8" draw:id="shape419" draw:name="path6657" draw:layer="g14800" svg:width="0.13173600000pt" svg:height="0.23670100000pt" draw:transform="matrix(0.29843218000 0.00000000000 0.00000000000 0.29843218000 32.31029356378pt 8.36654927364pt)" svg:viewBox="0 0 0 0" svg:d="M0.131736 0.236701L0 0L0.131736 0.02624L0.131736 0.2367" koffice:nodeTypes="cccc"/>
            <draw:path draw:style-name="gr8" draw:id="shape420" draw:name="path6659" draw:layer="g14800" svg:width="2.16249377376pt" svg:height="2.54752467575pt" draw:transform="matrix(0.29843218000 0.00000000000 0.00000000000 0.29843218000 32.94491795065pt 8.36718863475pt)" svg:viewBox="0 0 2 3" svg:d="M0.966312 0.29555L0.849727 0.29555C1.15842 0.472033 0.540231 0.70956 1.04345 0.679946C0.733166 0.917473 1.08204 1.21363 0.772553 1.42154C1.08204 1.68808 1.46713 2.39884 2.16249 2.54752L0.965489 2.42968L1.04349 2.42968C0.965489 2.19215 1.27501 1.9256 0.965489 1.68808L0.772553 1.74731C0.733143 1.65725 0.849727 1.62946 0.888314 1.59983C0.540231 1.59983 0.463845 2.07308 0.192947 2.28099L0 2.28099C0.347295 1.86637 0.57803 1.33269 0.502432 0.828626C0.810352 0.947088 0.425258 1.30368 0.849727 1.33269C0.888314 1.09577 0.733966 0.799615 0.540231 0.562087C0.386671 0.828626 0.193724 0.562087 0.000788212 0.532472L0.000788212 0.29555C0.386671 0.23632 0.540231 0.414616 0.618981 0.622527L0.850516 0C0.966277 0.0296148 1.00486 0.177088 0.966277 0.29555" koffice:nodeTypes="cccccccccccccccccccc"/>
            <draw:path draw:style-name="gr6" draw:id="shape421" draw:name="path6661" draw:layer="g14800" svg:width="0.23616800000pt" svg:height="0.24008400306pt" draw:transform="matrix(0.29843218000 0.00000000000 0.00000000000 0.29843218000 32.81963850894pt 8.37337047073pt)" svg:viewBox="0 0 0 0" svg:d="M0.236136 0.213844L0.184216 0.240084L0 0.00338322C0.103888 -0.0228568 0.209928 0.108881 0.236168 0.213843" koffice:nodeTypes="cccc"/>
            <draw:path draw:style-name="gr10" draw:id="shape422" draw:name="path6663" draw:layer="g14800" svg:width="2.44505071304pt" svg:height="1.46374304785pt" draw:transform="matrix(0.29843218000 0.00000000000 0.00000000000 0.29843218000 22.16885686381pt 8.35008942582pt)" svg:viewBox="0 0 2 1" svg:d="M2.26095 0.0824608C2.34841 0.0632224 2.39665 0.0632224 2.44505 0.0545169L2.16426 0.449888C1.99901 0.569003 2.14501 0.615733 1.96807 0.677123C1.37496 0.991407 0.735342 1.41838 0 1.46374C0.189468 1.21589 0.308447 1.05921 0.640101 1.08165L0.650739 1.02897L0.379615 1.01386C0.663357 0.38575 1.61093 0.468673 1.88264 0L2.26071 0.0829228" koffice:nodeTypes="cccccccccc"/>
            <draw:path draw:style-name="gr21" draw:id="shape423" draw:name="path6665" draw:layer="g14800" svg:width="0.31483200000pt" svg:height="0.18314900000pt" draw:transform="matrix(0.29843218000 0.00000000000 0.00000000000 0.29843218000 25.27241998690pt 8.39036201290pt)" svg:viewBox="0 0 0 0" svg:d="M0.314832 0C0.236112 0.183149 0.131256 0.104427 0 0.183149C0.0524 0.0771152 0.209824 0.0262408 0.314832 0" koffice:nodeTypes="ccc"/>
            <draw:path draw:style-name="gr6" draw:id="shape424" draw:name="path6667" draw:layer="g14800" svg:width="0.31844565543pt" svg:height="0.17486297151pt" draw:transform="matrix(0.29843218000 0.00000000000 0.00000000000 0.29843218000 25.78191772934pt 8.38500355369pt)" svg:viewBox="0 0 0 0" svg:d="M0.2624 0.174863C0.20944 0.0441962 0.02624 -0.00828543 0 0.0179554C0.131096 -0.0618366 0.445928 0.148623 0.2624 0.174863" koffice:nodeTypes="ccc"/>
            <draw:path draw:style-name="gr8" draw:id="shape425" draw:name="path6669" draw:layer="g14800" svg:width="2.66984748264pt" svg:height="1.59329997930pt" draw:transform="matrix(0.29843218000 0.00000000000 0.00000000000 0.29843218000 29.92790230847pt 8.38385823005pt)" svg:viewBox="0 0 3 2" svg:d="M1.45651 0.757553L2.27509 1.12055L2.18413 1.22059C2.39698 1.18814 2.63953 1.55249 2.66985 1.28684C2.06286 1.81746 1.15333 1.55249 0.3335 1.28684C0.0612541 1.08877 0.182524 0.558141 0 0.525018C0.303183 0.491896 0.424453 -0.13743 0.819207 0.0275057L1.45712 0.7562" koffice:nodeTypes="cccccccc"/>
            <draw:path draw:style-name="gr8" draw:id="shape426" draw:name="path6671" draw:layer="g14800" svg:width="2.52333132719pt" svg:height="2.19835813741pt" draw:transform="matrix(0.29843218000 0.00000000000 0.00000000000 0.29843218000 25.92652971043pt 8.40065817086pt)" svg:viewBox="0 0 3 2" svg:d="M0.280994 0.0182894C0.840941 0.816672 1.78539 1.11929 2.52333 1.64257C2.1691 1.28492 2.13962 1.89016 1.72637 1.75317C1.3144 1.64257 0.841543 1.53308 0.399554 1.64257L0.546806 1.75317C0.458474 1.78068 0.517422 1.89016 0.517422 1.94519L0.458564 1.89017C0.429719 1.91768 0.370143 1.94519 0.399706 2.00021C0.42909 2.05467 0.488128 2.05467 0.547021 2.05467L0.724403 1.75317C1.31444 1.78068 1.90452 1.86322 2.40558 2.05467C1.9047 1.94519 0.842307 2.46846 0.134919 2.00021C0.311761 1.78068 0.311761 1.80819 0.134919 1.61506L0.459013 1.61506C0.311761 1.53309 0.0170235 1.28492 0.282234 1.20183C0.25285 1.17432 0.223376 1.14681 0.193812 1.14681L0.193812 1.06484C0.665348 1.25742 1.16701 1.47695 1.66808 1.44944C1.13705 1.1193 -0.160421 1.23046 0.0164304 0.265333C0.0752881 0.155851 0.0752881 -0.0647989 0.281641 0.0182953" koffice:nodeTypes="cccccccccccccccccccc"/>
            <draw:path draw:style-name="gr6" draw:id="shape427" draw:name="path6673" draw:layer="g14800" svg:width="1.74742352070pt" svg:height="0.88229369516pt" draw:transform="matrix(0.29843218000 0.00000000000 0.00000000000 0.29843218000 22.36469665517pt 8.40778209611pt)" svg:viewBox="0 0 2 1" svg:d="M0.712356 0.560865C0.859972 0.585512 1.1027 0.621731 1.22539 0.473844C1.00468 0.646379 0.54016 0.783199 0.123188 0.882294C0.318811 0.759558 0.564588 0.759558 0.76136 0.611166C0.54016 0.463783 0.2213 0.660461 0 0.784205C0.441899 0.364688 1.33596 0.363682 1.74742 0C1.67339 0.197686 1.08423 0.454225 0.711855 0.561871" koffice:nodeTypes="ccccccc"/>
            <draw:path draw:style-name="gr6" draw:id="shape428" draw:name="path6675" draw:layer="g14800" svg:width="0.13109600000pt" svg:height="0.00000000000pt" draw:transform="matrix(0.29843218000 0.00000000000 0.00000000000 0.29843218000 23.31306589657pt 8.43718840940pt)" svg:viewBox="0 0 0 0" svg:d="M0 0L0.131096 0L0 0" koffice:nodeTypes="ccc"/>
            <draw:path draw:style-name="gr24" draw:id="shape429" draw:name="path6677" draw:layer="g14800" svg:width="0.41984800000pt" svg:height="0.47286600000pt" draw:transform="matrix(0.29843218000 0.00000000000 0.00000000000 0.29843218000 23.84603831429pt 8.43718840940pt)" svg:viewBox="0 0 0 0" svg:d="M0 0.472866L0.419848 0C0.288704 0.157979 0.183688 0.394144 0 0.472866" koffice:nodeTypes="ccc"/>
            <draw:path draw:style-name="gr6" draw:id="shape430" draw:name="path6679" draw:layer="g14800" svg:width="0.15792000000pt" svg:height="0.20885400000pt" draw:transform="matrix(0.29843218000 0.00000000000 0.00000000000 0.29843218000 25.43687283028pt 8.44533942784pt)" svg:viewBox="0 0 0 0" svg:d="M0 0.051944L0.15792 0L0.10552 0.208854L0.000184 0.0519456" koffice:nodeTypes="cccc"/>
            <draw:path draw:style-name="gr11" draw:id="shape431" draw:name="path6681" draw:layer="g14800" svg:width="0.99536538240pt" svg:height="0.84447682170pt" draw:transform="matrix(0.29843218000 0.00000000000 0.00000000000 0.29843218000 29.33210752940pt 8.44533871160pt)" svg:viewBox="0 0 1 1" svg:d="M0.235612 0.217026C0.209992 0.217026 0.183254 0.241139 0.157075 0.265253C0.392695 0.312987 0.445588 0.120078 0.628315 0.361217C0.838817 0.361217 0.759211 0.626469 0.995365 0.43405L0.863927 0.578241L0.759211 0.482276C0.602136 0.554124 0.470697 0.723416 0.340337 0.844477L0.182727 0.578241L0.340337 0.578241C0.314157 0.530507 0.367074 0.506393 0.392695 0.482276C0.340337 0.410429 0.261799 0.458163 0.182727 0.43405C0.261264 0.241139 0.104748 0.338087 0 0.265253L0.235085 0L0.235085 0.217026" koffice:nodeTypes="cccccccccccccc"/>
            <draw:path draw:style-name="gr6" draw:id="shape432" draw:name="path6683" draw:layer="g14800" svg:width="0.13061400000pt" svg:height="0.05248000000pt" draw:transform="matrix(0.29843218000 0.00000000000 0.00000000000 0.29843218000 23.42286005058pt 8.46084118900pt)" svg:viewBox="0 0 0 0" svg:d="M0 0L0.130614 0.05248L0 0" koffice:nodeTypes="ccc"/>
            <draw:path draw:style-name="gr24" draw:id="shape433" draw:name="path6685" draw:layer="g14800" svg:width="0.31536800000pt" svg:height="0.39468000000pt" draw:transform="matrix(0.29843218000 0.00000000000 0.00000000000 0.29843218000 23.94784188699pt 8.46084118900pt)" svg:viewBox="0 0 0 0" svg:d="M0 0.393609L0.315368 0L0.236648 0.236701L0.000536 0.39468" koffice:nodeTypes="cccc"/>
            <draw:path draw:style-name="gr24" draw:id="shape434" draw:name="path6687" draw:layer="g14800" svg:width="3.57529292318pt" svg:height="1.54737226518pt" draw:transform="matrix(0.29843218000 0.00000000000 0.00000000000 0.29843218000 24.16739008571pt 8.46083927903pt)" svg:viewBox="0 0 4 2" svg:d="M3.27697 0.301001L3.32651 0.347162C3.30177 0.276978 3.25208 0.601053 3.10327 0.415933C2.87955 0.669824 2.92972 0.854943 2.50686 0.923714C2.45732 0.923714 2.35801 0.877555 2.3333 0.970816C2.3333 1.13191 2.45729 0.901575 2.45729 1.03959C2.3333 1.29442 1.83713 1.20163 1.83713 1.45552L0.943123 1.50168L0.943123 1.54737C0.595903 1.52476 0.396881 1.57045 0 1.50168L2.06051 1.24779C2.53182 0.808778 3.00363 0.185119 3.57529 0C3.4757 0.115876 3.5253 0.231753 3.27719 0.300995" koffice:nodeTypes="ccccccccccccc"/>
            <draw:path draw:style-name="gr6" draw:id="shape435" draw:name="path6689" draw:layer="g14800" svg:width="0.39409000000pt" svg:height="0.28918200000pt" draw:transform="matrix(0.29843218000 0.00000000000 0.00000000000 0.29843218000 23.26607977917pt 8.49200562595pt)" svg:viewBox="0 0 0 0" svg:d="M0 0.289182L0.236111 0L0.39409 0L0.0005352 0.289182" koffice:nodeTypes="cccc"/>
            <draw:path draw:style-name="gr6" draw:id="shape436" draw:name="path6691" draw:layer="g14800" svg:width="0.02667200000pt" svg:height="0.13173800000pt" draw:transform="matrix(0.29843218000 0.00000000000 0.00000000000 0.29843218000 23.73629214818pt 8.50766758550pt)" svg:viewBox="0 0 0 0" svg:d="M0.026672 0L0 0.131738L0.026672 0" koffice:nodeTypes="ccc"/>
            <draw:path draw:style-name="gr6" draw:id="shape437" draw:name="path6693" draw:layer="g14800" svg:width="0.39414400000pt" svg:height="0.42038500000pt" draw:transform="matrix(0.29843218000 0.00000000000 0.00000000000 0.29843218000 32.78814555785pt 8.50766758550pt)" svg:viewBox="0 0 0 0" svg:d="M0.157976 0.131738C0 0.236701 0.262936 0.288646 0.236696 0.420385L0 0.18422L0.157976 0L0.394144 0.314887L0.157976 0.130667" koffice:nodeTypes="cccccc"/>
            <draw:path draw:style-name="gr6" draw:id="shape438" draw:name="path6695" draw:layer="g14800" svg:width="0.18708800628pt" svg:height="0.10964000261pt" draw:transform="matrix(0.29843218000 0.00000000000 0.00000000000 0.29843218000 23.66492582450pt 8.51426251524pt)" svg:viewBox="0 0 0 0" svg:d="M0.187088 0.00521341C0.0822327 -0.0210266 0.0559383 0.0576934 0.0035111 0.10964C-0.0231609 0.00521341 0.108365 0.00521341 0.187088 0.00521341" koffice:nodeTypes="ccc"/>
            <draw:path draw:style-name="gr11" draw:id="shape439" draw:name="path6697" draw:layer="g14800" svg:width="0.13063425158pt" svg:height="0.39414400000pt" draw:transform="matrix(0.29843218000 0.00000000000 0.00000000000 0.29843218000 28.46239737078pt 8.51549868465pt)" svg:viewBox="0 0 0 0" svg:d="M0.130616 0.394144L0 0.394144L0.07816 0C0.235552 0.079256 -0.026688 0.262406 0.13056 0.394144" koffice:nodeTypes="cccc"/>
            <draw:path draw:style-name="gr6" draw:id="shape440" draw:name="path6699" draw:layer="g14800" svg:width="0.42466900000pt" svg:height="0.08251292180pt" draw:transform="matrix(0.29843218000 0.00000000000 0.00000000000 0.29843218000 20.84303203362pt 8.52740021386pt)" svg:viewBox="0 0 0 0" svg:d="M0.0001608 0.0806118C0.0231848 0.0522278 0.0605688 0.0313398 0.135594 0.0136678C0.210514 -0.00561218 0.325062 -0.00346818 0.424669 0.0136678C0.222295 0.0511558 0.0568728 0.0918518 0 0.0806118" koffice:nodeTypes="cccc"/>
            <draw:path draw:style-name="gr24" draw:id="shape441" draw:name="path6701" draw:layer="g14800" svg:width="0.18357700000pt" svg:height="0.18261300000pt" draw:transform="matrix(0.29843218000 0.00000000000 0.00000000000 0.29843218000 22.99966388093pt 8.53148032475pt)" svg:viewBox="0 0 0 0" svg:d="M4e-06 0.182613L0.131689 0L0.183577 0.051944L0 0.182611" koffice:nodeTypes="cccc"/>
            <draw:path draw:style-name="gr10" draw:id="shape442" draw:name="path6703" draw:layer="g14800" svg:width="3.25472710112pt" svg:height="1.46841872639pt" draw:transform="matrix(0.29843218000 0.00000000000 0.00000000000 0.29843218000 33.17234475893pt 8.53148008601pt)" svg:viewBox="0 0 3 1" svg:d="M0.73852 0.741988L0.875177 0.606623C0.683858 0.606623 0.49253 0.472175 0.437309 0.359293C0.629195 0.472175 0.875177 0.472175 1.0665 0.539169C0.875177 0.381778 0.655968 0.314325 0.300094 0.201443C0.491972 0.156475 0.683299 0.290923 0.983952 0.246411L0.683299 0.134448C0.874618 -0.000917868 1.01128 0.290922 1.23049 0.246411L1.06594 0.0894793L1.53115 0.201443L1.36771 0.0445101C2.0789 0.134448 2.92618 0.246411 3.25473 0.89984L3.25473 1.16919C2.51621 0.877356 1.47704 1.19168 0.820514 0.697019C1.0665 0.944345 1.61369 1.28161 2.02367 1.46241C1.20316 1.50738 0.437309 1.30456 0 0.697019L0.0819939 0C0.0552459 0.269355 0.409978 0.517143 0.73852 0.741987" koffice:nodeTypes="cccccccccccccccccc"/>
            <draw:path draw:style-name="gr6" draw:id="shape443" draw:name="path6705" draw:layer="g14800" svg:width="0.44598200000pt" svg:height="0.05160801552pt" draw:transform="matrix(0.29843218000 0.00000000000 0.00000000000 0.29843218000 20.67990709406pt 8.53604505130pt)" svg:viewBox="0 0 0 0" svg:d="M0 0.0179068C0.136504 0.0805628 0.445982 0.0366508 0.445982 0.0366508C0.445982 0.0366508 0.0797392 -0.0313572 0 0.0179068" koffice:nodeTypes="ccc"/>
            <draw:path draw:style-name="gr6" draw:id="shape444" draw:name="path6707" draw:layer="g14800" svg:width="0.42033100000pt" svg:height="0.19116269573pt" draw:transform="matrix(0.29843218000 0.00000000000 0.00000000000 0.29843218000 23.43858480026pt 8.56264476170pt)" svg:viewBox="0 0 0 0" svg:d="M0.420174 0.0524808L0.420174 0.184219L0.289079 0.184219C0.315215 0.209923 0.341503 0.157979 0.367743 0.130667C0.367743 -0.0262408 0.0786688 0.184219 0 0C0.026136 0.157978 0.315315 0.104426 0.420331 0.05248" koffice:nodeTypes="cccccc"/>
            <draw:path draw:style-name="gr6" draw:id="shape445" draw:name="path6709" draw:layer="g14800" svg:width="0.05240000000pt" svg:height="0.07818400000pt" draw:transform="matrix(0.29843218000 0.00000000000 0.00000000000 0.29843218000 25.32724555956pt 8.56264500044pt)" svg:viewBox="0 0 0 0" svg:d="M0.0524 0.05248L0 0.078184L0 0L0.0524 0.05248" koffice:nodeTypes="cccc"/>
            <draw:path draw:style-name="gr17" draw:id="shape446" draw:name="path6711" draw:layer="g14800" svg:width="0.50272637702pt" svg:height="0.99322312059pt" draw:transform="matrix(0.29843218000 0.00000000000 0.00000000000 0.29843218000 26.91041633717pt 8.56296420350pt)" svg:viewBox="0 0 1 1" svg:d="M0.502647 0C0.428301 0.365588 0.409662 0.889151 0.055815 0.993223C0.0186617 0.83578 0.0186617 0.679405 0 0.521962C0.241871 0.496345 0.297686 0.0261517 0.502726 0" koffice:nodeTypes="cccc"/>
            <draw:path draw:style-name="gr10" draw:id="shape447" draw:name="path6713" draw:layer="g14800" svg:width="1.30969451590pt" svg:height="1.92563772554pt" draw:transform="matrix(0.29843218000 0.00000000000 0.00000000000 0.29843218000 29.42697497464pt 8.64272507739pt)" svg:viewBox="0 0 1 2" svg:d="M1.17717 0.396775C1.24694 0.500074 1.27207 1.26624 1.08139 1.66826L1.03847 1.70468L1.08139 1.77825L1.27207 1.37622C1.40034 1.41263 1.16634 1.96031 1.08139 1.9239C0.762876 1.88749 0.316519 2.0324 0.0825039 1.44904C-0.0236667 1.12132 -0.0236667 0.829275 0.0612697 0.46514C0.206879 0.0735113 0.664506 -0.0253256 0.754641 0.00514337C0.844347 0.0341291 1.1074 0.294964 1.17717 0.398259" koffice:nodeTypes="cccccccccc"/>
            <draw:path draw:style-name="gr6" draw:id="shape448" draw:name="path6715" draw:layer="g14800" svg:width="0.05240000000pt" svg:height="0.15797900000pt" draw:transform="matrix(0.29843218000 0.00000000000 0.00000000000 0.29843218000 25.36637598700pt 8.58597786075pt)" svg:viewBox="0 0 0 0" svg:d="M0 0.157979L0.0524 0L0.0524 0.157979L0 0.157979" koffice:nodeTypes="cccc"/>
            <draw:path draw:style-name="gr6" draw:id="shape449" draw:name="path6717" draw:layer="g14800" svg:width="0.20992000000pt" svg:height="0.05355200000pt" draw:transform="matrix(0.29843218000 0.00000000000 0.00000000000 0.29843218000 33.61903327104pt 8.60164005905pt)" svg:viewBox="0 0 0 0" svg:d="M0 0L0.20992 0.053552L0 0" koffice:nodeTypes="ccc"/>
            <draw:path draw:style-name="gr24" draw:id="shape450" draw:name="path6719" draw:layer="g14800" svg:width="0.15744300000pt" svg:height="0.10865900245pt" draw:transform="matrix(0.29843218000 0.00000000000 0.00000000000 0.29843218000 23.03883608888pt 8.61635822152pt)" svg:viewBox="0 0 0 0" svg:d="M0.157443 0.0561793L0.157443 0.108659L0 0.00423292C0.051944 0.00423292 0.13115 -0.0220071 0.157443 0.0561769" koffice:nodeTypes="cccc"/>
            <draw:path draw:style-name="gr6" draw:id="shape451" draw:name="path6721" draw:layer="g14800" svg:width="0.36736800000pt" svg:height="0.13066700000pt" draw:transform="matrix(0.29843218000 0.00000000000 0.00000000000 0.29843218000 33.54072227955pt 8.61762169915pt)" svg:viewBox="0 0 0 0" svg:d="M0 0L0.367368 0.130667L0 0" koffice:nodeTypes="ccc"/>
            <draw:path draw:style-name="gr6" draw:id="shape452" draw:name="path6723" draw:layer="g14800" svg:width="0.52534400000pt" svg:height="0.18314800000pt" draw:transform="matrix(0.29843218000 0.00000000000 0.00000000000 0.29843218000 33.45426289581pt 8.63312393780pt)" svg:viewBox="0 0 1 0" svg:d="M0 0L0.525344 0.183148L0 0" koffice:nodeTypes="ccc"/>
            <draw:path draw:style-name="gr6" draw:id="shape453" draw:name="path6725" draw:layer="g14800" svg:width="0.05304000000pt" svg:height="0.13066700000pt" draw:transform="matrix(0.29843218000 0.00000000000 0.00000000000 0.29843218000 32.66284224157pt 8.64910557791pt)" svg:viewBox="0 0 0 0" svg:d="M0.05304 0.130667L0 0L0.05304 0.025168L0.05304 0.130666" koffice:nodeTypes="cccc"/>
            <draw:path draw:style-name="gr6" draw:id="shape454" draw:name="path6727" draw:layer="g14800" svg:width="1.12903043064pt" svg:height="0.57990052614pt" draw:transform="matrix(0.29843218000 0.00000000000 0.00000000000 0.29843218000 31.23648205608pt 8.65661723525pt)" svg:viewBox="0 0 1 1" svg:d="M0.864921 0.360092L0.864921 0.34011L1.11643 0.44043C1.1716 0.480395 1.03278 0.360093 0.948566 0.39965L1.06009 0.579901C0.837601 0.300145 0.251511 0.360093 0 0.39965C0.112104 0.280163 0.279393 0.180658 0.195179 0L0.195179 0.340926L0.864352 0.360908" koffice:nodeTypes="ccccccccc"/>
            <draw:path draw:style-name="gr6" draw:id="shape455" draw:name="path6729" draw:layer="g14800" svg:width="0.76151200000pt" svg:height="0.47286600000pt" draw:transform="matrix(0.29843218000 0.00000000000 0.00000000000 0.29843218000 31.43257826037pt 8.65661699650pt)" svg:viewBox="0 0 1 0" svg:d="M0.761512 0.472866C0.472328 0.420386 0.104424 0.367903 0 0C0.15744 0.341662 0.499104 0.367903 0.761512 0.472866" koffice:nodeTypes="ccc"/>
            <draw:path draw:style-name="gr6" draw:id="shape456" draw:name="path6731" draw:layer="g14800" svg:width="1.39233375882pt" svg:height="7.94754831279pt" draw:transform="matrix(0.29843218000 0.00000000000 0.00000000000 0.29843218000 18.70866196898pt 8.68778119470pt)" svg:viewBox="0 0 1 8" svg:d="M0.799989 3.13497C1.01893 2.77091 0.997036 2.32355 1.19404 1.96064C0.95329 2.40858 1.06268 3.27534 0.646729 3.72328C0.69047 4.11472 0.515408 4.45024 0.668576 4.78577C1.01929 4.59061 1.15061 4.00345 1.30387 3.5829C1.26057 4.28306 0.647084 4.73099 0.800344 5.48534L0.997344 5.23369C1.01961 5.29076 0.73466 5.76665 0.844179 5.93385L1.39233 5.29076C1.26102 5.70959 0.822238 5.96238 0.713303 6.40974L0.844179 6.54897L1.23863 5.93385L0.7566 6.80062L0.865981 6.91188C0.931663 6.85654 0.931663 6.74355 0.997344 6.6882C0.997344 6.80062 0.668978 7.02373 0.800344 7.24855L1.10718 6.91188C0.997344 7.10817 0.734572 7.30333 0.800344 7.55611L1.10718 7.19205C0.975859 7.47166 0.778405 7.61203 0.756466 7.94755L0.668978 7.94755C0.537657 7.47166 0.844088 6.66024 0.318268 6.43599L0.252586 6.18434C0.274433 6.15638 0.340074 6.66024 0.559017 6.66024C0.953473 5.70845 -0.120599 5.31701 0.0113028 4.33784C0.0331099 4.78577 0.273989 5.12129 0.47144 5.48534C0.843554 4.64653 0.186412 3.83398 0.120729 2.96664C0.317733 3.33012 0.208217 3.7227 0.515183 3.97435C0.734126 3.44253 0.646504 2.54666 0.712634 1.82026L1.04141 0C1.04141 1.09216 0.559374 2.04281 0.800211 3.13382" koffice:nodeTypes="ccccccccccccccccccccccccccccccc"/>
            <draw:path draw:style-name="gr10" draw:id="shape457" draw:name="path6733" draw:layer="g14800" svg:width="2.93590999984pt" svg:height="1.55097201518pt" draw:transform="matrix(0.29843218000 0.00000000000 0.00000000000 0.29843218000 27.17682077561pt 8.68810039776pt)" svg:viewBox="0 0 3 2" svg:d="M1.63697 1.99261e-06C1.42935 0.195413 1.19515 0.359477 1.01354 0.654258C1.27312 0.654258 1.48175 0.164066 1.76682 0.130053C2.20864 -0.131383 2.54659 0.326797 2.93591 0.359477C2.85804 0.621579 2.49409 0.915695 2.1821 0.948375L2.23394 1.01373C1.89652 1.43924 1.29895 1.60196 0.701418 1.53727C0.597688 1.37321 0.103888 1.34053 0 1.1111C0.493697 0.948373 0.909036 1.1111 1.35081 1.17646C0.987014 1.01373 0.727432 0.718948 0.285493 0.883012C0.623432 0.359474 1.14262 0.0653586 1.6363 0" koffice:nodeTypes="ccccccccccc"/>
            <draw:path draw:style-name="gr8" draw:id="shape458" draw:name="path6735" draw:layer="g14800" svg:width="0.52005806917pt" svg:height="0.43282300239pt" draw:transform="matrix(0.29843218000 0.00000000000 0.00000000000 0.29843218000 32.70358116281pt 8.68406926414pt)" svg:viewBox="0 0 1 0" svg:d="M0.520058 0.249674L0.520058 0.432823L0.0471942 0.302156C-0.110246 0.171489 0.17893 0.117936 0.152154 0.0135093C0.336378 -0.0389707 0.520058 0.0659893 0.520058 0.249674" koffice:nodeTypes="ccccc"/>
            <draw:path draw:style-name="gr6" draw:id="shape459" draw:name="path6737" draw:layer="g14800" svg:width="0.08934089242pt" svg:height="0.14389995465pt" draw:transform="matrix(0.29843218000 0.00000000000 0.00000000000 0.29843218000 25.20179899583pt 8.70039569208pt)" svg:viewBox="0 0 0 0" svg:d="M0.0792 0.0632284C0.0792 0.299929 0.13112 -0.0674388 0 0.0112844C0.02616 -0.0149556 0.0524 0.0375244 0.0792 0.0632284" koffice:nodeTypes="ccc"/>
            <draw:path draw:style-name="gr10" draw:id="shape460" draw:name="path6739" draw:layer="g14800" svg:width="1.54812775296pt" svg:height="0.79789591980pt" draw:transform="matrix(0.29843218000 0.00000000000 0.00000000000 0.29843218000 26.94961122596pt 8.70376283481pt)" svg:viewBox="0 0 2 1" svg:d="M1.548 0C0.9478 0.141115 0.762118 0.797896 0.0465242 0.797896L0 0.751018C0.415931 0.44535 0.924361 7.146e-07 1.54813 7.146e-07" koffice:nodeTypes="cccc"/>
            <draw:path draw:style-name="gr6" draw:id="shape461" draw:name="path6741" draw:layer="g14800" svg:width="0.18368800000pt" svg:height="0.05194400000pt" draw:transform="matrix(0.29843218000 0.00000000000 0.00000000000 0.29843218000 33.63469499184pt 8.70376283481pt)" svg:viewBox="0 0 0 0" svg:d="M0 0L0.183688 0.051944L0 0" koffice:nodeTypes="ccc"/>
            <draw:path draw:style-name="gr6" draw:id="shape462" draw:name="path6743" draw:layer="g14800" svg:width="0.47273600000pt" svg:height="0.60460400000pt" draw:transform="matrix(0.29843218000 0.00000000000 0.00000000000 0.29843218000 25.02949857984pt 8.71926507346pt)" svg:viewBox="0 0 0 1" svg:d="M0 0.604604C0.262352 0.52642 0.577184 0.39468 0.420336 0.131738L0.472736 0L0.420336 0.604604L0 0.604604" koffice:nodeTypes="ccccc"/>
            <draw:path draw:style-name="gr8" draw:id="shape463" draw:name="path6745" draw:layer="g14800" svg:width="0.26240000000pt" svg:height="0.32162000056pt" draw:transform="matrix(0.29843218000 0.00000000000 0.00000000000 0.29843218000 32.90593077066pt 8.71725639506pt)" svg:viewBox="0 0 0 0" svg:d="M0.2624 0.321618L0 0.269674L0.02624 0.00673237C0.2624 -0.0452116 0.209384 0.217192 0.2624 0.32162" koffice:nodeTypes="cccc"/>
            <draw:path draw:style-name="gr6" draw:id="shape464" draw:name="path6747" draw:layer="g14800" svg:width="0.18421600000pt" svg:height="0.00000000000pt" draw:transform="matrix(0.29843218000 0.00000000000 0.00000000000 0.29843218000 33.49357715748pt 8.71926507346pt)" svg:viewBox="0 0 0 0" svg:d="M0 0L0.184216 0L0 0" koffice:nodeTypes="ccc"/>
            <draw:path draw:style-name="gr8" draw:id="shape465" draw:name="path6749" draw:layer="g14800" svg:width="3.82590079208pt" svg:height="1.25455292883pt" draw:transform="matrix(0.29843218000 0.00000000000 0.00000000000 0.29843218000 29.91207107818pt 8.73780299124pt)" svg:viewBox="0 0 4 1" svg:d="M2.44012 0.136763C2.38825 0.3431 2.2343 0.489456 2.08031 0.666403L2.13109 0.725184C2.33692 0.666403 2.46575 0.10737 2.67054 0.460065L2.67054 0.60762C2.95336 0.666401 3.54361 0.871541 3.8259 0.725184C3.74837 0.960315 3.59494 1.13726 3.36397 1.25423C3.02982 1.25423 2.5417 1.28242 2.5417 0.812759C2.33692 1.16545 1.95144 1.25423 1.61782 1.13726L1.95144 0.871541C1.51517 1.13726 0.692906 1.31301 0.179122 0.929722C0.154007 1.07728 0.154007 1.10667 0 1.19484L0.103175 0.929722L0.12829 0.989704C0.12829 0.695792 -0.0518729 0.430672 0.12829 0.136759C0.436249 -0.215935 0.769871 0.224931 1.10402 0.224931C1.6178 0.341896 1.97709 0.253721 2.44007 0.136759" koffice:nodeTypes="ccccccccccccccccc"/>
            <draw:path draw:style-name="gr6" draw:id="shape466" draw:name="path6751" draw:layer="g14800" svg:width="0.14794554903pt" svg:height="0.23670100000pt" draw:transform="matrix(0.29843218000 0.00000000000 0.00000000000 0.29843218000 32.60613340731pt 8.75858005136pt)" svg:viewBox="0 0 0 0" svg:d="M0.138102 0.236701L0.0593826 0.236701C-0.124834 0.236701 0.19059 0.132274 0.0593826 0C0.138102 0.05248 0.16435 0.131203 0.138102 0.236701" koffice:nodeTypes="cccc"/>
            <draw:path draw:style-name="gr6" draw:id="shape467" draw:name="path6753" draw:layer="g14800" svg:width="0.47340000000pt" svg:height="0.05248000000pt" draw:transform="matrix(0.29843218000 0.00000000000 0.00000000000 0.29843218000 33.42309702639pt 8.75858005136pt)" svg:viewBox="0 0 0 0" svg:d="M0 0L0.4734 0.05248L0 0" koffice:nodeTypes="ccc"/>
            <draw:path draw:style-name="gr17" draw:id="shape468" draw:name="path6755" draw:layer="g14800" svg:width="0.49118100270pt" svg:height="0.42846289160pt" draw:transform="matrix(0.29843218000 0.00000000000 0.00000000000 0.29843218000 22.64153111320pt 8.81355722756pt)" svg:viewBox="0 0 0 0" svg:d="M0.491074 0.184219C0.43865 0.262403 0.43865 0.419313 0.307497 0.419313C0.175812 0.445553 0.0450914 0.419313 0.0189586 0.288646C-0.0597614 0.0787216 0.123814 0.0524808 0.25507 0C0.33427 0.07872 0.491181 0.05248 0.491181 0.184219" koffice:nodeTypes="ccccc"/>
            <draw:path draw:style-name="gr6" draw:id="shape469" draw:name="path6757" draw:layer="g14800" svg:width="0.28907200000pt" svg:height="0.15797800000pt" draw:transform="matrix(0.29843218000 0.00000000000 0.00000000000 0.29843218000 26.38524254918pt 8.81323754701pt)" svg:viewBox="0 0 0 0" svg:d="M0.289072 0.157978L0 0L0.131144 0L0.289072 0.157978" koffice:nodeTypes="cccc"/>
            <draw:path draw:style-name="gr8" draw:id="shape470" draw:name="path6759" draw:layer="g14800" svg:width="0.66428795690pt" svg:height="0.59354234556pt" draw:transform="matrix(0.29843218000 0.00000000000 0.00000000000 0.29843218000 32.70169145170pt 8.82656165130pt)" svg:viewBox="0 0 1 1" svg:d="M0.322096 0.329907C0.535531 0.350123 0.364869 -0.195301 0.664288 0.0873121C0.664288 0.411184 0.386255 0.472658 0.171516 0.593542C0.685675 0.309691 -0.512876 -0.0546132 0.279322 0.00686056L0.322096 0.329907" koffice:nodeTypes="ccccc"/>
            <draw:path draw:style-name="gr9" draw:id="shape471" draw:name="path6761" draw:layer="g14800" svg:width="1.30417769436pt" svg:height="0.62678249938pt" draw:transform="matrix(0.29843218000 0.00000000000 0.00000000000 0.29843218000 22.88959794178pt 8.84354443053pt)" svg:viewBox="0 0 1 1" svg:d="M1.29078 0.190518C1.35126 0.315588 1.20089 0.523334 0.961267 0.606008L0.271479 0.626782C0.331348 0.480937 -0.0281889 0.35629 0.00177823 0.190518C0.151551 -0.204623 0.901394 0.127347 1.29151 0.190518" koffice:nodeTypes="ccccc"/>
            <draw:path draw:style-name="gr6" draw:id="shape472" draw:name="path6763" draw:layer="g14800" svg:width="0.70849600000pt" svg:height="0.28864600000pt" draw:transform="matrix(0.29843218000 0.00000000000 0.00000000000 0.29843218000 27.60018621599pt 8.82921918711pt)" svg:viewBox="0 0 1 0" svg:d="M0.708336 0C0.60348 0.078184 0.393496 -0.02624 0.314296 0.130667L0.655904 0.288646L0 0.130667C0.07864 0.104427 0.47276 0.0524832 0.708496 0" koffice:nodeTypes="ccccc"/>
            <draw:path draw:style-name="gr6" draw:id="shape473" draw:name="path6765" draw:layer="g14800" svg:width="0.10496000000pt" svg:height="0.18314900000pt" draw:transform="matrix(0.29843218000 0.00000000000 0.00000000000 0.29843218000 28.76779137668pt 8.82921918711pt)" svg:viewBox="0 0 0 0" svg:d="M0 0.183149L0 0L0.10496 0.130667L0 0.183147" koffice:nodeTypes="cccc"/>
            <draw:path draw:style-name="gr10" draw:id="shape474" draw:name="path6767" draw:layer="g14800" svg:width="1.11230304368pt" svg:height="3.14521806867pt" draw:transform="matrix(0.29843218000 0.00000000000 0.00000000000 0.29843218000 34.12734696299pt 8.82921918711pt)" svg:viewBox="0 0 1 3" svg:d="M1.1123 3.14522C0.391623 2.28543 -0.0511723 1.15643 0.00474128 0C1.13941 0.699121 0.751396 2.20483 1.1123 3.14522" koffice:nodeTypes="ccc"/>
            <draw:path draw:style-name="gr9" draw:id="shape475" draw:name="path6769" draw:layer="g14800" svg:width="2.28588154757pt" svg:height="0.61794661384pt" draw:transform="matrix(0.29843218000 0.00000000000 0.00000000000 0.29843218000 23.26599979934pt 8.86070306586pt)" svg:viewBox="0 0 2 1" svg:d="M2.21822 0.43318C2.04939 0.68071 1.57247 0.59778 1.31949 0.51569C1.26401 0.474436 1.26401 0.392345 1.17928 0.371718C0.926849 0.51569 0.646315 0.701338 0.308473 0.577152C0.196374 0.557367 0.05605 0.453808 0 0.371718L0 0.205434C0.701278 0.309414 1.40324 0.226061 1.96483 0C2.04899 0.185228 2.4423 0.205434 2.21725 0.43318" koffice:nodeTypes="cccccccc"/>
            <draw:path draw:style-name="gr8" draw:id="shape476" draw:name="path6771" draw:layer="g14800" svg:width="0.23670400000pt" svg:height="0.28757500000pt" draw:transform="matrix(0.29843218000 0.00000000000 0.00000000000 0.29843218000 32.50606746132pt 8.86853416501pt)" svg:viewBox="0 0 0 0" svg:d="M0.236704 0.287575L0 0L0.18476 0.104426L0.23668 0.287575" koffice:nodeTypes="cccc"/>
            <draw:path draw:style-name="gr6" draw:id="shape477" draw:name="path6773" draw:layer="g14800" svg:width="0.05144000000pt" svg:height="0.15690800000pt" draw:transform="matrix(0.29843218000 0.00000000000 0.00000000000 0.29843218000 32.91376163106pt 8.86853416501pt)" svg:viewBox="0 0 0 0" svg:d="M0 0.156908L0.05144 0.156908L0.05144 0L0 0Z" koffice:nodeTypes="ccccc"/>
            <draw:path draw:style-name="gr11" draw:id="shape478" draw:name="path6775" draw:layer="g14800" svg:width="0.07872000000pt" svg:height="0.13066700000pt" draw:transform="matrix(0.29843218000 0.00000000000 0.00000000000 0.29843218000 26.61243777408pt 8.89969836321pt)" svg:viewBox="0 0 0 0" svg:d="M0.00016 0.130667L0.05256 0L0.07872 0.05248L0 0.130664" koffice:nodeTypes="cccc"/>
            <draw:path draw:style-name="gr8" draw:id="shape479" draw:name="path6777" draw:layer="g14800" svg:width="0.31435200000pt" svg:height="0.49296151655pt" draw:transform="matrix(0.29843218000 0.00000000000 0.00000000000 0.29843218000 32.48289479940pt 8.91473040242pt)" svg:viewBox="0 0 0 0" svg:d="M0.314352 0.422495C0.025704 0.684901 0.104424 0.13385 0 0.0802971C0.341128 -0.208349 0.02568 0.370015 0.314352 0.422495" koffice:nodeTypes="ccc"/>
            <draw:path draw:style-name="gr11" draw:id="shape480" draw:name="path6779" draw:layer="g14800" svg:width="0.05248000000pt" svg:height="0.18421900000pt" draw:transform="matrix(0.29843218000 0.00000000000 0.00000000000 0.29843218000 33.10170705565pt 8.91536056151pt)" svg:viewBox="0 0 0 0" svg:d="M0 0.184219L0.05248 0.184219L0.05248 0L0 0Z" koffice:nodeTypes="ccccc"/>
            <draw:path draw:style-name="gr17" draw:id="shape481" draw:name="path6781" draw:layer="g14800" svg:width="0.59131754415pt" svg:height="0.42624056053pt" draw:transform="matrix(0.29843218000 0.00000000000 0.00000000000 0.29843218000 22.01217137446pt 8.93212079274pt)" svg:viewBox="0 0 1 0" svg:d="M0.585501 0.151783C0.565403 0.254223 0.605636 0.305968 0.585501 0.357363L0.585501 0.323101L0.464473 0.323101L0.504785 0.426241L0.181563 0.305969C0.161465 0.392327 0.0807128 0.358063 0 0.358063L0.181563 0.305969C0.121029 0.254925 0.161465 0.169615 0.14125 0.117521C0.262279 -0.0366649 0.525007 -0.0530974 0.5855 0.152483" koffice:nodeTypes="cccccccccc"/>
            <draw:path draw:style-name="gr6" draw:id="shape482" draw:name="path6783" draw:layer="g14800" svg:width="0.31667500220pt" svg:height="0.10633429213pt" draw:transform="matrix(0.29843218000 0.00000000000 0.00000000000 0.29843218000 26.11827627506pt 8.93869413806pt)" svg:viewBox="0 0 0 0" svg:d="M0.316675 0.05248C0.237955 0.07872 -0.0244454 0.184218 0.00184262 0L0.316675 0.05248" koffice:nodeTypes="ccc"/>
            <draw:path draw:style-name="gr24" draw:id="shape483" draw:name="path6785" draw:layer="g14800" svg:width="0.89271200000pt" svg:height="0.23616500000pt" draw:transform="matrix(0.29843218000 0.00000000000 0.00000000000 0.29843218000 23.94803527104pt 8.95467553941pt)" svg:viewBox="0 0 1 0" svg:d="M0.892712 0.236165C0.577344 0.157981 0.18368 0.209389 0 0L0.892712 0.236165" koffice:nodeTypes="ccc"/>
            <draw:path draw:style-name="gr17" draw:id="shape484" draw:name="path6787" draw:layer="g14800" svg:width="0.51522814637pt" svg:height="0.42910265786pt" draw:transform="matrix(0.29843218000 0.00000000000 0.00000000000 0.29843218000 22.60781001381pt 8.96822800335pt)" svg:viewBox="0 0 1 0" svg:d="M0.499053 0.138807C0.551477 0.269474 0.472917 0.453693 0.314833 0.426382C0.209978 0.400142 0.0524272 0.479934 0 0.347662L0.07872 0.00707019C0.262297 -0.0202418 0.393553 0.0333102 0.499051 0.137737" koffice:nodeTypes="ccccc"/>
            <draw:path draw:style-name="gr6" draw:id="shape485" draw:name="path6789" draw:layer="g14800" svg:width="0.13115200000pt" svg:height="0.05194400000pt" draw:transform="matrix(0.29843218000 0.00000000000 0.00000000000 0.29843218000 24.28491267820pt 8.97033749897pt)" svg:viewBox="0 0 0 0" svg:d="M0 0L0.131152 0.051944L0 0" koffice:nodeTypes="ccc"/>
            <draw:path draw:style-name="gr10" draw:id="shape486" draw:name="path6791" draw:layer="g14800" svg:width="0.78882400000pt" svg:height="0.29212910726pt" draw:transform="matrix(0.29843218000 0.00000000000 0.00000000000 0.29843218000 29.30845260108pt 8.96929809770pt)" svg:viewBox="0 0 1 0" svg:d="M0.788824 0.292129L0 0.292129C0 0.10898 0.236696 -0.102551 0.420384 0.0554285C0.420384 0.370315 0.656552 0.107908 0.788288 0.292129" koffice:nodeTypes="cccc"/>
            <draw:path draw:style-name="gr11" draw:id="shape487" draw:name="path6793" draw:layer="g14800" svg:width="1.17870492792pt" svg:height="1.51270712932pt" draw:transform="matrix(0.29843218000 0.00000000000 0.00000000000 0.29843218000 21.70419952391pt 9.01556597020pt)" svg:viewBox="0 0 1 2" svg:d="M1.17673 0.119228C1.06347 0.119228 1.0058 0.210046 0.920388 0.279441C0.86289 0.210979 0.77742 0.25662 0.720385 0.2338C0.548927 0.416368 1.05225 0.494612 1.0808 0.677646C0.716256 0.642246 0.340086 1.00319 0.517415 1.2016C0.643988 1.35436 0.517415 1.48896 0.463461 1.51271L0.349622 1.51271C0.492009 1.12429 -0.254343 0.897943 0.0932797 0.599402C0.407647 0.330207 1.1787 0 1.1787 0C1.1787 0 1.14789 0.0507688 1.17645 0.12016" koffice:nodeTypes="cccccccccc"/>
            <draw:path draw:style-name="gr11" draw:id="shape488" draw:name="path6795" draw:layer="g14800" svg:width="0.44952096641pt" svg:height="0.20008481270pt" draw:transform="matrix(0.29843218000 0.00000000000 0.00000000000 0.29843218000 27.03571249108pt 8.97557958863pt)" svg:viewBox="0 0 0 0" svg:d="M0.420328 0.166119L0 0.114175L0 0.0343826C0.210352 -0.123596 0.55148 0.323029 0.420328 0.166121" koffice:nodeTypes="cccc"/>
            <draw:path draw:style-name="gr11" draw:id="shape489" draw:name="path6797" draw:layer="g14800" svg:width="0.34059200000pt" svg:height="0.05248000000pt" draw:transform="matrix(0.29843218000 0.00000000000 0.00000000000 0.29843218000 31.67549966743pt 8.98583997636pt)" svg:viewBox="0 0 0 0" svg:d="M0 0.05248L0.10496 0L0.340592 0L2.27374e-14 0.05248" koffice:nodeTypes="cccc"/>
            <draw:path draw:style-name="gr17" draw:id="shape490" draw:name="path6799" draw:layer="g14800" svg:width="0.46810876256pt" svg:height="0.31595800000pt" draw:transform="matrix(0.29843218000 0.00000000000 0.00000000000 0.29843218000 22.78996165402pt 9.00150169717pt)" svg:viewBox="0 0 0 0" svg:d="M0.465929 0.315958L0.0461341 0.315958C-0.0855507 0.157979 0.0985581 0.105498 0.177229 0C0.282084 0.104427 0.492598 0.130668 0.465768 0.315958" koffice:nodeTypes="cccc"/>
            <draw:path draw:style-name="gr24" draw:id="shape491" draw:name="path6801" draw:layer="g14800" svg:width="0.42032800000pt" svg:height="0.07818400000pt" draw:transform="matrix(0.29843218000 0.00000000000 0.00000000000 0.29843218000 24.60630503640pt 9.00182209396pt)" svg:viewBox="0 0 0 0" svg:d="M1.13687e-14 0.078184L0.420328 0L0.236112 0.078184L0 0.078184" koffice:nodeTypes="cccc"/>
            <draw:path draw:style-name="gr21" draw:id="shape492" draw:name="path6803" draw:layer="g14800" svg:width="0.13115200000pt" svg:height="0.10442600000pt" draw:transform="matrix(0.29843218000 0.00000000000 0.00000000000 0.29843218000 25.11580039138pt 9.00965223812pt)" svg:viewBox="0 0 0 0" svg:d="M0.131152 0.0519464L0.131152 0.104426L0 0.104426L0 0C0.0524 0 0.104856 0 0.131152 0.051944" koffice:nodeTypes="ccccc"/>
            <draw:path draw:style-name="gr8" draw:id="shape493" draw:name="path6805" draw:layer="g14800" svg:width="0.28864800000pt" svg:height="0.10442600000pt" draw:transform="matrix(0.29843218000 0.00000000000 0.00000000000 0.29843218000 32.91360167141pt 9.00965247687pt)" svg:viewBox="0 0 0 0" svg:d="M0.288648 0C0.210488 0.051944 0.131736 0.104426 0 0.104426C0.07872 -0.027312 0.18368 0.0251704 0.288648 0" koffice:nodeTypes="ccc"/>
            <draw:path draw:style-name="gr11" draw:id="shape494" draw:name="path6807" draw:layer="g14800" svg:width="0.18352300000pt" svg:height="0.23670100000pt" draw:transform="matrix(0.29843218000 0.00000000000 0.00000000000 0.29843218000 22.27858655646pt 9.04081667507pt)" svg:viewBox="0 0 0 0" svg:d="M0.052912 0.236701C0 0.210461 0.157285 0.0262408 0 0L0.183523 0.183149L0.0524272 0.236701" koffice:nodeTypes="cccc"/>
            <draw:path draw:style-name="gr11" draw:id="shape495" draw:name="path6809" draw:layer="g14800" svg:width="0.23664700000pt" svg:height="0.13518331561pt" draw:transform="matrix(0.29843218000 0.00000000000 0.00000000000 0.29843218000 22.50586271617pt 9.05647863462pt)" svg:viewBox="0 0 0 0" svg:d="M0.236647 0.0781864C0.236647 0.18422 0.0787224 0.104426 0 0.131738L0.104855 0L0.236486 0.078184" koffice:nodeTypes="cccc"/>
            <draw:path draw:style-name="gr24" draw:id="shape496" draw:name="path6811" draw:layer="g14800" svg:width="0.57772000000pt" svg:height="0.09946316023pt" draw:transform="matrix(0.29843218000 0.00000000000 0.00000000000 0.29843218000 24.37891642744pt 9.05322560092pt)" svg:viewBox="0 0 1 0" svg:d="M0.57772 0.0109012C0.393504 0.0109012 0.209928 0.16888 0 0.0628452C0.02616 0.115325 0.367744 -0.041582 0.57772 0.0109012" koffice:nodeTypes="ccc"/>
            <draw:path draw:style-name="gr10" draw:id="shape497" draw:name="path6813" draw:layer="g14800" svg:width="2.24035635552pt" svg:height="2.10584271978pt" draw:transform="matrix(0.29843218000 0.00000000000 0.00000000000 0.29843218000 34.45759188497pt 9.14057514112pt)" svg:viewBox="0 0 2 2" svg:d="M2.24036 2.10584C1.41476 1.8766 0.274139 1.15309 0 0.123404C0.235666 -0.141596 0.589948 0.0853255 0.824812 0.201116C1.41476 0.809605 2.0031 1.38157 2.23956 2.10584" koffice:nodeTypes="cccc"/>
            <draw:path draw:style-name="gr6" draw:id="shape498" draw:name="path6815" draw:layer="g14800" svg:width="0.46547324954pt" svg:height="0.57908447258pt" draw:transform="matrix(0.29843218000 0.00000000000 0.00000000000 0.29843218000 34.53622279576pt 9.19759718522pt)" svg:viewBox="0 0 0 1" svg:d="M0.465473 0.579084C0.285712 0.359432 0.125317 0.259182 0 0L0.465473 0.579084" koffice:nodeTypes="ccc"/>
            <draw:path draw:style-name="gr17" draw:id="shape499" draw:name="path6817" draw:layer="g14800" svg:width="19.87650688610pt" svg:height="23.53629927663pt" draw:transform="matrix(0.29843218000 0.00000000000 0.00000000000 0.29843218000 22.12180795627pt 9.21309942387pt)" svg:viewBox="0 0 20 24" svg:d="M19.7962 0.182431L19.8229 13.134L19.8765 19.6612C13.2956 19.7391 7.11759 21.118 1.45024 23.5363L1.3161 23.2494L1.26247 3.17293C1.04788 2.08099 0.644685 1.06701 0 0.130459C2.65926 -0.0514414 5.53311 0.103943 8.21925 0L19.6882 0L19.796 0.182431" koffice:nodeTypes="cccccccccc"/>
            <draw:path draw:style-name="gr10" draw:id="shape500" draw:name="path6819" draw:layer="g14800" svg:width="2.11979938781pt" svg:height="1.71563619703pt" draw:transform="matrix(0.29843218000 0.00000000000 0.00000000000 0.29843218000 21.08632134787pt 9.23147830999pt)" svg:viewBox="0 0 2 2" svg:d="M0.610374 0.782179C1.05469 0.45284 1.27627 0.532199 2.1198 0C1.92529 0.561959 0.630718 1.56882 0 1.71564C0.113463 1.36993 0.299866 1.01232 0.610264 0.782179" koffice:nodeTypes="cccc"/>
            <draw:path draw:style-name="gr9" draw:id="shape501" draw:name="path6821" draw:layer="g14800" svg:width="1.45173706916pt" svg:height="2.09746907478pt" draw:transform="matrix(0.29843218000 0.00000000000 0.00000000000 0.29843218000 21.87830743455pt 9.29415112524pt)" svg:viewBox="0 0 1 2" svg:d="M1.00168 0.641283C0.867664 0.542789 0.557755 0.63352 0.548786 1.06708C0.548786 1.06708 0.892699 0.4629 1.1597 0.947636C1.3281 1.25166 0.766813 1.53087 0.582339 1.22762C0.724937 1.61076 1.06879 1.56111 1.28681 1.21288C1.22364 1.47891 1.60297 1.66969 1.38166 1.97449C1.25532 2.08773 1.06485 2.16374 0.93851 2.01249L0.812172 1.89694C0.717324 2.05051 0.590984 2.12573 0.432834 2.08773C-0.327258 1.78371 0.179384 1.09887 0.0212364 0.60483C-0.0379956 0.302354 0.337404 -0.232793 0.717321 0.111562C0.81217 0.300803 0.97019 0.414037 1.00187 0.642834" koffice:nodeTypes="cccccccccccc"/>
            <draw:path draw:style-name="gr10" draw:id="shape502" draw:name="path6823" draw:layer="g14800" svg:width="0.58288430424pt" svg:height="2.26340258082pt" draw:transform="matrix(0.29843218000 0.00000000000 0.00000000000 0.29843218000 21.60741362233pt 9.33823585688pt)" svg:viewBox="0 0 1 2" svg:d="M0.414023 0.706992C0.407524 1.35417 0.694374 1.56552 0.534184 2.2634C0.430377 1.42253 -0.375475 1.17187 0.213275 0C0.213275 0.141285 0.418111 0.251806 0.414023 0.705853" koffice:nodeTypes="cccc"/>
            <draw:path draw:style-name="gr25" draw:id="shape503" draw:name="path6825" draw:layer="g14800" svg:width="0.23669600000pt" svg:height="0.81345800000pt" draw:transform="matrix(0.29843218000 0.00000000000 0.00000000000 0.29843218000 30.56237628552pt 9.36204859613pt)" svg:viewBox="0 0 0 1" svg:d="M0 0.813458L0.236696 0L0.236696 0.813458L0 0.813458" koffice:nodeTypes="cccc"/>
            <draw:path draw:style-name="gr25" draw:id="shape504" draw:name="path6827" draw:layer="g14800" svg:width="0.23616800000pt" svg:height="0.70903000000pt" draw:transform="matrix(0.29843218000 0.00000000000 0.00000000000 0.29843218000 30.65682648930pt 9.39321303308pt)" svg:viewBox="0 0 0 1" svg:d="M0.235632 0.70903L0.103896 0.70903L0 0C0.07816 0.184219 0.236168 0.446625 0.236168 0.70903" koffice:nodeTypes="cccc"/>
            <draw:path draw:style-name="gr25" draw:id="shape505" draw:name="path6829" draw:layer="g14800" svg:width="0.85929933626pt" svg:height="1.08713987560pt" draw:transform="matrix(0.29843218000 0.00000000000 0.00000000000 0.29843218000 32.66284940394pt 9.52314515184pt)" svg:viewBox="0 0 1 1" svg:d="M0.635414 1.08602L0.389192 1.02516L0.754558 0.231164C0.612581 0.414308 0.462661 0.696841 0.267565 0.888361L0 0.642122L0.859299 0C0.779875 0.307102 0.662223 0.748211 0.635911 1.08714" koffice:nodeTypes="ccccccc"/>
            <draw:path draw:style-name="gr10" draw:id="shape506" draw:name="path6831" draw:layer="g14800" svg:width="9.49424179456pt" svg:height="38.00017360019pt" draw:transform="matrix(0.29843218000 0.00000000000 0.00000000000 0.29843218000 34.01872707090pt 9.56581617867pt)" svg:viewBox="0 0 9 38" svg:d="M9.4932 21.3507C9.39093 26.63 8.03424 31.5145 6.95932 36.4252L6.39681 38.0002C7.08769 35.375 7.85526 32.5646 8.13652 29.6755C8.49552 28.8883 8.57222 27.9688 8.80233 27.1275L8.7512 27.0755C8.4183 27.7064 8.44334 28.5471 8.18818 29.2551C8.18818 27.5495 8.92966 25.9991 8.98132 24.2398C8.67449 24.7649 8.80234 25.7365 8.52057 26.4195C8.46998 26.63 8.4183 26.8661 8.36768 27.0755C8.26435 26.1834 8.57222 25.2376 8.64892 24.3455C9.05802 20.4066 8.77626 16.4925 8.18818 12.7636L8.1365 12.7636C8.67395 16.4925 8.90511 20.8521 8.46993 24.7126C8.4955 23.3999 8.70004 21.9816 8.5722 20.5635C8.36765 21.4567 8.54609 22.0862 8.41827 22.8738C8.26434 22.4544 8.5722 22.0078 8.34157 21.6394C8.3927 25.0536 8.21373 28.5471 7.6768 31.8567C7.95805 28.8883 7.44615 25.6843 7.54843 22.8738L7.49729 25.8946C6.85756 24.8171 7.59956 23.5568 7.21603 22.4021L7.08872 24.5808C6.75581 24.0295 6.96036 23.3466 6.90975 22.6374C6.88418 22.2703 6.93477 21.8761 6.85807 21.5349L6.73023 23.583C5.96266 17.2015 5.7581 10.3479 0.307866 6.22438C0.205073 6.17243 0.102801 6.09371 0 6.04069C4.37637 6.85522 6.50011 11.8704 7.42109 15.7834C7.77958 17.6481 8.18866 19.4871 8.29094 21.5087L8.36819 21.4567C8.26487 20.3006 8.57274 19.0405 8.47047 17.9892L8.36819 18.0428L8.34207 20.0381C7.90689 19.0394 8.36819 17.8313 8.29148 16.7811L8.06085 18.3304C7.78012 17.6744 8.18921 17.2277 8.06085 16.5723L7.8824 17.3332C7.83126 16.9128 7.93353 16.4662 7.9591 16.0196C7.7029 15.8889 7.90742 16.3607 7.78012 16.4925C7.34442 10.8727 6.75634 4.93698 4.32526 0C7.90744 6.32934 9.3664 13.6831 9.49424 21.3507" koffice:nodeTypes="ccccccccccccccccccccccccccccccccccccccccc"/>
            <draw:path draw:style-name="gr6" draw:id="shape507" draw:name="path6833" draw:layer="g14800" svg:width="0.47396781979pt" svg:height="0.21780474989pt" draw:transform="matrix(0.29843218000 0.00000000000 0.00000000000 0.29843218000 34.14403038718pt 9.59638725915pt)" svg:viewBox="0 0 0 0" svg:d="M0.472872 0.212444C0.499672 0.265996 0.026248 -0.102442 0 0.028225C0.183688 0.00252105 0.367368 0.055537 0.472872 0.212444" koffice:nodeTypes="ccc"/>
            <draw:path draw:style-name="gr8" draw:id="shape508" draw:name="path6835" draw:layer="g14800" svg:width="16.99541190642pt" svg:height="18.56086709432pt" draw:transform="matrix(0.29843218000 0.00000000000 0.00000000000 0.29843218000 22.81921626643pt 9.65914833613pt)" svg:viewBox="0 0 17 19" svg:d="M7.63322 0.589479C7.82237 0.483438 7.68673 0.0832011 7.93061 0.0565546L7.93061 0.882588C8.03867 0.882588 8.12046 0.53673 8.22798 0.429058C8.3096 0.642772 8.11992 0.93588 8.17397 1.15014L8.41732 0.82984C8.30925 1.06965 8.63412 1.17679 8.66122 1.25672C8.79638 0.990261 8.63426 0.749901 8.60721 0.483438C8.79641 0.483438 8.76942 0.749901 8.90458 0.883675C9.17559 0.590567 8.79652 0.349663 8.90458 0.0576424C9.03975 0.0831995 9.01265 0.429058 9.20252 0.53673L9.33769 0.19033L9.4999 0.349663C9.5539 0.243079 9.58161 0.137037 9.68909 0.0576424C9.82482 0.163684 9.52688 0.483438 9.58103 0.670506L9.93311 0.349663C10.1494 0.589479 9.52699 0.749901 9.7433 1.12403L10.0677 0.82984C10.1217 1.04301 9.58103 1.36385 9.77035 1.63031C9.87841 1.44379 10.2576 1.46989 10.176 1.15014C10.3387 1.20343 10.1495 1.36385 10.2576 1.44379C10.501 1.30948 10.3387 0.855941 10.4738 0.670506C10.555 0.590569 10.6901 0.883675 10.555 0.963614C10.582 1.04301 10.5281 1.12403 10.609 1.15014C10.988 0.990261 10.6901 0.64386 10.9069 0.4035C11.1503 0.456791 10.8258 0.749901 11.042 0.883675C11.2584 0.777635 11.2313 0.430147 11.4748 0.4035C11.4208 0.617214 11.3125 0.82984 11.2849 1.07074L11.8263 0.670506C11.7451 1.01636 11.1232 1.3905 11.2849 1.78965L11.8804 1.20452C11.9615 1.60366 11.0415 1.84402 11.4477 2.21762C11.3391 2.24317 11.2849 2.3242 11.2037 2.40359L11.3936 2.56293C11.285 2.59066 11.3667 2.67006 11.3391 2.75C11.664 2.56293 11.5829 1.87067 11.8805 1.63031C11.8536 1.87067 11.7453 2.11049 11.7725 2.3242C12.0974 2.08276 12.125 1.63031 12.3138 1.30948L12.3684 1.84402C12.7469 1.763 12.5846 1.23008 12.9092 1.15014C13.0174 1.41715 12.6388 1.52319 12.8552 1.7369L13.2885 1.30948C13.3425 1.55092 13.0452 1.6836 12.9365 1.87067C13.1803 2.08276 13.3966 1.57757 13.6401 1.63031C13.4778 1.97671 12.8552 2.03001 12.9365 2.40359L13.4778 2.11049C13.4508 2.56293 12.747 2.37695 12.666 2.83048C12.8551 3.01646 12.9905 2.69671 13.1803 2.75109C13.2614 2.93707 12.8552 2.91042 13.1533 3.07084C13.4777 2.85713 13.4506 2.45689 13.7217 2.26983C13.7217 2.45689 13.6406 2.58958 13.5319 2.8033C13.8563 2.88269 14.019 2.37696 14.2626 2.16378C14.3977 2.37696 14.0457 2.53629 14.0192 2.75001C14.2897 2.8294 14.4788 2.34976 14.75 2.45689L14.2627 2.98873C14.4525 3.01538 14.8041 2.69671 14.9398 2.88269C14.7236 3.12251 14.1551 2.96209 14.3173 3.41561C14.4524 3.33622 14.6689 3.30958 14.804 3.30958L13.9645 3.7631C13.9645 3.92244 14.1544 3.81639 14.2619 3.84304L13.4771 4.24218C13.6122 4.29657 13.8827 4.24218 13.8827 4.48201L14.5053 3.78975C14.3972 3.86914 14.5593 4.08286 14.3701 4.13615C14.7761 4.26993 14.7486 3.76201 14.9926 3.60268L15.1007 3.60268C15.1276 3.84304 14.7491 3.92244 14.9926 4.13615C15.2905 4.13615 15.3716 3.76201 15.5881 3.78975C15.5611 3.92244 15.3441 3.97573 15.3717 4.13615L15.7774 4.18889C15.6693 4.24218 15.5335 4.32158 15.48 4.42925L15.9126 4.48201C15.8046 4.66906 15.2901 4.48201 15.3717 4.80175L15.832 4.74901C15.778 4.96218 15.0739 4.80175 14.9926 5.20254L15.3447 5.22864C15.182 5.33523 14.6676 5.38907 14.4518 5.52229C14.5869 5.62942 14.614 5.52229 14.7491 5.57613L14.5058 5.8154C14.8302 6.00193 14.9119 5.469 15.1278 5.44236L15.1278 5.70881L15.9125 5.20254C16.1017 5.36187 15.0737 5.86924 15.9125 5.68217C16.0483 5.49565 16.21 5.38907 16.3998 5.38907L16.0747 5.8154C16.2376 5.86924 16.4809 5.73546 16.6974 5.70881C16.5898 5.92253 16.2101 5.86924 16.1018 6.16235C16.3181 6.40271 16.535 6.00301 16.8056 6.18899L16.8056 6.29503C16.481 6.50983 16.1018 6.0563 15.8585 6.4821C15.9396 6.74856 16.2641 6.56203 16.3994 6.66916C16.0743 6.88234 15.6958 6.64252 15.4253 6.88234L15.8314 7.01557C15.5335 7.12161 14.9385 6.80185 14.6945 7.12161L15.0462 7.25538C14.5589 7.28202 13.9904 6.9079 13.4764 7.12161C12.0692 8.18909 10.9056 9.68237 10.4994 11.2022C11.3925 10.2153 12.3936 8.85578 13.7199 8.34842C14.2613 8.10915 14.4507 7.22873 15.1268 7.38916C15.3166 7.36251 15.3706 7.09605 15.5876 7.14934L15.6145 7.38916C15.8849 7.28312 16.0741 7.06941 16.3453 7.01557C16.3722 7.20209 16.1018 7.20209 16.0747 7.38916C16.2911 7.46909 16.6431 7.28312 16.8867 7.14934C16.9137 7.4158 16.2918 7.38916 16.5622 7.68227L16.8327 7.62952C16.9954 7.84269 16.5352 7.65562 16.5622 7.92263L16.9954 8.08305C16.9138 8.21574 16.3999 7.97538 16.2641 8.26957L16.5891 8.45555C16.3182 8.40335 15.912 8.34952 15.6685 8.50993L15.9119 8.74975C15.5875 8.74975 15.3164 8.50993 14.9919 8.64262C15.181 8.74975 15.425 9.06951 15.7226 8.88353L15.4792 9.17554C15.7766 9.17554 16.1823 9.01621 16.4533 8.93682L15.8579 9.30932C16.1283 9.44255 16.561 9.33596 16.832 9.22993C16.8051 9.46865 16.4535 9.33596 16.3182 9.52195C16.3722 9.70901 16.6971 9.70901 16.9407 9.70901C16.8321 9.94884 16.5616 9.62908 16.3993 9.84279C16.4533 10.0549 16.7237 10.0021 16.8861 10.0826C16.6702 10.3218 16.2094 9.7895 16.0741 10.1359L16.5614 10.3757C16.264 10.5084 15.9388 10.1359 15.6144 10.2419L16.0204 10.5084C15.6684 10.5084 15.2898 10.1092 14.9919 10.3757L15.3708 10.615L15.0459 10.7487C15.2081 11.0685 15.6954 10.7754 16.02 10.8021C15.8577 10.9619 15.5596 10.8548 15.4791 11.0951C15.7225 11.3883 16.1551 11.0951 16.4532 11.2012C16.2634 11.2551 15.9118 11.2012 15.8577 11.441L16.4532 11.6813C16.1828 11.8141 15.7496 11.3883 15.6144 11.708L15.9664 11.9478C15.7766 12.0272 15.4521 11.708 15.1812 11.8141C15.2357 11.9734 15.4791 12.0805 15.6144 12.1865C15.2083 12.2676 15.073 11.6813 14.6397 11.8141C14.5587 12.0272 14.9107 12.1071 15.0459 12.241C15.0459 12.3204 14.6668 12.0539 14.5587 12.347C14.6943 12.614 15.0459 12.4269 15.2893 12.4797L15.2893 12.5873C15.1266 12.5873 14.9649 12.534 14.8561 12.6401C14.9101 12.9865 15.4245 12.6933 15.6138 12.9071L15.0454 12.9598C15.0184 13.147 15.3159 13.2002 15.4787 13.3073L15.5322 13.3073L15.5322 13.3867C15.2889 13.3606 15.126 13.1736 14.8827 13.1202L14.8016 13.2002L15.18 13.6271C14.9096 13.7342 14.6658 12.9876 14.3682 13.2541L14.7468 13.6809L14.6928 13.7342C14.3677 13.6271 14.2866 13.0675 13.9074 13.2002L14.2054 13.6799C13.8533 13.6005 13.8263 12.9071 13.42 13.1202C13.5011 13.2807 13.664 13.3073 13.664 13.4933C13.4741 13.6538 13.61 13.3329 13.42 13.3073C13.312 13.1736 13.312 12.9332 13.0956 12.8805L13.0956 13.148C12.9328 12.5074 12.3379 12.1349 11.7153 11.9478C11.4448 11.8418 11.2549 12.0011 10.9844 11.8152L10.9575 11.8679C11.4447 12.3747 11.9322 12.8538 12.6628 12.9609L12.5006 13.0142C12.6358 13.2807 12.9603 13.2285 13.1772 13.3084L13.1502 13.4944C13.1233 13.4411 13.0422 13.4411 12.988 13.4411L12.934 13.4944C13.0151 13.7353 13.3943 13.7886 13.5295 13.974L13.3943 14.0817C13.3668 14.3481 13.827 14.3204 13.881 14.5869C13.6652 14.6679 13.502 14.2421 13.3395 14.5075L13.881 15.0404L13.3943 14.8006C13.2051 15.0143 13.6917 15.0937 13.6377 15.3613C13.4485 15.3879 13.4209 14.9611 13.1509 14.8811L13.1509 15.4679C12.9341 15.2275 13.0699 14.8539 12.7449 14.6946L12.6909 15.2807C12.5827 15.0143 12.6639 14.4809 12.3118 14.5065L12.3118 14.9866C12.1766 14.7739 12.2848 14.3737 12.1231 14.1073C11.988 14.241 11.988 14.3737 11.9603 14.5608C11.7976 14.2938 11.9057 13.974 11.7705 13.7342L11.6894 14.0274C11.5272 13.6005 11.8245 12.8272 11.2832 12.4269L10.9048 12.1071C10.4444 12.4807 10.769 12.9865 10.7961 13.3867C10.7961 14.8006 11.5274 16.6402 12.1765 17.9198C9.95718 18.8269 7.81911 18.6415 5.6268 18.1602C6.16819 16.587 6.89895 14.6402 6.76311 13.1202C7.00701 12.9071 6.70911 12.6667 6.8177 12.4003C6.51977 12.347 6.19512 12.6401 6.03292 12.8272C5.5726 13.2807 6.11405 13.8669 5.92484 14.4003L5.73565 14.0274C5.43771 14.3204 5.73565 14.5075 5.68164 14.8811C5.57357 14.8811 5.57357 14.5619 5.35716 14.5869C5.16731 14.9078 5.51889 15.2008 5.30315 15.4679C5.22153 15.3086 5.24915 15.1204 5.11329 14.9877C4.84285 15.1747 5.195 15.4412 5.00577 15.6543L4.8977 15.6543C4.95171 15.494 4.8437 15.3879 4.81657 15.2819C4.57323 15.3613 4.78961 15.5472 4.70851 15.761C4.59994 15.787 4.54575 15.6282 4.57339 15.5206L4.57339 15.3613L4.14018 15.761C3.95033 15.5472 4.46461 15.2819 4.41058 14.9877C4.16723 15.0154 3.95033 15.4146 3.67988 15.4146L4.38354 14.5869L3.84209 14.8006C4.03196 14.5608 4.3024 14.4015 4.41047 14.1073L4.08599 14.1073L4.57323 13.6809L4.46516 13.6005C5.14171 12.9865 5.95361 12.534 6.7656 12.0539C6.22471 11.9745 5.65633 11.9201 5.06075 12.1604C4.33 12.4003 4.54641 13.2002 4.22193 13.6799L4.22193 13.3063C3.84292 13.3606 4.05916 13.7864 3.84292 14.0796C3.70775 14.0262 3.89692 13.626 3.59957 13.7331C3.43675 13.9468 3.51786 14.24 3.35567 14.4531L3.24761 13.9734C3.03131 14.0528 3.08534 14.4003 3.0042 14.5608L2.92312 14.5608L2.86854 14.1073C2.5981 14.1867 2.84161 14.4003 2.6252 14.5608L2.57116 14.0806C2.40839 14.16 2.27322 14.5065 2.02972 14.3193C2.19198 14.159 2.49003 14.0262 2.6252 13.7875C2.35475 13.546 2.13795 14.0528 1.78571 13.9734C1.97558 13.6799 2.51696 13.6799 2.70577 13.3606L2.19198 13.3867C2.27307 13.2269 2.78741 13.1736 2.94912 12.9071C2.84105 12.9071 2.70577 12.64 2.62464 12.8805C2.43544 12.6139 2.89509 12.4269 3.00371 12.1604C2.571 12.0011 2.571 12.6933 2.19181 12.7201C1.97558 12.5607 2.32644 12.4797 2.32644 12.347C2.00195 12.0272 1.97491 12.6933 1.65043 12.6667C1.62345 12.534 1.86668 12.4269 1.73151 12.2943C1.48761 12.2943 1.48761 12.5063 1.24427 12.6401C1.0544 12.4797 1.40653 12.4003 1.35233 12.241C1.16247 12.1338 1.10899 12.4536 0.86509 12.347L1.24415 11.9201L0.757408 11.8674C0.973157 11.7875 1.21706 11.8141 1.40637 11.6803L0.5676 11.44L1.65043 11.4677C1.65043 11.2795 1.27136 11.2534 1.16319 11.1468L2.13723 11.1468L1.94808 10.9609C1.86695 11.0408 1.78532 11.0674 1.70474 11.0408L1.65071 10.9875L1.83985 10.8009C1.54247 10.5873 1.29896 11.0141 0.973988 10.9875L1.24443 10.6666C0.946502 10.3208 0.676058 10.8803 0.432546 10.7199C0.459532 10.534 1.05457 10.5079 0.729925 10.2398C0.459535 10.187 0.432546 10.3474 0.188539 10.2398L0.729925 10.001C0.648851 9.84061 0.405502 9.76066 0.270334 9.78622L0.242845 9.75957C0.297378 9.41372 0.703153 9.78622 0.973543 9.75957L1.16274 9.75957C1.16274 9.62689 0.865365 9.49312 0.730088 9.41372C0.973433 9.46647 1.32551 9.33378 1.59595 9.17336C1.32551 8.9069 0.946499 9.27994 0.567821 9.22665L1.10926 8.93355C0.757684 8.48001 0.459753 9.01294 0.0264338 8.8275C0.189198 8.69373 0.486743 8.74648 0.675889 8.58606C0.513677 8.29295 0.324365 8.42672 0.0264338 8.40008C0.0539229 8.37397 0.0264338 8.34732 0 8.32068L0.568376 8.21356C0.514346 8.02649 0.243345 7.92044 0.0811334 7.78667C0.352131 7.68008 0.676609 8.13361 1.0012 7.9732L0.622685 7.54631C0.866031 7.5996 1.05534 7.33314 1.35344 7.25321C1.13664 6.93345 0.676333 7.25321 0.378789 7.14716L1.00131 6.9068C0.785063 6.66698 0.378789 6.77303 0.0812439 6.82632C0.135274 6.40052 0.568542 6.88069 0.758405 6.58759C0.595089 6.40052 0.271107 6.45327 0.135278 6.2401C0.379174 6.18681 0.703654 6.45327 0.974761 6.34615L0.433208 5.81323C0.703652 5.81323 1.02863 6.3728 1.4073 6.18682C1.32617 5.99975 1.02879 5.89262 1.00114 5.68054C1.38021 5.81323 1.48789 6.34616 1.94819 6.24011C1.78537 6.10634 1.73189 5.78658 1.46145 5.81323L1.46145 5.70664C1.62316 5.68054 1.83941 5.78658 1.94819 5.62617C1.67775 5.52012 1.32562 5.44018 1.00114 5.33305L1.65065 5.27976C1.54259 4.98665 1.13631 5.09269 0.865864 4.98665C0.973931 4.79959 1.29908 5.01329 1.46189 4.96C1.46189 4.61306 1.00158 4.74684 0.974593 4.50648C1.1638 4.55977 1.4349 4.72019 1.59717 4.50648C1.54314 4.34714 1.27214 4.24001 1.24559 4.02685C1.59717 4.21337 1.67879 4.58642 2.03038 4.50648L1.73245 4.0002C1.97634 4.02685 2.21914 4.61306 2.51724 4.61306L2.32737 4.13288C2.54417 4.2933 2.76058 4.6669 3.00447 4.85287L2.94989 4.55977C3.08561 4.55977 3.22089 4.77348 3.30197 4.55977C3.08573 4.42708 2.76058 4.42708 2.67945 4.24001C2.73348 4.21337 2.81462 4.26666 2.86865 4.18672C2.70638 3.78757 2.165 3.97356 2.02983 3.6538L2.6253 3.75984C2.57127 3.38733 2.13806 3.44008 1.9487 3.22692C2.13789 3.22692 2.32721 3.3596 2.46304 3.30631L2.13806 2.87942C2.30083 2.96045 2.49013 3.03984 2.67945 3.11979L2.76113 3.03985C2.65307 2.85278 2.4637 2.66734 2.43665 2.50692C2.76113 2.55967 2.76113 3.01211 3.16735 3.11979C3.27542 2.96045 3.03224 2.80003 3.05928 2.58632C3.30269 2.80003 3.35671 3.25356 3.68186 3.3596C3.89811 3.20026 3.62785 2.96045 3.54669 2.82614L4.16921 3.03985C4.06065 2.74674 3.54669 2.61296 3.30335 2.39925C3.49254 2.31986 3.65542 2.55967 3.89877 2.55967C4.03393 2.05339 3.27625 2.21381 3.19512 1.83968L3.84407 2.10614C4.03393 1.86632 3.49254 1.76028 3.65542 1.54657L4.16921 1.86632C4.27728 1.67926 4.00699 1.51883 4.0341 1.30675C4.33148 1.43944 4.30449 1.83968 4.57494 1.97237L4.57494 1.3595L4.81834 1.73255C4.87235 1.7059 4.87235 1.65261 4.87235 1.59986C5.11569 1.62596 5.22441 1.86632 5.44066 2.02566C5.44066 1.7059 5.03511 1.43944 4.89928 1.11969C5.22375 0.986997 5.19666 1.62596 5.54873 1.54657L5.06149 0.719447C5.30483 0.745549 5.33193 0.98591 5.54873 1.11969C5.60274 0.932618 5.46768 0.719447 5.44066 0.53238C5.60293 0.639509 5.68407 1.01256 5.92797 1.01256L5.92797 0.399693C6.1442 0.666156 6.11777 1.17243 6.33407 1.3595C6.4152 1.19908 6.36103 0.98591 6.36103 0.82549L6.46909 0.82549L6.60427 1.73255C6.76647 1.65261 6.84761 1.28011 6.82051 1.0664L7.09096 1.38614C7.28016 1.0664 6.76598 0.879325 6.82051 0.533468L7.19902 0.959264C7.28015 0.746638 7.0639 0.506822 7.00988 0.293108L7.38834 0.639509C7.52351 0.425795 7.36138 0.212626 7.33433 0C7.57822 0.0532913 7.4695 0.425795 7.63227 0.586217"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10" draw:id="shape509" draw:name="path6837" draw:layer="g14800" svg:width="0.49494111205pt" svg:height="1.77768824379pt" draw:transform="matrix(0.29843218000 0.00000000000 0.00000000000 0.29843218000 21.82278077726pt 9.56741314895pt)" svg:viewBox="0 0 0 2" svg:d="M0.166469 0.453385C0.166469 0.453385 0.117532 0.578091 0.166469 0.673513C0.198831 0.736619 0.340114 0.717944 0.372514 0.613431C0.643397 0.948669 0.390901 1.4061 0.317132 1.77769C0.169145 1.33238 -0.137907 0.0974416 0.0700595 0C0.0626359 0.346349 0.0967313 0.423091 0.16647 0.453384" koffice:nodeTypes="cccccc"/>
            <draw:path draw:style-name="gr25" draw:id="shape510" draw:name="path6839" draw:layer="g14800" svg:width="0.26520930761pt" svg:height="0.27598957548pt" draw:transform="matrix(0.29843218000 0.00000000000 0.00000000000 0.29843218000 28.39172624310pt 9.69127133724pt)" svg:viewBox="0 0 0 0" svg:d="M0.243217 0.27599C0.134889 0.234634 0.0672652 0.0962168 0 0C0.0269852 0.138136 0.351351 0.138136 0.243217 0.27599" koffice:nodeTypes="ccc"/>
            <draw:path draw:style-name="gr6" draw:id="shape511" draw:name="path6841" draw:layer="g14800" svg:width="0.46899693736pt" svg:height="0.49178737634pt" draw:transform="matrix(0.29843218000 0.00000000000 0.00000000000 0.29843218000 34.12937237589pt 9.70693353554pt)" svg:viewBox="0 0 0 0" svg:d="M0.468973 0.262406C0.468973 0.472866 0.337765 0.525346 0.154085 0.472866C-0.0553073 0.394146 -0.0296033 0.104426 0.102165 0C0.232829 0.02624 0.416509 0.105498 0.468997 0.262406" koffice:nodeTypes="cccc"/>
            <draw:path draw:style-name="gr25" draw:id="shape512" draw:name="path6843" draw:layer="g14800" svg:width="0.42032800000pt" svg:height="0.69993658198pt" draw:transform="matrix(0.29843218000 0.00000000000 0.00000000000 0.29843218000 28.36024284184pt 9.73042659424pt)" svg:viewBox="0 0 0 1" svg:d="M0.420328 0.525882C-0.052424 1.07693 0.18368 0.157443 0 0L0.420328 0.525882" koffice:nodeTypes="ccc"/>
            <draw:path draw:style-name="gr20" draw:id="shape513" draw:name="path6845" draw:layer="g14800" svg:width="0.34441529341pt" svg:height="0.36798086967pt" draw:transform="matrix(0.29843218000 0.00000000000 0.00000000000 0.29843218000 34.14957417186pt 9.73058583765pt)" svg:viewBox="0 0 0 0" svg:d="M0.323624 0.289183C0.270584 0.367367 0.213312 0.392539 0.112632 0.341127C0.0114156 0.290255 -0.0383844 0 0.0349516 0C0.106152 0 0.42856 0.025168 0.323592 0.289182" koffice:nodeTypes="cccc"/>
            <draw:path draw:style-name="gr25" draw:id="shape514" draw:name="path6847" draw:layer="g14800" svg:width="0.38611200000pt" svg:height="0.69778500000pt" draw:transform="matrix(0.29843218000 0.00000000000 0.00000000000 0.29843218000 32.62369271447pt 9.72850874968pt)" svg:viewBox="0 0 0 1" svg:d="M0.386112 0.287575L0 0.697785C0 0.697785 0.07336 0.201892 0.086224 0C0.17244 0.102285 0.386112 0.286504 0.386112 0.286504" koffice:nodeTypes="cccc"/>
            <draw:path draw:style-name="gr10" draw:id="shape515" draw:name="path6849" draw:layer="g14800" svg:width="0.45942400000pt" svg:height="0.13977000000pt" draw:transform="matrix(0.29843218000 0.00000000000 0.00000000000 0.29843218000 22.09270413384pt 9.85588294654pt)" svg:viewBox="0 0 0 0" svg:d="M0 0C0.065224 0.0813992 0.262406 0.0813992 0.459424 0.13977C0.29941 0.0321312 0.188504 0.0658664 0 0" koffice:nodeTypes="ccc"/>
            <draw:path draw:style-name="gr25" draw:id="shape516" draw:name="path6851" draw:layer="g14800" svg:width="0.47768000000pt" svg:height="0.47554300000pt" draw:transform="matrix(0.29843218000 0.00000000000 0.00000000000 0.29843218000 32.66284940394pt 9.82184186213pt)" svg:viewBox="0 0 0 0" svg:d="M2.27374e-14 0.475543L0.283288 0L0.47768 0.145126L0 0.475007" koffice:nodeTypes="cccc"/>
            <draw:path draw:style-name="gr25" draw:id="shape517" draw:name="path6853" draw:layer="g14800" svg:width="0.17785999246pt" svg:height="0.42038400000pt" draw:transform="matrix(0.29843218000 0.00000000000 0.00000000000 0.29843218000 28.55809255000pt 9.84805184739pt)" svg:viewBox="0 0 0 0" svg:d="M0.17786 0.420384C0.0985803 0.341128 -0.0856197 0.157978 0.0461723 0C0.204156 0.05248 0.151564 0.262406 0.17786 0.420384" koffice:nodeTypes="ccc"/>
            <draw:path draw:style-name="gr25" draw:id="shape518" draw:name="path6855" draw:layer="g14800" svg:width="0.44592918375pt" svg:height="0.43227612803pt" draw:transform="matrix(0.29843218000 0.00000000000 0.00000000000 0.29843218000 29.74072015424pt 9.85279270323pt)" svg:viewBox="0 0 0 0" svg:d="M0.443002 0.168333C0.468682 0.27276 0.319826 0.403428 0.21433 0.429668C-0.0180856 0.462868 -0.0545016 0.170476 0.0713464 0.0435566C0.176306 -0.0346274 0.416226 -0.0158834 0.443002 0.168333" koffice:nodeTypes="cccc"/>
            <draw:path draw:style-name="gr25" draw:id="shape519" draw:name="path6857" draw:layer="g14800" svg:width="0.39277749591pt" svg:height="0.48420776707pt" draw:transform="matrix(0.29843218000 0.00000000000 0.00000000000 0.29843218000 31.30214531743pt 9.84761215980pt)" svg:viewBox="0 0 0 0" svg:d="M0.374405 0.167485C0.441365 0.355989 0.312325 0.448098 0.196077 0.478623C0.0804046 0.508615 -0.0582994 0.418647 0.0257806 0.18837C0.120029 -0.0697515 0.296221 -0.0488659 0.374941 0.167482" koffice:nodeTypes="cccc"/>
            <draw:path draw:style-name="gr25" draw:id="shape520" draw:name="path6859" draw:layer="g14800" svg:width="0.23919362133pt" svg:height="0.67582800000pt" draw:transform="matrix(0.29843218000 0.00000000000 0.00000000000 0.29843218000 31.39326399870pt 9.82647663326pt)" svg:viewBox="0 0 0 1" svg:d="M0.220632 0.419313C0.178872 0.533379 0.053552 0.675828 0 0.675828C0.163336 0.501248 0.261336 0.172438 0.02784 0C0.246328 0.041768 0.262928 0.30257 0.220624 0.419313" koffice:nodeTypes="cccc"/>
            <draw:path draw:style-name="gr26" draw:id="shape521" draw:name="path6861" draw:layer="g14800" svg:width="0.58222242783pt" svg:height="1.45916460301pt" draw:transform="matrix(0.29843218000 0.00000000000 0.00000000000 0.29843218000 25.35505956976pt 9.92604268084pt)" svg:viewBox="0 0 1 1" svg:d="M0.570036 0.853087L0.470371 1.09963C0.530437 0.853087 0.530437 0.471599 0.470371 0.292291C0.329808 0.516426 0.45041 1.07768 0.369889 1.21262L0.369889 1.14447L0.249799 1.14447C0.249799 0.920328 0.289782 0.651365 0.209389 0.449644C0.0091683 0.696192 0.169406 1.14447 0.209389 1.45916C-0.0508612 1.3686 -0.0107744 0.808717 0.029227 0.494013C0.149323 0.336661 0.18933 0.0681556 0.370017 0C0.550179 0.0901118 0.610617 0.584125 0.570243 0.852173" koffice:nodeTypes="ccccccccccc"/>
            <draw:path draw:style-name="gr13" draw:id="shape522" draw:name="path6863" draw:layer="g14800" svg:width="0.29048685626pt" svg:height="0.23659469774pt" draw:transform="matrix(0.29843218000 0.00000000000 0.00000000000 0.29843218000 30.58618878603pt 9.93712162479pt)" svg:viewBox="0 0 0 0" svg:d="M0.288648 0.174407C0.209928 0.226351 0.02624 0.305074 0 0.121927C0.05248 -0.00981182 0.314888 -0.0885334 0.288648 0.174407" koffice:nodeTypes="ccc"/>
            <draw:path draw:style-name="gr26" draw:id="shape523" draw:name="path6865" draw:layer="g14800" svg:width="0.63153228576pt" svg:height="1.54925763380pt" draw:transform="matrix(0.29843218000 0.00000000000 0.00000000000 0.29843218000 24.95109158745pt 9.94170440165pt)" svg:viewBox="0 0 1 2" svg:d="M0.626236 1.08688C0.647025 1.22592 0.605447 1.3414 0.522011 1.41021C0.376169 1.17927 0.626236 0.902124 0.438683 0.671172L0.396659 1.54926C0.334101 1.10998 0.188126 0.671172 0.146466 0.300708C-0.0411699 0.739987 0.125677 1.06426 0.292307 1.45735C0.020835 1.06426 -0.104243 0.509036 0.104671 0C0.479988 0.162138 0.50084 0.716891 0.626382 1.08688" koffice:nodeTypes="cccccccc"/>
            <draw:path draw:style-name="gr25" draw:id="shape524" draw:name="path6867" draw:layer="g14800" svg:width="0.47329600000pt" svg:height="0.38222928145pt" draw:transform="matrix(0.29843218000 0.00000000000 0.00000000000 0.29843218000 28.46992502409pt 9.94557979192pt)" svg:viewBox="0 0 0 0" svg:d="M0.473296 0.382229L0 0.146064C0.132168 -0.221304 0.420328 0.198008 0.473296 0.382229" koffice:nodeTypes="ccc"/>
            <draw:path draw:style-name="gr13" draw:id="shape525" draw:name="path6869" draw:layer="g14800" svg:width="2.16731397745pt" svg:height="3.90897874105pt" draw:transform="matrix(0.29843218000 0.00000000000 0.00000000000 0.29843218000 30.89941126487pt 9.96222015376pt)" svg:viewBox="0 0 2 4" svg:d="M0.803433 0.0431753C0.840288 0.0859674 0.826212 0.162378 0.758827 0.19233C0.854868 0.568275 1.63913 0.225954 1.89721 1.18201C2.01101 1.60014 1.86219 2.17658 1.69921 2.36547C1.37696 2.73652 1.28911 2.77259 1.28911 2.77259C1.55811 2.67356 1.77887 2.53602 1.95776 2.07511C2.04287 1.85566 2.08338 1.40636 1.96456 1.06159C2.19943 1.32322 2.21035 1.84098 2.09837 2.20042C1.65185 3.27996 0.647285 3.03972 0.111542 3.90898C0.111542 3.90898 0.0801278 3.78 0.167504 3.62168C0.0996429 3.67608 0 3.79956 0 3.79956C0.226675 2.58126 2.23172 2.9193 1.69598 1.06036C1.58628 0.752273 1.36097 0.669748 1.15022 0.604341C0.89032 0.52304 0.593091 0.394056 0.659089 0.0706834C0.677788 -0.0167272 0.751035 -0.0191745 0.803379 0.0419544" koffice:nodeTypes="ccccccccccccccc"/>
            <draw:path draw:style-name="gr25" draw:id="shape526" draw:name="path6871" draw:layer="g14800" svg:width="0.41312825944pt" svg:height="0.47179400000pt" draw:transform="matrix(0.29843218000 0.00000000000 0.00000000000 0.29843218000 32.51964919362pt 9.96631622291pt)" svg:viewBox="0 0 0 0" svg:d="M0.410218 0.089968C0.440218 0.040696 0.23029 0.38397 0.147818 0.471794C0.0867777 0.446626 -0.00106228 0.404858 9.71921e-06 0.341127C0.0535297 0.258657 0.180482 0.0824704 0.226002 0C0.274162 0.0648 0.324002 0.106569 0.410218 0.089968" koffice:nodeTypes="ccccc"/>
            <draw:path draw:style-name="gr10" draw:id="shape527" draw:name="path6873" draw:layer="g14800" svg:width="6.24873300094pt" svg:height="6.08290254366pt" draw:transform="matrix(0.29843218000 0.00000000000 0.00000000000 0.29843218000 19.01970929375pt 9.98882345949pt)" svg:viewBox="0 0 6 6" svg:d="M5.85109 0.00116973C5.70238 0.396949 5.55312 0.820227 5.13165 1.08443L5.50399 1.13728C5.3057 1.58698 4.93326 1.85119 4.68539 2.27447C4.88363 2.38015 5.03238 2.08953 5.23122 2.1429C5.15685 2.64545 4.51178 3.04122 4.21372 3.46504C4.36248 3.62357 4.56122 3.33294 4.66039 3.59769L4.56132 3.75676C4.71007 3.72926 4.93316 3.67642 5.10722 3.57019L4.78491 3.57019C4.9832 3.43862 5.18159 3.35936 5.35565 3.17387C5.10772 3.14798 4.88413 3.4397 4.56132 3.35936C4.90882 3.12156 5.3056 3.09407 5.62836 2.80344C5.35574 2.80344 5.03298 3.01535 4.73492 3.12156C5.05717 2.67295 5.70273 2.59261 6.24873 2.5128C5.92597 3.17387 5.13216 3.83548 4.51178 3.80905C4.21438 4.09969 3.89157 4.33694 3.54447 4.52297L3.76806 4.65508C3.34608 4.97267 2.75056 4.78664 2.37822 5.1835L2.72572 5.36899C2.00628 5.87099 1.18767 5.73835 0.418095 6.0829C0.343719 6.05648 0.26939 6.05648 0.219857 5.97668C0.567305 5.95026 0.988825 5.87099 1.33643 5.71193L0.443444 5.71193C0.864765 5.52806 1.28689 5.44771 1.65919 5.23742L0.864916 5.36899C1.0885 5.07835 1.56001 5.1835 1.88176 5.02444C2.27895 4.8136 2.70088 4.52189 3.04802 4.23126C2.47729 4.52189 1.83222 4.99801 1.0885 4.94571C1.38596 4.7338 1.85742 4.78664 2.10535 4.52189L1.33577 4.70738C1.53457 4.3639 2.12958 4.46959 2.45189 4.17895C2.22875 4.15253 1.9065 4.20537 1.65858 4.31052C1.98083 3.91475 2.57636 3.96705 2.99833 3.70284C3.19662 3.49201 3.54423 3.51735 3.66824 3.17387C3.17188 3.4122 2.62655 3.78156 2.00567 3.83548C2.2536 3.20029 2.89917 3.20029 3.34548 2.93608L2.65089 3.0423C3.29544 2.7781 4.04017 2.67295 4.56132 2.03668C4.09031 2.24858 3.54387 2.56672 2.99848 2.69829L2.99848 2.56672C3.59386 1.87762 4.21422 1.32276 4.90898 0.793805C4.04032 1.00571 3.42047 2.01026 2.67568 2.69829C2.57661 2.24858 2.89881 1.79889 3.04751 1.37615L2.94845 1.26992C2.775 1.79997 2.40255 2.27555 2.4274 2.88323C1.98073 3.33294 1.78234 3.83548 1.31083 4.17788C1.48428 3.33294 1.7328 2.5128 2.1051 1.74605C1.63363 2.30089 1.3852 3.25313 1.11243 4.04631C1.21151 4.57581 0.74065 4.99801 0.417842 5.42129C0.443042 4.68096 0.666272 4.04631 0.889354 3.4122C0.29398 3.94062 0.318672 5.05086 0.0955908 5.89741C-0.177026 5.1037 0.195114 4.04631 0.443039 3.35828C0.839719 3.41112 0.616485 2.72417 0.814876 2.45996L0.988324 2.27447L1.03785 2.5128C1.38531 1.98383 1.70771 1.34919 2.27894 0.979292L2.32848 1.37615C2.57635 1.08551 2.84147 0.611553 3.23861 0.506406C3.37411 0.695129 3.32002 0.963655 3.34532 1.03214C3.84167 0.74258 4.23881 0.238959 4.7848 0.132735C4.81814 0.303125 4.8693 0.398026 4.77777 0.484298C5.14956 0.404497 5.40517 -0.0252534 5.85184 0.00116812" koffice:nodeTypes="ccccccccccccccccccccccccccccccccccccccccccccccccccccccccccccccc"/>
            <draw:path draw:style-name="gr13" draw:id="shape528" draw:name="path6875" draw:layer="g14800" svg:width="1.31091528408pt" svg:height="0.42782059962pt" draw:transform="matrix(0.29843218000 0.00000000000 0.00000000000 0.29843218000 29.61712888705pt 9.98586194113pt)" svg:viewBox="0 0 1 0" svg:d="M0.525649 0.151927C0.592049 0.00894293 0.763953 -0.0403251 0.866241 0.0351837C1.07188 -0.00284027 1.24271 0.0389437 1.30108 0.124081C1.32676 0.162641 1.29948 0.224223 1.2502 0.232791C1.19988 0.239751 1.21964 0.181383 1.11471 0.159423C1.00975 0.136399 0.987793 0.170135 0.936385 0.181383C0.930785 0.329722 0.720033 0.449144 0.565801 0.283667C0.459233 0.276707 0.301793 0.370957 0.195225 0.403089C-0.0827104 0.488772 -0.0248784 0.325977 0.127705 0.305088C0.303889 0.27992 0.398681 0.181383 0.525601 0.153" koffice:nodeTypes="cccccccccc"/>
            <draw:path draw:style-name="gr26" draw:id="shape529" draw:name="path6877" draw:layer="g14800" svg:width="0.69435520423pt" svg:height="1.54737367254pt" draw:transform="matrix(0.29843218000 0.00000000000 0.00000000000 0.29843218000 25.77915143627pt 10.01250325830pt)" svg:viewBox="0 0 1 2" svg:d="M0.664095 0.877551C0.532943 1.10883 0.444989 1.43244 0.160781 1.54737C0.37944 1.24779 0.619871 0.923715 0.554275 0.554888C0.444589 0.877551 0.291486 1.22471 0.0728732 1.45458C0.181713 1.20163 0.291486 0.715985 0.357081 0.41593C0.0728732 0.60105 0.11665 0.993898 0.00727738 1.29348C-0.0368531 0.900634 0.116557 0.253891 0.554275 0C0.729157 0.185119 0.707246 0.577969 0.663562 0.878493" koffice:nodeTypes="cccccccc"/>
            <draw:path draw:style-name="gr26" draw:id="shape530" draw:name="path6879" draw:layer="g14800" svg:width="0.18724777806pt" svg:height="0.60460400000pt" draw:transform="matrix(0.29843218000 0.00000000000 0.00000000000 0.29843218000 25.24019428967pt 10.02816545660pt)" svg:viewBox="0 0 0 1" svg:d="M0.186656 0.604604L0.108016 0.604604C0.212872 0.236165 -0.128632 0.420384 0.0556153 0C0.0817753 0.262406 0.187248 0.341662 0.187248 0.604604" koffice:nodeTypes="cccc"/>
            <draw:path draw:style-name="gr26" draw:id="shape531" draw:name="path6881" draw:layer="g14800" svg:width="1.11202381712pt" svg:height="1.36911665261pt" draw:transform="matrix(0.29843218000 0.00000000000 0.00000000000 0.29843218000 24.46521107661pt 10.04398737580pt)" svg:viewBox="0 0 1 1" svg:d="M1.10727 1.28183L0.941245 1.36823C1.21796 1.04301 0.885988 0.716904 0.692259 0.456372L0.664672 0.456372C0.63658 0.673482 0.830646 0.912303 0.858266 1.17372C0.719963 1.04301 0.470412 0.434661 0.193695 0.152419C0.138438 0.587081 0.55393 1.04301 0.747693 1.36912C0.276708 1.15201 0.110683 0.760768 0 0.39124L0.166531 0C0.720528 0.23882 1.16321 0.696079 1.10724 1.28183" koffice:nodeTypes="cccccccccc"/>
            <draw:path draw:style-name="gr25" draw:id="shape532" draw:name="path6883" draw:layer="g14800" svg:width="0.18728601292pt" svg:height="0.18777799232pt" draw:transform="matrix(0.29843218000 0.00000000000 0.00000000000 0.29843218000 28.62559747120pt 10.08192050446pt)" svg:viewBox="0 0 0 0" svg:d="M0.187286 0.187778L0.00419774 0.187778C-0.0224423 0.0822808 0.0823577 -0.0221464 0.187286 0.00409436L0.187286 0.187778" koffice:nodeTypes="cccc"/>
            <draw:path draw:style-name="gr13" draw:id="shape533" draw:name="path6885" draw:layer="g14800" svg:width="0.24037847078pt" svg:height="0.20345541097pt" draw:transform="matrix(0.29843218000 0.00000000000 0.00000000000 0.29843218000 29.48889185948pt 10.11108380543pt)" svg:viewBox="0 0 0 0" svg:d="M0.236144 0.0638158C0.236144 0.116296 0.262384 0.168778 0.184224 0.195019C0.104944 0.221795 0 0.184307 0 0.0900566C0 -0.00473054 0.184224 -0.0416818 0.236168 0.0638166" koffice:nodeTypes="cccc"/>
            <draw:path draw:style-name="gr17" draw:id="shape534" draw:name="path6887" draw:layer="g14800" svg:width="1.31166569391pt" svg:height="9.64612533180pt" draw:transform="matrix(0.29843218000 0.00000000000 0.00000000000 0.29843218000 24.80465789767pt 10.13012803396pt)" svg:viewBox="0 0 1 10" svg:d="M0.0783972 0.258249C0.206293 0.902025 0.758762 1.26389 0.758762 1.88241C0.886259 4.43595 1.29042 7.09258 1.31167 9.64613C1.14218 7.76318 0.886259 5.57098 0.5038 4.02308L0.546235 4.07462C0.439635 3.04321 -0.0708133 1.8051 0.227128 0.721619L0.120923 0.592758L0.0360071 0.695846C-0.0705931 0.463371 0.0997571 0.179879 0.0360071 0L0.184673 0.231423L0.0784619 0.257195" koffice:nodeTypes="ccccccccccc"/>
            <draw:path draw:style-name="gr13" draw:id="shape535" draw:name="path6889" draw:layer="g14800" svg:width="0.71657451826pt" svg:height="1.69565235799pt" draw:transform="matrix(0.29843218000 0.00000000000 0.00000000000 0.29843218000 29.62797215050pt 10.12904261112pt)" svg:viewBox="0 0 1 2" svg:d="M0.36117 0.00335041C0.427807 0.5354 0.450019 1.11578 0.716575 1.55019C0.694836 1.67149 0.516657 1.69565 0.405141 1.69565C0.338978 1.1641 0.227889 0.656701 0.00531225 0.221298C-0.0391125 -0.0444798 0.205223 0.00335041 0.360716 0.00335041" koffice:nodeTypes="ccccc"/>
            <draw:path draw:style-name="gr26" draw:id="shape536" draw:name="path6891" draw:layer="g14800" svg:width="0.26240800000pt" svg:height="0.57987358995pt" draw:transform="matrix(0.29843218000 0.00000000000 0.00000000000 0.29843218000 25.64081421972pt 10.13795961061pt)" svg:viewBox="0 0 0 1" svg:d="M0.236168 0.577292C0.131312 0.603532 0.105552 0.419849 0 0.472866C0 0.342198 0.184224 0.157979 0.262408 0L0.236248 0.577292" koffice:nodeTypes="cccc"/>
            <draw:path draw:style-name="gr26" draw:id="shape537" draw:name="path6893" draw:layer="g14800" svg:width="0.30958501978pt" svg:height="0.60460400000pt" draw:transform="matrix(0.29843218000 0.00000000000 0.00000000000 0.29843218000 24.22380781799pt 10.16928376846pt)" svg:viewBox="0 0 0 1" svg:d="M0.283473 0.604604C0.0998969 0.473401 -0.0576551 0.209924 0.0205289 0C0.152217 0.236165 0.388329 0.262406 0.283473 0.604604" koffice:nodeTypes="ccc"/>
            <draw:path draw:style-name="gr25" draw:id="shape538" draw:name="path6895" draw:layer="g14800" svg:width="0.25406754701pt" svg:height="0.28479900725pt" draw:transform="matrix(0.29843218000 0.00000000000 0.00000000000 0.29843218000 28.68133199295pt 10.17075125310pt)" svg:viewBox="0 0 0 0" svg:d="M0.236696 0.10058C0.236696 0.15306 0.289736 0.231247 0.210456 0.284799C0.10496 0.284799 0.079256 0.178767 0 0.126821C0 0.0218587 0.23616 -0.0836389 0.23616 0.100581" koffice:nodeTypes="cccc"/>
            <draw:path draw:style-name="gr13" draw:id="shape539" draw:name="path6897" draw:layer="g14800" svg:width="0.42348461997pt" svg:height="1.18190000000pt" draw:transform="matrix(0.29843218000 0.00000000000 0.00000000000 0.29843218000 31.35394734958pt 10.22410098501pt)" svg:viewBox="0 0 0 1" svg:d="M0.314888 0.89325C0.262968 1.02392 0.142992 1.11817 0 1.1819L0.236704 0C0.499112 0.21046 0.446096 0.657085 0.314384 0.89325" koffice:nodeTypes="cccc"/>
            <draw:path draw:style-name="gr13" draw:id="shape540" draw:name="path6899" draw:layer="g14800" svg:width="0.38607490793pt" svg:height="1.18857021474pt" draw:transform="matrix(0.29843218000 0.00000000000 0.00000000000 0.29843218000 29.54653539224pt 10.23448034644pt)" svg:viewBox="0 0 0 1" svg:d="M0.386075 1.06678L0.254975 1.18857C0.12487 0.824036 -0.110045 0.144927 0.0589869 0.0136458C0.22869 -0.116809 0.271279 0.722479 0.385742 1.06678" koffice:nodeTypes="cccc"/>
            <draw:path draw:style-name="gr26" draw:id="shape541" draw:name="path6901" draw:layer="g14800" svg:width="0.89582457564pt" svg:height="2.01089529805pt" draw:transform="matrix(0.29843218000 0.00000000000 0.00000000000 0.29843218000 26.21254336936pt 10.25542514286pt)" svg:viewBox="0 0 1 2" svg:d="M0.895825 0.0736609C0.895825 0.893816 0.497992 1.71473 0.00126469 2.0109C0.22474 1.97369 0.62258 1.15505 0.771593 0.670551C0.473611 0.781421 0.398597 1.56436 0.00126469 1.74966C-0.0234952 1.37756 0.32409 1.00545 0.274873 0.670551L0.150233 0.857364C0.22474 0.59613 0.473611 0.297685 0.721975 0L0.721975 0.0736598L0.895673 0.0736598" koffice:nodeTypes="ccccccccc"/>
            <draw:path draw:style-name="gr10" draw:id="shape542" draw:name="path6903" draw:layer="g14800" svg:width="1.32369140904pt" svg:height="3.04741737803pt" draw:transform="matrix(0.29843218000 0.00000000000 0.00000000000 0.29843218000 18.10169299834pt 10.27092714276pt)" svg:viewBox="0 0 1 3" svg:d="M0.426301 0.847927L0.554343 0.716232C0.810908 0.954255 0.832298 1.4044 0.960341 1.74821C1.32369 1.93334 1.25912 2.56807 1.32369 3.04466C1.19604 3.07218 1.217 2.88651 1.19604 2.80771C0.960862 2.75374 0.875041 2.09148 0.747388 1.69531C0.661692 1.95979 0.790037 2.22425 0.854085 2.46282C0.618909 2.22425 0.618909 1.74821 0.469475 1.43085C0.362781 1.61544 0.490738 1.80056 0.512124 1.98623L0.42682 1.90635L0.384171 1.93226C0.234301 1.48212 0.0636076 0.609363 0 0C0.320564 0.106869 0.256129 0.582917 0.427346 0.847927" koffice:nodeTypes="ccccccccccccc"/>
            <draw:path draw:style-name="gr18" draw:id="shape543" draw:name="path6905" draw:layer="g14800" svg:width="0.42343097093pt" svg:height="2.14866947520pt" draw:transform="matrix(0.29843218000 0.00000000000 0.00000000000 0.29843218000 30.47016074190pt 10.29473988201pt)" svg:viewBox="0 0 0 2" svg:d="M0.389243 0C0.542921 0.707713 0.136603 1.5492 0 2.14867L0.0129102 1.8234C0.0205626 1.56197 0.0394073 0.278645 0.389258 0" koffice:nodeTypes="cccc"/>
            <draw:path draw:style-name="gr26" draw:id="shape544" draw:name="path6907" draw:layer="g14800" svg:width="1.97331649517pt" svg:height="1.86334075379pt" draw:transform="matrix(0.29843218000 0.00000000000 0.00000000000 0.29843218000 24.00682588468pt 10.31056180121pt)" svg:viewBox="0 0 2 2" svg:d="M1.97332 1.61189L1.97332 1.86334C1.86273 1.86334 1.67849 1.46787 1.49336 1.2895C1.34606 1.46787 1.49336 1.75662 1.71528 1.79244C1.08788 1.97081 0.756204 1.2895 0.386846 0.895488C0.350098 0.573113 -0.166758 0.214186 0.0551696 0C1.01424 0.179098 1.56798 0.752941 1.97332 1.61189" koffice:nodeTypes="ccccccc"/>
            <draw:path draw:style-name="gr10" draw:id="shape545" draw:name="path6909" draw:layer="g14800" svg:width="6.10943931235pt" svg:height="5.91019054396pt" draw:transform="matrix(0.29843218000 0.00000000000 0.00000000000 0.29843218000 16.84703373827pt 10.32590431896pt)" svg:viewBox="0 0 6 6" svg:d="M1.54642 0.857621L1.64439 0.400572C2.23263 0.485574 2.52736 1.11322 3.01814 1.54232C3.09169 1.4282 3.04206 1.25645 3.04206 1.11322C3.5083 1.17144 3.6804 2.05585 4.14612 1.94115C4.63691 2.68349 5.22526 3.0829 5.61794 3.85493C5.66692 3.82524 5.66692 3.74023 5.66692 3.68317C6.03509 4.16874 5.98611 4.93961 6.10859 5.48109L5.91257 5.48109C5.83903 5.16726 5.91257 4.76844 5.69149 4.5111C5.64251 4.73991 5.81446 5.05257 5.74096 5.28196C5.66742 5.05374 5.56886 4.73991 5.47091 4.45463C5.37294 4.6258 5.47091 4.82492 5.51988 4.96815L5.47091 5.02521C5.25033 4.65433 5.27439 3.997 5.00518 3.65464C4.9557 4.08258 5.25033 4.5111 5.25033 4.96814C5.02924 4.82492 5.15236 4.42609 5.00518 4.19727L5.00518 4.82492C4.63701 4.45462 4.53895 3.85493 4.36735 3.34082C4.36735 3.68317 4.39227 4.11227 4.51439 4.45462C3.45981 3.85493 3.68039 2.48495 2.96901 1.62732C3.06698 2.14143 3.28821 2.74054 3.45981 3.28201C3.41084 3.25466 3.38627 3.31054 3.36185 3.33965C2.6009 2.85407 2.45431 1.57027 1.86546 0.827925C2.01254 1.36939 2.23312 2.05467 2.52785 2.62584C2.13517 2.22643 1.49734 1.51262 1.05552 0.912931C1.939 2.71085 3.6075 3.76876 4.9563 5.19579C5.34898 5.36755 5.74166 5.59579 6.10944 5.91019C4.80926 5.62432 3.50894 4.56815 2.52735 3.33965L2.37982 3.33965C1.693 2.65553 1.10466 2.02673 0.58885 1.17028L0.809431 1.08469C0.490742 0.827927 0.26966 0.370879 0 0C0.613265 0.0285285 1.07959 0.457048 1.54532 0.856456" koffice:nodeTypes="cccccccccccccccccccccccccccccccccc"/>
            <draw:path draw:style-name="gr17" draw:id="shape546" draw:name="path6911" draw:layer="g14800" svg:width="0.84507571840pt" svg:height="8.24327148366pt" draw:transform="matrix(0.29843218000 0.00000000000 0.00000000000 0.29843218000 25.43706382688pt 10.34971705821pt)" svg:viewBox="0 0 1 8" svg:d="M0.84473 0.55249C0.361792 3.01563 0.168905 5.62945 0 8.24327C0.121058 5.83035 -0.0722922 2.99052 0.362277 0.37721L0.700388 0L0.845076 0.55249" koffice:nodeTypes="ccccc"/>
            <draw:path draw:style-name="gr17" draw:id="shape547" draw:name="path6913" draw:layer="g14800" svg:width="2.16311961536pt" svg:height="7.96500315829pt" draw:transform="matrix(0.29843218000 0.00000000000 0.00000000000 0.29843218000 24.39470707095pt 10.36521929686pt)" svg:viewBox="0 0 2 8" svg:d="M0.691194 0.812211C1.64977 2.98702 1.73936 5.55563 2.16312 7.965C1.73936 5.58074 1.09222 3.40648 0.334636 1.23168C0.490471 0.445647 0 0.759844 0 0C0.0222135 0.366563 0.423762 0.629463 0.691099 0.812211" koffice:nodeTypes="ccccc"/>
            <draw:path draw:style-name="gr17" draw:id="shape548" draw:name="path6915" draw:layer="g14800" svg:width="0.43094498330pt" svg:height="8.07008844338pt" draw:transform="matrix(0.29843218000 0.00000000000 0.00000000000 0.29843218000 25.18630439704pt 10.38120093696pt)" svg:viewBox="0 0 0 8" svg:d="M0.430945 0.421147C0.327276 3.32291 0.396546 5.35335 0.378901 8.07009C0.292841 5.43294 0.17191 3.48105 0 0.817013C0.0860598 0.579815 0 0.210842 0.223901 0L0.430929 0.421147" koffice:nodeTypes="ccccc"/>
            <draw:path draw:style-name="gr26" draw:id="shape549" draw:name="path6917" draw:layer="g14800" svg:width="0.05240000000pt" svg:height="0.18421900000pt" draw:transform="matrix(0.29843218000 0.00000000000 0.00000000000 0.29843218000 26.04837230439pt 10.38088125641pt)" svg:viewBox="0 0 0 0" svg:d="M0.0524 0L0 0.184219L0.0524 0" koffice:nodeTypes="ccc"/>
            <draw:path draw:style-name="gr10" draw:id="shape550" draw:name="path6919" draw:layer="g14800" svg:width="0.34149900000pt" svg:height="0.99821300000pt" draw:transform="matrix(0.29843218000 0.00000000000 0.00000000000 0.29843218000 18.04663631980pt 10.45136043252pt)" svg:viewBox="0 0 0 1" svg:d="M0.341074 0.998213C-0.0529632 0.998213 0.104962 0.420385 0 0.183149L0.052424 0C0.288536 0.236701 0.183574 0.683326 0.341499 0.998213" koffice:nodeTypes="cccc"/>
            <draw:path draw:style-name="gr10" draw:id="shape551" draw:name="path6921" draw:layer="g14800" svg:width="0.47125282068pt" svg:height="1.99589000000pt" draw:transform="matrix(0.29843218000 0.00000000000 0.00000000000 0.29843218000 34.11810149390pt 10.45136043252pt)" svg:viewBox="0 0 0 2" svg:d="M0.0868837 1.99589C0.165603 1.4186 -0.307253 0.472866 0.375531 0C0.480499 0.631916 0.611699 1.55034 0.0868837 1.99589" koffice:nodeTypes="ccc"/>
            <draw:path draw:style-name="gr8" draw:id="shape552" draw:name="path6923" draw:layer="g14800" svg:width="0.31483200000pt" svg:height="0.41931300000pt" draw:transform="matrix(0.29843218000 0.00000000000 0.00000000000 0.29843218000 24.21444925931pt 10.46734231137pt)" svg:viewBox="0 0 0 0" svg:d="M0.314832 0.419313L0 0L0.314832 0.314886L0.314832 0.419313" koffice:nodeTypes="cccc"/>
            <draw:path draw:style-name="gr26" draw:id="shape553" draw:name="path6925" draw:layer="g14800" svg:width="0.07872000000pt" svg:height="0.23509400000pt" draw:transform="matrix(0.29843218000 0.00000000000 0.00000000000 0.29843218000 26.18928959233pt 10.46734231137pt)" svg:viewBox="0 0 0 0" svg:d="M0.07872 0L0 0.235094L0.07872 0" koffice:nodeTypes="ccc"/>
            <draw:path draw:style-name="gr10" draw:id="shape554" draw:name="path6927" draw:layer="g14800" svg:width="0.27054805368pt" svg:height="0.70956600000pt" draw:transform="matrix(0.29843218000 0.00000000000 0.00000000000 0.29843218000 17.96589600073pt 10.49067541042pt)" svg:viewBox="0 0 0 1" svg:d="M0.270548 0.709566C0.0344371 0.603533 -0.0972477 0.236701 0.0863291 0L0.270548 0.709566" koffice:nodeTypes="ccc"/>
            <draw:path draw:style-name="gr17" draw:id="shape555" draw:name="path6929" draw:layer="g14800" svg:width="1.56570969712pt" svg:height="8.28448431090pt" draw:transform="matrix(0.29843218000 0.00000000000 0.00000000000 0.29843218000 25.52302900692pt 10.49067541042pt)" svg:viewBox="0 0 2 8" svg:d="M1.39442 1.06867C0.674302 3.2872 0.209384 6.01309 0 8.28448C0.0927756 5.79893 0.464777 3.09974 0.790344 0.722072C0.836707 0.373843 1.34789 0.293733 1.51042 0C1.55678 0.401636 1.64972 0.74823 1.39442 1.06867" koffice:nodeTypes="ccccc"/>
            <draw:path draw:style-name="gr8" draw:id="shape556" draw:name="path6931" draw:layer="g14800" svg:width="0.47222400000pt" svg:height="0.52481100000pt" draw:transform="matrix(0.29843218000 0.00000000000 0.00000000000 0.29843218000 24.15947088939pt 10.50633760872pt)" svg:viewBox="0 0 0 1" svg:d="M0.472224 0.524811C0.262408 0.524811 0.131152 0.209389 0 0L0.472224 0.524811" koffice:nodeTypes="ccc"/>
            <draw:path draw:style-name="gr26" draw:id="shape557" draw:name="path6933" draw:layer="g14800" svg:width="0.10484800000pt" svg:height="0.13888198264pt" draw:transform="matrix(0.29843218000 0.00000000000 0.00000000000 0.29843218000 25.09999542313pt 10.53536907645pt)" svg:viewBox="0 0 0 0" svg:d="M0.104848 0.0606985L0.104848 0.138882L0 0.00714405C0.05296 -0.0190959 0.07872 0.0333841 0.104848 0.0606961" koffice:nodeTypes="cccc"/>
            <draw:path draw:style-name="gr26" draw:id="shape558" draw:name="path6935" draw:layer="g14800" svg:width="2.20327700400pt" svg:height="1.75301605444pt" draw:transform="matrix(0.29843218000 0.00000000000 0.00000000000 0.29843218000 26.43994636150pt 10.53750180692pt)" svg:viewBox="0 0 2 2" svg:d="M2.10545 0C2.45672 0.522561 1.75498 0.800506 1.67716 1.25216C1.20904 1.32307 0.936395 1.84351 0.351267 1.73927C1.05301 1.42659 1.9498 0.835249 2.18344 0.174423C1.75435 0.174423 1.59855 0.765762 1.28687 1.00825L0.350471 1.49607L1.48073 0.383591C0.9356 0.453076 0.311439 1.14794 0 1.56485C0.27249 0.591339 1.28607 0.453076 2.10481 0" koffice:nodeTypes="ccccccccc"/>
            <draw:path draw:style-name="gr26" draw:id="shape559" draw:name="path6937" draw:layer="g14800" svg:width="0.05240000000pt" svg:height="0.23670100000pt" draw:transform="matrix(0.29843218000 0.00000000000 0.00000000000 0.29843218000 26.15796615072pt 10.57681678482pt)" svg:viewBox="0 0 0 0" svg:d="M0 0.236701L0 0L0.0524 0.236701L0 0.236701" koffice:nodeTypes="cccc"/>
            <draw:path draw:style-name="gr26" draw:id="shape560" draw:name="path6939" draw:layer="g14800" svg:width="0.43735468457pt" svg:height="0.34219900000pt" draw:transform="matrix(0.29843218000 0.00000000000 0.00000000000 0.29843218000 26.40107855438pt 10.57649686552pt)" svg:viewBox="0 0 0 0" svg:d="M0.419688 0.001072C0.498408 0.159051 0.288544 0.211532 0.288544 0.342199L0.131152 0.18422C0.104992 0.264012 0.051952 0.237772 0 0.237772C0.02616 0.027312 0.28908 0.0797928 0.419856 0" koffice:nodeTypes="ccccc"/>
            <draw:path draw:style-name="gr26" draw:id="shape561" draw:name="path6941" draw:layer="g14800" svg:width="0.05296000000pt" svg:height="0.18422000000pt" draw:transform="matrix(0.29843218000 0.00000000000 0.00000000000 0.29843218000 25.76611276109pt 10.59247874437pt)" svg:viewBox="0 0 0 0" svg:d="M0.05296 0.18422L0 0.18422L0 0C0.0792 0.02624 0.02664 0.130667 0.05296 0.18422" koffice:nodeTypes="cccc"/>
            <draw:path draw:style-name="gr26" draw:id="shape562" draw:name="path6943" draw:layer="g14800" svg:width="0.28853600000pt" svg:height="0.47286500000pt" draw:transform="matrix(0.29843218000 0.00000000000 0.00000000000 0.29843218000 23.98724448458pt 10.60846062322pt)" svg:viewBox="0 0 0 0" svg:d="M0.288408 0.130667L0.131016 0.130667L0.104856 0.472865L0 0C0.07864 0.078184 0.236112 0 0.288536 0.130667" koffice:nodeTypes="ccccc"/>
            <draw:path draw:style-name="gr13" draw:id="shape563" draw:name="path6945" draw:layer="g14800" svg:width="1.91964291030pt" svg:height="0.39801000676pt" draw:transform="matrix(0.29843218000 0.00000000000 0.00000000000 0.29843218000 29.65584442062pt 10.63445007199pt)" svg:viewBox="0 0 2 0" svg:d="M1.79499 0.201487C1.54736 0.272097 1.60927 0.0933747 1.50067 0.0801981C1.25251 0.0504663 0.151266 0.245745 0.151266 0.299463C0.151266 0.353519 0.107219 0.418724 0.0431852 0.391697C-0.019751 0.36467 -0.00877832 0.301828 0.0431852 0.275476C0.172248 0.210271 1.25933 -0.0728477 1.79499 0.0176963C1.97706 0.0484429 1.94453 0.158917 1.79499 0.201487" koffice:nodeTypes="ccccccc"/>
            <draw:path draw:style-name="gr26" draw:id="shape564" draw:name="path6947" draw:layer="g14800" svg:width="0.10474400000pt" svg:height="0.15690800000pt" draw:transform="matrix(0.29843218000 0.00000000000 0.00000000000 0.29843218000 24.74731066026pt 10.63179372227pt)" svg:viewBox="0 0 0 0" svg:d="M0 0.156908L0.104744 0.156908L0.104744 0L0 0Z" koffice:nodeTypes="ccccc"/>
            <draw:path draw:style-name="gr26" draw:id="shape565" draw:name="path6949" draw:layer="g14800" svg:width="1.72549136554pt" svg:height="1.51073880867pt" draw:transform="matrix(0.29843218000 0.00000000000 0.00000000000 0.29843218000 23.63448953046pt 10.65609123335pt)" svg:viewBox="0 0 2 2" svg:d="M1.72478 1.02878L1.72478 1.48163C1.3801 1.60999 0.8625 1.28746 0.552138 1.02878C0.276527 0.770097 0.103407 0.383722 0 0.028282C0.724417 -0.132324 1.4835 0.416633 1.72549 1.02878" koffice:nodeTypes="ccccc"/>
            <draw:path draw:style-name="gr27" draw:id="shape566" draw:name="path6951" draw:layer="g14800" svg:width="0.75091032544pt" svg:height="2.26340172977pt" draw:transform="matrix(0.29843218000 0.00000000000 0.00000000000 0.29843218000 30.41137015279pt 10.67862011877pt)" svg:viewBox="0 0 1 2" svg:d="M0.0296344 2.2634C-0.129998 1.42538 0.393454 0.726931 0.689059 0C0.961924 0.922337 0.257024 1.50913 0.0296344 2.2634" koffice:nodeTypes="ccc"/>
            <draw:path draw:style-name="gr8" draw:id="shape567" draw:name="path6953" draw:layer="g14800" svg:width="0.43092397670pt" svg:height="0.39861335712pt" draw:transform="matrix(0.29843218000 0.00000000000 0.00000000000 0.29843218000 23.80675508957pt 10.70211317747pt)" svg:viewBox="0 0 0 0" svg:d="M0.430924 0.397951C0.275929 0.414518 0.10332 0.11597 0 0L0.430924 0.397951" koffice:nodeTypes="ccc"/>
            <draw:path draw:style-name="gr6" draw:id="shape568" draw:name="path6955" draw:layer="g14800" svg:width="1.74963581664pt" svg:height="0.55329794560pt" draw:transform="matrix(0.29843218000 0.00000000000 0.00000000000 0.29843218000 30.95728323321pt 10.68709034028pt)" svg:viewBox="0 0 2 1" svg:d="M1.74964 0C0.902445 0.268483 0.332218 0.327438 0 0.553298C0.660183 0.21391 1.12416 0.13703 1.74964 0" koffice:nodeTypes="ccc"/>
            <draw:path draw:style-name="gr17" draw:id="shape569" draw:name="path6957" draw:layer="g14800" svg:width="2.43868013771pt" svg:height="7.15013973465pt" draw:transform="matrix(0.29843218000 0.00000000000 0.00000000000 0.29843218000 25.60933081846pt 10.73360536789pt)" svg:viewBox="0 0 2 7" svg:d="M2.43868 0.0986987C1.18385 2.2595 0.355312 4.59293 0 7.15014C0.283854 4.76709 0.687016 2.58199 1.44414 0.447017C1.68121 0.174134 2.17852 -0.173173 2.43868 0.0986987" koffice:nodeTypes="cccc"/>
            <draw:path draw:style-name="gr17" draw:id="shape570" draw:name="path6959" draw:layer="g14800" svg:width="3.27607861281pt" svg:height="6.25578820679pt" draw:transform="matrix(0.29843218000 0.00000000000 0.00000000000 0.29843218000 24.10956006006pt 10.73359705623pt)" svg:viewBox="0 0 3 6" svg:d="M1.84911 1.96073C2.48035 3.40153 2.80936 4.76689 3.27608 6.25579C2.56262 4.34468 1.84911 2.65683 0.422067 1.11731C0.339804 0.744701 -0.0713992 0.447023 0.0108048 0C1.24578 0.149345 1.41097 1.11731 1.84966 1.96073" koffice:nodeTypes="ccccc"/>
            <draw:path draw:style-name="gr26" draw:id="shape571" draw:name="path6961" draw:layer="g14800" svg:width="0.05674200442pt" svg:height="0.18368400000pt" draw:transform="matrix(0.29843218000 0.00000000000 0.00000000000 0.29843218000 26.08751228166pt 10.74925925452pt)" svg:viewBox="0 0 0 0" svg:d="M0.0524 0C0.02672 0.051944 0.10528 0.157443 0 0.183684L0 0L0.0524 0" koffice:nodeTypes="cccc"/>
            <draw:path draw:style-name="gr8" draw:id="shape572" draw:name="path6963" draw:layer="g14800" svg:width="0.99620979823pt" svg:height="0.43176056581pt" draw:transform="matrix(0.29843218000 0.00000000000 0.00000000000 0.29843218000 23.68930674701pt 10.76476149317pt)" svg:viewBox="0 0 1 0" svg:d="M0.99621 0.431761C0.62965 0.345901 0.314769 0.172423 0 0L0.99621 0.431761" koffice:nodeTypes="ccc"/>
            <draw:path draw:style-name="gr11" draw:id="shape573" draw:name="path6965" draw:layer="g14800" svg:width="0.36738576635pt" svg:height="1.79525751233pt" draw:transform="matrix(0.29843218000 0.00000000000 0.00000000000 0.29843218000 19.01848262394pt 10.78857423243pt)" svg:viewBox="0 0 0 2" svg:d="M0.174923 0.632863L0 1.79526L0 1.26644L0.0317754 1.26644C-0.0317798 0.914853 0.254381 0.456349 0.318034 0C0.493248 0.386749 0.143143 0.246112 0.174921 0.632863" koffice:nodeTypes="cccccc"/>
            <draw:path draw:style-name="gr26" draw:id="shape574" draw:name="path6967" draw:layer="g14800" svg:width="0.18349600000pt" svg:height="0.15690700000pt" draw:transform="matrix(0.29843218000 0.00000000000 0.00000000000 0.29843218000 24.42604722476pt 10.78857399368pt)" svg:viewBox="0 0 0 0" svg:d="M0.131096 8e-07C0.131096 0.0519448 0.157256 0.0781848 0.183496 0.104427L0.131096 0.156907L0 0L0.131096 0" koffice:nodeTypes="ccccc"/>
            <draw:path draw:style-name="gr26" draw:id="shape575" draw:name="path6969" draw:layer="g14800" svg:width="1.50071229072pt" svg:height="1.27414759977pt" draw:transform="matrix(0.29843218000 0.00000000000 0.00000000000 0.29843218000 26.69894729442pt 10.92986541105pt)" svg:viewBox="0 0 2 1" svg:d="M1.50062 0.117221C1.20513 0.709619 0.704642 1.30384 0.113137 1.273C0.522657 0.976803 1.1142 0.857115 1.29642 0.205477C1.02324 0.501675 0.614041 0.947183 0.159019 0.976803L0 1.18414C0.113601 0.798479 0.477245 0.501675 0.773296 0.205477L0.409194 0.709619C0.614179 0.768857 0.796074 0.412211 0.97782 0.264716L0.886996 0.175858C0.955185 0.117224 1.31929 -0.15117 1.50071 0.117224" koffice:nodeTypes="cccccccccc"/>
            <draw:path draw:style-name="gr26" draw:id="shape576" draw:name="path6971" draw:layer="g14800" svg:width="0.15739200000pt" svg:height="0.23670000000pt" draw:transform="matrix(0.29843218000 0.00000000000 0.00000000000 0.29843218000 26.36956411617pt 10.94519478293pt)" svg:viewBox="0 0 0 0" svg:d="M0 0.2367L0.157392 0L0.157392 0.130667L0 0.2367" koffice:nodeTypes="cccc"/>
            <draw:path draw:style-name="gr17" draw:id="shape577" draw:name="path6973" draw:layer="g14800" svg:width="3.94324917120pt" svg:height="6.60789435127pt" draw:transform="matrix(0.29843218000 0.00000000000 0.00000000000 0.29843218000 25.69575916525pt 10.97667866168pt)" svg:viewBox="0 0 4 7" svg:d="M1.83636 2.60154C1.05362 3.92883 0.300846 5.10265 0 6.60789C0.571543 4.41376 0.842855 2.44805 2.49811 0.408961C2.88981 0.10198 3.52219 0.10198 3.94325 0C3.52159 0.969852 2.49811 1.70972 1.83618 2.60154" koffice:nodeTypes="ccccc"/>
            <draw:path draw:style-name="gr11" draw:id="shape578" draw:name="path6975" draw:layer="g14800" svg:width="2.01392711864pt" svg:height="4.62011970268pt" draw:transform="matrix(0.29843218000 0.00000000000 0.00000000000 0.29843218000 30.68783239908pt 11.03165559914pt)" svg:viewBox="0 0 2 5" svg:d="M0 4.61909C0.149712 3.07991 0.969719 1.58963 1.60354 0.125605C1.49104 0.832393 1.11868 1.5644 0.820767 2.27119C1.41658 1.69001 1.5283 0.732012 2.01393 0L2.01393 0.353137L0 4.62012" koffice:nodeTypes="cccccc"/>
            <draw:path draw:style-name="gr10" draw:id="shape579" draw:name="path6977" draw:layer="g14800" svg:width="0.28875344444pt" svg:height="3.07175000000pt" draw:transform="matrix(0.29843218000 0.00000000000 0.00000000000 0.29843218000 18.89304250635pt 11.05514865784pt)" svg:viewBox="0 0 0 3" svg:d="M0.183577 3.07175L0 2.70438L0.183577 0C0.420224 1.10317 0.183577 2.04783 0.183577 3.07175" koffice:nodeTypes="cccc"/>
            <draw:path draw:style-name="gr26" draw:id="shape580" draw:name="path6979" draw:layer="g14800" svg:width="1.33821874897pt" svg:height="1.11541941323pt" draw:transform="matrix(0.29843218000 0.00000000000 0.00000000000 0.29843218000 23.31852474493pt 11.07033121594pt)" svg:viewBox="0 0 1 1" svg:d="M1.33822 0.915679C1.08069 0.638543 0.779752 0.166847 0.435925 0.195691C0.500272 0.528255 0.972887 0.555968 1.14465 0.915679C0.908626 0.943391 0.629588 0.667388 0.435925 0.555968C0.435925 0.834234 0.801217 0.943391 0.972887 1.11024C0.844102 1.1668 0.243182 0.749963 0.0495189 0.361407C-0.0362519 0.223405 0.0066364 0.139133 0.0495189 0C0.565545 0 1.10251 0.278832 1.33822 0.915679" koffice:nodeTypes="cccccccc"/>
            <draw:path draw:style-name="gr17" draw:id="shape581" draw:name="path6981" draw:layer="g14800" svg:width="4.19647925796pt" svg:height="6.46082224555pt" draw:transform="matrix(0.29843218000 0.00000000000 0.00000000000 0.29843218000 23.80675508957pt 11.07763076573pt)" svg:viewBox="0 0 4 6" svg:d="M2.50168 2.29192C3.20043 3.57281 3.73902 5.01765 4.19648 6.46082C3.47024 4.63644 2.04476 2.29192 0.322972 0.820403L0 0.0301897C1.31853 -0.242107 1.77544 1.39334 2.50168 2.29192" koffice:nodeTypes="ccccc"/>
            <draw:path draw:style-name="gr17" draw:id="shape582" draw:name="path6983" draw:layer="g14800" svg:width="0.29804312625pt" svg:height="1.54737296886pt" draw:transform="matrix(0.29843218000 0.00000000000 0.00000000000 0.29843218000 30.49189615443pt 11.08631309479pt)" svg:viewBox="0 0 0 2" svg:d="M0.286803 0C0.344108 0.553945 0.1722 1.08575 0 1.54737C0.0570085 1.20068 -0.0426701 0.322663 0.286803 0" koffice:nodeTypes="ccc"/>
            <draw:path draw:style-name="gr27" draw:id="shape583" draw:name="path6985" draw:layer="g14800" svg:width="2.15981006390pt" svg:height="7.18176811128pt" draw:transform="matrix(0.29843218000 0.00000000000 0.00000000000 0.29843218000 31.26844533628pt 11.10197553183pt)" svg:viewBox="0 0 2 7" svg:d="M2.0997 6.94201L1.96335 6.99517C1.91156 6.5927 1.88213 5.86149 1.85985 5.51109L1.83424 5.99385C1.78195 6.62958 1.87265 7.06189 1.63891 7.15085C1.45583 7.15085 1.48198 6.21028 1.47251 5.74488C1.39071 6.22384 1.41856 6.72939 1.28164 7.18177C0.826975 7.16279 0.987799 6.61493 0.981681 5.87831C0.894306 6.43918 0.841997 7.07492 0.659467 7.0109C0.13802 6.8319 0.543153 6.18479 0.435751 5.6391C0.359516 6.13271 0.359516 6.46359 0.299959 6.782L0 6.70281L0 2.52664L1.85539 0C2.2366 2.18111 2.18262 4.70666 2.10138 6.94093" koffice:nodeTypes="ccccccccccccccc"/>
            <draw:path draw:style-name="gr10" draw:id="shape584" draw:name="path6987" draw:layer="g14800" svg:width="2.34599484213pt" svg:height="2.01508455941pt" draw:transform="matrix(0.29843218000 0.00000000000 0.00000000000 0.29843218000 19.89603725147pt 11.11747729299pt)" svg:viewBox="0 0 2 2" svg:d="M2.34599 0C1.95057 1.30525 0.929088 2.051 0 2.01375C0.325244 1.67775 0.859047 1.82826 1.20749 1.45349L1.13788 1.19274C1.30079 1.04374 1.48638 0.932755 1.67206 0.783757L1.13788 0.932755C1.50958 0.67277 1.9974 0.336005 2.34585 0.00152061" koffice:nodeTypes="ccccccc"/>
            <draw:path draw:style-name="gr27" draw:id="shape585" draw:name="path6989" draw:layer="g14800" svg:width="2.16527944322pt" svg:height="6.15796553366pt" draw:transform="matrix(0.29843218000 0.00000000000 0.00000000000 0.29843218000 29.41663576322pt 11.21176873085pt)" svg:viewBox="0 0 2 6" svg:d="M1.97313 4.65514L1.91794 4.65514C1.80927 5.00021 2.0277 5.73906 1.53625 5.86162C1.50836 5.64111 1.43985 5.5291 1.42703 5.1976L1.35345 5.93495L1.12666 5.98518C1.09994 5.8134 1.06815 5.59391 1.04476 5.32016C0.995724 5.77422 1.05308 6.09618 0.703185 6.07057C0.631849 5.76066 0.653075 5.24531 0.635178 4.92687C0.595639 5.41308 0.63934 5.74609 0.502003 6.11577L0.316452 6.14791C0.261847 5.80385 0.252358 5.46833 0.197769 5.09814C0.138169 5.78024 0.238473 6.09015 0.00720752 6.15797C-0.0206779 4.18701 0.0339276 1.96995 0.143721 0L2.16528 2.58624L1.97416 4.65615" koffice:nodeTypes="cccccccccccccccc"/>
            <draw:path draw:style-name="gr6" draw:id="shape586" draw:name="path6991" draw:layer="g14800" svg:width="0.18352300000pt" svg:height="0.07872000000pt" draw:transform="matrix(0.29843218000 0.00000000000 0.00000000000 0.29843218000 20.46031854731pt 11.24293412278pt)" svg:viewBox="0 0 0 0" svg:d="M0 0.07872L0.183523 0L0.104859 0.07872L4e-06 0.07872" koffice:nodeTypes="cccc"/>
            <draw:path draw:style-name="gr11" draw:id="shape587" draw:name="path6993" draw:layer="g14800" svg:width="0.07872000000pt" svg:height="0.07925600000pt" draw:transform="matrix(0.29843218000 0.00000000000 0.00000000000 0.29843218000 26.96520132304pt 11.25859560484pt)" svg:viewBox="0 0 0 0" svg:d="M0.07872 0L0 0.079256L0.07872 0" koffice:nodeTypes="ccc"/>
            <draw:path draw:style-name="gr17" draw:id="shape588" draw:name="path6995" draw:layer="g14800" svg:width="0.30022002120pt" svg:height="0.60460400000pt" draw:transform="matrix(0.29843218000 0.00000000000 0.00000000000 0.29843218000 30.40230080295pt 11.32907478095pt)" svg:viewBox="0 0 0 1" svg:d="M0.30022 0C0.22206 0.21046 0.27398 0.472866 0.0115721 0.604604C-0.0409079 0.342198 0.0902921 0.053552 0.30022 0" koffice:nodeTypes="ccc"/>
            <draw:path draw:style-name="gr17" draw:id="shape589" draw:name="path6997" draw:layer="g14800" svg:width="4.03579572704pt" svg:height="5.67154199511pt" draw:transform="matrix(0.29843218000 0.00000000000 0.00000000000 0.29843218000 25.75046536503pt 11.35192197778pt)" svg:viewBox="0 0 4 6" svg:d="M4.0358 0.0541697C3.21763 1.30479 1.6878 1.96863 1.05533 3.32234C0.527641 4.0372 0.343133 4.87911 0 5.67154C0.395791 3.98618 1.10745 2.09671 2.37424 0.51339C2.76955 0.00314557 3.48223 -0.073391 4.0358 0.0541697" koffice:nodeTypes="ccccc"/>
            <draw:path draw:style-name="gr10" draw:id="shape590" draw:name="path6999" draw:layer="g14800" svg:width="10.06174301184pt" svg:height="28.09908697390pt" draw:transform="matrix(0.29843218000 0.00000000000 0.00000000000 0.29843218000 36.36996200662pt 11.35288752020pt)" svg:viewBox="0 0 10 28" svg:d="M0 28.0991C0.315314 26.4175 0.894928 24.4286 1.23765 22.5657C1.89569 16.5955 3.71401 11.0635 6.03192 5.81591C4.13516 9.30503 3.13494 13.2348 2.05415 17.0866L2.23786 13.9586C3.97669 8.94395 5.79396 3.8518 10.0617 0C3.47712 7.96136 3.79297 18.9223 2.28075e-14 28.0991" koffice:nodeTypes="ccccccc"/>
            <draw:path draw:style-name="gr26" draw:id="shape591" draw:name="path7001" draw:layer="g14800" svg:width="0.28853900000pt" svg:height="0.13173800000pt" draw:transform="matrix(0.29843218000 0.00000000000 0.00000000000 0.29843218000 23.42286005058pt 11.39971391670pt)" svg:viewBox="0 0 0 0" svg:d="M0 0.131738L0 0L0.288539 0.02624L0 0.131738" koffice:nodeTypes="cccc"/>
            <draw:path draw:style-name="gr26" draw:id="shape592" draw:name="path7003" draw:layer="g14800" svg:width="0.18817010275pt" svg:height="0.18668022519pt" draw:transform="matrix(0.29843218000 0.00000000000 0.00000000000 0.29843218000 23.84470065578pt 11.40003359725pt)" svg:viewBox="0 0 0 0" svg:d="M0.18817 0.0251696L0.18817 0.183148C0.10953 0.209924 -0.100374 0.0781856 0.0570743 0C0.0826743 0.051944 0.135714 0.02624 0.18817 0.02624" koffice:nodeTypes="cccc"/>
            <draw:path draw:style-name="gr26" draw:id="shape593" draw:name="path7005" draw:layer="g14800" svg:width="1.99049132880pt" svg:height="0.88412836936pt" draw:transform="matrix(0.29843218000 0.00000000000 0.00000000000 0.29843218000 26.80878943632pt 11.40118046995pt)" svg:viewBox="0 0 2 1" svg:d="M1.93756 0.020053C1.88528 0.020053 1.85902 0.0452299 1.83295 0.0699029C1.83295 0.266788 1.96374 0.020053 1.99049 0.168597C1.93822 0.563877 1.4664 0.539203 1.23084 0.785939L0.471204 0.884128C0.995298 0.859959 1.49317 0.58855 1.78113 0.242114C1.44086 0.440005 0.969224 0.662067 0.471204 0.686741L1.28316 0.217441C0.785821 0.143926 0.314027 0.61272 0 0.884128C0.287849 0.365986 1.17844 -0.103818 1.93872 0.020053" koffice:nodeTypes="cccccccccc"/>
            <draw:path draw:style-name="gr17" draw:id="shape594" draw:name="path7007" draw:layer="g14800" svg:width="4.56960581470pt" svg:height="4.87076765548pt" draw:transform="matrix(0.29843218000 0.00000000000 0.00000000000 0.29843218000 23.49335522264pt 11.46296242814pt)" svg:viewBox="0 0 5 5" svg:d="M3.11309 2.07101C3.66544 2.97854 4.21738 3.86017 4.56961 4.87077C3.61542 3.52243 2.58578 2.01974 1.07966 1.3194C0.728563 1.11327 0.653357 0.38756 0.176113 0.205737L0.100911 0.283433L0.176113 0.387558L0 0.204678C0.226233 0.152881 0.603083 -0.106113 0.954182 0.0487543C1.85825 0.360602 2.46029 1.24117 3.11299 2.07101" koffice:nodeTypes="ccccccccc"/>
            <draw:path draw:style-name="gr10" draw:id="shape595" draw:name="path7009" draw:layer="g14800" svg:width="1.07624000000pt" svg:height="0.26240600000pt" draw:transform="matrix(0.29843218000 0.00000000000 0.00000000000 0.29843218000 19.89600525954pt 11.54083222855pt)" svg:viewBox="0 0 1 0" svg:d="M0 0.262406C0.262406 0.02624 0.813832 0.157978 1.07624 0C0.813832 0.157978 0.341609 0.236165 0 0.262406" koffice:nodeTypes="ccc"/>
            <draw:path draw:style-name="gr26" draw:id="shape596" draw:name="path7011" draw:layer="g14800" svg:width="1.54821819865pt" svg:height="0.79693628215pt" draw:transform="matrix(0.29843218000 0.00000000000 0.00000000000 0.29843218000 23.12499393673pt 11.57998750593pt)" svg:viewBox="0 0 2 1" svg:d="M1.54822 0.515834L1.4097 0.539258L1.54822 0.680287C1.45596 0.726658 1.4097 0.539258 1.34048 0.680287L1.4097 0.796936C0.947529 0.680287 0.462219 0.585631 0.0928216 0.163975C0.115859 0.186922 0.138946 0.140551 0.162082 0.117126C0.139087 0.0468516 0.0698272 0.0937011 0 0.0937011C0.324164 -0.117126 0.693091 0.0937011 1.03978 0.0937011C1.20186 0.234731 1.4096 0.327954 1.54812 0.514878" koffice:nodeTypes="cccccccccc"/>
            <draw:path draw:style-name="gr10" draw:id="shape597" draw:name="path7013" draw:layer="g14800" svg:width="1.65465000000pt" svg:height="0.41087122776pt" draw:transform="matrix(0.29843218000 0.00000000000 0.00000000000 0.29843218000 19.65311560566pt 11.61914250380pt)" svg:viewBox="0 0 2 0" svg:d="M1.65465 0C1.20803 0.262406 0.578417 0.472866 0 0.394144C0.578256 0.314888 1.07693 0.02624 1.65465 0" koffice:nodeTypes="ccc"/>
            <draw:path draw:style-name="gr8" draw:id="shape598" draw:name="path7015" draw:layer="g14800" svg:width="0.70897700000pt" svg:height="0.39307300000pt" draw:transform="matrix(0.29843218000 0.00000000000 0.00000000000 0.29843218000 23.39137617182pt 11.61946218436pt)" svg:viewBox="0 0 1 0" svg:d="M0.708977 0.393073L0 0L0.577721 0.235094L0.70887 0.393073" koffice:nodeTypes="cccc"/>
            <draw:path draw:style-name="gr10" draw:id="shape599" draw:name="path7017" draw:layer="g14800" svg:width="5.24214468529pt" svg:height="6.62262141397pt" draw:transform="matrix(0.29843218000 0.00000000000 0.00000000000 0.29843218000 16.94922742151pt 11.63480422461pt)" svg:viewBox="0 0 5 7" svg:d="M1.37482 1.40768C1.44836 1.29628 1.39925 1.13144 1.39925 0.993028C1.74304 1.13144 1.8903 1.59953 2.20961 1.90279C2.4308 1.59953 2.62707 2.15259 2.92085 2.23473L3.26464 2.67639L3.36264 2.59312C3.68145 3.08992 4.14793 3.58671 4.27061 4.22135L4.41778 3.72512C5.08046 4.47003 5.35022 5.46362 5.20305 6.62262L5.03146 6.40151L4.98246 6.45665L4.85942 6.20853C4.88385 5.62902 4.83499 5.07653 4.63822 4.57974C4.6138 5.04896 4.85942 5.68417 4.58973 6.15227C4.36853 5.68417 4.58973 5.0214 4.31952 4.57974L4.27052 5.40848C3.92673 5.1598 4.29495 4.4976 4.04932 4.1392L3.97574 4.96682C3.92674 4.93925 3.87723 4.60731 3.82863 4.41489C3.75505 4.57974 3.85306 5.0214 3.60788 4.88299C3.63185 4.69057 3.60788 4.55217 3.48534 4.41489L3.43635 4.636C2.74917 4.11051 3.01887 2.73265 2.28255 2.09745C2.40514 2.73153 2.77361 3.39429 2.8226 4.13808C1.96374 3.77969 1.7429 2.45584 0.785428 2.23473C1.05513 2.56555 1.79095 3.09105 1.76697 3.58784C1.05523 3.25589 0.785428 2.67639 0.490648 1.98662C0.564229 2.06988 0.711346 2.04231 0.785428 2.15259L0.883438 2.04119C0.441544 1.46338 0.0976589 0.772479 0 0C0.515476 0.303253 0.907965 0.938452 1.37444 1.40655" koffice:nodeTypes="ccccccccccccccccccccccccccccccc"/>
            <draw:path draw:style-name="gr8" draw:id="shape600" draw:name="path7019" draw:layer="g14800" svg:width="0.70849500000pt" svg:height="0.26294200000pt" draw:transform="matrix(0.29843218000 0.00000000000 0.00000000000 0.29843218000 23.26607977917pt 11.68179058076pt)" svg:viewBox="0 0 1 0" svg:d="M0 0L0.708495 0.262942L0 0" koffice:nodeTypes="ccc"/>
            <draw:path draw:style-name="gr10" draw:id="shape601" draw:name="path7021" draw:layer="g14800" svg:width="1.78760013620pt" svg:height="0.33326605326pt" draw:transform="matrix(0.29843218000 0.00000000000 0.00000000000 0.29843218000 19.08883407107pt 11.76026081566pt)" svg:viewBox="0 0 2 0" svg:d="M1.7876 0.0602843C1.39067 0.379021 0.521881 0.211769 0 0.333266C0.0495697 0.0451359 0.819123 0.226918 1.11728 0L1.7876 0.0602843" koffice:nodeTypes="cccc"/>
            <draw:path draw:style-name="gr26" draw:id="shape602" draw:name="path7023" draw:layer="g14800" svg:width="0.94567800000pt" svg:height="0.48949297530pt" draw:transform="matrix(0.29843218000 0.00000000000 0.00000000000 0.29843218000 23.08566248538pt 11.85694209060pt)" svg:viewBox="0 0 1 0" svg:d="M0.945678 0.0691089C0.762101 0.358826 0.551587 -0.0877991 0.367903 0.0691089L0.604014 0.489493C0.367903 0.437549 0.157443 0.227087 0 0.122661C0.157443 0.122661 0.630202 -0.11404 0.945142 0.0701809" koffice:nodeTypes="ccccc"/>
            <draw:path draw:style-name="gr26" draw:id="shape603" draw:name="path7025" draw:layer="g14800" svg:width="0.29189656586pt" svg:height="0.18421926199pt" draw:transform="matrix(0.29843218000 0.00000000000 0.00000000000 0.29843218000 23.67305385800pt 11.84672210936pt)" svg:viewBox="0 0 0 0" svg:d="M0.290466 0.051944C0.316602 0.236164 -0.0243679 0.236164 0.00139051 0L0.290466 0.051944" koffice:nodeTypes="ccc"/>
            <draw:path draw:style-name="gr26" draw:id="shape604" draw:name="path7027" draw:layer="g14800" svg:width="0.23611200000pt" svg:height="0.11418729456pt" draw:transform="matrix(0.29843218000 0.00000000000 0.00000000000 0.29843218000 27.12198087821pt 11.86071707988pt)" svg:viewBox="0 0 0 0" svg:d="M0.236112 0.00504902C0.157392 0.031289 0.105504 0.136252 0 0.110011C0.02616 0.0575314 0.131096 -0.0206558 0.236112 0.00504902" koffice:nodeTypes="ccc"/>
            <draw:path draw:style-name="gr17" draw:id="shape605" draw:name="path7029" draw:layer="g14800" svg:width="4.32109277939pt" svg:height="3.36526323258pt" draw:transform="matrix(0.29843218000 0.00000000000 0.00000000000 0.29843218000 23.47770925906pt 11.92692793176pt)" svg:viewBox="0 0 4 3" svg:d="M4.32109 3.36526C3.29564 2.16134 1.87979 1.34202 0.537118 0.667605L0 0.0172589C1.14751 -0.151713 2.24624 0.956426 3.12488 1.75069L4.32109 3.36428" koffice:nodeTypes="ccccc"/>
            <draw:path draw:style-name="gr26" draw:id="shape606" draw:name="path7031" draw:layer="g14800" svg:width="1.68886101408pt" svg:height="0.67913077972pt" draw:transform="matrix(0.29843218000 0.00000000000 0.00000000000 0.29843218000 27.00453229691pt 11.90137984375pt)" svg:viewBox="0 0 2 1" svg:d="M1.68886 0.19462C1.27844 0.584306 0.651057 0.778928 0 0.627997C0.434432 0.605931 1.08549 0.584306 1.39955 0.19462C1.01378 0.302302 0.385906 0.584306 0 0.368058L0.434432 0.0869378L0.168789 0.389242C0.434432 0.346435 0.700216 0.0211812 1.0378 0.193737L1.13416 0.129306L0.917186 0C1.23061 0.064431 1.47174 -0.0216242 1.68871 0.19374" koffice:nodeTypes="cccccccccc"/>
            <draw:path draw:style-name="gr6" draw:id="shape607" draw:name="path7033" draw:layer="g14800" svg:width="1.88830888662pt" svg:height="2.29710005551pt" draw:transform="matrix(0.29843218000 0.00000000000 0.00000000000 0.29843218000 17.23139433146pt 11.96434688502pt)" svg:viewBox="0 0 2 2" svg:d="M1.88831 2.2971C1.22492 1.58529 0.586908 0.780694 0 0C0.586908 0.734771 1.4033 1.47001 1.88831 2.2971" koffice:nodeTypes="ccc"/>
            <draw:path draw:style-name="gr11" draw:id="shape608" draw:name="path7035" draw:layer="g14800" svg:width="0.13168500000pt" svg:height="0.07872000000pt" draw:transform="matrix(0.29843218000 0.00000000000 0.00000000000 0.29843218000 23.38356106864pt 11.96402768196pt)" svg:viewBox="0 0 0 0" svg:d="M0.131685 0.07872L0 0L0.131685 0.025168L0.131685 0.07872" koffice:nodeTypes="cccc"/>
            <draw:path draw:style-name="gr28" draw:id="shape609" draw:name="path7037" draw:layer="g14800" svg:width="0.60781124836pt" svg:height="0.95470960171pt" draw:transform="matrix(0.29843218000 0.00000000000 0.00000000000 0.29843218000 18.55600466205pt 12.01396228326pt)" svg:viewBox="0 0 1 1" svg:d="M0.593566 0.0677869C0.654901 0.478542 0.511819 0.709297 0.286325 0.940051C-0.0405398 1.04261 0.0817473 0.580576 0 0.375983C0.16362 0.170868 0.347698 -0.137852 0.59365 0.0677869" koffice:nodeTypes="cccc"/>
            <draw:path draw:style-name="gr28" draw:id="shape610" draw:name="path7039" draw:layer="g14800" svg:width="0.32334009009pt" svg:height="0.89137182680pt" draw:transform="matrix(0.29843218000 0.00000000000 0.00000000000 0.29843218000 18.82331982839pt 12.07398131812pt)" svg:viewBox="0 0 0 1" svg:d="M0.267048 0.768005L0.162295 0.891372C-0.0316798 0.768005 -0.0316798 0.32055 0.057543 0.0985912L0.10261 0C0.236871 0.123366 0.416168 0.470712 0.266987 0.768005" koffice:nodeTypes="ccccc"/>
            <draw:path draw:style-name="gr28" draw:id="shape611" draw:name="path7041" draw:layer="g14800" svg:width="0.79749771924pt" svg:height="1.39688288240pt" draw:transform="matrix(0.29843218000 0.00000000000 0.00000000000 0.29843218000 18.78329610149pt 12.07366163757pt)" svg:viewBox="0 0 1 1" svg:d="M0.75016 0.993702C0.63304 1.33486 0.539258 1.21143 0.328405 1.39688L0 0.962687C0.0468161 1.02471 0.586221 1.61397 0.679955 0.962687C0.843895 0.590525 0.703774 0.34115 0.586317 0C0.84399 0.186715 0.821131 0.683565 0.750255 0.993702" koffice:nodeTypes="cccccc"/>
            <draw:path draw:style-name="gr26" draw:id="shape612" draw:name="path7043" draw:layer="g14800" svg:width="1.49673000000pt" svg:height="0.23800621063pt" draw:transform="matrix(0.29843218000 0.00000000000 0.00000000000 0.29843218000 23.08598216593pt 12.07311221057pt)" svg:viewBox="0 0 1 0" svg:d="M1.49673 0.238006C1.18136 0.107338 0.31494 0.0800274 0 0.107338C0.446571 -0.104193 1.15507 0.0275466 1.49673 0.238006" koffice:nodeTypes="ccc"/>
            <draw:path draw:style-name="gr26" draw:id="shape613" draw:name="path7045" draw:layer="g14800" svg:width="0.23957099937pt" svg:height="0.19782300190pt" draw:transform="matrix(0.29843218000 0.00000000000 0.00000000000 0.29843218000 26.87821811496pt 12.08510397438pt)" svg:viewBox="0 0 0 0" svg:d="M0.238931 0.0136041C0.238931 0.0933961 0.134075 0.119638 0.108315 0.197823L0.00346725 0.197823C-0.0231727 0.0660849 0.108315 -0.0383415 0.239571 0.0136041" koffice:nodeTypes="cccc"/>
            <draw:path draw:style-name="gr17" draw:id="shape614" draw:name="path7047" draw:layer="g14800" svg:width="0.23592977778pt" svg:height="0.94573100000pt" draw:transform="matrix(0.29843218000 0.00000000000 0.00000000000 0.29843218000 30.05319846238pt 12.10514551632pt)" svg:viewBox="0 0 0 1" svg:d="M0.131208 0.787753L0 0.945731L0.131208 0C0.366832 0.235094 0.131208 0.524811 0.131208 0.787753" koffice:nodeTypes="cccc"/>
            <draw:path draw:style-name="gr26" draw:id="shape615" draw:name="path7049" draw:layer="g14800" svg:width="1.45706311170pt" svg:height="0.33995728121pt" draw:transform="matrix(0.29843218000 0.00000000000 0.00000000000 0.29843218000 23.07017624269pt 12.13897234874pt)" svg:viewBox="0 0 1 0" svg:d="M1.36748 0.117509C1.14305 0.224919 0.71754 0.133434 0.493565 0.209619C0.806581 0.30173 1.09876 0.255205 1.45706 0.224919C1.16548 0.469404 0.67279 0.255205 0.313929 0.209619L0 0.0100978C0.471122 -0.035488 0.963955 0.0862845 1.36757 0.116885" koffice:nodeTypes="cccccc"/>
            <draw:path draw:style-name="gr17" draw:id="shape616" draw:name="path7051" draw:layer="g14800" svg:width="4.30491537924pt" svg:height="3.04869704591pt" draw:transform="matrix(0.29843218000 0.00000000000 0.00000000000 0.29843218000 25.99357776869pt 12.18345507534pt)" svg:viewBox="0 0 4 3" svg:d="M4.30424 0.551426C4.22199 0.583823 4.14041 0.680356 4.00491 0.648617C4.00491 0.585147 4.14091 0.486628 4.00491 0.422493C3.51446 0.45489 3.26935 1.26418 2.72435 1.2331C1.82551 1.75279 0.735004 2.27181 0 3.0487C0.681058 1.84931 1.77045 0.585144 2.88779 0C3.4599 0.0661177 3.84156 0.293564 4.30492 0.551423" koffice:nodeTypes="ccccccc"/>
            <draw:path draw:style-name="gr10" draw:id="shape617" draw:name="path7053" draw:layer="g14800" svg:width="0.37441486598pt" svg:height="0.47259802500pt" draw:transform="matrix(0.29843218000 0.00000000000 0.00000000000 0.29843218000 30.26319707994pt 12.19919784287pt)" svg:viewBox="0 0 0 0" svg:d="M0.346487 0.289449L0.136559 0.472598C0.0567992 0.366564 -0.0214168 0.366564 0.00535916 0.183952C0.109783 -0.0265084 0.477687 -0.130935 0.346487 0.288378" koffice:nodeTypes="cccc"/>
            <draw:path draw:style-name="gr26" draw:id="shape618" draw:name="path7055" draw:layer="g14800" svg:width="0.23611200000pt" svg:height="0.20688298426pt" draw:transform="matrix(0.29843218000 0.00000000000 0.00000000000 0.29843218000 23.66578169638pt 12.23934053871pt)" svg:viewBox="0 0 0 0" svg:d="M0.236112 0.0494397L0.236112 0.206883L0 0.206883C0.0256 0.0751445 0.07872 -0.0817635 0.236112 0.0494397" koffice:nodeTypes="cccc"/>
            <draw:path draw:style-name="gr10" draw:id="shape619" draw:name="path7057" draw:layer="g14800" svg:width="0.36709561246pt" svg:height="0.78836799812pt" draw:transform="matrix(0.29843218000 0.00000000000 0.00000000000 0.29843218000 30.13950027392pt 12.24592037151pt)" svg:viewBox="0 0 0 1" svg:d="M0.288648 0.0793373C0.288648 0.316038 0.446088 0.552203 0.314888 0.788368C0.130664 0.762664 0.130664 0.367984 0.130664 0.132889L0 0.184833L0 0.00222047C0.130664 -0.0250915 0.07816 0.211074 0.289184 0.0804045" koffice:nodeTypes="cccccc"/>
            <draw:path draw:style-name="gr10" draw:id="shape620" draw:name="path7059" draw:layer="g14800" svg:width="7.60757031186pt" svg:height="6.25578971935pt" draw:transform="matrix(0.29843218000 0.00000000000 0.00000000000 0.29843218000 16.47838643656pt 12.34023582424pt)" svg:viewBox="0 0 8 6" svg:d="M0.97535 0.272872L0.924228 0.0997334C1.43652 0.198453 1.82078 0.620669 2.28143 0.943154C2.40932 0.893542 2.38368 0.69509 2.30639 0.620669L3.56176 1.39017L3.6896 1.21602C4.30415 1.96073 5.22644 1.81239 5.63582 2.78036C5.68694 2.78036 5.68694 2.75555 5.73806 2.73074C6.04508 2.9297 6.22473 3.54935 6.42949 3.89765L6.50626 3.62378C7.2488 4.31886 7.27439 5.36174 7.60757 6.25579C7.30055 6.03254 7.37727 5.58551 7.19768 5.28783L7.06979 5.46097C6.94189 4.96535 6.99302 4.39378 6.55748 4.02118C6.63425 4.34468 6.91615 4.71728 6.73713 5.13849C6.09647 4.93953 6.37784 4.0708 5.86606 3.7235C5.86606 4.02118 6.19924 4.31886 6.14749 4.69045L6.04524 4.51731L5.96847 4.64134C5.66145 4.22014 5.63582 3.67288 5.1748 3.3509L5.45669 4.17053C4.68856 4.02118 4.8422 2.90388 4.15062 2.45787L4.6624 3.62479C3.68908 3.30129 2.81859 2.33333 2.05029 1.5137L1.99917 1.56331C2.61367 2.28372 3.33021 3.02842 4.15014 3.62479C3.45821 3.59998 2.86919 3.37672 2.30566 3.00361C2.7412 3.7235 3.76574 3.77311 4.53387 3.84804C4.2525 3.89765 3.58662 3.94727 3.15109 4.02118C3.79123 4.22014 4.66176 3.77311 5.27642 4.24444L3.50932 4.39378C4.12388 4.66666 4.84089 4.41859 5.50682 4.41859L5.63467 4.56692C4.99453 4.61654 4.30311 4.7912 3.73958 4.7912C4.53325 5.13848 5.22529 4.4682 5.99296 4.84081C5.6603 4.89042 5.25041 4.89042 4.994 5.01394C5.35267 5.01394 5.86507 4.96433 6.19773 5.18809C6.01808 5.06356 5.35278 5.2129 4.94287 5.2372L6.37684 5.36073C6.17219 5.51007 6.58198 5.48577 6.42849 5.53489C6.24948 5.53489 5.94183 5.43515 5.73707 5.53489C6.22373 5.75865 6.9151 5.48577 7.01751 6.20517C6.19871 5.9819 5.60918 5.51007 4.71299 5.45996L4.81525 5.31162C4.53387 5.08786 4.22623 5.38553 3.9187 5.2372C3.22779 4.96433 2.74067 4.51731 2.07489 4.1199L2.35678 4.02118C1.99812 3.62377 1.28111 3.27546 1.02522 2.77934C1.20419 2.70492 1.30659 2.90388 1.43459 2.77934C1.38347 2.40724 0.74317 2.40724 0.896807 2.00983C1.0247 1.96073 1.15322 2.10905 1.25547 2.00983L0.461797 1.11629L0.794452 1.06667C0.589323 0.695088 -0.024862 0.471323 0.000779346 0C0.333434 0.0739112 0.692201 0.223258 0.974096 0.272871" koffice:nodeTypes="ccccccccccccccccccccccccccccccccccccccccccccccccccccccc"/>
            <draw:path draw:style-name="gr17" draw:id="shape621" draw:name="path7061" draw:layer="g14800" svg:width="4.82401402029pt" svg:height="2.32890688058pt" draw:transform="matrix(0.29843218000 0.00000000000 0.00000000000 0.29843218000 23.38372102829pt 12.35848330058pt)" svg:viewBox="0 0 5 2" svg:d="M4.82348 2.32891C3.84316 1.19556 1.83105 1.17244 0.773711 0.408529L0 0.154208C1.80523 -0.516745 3.53365 1.14837 4.82401 2.32891" koffice:nodeTypes="cccc"/>
            <draw:path draw:style-name="gr10" draw:id="shape622" draw:name="path7063" draw:layer="g14800" svg:width="0.67363576646pt" svg:height="1.36980045488pt" draw:transform="matrix(0.29843218000 0.00000000000 0.00000000000 0.29843218000 30.03737678192pt 12.38770182059pt)" svg:viewBox="0 0 1 1" svg:d="M0.430744 0.498145C0.495814 0.455157 0.51777 0.390007 0.58194 0.390007C0.733136 0.476873 0.64655 0.694036 0.668087 0.846496C0.560404 0.97723 0.58194 0.890366 0.474257 0.97723L0.474257 1.36813C0.409648 1.38985 0.280422 1.1944 0.280422 1.08537L0.323495 0.80306L0.473818 0.97723L0.430744 0.499033L0.194276 0.499033L0.151202 0.890366C0.0435131 0.933798 0.0215366 0.781344 0 0.694922C0 0.6085 0.0215366 0.477759 0.0865862 0.456043L0.151196 0.542464C0.1292 0.369178 0.1292 0.151128 0.236462 0L0.430298 0.499033" koffice:nodeTypes="cccccccccccccccc"/>
            <draw:path draw:style-name="gr6" draw:id="shape623" draw:name="path7065" draw:layer="g14800" svg:width="0.09497225598pt" svg:height="1.41554225654pt" draw:transform="matrix(0.29843218000 0.00000000000 0.00000000000 0.29843218000 32.32555209399pt 12.39569264064pt)" svg:viewBox="0 0 0 1" svg:d="M0.0307991 0C0.0307991 0 -0.0516649 1.43306 0.0532791 1.41538C0.158775 1.39986 0.0307991 0 0.0307991 0" koffice:nodeTypes="ccc"/>
            <draw:path draw:style-name="gr10" draw:id="shape624" draw:name="path7067" draw:layer="g14800" svg:width="0.34395500228pt" svg:height="0.43280444042pt" draw:transform="matrix(0.29843218000 0.00000000000 0.00000000000 0.29843218000 30.44438496040pt 12.40974541787pt)" svg:viewBox="0 0 0 0" svg:d="M0.343955 0.397395C0.238459 0.476115 -0.0239494 0.423635 0.00176265 0.239415C0.00176265 0.0819721 0.186515 -0.0229903 0.343955 0.00432172L0.343955 0.397395" koffice:nodeTypes="cccc"/>
            <draw:path draw:style-name="gr26" draw:id="shape625" draw:name="path7069" draw:layer="g14800" svg:width="0.26240600000pt" svg:height="0.10549800000pt" draw:transform="matrix(0.29843218000 0.00000000000 0.00000000000 0.29843218000 23.24255425105pt 12.42637743738pt)" svg:viewBox="0 0 0 0" svg:d="M0.0001088 0.105498L0.183686 0L0.262406 0.105498L0 0.105498" koffice:nodeTypes="cccc"/>
            <draw:path draw:style-name="gr26" draw:id="shape626" draw:name="path7071" draw:layer="g14800" svg:width="1.93954784488pt" svg:height="0.50876360093pt" draw:transform="matrix(0.29843218000 0.00000000000 0.00000000000 0.29843218000 26.91041633717pt 12.42577567735pt)" svg:viewBox="0 0 2 1" svg:d="M1.93955 0.245139C1.60362 0.375774 1.16378 0.52589 0.698235 0.507174C0.698235 0.507174 1.18968 0.52589 1.34468 0.375774C1.13806 0.245139 0.776284 0.357058 0.490921 0.375774C0.310723 0.301289 0.180938 0.375774 0 0.301289C0.232564 0.16989 0.516816 0.0201552 0.930271 0.00143825C1.31831 -0.0172781 1.60261 0.151173 1.93903 0.245139" koffice:nodeTypes="ccccccc"/>
            <draw:path draw:style-name="gr8" draw:id="shape627" draw:name="path7073" draw:layer="g14800" svg:width="0.99804800000pt" svg:height="0.14748892571pt" draw:transform="matrix(0.29843218000 0.00000000000 0.00000000000 0.29843218000 27.03571249108pt 12.45284136441pt)" svg:viewBox="0 0 1 0" svg:d="M0.998048 0.147489C0.682736 -0.0624357 0.236648 0.147489 0 0.147489C0.289072 0.0693051 0.709032 -0.141157 0.998048 0.147489" koffice:nodeTypes="ccc"/>
            <draw:path draw:style-name="gr11" draw:id="shape628" draw:name="path7075" draw:layer="g14800" svg:width="0.52529400000pt" svg:height="0.18421900000pt" draw:transform="matrix(0.29843218000 0.00000000000 0.00000000000 0.29843218000 23.47767726713pt 12.48119465394pt)" svg:viewBox="0 0 1 0" svg:d="M0 0L0.525294 0.184219L0 0" koffice:nodeTypes="ccc"/>
            <draw:path draw:style-name="gr10" draw:id="shape629" draw:name="path7077" draw:layer="g14800" svg:width="0.29977395454pt" svg:height="6.90769000000pt" draw:transform="matrix(0.29843218000 0.00000000000 0.00000000000 0.29843218000 18.87417206327pt 12.49685685223pt)" svg:viewBox="0 0 0 7" svg:d="M0.299236 0.184219C0.193846 2.5207 0.0888832 4.59585 0.220516 6.90769L0.0106984 6.61798C-0.0417256 4.33344 0.115554 2.20688 0.115554 0L0.299774 0.184219" koffice:nodeTypes="ccccc"/>
            <draw:path draw:style-name="gr26" draw:id="shape630" draw:name="path7079" draw:layer="g14800" svg:width="0.23611200000pt" svg:height="0.05963150954pt" draw:transform="matrix(0.29843218000 0.00000000000 0.00000000000 0.29843218000 26.79279108401pt 12.49472260722pt)" svg:viewBox="0 0 0 0" svg:d="M0.236112 0.00715152C0.157392 0.0333915 0.10496 0.0596315 0 0.0596315C0.07864 0.0333915 0.157392 -0.0190885 0.236112 0.00715152" koffice:nodeTypes="ccc"/>
            <draw:path draw:style-name="gr10" draw:id="shape631" draw:name="path7081" draw:layer="g14800" svg:width="0.32064882969pt" svg:height="1.39941470858pt" draw:transform="matrix(0.29843218000 0.00000000000 0.00000000000 0.29843218000 30.26384735362pt 12.51251881179pt)" svg:viewBox="0 0 0 1" svg:d="M0.269261 0.560652C0.0760939 0.528343 0.209826 1.30501 0.0312146 1.39941C-0.0576338 1.08773 0.0609317 0.776677 0.16525 0.620834C0.090649 0.528345 0.105512 0.404175 0.105512 0.280642L0.239543 0C0.402689 0.124801 0.269261 0.373768 0.269261 0.559385" koffice:nodeTypes="cccccc"/>
            <draw:path draw:style-name="gr26" draw:id="shape632" draw:name="path7083" draw:layer="g14800" svg:width="1.78658301976pt" svg:height="0.54933200813pt" draw:transform="matrix(0.29843218000 0.00000000000 0.00000000000 0.29843218000 23.10934725691pt 12.54990082688pt)" svg:viewBox="0 0 2 1" svg:d="M1.78658 0.258427C1.48902 0.335825 1.73704 0.491415 1.38982 0.530312C0.967693 0.60771 0.397272 0.432672 0 0.296928C0.0495481 0.121889 0.397272 0.0829924 0.59563 0.00559454C1.09211 -0.0138537 1.43983 0.00559454 1.78643 0.258427" koffice:nodeTypes="ccccc"/>
            <draw:path draw:style-name="gr6" draw:id="shape633" draw:name="path7085" draw:layer="g14800" svg:width="0.31536900000pt" svg:height="1.02392000000pt" draw:transform="matrix(0.29843218000 0.00000000000 0.00000000000 0.29843218000 17.95252012132pt 12.58331766844pt)" svg:viewBox="0 0 0 1" svg:d="M0.315369 1.02392L0 0L0.315369 0.707959L0.315369 1.02392" koffice:nodeTypes="cccc"/>
            <draw:path draw:style-name="gr6" draw:id="shape634" draw:name="path7087" draw:layer="g14800" svg:width="0.28918400000pt" svg:height="1.23545000000pt" draw:transform="matrix(0.29843218000 0.00000000000 0.00000000000 0.29843218000 36.75368132875pt 12.58299798789pt)" svg:viewBox="0 0 0 1" svg:d="M0.289184 0L0 1.23545L0.289184 0" koffice:nodeTypes="ccc"/>
            <draw:path draw:style-name="gr10" draw:id="shape635" draw:name="path7089" draw:layer="g14800" svg:width="0.32826268738pt" svg:height="0.43932303034pt" draw:transform="matrix(0.29843218000 0.00000000000 0.00000000000 0.29843218000 30.43742493848pt 12.59300831385pt)" svg:viewBox="0 0 0 0" svg:d="M0.314261 0.0200089C0.367301 0.203158 0.261781 0.307584 0.130045 0.439323L0.0250847 0.439323C-0.0525953 0.255103 0.0518847 -0.0860239 0.314261 0.0200089" koffice:nodeTypes="cccc"/>
            <draw:path draw:style-name="gr8" draw:id="shape636" draw:name="path7091" draw:layer="g14800" svg:width="0.73516400000pt" svg:height="0.10442700000pt" draw:transform="matrix(0.29843218000 0.00000000000 0.00000000000 0.29843218000 23.38372102829pt 12.60681072714pt)" svg:viewBox="0 0 1 0" svg:d="M0 0L0.735164 0.104427L0 0" koffice:nodeTypes="ccc"/>
            <draw:path draw:style-name="gr11" draw:id="shape637" draw:name="path7093" draw:layer="g14800" svg:width="0.03863418057pt" svg:height="0.81345800000pt" draw:transform="matrix(0.29843218000 0.00000000000 0.00000000000 0.29843218000 30.64485986870pt 12.60681072714pt)" svg:viewBox="0 0 0 1" svg:d="M0.0127862 0.813458L0.0127862 0C0.0915062 0.156908 -0.0396938 0.524811 0.0127862 0.813458" koffice:nodeTypes="ccc"/>
            <draw:path draw:style-name="gr17" draw:id="shape638" draw:name="path7095" draw:layer="g14800" svg:width="2.78216670632pt" svg:height="1.10090053761pt" draw:transform="matrix(0.29843218000 0.00000000000 0.00000000000 0.29843218000 26.08734277219pt 12.63825015503pt)" svg:viewBox="0 0 3 1" svg:d="M2.78217 0.358079C2.57954 0.770506 1.94775 0.770506 1.51769 0.742974C0.961293 0.742974 0.480596 0.907607 0 1.1009C0.860207 0.632281 1.79618 -0.606683 2.78217 0.358079" koffice:nodeTypes="cccc"/>
            <draw:path draw:style-name="gr6" draw:id="shape639" draw:name="path7097" draw:layer="g14800" svg:width="2.68415804974pt" svg:height="10.84975655855pt" draw:transform="matrix(0.29843218000 0.00000000000 0.00000000000 0.29843218000 35.44510158114pt 12.63797516409pt)" svg:viewBox="0 0 3 11" svg:d="M2.68267 10.8498C2.72369 7.18533 1.91626 3.19431 0 0C1.86308 3.18154 2.40964 6.96408 2.68267 10.8498" koffice:nodeTypes="ccc"/>
            <draw:path draw:style-name="gr26" draw:id="shape640" draw:name="path7099" draw:layer="g14800" svg:width="0.26518264363pt" svg:height="0.12920967563pt" draw:transform="matrix(0.29843218000 0.00000000000 0.00000000000 0.29843218000 23.73624511527pt 12.67218897096pt)" svg:viewBox="0 0 0 0" svg:d="M0.26294 0.016022C0.2891 0.201312 0.079364 0.095278 0 0.12152C0.157924 0.174 0.07872 -0.0621644 0.26294 0.016022" koffice:nodeTypes="ccc"/>
            <draw:path draw:style-name="gr26" draw:id="shape641" draw:name="path7101" draw:layer="g14800" svg:width="0.36720800000pt" svg:height="0.34748679500pt" draw:transform="matrix(0.29843218000 0.00000000000 0.00000000000 0.29843218000 27.02022505466pt 12.67728990324pt)" svg:viewBox="0 0 0 0" svg:d="M0.367208 0.236166C0.367208 0.419314 0.078672 0.314886 0 0.341127L0.13056 0.21046L0 0L0.367208 0.235094" koffice:nodeTypes="ccccc"/>
            <draw:path draw:style-name="gr8" draw:id="shape642" draw:name="path7103" draw:layer="g14800" svg:width="0.86642100000pt" svg:height="0.10516327393pt" draw:transform="matrix(0.29843218000 0.00000000000 0.00000000000 0.29843218000 23.32105671662pt 12.70845457894pt)" svg:viewBox="0 0 1 0" svg:d="M0.866421 0.05248C0.656068 0.106032 0.262406 0.156907 0 0L0.866421 0.05248" koffice:nodeTypes="ccc"/>
            <draw:path draw:style-name="gr10" draw:id="shape643" draw:name="path7105" draw:layer="g14800" svg:width="0.22740787786pt" svg:height="1.41806000000pt" draw:transform="matrix(0.29843218000 0.00000000000 0.00000000000 0.29843218000 30.53382475628pt 12.72411629974pt)" svg:viewBox="0 0 0 1" svg:d="M0.0956718 0.420385L0.227408 0.420385L0.174928 0.552123L0.0956478 0.420385C-0.0880402 0.524811 0.174928 0.70903 0.0956478 0.892179L0.0956478 1.41806C0.121888 0.997677 -0.16676 0.524811 0.148688 0.184219L0.0956478 0.184219L0.0956478 0L0.148688 0C0.253648 0.130667 0.121888 0.288646 0.0956478 0.420385" koffice:nodeTypes="ccccccccccc"/>
            <draw:path draw:style-name="gr10" draw:id="shape644" draw:name="path7107" draw:layer="g14800" svg:width="0.38126798497pt" svg:height="0.65547800000pt" draw:transform="matrix(0.29843218000 0.00000000000 0.00000000000 0.29843218000 30.04889030439pt 12.74009746236pt)" svg:viewBox="0 0 0 1" svg:d="M0.381268 0.603534C0.355588 0.681718 0.223828 0.629238 0.145644 0.655478C-0.1173 0.47233 0.066924 0.262406 0.014436 0C0.250068 0.051944 0.171884 0.446626 0.381268 0.603533" koffice:nodeTypes="cccc"/>
            <draw:path draw:style-name="gr10" draw:id="shape645" draw:name="path7109" draw:layer="g14800" svg:width="0.47569422262pt" svg:height="0.42038500000pt" draw:transform="matrix(0.29843218000 0.00000000000 0.00000000000 0.29843218000 30.36660000052pt 12.74009841734pt)" svg:viewBox="0 0 0 0" svg:d="M0.236168 0.420383L0 0.420383C0.02624 0.262404 0.10496 0.130666 0.236168 0.025704L0.472328 0C0.498568 0.182613 0.366832 0.288646 0.236168 0.420385" koffice:nodeTypes="ccccc"/>
            <draw:path draw:style-name="gr17" draw:id="shape646" draw:name="path7111" draw:layer="g14800" svg:width="3.53471278496pt" svg:height="0.99642719694pt" draw:transform="matrix(0.29843218000 0.00000000000 0.00000000000 0.29843218000 23.64997577315pt 12.74776931809pt)" svg:viewBox="0 0 4 1" svg:d="M3.53471 0.996427C2.39428 0.682104 1.11195 0.682104 0 0.28813C0.171423 -0.0791159 0.484794 0.210086 0.827116 0C1.79613 0.210084 2.70805 0.602454 3.53471 0.996427" koffice:nodeTypes="cccc"/>
            <draw:path draw:style-name="gr6" draw:id="shape647" draw:name="path7113" draw:layer="g14800" svg:width="0.10485500000pt" svg:height="0.39414400000pt" draw:transform="matrix(0.29843218000 0.00000000000 0.00000000000 0.29843218000 18.13258574263pt 12.76343127765pt)" svg:viewBox="0 0 0 0" svg:d="M0 0L0.104855 0.394144L0 0" koffice:nodeTypes="ccc"/>
            <draw:path draw:style-name="gr27" draw:id="shape648" draw:name="path7115" draw:layer="g14800" svg:width="0.33555395198pt" svg:height="8.33907468216pt" draw:transform="matrix(0.29843218000 0.00000000000 0.00000000000 0.29843218000 30.67217067827pt 12.79459547585pt)" svg:viewBox="0 0 0 8" svg:d="M0.243516 7.29259C0.380627 7.50746 0.319516 8.12365 0.334406 8.33907C0.258405 8.07116 0.28913 7.69555 0.0912003 7.56158C0.0763246 5.14822 0.1368 2.49484 0 0C0.121911 2.52163 0.212805 4.69223 0.243205 7.29259" koffice:nodeTypes="ccccc"/>
            <draw:path draw:style-name="gr13" draw:id="shape649" draw:name="path7117" draw:layer="g14800" svg:width="2.67232289940pt" svg:height="2.05408631550pt" draw:transform="matrix(0.29843218000 0.00000000000 0.00000000000 0.29843218000 31.77698332083pt 12.84957193581pt)" svg:viewBox="0 0 3 2" svg:d="M1.79208 1.01619L1.67075 1.16816C1.94435 1.16816 2.369 0.715326 2.61104 0.490446C2.6729 1.01619 2.0044 1.46749 1.64042 1.76913L1.18481 1.88117L1.51846 1.35543C0.971864 1.58031 0.668549 2.40923 0 1.88117C1.09258 1.6563 1.70046 0.264024 2.67232 0C2.58133 0.526515 2.06506 0.564891 1.79145 1.01619" koffice:nodeTypes="ccccccccc"/>
            <draw:path draw:style-name="gr6" draw:id="shape650" draw:name="path7119" draw:layer="g14800" svg:width="0.31435200000pt" svg:height="1.60121000000pt" draw:transform="matrix(0.29843218000 0.00000000000 0.00000000000 0.29843218000 36.41694716904pt 12.84957265205pt)" svg:viewBox="0 0 0 2" svg:d="M0 0L0.314352 1.60121L0 0" koffice:nodeTypes="ccc"/>
            <draw:path draw:style-name="gr10" draw:id="shape651" draw:name="path7121" draw:layer="g14800" svg:width="7.30135332563pt" svg:height="5.29734911747pt" draw:transform="matrix(0.29843218000 0.00000000000 0.00000000000 0.29843218000 19.01022154371pt 12.87585256702pt)" svg:viewBox="0 0 7 5" svg:d="M6.3979 0.0153784C6.3979 0.0646898 6.3227 0.11501 6.34782 0.188475C6.69868 0.311254 6.92486 -0.0334309 7.30135 0.0400348C6.94998 0.682103 6.27251 0.928665 5.72105 1.29901C5.9215 1.34832 6.17219 1.32367 6.32311 1.52142C6.04695 1.76698 5.64524 2.06386 5.26926 2.26111C5.34446 2.80354 4.59195 2.80354 4.24047 3.07577C4.31564 3.17439 4.41581 3.17439 4.51613 3.24786C4.39083 3.61771 3.91407 3.61771 3.6132 3.81596L3.68887 4.01371C3.6132 4.01371 3.46233 4.20995 3.46233 4.01371C2.71027 4.67993 1.45588 3.74148 0.702843 4.62962L0.0254807 5.29735L0 5.14891C0.803115 4.1863 1.65596 3.3963 2.65983 2.85386L2.60974 2.80354C3.03525 2.53334 3.56225 2.75474 4.0892 2.63196C4.31528 2.48251 4.59058 2.53334 4.76656 2.36074C4.18948 2.31042 3.61243 2.63196 2.96019 2.45886C3.83852 2.06386 4.39007 1.25021 5.26855 0.928665C4.39023 1.07711 3.61259 1.79264 2.8349 2.36074C2.85992 1.96523 3.16131 1.66986 3.33678 1.34832C2.50855 1.61954 2.80993 2.85285 1.8317 3.02595C1.7064 2.6063 2.08239 2.23695 2.20768 1.8173C1.85631 2.21229 1.60562 2.90317 1.3799 3.47027L0.351723 4.4077C1.22953 3.74148 0.276518 2.58164 1.02909 1.96523C1.12971 2.0392 0.979001 2.21129 1.15432 2.26111C1.53081 1.96523 1.68117 1.44745 2.15804 1.29901C2.18306 1.37298 2.10749 1.4228 2.05741 1.47211C2.73523 1.32367 3.21149 0.459694 3.91397 0.26345L4.01413 0.26345C4.06422 0.781231 4.39007 0.0903535 4.69145 0.238794L4.59128 0.534669C5.21845 0.510013 5.69532 -0.1074 6.39765 0.0163849" koffice:nodeTypes="ccccccccccccccccccccccccccccccccccc"/>
            <draw:path draw:style-name="gr10" draw:id="shape652" draw:name="path7123" draw:layer="g14800" svg:width="0.30570917091pt" svg:height="0.41984900000pt" draw:transform="matrix(0.29843218000 0.00000000000 0.00000000000 0.29843218000 30.23331302656pt 12.88105653080pt)" svg:viewBox="0 0 0 0" svg:d="M0.288648 0.419849L0 0.419849L0 0C0.156904 0.104962 0.367368 0.157979 0.288648 0.419849" koffice:nodeTypes="cccc"/>
            <draw:path draw:style-name="gr10" draw:id="shape653" draw:name="path7125" draw:layer="g14800" svg:width="0.15444988118pt" svg:height="0.41984900000pt" draw:transform="matrix(0.29843218000 0.00000000000 0.00000000000 0.29843218000 30.44581062691pt 12.88105653080pt)" svg:viewBox="0 0 0 0" svg:d="M0.10141 0.419849C-0.0292545 0.367369 -0.0555025 0.0524808 0.15445 0L0.10141 0.419849" koffice:nodeTypes="ccc"/>
            <draw:path draw:style-name="gr13" draw:id="shape654" draw:name="path7127" draw:layer="g14800" svg:width="0.27961258009pt" svg:height="6.69723000000pt" draw:transform="matrix(0.29843218000 0.00000000000 0.00000000000 0.29843218000 30.57819796597pt 12.88073732774pt)" svg:viewBox="0 0 0 7" svg:d="M0.23616 6.69723L0 6.64529C0.341128 4.3072 -0.104968 2.31185 0.18368 0C0.420384 2.20635 0.1312 4.49142 0.23616 6.69723" koffice:nodeTypes="cccc"/>
            <draw:path draw:style-name="gr11" draw:id="shape655" draw:name="path7129" draw:layer="g14800" svg:width="0.23616500000pt" svg:height="0.05248000000pt" draw:transform="matrix(0.29843218000 0.00000000000 0.00000000000 0.29843218000 23.57962456476pt 12.88888762995pt)" svg:viewBox="0 0 0 0" svg:d="M0 0L0.236165 0.05248L0 0" koffice:nodeTypes="ccc"/>
            <draw:path draw:style-name="gr26" draw:id="shape656" draw:name="path7131" draw:layer="g14800" svg:width="1.99242518584pt" svg:height="0.45469207743pt" draw:transform="matrix(0.29843218000 0.00000000000 0.00000000000 0.29843218000 26.73795834899pt 12.88964450206pt)" svg:viewBox="0 0 2 0" svg:d="M1.992 0.317147C1.54573 0.422951 0.812497 0.564866 0.288045 0.317147C0.183388 0.246009 0.0523246 0.21062 0 0.140205C0.36656 -0.0728484 0.943879 0.0152619 1.36342 0.0336781C1.62532 0.0690659 1.86098 0.228315 1.99243 0.317147" koffice:nodeTypes="ccccc"/>
            <draw:path draw:style-name="gr6" draw:id="shape657" draw:name="path7133" draw:layer="g14800" svg:width="1.39814306976pt" svg:height="1.79239079520pt" draw:transform="matrix(0.29843218000 0.00000000000 0.00000000000 0.29843218000 30.78963597178pt 12.88888762995pt)" svg:viewBox="0 0 1 2" svg:d="M1.39814 1.79239C0.838373 1.47622 0.403985 0.633075 0 0L1.39814 1.79239" koffice:nodeTypes="ccc"/>
            <draw:path draw:style-name="gr8" draw:id="shape658" draw:name="path7135" draw:layer="g14800" svg:width="0.99805600000pt" svg:height="0.13173800000pt" draw:transform="matrix(0.29843218000 0.00000000000 0.00000000000 0.29843218000 26.84760710684pt 12.92021154905pt)" svg:viewBox="0 0 1 0" svg:d="M0.998056 0.131738L0 0C0.315856 0 0.761944 0 0.998056 0.131738" koffice:nodeTypes="ccc"/>
            <draw:path draw:style-name="gr10" draw:id="shape659" draw:name="path7137" draw:layer="g14800" svg:width="0.18770773205pt" svg:height="0.35716252202pt" draw:transform="matrix(0.29843218000 0.00000000000 0.00000000000 0.29843218000 30.35093827972pt 12.90454958950pt)" svg:viewBox="0 0 0 0" svg:d="M0.18368 0.341127C-0.02624 0.420383 0.05248 0.184219 0 0.104426L0.1312 0C0.236696 0.078184 0.15688 0.209925 0.18368 0.341127" koffice:nodeTypes="cccc"/>
            <draw:path draw:style-name="gr17" draw:id="shape660" draw:name="path7139" draw:layer="g14800" svg:width="0.11152000000pt" svg:height="0.36683300000pt" draw:transform="matrix(0.29843218000 0.00000000000 0.00000000000 0.29843218000 29.98256075910pt 12.92021131031pt)" svg:viewBox="0 0 0 0" svg:d="M0.10496 0.340593L0.05248 0.366833L0 0C0.18368 0 0.07872 0.208854 0.10496 0.340592" koffice:nodeTypes="cccc"/>
            <draw:path draw:style-name="gr26" draw:id="shape661" draw:name="path7141" draw:layer="g14800" svg:width="0.13115200000pt" svg:height="0.05355200000pt" draw:transform="matrix(0.29843218000 0.00000000000 0.00000000000 0.29843218000 26.59695750004pt 12.93571402645pt)" svg:viewBox="0 0 0 0" svg:d="M0.000136 0.053552L0.104992 0L0.131152 0L0 0.053552" koffice:nodeTypes="cccc"/>
            <draw:path draw:style-name="gr6" draw:id="shape662" draw:name="path7143" draw:layer="g14800" svg:width="1.39699529344pt" svg:height="1.59500129519pt" draw:transform="matrix(0.29843218000 0.00000000000 0.00000000000 0.29843218000 30.88392621591pt 12.93603346825pt)" svg:viewBox="0 0 1 2" svg:d="M1.3963 1.59073C1.42921 1.67121 0.279138 0.595844 0 0C0.46459 0.529565 1.36402 1.51227 1.3963 1.59073" koffice:nodeTypes="ccc"/>
            <draw:path draw:style-name="gr17" draw:id="shape663" draw:name="path7145" draw:layer="g14800" svg:width="2.25326400053pt" svg:height="0.47694091172pt" draw:transform="matrix(0.29843218000 0.00000000000 0.00000000000 0.29843218000 26.04820279491pt 12.95433074385pt)" svg:viewBox="0 0 2 0" svg:d="M2.25318 0.374463C2.20776 0.446581 2.02576 0.519809 1.91163 0.446581C1.86622 0.482824 2.0485 0.374463 1.91163 0.338219C1.25171 0.664045 0.682715 0.301606 0 0.283484C0.682715 -0.13406 1.57 -0.0789551 2.25326 0.373725" koffice:nodeTypes="ccccc"/>
            <draw:path draw:style-name="gr26" draw:id="shape664" draw:name="path7147" draw:layer="g14800" svg:width="1.59455617792pt" svg:height="0.62625911878pt" draw:transform="matrix(0.29843218000 0.00000000000 0.00000000000 0.29843218000 23.28177492438pt 12.96643125961pt)" svg:viewBox="0 0 2 1" svg:d="M1.35977 0.0227983C1.03184 0.00203294 0.656427 0.0643292 0.375311 0.251223C0.586136 0.397008 0.79744 0.168584 1.00836 0.14697L1.52378 0.105863L1.31295 0.168584L1.35977 0.210115C1.10213 0.417774 0.844351 0.417774 0.515849 0.521179C0.914646 0.604666 1.33629 0.397007 1.59456 0.168583C1.54777 0.335134 1.17243 0.563558 0.891164 0.625432C0.562805 0.625432 0.163868 0.646197 0 0.479647C0.351837 0.189348 0.82092 -0.0814553 1.35991 0.0227977" koffice:nodeTypes="ccccccccccc"/>
            <draw:path draw:style-name="gr8" draw:id="shape665" draw:name="path7149" draw:layer="g14800" svg:width="1.18174000000pt" svg:height="0.29930836283pt" draw:transform="matrix(0.29843218000 0.00000000000 0.00000000000 0.29843218000 26.79279108401pt 12.95952652695pt)" svg:viewBox="0 0 1 0" svg:d="M1.18174 0.236166C0.892656 0.393073 0.289072 0.236166 0 0C0.341072 0.236166 0.840128 0.156908 1.18174 0.236166" koffice:nodeTypes="ccc"/>
            <draw:path draw:style-name="gr10" draw:id="shape666" draw:name="path7151" draw:layer="g14800" svg:width="0.44662400000pt" svg:height="0.52481100000pt" draw:transform="matrix(0.29843218000 0.00000000000 0.00000000000 0.29843218000 30.09235515185pt 12.95952652695pt)" svg:viewBox="0 0 0 1" svg:d="M0.446624 0.524811C0.288104 0.498571 0 0.603531 0 0.340592L0 0C0.31488 0 0.340592 0.340592 0.446624 0.524811" koffice:nodeTypes="cccc"/>
            <draw:path draw:style-name="gr17" draw:id="shape667" draw:name="path7153" draw:layer="g14800" svg:width="0.28859200000pt" svg:height="0.11589892847pt" draw:transform="matrix(0.29843218000 0.00000000000 0.00000000000 0.29843218000 23.88520932851pt 12.97378250747pt)" svg:viewBox="0 0 0 0" svg:d="M0.288592 0.00417602C0.288592 0.188396 0.105016 0.082896 0 0.109138C0.104856 0.0828984 0.183584 -0.022064 0.288592 0.00417602" koffice:nodeTypes="ccc"/>
            <draw:path draw:style-name="gr6" draw:id="shape668" draw:name="path7155" draw:layer="g14800" svg:width="0.28918400000pt" svg:height="1.99589000000pt" draw:transform="matrix(0.29843218000 0.00000000000 0.00000000000 0.29843218000 36.87929740195pt 12.99069096390pt)" svg:viewBox="0 0 0 2" svg:d="M0.289184 0L0 1.99589L0.289184 0" koffice:nodeTypes="ccc"/>
            <draw:path draw:style-name="gr17" draw:id="shape669" draw:name="path7157" draw:layer="g14800" svg:width="2.83200141395pt" svg:height="1.29773345369pt" draw:transform="matrix(0.29843218000 0.00000000000 0.00000000000 0.29843218000 23.65016676974pt 13.03608173469pt)" svg:viewBox="0 0 3 1" svg:d="M2.8319 0.245842C2.42351 0.424588 1.63258 0.335518 1.14771 0.754626C0.790926 0.665561 0.509909 0.814411 0.22946 1.02427C0.22946 1.08344 0.20402 1.14323 0.280395 1.17313C0.30631 1.20302 0.127424 1.32198 0 1.29331C0.331958 0.933373 0.408451 0.366632 0.867363 0.305626C1.37778 -0.292228 2.14311 0.155553 2.832 0.245842" koffice:nodeTypes="ccccccc"/>
            <draw:path draw:style-name="gr10" draw:id="shape670" draw:name="path7159" draw:layer="g14800" svg:width="0.26788006799pt" svg:height="0.35314024747pt" draw:transform="matrix(0.29843218000 0.00000000000 0.00000000000 0.29843218000 30.42761371209pt 13.02908574278pt)" svg:viewBox="0 0 0 0" svg:d="M0.26788 0.344211C0.2154 0.396155 -0.0994875 0.213543 0.0317205 0.00201225C0.373912 -0.0242278 0.00604051 0.212472 0.26788 0.344211" koffice:nodeTypes="ccc"/>
            <draw:path draw:style-name="gr6" draw:id="shape671" draw:name="path7161" draw:layer="g14800" svg:width="0.75077372678pt" svg:height="0.66258444125pt" draw:transform="matrix(0.29843218000 0.00000000000 0.00000000000 0.29843218000 28.82260978696pt 13.06117014000pt)" svg:viewBox="0 0 1 1" svg:d="M0 0L0.750774 0.662584L0 0" koffice:nodeTypes="ccc"/>
            <draw:path draw:style-name="gr10" draw:id="shape672" draw:name="path7163" draw:layer="g14800" svg:width="0.57764220017pt" svg:height="1.12998926788pt" draw:transform="matrix(0.29843218000 0.00000000000 0.00000000000 0.29843218000 30.24913470702pt 13.05733484971pt)" svg:viewBox="0 0 1 1" svg:d="M0.358982 0.1537L0.259267 0.320495C0.598713 0.265278 0.618249 0.712148 0.538884 1.12999C0.459105 1.1021 0.29956 1.04688 0.35939 0.906837C0.399276 0.85105 0.518534 0.85105 0.479049 0.712148L0.35939 0.572109C0.29956 0.628466 0.35939 0.795262 0.29956 0.878943C0.159138 0.878943 0.0402936 0.767937 0 0.627328L0 0.572111L0.35939 0.572111C0.239324 0.516325 0.29956 0.153703 0.140009 0.376284L0.0793895 0.376284L0.0399288 0.0136629C0.158779 0.0415563 0.338674 -0.0973433 0.359025 0.153703" koffice:nodeTypes="cccccccccccccc"/>
            <draw:path draw:style-name="gr10" draw:id="shape673" draw:name="path7165" draw:layer="g14800" svg:width="1.41172051199pt" svg:height="0.57826899360pt" draw:transform="matrix(0.29843218000 0.00000000000 0.00000000000 0.29843218000 20.98552384974pt 13.13212895631pt)" svg:viewBox="0 0 1 1" svg:d="M1.41172 0.0386869C1.14721 0.318862 0.61725 0.338817 0.264512 0.578269C0.110324 0.478498 0.419284 0.438996 0.308556 0.358771C0.198415 0.358771 0.0440476 0.518406 0 0.358771C0.154233 0.199543 0.463329 0.0794097 0.705881 0L1.41172 0.0395003" koffice:nodeTypes="cccccc"/>
            <draw:path draw:style-name="gr26" draw:id="shape674" draw:name="path7167" draw:layer="g14800" svg:width="0.52529600000pt" svg:height="0.23670000000pt" draw:transform="matrix(0.29843218000 0.00000000000 0.00000000000 0.29843218000 26.87905947115pt 13.14731151441pt)" svg:viewBox="0 0 1 0" svg:d="M0 0.2367L0.236112 0.132274L0.105496 0L0.525296 0.184219L0.00048 0.236699" koffice:nodeTypes="ccccc"/>
            <draw:path draw:style-name="gr6" draw:id="shape675" draw:name="path7169" draw:layer="g14800" svg:width="1.78678906644pt" svg:height="0.89358726862pt" draw:transform="matrix(0.29843218000 0.00000000000 0.00000000000 0.29843218000 29.41840695348pt 13.14731151441pt)" svg:viewBox="0 0 2 1" svg:d="M0 0.844386C0.719778 1.11725 1.14193 0.174142 1.78679 0C1.19102 0.273869 0.69447 1.06814 0 0.844386" koffice:nodeTypes="ccc"/>
            <draw:path draw:style-name="gr10" draw:id="shape676" draw:name="path7171" draw:layer="g14800" svg:width="0.31542400000pt" svg:height="0.29273925205pt" draw:transform="matrix(0.29843218000 0.00000000000 0.00000000000 0.29843218000 30.13934031427pt 13.14763095621pt)" svg:viewBox="0 0 0 0" svg:d="M0.315424 0.0514104C0.315424 0.104962 0.262944 0.183149 0.289184 0.288646C0.157976 0.314886 0.078184 0.20939 0 0.131203L0.05248 0C0.13064 0.05248 0.236168 0.05248 0.315424 0.05248" koffice:nodeTypes="ccccc"/>
            <draw:path draw:style-name="gr6" draw:id="shape677" draw:name="path7173" draw:layer="g14800" svg:width="0.41984800000pt" svg:height="0.36843900000pt" draw:transform="matrix(0.29843218000 0.00000000000 0.00000000000 0.29843218000 28.85409318822pt 13.16297347396pt)" svg:viewBox="0 0 0 0" svg:d="M0.419848 0.368439L0 0L0.289184 0.236165L0.419848 0.368439" koffice:nodeTypes="cccc"/>
            <draw:path draw:style-name="gr6" draw:id="shape678" draw:name="path7175" draw:layer="g14800" svg:width="0.55148000000pt" svg:height="0.23616500000pt" draw:transform="matrix(0.29843218000 0.00000000000 0.00000000000 0.29843218000 21.12646739971pt 13.18678621321pt)" svg:viewBox="0 0 1 0" svg:d="M0 0.236165L0.419795 0L0.55148 0L0 0.236165" koffice:nodeTypes="cccc"/>
            <draw:path draw:style-name="gr6" draw:id="shape679" draw:name="path7177" draw:layer="g14800" svg:width="0.62055463146pt" svg:height="1.10283350522pt" draw:transform="matrix(0.29843218000 0.00000000000 0.00000000000 0.29843218000 18.02298330146pt 13.20228845186pt)" svg:viewBox="0 0 1 1" svg:d="M0.620555 1.10283L0 0L0.620555 0.993167L0.620555 1.10283" koffice:nodeTypes="cccc"/>
            <draw:path draw:style-name="gr26" draw:id="shape680" draw:name="path7179" draw:layer="g14800" svg:width="3.36142000000pt" svg:height="0.45661993277pt" draw:transform="matrix(0.29843218000 0.00000000000 0.00000000000 0.29843218000 24.87275006162pt 13.20228845186pt)" svg:viewBox="0 0 3 0" svg:d="M3.36142 0.0524808C2.57366 0.683326 1.0507 0.420385 0 0.288646C0.919384 0.288646 2.28449 0.577292 3.23027 0L3.36142 0.05248" koffice:nodeTypes="cccc"/>
            <draw:path draw:style-name="gr6" draw:id="shape681" draw:name="path7181" draw:layer="g14800" svg:width="0.49856800000pt" svg:height="0.28864600000pt" draw:transform="matrix(0.29843218000 0.00000000000 0.00000000000 0.29843218000 29.66148832019pt 13.20228845186pt)" svg:viewBox="0 0 0 0" svg:d="M0 0.288646L0.498568 0L0.078184 0.288646L0.000504 0.288646" koffice:nodeTypes="cccc"/>
            <draw:path draw:style-name="gr6" draw:id="shape682" draw:name="path7183" draw:layer="g14800" svg:width="0.10485400000pt" svg:height="0.76151200000pt" draw:transform="matrix(0.29843218000 0.00000000000 0.00000000000 0.29843218000 18.54032670654pt 13.21795041141pt)" svg:viewBox="0 0 0 1" svg:d="M0.104854 0.761512L0 0L0.104854 0.18422L0.104854 0.761512" koffice:nodeTypes="cccc"/>
            <draw:path draw:style-name="gr6" draw:id="shape683" draw:name="path7185" draw:layer="g14800" svg:width="0.18357700000pt" svg:height="0.23616600000pt" draw:transform="matrix(0.29843218000 0.00000000000 0.00000000000 0.29843218000 20.05300923571pt 13.21795041141pt)" svg:viewBox="0 0 0 0" svg:d="M0.183577 0L0 0.236166L0.183577 0" koffice:nodeTypes="ccc"/>
            <draw:path draw:style-name="gr10" draw:id="shape684" draw:name="path7187" draw:layer="g14800" svg:width="0.33814190592pt" svg:height="2.25937000000pt" draw:transform="matrix(0.29843218000 0.00000000000 0.00000000000 0.29843218000 18.65783927170pt 13.23345265006pt)" svg:viewBox="0 0 0 2" svg:d="M0.262676 2.25937C0.10475 1.9177 0.393825 1.28793 0.23654 0.788824C0.05232 0.946802 0.15782 1.28793 0.131685 1.44484C-0.0525344 1.62852 0.105013 1.26169 0 1.20814L0.07872 0C0.499051 0.657086 0.288591 1.52409 0.262297 2.2583" koffice:nodeTypes="cccccc"/>
            <draw:path draw:style-name="gr10" draw:id="shape685" draw:name="path7189" draw:layer="g14800" svg:width="5.51710855558pt" svg:height="3.02382280299pt" draw:transform="matrix(0.29843218000 0.00000000000 0.00000000000 0.29843218000 20.47599674157pt 13.22780287136pt)" svg:viewBox="0 0 6 3" svg:d="M4.30332 0.185922L5.5167 0.0232782C5.54415 0.636978 4.16556 0.702826 4.96486 1.05775C4.44119 1.76758 3.61376 1.79985 2.92404 2.15477L3.11688 2.44515C2.31702 3.12339 1.21395 3.15499 0.303092 2.80008L0 2.57488C0.413967 2.63941 0.799865 2.86461 1.2414 2.93045C1.13125 2.70394 0.63448 2.63809 0.331276 2.50968C0.799697 2.18835 1.76562 2.89687 2.4829 2.57488L0.745355 2.21864C1.21377 1.96052 2.04137 2.47742 2.73093 2.21864C2.23488 1.9941 1.57278 2.18704 1.0755 1.9941C1.10353 1.73532 0.965361 2.05797 0.938304 1.86371C1.32459 1.6056 1.6836 2.0257 2.12407 1.92957C2.45534 1.96051 2.86937 1.89731 3.17251 1.76758C2.53797 1.73532 1.71054 1.83211 1.0755 1.57333C1.98619 1.57333 3.19957 1.63786 4.02756 1.28294L2.78673 1.28294C3.39359 1.21841 3.91798 0.993214 4.41403 0.604712L4.35895 0.540842C3.53147 0.991898 2.45545 1.31587 1.57279 1.21841C2.53799 1.12162 3.42122 0.83123 4.27626 0.346592C3.50402 0.476312 2.67642 0.991898 1.82148 0.895761C1.98687 0.572449 2.29064 0.7667 2.48347 0.604714C3.03532 0.282061 3.66923 -0.299374 4.30428 0.185924" koffice:nodeTypes="cccccccccccccccccccccccccc"/>
            <draw:path draw:style-name="gr26" draw:id="shape686" draw:name="path7191" draw:layer="g14800" svg:width="1.69053571768pt" svg:height="0.77411862563pt" draw:transform="matrix(0.29843218000 0.00000000000 0.00000000000 0.29843218000 26.52624817304pt 13.22107045812pt)" svg:viewBox="0 0 2 1" svg:d="M1.69054 0.614636C1.47346 0.915712 0.96585 0.706515 0.652218 0.66081C0.435141 0.56846 0.290437 0.406847 0.0968957 0.267852C0.410965 0.38376 0.773283 0.868598 1.1839 0.684369C0.966337 0.475639 0.555712 0.453494 0.338635 0.244764C0.483339 0.13074 0.869789 0.360672 1.13472 0.406847C1.01414 0.10671 0.700563 0.10671 0.434648 0.0605348C0.265915 0.0605348 0.0723739 0.244764 0 0.0374478C0.724739 -0.124165 1.25539 0.268795 1.69019 0.614636" koffice:nodeTypes="ccccccccc"/>
            <draw:path draw:style-name="gr6" draw:id="shape687" draw:name="path7193" draw:layer="g14800" svg:width="0.36555083366pt" svg:height="0.30424832889pt" draw:transform="matrix(0.29843218000 0.00000000000 0.00000000000 0.29843218000 28.86959494938pt 13.23377233061pt)" svg:viewBox="0 0 0 0" svg:d="M0 0L0.365551 0.304248L0 0" koffice:nodeTypes="ccc"/>
            <draw:path draw:style-name="gr26" draw:id="shape688" draw:name="path7195" draw:layer="g14800" svg:width="0.20987200000pt" svg:height="0.10138809275pt" draw:transform="matrix(0.29843218000 0.00000000000 0.00000000000 0.29843218000 24.09680729396pt 13.24379154556pt)" svg:viewBox="0 0 0 0" svg:d="M0.209872 0.0451488C0.157472 0.149576 0.07872 0.0713888 0 0.0976288C0.0524 0.0451488 0.157928 -0.0603504 0.209872 0.0451488" koffice:nodeTypes="ccc"/>
            <draw:path draw:style-name="gr6" draw:id="shape689" draw:name="path7197" draw:layer="g14800" svg:width="2.55115874328pt" svg:height="0.50272382451pt" draw:transform="matrix(0.29843218000 0.00000000000 0.00000000000 0.29843218000 31.69100142859pt 13.24160342976pt)" svg:viewBox="0 0 3 1" svg:d="M0 0.502724C0.711884 0.465134 1.98444 0.212253 2.55116 0C2.33584 0.193648 0.949577 0.483739 0 0.502724" koffice:nodeTypes="ccc"/>
            <draw:path draw:style-name="gr11" draw:id="shape690" draw:name="path7199" draw:layer="g14800" svg:width="0.18352300000pt" svg:height="0.00000000000pt" draw:transform="matrix(0.29843218000 0.00000000000 0.00000000000 0.29843218000 23.31306589657pt 13.25726538931pt)" svg:viewBox="0 0 0 0" svg:d="M0 0L0.183523 0L0 0" koffice:nodeTypes="ccc"/>
            <draw:path draw:style-name="gr6" draw:id="shape691" draw:name="path7201" draw:layer="g14800" svg:width="1.65461914240pt" svg:height="0.74984896622pt" draw:transform="matrix(0.29843218000 0.00000000000 0.00000000000 0.29843218000 29.54386306704pt 13.25726538931pt)" svg:viewBox="0 0 2 1" svg:d="M0 0.749849C0.303777 0.682146 1.14762 0.340377 1.65462 0C1.3839 0.272673 0.606875 0.568068 0 0.749849" koffice:nodeTypes="ccc"/>
            <draw:path draw:style-name="gr27" draw:id="shape692" draw:name="path7203" draw:layer="g14800" svg:width="0.43034649606pt" svg:height="4.63799382144pt" draw:transform="matrix(0.29843218000 0.00000000000 0.00000000000 0.29843218000 30.33527655891pt 13.25726538931pt)" svg:viewBox="0 0 0 5" svg:d="M0 4.63799C0.137358 3.16696 0.206564 1.55522 0.430346 0L0.154923 4.58033L0 4.63799" koffice:nodeTypes="cccc"/>
            <draw:path draw:style-name="gr10" draw:id="shape693" draw:name="path7205" draw:layer="g14800" svg:width="0.47340000000pt" svg:height="0.27773927585pt" draw:transform="matrix(0.29843218000 0.00000000000 0.00000000000 0.29843218000 30.16283289548pt 13.28822265272pt)" svg:viewBox="0 0 0 0" svg:d="M0.4734 0.184913C0.39364 0.211153 0.289184 0.342893 0.05248 0.237393C-0.02568 0.184913 0.0268 0.105655 0 0.0531743C0.211 -0.103734 0.367904 0.131358 0.4734 0.184913" koffice:nodeTypes="cccc"/>
            <draw:path draw:style-name="gr6" draw:id="shape694" draw:name="path7207" draw:layer="g14800" svg:width="1.28365059920pt" svg:height="0.43176056581pt" draw:transform="matrix(0.29843218000 0.00000000000 0.00000000000 0.29843218000 31.90259939404pt 13.28842982626pt)" svg:viewBox="0 0 1 0" svg:d="M0 0.431761C0.315765 0.431761 1.22917 0.128437 1.28365 0C0.891525 0.186498 0.504968 0.431761 0 0.431761" koffice:nodeTypes="ccc"/>
            <draw:path draw:style-name="gr6" draw:id="shape695" draw:name="path7209" draw:layer="g14800" svg:width="0.23616800000pt" svg:height="0.18421800000pt" draw:transform="matrix(0.29843218000 0.00000000000 0.00000000000 0.29843218000 29.01071278374pt 13.30441146636pt)" svg:viewBox="0 0 0 0" svg:d="M0.236168 0.183148L0 0L0.07872 0.02624L0.236168 0.184218" koffice:nodeTypes="cccc"/>
            <draw:path draw:style-name="gr26" draw:id="shape696" draw:name="path7211" draw:layer="g14800" svg:width="2.01074952408pt" svg:height="1.89339867276pt" draw:transform="matrix(0.29843218000 0.00000000000 0.00000000000 0.29843218000 23.65028590387pt 13.31632249706pt)" svg:viewBox="0 0 2 2" svg:d="M1.74957 0.0511919C1.52563 0.340787 1.30313 0.847024 0.781436 1.24494L0.855739 1.28031C1.34022 1.02756 1.7123 0.63038 2.01075 0.26857C1.78757 0.811652 0.930996 1.82339 0 1.8934C0.0750296 1.17125 0.447119 0.484476 1.11696 0.0511908C1.37727 0.15951 1.713 -0.166189 1.67504 0.123404L1.74934 0.0511908" koffice:nodeTypes="cccccccc"/>
            <draw:path draw:style-name="gr17" draw:id="shape697" draw:name="path7213" draw:layer="g14800" svg:width="0.26753197465pt" svg:height="5.46310187134pt" draw:transform="matrix(0.29843218000 0.00000000000 0.00000000000 0.29843218000 30.42157598300pt 13.31192288496pt)" svg:viewBox="0 0 0 5" svg:d="M0.149022 5.28732L0 5.4631L0.244031 0C0.31217 1.7047 0.217177 3.55912 0.149022 5.28732" koffice:nodeTypes="cccc"/>
            <draw:path draw:style-name="gr6" draw:id="shape698" draw:name="path7215" draw:layer="g14800" svg:width="0.52925365397pt" svg:height="0.48953611392pt" draw:transform="matrix(0.29843218000 0.00000000000 0.00000000000 0.29843218000 30.98572978861pt 13.31192288496pt)" svg:viewBox="0 0 1 0" svg:d="M0 0C0 0 0.468584 0.352373 0.525352 0.473401C0.582152 0.593894 0 0 0 0" koffice:nodeTypes="ccc"/>
            <draw:path draw:style-name="gr6" draw:id="shape699" draw:name="path7217" draw:layer="g14800" svg:width="0.24073705684pt" svg:height="0.25067205724pt" draw:transform="matrix(0.29843218000 0.00000000000 0.00000000000 0.29843218000 31.07203160015pt 13.31192288496pt)" svg:viewBox="0 0 0 0" svg:d="M0 0C0 0 0.19172 0.151553 0.236168 0.236165C0.279528 0.321848 0 0 0 0" koffice:nodeTypes="ccc"/>
            <draw:path draw:style-name="gr26" draw:id="shape700" draw:name="path7219" draw:layer="g14800" svg:width="1.45945728640pt" svg:height="0.43176056581pt" draw:transform="matrix(0.29843218000 0.00000000000 0.00000000000 0.29843218000 24.86496217545pt 13.32742488487pt)" svg:viewBox="0 0 1 0" svg:d="M1.45923 0.414519L1.42704 0.431761C0.9199 0.327955 0.347995 0.173478 0 0C0.317 0.190369 1.14245 0.13829 1.45946 0.414518" koffice:nodeTypes="cccc"/>
            <draw:path draw:style-name="gr8" draw:id="shape701" draw:name="path7221" draw:layer="g14800" svg:width="0.39708423337pt" svg:height="0.43035410579pt" draw:transform="matrix(0.29843218000 0.00000000000 0.00000000000 0.29843218000 23.75973817397pt 13.34372644427pt)" svg:viewBox="0 0 0 0" svg:d="M0 0.430354C0.0826412 0.240647 0.231426 0.120148 0.397084 0L0 0.430354" koffice:nodeTypes="ccc"/>
            <draw:path draw:style-name="gr26" draw:id="shape702" draw:name="path7223" draw:layer="g14800" svg:width="2.60944499556pt" svg:height="0.63355425711pt" draw:transform="matrix(0.29843218000 0.00000000000 0.00000000000 0.29843218000 25.17061641420pt 13.35645904434pt)" svg:viewBox="0 0 3 1" svg:d="M2.60944 0.00696039C1.85956 0.362457 0.899202 0.508662 0 0.633554C0.989668 0.633554 1.73893 -0.0774376 2.60944 0.00696039" koffice:nodeTypes="ccc"/>
            <draw:path draw:style-name="gr6" draw:id="shape703" draw:name="path7225" draw:layer="g14800" svg:width="0.52480800000pt" svg:height="0.42038500000pt" draw:transform="matrix(0.29843218000 0.00000000000 0.00000000000 0.29843218000 28.94039499976pt 13.35906872327pt)" svg:viewBox="0 0 1 0" svg:d="M0 0L0.524808 0.420385L0 0" koffice:nodeTypes="ccc"/>
            <draw:path draw:style-name="gr6" draw:id="shape704" draw:name="path7227" draw:layer="g14800" svg:width="1.39561144960pt" svg:height="0.79789591980pt" draw:transform="matrix(0.29843218000 0.00000000000 0.00000000000 0.29843218000 30.93091376579pt 13.35906872327pt)" svg:viewBox="0 0 1 1" svg:d="M0 0C0 0 1.22859 0.615643 1.39561 0.797896C0.997049 0.633342 0 0 0 0" koffice:nodeTypes="ccc"/>
            <draw:path draw:style-name="gr6" draw:id="shape705" draw:name="path7229" draw:layer="g14800" svg:width="0.91884800000pt" svg:height="0.18422000000pt" draw:transform="matrix(0.29843218000 0.00000000000 0.00000000000 0.29843218000 20.42902638139pt 13.37457096192pt)" svg:viewBox="0 0 1 0" svg:d="M0 0.18422L0.918848 0L0.34161 0.18422L0 0.18422" koffice:nodeTypes="cccc"/>
            <draw:path draw:style-name="gr26" draw:id="shape706" draw:name="path7231" draw:layer="g14800" svg:width="1.12883000000pt" svg:height="0.05355200000pt" draw:transform="matrix(0.29843218000 0.00000000000 0.00000000000 0.29843218000 25.17061641420pt 13.38240206107pt)" svg:viewBox="0 0 1 0" svg:d="M0 0L1.12883 0.053552L0 0" koffice:nodeTypes="ccc"/>
            <draw:path draw:style-name="gr10" draw:id="shape707" draw:name="path7233" draw:layer="g14800" svg:width="0.39414400000pt" svg:height="0.25199485779pt" draw:transform="matrix(0.29843218000 0.00000000000 0.00000000000 0.29843218000 30.30395072984pt 13.38526491471pt)" svg:viewBox="0 0 0 0" svg:d="M0.394144 0.0439591C0.288648 0.0701991 0.314864 0.332605 0.104968 0.227108L0 0.148388C0.0252 0.0439607 0.261872 -0.0620721 0.394144 0.0439607" koffice:nodeTypes="cccc"/>
            <draw:path draw:style-name="gr6" draw:id="shape708" draw:name="path7235" draw:layer="g14800" svg:width="0.89541555770pt" svg:height="0.27711570016pt" draw:transform="matrix(0.29843218000 0.00000000000 0.00000000000 0.29843218000 32.06721219707pt 13.38240206107pt)" svg:viewBox="0 0 1 0" svg:d="M0.895416 0C0.739335 0.052435 0 0.277116 0 0.277116C0 0.277116 0.890851 0.0439778 0.895416 0" koffice:nodeTypes="ccc"/>
            <draw:path draw:style-name="gr26" draw:id="shape709" draw:name="path7237" draw:layer="g14800" svg:width="0.13115200000pt" svg:height="0.13524799401pt" draw:transform="matrix(0.29843218000 0.00000000000 0.00000000000 0.29843218000 26.18928959233pt 13.41267834148pt)" svg:viewBox="0 0 0 0" svg:d="M0.131152 0.0565281L0.131152 0.135248L0 0.00404487C0.0524 0.00404487 0.104856 -0.0216591 0.131152 0.0565249" koffice:nodeTypes="cccc"/>
            <draw:path draw:style-name="gr26" draw:id="shape710" draw:name="path7239" draw:layer="g14800" svg:width="0.55148000000pt" svg:height="0.18209817597pt" draw:transform="matrix(0.29843218000 0.00000000000 0.00000000000 0.29843218000 25.20179660837pt 13.42986829616pt)" svg:viewBox="0 0 1 0" svg:d="M0.55148 0.078184C0.367904 0.341126 0.183688 0.025168 0 0L0.55148 0.078184" koffice:nodeTypes="ccc"/>
            <draw:path draw:style-name="gr26" draw:id="shape711" draw:name="path7241" draw:layer="g14800" svg:width="0.05256000000pt" svg:height="0.07818400000pt" draw:transform="matrix(0.29843218000 0.00000000000 0.00000000000 0.29843218000 24.46513706543pt 13.44521081391pt)" svg:viewBox="0 0 0 0" svg:d="M0 0.078184L0.05256 0.078184L0.05256 0L0 0Z" koffice:nodeTypes="ccccc"/>
            <draw:path draw:style-name="gr26" draw:id="shape712" draw:name="path7243" draw:layer="g14800" svg:width="0.76145600000pt" svg:height="0.32888720496pt" draw:transform="matrix(0.29843218000 0.00000000000 0.00000000000 0.29843218000 24.87271902467pt 13.44521009767pt)" svg:viewBox="0 0 1 0" svg:d="M0.761456 0.315958C0.682736 0.367902 0.10496 0.263478 0 0L0.761456 0.315958" koffice:nodeTypes="ccc"/>
            <draw:path draw:style-name="gr26" draw:id="shape713" draw:name="path7245" draw:layer="g14800" svg:width="1.45733420880pt" svg:height="0.36425087502pt" draw:transform="matrix(0.29843218000 0.00000000000 0.00000000000 0.29843218000 25.34291683019pt 13.44521033641pt)" svg:viewBox="0 0 1 0" svg:d="M1.45725 0.0795081C1.05369 0.174853 0.694744 0.300903 0.268747 0.364251L0.313955 0.332578L0 0.332578C0.537951 0.300904 0.941594 0.0630244 1.45733 0L1.45733 0.0795081" koffice:nodeTypes="cccccc"/>
            <draw:path draw:style-name="gr27" draw:id="shape714" draw:name="path7247" draw:layer="g14800" svg:width="4.62217664698pt" svg:height="2.10831930449pt" draw:transform="matrix(0.29843218000 0.00000000000 0.00000000000 0.29843218000 30.84429203495pt 13.44521033641pt)" svg:viewBox="0 0 5 2" svg:d="M4.09184 0.946802L4.62218 0.704829C4.24373 0.968808 3.51104 1.12323 2.9045 1.25567C3.48478 1.38721 3.99092 1.07924 4.49499 0.902807C4.24321 1.36521 3.4096 1.32122 2.85352 1.54119C3.46058 1.62919 4.04087 1.43076 4.49499 1.10124C4.14179 1.36521 3.63667 1.5632 3.30869 1.69563C3.71288 1.73962 4.06558 1.49765 4.39408 1.29922C4.24321 1.80517 3.35863 1.91561 2.77836 2.09204C2.12135 2.15758 1.43964 2.02515 0.909817 1.69563L1.44016 1.85006C1.16263 1.58609 0.505621 1.38721 0.17815 1.0128L0.909817 1.34322C0.809408 1.07924 0.304303 0.990805 0.17815 0.704829C0.682747 0.837265 1.1374 1.32122 1.66722 1.49765L1.71768 1.45366C1.16211 1.07924 0.429933 0.771272 0 0.264873C0.354246 0.220878 0.73269 0.792373 1.18785 0.859265C0.960275 0.572394 0.303788 0.286421 0.076718 0C1.18785 0.815268 2.70215 1.36521 4.09081 0.946811" koffice:nodeTypes="cccccccccccccccccccc"/>
            <draw:path draw:style-name="gr6" draw:id="shape715" draw:name="path7249" draw:layer="g14800" svg:width="2.79122289920pt" svg:height="0.48042759753pt" draw:transform="matrix(0.29843218000 0.00000000000 0.00000000000 0.29843218000 31.63618540577pt 13.45320091772pt)" svg:viewBox="0 0 3 0" svg:d="M0 0.47289C0.930619 0.418327 1.92323 0.345945 2.79122 0C2.14023 0.273563 1.05461 0.527826 0 0.47289" koffice:nodeTypes="ccc"/>
            <draw:path draw:style-name="gr26" draw:id="shape716" draw:name="path7251" draw:layer="g14800" svg:width="1.61445430942pt" svg:height="1.16731861851pt" draw:transform="matrix(0.29843218000 0.00000000000 0.00000000000 0.29843218000 26.27249559850pt 13.48452507557pt)" svg:viewBox="0 0 2 1" svg:d="M1.61433 1.16355C1.01363 1.20324 0.546849 0.922991 0.246781 0.621463C0.14686 0.461085 -0.0539076 0.361259 0.0135874 0.180425C0.17955 0.400943 0.280183 0.862025 0.914422 0.982718C0.847842 0.742154 0.313056 0.520817 0.247665 0.260613C0.614283 0.300297 0.847669 0.621463 1.08107 0.762202C1.14765 0.521636 0.781059 0.280251 0.413618 0.140739C0.213572 0.180423 0.0469283 0.100646 0.0135874 0C0.947702 0.0605497 1.34718 0.702469 1.61445 1.16355" koffice:nodeTypes="ccccccccc"/>
            <draw:path draw:style-name="gr17" draw:id="shape717" draw:name="path7253" draw:layer="g14800" svg:width="1.52502740640pt" svg:height="5.05182170817pt" draw:transform="matrix(0.29843218000 0.00000000000 0.00000000000 0.29843218000 30.77397186351pt 13.51600895432pt)" svg:viewBox="0 0 2 5" svg:d="M1.52503 4.80979C1.16791 4.83928 0.681834 5.19436 0.291649 4.98733C0.357149 3.30522 0.163355 1.62192 0 0C0.454332 1.62192 0.875598 3.24685 1.52436 4.80979" koffice:nodeTypes="cccc"/>
            <draw:path draw:style-name="gr17" draw:id="shape718" draw:name="path7255" draw:layer="g14800" svg:width="3.90979726166pt" svg:height="2.50655550477pt" draw:transform="matrix(0.29843218000 0.00000000000 0.00000000000 0.29843218000 29.34776686275pt 13.52415997277pt)" svg:viewBox="0 0 4 3" svg:d="M3.89739 0.406286L3.77757 0.646142L3.83748 0.646142C3.59782 1.14984 3.08796 2.08675 2.21861 2.42255C1.64944 2.58995 0.989782 2.4715 0.420002 2.37458L1.22883 2.37458C0.929259 2.23018 0.449958 2.35108 0.149779 2.13472C0.420002 2.08675 0.959827 2.18367 1.22883 2.03927C0.868736 2.03927 0.36009 2.06325 0 1.91885C0.449958 1.87088 0.959827 1.96633 1.46909 1.82291C1.04909 1.79941 0.41939 1.89486 0 1.72746C0.629701 1.79941 1.61887 1.65599 2.30848 1.39116L3.83748 0C3.77757 0.16741 3.9573 0.190906 3.89739 0.407266" koffice:nodeTypes="cccccccccccccc"/>
            <draw:path draw:style-name="gr26" draw:id="shape719" draw:name="path7257" draw:layer="g14800" svg:width="0.36726400000pt" svg:height="0.10442700000pt" draw:transform="matrix(0.29843218000 0.00000000000 0.00000000000 0.29843218000 24.86487145207pt 13.53950249052pt)" svg:viewBox="0 0 0 0" svg:d="M0 0.051944L0 0L0.367264 0.104427L0 0.0519472" koffice:nodeTypes="cccc"/>
            <draw:path draw:style-name="gr11" draw:id="shape720" draw:name="path7259" draw:layer="g14800" svg:width="0.23670400000pt" svg:height="0.18261300000pt" draw:transform="matrix(0.29843218000 0.00000000000 0.00000000000 0.29843218000 28.97938934213pt 13.53950201302pt)" svg:viewBox="0 0 0 0" svg:d="M0 0L0.236704 0.182613L0 0" koffice:nodeTypes="ccc"/>
            <draw:path draw:style-name="gr6" draw:id="shape721" draw:name="path7261" draw:layer="g14800" svg:width="0.89441658170pt" svg:height="1.10170466349pt" draw:transform="matrix(0.29843218000 0.00000000000 0.00000000000 0.29843218000 29.95123493003pt 13.53950201302pt)" svg:viewBox="0 0 1 1" svg:d="M0 1.1017L0.894417 0C0.844784 0.412578 0.297801 0.68913 0 1.1017" koffice:nodeTypes="ccc"/>
            <draw:path draw:style-name="gr26" draw:id="shape722" draw:name="path7263" draw:layer="g14800" svg:width="0.96302451530pt" svg:height="1.45733694038pt" draw:transform="matrix(0.29843218000 0.00000000000 0.00000000000 0.29843218000 24.15662914354pt 13.55500425167pt)" svg:viewBox="0 0 1 1" svg:d="M0.421836 0.919752C0.730793 0.784897 0.83432 0.35885 0.963025 0.0447994C0.937353 0.605243 0.576338 1.16523 0.0355188 1.45734C-0.0164528 1.03129 -0.0673804 0.560902 0.31867 0.202053C0.576181 0.0447994 0.576181 0.202053 0.782607 0C0.602512 0.313593 0.602512 0.605243 0.422252 0.919752" koffice:nodeTypes="cccccc"/>
            <draw:path draw:style-name="gr10" draw:id="shape723" draw:name="path7265" draw:layer="g14800" svg:width="8.46180996056pt" svg:height="32.18145009313pt" draw:transform="matrix(0.29843218000 0.00000000000 0.00000000000 0.29843218000 33.70533747003pt 13.55532464846pt)" svg:viewBox="0 0 8 32" svg:d="M8.3513 13.746C8.96298 20.4348 6.95084 26.3874 4.40438 31.8657L4.30313 31.8657C4.73619 30.7851 5.29544 29.7583 5.6018 28.6257C5.7285 28.311 5.90712 28.0205 5.95801 27.6773C6.13612 27.02 6.54323 26.4137 6.59463 25.7821C5.65269 27.8621 5.09188 30.311 3.8441 32.1815C5.01607 29.732 5.77887 27.1247 6.7473 24.5968L6.69641 24.5442L6.51831 24.7816L5.72851 27.1247L5.90713 25.9405L6.0598 25.8879C6.56919 24.7026 6.72238 23.3069 7.15545 22.1474C7.33303 20.699 7.74065 18.9875 7.71521 17.4338C7.40936 20.3312 6.92592 23.1222 6.00943 25.7294C5.90765 24.3337 6.64552 22.7006 6.82467 21.2264C6.6206 21.7522 6.41706 22.5432 6.23842 23.228C6.26386 21.859 6.87504 20.3581 6.97733 18.8302C7.89384 12.8524 6.00943 7.39984 2.90268 2.79099C2.08743 1.76417 1.01827 0.816297 0 0C5.11889 2.79099 7.25774 8.45297 8.35183 13.7471" koffice:nodeTypes="cccccccccccccccccccccc"/>
            <draw:path draw:style-name="gr26" draw:id="shape724" draw:name="path7267" draw:layer="g14800" svg:width="1.99578000000pt" svg:height="0.47599136252pt" draw:transform="matrix(0.29843218000 0.00000000000 0.00000000000 0.29843218000 25.25677497830pt 13.57066644997pt)" svg:viewBox="0 0 2 0" svg:d="M1.99578 0C1.47097 0.367903 0.735272 0.49857 0 0.472866C0.57772 0.446626 1.36547 0.157978 1.99578 0" koffice:nodeTypes="ccc"/>
            <draw:path draw:style-name="gr6" draw:id="shape725" draw:name="path7269" draw:layer="g14800" svg:width="0.89340304000pt" svg:height="1.27558411518pt" draw:transform="matrix(0.29843218000 0.00000000000 0.00000000000 0.29843218000 30.06886018318pt 13.58632840952pt)" svg:viewBox="0 0 1 1" svg:d="M0.893403 0L0 1.27558L0.893403 0" koffice:nodeTypes="ccc"/>
            <draw:path draw:style-name="gr6" draw:id="shape726" draw:name="path7271" draw:layer="g14800" svg:width="1.10318000000pt" svg:height="0.34782132670pt" draw:transform="matrix(0.29843218000 0.00000000000 0.00000000000 0.29843218000 31.92609197525pt 13.59399954902pt)" svg:viewBox="0 0 1 0" svg:d="M0 0.342198C0.529096 0.244734 0.998216 0 0.998216 0L1.10318 0C1.10318 0 0.379152 0.399499 0 0.342198" koffice:nodeTypes="cccc"/>
            <draw:path draw:style-name="gr8" draw:id="shape727" draw:name="path7273" draw:layer="g14800" svg:width="0.36726400000pt" svg:height="0.86593900000pt" draw:transform="matrix(0.29843218000 0.00000000000 0.00000000000 0.29843218000 24.21444925931pt 13.60998118913pt)" svg:viewBox="0 0 0 1" svg:d="M0 0.865939C0.131152 0.577293 0.0524 0.20939 0.367264 0L0 0.865939" koffice:nodeTypes="ccc"/>
            <draw:path draw:style-name="gr26" draw:id="shape728" draw:name="path7275" draw:layer="g14800" svg:width="0.42033600000pt" svg:height="0.05194400000pt" draw:transform="matrix(0.29843218000 0.00000000000 0.00000000000 0.29843218000 24.93538262010pt 13.62564386492pt)" svg:viewBox="0 0 0 0" svg:d="M0 0.051944L0.07872 0L0.420336 0L0 0.051944" koffice:nodeTypes="cccc"/>
            <draw:path draw:style-name="gr26" draw:id="shape729" draw:name="path7277" draw:layer="g14800" svg:width="4.06500927035pt" svg:height="0.26095140253pt" draw:transform="matrix(0.29843218000 0.00000000000 0.00000000000 0.29843218000 24.84938640311pt 13.65559597827pt)" svg:viewBox="0 0 4 0" svg:d="M4.06501 0.00207394C2.93365 0.296975 1.25297 0.337462 0 0.13612L0 0.0961808C1.13079 0.230226 2.3844 0.190012 3.63737 0.0961808C3.75942 0.0425622 3.94282 -0.0113295 4.06487 0.00207476" koffice:nodeTypes="ccccc"/>
            <draw:path draw:style-name="gr26" draw:id="shape730" draw:name="path7279" draw:layer="g14800" svg:width="0.65698400000pt" svg:height="0.00000000000pt" draw:transform="matrix(0.29843218000 0.00000000000 0.00000000000 0.29843218000 25.13128544034pt 13.65680758563pt)" svg:viewBox="0 0 1 0" svg:d="M0 0L0.656984 0L0 0" koffice:nodeTypes="ccc"/>
            <draw:path draw:style-name="gr6" draw:id="shape731" draw:name="path7281" draw:layer="g14800" svg:width="0.89340304000pt" svg:height="1.45959839355pt" draw:transform="matrix(0.29843218000 0.00000000000 0.00000000000 0.29843218000 30.06886018318pt 13.65680758563pt)" svg:viewBox="0 0 1 1" svg:d="M0.893403 0L0 1.4596L0.893403 0" koffice:nodeTypes="ccc"/>
            <draw:path draw:style-name="gr6" draw:id="shape732" draw:name="path7283" draw:layer="g14800" svg:width="0.52588000000pt" svg:height="0.27543852397pt" draw:transform="matrix(0.29843218000 0.00000000000 0.00000000000 0.29843218000 31.16584435280pt 13.78226393793pt)" svg:viewBox="0 0 1 0" svg:d="M0.52588 0.236165C0.4466 0.394144 0.210992 0.0262408 0 0L0.52588 0.236165" koffice:nodeTypes="ccc"/>
            <draw:path draw:style-name="gr6" draw:id="shape733" draw:name="path7285" draw:layer="g14800" svg:width="0.89338791686pt" svg:height="2.08600480088pt" draw:transform="matrix(0.29843218000 0.00000000000 0.00000000000 0.29843218000 30.01388420071pt 13.79792589748pt)" svg:viewBox="0 0 1 2" svg:d="M0 2.086C0.446947 1.55541 0.595766 0.682961 0.893388 0C0.69548 0.759532 0.397344 1.51829 0 2.086" koffice:nodeTypes="ccc"/>
            <draw:path draw:style-name="gr6" draw:id="shape734" draw:name="path7287" draw:layer="g14800" svg:width="0.26240600000pt" svg:height="0.10549800000pt" draw:transform="matrix(0.29843218000 0.00000000000 0.00000000000 0.29843218000 20.63277701298pt 13.82125923528pt)" svg:viewBox="0 0 0 0" svg:d="M0 0L0.262406 0.105498L0 0" koffice:nodeTypes="ccc"/>
            <draw:path draw:style-name="gr26" draw:id="shape735" draw:name="path7289" draw:layer="g14800" svg:width="1.27545400960pt" svg:height="3.47605895333pt" draw:transform="matrix(0.29843218000 0.00000000000 0.00000000000 0.29843218000 25.78175776970pt 13.82125923528pt)" svg:viewBox="0 0 1 3" svg:d="M1.27545 3.47606C0.682152 2.37528 0.267261 1.22458 0 0C0.325861 1.20012 0.770449 2.34982 1.27545 3.47606" koffice:nodeTypes="ccc"/>
            <draw:path draw:style-name="gr26" draw:id="shape736" draw:name="path7291" draw:layer="g14800" svg:width="0.05232000000pt" svg:height="0.28864600000pt" draw:transform="matrix(0.29843218000 0.00000000000 0.00000000000 0.29843218000 24.81785286524pt 13.83724087538pt)" svg:viewBox="0 0 0 0" svg:d="M0 0.288646L0.05232 0.288646L0.05232 0L0 0Z" koffice:nodeTypes="ccccc"/>
            <draw:path draw:style-name="gr26" draw:id="shape737" draw:name="path7293" draw:layer="g14800" svg:width="0.89329718074pt" svg:height="3.77683854128pt" draw:transform="matrix(0.29843218000 0.00000000000 0.00000000000 0.29843218000 24.59062660339pt 13.83724087538pt)" svg:viewBox="0 0 1 4" svg:d="M0 3.77684C0.37191 2.62838 0.744486 1.30197 0.893297 0C0.694431 1.30197 0.446418 2.57739 0 3.77684" koffice:nodeTypes="ccc"/>
            <draw:path draw:style-name="gr26" draw:id="shape738" draw:name="path7295" draw:layer="g14800" svg:width="0.99514191462pt" svg:height="3.67552585499pt" draw:transform="matrix(0.29843218000 0.00000000000 0.00000000000 0.29843218000 25.64866179233pt 13.83724087538pt)" svg:viewBox="0 0 1 4" svg:d="M0.995142 3.67553L0.916613 3.62419C0.47177 2.4661 0.235538 1.23305 0 0C0.26177 1.2582 0.602603 2.4661 0.995142 3.67553" koffice:nodeTypes="cccc"/>
            <draw:path draw:style-name="gr6" draw:id="shape739" draw:name="path7297" draw:layer="g14800" svg:width="1.83786000000pt" svg:height="0.39520880308pt" draw:transform="matrix(0.29843218000 0.00000000000 0.00000000000 0.29843218000 19.70024544800pt 13.85274311403pt)" svg:viewBox="0 0 2 0" svg:d="M1.83786 0C1.31251 0.262942 0.629774 0.472866 0 0.367368C0.551481 0.106034 1.31251 0.3422 1.83786 0" koffice:nodeTypes="ccc"/>
            <draw:path draw:style-name="gr26" draw:id="shape740" draw:name="path7299" draw:layer="g14800" svg:width="0.79693471494pt" svg:height="3.82800651045pt" draw:transform="matrix(0.29843218000 0.00000000000 0.00000000000 0.29843218000 24.67665624478pt 13.85274311403pt)" svg:viewBox="0 0 1 4" svg:d="M0.047278 3.82801L0 3.82801L0.796935 0C0.56268 1.28456 0.469074 2.62046 0.0473709 3.82801" koffice:nodeTypes="cccc"/>
            <draw:path draw:style-name="gr26" draw:id="shape741" draw:name="path7301" draw:layer="g14800" svg:width="0.36490298118pt" svg:height="4.14114767036pt" draw:transform="matrix(0.29843218000 0.00000000000 0.00000000000 0.29843218000 24.90404246628pt 13.85274311403pt)" svg:viewBox="0 0 0 4" svg:d="M0 4.14115C0.0475525 2.75223 0.253942 1.36222 0.364903 0C0.238125 1.30937 0.222274 2.85903 0 4.14115" koffice:nodeTypes="ccc"/>
            <draw:path draw:style-name="gr26" draw:id="shape742" draw:name="path7303" draw:layer="g14800" svg:width="0.74984515610pt" svg:height="3.72601485140pt" draw:transform="matrix(0.29843218000 0.00000000000 0.00000000000 0.29843218000 25.50768720541pt 13.85274311403pt)" svg:viewBox="0 0 1 4" svg:d="M0.749845 3.72601C0.318166 2.61064 0.249992 1.24304 0 0L0.749845 3.72601" koffice:nodeTypes="ccc"/>
            <draw:path draw:style-name="gr26" draw:id="shape743" draw:name="path7305" draw:layer="g14800" svg:width="0.89431066240pt" svg:height="3.67655736271pt" draw:transform="matrix(0.29843218000 0.00000000000 0.00000000000 0.29843218000 25.57015980425pt 13.85274311403pt)" svg:viewBox="0 0 1 4" svg:d="M0.0749508 0C0.347814 1.20858 0.620782 2.64459 0.894311 3.67656C0.496807 2.46798 0.273476 1.23476 0 0L0.0749735 0" koffice:nodeTypes="cccc"/>
            <draw:path draw:style-name="gr26" draw:id="shape744" draw:name="path7307" draw:layer="g14800" svg:width="1.21674577584pt" svg:height="3.47605895333pt" draw:transform="matrix(0.29843218000 0.00000000000 0.00000000000 0.29843218000 25.71898196377pt 13.85274311403pt)" svg:viewBox="0 0 1 3" svg:d="M1.21675 3.47606C0.637262 2.79063 0.52219 1.7877 0.232032 0.930542L0 0C0.376815 1.17516 0.666268 2.34982 1.21675 3.47606" koffice:nodeTypes="cccc"/>
            <draw:path draw:style-name="gr26" draw:id="shape745" draw:name="path7309" draw:layer="g14800" svg:width="0.07872000000pt" svg:height="0.42092000000pt" draw:transform="matrix(0.29843218000 0.00000000000 0.00000000000 0.29843218000 25.90719717105pt 13.85274311403pt)" svg:viewBox="0 0 0 0" svg:d="M0.07872 0.42092L0 0L0.07872 0.314886L0.07872 0.42092" koffice:nodeTypes="cccc"/>
            <draw:path draw:style-name="gr13" draw:id="shape746" draw:name="path7311" draw:layer="g14800" svg:width="0.28836150915pt" svg:height="1.45733694038pt" draw:transform="matrix(0.29843218000 0.00000000000 0.00000000000 0.29843218000 30.19141030951pt 13.85274359152pt)" svg:viewBox="0 0 0 1" svg:d="M0.13205 1.45734C0.0892192 1.43494 0.0472175 1.39014 0.00465761 1.41254C-0.0373138 0.852095 0.216306 0.493246 0.287052 0C0.300842 0.449362 0.202791 0.986949 0.13205 1.45734" koffice:nodeTypes="cccc"/>
            <draw:path draw:style-name="gr26" draw:id="shape747" draw:name="path7313" draw:layer="g14800" svg:width="0.26229733614pt" svg:height="4.01748000000pt" draw:transform="matrix(0.29843218000 0.00000000000 0.00000000000 0.29843218000 25.11407664981pt 13.86840531233pt)" svg:viewBox="0 0 0 4" svg:d="M0.00524 4.01748C-0.04772 2.7574 0.320072 1.4443 0.241352 0C0.320072 1.3388 0.162712 2.70492 0.00524 4.01748" koffice:nodeTypes="ccc"/>
            <draw:path draw:style-name="gr26" draw:id="shape748" draw:name="path7315" draw:layer="g14800" svg:width="0.44646400000pt" svg:height="4.04479000000pt" draw:transform="matrix(0.29843218000 0.00000000000 0.00000000000 0.29843218000 25.36640941140pt 13.86840555108pt)" svg:viewBox="0 0 0 4" svg:d="M0.104856 0.0273104C0.157256 1.4186 0.183576 2.78418 0.446464 4.04479L0.341608 3.965C0.026296 2.70599 0.18368 1.33987 0 0L0.104856 0.027312" koffice:nodeTypes="ccccc"/>
            <draw:path draw:style-name="gr26" draw:id="shape749" draw:name="path7317" draw:layer="g14800" svg:width="0.57981523994pt" svg:height="3.72601485140pt" draw:transform="matrix(0.29843218000 0.00000000000 0.00000000000 0.29843218000 25.45271122294pt 13.86840531233pt)" svg:viewBox="0 0 1 4" svg:d="M0.579815 3.72601C0.339713 2.55999 0.0399186 1.3185 0 0L0.579815 3.72601" koffice:nodeTypes="ccc"/>
            <draw:path draw:style-name="gr26" draw:id="shape750" draw:name="path7319" draw:layer="g14800" svg:width="1.27423910768pt" svg:height="4.06624930670pt" draw:transform="matrix(0.29843218000 0.00000000000 0.00000000000 0.29843218000 25.85241218517pt 13.86840531233pt)" svg:viewBox="0 0 1 4" svg:d="M1.27424 4.06625C0.681891 2.81308 0.266529 1.40655 0 0C0.325706 1.376 0.770689 2.75198 1.27424 4.06625" koffice:nodeTypes="ccc"/>
            <draw:path draw:style-name="gr26" draw:id="shape751" draw:name="path7321" draw:layer="g14800" svg:width="0.44656800000pt" svg:height="3.88682000000pt" draw:transform="matrix(0.29843218000 0.00000000000 0.00000000000 0.29843218000 25.01385357124pt 13.90740060968pt)" svg:viewBox="0 0 0 4" svg:d="M0 3.88682L0.446568 0L0.157496 3.25704L0.000104 3.88682" koffice:nodeTypes="cccc"/>
            <draw:path draw:style-name="gr26" draw:id="shape752" draw:name="path7323" draw:layer="g14800" svg:width="0.28854400000pt" svg:height="3.83326000000pt" draw:transform="matrix(0.29843218000 0.00000000000 0.00000000000 0.29843218000 25.31159100112pt 13.90772005149pt)" svg:viewBox="0 0 0 4" svg:d="M0.183576 3.83326L0 0L0.288544 3.83326L0.183688 3.83326" koffice:nodeTypes="cccc"/>
            <draw:path draw:style-name="gr10" draw:id="shape753" draw:name="path7325" draw:layer="g14800" svg:width="0.47222200000pt" svg:height="0.31488600000pt" draw:transform="matrix(0.29843218000 0.00000000000 0.00000000000 0.29843218000 18.37571533598pt 13.92338224978pt)" svg:viewBox="0 0 0 0" svg:d="M0.472222 0.314886L0 0L0.314833 0.183148L0.472222 0.314886" koffice:nodeTypes="cccc"/>
            <draw:path draw:style-name="gr11" draw:id="shape754" draw:name="path7327" draw:layer="g14800" svg:width="0.47286400000pt" svg:height="0.28864600000pt" draw:transform="matrix(0.29843218000 0.00000000000 0.00000000000 0.29843218000 30.95440634700pt 13.92338224978pt)" svg:viewBox="0 0 0 0" svg:d="M0 0L0.472864 0.288646L0 0" koffice:nodeTypes="ccc"/>
            <draw:path draw:style-name="gr6" draw:id="shape755" draw:name="path7329" draw:layer="g14800" svg:width="0.47232800000pt" svg:height="0.28864600000pt" draw:transform="matrix(0.29843218000 0.00000000000 0.00000000000 0.29843218000 31.14251173124pt 13.92338224978pt)" svg:viewBox="0 0 0 0" svg:d="M0.472328 0.288646L0 0L0.367368 0.183148L0.472328 0.288646" koffice:nodeTypes="cccc"/>
            <draw:path draw:style-name="gr26" draw:id="shape756" draw:name="path7331" draw:layer="g14800" svg:width="0.43092397670pt" svg:height="3.37890203604pt" draw:transform="matrix(0.29843218000 0.00000000000 0.00000000000 0.29843218000 24.79440803318pt 13.93904420934pt)" svg:viewBox="0 0 0 3" svg:d="M0 3.3789C0.0860945 2.31675 0.293185 1.10989 0.430924 0C0.378933 1.13401 0.189519 2.22028 0 3.3789" koffice:nodeTypes="ccc"/>
            <draw:path draw:style-name="gr10" draw:id="shape757" draw:name="path7333" draw:layer="g14800" svg:width="1.59550601234pt" svg:height="0.76148494942pt" draw:transform="matrix(0.29843218000 0.00000000000 0.00000000000 0.29843218000 20.24860932634pt 13.96237802463pt)" svg:viewBox="0 0 2 1" svg:d="M1.59502 0.160754C1.54869 0.480863 1.14977 0.503761 0.938401 0.664517C0.609895 0.778542 0.211462 0.824338 0 0.618722C0.0468236 0.457966 0.516002 0.618722 0.258192 0.412638C0.32846 0.298613 1.03205 0.457966 1.36066 0.298613L0.539966 0.206085L0.751332 0.0920608L0.681022 0L1.59551 0.160755" koffice:nodeTypes="ccccccccc"/>
            <draw:path draw:style-name="gr26" draw:id="shape758" draw:name="path7335" draw:layer="g14800" svg:width="0.09318896721pt" svg:height="3.54462000000pt" draw:transform="matrix(0.29843218000 0.00000000000 0.00000000000 0.29843218000 25.21312600880pt 13.97835918724pt)" svg:viewBox="0 0 0 4" svg:d="M0.014469 3.54462C-0.037931 2.46715 0.066869 1.1819 0.093189 0L0.014469 3.54462" koffice:nodeTypes="ccc"/>
            <draw:path draw:style-name="gr26" draw:id="shape759" draw:name="path7337" draw:layer="g14800" svg:width="1.10396628720pt" svg:height="2.78237587610pt" draw:transform="matrix(0.29843218000 0.00000000000 0.00000000000 0.29843218000 25.94620822562pt 14.03317640379pt)" svg:viewBox="0 0 1 3" svg:d="M1.10397 2.78238C0.662829 1.89686 0.165993 0.88448 0 0L1.10397 2.78238" koffice:nodeTypes="ccc"/>
            <draw:path draw:style-name="gr26" draw:id="shape760" draw:name="path7339" draw:layer="g14800" svg:width="0.05240000000pt" svg:height="0.28864600000pt" draw:transform="matrix(0.29843218000 0.00000000000 0.00000000000 0.29843218000 25.27241998690pt 14.06450056164pt)" svg:viewBox="0 0 0 0" svg:d="M0 0.288646L0.0524 0L0 0.130667L0 0.288646" koffice:nodeTypes="cccc"/>
            <draw:path draw:style-name="gr10" draw:id="shape761" draw:name="path7341" draw:layer="g14800" svg:width="0.57981859035pt" svg:height="0.99535919679pt" draw:transform="matrix(0.29843218000 0.00000000000 0.00000000000 0.29843218000 18.57161863371pt 14.10381601703pt)" svg:viewBox="0 0 1 1" svg:d="M0.579819 0.994289L0 0.0518233L0.0399187 0C0.280059 0.261796 0.439948 0.62831 0.579816 0.995359" koffice:nodeTypes="cccc"/>
            <draw:path draw:style-name="gr6" draw:id="shape762" draw:name="path7343" draw:layer="g14800" svg:width="0.52534600000pt" svg:height="0.00000000000pt" draw:transform="matrix(0.29843218000 0.00000000000 0.00000000000 0.29843218000 20.38983937121pt 14.13497973774pt)" svg:viewBox="0 0 1 0" svg:d="M0 0L0.525346 0L0 0" koffice:nodeTypes="ccc"/>
            <draw:path draw:style-name="gr26" draw:id="shape763" draw:name="path7345" draw:layer="g14800" svg:width="0.70581505638pt" svg:height="2.58189634214pt" draw:transform="matrix(0.29843218000 0.00000000000 0.00000000000 0.29843218000 24.51231561190pt 14.13497973774pt)" svg:viewBox="0 0 1 3" svg:d="M0 2.5819C0.176272 1.77856 0.595631 0.9017 0.705815 0C0.551588 0.9017 0.419271 1.80291 0 2.5819" koffice:nodeTypes="ccc"/>
            <draw:path draw:style-name="gr6" draw:id="shape764" draw:name="path7347" draw:layer="g14800" svg:width="0.94572800000pt" svg:height="0.36683300000pt" draw:transform="matrix(0.29843218000 0.00000000000 0.00000000000 0.29843218000 31.14251173124pt 14.15064169729pt)" svg:viewBox="0 0 1 0" svg:d="M0.945728 0.366833C0.629768 0.236166 0.236696 0.262406 0 0L0.945728 0.366833" koffice:nodeTypes="ccc"/>
            <draw:path draw:style-name="gr10" draw:id="shape765" draw:name="path7349" draw:layer="g14800" svg:width="10.79671200778pt" svg:height="14.06079139181pt" draw:transform="matrix(0.29843218000 0.00000000000 0.00000000000 0.29843218000 36.92644252402pt 14.15847279644pt)" svg:viewBox="0 0 11 14" svg:d="M10.7967 0C5.48907 3.76265 3.87619 9.53401 0 14.0608C0.259972 13.3992 0.75391 12.9668 1.1184 12.3566C0.780438 12.5343 0.519943 13.043 0.233975 13.3738C0.103993 13.043 0.702449 12.8392 0.780438 12.509L0.311964 12.8139C0.363402 12.5598 0.650456 12.5343 0.780438 12.3311C0.675921 12.1538 0.623928 12.4322 0.493947 12.4068C0.467396 12.1528 0.909896 11.8225 1.01388 11.4928L0.545939 11.8733L1.30038 10.6782C1.01388 10.7047 0.936424 11.1106 0.728445 11.3144C0.571405 10.6035 1.45583 10.2216 1.66434 9.5857C1.35238 9.687 1.22186 10.2723 0.832438 10.3485C2.08082 7.93303 3.82366 5.69504 5.74956 3.53399C7.23298 2.08483 8.89679 0.662104 10.7967 0.0010348" koffice:nodeTypes="cccccccccccccccc"/>
            <draw:path draw:style-name="gr26" draw:id="shape766" draw:name="path7351" draw:layer="g14800" svg:width="0.07864000000pt" svg:height="2.88860000000pt" draw:transform="matrix(0.29843218000 0.00000000000 0.00000000000 0.29843218000 25.27242953673pt 14.18995667520pt)" svg:viewBox="0 0 0 3" svg:d="M0.0524 2.88753L0 0L0.07864 2.02159L0.052 2.8886" koffice:nodeTypes="cccc"/>
            <draw:path draw:style-name="gr11" draw:id="shape767" draw:name="path7353" draw:layer="g14800" svg:width="0.15792600000pt" svg:height="0.05248000000pt" draw:transform="matrix(0.29843218000 0.00000000000 0.00000000000 0.29843218000 20.21723718060pt 14.22895197255pt)" svg:viewBox="0 0 0 0" svg:d="M0 0L0.157926 0.05248L0 0" koffice:nodeTypes="ccc"/>
            <draw:path draw:style-name="gr11" draw:id="shape768" draw:name="path7355" draw:layer="g14800" svg:width="0.58197356044pt" svg:height="2.49342988556pt" draw:transform="matrix(0.29843218000 0.00000000000 0.00000000000 0.29843218000 29.91208062801pt 14.22895197255pt)" svg:viewBox="0 0 1 2" svg:d="M0 2.49343C0.200184 1.93495 0.32029 0.791678 0.580936 0C0.600527 0.908874 0.340308 1.75975 0 2.49343" koffice:nodeTypes="ccc"/>
            <draw:path draw:style-name="gr26" draw:id="shape769" draw:name="path7357" draw:layer="g14800" svg:width="0.47472900193pt" svg:height="2.65244000000pt" draw:transform="matrix(0.29843218000 0.00000000000 0.00000000000 0.29843218000 25.45213793100pt 14.24461417084pt)" svg:viewBox="0 0 0 3" svg:d="M0.474729 2.65244L0.395449 2.65244C0.238057 1.83845 -0.024879 0.945195 0.00189701 0C0.185473 0.89325 0.369153 1.76026 0.474705 2.65244" koffice:nodeTypes="cccc"/>
            <draw:path draw:style-name="gr25" draw:id="shape770" draw:name="path7359" draw:layer="g14800" svg:width="2.16248200944pt" svg:height="1.68895621647pt" draw:transform="matrix(0.29843218000 0.00000000000 0.00000000000 0.29843218000 29.05002943286pt 14.36223942400pt)" svg:viewBox="0 0 2 2" svg:d="M2.16248 0.120077C1.50492 0.651567 0.965472 1.27952 0.153559 1.68896L0 1.68896C0.578815 1.08512 1.19622 0.482278 1.96875 0L2.16169 0.120077" koffice:nodeTypes="ccccc"/>
            <draw:path draw:style-name="gr6" draw:id="shape771" draw:name="path7361" draw:layer="g14800" svg:width="0.26293600000pt" svg:height="0.10442700000pt" draw:transform="matrix(0.29843218000 0.00000000000 0.00000000000 0.29843218000 31.28346960595pt 14.37007028440pt)" svg:viewBox="0 0 0 0" svg:d="M0 0L0.262936 0.104427L0 0" koffice:nodeTypes="ccc"/>
            <draw:path draw:style-name="gr10" draw:id="shape772" draw:name="path7363" draw:layer="g14800" svg:width="9.54091276034pt" svg:height="9.70870568170pt" draw:transform="matrix(0.29843218000 0.00000000000 0.00000000000 0.29843218000 19.06601069418pt 14.40123305013pt)" svg:viewBox="0 0 10 10" svg:d="M5.15369 1.33713L5.43606 1.33713C5.10238 1.79989 5.02549 2.48236 4.4355 2.75489L4.3843 2.89061L4.84608 2.89061C4.64113 3.49131 4.25609 4.00859 3.76863 4.41795L4.46119 4.36401C4.51239 4.3095 4.3843 4.03695 4.28187 4.11816C4.71813 3.95408 5.10249 3.65428 5.59011 3.62759C5.59011 3.73605 5.51322 3.90013 5.66747 3.98134C6.28303 3.62759 6.8987 3.21766 7.66827 3.38175L7.46327 3.81725C8.20705 4.03584 8.82272 3.43625 9.54091 3.79056C9.25907 4.19992 8.69409 4.30839 8.30973 4.66381L8.59156 4.79951C7.976 5.28954 7.28386 5.56319 6.64213 5.94586C6.79587 6.02707 7.02702 5.94586 7.15476 6.13575C6.28278 7.19927 4.66702 6.51703 3.51257 6.92657C3.92314 6.81794 4.35887 6.73645 4.79512 6.62677L3.7432 6.68105C4.40956 6.4638 5.17954 6.51703 5.84652 6.27263L4.10204 6.43666C4.40956 6.27263 4.7946 6.32692 5.12833 6.19004L4.33271 6.24438C4.97391 5.72616 5.82084 5.99981 6.53846 5.78066L4.8458 5.75341C5.25638 5.48087 5.94842 5.45473 6.51341 5.29065L5.35906 5.34459C5.89773 4.7984 6.71851 4.93523 7.33417 4.55423C6.84671 4.68994 6.20588 4.7183 5.66721 4.90798C5.69279 4.85402 5.64168 4.82677 5.61552 4.79951C5.28233 5.20777 4.79538 5.20777 4.56423 5.78177C4.61544 5.3991 5.00049 4.63543 5.35922 4.11705C4.6928 4.55423 4.61544 5.56318 4.15351 6.19003C4.15351 6.02595 4.30729 5.89024 4.20471 5.75341C4.02477 5.94474 3.99977 6.51703 3.69162 6.48988C3.74335 6.35406 3.76846 6.21829 3.82019 6.08157C3.64087 6.10855 3.61524 6.48988 3.5122 6.68105C3.3841 5.78066 4.51224 5.34459 4.69218 4.47135L5.25653 3.98022C4.94848 3.87176 4.84596 4.28001 4.51275 4.30727C4.41034 4.96248 3.69214 5.86298 2.99957 6.18898C3.02563 6.353 3.23073 6.24437 3.35831 6.27152C3.20505 6.84402 2.56385 7.14387 2.20449 7.49907C2.51196 7.8532 2.897 7.47192 3.23073 7.47192C3.51256 7.33504 3.92324 7.49907 4.20513 7.30789L3.12815 7.36218C3.92313 7.14492 4.92332 7.17207 5.66772 7.17207C4.74402 7.03519 3.59008 6.95376 2.76879 7.41652C3.23057 6.87116 3.89761 7.00804 4.51328 6.92656L6.28329 6.9809C5.92404 7.19926 5.53952 7.39043 5.02637 7.49906L5.15448 7.74457C4.33386 8.07156 3.41051 8.1813 2.58989 8.04442C2.99994 7.52626 3.89761 7.82716 4.51312 7.6088C3.84624 7.41652 3.10252 7.74457 2.43548 7.71743C1.79429 8.53544 0.717202 8.64518 0.307155 9.70871C0.307155 9.35345 0.691517 9.10794 0.691517 8.64518C1.05078 8.34427 1.56402 8.26384 1.74344 7.74457C1.48713 7.77176 1.25651 8.23564 0.922826 8.20845C0.743512 6.84513 2.28222 7.17207 2.66726 6.19003C2.30806 6.29977 2.00038 6.87116 1.51292 6.81793C1.58981 6.46268 1.84664 6.02706 2.02607 5.64494C2.35973 5.53593 2.71863 5.45472 3.00046 5.20777C2.74415 5.12657 2.51353 5.3991 2.20548 5.28953C2.25668 4.22717 3.46188 4.28112 3.97497 3.4902C3.61624 3.57084 3.25688 3.98021 2.84668 4.06197C3.28293 3.05357 4.00102 2.18033 4.56548 1.22532C3.9755 1.88054 3.35983 2.80718 2.89789 3.68042C3.0003 3.35337 3.02599 2.83554 2.94909 2.5897C2.71795 2.99851 2.84668 3.57085 2.66674 4.03583L1.92301 5.26227L1.92301 3.68042C1.71801 4.00747 1.76922 4.36289 1.69285 4.79951C1.97469 5.50756 1.43608 5.94473 1.33365 6.51702L1.23124 6.51702L1.33365 6.38125C1.15486 5.9998 1.28245 5.45472 1.38486 5.0448L1.33365 5.0181C0.743614 5.80847 1.38486 7.25466 0.589879 7.99008L0.538672 6.81793C0.0768934 7.58165 0.513612 8.39967 0.281837 9.13619C0.0768934 9.49145 0.0512096 9.21768 0 9.68156C0.410568 8.91783 -0.256835 7.85431 0.230628 7.11778C0.0768934 6.46379 0.0768934 5.56318 0.410568 5.0993C0.743774 4.58092 0.461783 3.70879 1.00008 3.38174C1.00008 3.4635 1.07745 3.4902 1.10251 3.54471C1.28176 3.16371 1.38486 2.72653 1.79502 2.5096L2.02617 2.64532C2.30806 2.2087 2.56484 1.69142 3.05241 1.41777L3.1293 1.77318C3.48803 1.63636 3.71882 0.790925 4.1037 1.09072C4.3087 0.763672 4.79626 0 5.0781 0.436622L5.84804 0C5.77118 0.436622 5.43746 0.955007 5.15552 1.33712" koffice:nodeTypes="ccccccccccccccccccccccccccccccccccccccccccccccccccccccccccccccccccccccccccccccccccccccccccccccc"/>
            <draw:path draw:style-name="gr17" draw:id="shape773" draw:name="path7365" draw:layer="g14800" svg:width="0.92823236644pt" svg:height="0.83359949872pt" draw:transform="matrix(0.29843218000 0.00000000000 0.00000000000 0.29843218000 18.56646836989pt 14.56986309030pt)" svg:viewBox="0 0 1 1" svg:d="M0.926707 0.228269C0.952404 0.539235 0.648715 0.731388 0.370567 0.826732C0.193082 0.874647 0.0920587 0.659514 0.0167302 0.563192C-0.0842924 0.228269 0.294775 0.0361157 0.548054 0.0121574C0.724921 -0.0352683 0.927222 0.0600726 0.927222 0.228269" koffice:nodeTypes="ccccc"/>
            <draw:path draw:style-name="gr25" draw:id="shape774" draw:name="path7367" draw:layer="g14800" svg:width="1.99178645016pt" svg:height="2.27306782410pt" draw:transform="matrix(0.29843218000 0.00000000000 0.00000000000 0.29843218000 31.80079582134pt 14.57059351150pt)" svg:viewBox="0 0 2 2" svg:d="M0.236217 0.00946023C0.864699 0.741776 1.41514 1.40324 1.99179 2.18077L1.88704 2.27307L0 0.0323016C0.079117 0.00946093 0.156589 -0.0133798 0.236217 0.00946093" koffice:nodeTypes="ccccc"/>
            <draw:path draw:style-name="gr17" draw:id="shape775" draw:name="path7369" draw:layer="g14800" svg:width="0.67704483224pt" svg:height="1.36089323699pt" draw:transform="matrix(0.29843218000 0.00000000000 0.00000000000 0.29843218000 18.92422270052pt 14.65214718721pt)" svg:viewBox="0 0 1 1" svg:d="M0.648493 0.521021C0.756362 0.949583 0.54058 1.16449 0.302633 1.34753C0.0651712 1.43874 0.0215034 1.04079 0 0.827761L0.15158 0C0.34586 0.0612218 0.605354 0.183045 0.648581 0.521021" koffice:nodeTypes="ccccc"/>
            <draw:path draw:style-name="gr17" draw:id="shape776" draw:name="path7371" draw:layer="g14800" svg:width="1.07221089538pt" svg:height="0.33475857832pt" draw:transform="matrix(0.29843218000 0.00000000000 0.00000000000 0.29843218000 18.57161863371pt 14.73860800342pt)" svg:viewBox="0 0 1 0" svg:d="M0.625444 0.303957C0.407628 0.364377 0.135914 0.334321 0 0.227736C0.407517 0.319139 0.84276 0.197372 1.06018 0C1.14165 0.167316 0.788472 0.227736 0.62489 0.303957" koffice:nodeTypes="cccc"/>
            <draw:path draw:style-name="gr6" draw:id="shape777" draw:name="path7373" draw:layer="g14800" svg:width="0.19062820581pt" svg:height="0.41931400000pt" draw:transform="matrix(0.29843218000 0.00000000000 0.00000000000 0.29843218000 19.04963106492pt 14.80892745862pt)" svg:viewBox="0 0 0 0" svg:d="M0.184219 0C0.210355 0.130667 0.158035 0.342198 0 0.419314C0.026672 0.366834 0.184219 0.131738 0.184219 0" koffice:nodeTypes="ccc"/>
            <draw:path draw:style-name="gr17" draw:id="shape778" draw:name="path7375" draw:layer="g14800" svg:width="0.48541960224pt" svg:height="0.70903000000pt" draw:transform="matrix(0.29843218000 0.00000000000 0.00000000000 0.29843218000 19.08896203879pt 14.84009189556pt)" svg:viewBox="0 0 0 1" svg:d="M0.446571 0.420384L0 0.70903C0.052424 0.526418 0.472758 0.314886 0.394037 0C0.472757 0.079792 0.525186 0.288646 0.446461 0.420384" koffice:nodeTypes="cccc"/>
            <draw:path draw:style-name="gr11" draw:id="shape779" draw:name="path7377" draw:layer="g14800" svg:width="0.24802099428pt" svg:height="0.86700900000pt" draw:transform="matrix(0.29843218000 0.00000000000 0.00000000000 0.29843218000 31.01141544340pt 14.87940687347pt)" svg:viewBox="0 0 0 1" svg:d="M0.228819 0.867009C0.0976194 0.630844 -0.0860686 0.262941 0.0451394 0C0.123859 0.2367 0.307539 0.500177 0.228819 0.867009" koffice:nodeTypes="ccc"/>
            <draw:path draw:style-name="gr10" draw:id="shape780" draw:name="path7379" draw:layer="g14800" svg:width="0.49365496823pt" svg:height="7.64141000000pt" draw:transform="matrix(0.29843218000 0.00000000000 0.00000000000 0.29843218000 18.86297758996pt 14.91073079257pt)" svg:viewBox="0 0 0 8" svg:d="M0.152528 0.289718C0.204952 2.75794 0.231248 5.35709 0.493655 7.64141L0.25749 7.16972C0.100101 4.88433 -0.0578251 2.44305 0.0208965 0L0.151993 0.288646" koffice:nodeTypes="ccccc"/>
            <draw:path draw:style-name="gr25" draw:id="shape781" draw:name="path7381" draw:layer="g14800" svg:width="0.16400000000pt" svg:height="1.23384000000pt" draw:transform="matrix(0.29843218000 0.00000000000 0.00000000000 0.29843218000 30.58602882638pt 14.95004577047pt)" svg:viewBox="0 0 0 1" svg:d="M0.10496 1.23384L0 1.23384L0.10496 0C0.18368 0.394144 0.18368 0.86701 0.10496 1.23384" koffice:nodeTypes="cccc"/>
            <draw:path draw:style-name="gr6" draw:id="shape782" draw:name="path7383" draw:layer="g14800" svg:width="6.08163581040pt" svg:height="8.33907386538pt" draw:transform="matrix(0.29843218000 0.00000000000 0.00000000000 0.29843218000 37.31815505366pt 14.99719184752pt)" svg:viewBox="0 0 6 8" svg:d="M0 8.33907C1.57432 5.41925 3.5142 2.51889 6.08164 0C3.67918 2.63534 1.70803 5.43313 0 8.33907" koffice:nodeTypes="ccc"/>
            <draw:path draw:style-name="gr10" draw:id="shape783" draw:name="path7385" draw:layer="g14800" svg:width="9.28953310319pt" svg:height="6.85318608930pt" draw:transform="matrix(0.29843218000 0.00000000000 0.00000000000 0.29843218000 16.10292747682pt 15.28646024963pt)" svg:viewBox="0 0 9 7" svg:d="M2.80945 0.105446C3.4923 0.0540489 4.12501 0.339651 4.73302 0.573325L4.68198 0.209301C5.18832 0.573325 5.92223 0.365615 6.27683 1.09313C6.45371 0.807531 6.68143 1.1705 6.88366 1.27489C7.21296 1.66434 7.41519 2.0803 7.59222 2.54711L7.82031 2.57413C8.12375 3.38014 8.73126 4.15836 8.70597 4.96456C8.80703 5.01633 8.78179 5.14674 8.78179 5.25022C8.27551 3.97725 7.59213 2.65256 6.83339 1.4047L6.78286 1.4561C7.11165 2.18361 7.59265 2.85974 7.82084 3.61196L7.79565 3.61196C7.87198 4.39225 8.85829 4.78244 8.73241 5.71694C8.73241 5.76972 8.47903 5.63936 8.55551 5.48411L8.47964 5.38062L8.37859 5.48411C8.22637 5.25022 8.32806 4.93765 8.09996 4.73068C7.99891 4.88593 8.17584 5.0422 8.20103 5.19744C7.9476 5.11982 7.9476 4.65204 7.82172 4.36538C7.72065 4.57442 7.82172 4.78139 7.92277 4.96356C7.66987 4.5475 7.46712 4.05387 7.11253 3.66472C7.03666 3.97624 7.44178 4.21013 7.46702 4.5475C6.88481 4.44402 6.45439 3.76821 6.04973 3.27458L5.23999 2.57307L5.18895 2.62448L6.15094 3.74236C5.31582 3.97624 4.60715 3.04069 3.92325 2.62448L4.60663 3.42978C3.41696 3.40392 2.3795 2.93615 1.31619 2.80676C2.40418 3.27352 3.61919 3.66366 4.83421 3.56018L5.46695 3.89755C5.08711 3.89755 4.42959 4.26083 3.87262 4.13144C4.556 4.49472 5.31571 4.02695 6.04962 3.97624C6.50528 4.18321 6.80883 4.49472 7.23878 4.78139C6.75829 4.93664 6.22615 4.83315 5.6445 4.88487C5.97375 5.11876 6.75829 5.17053 7.28998 5.01426C7.59337 5.14467 7.77046 5.30093 8.04918 5.48204C7.7204 5.53376 7.13823 5.53376 6.73259 5.66416C7.69459 5.76871 8.80854 5.74285 9.28953 6.65254L9.28953 6.83381C9.03661 6.93714 9.01142 6.59971 8.93503 6.47037C7.97355 5.56174 6.68266 6.26234 5.59406 5.84734L5.51819 5.76871L5.87268 5.61244C5.34115 4.91179 4.22782 5.43133 3.468 5.01527L3.69557 4.72968C3.49283 4.49573 3.08755 4.62614 2.96165 4.36539L3.26561 4.21013C2.65872 3.74236 1.64594 4.02796 1.03797 3.43085C1.08851 3.14418 1.39242 3.58609 1.36722 3.24867C1.03797 3.04069 0.532148 3.11932 0.304063 2.72939L0.683328 2.67746C0.481101 2.52115 0.101165 2.3908 0 2.1052C0.379782 2.07924 1.24072 2.13222 1.82237 2.26151C1.79665 1.71574 2.68278 2.13222 3.03727 1.87205C2.98673 1.84662 3.01208 1.79363 3.01208 1.7417C3.5689 1.66435 4.12536 1.84661 4.60636 2.1052C4.63159 1.534 5.23957 2.02731 5.51783 2.07924C5.72006 2.26257 5.94829 2.39187 6.15052 2.62554C6.27743 2.31397 6.53035 2.70343 6.68205 2.78079L7.18839 3.50847C7.26421 3.4567 7.21358 3.32736 7.3406 3.27458C7.44166 3.35215 7.64405 3.53432 7.74521 3.66473C7.59299 2.96307 7.16304 2.26151 6.68205 1.68924C6.80845 2.18362 7.08717 2.52115 7.34009 3.01479C6.68205 2.52115 6.40333 1.76767 5.82111 1.14348L5.77059 1.16944L6.55502 2.33887C6.17576 1.94889 5.69461 1.24733 5.0871 0.85787C5.4164 1.24733 6.07444 1.8445 6.09973 2.31185C5.64408 1.76661 5.1635 1.24733 4.55599 0.909798L5.31519 1.79363C4.75837 2.00081 4.65663 1.09207 4.15087 1.09207L4.63134 1.68924C4.53028 1.86994 4.35324 1.71468 4.22668 1.63732C4.10033 1.45504 3.92278 1.24733 3.72039 1.14348L3.94796 1.61135C3.4923 1.61135 3.29044 0.961727 2.85998 0.857871L3.4168 1.50697C3.08755 1.40364 2.73393 1.1954 2.5059 0.935763L2.45537 0.987159L2.91102 1.50696L2.10072 1.04015L2.63225 1.61135C2.40468 1.66328 1.97421 1.09207 1.64548 0.85787C1.69601 1.22137 2.17696 1.42907 2.32834 1.79363C2.02489 1.481 1.49321 1.32575 1.26564 0.909797C1.21512 1.24733 1.69612 1.481 1.77199 1.68924C1.51856 1.58539 1.11447 1.37768 0.986925 1.03909L0.986925 0.85787L1.21449 0.85787L0.860519 0L2.7841 0.441918L2.80929 0.104386" koffice:nodeTypes="ccccccccccccccccccccccccccccccccccccccccccccccccccccccccccccccccccccccccccccccccccccccccccccccc"/>
            <draw:path draw:style-name="gr6" draw:id="shape784" draw:name="path7387" draw:layer="g14800" svg:width="1.65572710660pt" svg:height="1.05060245012pt" draw:transform="matrix(0.29843218000 0.00000000000 0.00000000000 0.29843218000 20.79738838353pt 15.47504431909pt)" svg:viewBox="0 0 2 1" svg:d="M0 1.0506C0.371278 0.699852 1.08103 0.296956 1.65573 0L0 1.0506" koffice:nodeTypes="ccc"/>
            <draw:path draw:style-name="gr6" draw:id="shape785" draw:name="path7389" draw:layer="g14800" svg:width="0.05304000000pt" svg:height="0.34219800000pt" draw:transform="matrix(0.29843218000 0.00000000000 0.00000000000 0.29843218000 36.65203771570pt 15.60050043264pt)" svg:viewBox="0 0 0 0" svg:d="M0 0.342198L0.05304 0.342198L0.05304 0L0 0Z" koffice:nodeTypes="ccccc"/>
            <draw:path draw:style-name="gr6" draw:id="shape786" draw:name="path7391" draw:layer="g14800" svg:width="0.43098699802pt" svg:height="0.79598194056pt" draw:transform="matrix(0.29843218000 0.00000000000 0.00000000000 0.29843218000 20.58563093593pt 15.65547760884pt)" svg:viewBox="0 0 0 1" svg:d="M0.430987 0L0 0.795982L0.430987 0" koffice:nodeTypes="ccc"/>
            <draw:path draw:style-name="gr10" draw:id="shape787" draw:name="path7393" draw:layer="g14800" svg:width="5.37804098646pt" svg:height="25.68863071430pt" draw:transform="matrix(0.29843218000 0.00000000000 0.00000000000 0.29843218000 33.86211463775pt 15.71045454630pt)" svg:viewBox="0 0 5 26" svg:d="M5.37022 16.983C5.1958 20.0712 4.15187 22.8924 2.80882 25.5561L2.56038 25.6886C3.35638 23.5318 4.4505 21.2426 4.52503 18.6875C4.22691 21.2426 3.45575 23.692 2.18774 25.6886C4.15187 20.4436 4.30145 13.7894 3.45575 8.06616C2.9087 5.11014 1.86426 2.36833 0 0C4.6741 4.31177 5.46959 10.5415 5.37022 16.9841" koffice:nodeTypes="cccccccc"/>
            <draw:path draw:style-name="gr6" draw:id="shape788" draw:name="path7395" draw:layer="g14800" svg:width="0.05248000000pt" svg:height="0.57782800000pt" draw:transform="matrix(0.29843218000 0.00000000000 0.00000000000 0.29843218000 36.29948187553pt 15.93755427291pt)" svg:viewBox="0 0 0 1" svg:d="M0 0.577828L0.05248 0.577828L0.05248 0L0 0Z" koffice:nodeTypes="ccccc"/>
            <draw:path draw:style-name="gr6" draw:id="shape789" draw:name="path7397" draw:layer="g14800" svg:width="0.05248000000pt" svg:height="0.63068300000pt" draw:transform="matrix(0.29843218000 0.00000000000 0.00000000000 0.29843218000 36.31498363669pt 16.13333008041pt)" svg:viewBox="0 0 0 1" svg:d="M0 0.630683L0.05248 0.630683L0.05248 0L0 0Z" koffice:nodeTypes="ccccc"/>
            <draw:path draw:style-name="gr11" draw:id="shape790" draw:name="path7399" draw:layer="g14800" svg:width="0.10485500000pt" svg:height="0.28864600000pt" draw:transform="matrix(0.29843218000 0.00000000000 0.00000000000 0.29843218000 18.82222765373pt 16.67427827720pt)" svg:viewBox="0 0 0 0" svg:d="M0.104855 0.288646L0 0L0.104855 0L0.104855 0.288646" koffice:nodeTypes="cccc"/>
            <draw:path draw:style-name="gr10" draw:id="shape791" draw:name="path7401" draw:layer="g14800" svg:width="2.20667779904pt" svg:height="0.63541982235pt" draw:transform="matrix(0.29843218000 0.00000000000 0.00000000000 0.29843218000 19.44151692397pt 16.75789190439pt)" svg:viewBox="0 0 2 1" svg:d="M2.15161 0.0692897C2.15161 0.110996 2.12411 0.153513 2.20668 0.195176C1.65485 0.405288 0.60633 0.446141 0 0.63542C0.68902 0.300232 1.26897 -0.181674 2.15161 0.070143" koffice:nodeTypes="cccc"/>
            <draw:path draw:style-name="gr11" draw:id="shape792" draw:name="path7403" draw:layer="g14800" svg:width="0.05242400000pt" svg:height="0.23637900000pt" draw:transform="matrix(0.29843218000 0.00000000000 0.00000000000 0.29843218000 18.87717259925pt 16.90932083596pt)" svg:viewBox="0 0 0 0" svg:d="M0 0L0.052424 0.236379L0 0" koffice:nodeTypes="ccc"/>
            <draw:path draw:style-name="gr10" draw:id="shape793" draw:name="path7405" draw:layer="g14800" svg:width="5.51157396445pt" svg:height="12.89518492908pt" draw:transform="matrix(0.29843218000 0.00000000000 0.00000000000 0.29843218000 19.92736093183pt 17.16745512183pt)" svg:viewBox="0 0 6 13" svg:d="M4.90777 1.25622C5.04547 1.3613 5.18328 1.12608 5.34908 1.12608C5.48678 1.56984 5.15635 1.85838 5.04558 2.1992L5.34908 2.1992C5.239 2.64402 5.01803 3.03551 4.85272 3.42699C5.07308 3.5326 5.23832 3.27072 5.48689 3.29685C5.65276 3.6638 4.90794 3.97741 5.45945 4.18542C5.26603 4.57851 4.82529 4.86705 4.74264 5.31188L5.29364 5.31188C5.18355 5.73056 5.01814 6.12204 4.79786 6.48793L5.3488 6.48793C5.29376 7.11463 4.65903 7.53385 4.41153 8.08267L4.74264 8.08267C4.52235 8.71204 4.24628 8.78883 3.86058 9.31313L4.05326 9.47047C3.75033 9.96597 3.3089 10.3847 2.7579 10.6721L2.86798 10.8807C2.15061 11.4044 1.24094 11.9799 1.1863 12.8952C1.26894 12.294 1.1863 11.3788 1.62704 10.9078L1.572 10.8807C2.31642 10.6204 3.5572 9.60061 3.75004 8.60642C3.33634 8.71096 3.44655 9.28593 3.11589 9.54727C2.64696 9.96597 2.28881 10.3847 1.68225 10.5409C1.62722 10.071 1.95776 9.41606 2.06784 8.8411C2.72945 8.71096 3.25357 8.00427 3.66745 7.53278C3.91534 7.16689 4.1638 6.74714 4.21897 6.35672C3.80526 7.06182 3.3093 7.92426 2.48222 8.42242L2.23377 8.47415C2.48222 7.50665 2.17872 5.72843 3.75004 5.54495C4.21897 5.1524 4.43931 4.68145 4.74292 4.23769L4.71548 4.18435C4.32933 4.86492 3.4471 5.62442 2.75773 5.8847C3.14332 4.36783 3.83269 2.98217 4.41181 1.54263C3.52919 2.85096 2.92303 4.52411 2.42594 6.11991C1.95776 5.51775 2.70201 4.73372 2.17804 4.13262C2.04041 4.49797 2.23309 5.09906 2.0128 5.49215C2.5086 6.51193 2.0128 7.4533 1.8751 8.47309C1.54456 8.05547 1.2961 7.53171 1.13068 7.00849L1.0206 7.06182C1.0762 7.74079 1.46191 8.29015 1.76502 8.8923L1.32371 10.4359C1.10342 9.93768 0.937552 9.33713 0.7447 8.7867L0.634612 8.94404C0.882508 10.0433 1.43407 11.1148 0.828025 12.2391L0.828025 12.7618C0.524523 12.2391 0.441872 11.638 0.331671 11.0631L0.579005 11.0108C0.523965 10.4871 0.110088 9.99107 0 9.46833L0.276065 9.49393C0.110256 8.70989 0.165414 7.63678 0.441366 6.82608C0.882677 6.95675 0.799464 6.25005 0.882677 5.93697C0.882677 5.64895 0.937717 5.41375 1.13058 5.23027C1.79217 5.41375 1.48924 4.4201 1.76473 4.05315L1.98558 4.13261C2.23354 3.81794 2.04063 2.9811 2.50904 3.05951C2.72933 2.66802 2.81249 2.2232 3.1156 1.88345L3.30833 1.96131C3.44603 1.5949 3.58384 1.17728 3.96994 0.889801C4.12905 0.953272 4.07333 0.991672 4.20153 1.08874C4.51122 0.685525 4.92908 0 5.48622 0C5.5963 0.470848 4.99042 0.784197 4.9072 1.25515" koffice:nodeTypes="ccccccccccccccccccccccccccccccccccccccccccccccccccccccccccccc"/>
            <draw:path draw:style-name="gr10" draw:id="shape794" draw:name="path7407" draw:layer="g14800" svg:width="11.79091875000pt" svg:height="11.59175948509pt" draw:transform="matrix(0.29843218000 0.00000000000 0.00000000000 0.29843218000 36.13487145996pt 17.32476493130pt)" svg:viewBox="0 0 12 12" svg:d="M0.754317 10.5676L1.24852 9.70397C0.780859 10.1361 0.337612 10.9172 0 11.5918L0.234094 10.7029C0.832349 9.94696 1.40512 9.19217 1.92587 8.38349C1.48368 8.78811 1.01443 9.5418 0.520216 9.97499C0.780859 9.08441 1.61321 8.43848 2.15944 7.65674C1.71725 7.76394 1.48368 8.38349 1.11847 8.73478C1.09301 8.57261 1.24799 8.30324 1.40458 8.14107L1.24799 8.14107C1.43059 7.52151 1.69124 6.95418 2.18545 6.4968L1.82182 6.63149C3.27897 4.63759 5.2834 3.04609 7.20927 1.72562C8.61546 0.863088 10.1512 0.269372 11.7909 0C6.9497 1.26715 3.48706 6.46931 0.753786 10.5676" koffice:nodeTypes="ccccccccccccccc"/>
            <draw:path draw:style-name="gr17" draw:id="shape795" draw:name="path7409" draw:layer="g14800" svg:width="0.89430650141pt" svg:height="1.87230198819pt" draw:transform="matrix(0.29843218000 0.00000000000 0.00000000000 0.29843218000 18.66576634664pt 17.39426618587pt)" svg:viewBox="0 0 1 2" svg:d="M0.893802 0.578972L0.869085 1.33299L0.769926 1.15419L0.670767 1.47735L0.595817 0.9754L0.496657 1.72941C0.496657 1.80122 0.323053 1.58653 0.372632 1.8723C0.149347 1.80123 0.024866 1.47735 0 1.22527C0.0996659 0.795138 0.149347 0.219184 0.496809 0.0403897C0.770181 -0.13987 0.869441 0.326901 0.894307 0.580438" koffice:nodeTypes="cccccccccc"/>
            <draw:path draw:style-name="gr17" draw:id="shape796" draw:name="path7411" draw:layer="g14800" svg:width="0.64338634514pt" svg:height="1.72807420086pt" draw:transform="matrix(0.29843218000 0.00000000000 0.00000000000 0.29843218000 18.95361369384pt 17.44962372626pt)" svg:viewBox="0 0 1 2" svg:d="M0.637364 0.553846C0.658328 1.03677 0.637364 1.55491 0.363354 1.72807L0.216104 1.72807C0.237498 1.6253 0.174054 1.6253 0.152962 1.55491C0.131998 1.59081 0.0898642 1.6253 0.110912 1.6598C-0.142007 1.55491 0.110912 1.28035 0.152962 1.03818L0.216104 0.00263113C0.447976 -0.0318631 0.553258 0.279295 0.637493 0.555254" koffice:nodeTypes="cccccccc"/>
            <draw:path draw:style-name="gr6" draw:id="shape797" draw:name="path7413" draw:layer="g14800" svg:width="0.13173600000pt" svg:height="0.18422000000pt" draw:transform="matrix(0.29843218000 0.00000000000 0.00000000000 0.29843218000 37.34947849527pt 17.48921634221pt)" svg:viewBox="0 0 0 0" svg:d="M0.131736 0L0 0.18422L0.131736 0" koffice:nodeTypes="ccc"/>
            <draw:path draw:style-name="gr17" draw:id="shape798" draw:name="path7415" draw:layer="g14800" svg:width="0.29302531338pt" svg:height="1.02499000000pt" draw:transform="matrix(0.29843218000 0.00000000000 0.00000000000 0.29843218000 19.22996957262pt 17.52054050006pt)" svg:viewBox="0 0 0 1" svg:d="M0.236001 0.762047L0.052424 1.02499C-0.026296 0.86701 0 0.814528 0.052424 0.65655L0 0C0.367742 0.105498 0.314834 0.49857 0.236111 0.761512" koffice:nodeTypes="ccccc"/>
            <draw:path draw:style-name="gr6" draw:id="shape799" draw:name="path7417" draw:layer="g14800" svg:width="0.18422400000pt" svg:height="0.26240500000pt" draw:transform="matrix(0.29843218000 0.00000000000 0.00000000000 0.29843218000 37.23185324212pt 17.60700155501pt)" svg:viewBox="0 0 0 0" svg:d="M0.184224 0L0 0.262405L0.184224 0" koffice:nodeTypes="ccc"/>
            <draw:path draw:style-name="gr6" draw:id="shape800" draw:name="path7419" draw:layer="g14800" svg:width="0.05243200000pt" svg:height="0.23616500000pt" draw:transform="matrix(0.29843218000 0.00000000000 0.00000000000 0.29843218000 19.13582018847pt 17.64599685236pt)" svg:viewBox="0 0 0 0" svg:d="M0 0.236165L0.052432 0.236165L0.052432 0L0 0Z" koffice:nodeTypes="ccccc"/>
            <draw:path draw:style-name="gr6" draw:id="shape801" draw:name="path7421" draw:layer="g14800" svg:width="0.13109500000pt" svg:height="0.26347700000pt" draw:transform="matrix(0.29843218000 0.00000000000 0.00000000000 0.29843218000 19.04963106492pt 17.67716105056pt)" svg:viewBox="0 0 0 0" svg:d="M0 0.263477L0.131095 0L0.131095 0.131738L0 0.263477" koffice:nodeTypes="cccc"/>
            <draw:path draw:style-name="gr6" draw:id="shape802" draw:name="path7423" draw:layer="g14800" svg:width="0.43035699226pt" svg:height="0.74985052491pt" draw:transform="matrix(0.29843218000 0.00000000000 0.00000000000 0.29843218000 37.16153307068pt 17.68531159152pt)" svg:viewBox="0 0 0 1" svg:d="M0 0.749851L0.430357 0L0.103288 0.613978L0 0.749851" koffice:nodeTypes="cccc"/>
            <draw:path draw:style-name="gr6" draw:id="shape803" draw:name="path7425" draw:layer="g14800" svg:width="6.60790795352pt" svg:height="6.78678396804pt" draw:transform="matrix(0.29843218000 0.00000000000 0.00000000000 0.29843218000 36.57372672421pt 17.75579100637pt)" svg:viewBox="0 0 7 7" svg:d="M0 6.78678C1.68372 4.32974 4.08285 1.64771 6.60791 0C4.2608 1.53552 1.81119 4.27391 0 6.78678" koffice:nodeTypes="ccc"/>
            <draw:path draw:style-name="gr10" draw:id="shape804" draw:name="path7427" draw:layer="g14800" svg:width="3.14687006844pt" svg:height="9.46811845698pt" draw:transform="matrix(0.29843218000 0.00000000000 0.00000000000 0.29843218000 18.94783250588pt 17.85791330463pt)" svg:viewBox="0 0 3 9" svg:d="M0.349361 0.241133C0.187561 0.349889 0.483626 0.430082 0.295669 0.53719L0.40306 0.53719L0.295669 0.617931C0.322986 0.699222 0.40306 0.672858 0.457414 0.672858C0.699236 0.834345 0.13387 1.0222 0.483634 1.10294L0.457414 1.10294L0.538038 1.31935L0.484346 1.31935L0.591737 1.64232C0.538045 1.61541 0.538045 1.66924 0.484346 1.69615C0.726661 1.80326 0.807287 2.42339 0.834217 2.66562L0.726825 2.77328C0.995578 2.82765 0.861147 3.06933 0.968648 3.15062L0.942428 3.15062C1.02299 3.23136 0.968648 3.33848 0.942428 3.50051L1.1299 3.58181L0.968647 3.58181C1.26471 3.8504 1.07604 4.28158 1.26471 4.47053C1.2374 4.44361 1.21102 4.47053 1.1836 4.49799C1.21036 4.60565 1.29099 4.5238 1.37156 4.55182L1.31787 4.55182L1.42581 4.79404C1.37157 4.76658 1.37157 4.74077 1.31787 4.74077L1.42581 4.90281L1.37157 4.90281L1.50643 5.19776L1.42581 5.19776C1.77519 5.54875 1.72133 6.41001 1.99008 6.65223L1.93639 6.65223L2.17876 7.16416L2.15144 7.16416C2.36639 8.05343 2.77006 8.48351 3.14687 9.45352C2.85085 9.56063 2.71636 9.05036 2.5821 8.8334C1.39905 6.08703 0.511123 3.07044 0 0C0.0806238 0.134022 0.376691 0 0.349871 0.242229" koffice:nodeTypes="cccccccccccccccccccccccccccccccccccc"/>
            <draw:path draw:style-name="gr6" draw:id="shape805" draw:name="path7429" draw:layer="g14800" svg:width="0.23616800000pt" svg:height="0.28864600000pt" draw:transform="matrix(0.29843218000 0.00000000000 0.00000000000 0.29843218000 37.26333664338pt 17.87325629987pt)" svg:viewBox="0 0 0 0" svg:d="M0.236168 0L0 0.288646L0.236168 0" koffice:nodeTypes="ccc"/>
            <draw:path draw:style-name="gr10" draw:id="shape806" draw:name="path7431" draw:layer="g14800" svg:width="9.44290288516pt" svg:height="5.73565697090pt" draw:transform="matrix(0.29843218000 0.00000000000 0.00000000000 0.29843218000 15.76564993180pt 17.91225159722pt)" svg:viewBox="0 0 9 6" svg:d="M3.39524 0.365936C4.03318 0.619451 4.59422 1.09666 5.13023 1.63237L5.13023 1.0697C5.56475 1.49184 5.84461 1.9702 6.27863 2.39062L6.32956 1.96906C7.09552 2.39062 7.22297 3.43107 7.80955 3.96564C7.88605 3.88133 7.80955 3.71327 7.88605 3.65763C8.473 4.02242 8.98398 4.66883 9.41746 5.17529C9.41746 5.2315 9.29007 5.31524 9.41746 5.3726L9.4429 5.3726L9.4429 5.4288C9.23896 5.31639 9.13697 4.97798 8.95847 4.72619C8.83102 4.97913 9.13748 5.17529 9.21346 5.4288C8.80548 5.51369 8.55001 4.9516 8.3965 4.55699C8.3965 4.30404 8.24355 4.05052 8.06506 3.91058C8.24408 4.44514 8.47352 5.23264 8.75401 5.62669L8.34556 5.1208L8.34556 5.37489C7.9371 5.17643 8.01412 4.66998 7.7586 4.36082C7.7332 4.55699 7.78401 4.83918 7.88552 5.00723L7.7586 5.0646L7.58021 4.50192L7.52927 4.86729C7.32487 4.36082 7.19784 3.82683 6.91693 3.34847C6.96787 3.79873 7.22286 4.27708 7.29931 4.75544C6.96788 4.33272 7.04432 3.65878 6.61037 3.29227L7.01882 4.61434C6.76331 4.22087 6.61037 3.65878 6.3293 3.29227C6.40632 3.60142 6.5077 4.02356 6.66131 4.36082C6.20238 4.10788 6.22731 3.23606 5.76791 2.78581C5.92136 3.15232 6.02337 3.63067 6.15081 4.05167C5.64031 3.88246 5.81885 3.12306 5.41087 2.78581C5.35992 3.068 5.64031 3.37716 5.64031 3.65878C5.12986 3.46032 4.97686 2.61661 4.49243 2.22372L5.05335 3.23606C4.67097 3.01122 4.41598 2.47666 4.08398 2.19446C4.0591 2.39062 4.28838 2.61661 4.39043 2.84088C3.67604 2.44855 3.62493 1.37885 2.83342 1.01234L3.67542 2.2782C3.29298 2.19447 2.98642 1.74421 2.55241 1.5188L2.52702 1.57501L3.11396 2.19446C2.67996 2.05337 2.24647 1.82796 1.78707 1.77346C2.37401 2.13825 3.36947 2.22256 3.93102 2.89823C3.65012 2.78581 3.24151 2.87013 2.98652 2.84088C3.29298 3.15118 3.87945 2.87013 4.26247 3.09496C4.03302 3.12192 3.54807 3.32037 3.21663 3.23491C3.49754 3.40297 4.03354 3.34733 4.39053 3.29112C4.54352 3.48843 4.82453 3.26302 4.90104 3.54407C4.59458 3.51653 4.31409 3.62953 4.03354 3.65763C4.44148 3.88132 5.30897 3.60028 5.46244 3.91057L3.93155 3.91057C4.54337 4.13483 5.13048 4.10673 5.76837 4.10673C4.97754 4.27479 3.93155 4.21972 3.06338 3.96564C3.90537 4.61319 5.30886 4.27479 6.3293 4.50078C5.97242 4.64015 5.43694 4.69693 5.05335 4.66882C5.43677 4.92234 6.12526 4.78125 6.55926 4.75314C6.17636 4.92234 5.64031 4.95044 5.23237 4.9774C5.76826 5.20339 6.43182 4.92235 6.96788 5.00494L6.96788 5.1185C6.91693 5.0904 6.81436 5.17414 6.78886 5.06229L6.73791 5.25845C5.81895 5.173 4.82391 5.28656 3.80296 4.9774L3.75149 5.00379C4.1855 5.31408 4.92592 5.2011 5.07839 5.73566C4.54249 5.48329 3.82851 5.45576 3.47095 4.86384L4.03241 4.75199C3.573 4.41474 2.93495 4.24554 2.47545 3.73907C2.73038 3.87903 2.8839 3.51424 3.16439 3.54234L3.0625 3.28997C2.60362 2.95272 1.91411 2.97968 1.63361 2.38947L2.42451 2.58678C2.01599 2.10843 0.995563 1.91227 0.765495 1.1804L1.32689 1.1804C1.0719 0.617158 0.280387 0.617158 0 0.0550627C0.714393 0.0550627 1.51684 0.0212178 2.12934 0.330375C2.12934 0.330375 2.0581 0.103816 2.16467 0C2.35664 0.00111388 3.39373 0.702045 3.39373 0.702045L3.39373 0.365361" koffice:nodeTypes="ccccccccccccccccccccccccccccccccccccccccccccccccccccccccccccccccccccccccccccccc"/>
            <draw:path draw:style-name="gr10" draw:id="shape807" draw:name="path7433" draw:layer="g14800" svg:width="4.45668209692pt" svg:height="6.25274644475pt" draw:transform="matrix(0.29843218000 0.00000000000 0.00000000000 0.29843218000 21.09520794196pt 18.10882505426pt)" svg:viewBox="0 0 4 6" svg:d="M4.10247 1.04111L4.37945 1.09071C4.26877 1.36352 4.24102 1.68643 4.04657 1.93494L4.29579 1.98404C4.37889 2.33124 3.71368 2.35706 3.85268 2.67896L4.10247 2.67896C4.18556 3.07627 3.18793 3.29897 3.79734 3.54799C3.8255 3.67148 3.63115 3.7469 3.54811 3.84559L3.74189 3.89519L3.54811 4.11941C3.68655 4.11941 3.6588 4.2677 3.60345 4.34159C3.41025 4.76472 3.02134 4.93782 2.60582 5.11092L2.68891 5.18582C1.91342 5.80685 0.887523 5.97995 0 6.25275L0.693468 5.95515L0.360639 5.95515C0.915109 5.65754 1.60801 5.63274 2.1072 5.28604C1.69178 5.30982 1.13732 5.58263 0.638128 5.73144C0.360639 5.43433 1.24799 5.38473 1.60801 5.28604L1.63565 5.23542C1.35867 5.16153 1.16422 5.20961 0.887804 5.33412C1.05394 5.26023 1.8301 4.98742 2.35687 4.88822C1.88612 4.88822 1.38642 5.03651 0.887804 5.13673L1.05394 5.06132L0.9986 5.01222C1.71926 4.88822 2.7724 4.76472 3.38221 4.2429C2.71706 4.61541 1.71926 4.68981 0.943147 4.83811C1.49711 4.68981 2.13524 4.416 2.74521 4.2429C2.27379 4.3173 1.69224 4.4408 1.19305 4.61541C1.49761 4.4656 1.94146 4.39221 2.24603 4.16799C1.9968 4.16799 1.69207 4.3173 1.38694 4.39221C1.58071 4.1442 2.27379 4.04449 2.68987 3.79497C2.27446 3.77119 1.83079 4.09359 1.44301 4.11941C1.99748 3.64668 3.05114 3.49839 3.63268 2.87787C3.02287 3.17649 2.30221 3.54799 1.5537 3.77119L1.80348 3.44929C1.63672 3.64668 1.69281 3.25038 1.5537 3.44929C2.05214 3.20078 2.63493 3.07627 3.1058 2.67997C2.71758 2.75437 2.3298 3.10208 1.88652 3.17649C2.07972 3.02718 2.60667 2.70477 2.9395 2.45676C2.662 2.40716 2.46807 2.75437 2.19108 2.82928C2.30177 2.40716 2.99484 2.28265 3.29957 1.93545L2.63493 2.20876C2.74561 2.03465 2.99501 2.03465 3.05086 1.83675L2.8564 1.88534L4.29721 0.372006L4.24238 0.322407C3.63258 0.868016 3.05035 1.38781 2.55172 2.00985C2.52357 1.81094 2.71785 1.56293 2.80039 1.33973C2.38554 1.48802 2.38554 2.05945 2.19108 2.43196C2.08041 2.18396 2.41261 1.68744 2.30177 1.31493L1.80331 2.87888C1.77573 2.50687 1.85865 2.10955 1.80331 1.78765C1.63662 2.18396 1.69264 2.48257 1.55353 2.87888C1.38682 2.77968 1.63662 2.70477 1.44284 2.65517C1.27671 2.77917 1.35975 2.90368 1.13772 2.95277C1.52538 2.30846 1.30441 1.31493 2.35755 0.94343C2.35755 1.04213 2.30165 1.19042 2.38515 1.26533L2.55128 1.09224L2.55128 1.11704C2.88359 1.01733 3.05035 0.471715 3.43755 0.322406L3.4929 0.892816C3.85353 0.57041 3.93657 0.148297 4.43576 0C4.54643 0.347206 4.18596 0.670118 4.10343 1.04213" koffice:nodeTypes="cccccccccccccccccccccccccccccccccccccccccccccccccccccccccccccccc"/>
            <draw:path draw:style-name="gr11" draw:id="shape808" draw:name="path7435" draw:layer="g14800" svg:width="0.02624000000pt" svg:height="0.18314900000pt" draw:transform="matrix(0.29843218000 0.00000000000 0.00000000000 0.29843218000 22.39614854199pt 18.28110899679pt)" svg:viewBox="0 0 0 0" svg:d="M0 0.183149L0.02624 0.183149L0.02624 0L0 0Z" koffice:nodeTypes="ccccc"/>
            <draw:path draw:style-name="gr6" draw:id="shape809" draw:name="path7437" draw:layer="g14800" svg:width="0.43483859924pt" svg:height="6.15796553366pt" draw:transform="matrix(0.29843218000 0.00000000000 0.00000000000 0.29843218000 35.16302348460pt 18.31211347409pt)" svg:viewBox="0 0 0 6" svg:d="M0.397985 6.15797C0.450581 4.23673 0.363379 1.89611 0 0C0.328772 1.92173 0.519462 4.06445 0.397985 6.15797" koffice:nodeTypes="ccc"/>
            <draw:path draw:style-name="gr6" draw:id="shape810" draw:name="path7439" draw:layer="g14800" svg:width="0.43091636194pt" svg:height="0.50348419218pt" draw:transform="matrix(0.29843218000 0.00000000000 0.00000000000 0.29843218000 21.95735535164pt 18.46122260599pt)" svg:viewBox="0 0 0 1" svg:d="M0 0.503484L0.430916 0L0.0864082 0.409628L0.000316143 0.503484" koffice:nodeTypes="cccc"/>
            <draw:path draw:style-name="gr6" draw:id="shape811" draw:name="path7441" draw:layer="g14800" svg:width="0.07872000000pt" svg:height="0.34219800000pt" draw:transform="matrix(0.29843218000 0.00000000000 0.00000000000 0.29843218000 21.62026951945pt 18.56270625939pt)" svg:viewBox="0 0 0 0" svg:d="M0 0.342198L0.07872 0L0 0.18422L0 0.341128" koffice:nodeTypes="cccc"/>
            <draw:path draw:style-name="gr11" draw:id="shape812" draw:name="path7443" draw:layer="g14800" svg:width="0.18011476427pt" svg:height="0.28971800000pt" draw:transform="matrix(0.29843218000 0.00000000000 0.00000000000 0.29843218000 22.35436415116pt 18.56270625939pt)" svg:viewBox="0 0 0 0" svg:d="M0.14012 0C0.244975 0.105498 0.113448 0.18422 0.0876962 0.289718L0.0352722 0.289718C-0.069583 0.18422 0.0876962 0.0524816 0.140127 0" koffice:nodeTypes="cccc"/>
            <draw:path draw:style-name="gr6" draw:id="shape813" draw:name="path7445" draw:layer="g14800" svg:width="0.18421900000pt" svg:height="0.23777200000pt" draw:transform="matrix(0.29843218000 0.00000000000 0.00000000000 0.29843218000 17.35683468780pt 18.60202123730pt)" svg:viewBox="0 0 0 0" svg:d="M0 0L0.184219 0.237772L0 0" koffice:nodeTypes="ccc"/>
            <draw:path draw:style-name="gr6" draw:id="shape814" draw:name="path7447" draw:layer="g14800" svg:width="0.20987100000pt" svg:height="0.07925600000pt" draw:transform="matrix(0.29843218000 0.00000000000 0.00000000000 0.29843218000 22.05129559451pt 18.66482975139pt)" svg:viewBox="0 0 0 0" svg:d="M0 0.079256L0.209871 0L0.105016 0.079256L0.0001608 0.079256" koffice:nodeTypes="cccc"/>
            <draw:path draw:style-name="gr6" draw:id="shape815" draw:name="path7449" draw:layer="g14800" svg:width="0.07872000000pt" svg:height="0.23509400000pt" draw:transform="matrix(0.29843218000 0.00000000000 0.00000000000 0.29843218000 17.67042793878pt 18.75912142800pt)" svg:viewBox="0 0 0 0" svg:d="M0.07872 0.235094L0 0L0.07872 0.157978L0.07872 0.23509" koffice:nodeTypes="cccc"/>
            <draw:path draw:style-name="gr6" draw:id="shape816" draw:name="path7451" draw:layer="g14800" svg:width="0.23611100000pt" svg:height="0.20938900000pt" draw:transform="matrix(0.29843218000 0.00000000000 0.00000000000 0.29843218000 21.92601519782pt 18.81361896400pt)" svg:viewBox="0 0 0 0" svg:d="M0.236111 0L0 0.209389L0.236111 0" koffice:nodeTypes="ccc"/>
            <draw:path draw:style-name="gr10" draw:id="shape817" draw:name="path7453" draw:layer="g14800" svg:width="5.27609159770pt" svg:height="2.69837682638pt" draw:transform="matrix(0.29843218000 0.00000000000 0.00000000000 0.29843218000 38.64255648172pt 18.91206553279pt)" svg:viewBox="0 0 5 3" svg:d="M5.27609 1.85847e-06C3.82051 0.609595 2.37427 1.47858 1.07986 2.60694C0.971496 2.69838 0.80976 2.63618 0.674435 2.63618C1.02541 2.20946 1.59257 1.93515 1.94188 1.53767C1.29496 1.78213 0.7553 2.6057 0 2.69838C1.40278 1.38589 3.36117 0.488297 5.27609 0" koffice:nodeTypes="cccccc"/>
            <draw:path draw:style-name="gr6" draw:id="shape818" draw:name="path7455" draw:layer="g14800" svg:width="0.23611100000pt" svg:height="0.36736800000pt" draw:transform="matrix(0.29843218000 0.00000000000 0.00000000000 0.29843218000 18.06212256249pt 19.00188311416pt)" svg:viewBox="0 0 0 0" svg:d="M0 0L0.236111 0.367368L0 0" koffice:nodeTypes="ccc"/>
            <draw:path draw:style-name="gr10" draw:id="shape819" draw:name="path7457" draw:layer="g14800" svg:width="3.53075181826pt" svg:height="13.78479583291pt" draw:transform="matrix(0.29843218000 0.00000000000 0.00000000000 0.29843218000 33.96376541317pt 19.07220352434pt)" svg:viewBox="0 0 4 14" svg:d="M2.70669 11.7798L1.79573 13.7848C1.76666 13.2905 2.39355 12.5599 2.45106 11.8564C2.10772 12.3266 1.93749 13.1338 1.56684 13.7327L1.42508 13.7327C1.62493 13.1599 1.88056 12.613 1.99442 12.0131C1.71033 12.4302 1.50991 13.264 1.16888 13.7327L1.05442 13.654C1.50991 12.6391 2.081 11.6746 2.33661 10.607C1.88056 11.5178 1.45355 12.7167 0.769173 13.6811L0.598946 13.6551C0.939973 13.1339 1.13983 12.4834 1.28216 11.9611C0.940554 12.4834 0.712821 13.1339 0.341583 13.6811L0.25679 13.6551C0.285257 13.2905 0.569924 13.0302 0.712847 12.7167C0.370075 12.8208 0.227742 13.2895 0 13.603C2.393 9.69466 3.47591 3.85629 0.256209 0C3.84541 2.78767 4.18759 7.89591 2.70613 11.7788" koffice:nodeTypes="cccccccccccccccccc"/>
            <draw:path draw:style-name="gr6" draw:id="shape820" draw:name="path7459" draw:layer="g14800" svg:width="0.39468000000pt" svg:height="0.42038400000pt" draw:transform="matrix(0.29843218000 0.00000000000 0.00000000000 0.29843218000 36.79299559041pt 19.07252224991pt)" svg:viewBox="0 0 0 0" svg:d="M0.000536 0.420384L0.39468 0L0.157448 0.314351L0 0.419314" koffice:nodeTypes="cccc"/>
            <draw:path draw:style-name="gr6" draw:id="shape821" draw:name="path7461" draw:layer="g14800" svg:width="0.10485500000pt" svg:height="0.23616500000pt" draw:transform="matrix(0.29843218000 0.00000000000 0.00000000000 0.29843218000 18.04663631980pt 19.09585558771pt)" svg:viewBox="0 0 0 0" svg:d="M0 0L0.104855 0.236165L0 0" koffice:nodeTypes="ccc"/>
            <draw:path draw:style-name="gr11" draw:id="shape822" draw:name="path7463" draw:layer="g14800" svg:width="0.18456899646pt" svg:height="0.60353300000pt" draw:transform="matrix(0.29843218000 0.00000000000 0.00000000000 0.29843218000 21.46319323991pt 19.12701978591pt)" svg:viewBox="0 0 0 1" svg:d="M0.00104548 0.603533C0.00104548 0.472866 -0.0251385 0.131738 0.184569 0C0.184569 0.157979 0.00104548 0.446625 0.00104548 0.603533" koffice:nodeTypes="ccc"/>
            <draw:path draw:style-name="gr6" draw:id="shape823" draw:name="path7465" draw:layer="g14800" svg:width="0.31483400000pt" svg:height="0.55105100000pt" draw:transform="matrix(0.29843218000 0.00000000000 0.00000000000 0.29843218000 18.21890283390pt 19.15866362431pt)" svg:viewBox="0 0 0 1" svg:d="M0 0L0.314834 0.551051L0 0" koffice:nodeTypes="ccc"/>
            <draw:path draw:style-name="gr6" draw:id="shape824" draw:name="path7467" draw:layer="g14800" svg:width="0.18368000000pt" svg:height="0.07872000000pt" draw:transform="matrix(0.29843218000 0.00000000000 0.00000000000 0.29843218000 39.30883377933pt 19.21348060212pt)" svg:viewBox="0 0 0 0" svg:d="M0.18368 0L0 0.07872L0.18368 0" koffice:nodeTypes="ccc"/>
            <draw:path draw:style-name="gr11" draw:id="shape825" draw:name="path7469" draw:layer="g14800" svg:width="0.23878299142pt" svg:height="0.28864600000pt" draw:transform="matrix(0.29843218000 0.00000000000 0.00000000000 0.29843218000 21.39224466159pt 19.39359421132pt)" svg:viewBox="0 0 0 0" svg:d="M0.238783 0C0.212599 0.131738 0.080804 0.18422 0.00261757 0.288646C-0.0240544 0.157979 0.160062 0.0262408 0.238783 0" koffice:nodeTypes="ccc"/>
            <draw:path draw:style-name="gr10" draw:id="shape826" draw:name="path7471" draw:layer="g14800" svg:width="13.26725363669pt" svg:height="5.82424965109pt" draw:transform="matrix(0.29843218000 0.00000000000 0.00000000000 0.29843218000 16.07128244469pt 19.40834182118pt)" svg:viewBox="0 0 13 6" svg:d="M8.00278 0.572849L8.00278 0.340169C8.51418 0.261554 8.97389 0.598703 9.35763 0.934797L9.38312 0.572849C9.94555 1.06459 10.6613 1.68454 10.9678 2.43482C11.2237 2.38364 10.8402 2.15044 11.0954 2.09925C11.3514 2.43482 11.5302 3.02945 11.6579 3.44363C10.891 2.87486 10.3541 2.09925 9.53623 1.68402L10.2264 2.45962C8.87108 2.33088 8.0536 0.882035 6.72366 0.700533L6.72366 0.805003C7.18389 1.03663 7.66933 1.24398 8.10463 1.5806C6.90252 1.9415 6.13619 0.467853 4.98563 0.805003C5.4714 1.01183 6.00841 1.08833 6.44314 1.45081C5.7014 1.7869 4.93459 1.39911 4.19318 1.29516C4.26982 1.55475 4.70459 1.52837 4.93444 1.73519C4.21878 1.9684 3.63015 2.22694 2.81278 2.04544C2.60848 2.123 2.35256 2.07129 2.22478 2.27811C2.50613 2.43271 2.88941 2.20109 3.27248 2.27811C2.55681 2.79677 1.35574 3.26161 0.792667 4.06305C1.43222 3.77973 1.96866 3.20989 2.63329 2.92551L3.91203 2.38154C3.7327 2.71815 3.2474 3.15818 2.86365 3.44311C4.09022 3.33969 4.32075 1.34687 5.85442 1.81382C5.64959 1.99373 5.44517 2.25385 5.29196 2.51132C5.67555 2.27811 6.1354 1.91564 6.62122 1.81382C7.28533 1.81382 7.92504 1.78796 8.46137 1.96946L8.46137 2.14938C7.644 2.14938 6.87667 2.38154 6.36515 3.02945L6.39007 3.08116C7.33626 2.33087 8.74226 2.15044 9.89279 2.51238C11.2477 3.18509 12.3727 4.19285 13.2673 5.48763L13.2162 5.82425C12.7822 4.76268 11.7863 3.72222 10.5591 3.43783C10.2708 3.36449 9.83039 3.42938 9.75591 3.50483C9.75591 3.32333 9.94672 3.20462 10.1745 3.15818C9.50933 3.02944 8.94746 3.57289 8.28267 3.4431L8.28267 3.20989C8.3593 3.20989 8.41034 3.13286 8.46138 3.08115C8.33371 2.90071 8.1293 3.107 7.97608 3.15818C7.79737 3.57289 7.3626 3.77972 6.95331 3.83142C6.82564 3.64992 7.05539 3.54704 7.08093 3.39139C6.56956 3.59822 6.03323 4.06305 5.39405 4.08996C5.18927 4.14167 5.036 4.01187 4.83159 4.06305L4.88315 3.77972C4.37179 3.70269 4.01359 4.27041 3.50274 4.29732L2.81252 4.29732C2.76096 4.11581 3.11901 4.01187 2.86356 3.85728C1.994 4.40021 0.946142 4.52999 0 4.83918C0.204253 3.90741 1.09941 3.10595 2.01948 2.69282L1.09889 2.66697C1.61025 2.20108 2.27488 1.6571 2.9907 1.52836C3.01562 1.37271 2.73526 1.2941 2.58152 1.26825C3.11837 0.803941 3.91078 0.596586 4.65215 0.699471C4.7037 0.544879 4.52448 0.36285 4.37126 0.233584C4.88262 -0.0508042 5.54725 0.156553 6.08426 0.233584C6.23748 -0.205924 6.825 0.104844 7.13196 0.130697L8.00099 0.570732" koffice:nodeTypes="cccccccccccccccccccccccccccccccccccccccccccccccccccccccccc"/>
            <draw:path draw:style-name="gr6" draw:id="shape827" draw:name="path7473" draw:layer="g14800" svg:width="0.23611100000pt" svg:height="0.10442600000pt" draw:transform="matrix(0.29843218000 0.00000000000 0.00000000000 0.29843218000 21.87103826037pt 19.40957609017pt)" svg:viewBox="0 0 0 0" svg:d="M0.236111 0L0 0.104426L0.236111 0" koffice:nodeTypes="ccc"/>
            <draw:path draw:style-name="gr10" draw:id="shape828" draw:name="path7475" draw:layer="g14800" svg:width="12.10829121600pt" svg:height="9.23493557797pt" draw:transform="matrix(0.29843218000 0.00000000000 0.00000000000 0.29843218000 35.43743068038pt 19.63140404765pt)" svg:viewBox="0 0 12 9" svg:d="M12.1083 0.00433234C7.30728 0.509911 3.35078 4.5795 0.764934 8.62358L0.474994 8.75594L1.60895 6.89474C1.02906 7.50609 0.448097 8.56933 0 9.23494C0.421739 8.03772 1.08178 6.9197 1.97852 5.93674C1.39755 6.2823 0.975807 7.0271 0.606246 7.55872C0.633167 6.68155 1.4239 6.25572 1.89889 5.56461L0.948911 6.46727C1.26468 5.8825 1.60788 5.29772 2.18884 4.87296L2.13613 4.84638L1.31793 5.51091C1.397 4.34026 2.82199 3.64917 3.63966 2.87669C6.06681 0.962329 8.86192 -0.0759522 12.1073 0.00433315" koffice:nodeTypes="cccccccccccccc"/>
            <draw:path draw:style-name="gr6" draw:id="shape829" draw:name="path7477" draw:layer="g14800" svg:width="0.41979600000pt" svg:height="0.31488600000pt" draw:transform="matrix(0.29843218000 0.00000000000 0.00000000000 0.29843218000 18.71275294153pt 19.72297691208pt)" svg:viewBox="0 0 0 0" svg:d="M0 0L0.419796 0.314886L0 0" koffice:nodeTypes="ccc"/>
            <draw:path draw:style-name="gr10" draw:id="shape830" draw:name="path7479" draw:layer="g14800" svg:width="1.65572710660pt" svg:height="0.33450387544pt" draw:transform="matrix(0.29843218000 0.00000000000 0.00000000000 0.29843218000 21.07961020501pt 20.02822719304pt)" svg:viewBox="0 0 2 0" svg:d="M1.65524 0C1.58779 0.167562 1.18198 0.107165 0.979251 0.197915C1.14801 0.227957 1.45183 0.213401 1.58757 0.137209C1.52012 0.304151 0.810357 0.258931 0.438872 0.334504L0.506339 0.304151L0 0.274109C0.506339 0.13721 1.0481 0.0315934 1.65573 0.000620931" koffice:nodeTypes="ccccccc"/>
            <draw:path draw:style-name="gr6" draw:id="shape831" draw:name="path7481" draw:layer="g14800" svg:width="5.03144528544pt" svg:height="4.14333678515pt" draw:transform="matrix(0.29843218000 0.00000000000 0.00000000000 0.29843218000 36.06423136922pt 20.02854687359pt)" svg:viewBox="0 0 5 4" svg:d="M0 4.14334C1.57186 2.457 3.08032 1.01212 5.03145 0C3.31937 0.935819 1.50095 2.61888 0 4.14334" koffice:nodeTypes="ccc"/>
            <draw:path draw:style-name="gr6" draw:id="shape832" draw:name="path7483" draw:layer="g14800" svg:width="0.23725600000pt" svg:height="0.28757500000pt" draw:transform="matrix(0.29843218000 0.00000000000 0.00000000000 0.29843218000 36.51091271896pt 20.04452851370pt)" svg:viewBox="0 0 0 0" svg:d="M2.4e-05 0.287575L0.237256 0L0.157976 0.130667L0 0.287575" koffice:nodeTypes="cccc"/>
            <draw:path draw:style-name="gr6" draw:id="shape833" draw:name="path7485" draw:layer="g14800" svg:width="0.89340304000pt" svg:height="0.99642719694pt" draw:transform="matrix(0.29843218000 0.00000000000 0.00000000000 0.29843218000 37.95294656255pt 20.06003075235pt)" svg:viewBox="0 0 1 1" svg:d="M0.893403 0L0 0.996427L0.893403 0" koffice:nodeTypes="ccc"/>
            <draw:path draw:style-name="gr6" draw:id="shape834" draw:name="path7487" draw:layer="g14800" svg:width="0.28907400000pt" svg:height="0.07979200000pt" draw:transform="matrix(0.29843218000 0.00000000000 0.00000000000 0.29843218000 21.22042363855pt 20.14585268494pt)" svg:viewBox="0 0 0 0" svg:d="M0 0.079792L0.18422 0L0.289074 0L0 0.079792" koffice:nodeTypes="cccc"/>
            <draw:path draw:style-name="gr10" draw:id="shape835" draw:name="path7489" draw:layer="g14800" svg:width="1.32577879614pt" svg:height="0.94645884115pt" draw:transform="matrix(0.29843218000 0.00000000000 0.00000000000 0.29843218000 20.64046414844pt 20.28670511625pt)" svg:viewBox="0 0 1 1" svg:d="M1.24041 0.00190732C1.21913 0.0529631 1.28353 0.077448 1.32578 0.12903C1.09042 0.613548 0.448961 0.690655 0 0.946459C0.384475 0.613548 0.898098 0.538005 1.28309 0.0774511C1.06906 0.129029 0.834087 0.358263 0.577236 0.409841C0.769516 0.232184 0.96219 -0.0246627 1.23988 0.00190732" koffice:nodeTypes="cccccc"/>
            <draw:path draw:style-name="gr6" draw:id="shape836" draw:name="path7491" draw:layer="g14800" svg:width="0.25075368243pt" svg:height="0.18368400000pt" draw:transform="matrix(0.29843218000 0.00000000000 0.00000000000 0.29843218000 17.85057282368pt 20.39692463296pt)" svg:viewBox="0 0 0 0" svg:d="M0.104855 0.183684L0 0.183684L0.236647 0C0.289071 0.051944 0.184223 0.104427 0.104962 0.183684" koffice:nodeTypes="cccc"/>
            <draw:path draw:style-name="gr6" draw:id="shape837" draw:name="path7493" draw:layer="g14800" svg:width="0.02680000000pt" svg:height="0.15797900000pt" draw:transform="matrix(0.29843218000 0.00000000000 0.00000000000 0.29843218000 34.66918985042pt 20.45174184951pt)" svg:viewBox="0 0 0 0" svg:d="M0 0L0.0268 0.157979L0 0" koffice:nodeTypes="ccc"/>
            <draw:path draw:style-name="gr6" draw:id="shape838" draw:name="path7495" draw:layer="g14800" svg:width="0.48801267902pt" svg:height="5.49017000000pt" draw:transform="matrix(0.29843218000 0.00000000000 0.00000000000 0.29843218000 34.60654057974pt 20.59254048081pt)" svg:viewBox="0 0 0 5" svg:d="M0 5.49017C0.39308 3.91413 0.709032 1.81167 0.288648 0C0.630312 1.75919 0.525352 3.83434 0 5.49017" koffice:nodeTypes="ccc"/>
            <draw:path draw:style-name="gr10" draw:id="shape839" draw:name="path7497" draw:layer="g14800" svg:width="0.78769900000pt" svg:height="0.42393814259pt" draw:transform="matrix(0.29843218000 0.00000000000 0.00000000000 0.29843218000 20.47615646247pt 20.66179952240pt)" svg:viewBox="0 0 1 0" svg:d="M0.787699 0.0576412C0.471848 0.0838812 0.236218 0.214549 0 0.423938C0.157926 0.26703 0.498517 -0.152284 0.787699 0.0576412" koffice:nodeTypes="ccc"/>
            <draw:path draw:style-name="gr10" draw:id="shape840" draw:name="path7499" draw:layer="g14800" svg:width="1.27545581658pt" svg:height="0.50272382451pt" draw:transform="matrix(0.29843218000 0.00000000000 0.00000000000 0.29843218000 20.37404944393pt 20.71032569362pt)" svg:viewBox="0 0 1 1" svg:d="M0 0.502724C0.178356 0.260095 0.830266 0.130237 1.27546 0C1.15704 0.298065 0.325986 0.186054 0 0.502724" koffice:nodeTypes="ccc"/>
            <draw:path draw:style-name="gr17" draw:id="shape841" draw:name="path7501" draw:layer="g14800" svg:width="0.36783854384pt" svg:height="0.40698421160pt" draw:transform="matrix(0.29843218000 0.00000000000 0.00000000000 0.29843218000 20.35000748132pt 21.12356816693pt)" svg:viewBox="0 0 0 0" svg:d="M0.367774 0.256323C0.367774 0.322942 0.367774 0.372821 0.304179 0.406984C0.0969946 0.390244 -0.0144418 0.238899 0.00150514 0.0205919C0.192451 -0.0620843 0.288232 0.122059 0.367839 0.256323" koffice:nodeTypes="cccc"/>
            <draw:path draw:style-name="gr6" draw:id="shape842" draw:name="path7503" draw:layer="g14800" svg:width="7.81079414232pt" svg:height="5.11818259943pt" draw:transform="matrix(0.29843218000 0.00000000000 0.00000000000 0.29843218000 35.31181460718pt 21.17283564743pt)" svg:viewBox="0 0 8 5" svg:d="M7.81079 0C4.95602 1.14007 2.28328 2.86228 0 5.11818C2.20602 2.934 4.9301 1.0916 7.81079 0" koffice:nodeTypes="ccc"/>
            <draw:path draw:style-name="gr17" draw:id="shape843" draw:name="path7505" draw:layer="g14800" svg:width="0.24878975000pt" svg:height="0.55761200000pt" draw:transform="matrix(0.29843218000 0.00000000000 0.00000000000 0.29843218000 20.53097367903pt 21.18849736824pt)" svg:viewBox="0 0 0 1" svg:d="M0.13115 0.524812C0.104478 0.577292 0.0524296 0.551052 0 0.551052C0.104855 0.420385 0.288003 0.208854 0.13115 0C0.288003 0.104427 0.288003 0.393073 0.13115 0.524811" koffice:nodeTypes="cccc"/>
            <draw:path draw:style-name="gr17" draw:id="shape844" draw:name="path7507" draw:layer="g14800" svg:width="0.59650617972pt" svg:height="1.66007617596pt" draw:transform="matrix(0.29843218000 0.00000000000 0.00000000000 0.29843218000 20.14355885854pt 21.27242379786pt)" svg:viewBox="0 0 1 2" svg:d="M0.596506 0.483584L0.556017 1.02453C0.495219 0.788559 0.556017 0.381467 0.352938 0.313848L0.413736 1.32882C0.596095 1.32882 0.352938 1.53237 0.49472 1.63311C0.210657 1.80283 0.12959 1.12665 0.00799079 0.854107C-0.0324983 0.482204 0.0889742 0.1793 0.190348 0.00956375C0.413613 -0.0580534 0.474908 0.246919 0.596095 0.482204" koffice:nodeTypes="cccccccc"/>
            <draw:path draw:style-name="gr10" draw:id="shape845" draw:name="path7509" draw:layer="g14800" svg:width="3.82769190702pt" svg:height="4.92669506844pt" draw:transform="matrix(0.29843218000 0.00000000000 0.00000000000 0.29843218000 20.42121509814pt 21.61137146988pt)" svg:viewBox="0 0 4 5" svg:d="M0.128177 0.236029L0.230748 0.236029C0.384187 0.548598 0.513004 0.886684 0.924286 1.22636L0.873528 1.25241C0.898618 1.35713 1.00182 1.27739 1.05311 1.30398C1.05311 1.33002 0.873528 1.43421 1.00183 1.48684L1.1044 1.48684C1.1044 1.53893 1.07883 1.56498 1.05312 1.59049C1.07868 1.66863 1.18088 1.61654 1.23333 1.64259C1.31033 1.95622 1.43858 1.92911 1.61826 2.24169C1.74707 2.29484 2.28665 2.92051 2.33794 3.10232L2.31236 3.12836L2.67163 3.33728C2.62035 3.33728 2.54333 3.36279 2.49205 3.41488C2.74874 3.33728 2.64607 3.62379 2.85184 3.64984L2.80056 3.64984L2.90312 3.88427C3.10837 3.67536 3.05709 4.11763 3.23678 4.06606C3.23678 4.50941 3.82769 4.45731 3.82769 4.9267C3.21058 4.9267 3.05662 4.11763 2.56843 3.83218C1.61815 2.63133 0.744876 1.69362 0 0.364665L0.0770058 0C0.102573 0.0770767 0.0514389 0.181802 0.128288 0.233896" koffice:nodeTypes="ccccccccccccccccccccccc"/>
            <draw:path draw:style-name="gr10" draw:id="shape846" draw:name="path7511" draw:layer="g14800" svg:width="2.20799610384pt" svg:height="2.67108019388pt" draw:transform="matrix(0.29843218000 0.00000000000 0.00000000000 0.29843218000 36.44046123736pt 21.62735430371pt)" svg:viewBox="0 0 2 3" svg:d="M1.26152 2.12399L1.19447 2.12399C1.30703 2.03302 1.28451 1.85045 1.35205 1.72976C1.14853 1.7898 1.12648 2.24591 0.81085 2.27624L0.856353 2.12399C0.675795 2.00269 0.788819 2.5176 0.540727 2.39692C0.473192 2.51883 0.563238 2.27624 0.58623 2.21559L0.540727 2.18527L0.450681 2.27624C0.472712 2.24591 0.518696 2.21559 0.496184 2.18527C0.38362 2.24591 0.248092 2.64076 0 2.67108C0.315166 2.06458 0.518696 1.30398 1.01396 0.970405C1.03599 1.06262 0.968934 1.09294 0.991445 1.18454C1.12698 1.15421 1.19451 0.759985 1.39711 0.576797L1.46465 0.698717L1.66771 0.425172L1.66771 0.485821L1.91488 0.303251C1.82529 0.485821 1.78027 0.668389 1.71227 0.849721C1.93785 0.880045 1.91488 0.212895 2.208 0C2.07292 0.667152 1.53218 1.69944 1.26204 2.12399" koffice:nodeTypes="ccccccccccccccccccccc"/>
            <draw:path draw:style-name="gr10" draw:id="shape847" draw:name="path7513" draw:layer="g14800" svg:width="3.95944443189pt" svg:height="4.77958744669pt" draw:transform="matrix(0.29843218000 0.00000000000 0.00000000000 0.29843218000 21.94030478358pt 21.70566601144pt)" svg:viewBox="0 0 4 5" svg:d="M1.4227 1.29194C1.48292 1.29194 1.54316 1.32062 1.57392 1.26326L2.11643 2.12436C2.17666 1.98153 2.3883 1.83752 2.50894 2.0389C2.93087 2.44105 2.90084 3.01532 3.20285 3.47367C3.41376 3.38762 3.26309 3.04342 3.53434 3.10079C3.74598 3.53046 3.98708 3.99057 3.95687 4.50688C3.47398 4.65089 3.65479 4.30493 3.53434 4.04736L3.32406 4.39156L3.26327 4.36288C3.05237 4.42024 3.02215 4.6784 2.78037 4.50571C2.53926 3.93321 2.8104 3.35777 2.56948 2.81278C2.32781 3.04225 2.53939 3.53046 2.3886 3.84482C1.75504 3.21376 1.72428 2.23851 1.30224 1.54952C1.30224 2.29589 1.72416 3.01415 1.96594 3.73066C1.45285 3.53046 0.939807 3.09962 0.608262 2.75541C0.698698 3.61651 2.05638 3.73066 2.29761 4.56308C1.84548 4.6784 1.48305 4.36288 1.0906 4.24873L1.36247 4.70709C0.969954 4.70709 0.336271 4.96583 0.0650187 4.50571C-0.0554424 4.42026 0.034377 4.30493 0.00417649 4.19019C0.184991 4.07604 0.366481 4.27742 0.547297 4.30493C0.426836 3.87584 0.0951677 3.41514 0.0650215 2.89942C0.155403 2.95678 0.275921 3.01415 0.396505 3.07094L0.486941 1.7222L0.819038 1.92299C0.819038 1.32063 0.33615 0.718268 0.60814 0C0.969831 0.374061 1.2417 0.832419 1.42208 1.29078" koffice:nodeTypes="cccccccccccccccccccccccccccc"/>
            <draw:path draw:style-name="gr6" draw:id="shape848" draw:name="path7515" draw:layer="g14800" svg:width="0.07872000000pt" svg:height="0.31595800000pt" draw:transform="matrix(0.29843218000 0.00000000000 0.00000000000 0.29843218000 36.99692265511pt 21.76847309306pt)" svg:viewBox="0 0 0 0" svg:d="M0.07872 0L0 0.315958L0.07872 0" koffice:nodeTypes="ccc"/>
            <draw:path draw:style-name="gr10" draw:id="shape849" draw:name="path7517" draw:layer="g14800" svg:width="1.60227290421pt" svg:height="4.52110576204pt" draw:transform="matrix(0.29843218000 0.00000000000 0.00000000000 0.29843218000 33.11736877646pt 21.80778807096pt)" svg:viewBox="0 0 2 5" svg:d="M0.446729 4.52111C0.564641 4.10435 0.892978 3.57259 1.01042 3.06986C0.658114 3.37674 0.564641 4.41008 0 4.46588C0.705087 3.09776 1.45763 1.73021 1.5046 0C1.8569 1.61919 1.19879 3.20992 0.446729 4.52111" koffice:nodeTypes="ccccc"/>
            <draw:path draw:style-name="gr6" draw:id="shape850" draw:name="path7519" draw:layer="g14800" svg:width="0.07816000000pt" svg:height="0.18314900000pt" draw:transform="matrix(0.29843218000 0.00000000000 0.00000000000 0.29843218000 36.91079035304pt 21.80778807096pt)" svg:viewBox="0 0 0 0" svg:d="M0.07816 0L0 0.183149L0.07816 0" koffice:nodeTypes="ccc"/>
            <draw:path draw:style-name="gr6" draw:id="shape851" draw:name="path7521" draw:layer="g14800" svg:width="0.28864000000pt" svg:height="0.62923800000pt" draw:transform="matrix(0.29843218000 0.00000000000 0.00000000000 0.29843218000 36.94977753304pt 21.86276500841pt)" svg:viewBox="0 0 0 1" svg:d="M0.28864 0L0 0.629238L0.28864 0" koffice:nodeTypes="ccc"/>
            <draw:path draw:style-name="gr6" draw:id="shape852" draw:name="path7523" draw:layer="g14800" svg:width="0.18421600000pt" svg:height="0.86593800000pt" draw:transform="matrix(0.29843218000 0.00000000000 0.00000000000 0.29843218000 34.99042224898pt 21.93292474271pt)" svg:viewBox="0 0 0 1" svg:d="M0.184216 0L0 0.865938L0.184216 0" koffice:nodeTypes="ccc"/>
            <draw:path draw:style-name="gr10" draw:id="shape853" draw:name="path7525" draw:layer="g14800" svg:width="1.33299000235pt" svg:height="1.33307391158pt" draw:transform="matrix(0.29843218000 0.00000000000 0.00000000000 0.29843218000 36.19752738055pt 22.05838085627pt)" svg:viewBox="0 0 1 1" svg:d="M0.636189 1.09193L0.514998 1.00104C0.333225 1.15191 0.272634 1.30462 0.0302606 1.33307C-0.0915402 1.27309 0.181747 0.879234 0.36352 0.78896L0.36352 0.939826C0.545912 0.90953 0.545912 0.42416 0.909467 0.393863L0.909467 0.454456C1.06034 0.454456 1.15246 0.0908918 1.33299 0C1.21181 0.30297 0.970058 0.788959 0.636189 1.09193" koffice:nodeTypes="ccccccccc"/>
            <draw:path draw:style-name="gr6" draw:id="shape854" draw:name="path7527" draw:layer="g14800" svg:width="0.05304000000pt" svg:height="0.13173800000pt" draw:transform="matrix(0.29843218000 0.00000000000 0.00000000000 0.29843218000 36.75367416637pt 22.10520725277pt)" svg:viewBox="0 0 0 0" svg:d="M0.05304 0L0 0.131738L0.05304 0" koffice:nodeTypes="ccc"/>
            <draw:path draw:style-name="gr10" draw:id="shape855" draw:name="path7529" draw:layer="g14800" svg:width="0.24151379403pt" svg:height="0.36736700000pt" draw:transform="matrix(0.29843218000 0.00000000000 0.00000000000 0.29843218000 36.09403138685pt 22.33278661957pt)" svg:viewBox="0 0 0 0" svg:d="M0.0313447 0.367367C-0.0736153 0.262406 0.110065 0.104426 0.214497 0C0.320529 0.078184 0.0838247 0.235094 0.0313447 0.367367" koffice:nodeTypes="ccc"/>
            <draw:path draw:style-name="gr10" draw:id="shape856" draw:name="path7531" draw:layer="g14800" svg:width="0.18368800000pt" svg:height="0.23670000000pt" draw:transform="matrix(0.29843218000 0.00000000000 0.00000000000 0.29843218000 35.97808951733pt 22.41109689482pt)" svg:viewBox="0 0 0 0" svg:d="M0 0.2367L0.183688 0L0.131208 0.2367L2.27374e-14 0.2367" koffice:nodeTypes="cccc"/>
            <draw:path draw:style-name="gr10" draw:id="shape857" draw:name="path7533" draw:layer="g14800" svg:width="0.43253803004pt" svg:height="1.15816803198pt" draw:transform="matrix(0.29843218000 0.00000000000 0.00000000000 0.29843218000 23.04289669388pt 22.49755771103pt)" svg:viewBox="0 0 0 1" svg:d="M0.40552 1.11823L0.284363 1.11823C0.19811 0.93852 0.301552 0.658143 0.180499 0.499211L0.146021 1.15817L0.0597675 1.15817C0.00799519 0.799147 -0.0437439 0.359024 0.0597675 0C0.215405 0.319088 0.52608 0.638582 0.405276 1.11823" koffice:nodeTypes="ccccccc"/>
            <draw:path draw:style-name="gr6" draw:id="shape858" draw:name="path7535" draw:layer="g14800" svg:width="3.72601562352pt" svg:height="2.37643849798pt" draw:transform="matrix(0.29843218000 0.00000000000 0.00000000000 0.29843218000 35.21784189488pt 22.49723803048pt)" svg:viewBox="0 0 4 2" svg:d="M0 2.37644C1.08953 1.51775 2.43335 0.629281 3.72602 0C2.43335 0.572657 1.21616 1.51775 0 2.37644" koffice:nodeTypes="ccc"/>
            <draw:path draw:style-name="gr6" draw:id="shape859" draw:name="path7537" draw:layer="g14800" svg:width="0.31488800000pt" svg:height="0.34219800000pt" draw:transform="matrix(0.29843218000 0.00000000000 0.00000000000 0.29843218000 35.58621941550pt 22.55189552613pt)" svg:viewBox="0 0 0 0" svg:d="M0.314888 0L0 0.342198L0.314888 0" koffice:nodeTypes="ccc"/>
            <draw:path draw:style-name="gr10" draw:id="shape860" draw:name="path7539" draw:layer="g14800" svg:width="3.03974879883pt" svg:height="1.78881273555pt" draw:transform="matrix(0.29843218000 0.00000000000 0.00000000000 0.29843218000 35.65685711878pt 22.62269438278pt)" svg:viewBox="0 0 3 2" svg:d="M3.03975 0C2.72224 1.36643 0.951441 1.24184 0 1.78881C0.977854 1.11776 1.95624 0.421374 3.03975 0" koffice:nodeTypes="ccc"/>
            <draw:path draw:style-name="gr10" draw:id="shape861" draw:name="path7541" draw:layer="g14800" svg:width="0.25844346781pt" svg:height="0.76151100000pt" draw:transform="matrix(0.29843218000 0.00000000000 0.00000000000 0.29843218000 23.29434616080pt 22.70883575718pt)" svg:viewBox="0 0 0 1" svg:d="M0.246411 0.341127C0.298835 0.525346 0.167691 0.629773 0.0889678 0.761511C-0.0684226 0.603533 0.0365438 0.262941 0.0102958 0C0.167685 0 0.272701 0.184219 0.246407 0.341127" koffice:nodeTypes="cccc"/>
            <draw:path draw:style-name="gr16" draw:id="shape862" draw:name="path7543" draw:layer="g14800" svg:width="3.23641575182pt" svg:height="2.43312828579pt" draw:transform="matrix(0.29843218000 0.00000000000 0.00000000000 0.29843218000 16.58097118373pt 22.83168769808pt)" svg:viewBox="0 0 3 2" svg:d="M3.09437 0.270701L3.09437 0.531187C2.83434 0.270701 2.45658 0.15552 2.07898 0.270701C2.40933 0.357528 2.78752 0.298461 3.02355 0.646958L2.92924 0.76332C2.81131 0.443768 2.48082 0.502834 2.2207 0.502834C2.19763 0.532368 2.14989 0.560128 2.17355 0.590252C2.36227 0.590252 2.6696 0.560128 2.85847 0.792262C2.59888 1.08169 2.3864 0.705435 2.12639 0.76332C2.07922 0.907443 2.45674 0.879681 2.45674 0.96651C2.12639 1.11064 1.63023 1.11064 1.27613 0.96651C1.15816 1.11064 1.29964 1.37111 1.32328 1.57549C1.39405 1.45795 1.3468 1.28488 1.37044 1.11182C2.03172 1.40006 2.71676 1.11182 3.23642 0.648139L3.18925 2.15435C2.66959 2.29906 1.93741 2.58967 1.39405 2.32741L1.39405 1.63337C1.08725 1.48926 0.732766 2.18329 0.425344 1.63337L0.472499 1.48926L0.212959 1.48926C0.236029 1.3723 0.330928 1.31501 0.330928 1.22818L0.0948929 1.3723L0.118402 1.05393L0 1.22818C0.212864 0.184464 1.20517 0.184464 1.91328 0.0113966C2.36217 -0.0464878 2.73978 0.127759 3.09436 0.271882" koffice:nodeTypes="cccccccccccccccccccccccccc"/>
            <draw:path draw:style-name="gr10" draw:id="shape863" draw:name="path7545" draw:layer="g14800" svg:width="0.37250610352pt" svg:height="0.40502095901pt" draw:transform="matrix(0.29843218000 0.00000000000 0.00000000000 0.29843218000 23.39151989676pt 22.84654802472pt)" svg:viewBox="0 0 0 0" svg:d="M0.341128 0.16832C0.472759 0.535688 0.157551 0.248112 0 0.405021L0.104855 0.010342C0.23547 -0.041602 0.261763 0.116375 0.340485 0.16832" koffice:nodeTypes="cccc"/>
            <draw:path draw:style-name="gr10" draw:id="shape864" draw:name="path7547" draw:layer="g14800" svg:width="4.03505446628pt" svg:height="1.62440392896pt" draw:transform="matrix(0.29843218000 0.00000000000 0.00000000000 0.29843218000 35.42959743252pt 22.92059296605pt)" svg:viewBox="0 0 4 2" svg:d="M1.0284 1.58542C0.685239 1.67953 0.316265 1.58542 0 1.49131C1.18653 0.733106 2.58443 0.189189 4.03505 0C3.21751 0.520269 2.11004 1.18387 1.0284 1.58542" koffice:nodeTypes="cccc"/>
            <draw:path draw:style-name="gr10" draw:id="shape865" draw:name="path7549" draw:layer="g14800" svg:width="5.21558081789pt" svg:height="1.90273006403pt" draw:transform="matrix(0.29843218000 0.00000000000 0.00000000000 0.29843218000 36.03274796796pt 22.97289710949pt)" svg:viewBox="0 0 5 2" svg:d="M5.21558 0.0594022C3.74567 0.520625 2.1799 1.1093 0.881743 1.85206C0.979603 1.54493 1.44494 1.33965 1.71456 1.0837C1.29765 1.16049 0.881743 1.62223 0.489801 1.90273L0.53873 1.77528C0.366978 1.64678 0.196217 1.97951 0 1.82647C1.22426 0.238041 3.25637 -0.170949 5.21508 0.0594015" koffice:nodeTypes="ccccccc"/>
            <draw:path draw:style-name="gr10" draw:id="shape866" draw:name="path7551" draw:layer="g14800" svg:width="3.11236080585pt" svg:height="1.06327758856pt" draw:transform="matrix(0.29843218000 0.00000000000 0.00000000000 0.29843218000 19.92749009327pt 22.99107285839pt)" svg:viewBox="0 0 3 1" svg:d="M1.93265 0.161794C2.39147 0.188852 2.78441 0.406421 3.11236 0.730013C2.98155 0.974087 2.75174 0.703508 2.58801 0.648288L2.52261 0.594173C2.32561 0.703509 2.65342 0.755969 2.65342 0.892915C2.06434 0.892915 1.50718 0.676451 0.983298 0.676451C1.24511 0.839352 1.60518 0.784131 1.86712 0.919973C1.50718 0.94703 1.04883 1.24467 0.75349 0.892915C0.360077 0.622336 0.163739 0.324697 0 0L1.76892 0.595277L1.93253 0.161796" koffice:nodeTypes="ccccccccccc"/>
            <draw:path draw:style-name="gr16" draw:id="shape867" draw:name="path7553" draw:layer="g14800" svg:width="3.89487651721pt" svg:height="1.98156314393pt" draw:transform="matrix(0.29843218000 0.00000000000 0.00000000000 0.29843218000 38.41170286166pt 23.03159814072pt)" svg:viewBox="0 0 4 2" svg:d="M3.84448 0.621758C3.75415 0.857898 3.54488 0.517815 3.36549 0.517815C3.39539 0.700117 4.08367 0.910138 3.84448 1.19639C3.69437 1.03914 3.45518 0.831246 3.21538 0.805127C3.24592 0.936258 3.87376 1.14415 3.57538 1.43199L3.2459 1.22357C3.12629 1.35364 3.66387 1.48369 3.30569 1.56313L2.8273 1.32752L3.09639 1.66813C2.91638 1.72037 2.7675 1.51088 2.55699 1.51088L2.82669 1.74489C2.82669 1.77208 2.49779 1.90214 2.3477 1.74489C2.55699 2.00768 2.16768 1.8515 2.1384 1.98156C2.16766 1.61483 2.43739 1.72037 2.7077 1.69318C1.8394 1.74489 2.58749 1.03914 2.49841 0.725704C2.07982 0.75289 1.45194 1.06632 1.00222 0.805127L0.553127 0.805127C0.792935 0.412271 1.45194 0.621758 1.75032 0.438389C1.21152 0.308326 0.673341 0.621758 0.194955 0.673997L0.614145 0.386684C0.434143 0.308328 0.194955 0.464507 0.0149432 0.568454C-0.104651 0.177197 0.523839 0.0983058 0.823444 0.0210134C1.89981 -0.0578765 3.0067 0.0732509 3.8451 0.621758" koffice:nodeTypes="ccccccccccccccccccccccc"/>
            <draw:path draw:style-name="gr6" draw:id="shape868" draw:name="path7555" draw:layer="g14800" svg:width="0.70849600000pt" svg:height="0.07979200000pt" draw:transform="matrix(0.29843218000 0.00000000000 0.00000000000 0.29843218000 38.57239626993pt 23.10837795350pt)" svg:viewBox="0 0 1 0" svg:d="M0 0.079792L0.341128 0L0.708496 0L2.27374e-14 0.079792" koffice:nodeTypes="cccc"/>
            <draw:path draw:style-name="gr6" draw:id="shape869" draw:name="path7557" draw:layer="g14800" svg:width="0.13163100000pt" svg:height="0.13066700000pt" draw:transform="matrix(0.29843218000 0.00000000000 0.00000000000 0.29843218000 16.73759221172pt 23.17901685050pt)" svg:viewBox="0 0 0 0" svg:d="M0.131631 0L0 0.130667L0.131631 0" koffice:nodeTypes="ccc"/>
            <draw:path draw:style-name="gr6" draw:id="shape870" draw:name="path7559" draw:layer="g14800" svg:width="0.76151200000pt" svg:height="0.36790300000pt" draw:transform="matrix(0.29843218000 0.00000000000 0.00000000000 0.29843218000 36.59722169287pt 23.17901685050pt)" svg:viewBox="0 0 1 0" svg:d="M0.761512 0L0 0.367903L0.761512 0" koffice:nodeTypes="ccc"/>
            <draw:path draw:style-name="gr16" draw:id="shape871" draw:name="path7561" draw:layer="g14800" svg:width="2.87793157152pt" svg:height="1.52827610476pt" draw:transform="matrix(0.29843218000 0.00000000000 0.00000000000 0.29843218000 38.29511457539pt 23.23431346851pt)" svg:viewBox="0 0 3 2" svg:d="M2.87793 0.274322L2.46872 1.23866C1.16338 1.55044 0.139399 1.55044 0 1.50924L0.32634 0C0.988003 0.390418 2.12183 0.251384 2.87793 0.274322" koffice:nodeTypes="ccccc"/>
            <draw:path draw:style-name="gr6" draw:id="shape872" draw:name="path7563" draw:layer="g14800" svg:width="0.70903200000pt" svg:height="0.14620098873pt" draw:transform="matrix(0.29843218000 0.00000000000 0.00000000000 0.29843218000 38.71319657246pt 23.22967760512pt)" svg:viewBox="0 0 1 0" svg:d="M0.709032 0.0144637C0.442872 0.0540957 0 0.146201 0 0.146201C0 0.146201 0.380752 -0.0546187 0.709032 0.0144637" koffice:nodeTypes="ccc"/>
            <draw:path draw:style-name="gr6" draw:id="shape873" draw:name="path7565" draw:layer="g14800" svg:width="0.23611100000pt" svg:height="0.18421900000pt" draw:transform="matrix(0.29843218000 0.00000000000 0.00000000000 0.29843218000 16.77687519770pt 23.24949626535pt)" svg:viewBox="0 0 0 0" svg:d="M0.236111 0L0 0.184219L0.236111 0" koffice:nodeTypes="ccc"/>
            <draw:path draw:style-name="gr10" draw:id="shape874" draw:name="path7567" draw:layer="g14800" svg:width="3.25439380096pt" svg:height="7.77727925538pt" draw:transform="matrix(0.29843218000 0.00000000000 0.00000000000 0.29843218000 25.69592867473pt 23.28913068506pt)" svg:viewBox="0 0 3 8" svg:d="M1.72185 1.85372L2.02293 1.63301C2.13213 2.04734 2.13213 2.60222 2.04968 2.93412L1.96769 2.93412C1.99494 2.54576 1.83108 2.21386 1.80375 1.85372C1.72176 2.29684 1.831 2.7676 1.72176 3.29199L1.55778 3.1266C1.55778 2.54576 1.39386 2.01967 1.28453 1.49529C1.25728 2.01967 1.25728 2.65697 1.47635 3.1266C1.25782 3.09953 1.09333 2.85001 0.929242 2.62988C0.82003 3.01654 1.44902 3.26491 1.47635 3.54262L0.792084 3.09951C0.874074 3.51496 1.44913 3.54262 1.53112 3.92928C1.25726 3.84689 1.03873 3.70801 0.819472 3.4873C0.792226 4.01225 1.63994 3.84687 1.66783 4.42771C1.4493 4.42771 1.28476 4.26119 1.12071 4.09581C1.14738 4.56657 1.96836 4.84203 1.85864 5.28683L1.28476 4.73309L1.23018 4.78841C1.44933 5.17507 1.96866 5.36812 2.10581 5.78358C1.88666 5.75761 1.42155 5.28683 1.17602 4.92614C1.20327 5.53577 1.99587 5.95009 2.35173 6.28313L1.72263 5.97888C1.85916 6.33957 2.43372 6.47731 2.59821 6.86397C1.91395 6.67036 1.31256 6.06185 0.820055 5.47933C1.14796 6.282 2.10564 6.97461 2.89873 7.22241C2.29752 7.33473 1.64102 6.78042 1.03914 6.47618C1.50432 7.08468 2.43411 7.30652 3.19982 7.6119L3.25439 7.77728C2.07868 7.52779 0.711094 6.97461 0.245361 5.72882C0.437237 5.8389 0.711094 6.39376 0.984402 6.41973C0.492505 5.78358 0.136041 5.00969 0 4.17991C0.191151 4.20648 0.300529 4.48416 0.492397 4.53891C0.409824 4.15225 0.191318 3.68035 0.136541 3.23836C0.273141 3.26493 0.546998 3.43198 0.628996 3.62504C0.60175 2.93412 0.273699 2.29684 0.547006 1.63301C0.628996 1.68833 0.656218 1.85372 0.792926 1.79953C0.765679 1.21756 0.765679 0.526087 0.984801 0C1.3401 0.526087 1.69534 1.13346 1.72272 1.85429" koffice:nodeTypes="ccccccccccccccccccccccccccccccccccccccc"/>
            <draw:path draw:style-name="gr14" draw:id="shape875" draw:name="path7569" draw:layer="g14800" svg:width="0.47275500000pt" svg:height="0.36843800000pt" draw:transform="matrix(0.29843218000 0.00000000000 0.00000000000 0.29843218000 16.87871147856pt 23.30447320281pt)" svg:viewBox="0 0 0 0" svg:d="M0.472755 0.368438C0.447155 0.288646 0.498939 0.184219 0.420331 0.130667C0.262406 0.104427 0.157926 0.394144 0 0.236165C0.026136 0.0524808 0.315369 0.157981 0.367796 0L0.472651 0.368438" koffice:nodeTypes="ccccc"/>
            <draw:path draw:style-name="gr10" draw:id="shape876" draw:name="path7571" draw:layer="g14800" svg:width="1.46118733910pt" svg:height="3.18967348158pt" draw:transform="matrix(0.29843218000 0.00000000000 0.00000000000 0.29843218000 26.56281233193pt 23.39061433846pt)" svg:viewBox="0 0 1 3" svg:d="M1.05828 2.95535C1.05828 2.57995 1.5028 2.11082 1.34368 1.64218C1.28092 2.01757 1.02649 2.36858 0.868601 2.74398C0.931942 2.27533 1.1858 1.68856 1.15336 1.21992L0.772797 2.39297C0.867953 1.94727 1.08999 1.38442 0.931333 0.868911C0.804583 1.36099 0.772797 1.85307 0.550765 2.32219C0.518563 2.18208 0.359863 2.08739 0.264706 1.96975C0.423232 2.32219 0.613487 2.79084 0.772797 3.18967C0.614328 2.48623 -0.52893 1.85307 0.296493 1.12667C0.359834 1.19646 0.423232 1.36099 0.581894 1.38346C0.550949 0.915299 0.708643 0.39883 1.05828 0C1.15333 1.00855 1.91529 1.94727 1.05828 2.95535" koffice:nodeTypes="ccccccccccccc"/>
            <draw:path draw:style-name="gr14" draw:id="shape877" draw:name="path7573" draw:layer="g14800" svg:width="2.42976327134pt" svg:height="2.16249024446pt" draw:transform="matrix(0.29843218000 0.00000000000 0.00000000000 0.29843218000 22.51513853900pt 23.41410668093pt)" svg:viewBox="0 0 2 2" svg:d="M2.21727 0.00157877L2.14642 0.0779646C2.42976 0.463843 2.31164 1.27497 2.42976 1.816C2.14642 2.35465 1.48423 1.93176 1.0351 2.16249L0.940742 1.38995C0.799049 1.69945 0.515761 2.0483 0.137916 2.00814C0.0666325 1.8932 0.113913 1.66086 0.0902548 1.4687L0.492197 1.54508C0.374216 1.27497 0.515279 0.852082 0.350553 0.618192C0.279709 0.771756 0.161679 0.965483 0.0195526 0.926896C-0.0984758 0.271688 0.350553 0.733168 0.492341 0.502428C0.68165 0.387455 0.728495 0.810343 0.870621 0.850507L0.870621 0.0779622C1.24842 -0.038587 1.83875 0.0393752 2.21713 0" koffice:nodeTypes="cccccccccccccc"/>
            <draw:path draw:style-name="gr14" draw:id="shape878" draw:name="path7575" draw:layer="g14800" svg:width="0.50980315990pt" svg:height="2.17034343891pt" draw:transform="matrix(0.29843218000 0.00000000000 0.00000000000 0.29843218000 23.36791462756pt 23.41442707771pt)" svg:viewBox="0 0 1 2" svg:d="M0.469086 1.67485e-14C0.337553 0.617737 0.713035 0.926998 0.337553 1.39089L0.39376 2.16483C0.112415 2.24297 0.224792 1.46979 0.0936411 1.12108L0 0L0.468741 0" koffice:nodeTypes="cccccc"/>
            <draw:path draw:style-name="gr14" draw:id="shape879" draw:name="path7577" draw:layer="g14800" svg:width="0.64252981546pt" svg:height="1.36734563879pt" draw:transform="matrix(0.29843218000 0.00000000000 0.00000000000 0.29843218000 23.86166899815pt 23.42992931636pt)" svg:viewBox="0 0 1 1" svg:d="M0.526362 0.108927C0.147407 0.282059 0.610412 0.543308 0.568365 0.781973C0.589334 0.977248 0.694521 1.17207 0.610368 1.36735L0.147234 1.32395C0.378564 1.21502 0.357575 0.911713 0.294385 0.694743C-0.189776 0.565005 0.399943 0.216969 0 0L0.526234 0.108927" koffice:nodeTypes="ccccccc"/>
            <draw:path draw:style-name="gr14" draw:id="shape880" draw:name="path7579" draw:layer="g14800" svg:width="1.05459507070pt" svg:height="0.32450118839pt" draw:transform="matrix(0.29843218000 0.00000000000 0.00000000000 0.29843218000 17.32534866034pt 23.44559151466pt)" svg:viewBox="0 0 1 0" svg:d="M0.945792 0C0.972464 0.079256 0.919656 0.184219 0.998216 0.236165C1.10307 0.184221 1.02435 0.0781856 1.05064 0L1.05064 0.288646C0.70903 0.393073 0.368438 0.236166 0 0.236166C0.42033 0.236166 0.577774 0.0781864 0.945678 8e-07" koffice:nodeTypes="cccccc"/>
            <draw:path draw:style-name="gr14" draw:id="shape881" draw:name="path7581" draw:layer="g14800" svg:width="0.51987170348pt" svg:height="1.23039200009pt" draw:transform="matrix(0.29843218000 0.00000000000 0.00000000000 0.29843218000 22.20791614502pt 23.47127862448pt)" svg:viewBox="0 0 1 1" svg:d="M0.511612 1.10648L0.113983 1.23039C0.265266 1.0439 0.473425 0.611682 0.24596 0.344121C0.208547 0.220211 0.0757188 0.138305 0 0.035817C0.568334 -0.190581 0.530069 0.715007 0.511226 1.10648" koffice:nodeTypes="ccccc"/>
            <draw:path draw:style-name="gr14" draw:id="shape882" draw:name="path7583" draw:layer="g14800" svg:width="0.39572043336pt" svg:height="0.29371162640pt" draw:transform="matrix(0.29843218000 0.00000000000 0.00000000000 0.29843218000 23.67346883185pt 23.47045199682pt)" svg:viewBox="0 0 0 0" svg:d="M0.394038 0.231582C0.236647 0.390633 0.105498 0.206414 0 0.100915C0.131631 -0.135786 0.420334 0.100915 0.394038 0.231582" koffice:nodeTypes="ccc"/>
            <draw:path draw:style-name="gr14" draw:id="shape883" draw:name="path7585" draw:layer="g14800" svg:width="0.89431066240pt" svg:height="1.36912823596pt" draw:transform="matrix(0.29843218000 0.00000000000 0.00000000000 0.29843218000 24.14382588078pt 23.48458681201pt)" svg:viewBox="0 0 1 1" svg:d="M0.894311 0.195399C0.62144 0.195399 0.372787 0.347818 0.298343 0.543661C0.273604 0.86977 0.347897 1.1529 0.571206 1.36913C-0.0247163 1.28272 0.149501 0.477641 0 0L0.893804 0.195399" koffice:nodeTypes="ccccc"/>
            <draw:path draw:style-name="gr27" draw:id="shape884" draw:name="path7587" draw:layer="g14800" svg:width="0.43326113089pt" svg:height="2.16249024446pt" draw:transform="matrix(0.29843218000 0.00000000000 0.00000000000 0.29843218000 32.39643302821pt 23.48458681201pt)" svg:viewBox="0 0 0 2" svg:d="M0.432159 0.270902C0.328881 0.927682 0.432159 2.00736 0.0863645 2.16249L0 2.16249C0.224892 1.89318 0.310904 1.35215 0.310904 0.850507C0.310904 0.504793 0.276729 0.232313 0.155805 0C0.259436 0.038587 0.449431 -0.114973 0.432159 0.270902" koffice:nodeTypes="cccccc"/>
            <draw:path draw:style-name="gr27" draw:id="shape885" draw:name="path7589" draw:layer="g14800" svg:width="1.78682309364pt" svg:height="1.16142790741pt" draw:transform="matrix(0.29843218000 0.00000000000 0.00000000000 0.29843218000 32.64734048041pt 23.48458681201pt)" svg:viewBox="0 0 2 1" svg:d="M1.78682 0.0408091C1.71295 0.381158 1.93565 1.02024 1.34037 1.16143L0.819015 1.16143C0.892893 1.08144 0.918224 0.981059 0.892893 0.860663C0.670172 0.941471 0.298132 1.02024 0 0.941471C0.123504 0.84149 -0.0744065 0.520318 0.27181 0.620708L0.396842 0.72151C0.520853 0.640703 0.570964 0.460737 0.546162 0.300356L0.148813 0.300356L0.148813 0.179969C0.37204 0.240774 0.793684 0.0603974 0.844302 0.320352L0.94351 0.400747L1.06752 0C1.31453 0 1.51397 0 1.78679 0.0408091" koffice:nodeTypes="cccccccccccccc"/>
            <draw:path draw:style-name="gr27" draw:id="shape886" draw:name="path7591" draw:layer="g14800" svg:width="1.06781338604pt" svg:height="1.27767721950pt" draw:transform="matrix(0.29843218000 0.00000000000 0.00000000000 0.29843218000 31.77714328048pt 23.50168231878pt)" svg:viewBox="0 0 1 1" svg:d="M1.00439 0.0385355C1.16763 0.374538 0.976699 0.71097 0.868808 1.02428C0.760902 1.27768 0.244044 1.12958 0 1.27768C0.326498 1.06795 0.380174 0.648045 0.326498 0.333019L0 0.0393917C0.298829 -0.0230987 0.814024 -0.00212574 1.00439 0.0393917" koffice:nodeTypes="cccccc"/>
            <draw:path draw:style-name="gr14" draw:id="shape887" draw:name="path7593" draw:layer="g14800" svg:width="2.46089243743pt" svg:height="1.35151143329pt" draw:transform="matrix(0.29843218000 0.00000000000 0.00000000000 0.29843218000 21.25201948906pt 23.53922282634pt)" svg:viewBox="0 0 2 1" svg:d="M2.41734 0.562219C2.30104 0.800382 2.65009 1.03767 2.30104 1.21066C1.83472 1.16667 0.990128 1.68435 0.990128 0.97251C0.699054 1.05835 0.640898 1.36122 0.262502 1.29563L0 0.281801C0.757922 0.324942 2.33032 -0.539213 2.41817 0.562219" koffice:nodeTypes="cccccc"/>
            <draw:path draw:style-name="gr27" draw:id="shape888" draw:name="path7595" draw:layer="g14800" svg:width="1.24195104080pt" svg:height="1.54737226518pt" draw:transform="matrix(0.29843218000 0.00000000000 0.00000000000 0.29843218000 31.07970250091pt 23.53987626764pt)" svg:viewBox="0 0 1 2" svg:d="M0.911101 0.92279C0.889982 1.13052 0.972314 1.26947 1.05543 1.43152L0.745253 1.50027L0.745253 1.24638C0.538054 1.29345 0.289916 1.50027 0 1.54737C0.186527 1.15452 1.0761 0.854468 0.641864 0.253891L0.413982 0.253891L1.24195 0C0.952038 0.230811 0.848225 0.600575 0.911101 0.923714" koffice:nodeTypes="ccccccccc"/>
            <draw:path draw:style-name="gr27" draw:id="shape889" draw:name="path7597" draw:layer="g14800" svg:width="0.99062018767pt" svg:height="2.22722493291pt" draw:transform="matrix(0.29843218000 0.00000000000 0.00000000000 0.29843218000 33.31346259329pt 23.53956351072pt)" svg:viewBox="0 0 1 2" svg:d="M0.784049 2.07714C0.600699 2.43039 0.287291 2.03881 0 2.1163L0 1.05816L0.313408 1.2156C0.365641 0.979824 0.443991 0.783224 0.417874 0.509896L0.0778244 0.432375L0.0778244 0.237369L0.705699 0.35245C0.679025 0.430771 0.73078 0.471531 0.757375 0.509894L0.887966 0C1.14913 0.549055 0.835733 1.37224 0.784025 2.07714" koffice:nodeTypes="ccccccccccc"/>
            <draw:path draw:style-name="gr27" draw:id="shape890" draw:name="path7599" draw:layer="g14800" svg:width="0.66259600000pt" svg:height="0.92663129092pt" draw:transform="matrix(0.29843218000 0.00000000000 0.00000000000 0.29843218000 32.16917334196pt 23.55002606771pt)" svg:viewBox="0 0 1 1" svg:d="M0.662596 0.295144C0.619877 0.547224 0.619877 0.876113 0.341763 0.926631L0 0.926631C0.0858803 0.623515 -0.0640781 0.0415165 0.299474 0.0162566C0.492151 -0.0590046 0.598511 0.14307 0.662596 0.294112" koffice:nodeTypes="ccccc"/>
            <draw:path draw:style-name="gr14" draw:id="shape891" draw:name="path7601" draw:layer="g14800" svg:width="0.59638933835pt" svg:height="1.13305793404pt" draw:transform="matrix(0.29843218000 0.00000000000 0.00000000000 0.29843218000 21.99664439968pt 23.57899942554pt)" svg:viewBox="0 0 1 1" svg:d="M0.587327 0.334751C0.627812 0.615206 0.526535 0.838093 0.404987 1.03362C0.323969 1.06155 0.201927 1.17384 0.0803399 1.11742C0.120825 0.7543 -0.203654 0.0560033 0.222605 0.0286418C0.405359 -0.085366 0.50664 0.166591 0.587327 0.334751" koffice:nodeTypes="ccccc"/>
            <draw:path draw:style-name="gr27" draw:id="shape892" draw:name="path7603" draw:layer="g14800" svg:width="0.61546436050pt" svg:height="1.24566057459pt" draw:transform="matrix(0.29843218000 0.00000000000 0.00000000000 0.29843218000 31.52735683743pt 23.60634723175pt)" svg:viewBox="0 0 1 1" svg:d="M0.615464 0.248715C0.595318 0.630045 0.554147 1.1578 0.203744 1.24566C-0.105468 1.09983 -0.0025389 0.513489 0.120975 0.190141C0.265081 -0.0435565 0.532701 -0.102728 0.615464 0.248714" koffice:nodeTypes="cccc"/>
            <draw:path draw:style-name="gr27" draw:id="shape893" draw:name="path7605" draw:layer="g14800" svg:width="1.27321660016pt" svg:height="1.13333927976pt" draw:transform="matrix(0.29843218000 0.00000000000 0.00000000000 0.29843218000 33.68184727628pt 23.59959573783pt)" svg:viewBox="0 0 1 1" svg:d="M1.27316 0.184781C1.27316 0.540742 1.12572 0.857199 0.799417 1.13334C0.680984 0.995469 1.00668 0.876952 0.740832 0.778188C0.532969 0.956362 0.26588 0.876952 0 0.857199C0.0592168 0.69877 0.0296084 0.402069 0.414526 0.560091C0.38555 0.60038 0.444767 0.61935 0.474375 0.639102C0.711251 0.620132 0.652034 0.383117 0.741464 0.244444C0.592817 0.184782 0.178291 0.402069 0.207295 0.145275C0.445371 0.0666655 0.741464 0.105769 0.889506 0.244444C1.03695 0.223884 1.09617 0.105769 1.06656 0.0065995C1.24421 -0.0316956 1.24421 0.105769 1.27322 0.184781" koffice:nodeTypes="ccccccccccc"/>
            <draw:path draw:style-name="gr6" draw:id="shape894" draw:name="path7607" draw:layer="g14800" svg:width="2.01089983584pt" svg:height="0.46693414895pt" draw:transform="matrix(0.29843218000 0.00000000000 0.00000000000 0.29843218000 24.59065764034pt 23.61004292557pt)" svg:viewBox="0 0 2 0" svg:d="M2.0109 0.466934L0 0L1.97362 0.431073L2.01072 0.466934" koffice:nodeTypes="cccc"/>
            <draw:path draw:style-name="gr10" draw:id="shape895" draw:name="path7609" draw:layer="g14800" svg:width="1.84252567466pt" svg:height="6.02677099549pt" draw:transform="matrix(0.29843218000 0.00000000000 0.00000000000 0.29843218000 29.66148832019pt 23.64152704307pt)" svg:viewBox="0 0 2 6" svg:d="M1.81444 5.63283C1.6885 5.65856 1.61192 5.76378 1.48599 5.73748C1.56155 4.65762 1.41097 3.65771 1.25983 2.65781C1.13338 3.71085 1.53688 4.81595 1.25983 5.81585C1.18327 5.97417 1.05782 5.94788 0.93189 6.02677C1.38577 3.9733 1.05782 1.68475 0 0C1.33538 1.55272 1.99023 3.47308 1.81444 5.63283" koffice:nodeTypes="ccccccc"/>
            <draw:path draw:style-name="gr14" draw:id="shape896" draw:name="path7611" draw:layer="g14800" svg:width="0.37111954241pt" svg:height="1.17179852421pt" draw:transform="matrix(0.29843218000 0.00000000000 0.00000000000 0.29843218000 20.99939446093pt 23.64701369674pt)" svg:viewBox="0 0 0 1" svg:d="M0.307647 0.267943C0.27571 0.568002 0.51546 1.07178 0.227784 1.1718C0.0519747 0.909865 -0.0762366 0.38805 0.0519747 0.0252785C0.163809 -0.0747396 0.291727 0.146202 0.308039 0.267128" koffice:nodeTypes="cccc"/>
            <draw:path draw:style-name="gr14" draw:id="shape897" draw:name="path7613" draw:layer="g14800" svg:width="0.68876124168pt" svg:height="0.46645156965pt" draw:transform="matrix(0.29843218000 0.00000000000 0.00000000000 0.29843218000 23.63448953046pt 23.65097794098pt)" svg:viewBox="0 0 1 0" svg:d="M0.67586 0.140031C0.741191 0.301327 0.544793 0.497733 0.392347 0.462251C0.239997 0.445041 0.0216887 0.390567 0 0.229276C0 -0.0391849 0.523547 -0.0757594 0.675993 0.140031" koffice:nodeTypes="cccc"/>
            <draw:path draw:style-name="gr14" draw:id="shape898" draw:name="path7615" draw:layer="g14800" svg:width="0.59692935946pt" svg:height="0.96140540856pt" draw:transform="matrix(0.29843218000 0.00000000000 0.00000000000 0.29843218000 24.35209451735pt 23.67285096217pt)" svg:viewBox="0 0 1 1" svg:d="M0.596929 0.488854C0.596929 0.694166 0.596929 0.901572 0.43478 0.952504C0.252357 1.00396 0.110029 0.823335 0.0496234 0.642709C-0.0111967 0.437923 -0.0520771 0.0766628 0.150947 0C0.39419 0 0.536109 0.23156 0.596929 0.487803" koffice:nodeTypes="ccccc"/>
            <draw:path draw:style-name="gr27" draw:id="shape899" draw:name="path7617" draw:layer="g14800" svg:width="0.36554116000pt" svg:height="1.19924792489pt" draw:transform="matrix(0.29843218000 0.00000000000 0.00000000000 0.29843218000 34.30065237016pt 23.67285812454pt)" svg:viewBox="0 0 0 1" svg:d="M0.365541 0.0203011C0.350015 0.4072 0.333812 0.873718 0.143755 1.19925L0.143755 1.15904L0 1.15904C0.41314 0.975746 -0.094869 0.447026 0.254812 0.204022L0.190705 0C0.238299 0.040223 0.302082 0.020319 0.365541 0.020319" koffice:nodeTypes="ccccccc"/>
            <draw:path draw:style-name="gr27" draw:id="shape900" draw:name="path7619" draw:layer="g14800" svg:width="0.59446696917pt" svg:height="0.37689407834pt" draw:transform="matrix(0.29843218000 0.00000000000 0.00000000000 0.29843218000 34.11270694556pt 23.68068206132pt)" svg:viewBox="0 0 1 0" svg:d="M0.577832 0.289721C0.472328 0.472329 0.183688 0.315401 0 0.289721L0.10496 0C0.262944 0.105498 0.682792 -0.02624 0.577832 0.289721" koffice:nodeTypes="cccc"/>
            <draw:path draw:style-name="gr14" draw:id="shape901" draw:name="path7621" draw:layer="g14800" svg:width="0.50839517173pt" svg:height="1.15938731379pt" draw:transform="matrix(0.29843218000 0.00000000000 0.00000000000 0.29843218000 20.72692520340pt 23.69626444710pt)" svg:viewBox="0 0 1 1" svg:d="M0.411581 0.180832C0.355453 0.520882 0.655156 0.879688 0.411581 1.15939C0.26194 1.07988 0.168352 0.919645 0.0373816 0.799362C0.0747607 0.659915 0.299589 0.420167 0.168734 0.180832L0 0.000611111C0.168734 0.000611111 0.355452 -0.0201837 0.411926 0.180832" koffice:nodeTypes="cccccc"/>
            <draw:path draw:style-name="gr14" draw:id="shape902" draw:name="path7623" draw:layer="g14800" svg:width="2.01089643250pt" svg:height="1.61327797960pt" draw:transform="matrix(0.29843218000 0.00000000000 0.00000000000 0.29843218000 16.70625134167pt 23.74301165145pt)" svg:viewBox="0 0 2 2" svg:d="M1.6015 0.283766C1.6015 0.307333 1.52717 0.3309 1.56445 0.37756C2.30934 0.448261 1.75043 1.1096 2.0109 1.43906C2.0109 1.769 1.4901 1.53332 1.26668 1.50976C0.148919 1.39144 0.447364 0.495876 0 0C0.520799 0.118316 1.07979 0.212584 1.6015 0.282803" koffice:nodeTypes="cccccc"/>
            <draw:path draw:style-name="gr27" draw:id="shape903" draw:name="path7625" draw:layer="g14800" svg:width="0.61304689426pt" svg:height="0.47072800000pt" draw:transform="matrix(0.29843218000 0.00000000000 0.00000000000 0.29843218000 34.59870971934pt 23.75147996299pt)" svg:viewBox="0 0 1 0" svg:d="M0.603536 0.287576C0.656576 0.444488 0.472872 0.41932 0.419848 0.470728L0 0.444488L0.07872 0C0.2624 0.07816 0.551584 0.0252 0.603528 0.287576" koffice:nodeTypes="ccccc"/>
            <draw:path draw:style-name="gr27" draw:id="shape904" draw:name="path7627" draw:layer="g14800" svg:width="0.50423632922pt" svg:height="1.15816742320pt" draw:transform="matrix(0.29843218000 0.00000000000 0.00000000000 0.29843218000 34.72384830106pt 23.75179988229pt)" svg:viewBox="0 0 1 1" svg:d="M0.504236 0.158527C0.354412 0.517957 0.504236 0.938519 0.168457 1.15817L0 0.658147C0.168457 0.618211 0.354412 0.478429 0.392058 0.298309L0.336159 0C0.392058 0.0594779 0.504236 0.039936 0.504236 0.158934" koffice:nodeTypes="cccccc"/>
            <draw:path draw:style-name="gr14" draw:id="shape905" draw:name="path7629" draw:layer="g14800" svg:width="0.43311386044pt" svg:height="1.19882048522pt" draw:transform="matrix(0.29843218000 0.00000000000 0.00000000000 0.29843218000 20.20913100774pt 23.78257372948pt)" svg:viewBox="0 0 0 1" svg:d="M0.433114 1.05702L0.121985 1.19882C0.242799 1.07734 0.277373 0.853868 0.208296 0.690925C-0.18925 0.588933 0.260419 0.263464 0.00109992 0.081449C-0.0161321 0.081449 0.173793 -0.101811 0.242799 0.081449C0.398188 0.365457 0.329075 0.752701 0.432691 1.05702" koffice:nodeTypes="cccccc"/>
            <draw:path draw:style-name="gr14" draw:id="shape906" draw:name="path7631" draw:layer="g14800" svg:width="0.66022796999pt" svg:height="0.42531247283pt" draw:transform="matrix(0.29843218000 0.00000000000 0.00000000000 0.29843218000 20.45922197690pt 23.79651667088pt)" svg:viewBox="0 0 1 0" svg:d="M0.660224 0.136664C0.634088 0.451552 0.266187 0.319816 0.0562097 0.425312C-0.0486455 0.348192 0.0306097 0.21592 0.00378564 0.084185C0.214138 0.110424 0.502838 -0.151976 0.660228 0.136664" koffice:nodeTypes="cccc"/>
            <draw:path draw:style-name="gr27" draw:id="shape907" draw:name="path7633" draw:layer="g14800" svg:width="1.72422635760pt" svg:height="1.24187381604pt" draw:transform="matrix(0.29843218000 0.00000000000 0.00000000000 0.29843218000 34.99058220862pt 23.83731622033pt)" svg:viewBox="0 0 2 1" svg:d="M1.72423 0.123608C1.62159 0.496223 1.48304 0.909773 1.17292 1.24187C1.06955 1.22164 1.00064 1.1794 0.862105 1.20096C0.931017 1.11825 1.03439 1.03513 1.00064 0.931309L0 0.869719L0.0689113 0.517783C0.241893 0.558695 0.552005 0.517783 0.62162 0.641422C0.897265 0.682335 0.862105 0.43423 0.931027 0.331261C0.966218 0.289466 0.862116 0.268789 0.793194 0.227453C0.654668 0.413553 0.483093 0.186099 0.241893 0.268807L0.241893 0.082292C0.552005 0.103789 1.10401 0 1.24113 0.309739L1.41411 0C1.51748 0.0814473 1.72423 -0.020677 1.72423 0.122801" koffice:nodeTypes="cccccccccccccc"/>
            <draw:path draw:style-name="gr14" draw:id="shape908" draw:name="path7635" draw:layer="g14800" svg:width="0.58038936752pt" svg:height="2.23577244999pt" draw:transform="matrix(0.29843218000 0.00000000000 0.00000000000 0.29843218000 19.62951057520pt 23.86141225871pt)" svg:viewBox="0 0 1 2" svg:d="M0.580389 2.07802L0.500507 2.23577C0.200277 1.88265 0.0399414 0.822474 0 0.113821C0.620045 -0.47392 0.440127 1.37098 0.580104 2.07802" koffice:nodeTypes="cccc"/>
            <draw:path draw:style-name="gr14" draw:id="shape909" draw:name="path7637" draw:layer="g14800" svg:width="1.65668625400pt" svg:height="1.36911532880pt" draw:transform="matrix(0.29843218000 0.00000000000 0.00000000000 0.29843218000 17.21582834770pt 23.86846776501pt)" svg:viewBox="0 0 2 1" svg:d="M0.743321 0.0660183C0.304249 0.239702 0.236768 0.675255 0.539983 0.891469C0.844577 1.02219 1.21617 1.1746 1.58839 1.04301C1.75718 1.04301 1.58839 1.32614 1.35127 1.36912C0.979883 1.36912 0.708995 1.19542 0.54019 1.0213C0.405229 1.0213 0.337542 1.10858 0.236286 1.17371L0.371246 1.36912L0.13496 1.28183L0 0C0.237113 0.0225709 0.439072 0.108996 0.743666 0.0651314" koffice:nodeTypes="cccccccccc"/>
            <draw:path draw:style-name="gr27" draw:id="shape910" draw:name="path7639" draw:layer="g14800" svg:width="0.50436284172pt" svg:height="0.30480999322pt" draw:transform="matrix(0.29843218000 0.00000000000 0.00000000000 0.29843218000 34.07355264355pt 23.88413664819pt)" svg:viewBox="0 0 1 0" svg:d="M0.503544 0.145449C0.503544 0.246566 0.428617 0.261645 0.33544 0.30481C0.223629 0.276145 0.111812 0.261658 0 0.261658L0.074541 0C0.205374 0.0437702 0.52256 -0.028974 0.503544 0.145462" koffice:nodeTypes="ccccc"/>
            <draw:path draw:style-name="gr14" draw:id="shape911" draw:name="path7641" draw:layer="g14800" svg:width="0.51135373972pt" svg:height="0.28098201781pt" draw:transform="matrix(0.29843218000 0.00000000000 0.00000000000 0.29843218000 19.92740915847pt 23.89488571330pt)" svg:viewBox="0 0 1 0" svg:d="M0.498892 0.0432135C0.577612 0.252606 0.262781 0.20119 0.131631 0.280982L0 0.149246C0.07872 0.0432135 0.34161 -0.0612105 0.499053 0.0432135" koffice:nodeTypes="cccc"/>
            <draw:path draw:style-name="gr27" draw:id="shape912" draw:name="path7643" draw:layer="g14800" svg:width="0.99536538240pt" svg:height="1.46421422537pt" draw:transform="matrix(0.29843218000 0.00000000000 0.00000000000 0.29843218000 35.64119539797pt 23.90778202667pt)" svg:viewBox="0 0 1 1" svg:d="M0.995365 0.0907244C0.654494 0.29188 0.445588 0.651574 0.47124 0.965906L0.654494 1.46077C0.183262 1.50567 0.156548 1.10108 0 0.854099C0.261264 0.742299 0.707387 0.42705 0.47124 0.0898072L0.314157 0C0.601601 0.0449036 0.680138 0.0898072 0.995365 0.0898072" koffice:nodeTypes="ccccccc"/>
            <draw:path draw:style-name="gr27" draw:id="shape913" draw:name="path7645" draw:layer="g14800" svg:width="0.64589243541pt" svg:height="0.47295214033pt" draw:transform="matrix(0.29843218000 0.00000000000 0.00000000000 0.29843218000 35.46843420270pt 23.92343658511pt)" svg:viewBox="0 0 1 0" svg:d="M0.63084 0.368464C0.472864 0.525368 0.184216 0.472888 0 0.420384L0.10496 0C0.262944 0.157976 0.735808 -0.0252 0.63084 0.369512" koffice:nodeTypes="cccc"/>
            <draw:path draw:style-name="gr14" draw:id="shape914" draw:name="path7647" draw:layer="g14800" svg:width="1.85457890295pt" svg:height="1.59579469800pt" draw:transform="matrix(0.29843218000 0.00000000000 0.00000000000 0.29843218000 17.59961141494pt 23.93942538758pt)" svg:viewBox="0 0 2 2" svg:d="M1.7174 0.468786C1.68182 0.843344 2.11043 1.337 1.61027 1.59579C1.14498 1.47812 0.644691 1.47812 0.179477 1.43124C0.573147 1.14996 0.536755 0.726621 0.429404 0.375509L0 0C0.572417 0.141112 1.50146 0 1.71653 0.469743" koffice:nodeTypes="cccccc"/>
            <draw:path draw:style-name="gr14" draw:id="shape915" draw:name="path7649" draw:layer="g14800" svg:width="2.84841324150pt" svg:height="1.28365059920pt" draw:transform="matrix(0.29843218000 0.00000000000 0.00000000000 0.29843218000 18.59514368434pt 23.93910546829pt)" svg:viewBox="0 0 3 1" svg:d="M2.78887 0.000858822C2.97734 0.421304 2.66373 0.779118 2.60098 1.17811C2.16211 1.19913 1.75488 1.24162 1.31576 1.28365L1.19127 0.86278C1.0028 1.19913 0.595698 1.11504 0.125326 1.17811C0.0947178 1.07257 -0.0625667 0.757238 0.25046 0.820303C0.344347 0.862347 0.438929 0.904824 0.564191 0.904824L0.564191 0.441473L0 0.483517C0 0.272862 0.407741 0.441473 0.564191 0.336786L1.09643 0.52599C1.19094 0.420451 1.12826 0.252269 1.12826 0.105545C1.69245 0.0626043 2.16224 0.0424796 2.78919 0" koffice:nodeTypes="ccccccccccccc"/>
            <draw:path draw:style-name="gr10" draw:id="shape916" draw:name="path7651" draw:layer="g14800" svg:width="0.85082317124pt" svg:height="3.76770150536pt" draw:transform="matrix(0.29843218000 0.00000000000 0.00000000000 0.29843218000 26.84776706648pt 23.96275800914pt)" svg:viewBox="0 0 1 4" svg:d="M0.484438 2.17792C0.629609 2.14851 0.653274 1.76561 0.750583 1.56038C1.04098 2.35496 0.629609 3.11895 0.411819 3.7677C0.290851 3.56125 0.435949 3.356 0.435949 3.14955L0.218159 3.14955C0.314878 3.00191 0.387489 2.79668 0.363832 2.64903L0.267113 2.64903L0.315446 2.5014L0.0976564 2.64903C0.194376 2.03028 0.412313 1.14748 0.581747 0.500518L0.485028 0.500518C0.339798 0.970437 0.291442 1.64799 0 1.97147C0.242488 1.35273 0.218233 0.55934 0.533384 0C0.702714 0.705771 0.775429 1.52977 0.48505 2.17792" koffice:nodeTypes="cccccccccccccc"/>
            <draw:path draw:style-name="gr14" draw:id="shape917" draw:name="path7653" draw:layer="g14800" svg:width="0.29352750680pt" svg:height="0.28522356815pt" draw:transform="matrix(0.29843218000 0.00000000000 0.00000000000 0.29843218000 19.41312027153pt 23.99265229245pt)" svg:viewBox="0 0 0 0" svg:d="M0.293528 0.227074C0.194069 0.240788 0.108449 0.297429 0.00919424 0.282843C-0.0194985 0.199046 0.0230899 0.0589034 0.0799583 0.0028481C0.236573 -0.0248805 0.208169 0.157286 0.293469 0.227074" koffice:nodeTypes="cccc"/>
            <draw:path draw:style-name="gr27" draw:id="shape918" draw:name="path7655" draw:layer="g14800" svg:width="0.34166400000pt" svg:height="0.57782400000pt" draw:transform="matrix(0.29843218000 0.00000000000 0.00000000000 0.29843218000 34.53606283611pt 23.99424379786pt)" svg:viewBox="0 0 0 1" svg:d="M0.341664 0.577824L0 0.577824C0 0.39468 0 0.051408 0.209384 0L0.341128 0.577824" koffice:nodeTypes="cccc"/>
            <draw:path draw:style-name="gr27" draw:id="shape919" draw:name="path7657" draw:layer="g14800" svg:width="1.39561144960pt" svg:height="1.45550632828pt" draw:transform="matrix(0.29843218000 0.00000000000 0.00000000000 0.29843218000 36.08772395043pt 23.99424379786pt)" svg:viewBox="0 0 1 1" svg:d="M1.39561 0.156237C1.30328 0.537245 1.45827 1.20926 0.837622 1.45551L0 1.36642C0.403628 1.16449 0.837622 0.850641 0.743992 0.448163C0.775653 0.267711 0.682656 0.111925 0.465626 0L1.39561 0.156237" koffice:nodeTypes="cccccc"/>
            <draw:path draw:style-name="gr14" draw:id="shape920" draw:name="path7659" draw:layer="g14800" svg:width="0.33312806156pt" svg:height="0.26764214228pt" draw:transform="matrix(0.29843218000 0.00000000000 0.00000000000 0.29843218000 17.39804368326pt 24.00938188394pt)" svg:viewBox="0 0 0 0" svg:d="M0.329534 0.0962105C0.359792 0.259115 0.192948 0.299008 0.0566709 0.244985C-0.00384867 0.190963 -0.0190246 0.0820808 0.0264132 0.0280578C0.132369 -0.0267969 0.283791 0.000369702 0.329598 0.0956559" koffice:nodeTypes="cccc"/>
            <draw:path draw:style-name="gr14" draw:id="shape921" draw:name="path7661" draw:layer="g14800" svg:width="0.36483424103pt" svg:height="1.14801139918pt" draw:transform="matrix(0.29843218000 0.00000000000 0.00000000000 0.29843218000 18.30520392920pt 24.00957604954pt)" svg:viewBox="0 0 0 1" svg:d="M0.364543 0.359093L0.364543 1.11416C0.285327 1.17542 0.158497 1.13483 0.047549 1.13483C0.269672 1.01513 0.364543 0.717325 0.285553 0.418303C0.206338 0.239381 0.111272 0.119688 0 0C0.222155 0.0206682 0.333103 0.0405484 0.364834 0.358256" koffice:nodeTypes="cccccc"/>
            <draw:path draw:style-name="gr14" draw:id="shape922" draw:name="path7663" draw:layer="g14800" svg:width="0.54046610690pt" svg:height="0.35489352340pt" draw:transform="matrix(0.29843218000 0.00000000000 0.00000000000 0.29843218000 20.49188240589pt 24.01655450516pt)" svg:viewBox="0 0 1 0" svg:d="M0.540348 0.29969C0.404917 0.314988 0.289209 0.377531 0.13492 0.346252C-0.0386608 0.29969 0.0770827 0.142398 0 0.0645533C0.231455 -0.123035 0.463263 0.142398 0.540466 0.299676" koffice:nodeTypes="cccc"/>
            <draw:path draw:style-name="gr27" draw:id="shape923" draw:name="path7665" draw:layer="g14800" svg:width="0.75330469793pt" svg:height="1.25865276128pt" draw:transform="matrix(0.29843218000 0.00000000000 0.00000000000 0.29843218000 35.90480552976pt 24.02556723948pt)" svg:viewBox="0 0 1 1" svg:d="M0.714185 0.353272C0.828523 0.677096 0.669122 0.942052 0.532447 1.20761C0.373026 1.2953 0.076485 1.2953 0.00862662 1.00213C-0.0146339 0.58878 -0.0146339 0.0877144 0.327477 0C0.509208 0 0.64632 0.147794 0.714185 0.354475" koffice:nodeTypes="ccccc"/>
            <draw:path draw:style-name="gr10" draw:id="shape924" draw:name="path7667" draw:layer="g14800" svg:width="2.51478471947pt" svg:height="5.93408345561pt" draw:transform="matrix(0.29843218000 0.00000000000 0.00000000000 0.29843218000 26.20052211158pt 24.03370846935pt)" svg:viewBox="0 0 3 6" svg:d="M0.903445 0.938952L1.16763 0.677997C1.72063 1.53917 1.81678 2.92386 1.33629 3.86384C1.8412 3.55122 1.62453 2.60964 1.86523 2.03552C2.05738 2.47969 2.15347 3.15872 2.12945 3.62897C2.20196 3.62897 2.24998 3.52406 2.29813 3.49903C2.32252 3.99485 2.46678 4.54341 2.29813 5.03923C2.63432 5.11648 2.37013 5.53452 2.51478 5.74488C2.37014 5.74488 2.44271 5.97868 2.29813 5.92649C2.27461 5.74488 2.34654 5.37847 2.25015 5.22137C2.2262 5.37741 2.12959 5.50949 2.17808 5.69163C1.76916 5.22137 2.20151 4.59506 2.12959 3.99485C1.93747 4.22919 1.98549 4.85655 1.91341 5.27356C1.43291 4.80436 2.15366 4.12427 1.91341 3.49903L1.60109 4.70051C1.48106 4.70051 1.3369 4.36019 1.26439 4.15196C1.31236 4.10033 1.31236 3.99485 1.38442 3.96929C1.36098 3.50009 1.64864 2.58461 1.38442 1.98439C1.40837 1.93116 1.36098 1.93116 1.33644 1.88054L1.31249 1.88054C1.31249 2.40246 1.5046 3.28972 1.1199 3.8649C0.735494 3.7339 1.19198 3.21197 1.04783 2.79391C1.07178 2.32364 1.02388 2.03658 0.951822 1.61852C0.855829 2.24535 0.999798 2.81946 0.831753 3.44684L0.831753 2.58461C0.759753 2.74171 0.759753 2.89881 0.73575 3.05486C0.663238 2.74171 0.879897 2.24535 0.783726 1.93113C0.663699 2.2198 0.663699 2.53135 0.615701 2.81946C0.543628 2.5324 0.735728 1.82835 0.615701 1.41028C0.567213 1.80119 0.519699 2.19264 0.471555 2.58461L0.399481 2.55851C0.375091 1.88054 0.615709 1.25317 0.519069 0.625806L0.447069 0.679031L0.303406 2.03655C0.182836 1.72339 -0.201511 1.09603 0.134744 0.625774C0.399408 0.522983 0.399408 0.208764 0.567096 0C0.807831 0.207698 0.903834 0.599671 0.903834 0.939986" koffice:nodeTypes="ccccccccccccccccccccccccccccccccccccc"/>
            <draw:path draw:style-name="gr14" draw:id="shape925" draw:name="path7669" draw:layer="g14800" svg:width="0.58063455124pt" svg:height="0.29169423073pt" draw:transform="matrix(0.29843218000 0.00000000000 0.00000000000 0.29843218000 19.95085446802pt 24.06809474099pt)" svg:viewBox="0 0 1 0" svg:d="M0.580635 0.121157C0.580635 0.234822 0.360361 0.22065 0.260344 0.277052C0.0404387 0.34878 0.0404387 0.135908 0 0.0931029C0.140374 0.00835675 0.56019 -0.0769641 0.580226 0.121144" koffice:nodeTypes="cccc"/>
            <draw:path draw:style-name="gr27" draw:id="shape926" draw:name="path7671" draw:layer="g14800" svg:width="1.27437005440pt" svg:height="1.36911532880pt" draw:transform="matrix(0.29843218000 0.00000000000 0.00000000000 0.29843218000 38.92495449755pt 24.06456158184pt)" svg:viewBox="0 0 1 1" svg:d="M1.27437 0.000886951C0.978143 0.586639 1.09603 1.26101 0 1.36912C0.266596 1.06428 0.41531 0.45682 0.266596 0.0864049C0.622067 0.0434474 0.918899 0.0646945 1.27437 0" koffice:nodeTypes="cccc"/>
            <draw:path draw:style-name="gr14" draw:id="shape927" draw:name="path7673" draw:layer="g14800" svg:width="0.54156343496pt" svg:height="1.00425446118pt" draw:transform="matrix(0.29843218000 0.00000000000 0.00000000000 0.29843218000 18.10148552829pt 24.09096651071pt)" svg:viewBox="0 0 1 1" svg:d="M0.521704 0.385202C0.598867 0.727592 0.44454 1.04315 0.173796 0.991095C0 1.06942 0 0.779117 0 0.621872L0 0.0170534C0.231689 -0.034977 0.521782 0.0170534 0.521782 0.385202" koffice:nodeTypes="ccccc"/>
            <draw:path draw:style-name="gr27" draw:id="shape928" draw:name="path7675" draw:layer="g14800" svg:width="0.52125036633pt" svg:height="1.24026367548pt" draw:transform="matrix(0.29843218000 0.00000000000 0.00000000000 0.29843218000 36.66785939615pt 24.10387823097pt)" svg:viewBox="0 0 1 1" svg:d="M0.511518 0.0413272C0.549811 0.433941 0.474033 0.889392 0.30312 1.24026L0 1.24026C0.226955 1.15803 0.30312 0.951391 0.416794 0.744746C0.474379 0.496776 0.455088 0.206636 0.30312 0C0.359954 0.0615497 0.436126 0.0413272 0.511518 0.0413272" koffice:nodeTypes="cccccc"/>
            <draw:path draw:style-name="gr27" draw:id="shape929" draw:name="path7677" draw:layer="g14800" svg:width="1.65328591692pt" svg:height="1.62297094668pt" draw:transform="matrix(0.29843218000 0.00000000000 0.00000000000 0.29843218000 38.31737958122pt 24.13020903613pt)" svg:viewBox="0 0 2 2" svg:d="M0.94394 0.559227C1.03937 0.866523 1.37338 0.984232 1.6363 0.866523C1.70788 1.00884 1.54039 1.15018 1.37338 1.19697C1.18203 1.17477 1.01502 0.79561 0.77693 1.12656C0.77693 1.29251 0.94394 1.43482 1.08708 1.50526L0.442926 1.62297C0.633298 1.41022 0.777417 1.07929 0.657156 0.771511C0.490154 0.559248 0.27543 0.487852 0.0125046 0.535611C-0.0352101 0.416939 0.0607286 0.274631 0.180001 0.322872C0.6815 0.535611 0.609441 -0.103103 1.03937 0.0146092C0.94394 0.180556 0.847535 0.393302 0.94394 0.559248" koffice:nodeTypes="ccccccccccc"/>
            <draw:path draw:style-name="gr27" draw:id="shape930" draw:name="path7679" draw:layer="g14800" svg:width="0.53399228139pt" svg:height="1.12961460123pt" draw:transform="matrix(0.29843218000 0.00000000000 0.00000000000 0.29843218000 36.51091988133pt 24.14459571394pt)" svg:viewBox="0 0 1 1" svg:d="M0.518124 0.357564C0.576408 0.663209 0.461008 0.860139 0.384286 1.08212C0.250062 1.16806 0.173357 1.11112 0 1.11112L0.15379 0.021718C0.345544 -0.0619482 0.498949 0.105979 0.518124 0.356391" koffice:nodeTypes="ccccc"/>
            <draw:path draw:style-name="gr27" draw:id="shape931" draw:name="path7681" draw:layer="g14800" svg:width="0.44674266101pt" svg:height="0.56299767299pt" draw:transform="matrix(0.29843218000 0.00000000000 0.00000000000 0.29843218000 38.75797035883pt 24.14815172179pt)" svg:viewBox="0 0 0 1" svg:d="M0.427794 0.192766C0.506514 0.376454 0.322834 0.507654 0.191098 0.56067C-0.0975501 0.58587 0.0341859 0.402694 0.00740998 0.192766C0.0342099 0.0358624 0.454034 -0.148354 0.427794 0.192766" koffice:nodeTypes="cccc"/>
            <draw:path draw:style-name="gr27" draw:id="shape932" draw:name="path7683" draw:layer="g14800" svg:width="0.47175299780pt" svg:height="0.61620102545pt" draw:transform="matrix(0.29843218000 0.00000000000 0.00000000000 0.29843218000 35.41410969899pt 24.16290547308pt)" svg:viewBox="0 0 0 1" svg:d="M0.471753 0.433049L0.471753 0.616201L0.051897 0.562681C-0.079839 0.379529 0.077577 0.195313 0.104377 0.0116248C0.419257 -0.0670952 0.313761 0.274033 0.471745 0.432009" koffice:nodeTypes="ccccc"/>
            <draw:path draw:style-name="gr27" draw:id="shape933" draw:name="path7685" draw:layer="g14800" svg:width="2.15306150720pt" svg:height="1.50859925287pt" draw:transform="matrix(0.29843218000 0.00000000000 0.00000000000 0.29843218000 36.94978469541pt 24.18075461508pt)" svg:viewBox="0 0 2 2" svg:d="M2.15306 0.0725367L1.96247 0.232071C2.18085 0.528342 2.01692 1.00693 1.90802 1.34971C1.71689 1.71482 1.3085 1.32692 0.980669 1.3948C1.00897 1.23621 1.11735 1.07529 1.0357 0.939009C0.762889 1.099 0.299481 1.099 0 0.984589L0.0550322 0.642735C0.19116 0.57388 0.381747 0.642735 0.49065 0.733893C0.707898 0.665524 0.707898 0.460418 0.681785 0.277629L0.163378 0.23205C0.190604 -0.0874762 0.654003 0.185985 0.899042 0.163195C1.03517 0.208774 0.980137 0.369232 1.14408 0.391098C1.03517 -0.270279 1.82584 0.117616 2.15255 0.072495" koffice:nodeTypes="ccccccccccccc"/>
            <draw:path draw:style-name="gr27" draw:id="shape934" draw:name="path7687" draw:layer="g14800" svg:width="1.58128190252pt" svg:height="1.71085744155pt" draw:transform="matrix(0.29843218000 0.00000000000 0.00000000000 0.29843218000 38.06275050513pt 24.16331112608pt)" svg:viewBox="0 0 2 2" svg:d="M0.858564 0.958466C0.991224 0.812345 1.18989 0.763807 1.45318 0.788076C1.65185 0.884665 1.5845 1.12736 1.48487 1.27348C1.02291 1.73509 1.02291 0.934197 0.495632 1.22546C0.395938 1.34631 0.659951 1.49243 0.72527 1.61328L0 1.71086C0.296979 1.49243 0.593284 1.22546 0.362972 0.908963C0.329271 0.836674 0.230312 0.762845 0.131322 0.690533C0.659951 0.520153 -0.165657 -0.158903 0.659951 0.0342595C0.72524 0.350757 0.263982 0.812375 0.85793 0.958494" koffice:nodeTypes="cccccccccc"/>
            <draw:path draw:style-name="gr27" draw:id="shape935" draw:name="path7689" draw:layer="g14800" svg:width="0.50196658202pt" svg:height="1.54737648724pt" draw:transform="matrix(0.29843218000 0.00000000000 0.00000000000 0.29843218000 37.63186696127pt 24.20567941621pt)" svg:viewBox="0 0 1 2" svg:d="M0.465181 0C0.390438 0.138962 0.465181 0.300526 0.501967 0.415936C0.222717 0.600581 0.167324 1.06268 0.297087 1.3632L0.465164 1.54738C0.27887 1.52521 0.0185909 1.59354 0 1.33918L0.130142 0L0.465164 0" koffice:nodeTypes="ccccccc"/>
            <draw:path draw:style-name="gr14" draw:id="shape936" draw:name="path7691" draw:layer="g14800" svg:width="0.89593637080pt" svg:height="0.40831151837pt" draw:transform="matrix(0.29843218000 0.00000000000 0.00000000000 0.29843218000 19.38670090115pt 24.23665807810pt)" svg:viewBox="0 0 1 0" svg:d="M0.86642 0.369067C0.551587 0.264099 0.15739 0.578987 0 0.264099C0 -0.0245407 0.446625 0.0798833 0.656442 0.0016993C0.865778 -0.0235007 0.944981 0.237859 0.865778 0.369067" koffice:nodeTypes="cccc"/>
            <draw:path draw:style-name="gr27" draw:id="shape937" draw:name="path7693" draw:layer="g14800" svg:width="0.34819131439pt" svg:height="0.29219432043pt" draw:transform="matrix(0.29843218000 0.00000000000 0.00000000000 0.29843218000 37.92121151021pt 24.23347967717pt)" svg:viewBox="0 0 0 0" svg:d="M0.343043 0.0916056C0.369283 0.249582 0.290563 0.249582 0.212371 0.27475C0.106339 0.32723 0.0806352 0.24955 0.00137924 0.19659C-0.0243008 -0.0128024 0.316803 -0.0663544 0.343043 0.0916296" koffice:nodeTypes="cccc"/>
            <draw:path draw:style-name="gr6" draw:id="shape938" draw:name="path7695" draw:layer="g14800" svg:width="0.10517688889pt" svg:height="0.13173600000pt" draw:transform="matrix(0.29843218000 0.00000000000 0.00000000000 0.29843218000 18.66567096108pt 24.27615954729pt)" svg:viewBox="0 0 0 0" svg:d="M0.105177 0.131736C-0.131471 0.027312 0.105177 0.183176 0.105177 0L0.105177 0.131736" koffice:nodeTypes="ccc"/>
            <draw:path draw:style-name="gr10" draw:id="shape939" draw:name="path7697" draw:layer="g14800" svg:width="5.04033481476pt" svg:height="0.74985901114pt" draw:transform="matrix(0.29843218000 0.00000000000 0.00000000000 0.29843218000 22.47452280111pt 24.31546664659pt)" svg:viewBox="0 0 5 1" svg:d="M2.97739 0.0909172C3.30128 -0.136778 3.38966 0.319069 3.71372 0.340863L3.56711 0.0445442C3.68482 0.0672665 4.03835 -0.0458881 4.09719 0.0445442L4.09719 0C4.53957 0.0681671 4.92245 0.454925 5.04033 0.749859C4.30339 0.681207 3.62536 0.681207 2.88891 0.613054C2.29919 0.591717 1.88621 0.704871 1.32599 0.545372C0.972647 0.796253 0.441778 0.408573 0 0.340863C0.176735 0.272696 0.324495 0.477669 0.530687 0.454946L0.324676 0.295419C0.324676 0.204993 0.678087 0.295419 0.79591 0.385851C0.767173 0.0227432 1.35611 0.385851 1.50405 0.135898L1.82795 0.249974L1.82795 0.135898L2.09359 0.204965L2.09359 0.0908895C2.30039 0.295391 2.62368 0.454918 2.89011 0.613047C3.00781 0.385823 2.5361 0.340836 2.38875 0.13587C2.32991 0.0909103 2.86059 -6.92755e-06 2.97842 0.0909103" koffice:nodeTypes="cccccccccccccccccccc"/>
            <draw:path draw:style-name="gr10" draw:id="shape940" draw:name="path7699" draw:layer="g14800" svg:width="3.14741168123pt" svg:height="2.60955693672pt" draw:transform="matrix(0.29843218000 0.00000000000 0.00000000000 0.29843218000 31.55018918878pt 24.31578656588pt)" svg:viewBox="0 0 3 3" svg:d="M2.23253 0.118704C2.01641 0.507752 1.80194 0.718176 1.53372 1.07909L1.5869 1.13839L2.47495 0.0587309L2.60934 0.239182C2.58189 0.269155 2.50183 0.299768 2.50183 0.388435L2.55501 0.448381L2.95872 0.0587309L2.85121 0.388435L3.14741 0.239182L1.53367 2.4291L0 2.60956C0.564974 1.7397 1.42506 0.779319 2.12497 0L2.23249 0.119289" koffice:nodeTypes="cccccccccccccc"/>
            <draw:path draw:style-name="gr6" draw:id="shape941" draw:name="path7701" draw:layer="g14800" svg:width="0.39796415234pt" svg:height="0.33326143494pt" draw:transform="matrix(0.29843218000 0.00000000000 0.00000000000 0.29843218000 23.47751754622pt 24.33113791722pt)" svg:viewBox="0 0 0 0" svg:d="M0.397964 0.333261L0 0L0.298237 0.242064L0.397559 0.333261" koffice:nodeTypes="cccc"/>
            <draw:path draw:style-name="gr6" draw:id="shape942" draw:name="path7703" draw:layer="g14800" svg:width="0.57723900000pt" svg:height="0.47232800000pt" draw:transform="matrix(0.29843218000 0.00000000000 0.00000000000 0.29843218000 23.56397836243pt 24.34679963803pt)" svg:viewBox="0 0 1 0" svg:d="M0.577239 0.472328L0 0L0.472277 0.367904L0.577132 0.472328" koffice:nodeTypes="cccc"/>
            <draw:path draw:style-name="gr10" draw:id="shape943" draw:name="path7705" draw:layer="g14800" svg:width="2.83046956137pt" svg:height="2.15088525652pt" draw:transform="matrix(0.29843218000 0.00000000000 0.00000000000 0.29843218000 32.16159425398pt 24.34679963803pt)" svg:viewBox="0 0 3 2" svg:d="M1.27464 0.489821C1.55553 0.515954 1.63148 -0.136067 1.91185 0.109403C1.93788 0 2.0393 0.0549795 2.09079 0.0549795L1.50403 0.871907C1.96283 0.735283 2.16725 -0.163835 2.83047 0.0549795C2.16725 0.871907 1.19766 1.57888 0.305042 2.15089C0.305042 1.96096 -0.102771 2.31416 0.0246683 1.90653L1.52952 0L1.27464 0.489821" koffice:nodeTypes="ccccccccc"/>
            <draw:path draw:style-name="gr14" draw:id="shape944" draw:name="path7707" draw:layer="g14800" svg:width="0.52529600000pt" svg:height="0.12077586885pt" draw:transform="matrix(0.29843218000 0.00000000000 0.00000000000 0.29843218000 24.19861086666pt 24.37642002035pt)" svg:viewBox="0 0 1 0" svg:d="M0.525296 0.0324827C0.289184 0.267579 0.236752 -0.0472773 0 0.00624269L0.525296 0.0324827" koffice:nodeTypes="ccc"/>
            <draw:path draw:style-name="gr6" draw:id="shape945" draw:name="path7709" draw:layer="g14800" svg:width="0.57908447258pt" svg:height="0.89136257440pt" draw:transform="matrix(0.29843218000 0.00000000000 0.00000000000 0.29843218000 32.50606746132pt 24.37828303929pt)" svg:viewBox="0 0 1 1" svg:d="M0.579084 0L0 0.891363L0.579084 0" koffice:nodeTypes="ccc"/>
            <draw:path draw:style-name="gr10" draw:id="shape946" draw:name="path7711" draw:layer="g14800" svg:width="3.23474613160pt" svg:height="1.99071280660pt" draw:transform="matrix(0.29843218000 0.00000000000 0.00000000000 0.29843218000 32.36528148354pt 24.38612106206pt)" svg:viewBox="0 0 3 2" svg:d="M2.50272 0.0517993C2.33754 0.287953 2.19548 0.548682 1.95951 0.758649L2.00721 0.811566C2.31397 0.548706 2.59715 0.104181 2.97518 0.208371C3.02237 0.314156 2.90439 0.365979 2.85719 0.445586C2.97518 0.497385 3.14036 0.3398 3.23475 0.208371L3.18755 0.392159L1.22753 1.99071L0.802293 1.99071C0.802293 1.93891 0.826393 1.93891 0.84999 1.88654C0.61305 1.85932 0.306766 1.99071 0 1.93889C0.684805 1.38752 1.58199 0.758673 2.29087 0C2.36166 0.0256203 2.43245 0.0779784 2.50324 0.0517993" koffice:nodeTypes="ccccccccccccc"/>
            <draw:path draw:style-name="gr6" draw:id="shape947" draw:name="path7713" draw:layer="g14800" svg:width="0.70956600000pt" svg:height="0.39468000000pt" draw:transform="matrix(0.29843218000 0.00000000000 0.00000000000 0.29843218000 22.82704688809pt 24.40161566085pt)" svg:viewBox="0 0 1 0" svg:d="M0 0L0.709566 0.39468L0 0" koffice:nodeTypes="ccc"/>
            <draw:path draw:style-name="gr6" draw:id="shape948" draw:name="path7715" draw:layer="g14800" svg:width="0.23664600000pt" svg:height="0.18315200000pt" draw:transform="matrix(0.29843218000 0.00000000000 0.00000000000 0.29843218000 22.96818119591pt 24.40161566085pt)" svg:viewBox="0 0 0 0" svg:d="M0 0L0.236646 0.183152L0 0" koffice:nodeTypes="ccc"/>
            <draw:path draw:style-name="gr14" draw:id="shape949" draw:name="path7717" draw:layer="g14800" svg:width="0.60401600000pt" svg:height="0.33848878594pt" draw:transform="matrix(0.29843218000 0.00000000000 0.00000000000 0.29843218000 24.28491267820pt 24.40240340600pt)" svg:viewBox="0 0 1 0" svg:d="M0.604016 0.0498404C0.49916 0.207825 0.289232 0.286009 0.07872 0.338489L0 0.180513C0.15744 0.154273 0.367256 -0.107063 0.604016 0.0498404" koffice:nodeTypes="cccc"/>
            <draw:path draw:style-name="gr6" draw:id="shape950" draw:name="path7719" draw:layer="g14800" svg:width="0.65644200000pt" svg:height="0.34220000000pt" draw:transform="matrix(0.29843218000 0.00000000000 0.00000000000 0.29843218000 22.73310640647pt 24.41727738166pt)" svg:viewBox="0 0 1 0" svg:d="M0 0L0.656442 0.3422L0 0" koffice:nodeTypes="ccc"/>
            <draw:path draw:style-name="gr6" draw:id="shape951" draw:name="path7721" draw:layer="g14800" svg:width="0.18422400000pt" svg:height="0.60460800000pt" draw:transform="matrix(0.29843218000 0.00000000000 0.00000000000 0.29843218000 26.94952289004pt 24.41727738166pt)" svg:viewBox="0 0 0 1" svg:d="M0.184224 0L0 0.604608L0.184224 0" koffice:nodeTypes="ccc"/>
            <draw:path draw:style-name="gr6" draw:id="shape952" draw:name="path7723" draw:layer="g14800" svg:width="0.54222604960pt" svg:height="0.89340304000pt" draw:transform="matrix(0.29843218000 0.00000000000 0.00000000000 0.29843218000 32.05921421464pt 24.43325902176pt)" svg:viewBox="0 0 1 1" svg:d="M1.76726e-05 0.893403L0.542226 0L0.0197344 0.893403L0 0.893403" koffice:nodeTypes="cccc"/>
            <draw:path draw:style-name="gr6" draw:id="shape953" draw:name="path7725" draw:layer="g14800" svg:width="0.28907400000pt" svg:height="0.18528800000pt" draw:transform="matrix(0.29843218000 0.00000000000 0.00000000000 0.29843218000 22.71746044288pt 24.44844325108pt)" svg:viewBox="0 0 0 0" svg:d="M0.289074 0.184216L0 0L0.183523 0.080864L0.288914 0.185288" koffice:nodeTypes="cccc"/>
            <draw:path draw:style-name="gr27" draw:id="shape954" draw:name="path7727" draw:layer="g14800" svg:width="0.51190043508pt" svg:height="0.45736129925pt" draw:transform="matrix(0.29843218000 0.00000000000 0.00000000000 0.29843218000 37.84139012190pt 24.44271190020pt)" svg:viewBox="0 0 1 0" svg:d="M0.5119 0.137571C0.5119 0.262153 0.473952 0.439616 0.305381 0.457361C0.192353 0.404124 -0.0141661 0.42187 0.00460789 0.262153C-0.0513135 -0.0221464 0.418414 -0.0931292 0.5119 0.138295" koffice:nodeTypes="cccc"/>
            <draw:path draw:style-name="gr6" draw:id="shape955" draw:name="path7729" draw:layer="g14800" svg:width="0.86642000000pt" svg:height="0.28864000000pt" draw:transform="matrix(0.29843218000 0.00000000000 0.00000000000 0.29843218000 22.27858727270pt 24.47257567088pt)" svg:viewBox="0 0 1 0" svg:d="M0 0L0.86642 0.28864L0 0" koffice:nodeTypes="ccc"/>
            <draw:path draw:style-name="gr6" draw:id="shape956" draw:name="path7731" draw:layer="g14800" svg:width="0.42033100000pt" svg:height="0.15690400000pt" draw:transform="matrix(0.29843218000 0.00000000000 0.00000000000 0.29843218000 22.63130307251pt 24.47257567088pt)" svg:viewBox="0 0 0 0" svg:d="M0 0L0.420331 0.156904L0 0" koffice:nodeTypes="ccc"/>
            <draw:path draw:style-name="gr10" draw:id="shape957" draw:name="path7733" draw:layer="g14800" svg:width="3.14297762118pt" svg:height="1.72254692179pt" draw:transform="matrix(0.29843218000 0.00000000000 0.00000000000 0.29843218000 32.90577797338pt 24.46832813382pt)" svg:viewBox="0 0 3 2" svg:d="M2.2116 0.0604204L2.04878 0.231382C2.16508 0.3283 2.2809 0.158846 2.37442 0.110119C2.4442 0.3283 2.04878 0.426703 1.95573 0.621519C2.35163 0.596201 2.49072 0.0132087 2.93313 0.182678L2.25812 0.889398L2.30513 0.938099L3.14298 0.231382C2.514 0.889398 1.60637 1.79144 0.628502 1.71837C0.675021 1.67019 0.745275 1.67019 0.79132 1.59712C0.55824 1.71837 0.279124 1.69402 0 1.64582C0.651761 1.15827 1.39656 0.694582 1.90923 0.0132087C2.02507 -0.0608124 2.16509 0.20703 2.21161 0.061393" koffice:nodeTypes="ccccccccccccc"/>
            <draw:path draw:style-name="gr6" draw:id="shape958" draw:name="path7735" draw:layer="g14800" svg:width="0.41979600000pt" svg:height="0.07816000000pt" draw:transform="matrix(0.29843218000 0.00000000000 0.00000000000 0.29843218000 22.09828171192pt 24.50341923355pt)" svg:viewBox="0 0 0 0" svg:d="M0 0L0.419796 0.07816L0 0" koffice:nodeTypes="ccc"/>
            <draw:path draw:style-name="gr10" draw:id="shape959" draw:name="path7737" draw:layer="g14800" svg:width="0.02664000000pt" svg:height="0.13066400000pt" draw:transform="matrix(0.29843218000 0.00000000000 0.00000000000 0.29843218000 26.76925075366pt 24.50373915285pt)" svg:viewBox="0 0 0 0" svg:d="M0 0.130664L0.02664 0.130664L0.02664 0L0 0Z" koffice:nodeTypes="ccccc"/>
            <draw:path draw:style-name="gr6" draw:id="shape960" draw:name="path7739" draw:layer="g14800" svg:width="0.39414400000pt" svg:height="0.52480800000pt" draw:transform="matrix(0.29843218000 0.00000000000 0.00000000000 0.29843218000 32.43558971769pt 24.50341923355pt)" svg:viewBox="0 0 0 1" svg:d="M0.394144 0L0 0.524808L0.394144 0" koffice:nodeTypes="ccc"/>
            <draw:path draw:style-name="gr6" draw:id="shape961" draw:name="path7741" draw:layer="g14800" svg:width="1.79383699296pt" svg:height="1.39688288240pt" draw:transform="matrix(0.29843218000 0.00000000000 0.00000000000 0.29843218000 33.19583734014pt 24.50341923355pt)" svg:viewBox="0 0 2 1" svg:d="M1.79384 0L0 1.39688L1.79384 0" koffice:nodeTypes="ccc"/>
            <draw:path draw:style-name="gr10" draw:id="shape962" draw:name="path7743" draw:layer="g14800" svg:width="2.04578964129pt" svg:height="4.92367475316pt" draw:transform="matrix(0.29843218000 0.00000000000 0.00000000000 0.29843218000 28.95605672057pt 24.51940087365pt)" svg:viewBox="0 0 2 5" svg:d="M2.0446 4.22377L1.75213 4.48698C1.77972 3.75856 1.51328 2.9428 1.32805 2.18348C1.38112 2.97191 1.64706 3.8756 1.46074 4.7484L1.22189 4.92367C1.40766 3.11807 0.876876 1.42713 0 0C1.2755 0.99103 2.07168 2.50491 2.04515 4.22377" koffice:nodeTypes="ccccccc"/>
            <draw:path draw:style-name="gr6" draw:id="shape963" draw:name="path7745" draw:layer="g14800" svg:width="1.07688000000pt" svg:height="0.23670400000pt" draw:transform="matrix(0.29843218000 0.00000000000 0.00000000000 0.29843218000 21.97300131523pt 24.52707177441pt)" svg:viewBox="0 0 1 0" svg:d="M0 0L1.07688 0.236704L0 0" koffice:nodeTypes="ccc"/>
            <draw:path draw:style-name="gr6" draw:id="shape964" draw:name="path7747" draw:layer="g14800" svg:width="0.34160900000pt" svg:height="0.15798400000pt" draw:transform="matrix(0.29843218000 0.00000000000 0.00000000000 0.29843218000 22.27858727270pt 24.52707177441pt)" svg:viewBox="0 0 0 0" svg:d="M0 0L0.341609 0.157984L0.0004816 0" koffice:nodeTypes="ccc"/>
            <draw:path draw:style-name="gr6" draw:id="shape965" draw:name="path7749" draw:layer="g14800" svg:width="0.18357600000pt" svg:height="0.23670400000pt" draw:transform="matrix(0.29843218000 0.00000000000 0.00000000000 0.29843218000 25.97785158653pt 24.52707177441pt)" svg:viewBox="0 0 0 0" svg:d="M0 0L0.183576 0.236704L0 0" koffice:nodeTypes="ccc"/>
            <draw:path draw:style-name="gr6" draw:id="shape966" draw:name="path7751" draw:layer="g14800" svg:width="0.36683200000pt" svg:height="0.34112800000pt" draw:transform="matrix(0.29843218000 0.00000000000 0.00000000000 0.29843218000 33.18816643938pt 24.52707177441pt)" svg:viewBox="0 0 0 0" svg:d="M0.366832 0L0 0.341128L0.366832 0" koffice:nodeTypes="ccc"/>
            <draw:path draw:style-name="gr6" draw:id="shape967" draw:name="path7753" draw:layer="g14800" svg:width="0.28854400000pt" svg:height="0.18315200000pt" draw:transform="matrix(0.29843218000 0.00000000000 0.00000000000 0.29843218000 24.41039982870pt 24.54273349521pt)" svg:viewBox="0 0 0 0" svg:d="M0.288544 0L0 0.183152L0.288544 0" koffice:nodeTypes="ccc"/>
            <draw:path draw:style-name="gr10" draw:id="shape968" draw:name="path7755" draw:layer="g14800" svg:width="3.59215137600pt" svg:height="1.78578163008pt" draw:transform="matrix(0.29843218000 0.00000000000 0.00000000000 0.29843218000 33.40727534594pt 24.55871513532pt)" svg:viewBox="0 0 4 2" svg:d="M2.90243 0.0480779L2.44301 0.4949C2.78817 0.54449 2.98916 0.0480779 3.36303 0.123476L3.01729 0.445817C3.21887 0.54449 3.33372 0.148271 3.59215 0.222149C2.78758 0.916928 1.89745 1.33895 1.00615 1.78578C0.862585 1.68609 0.661006 1.78578 0.517432 1.68609C1.17844 1.36375 1.80956 0.992326 2.44243 0.570298C1.60914 0.719574 1.00615 1.58691 0.0574263 1.66231L0 1.61272C0.862585 1.09099 1.83886 0.669984 2.64401 0C2.72953 0.0238122 2.78699 0.0490607 2.90184 0.0490607" koffice:nodeTypes="cccccccccccc"/>
            <draw:path draw:style-name="gr6" draw:id="shape969" draw:name="path7757" draw:layer="g14800" svg:width="0.18421900000pt" svg:height="0.05192000000pt" draw:transform="matrix(0.29843218000 0.00000000000 0.00000000000 0.29843218000 22.04346473411pt 24.59771186514pt)" svg:viewBox="0 0 0 0" svg:d="M0 0L0.184219 0.05192L0 0" koffice:nodeTypes="ccc"/>
            <draw:path draw:style-name="gr6" draw:id="shape970" draw:name="path7759" draw:layer="g14800" svg:width="0.20107402028pt" svg:height="0.51269046898pt" draw:transform="matrix(0.29843218000 0.00000000000 0.00000000000 0.29843218000 27.01495527131pt 24.61321362630pt)" svg:viewBox="0 0 0 1" svg:d="M0.0174982 0.472864C-0.0612218 0.656016 0.148114 0.156904 0.201074 0L0.0174982 0.472864" koffice:nodeTypes="ccc"/>
            <draw:path draw:style-name="gr6" draw:id="shape971" draw:name="path7761" draw:layer="g14800" svg:width="0.28917600000pt" svg:height="0.28972000000pt" draw:transform="matrix(0.29843218000 0.00000000000 0.00000000000 0.29843218000 32.53739329039pt 24.61305366665pt)" svg:viewBox="0 0 0 0" svg:d="M0.289176 0L0 0.28972L0.289176 0" koffice:nodeTypes="ccc"/>
            <draw:path draw:style-name="gr6" draw:id="shape972" draw:name="path7763" draw:layer="g14800" svg:width="1.79383056413pt" svg:height="1.39688288240pt" draw:transform="matrix(0.29843218000 0.00000000000 0.00000000000 0.29843218000 22.41967359262pt 24.62887534711pt)" svg:viewBox="0 0 2 1" svg:d="M0 1.39688L1.79383 0C1.37144 0.465837 0.562464 0.869015 0 1.39688" koffice:nodeTypes="ccc"/>
            <draw:path draw:style-name="gr6" draw:id="shape973" draw:name="path7765" draw:layer="g14800" svg:width="0.36725600000pt" svg:height="0.81506400000pt" draw:transform="matrix(0.29843218000 0.00000000000 0.00000000000 0.29843218000 23.98720628526pt 24.62887534711pt)" svg:viewBox="0 0 0 1" svg:d="M0.367256 0.420384C0.314856 0.551056 0.314856 0.709032 0.18368 0.815064C0.2624 0.735304 0.419848 0.420384 0.288536 0.237776L0 0C0.183576 0.07976 0.367256 0.184224 0.367256 0.420384" koffice:nodeTypes="ccccc"/>
            <draw:path draw:style-name="gr6" draw:id="shape974" draw:name="path7767" draw:layer="g14800" svg:width="1.39561144960pt" svg:height="0.89441658170pt" draw:transform="matrix(0.29843218000 0.00000000000 0.00000000000 0.29843218000 32.64718768314pt 24.62887534711pt)" svg:viewBox="0 0 1 1" svg:d="M1.39561 0L0 0.894417L1.39561 0" koffice:nodeTypes="ccc"/>
            <draw:path draw:style-name="gr6" draw:id="shape975" draw:name="path7769" draw:layer="g14800" svg:width="0.52571790743pt" svg:height="0.98150842954pt" draw:transform="matrix(0.29843218000 0.00000000000 0.00000000000 0.29843218000 23.60314961539pt 24.66004599144pt)" svg:viewBox="0 0 1 1" svg:d="M0.41892 0.72948C0.304417 0.884934 0.171235 1.06744 0 0.936927C0.057077 0.962923 0.209597 0.884934 0.28574 0.780411L0.28574 0.728973L0 0.702977C0.133105 0.780411 0.28574 0.572464 0.342819 0.41701L0.32348 0.131051C0.380522 0.208485 0.32348 0.337959 0.380522 0.41701C0.494675 0.41701 0.456548 0.156516 0.418539 0C0.628135 0.182513 0.475616 0.520472 0.418539 0.728973" koffice:nodeTypes="cccccccccc"/>
            <draw:path draw:style-name="gr6" draw:id="shape976" draw:name="path7771" draw:layer="g14800" svg:width="0.47286400000pt" svg:height="0.26401600000pt" draw:transform="matrix(0.29843218000 0.00000000000 0.00000000000 0.29843218000 30.74280838155pt 24.66003882907pt)" svg:viewBox="0 0 0 0" svg:d="M0 0L0.472864 0.264016L0 0" koffice:nodeTypes="ccc"/>
            <draw:path draw:style-name="gr6" draw:id="shape977" draw:name="path7773" draw:layer="g14800" svg:width="0.18368800000pt" svg:height="0.23670400000pt" draw:transform="matrix(0.29843218000 0.00000000000 0.00000000000 0.29843218000 31.90259939404pt 24.66003882907pt)" svg:viewBox="0 0 0 0" svg:d="M0 0.236704L0.183688 0L0.078184 0.13228L2.4e-05 0.236704" koffice:nodeTypes="cccc"/>
            <draw:path draw:style-name="gr10" draw:id="shape978" draw:name="path7775" draw:layer="g14800" svg:width="3.14741168123pt" svg:height="1.39758157314pt" draw:transform="matrix(0.29843218000 0.00000000000 0.00000000000 0.29843218000 33.82264041643pt 24.66003882907pt)" svg:viewBox="0 0 3 1" svg:d="M2.50235 0C2.07231 0.439161 1.4799 0.703284 0.914931 1.00993C1.64062 0.988863 2.09864 0.220701 2.85177 0.110578C2.85177 0.175915 2.7437 0.220701 2.68994 0.264123C2.87754 0.395291 2.93184 0.0658116 3.14741 0.154C2.60931 0.726108 1.72181 1.14199 0.860628 1.33986C1.12996 1.20779 1.42561 1.14199 1.69438 0.987994C1.12941 0.987994 0.618178 1.58114 0 1.33986C0.779997 0.856384 1.66805 0.417226 2.5018 9.50351e-15" koffice:nodeTypes="ccccccccc"/>
            <draw:path draw:style-name="gr6" draw:id="shape979" draw:name="path7777" draw:layer="g14800" svg:width="0.79789198950pt" svg:height="1.10283602560pt" draw:transform="matrix(0.29843218000 0.00000000000 0.00000000000 0.29843218000 25.89155216245pt 24.66818960877pt)" svg:viewBox="0 0 1 1" svg:d="M0 0L0.797892 1.10284L0 0" koffice:nodeTypes="ccc"/>
            <draw:path draw:style-name="gr6" draw:id="shape980" draw:name="path7779" draw:layer="g14800" svg:width="1.39688288240pt" svg:height="0.43105002394pt" draw:transform="matrix(0.29843218000 0.00000000000 0.00000000000 0.29843218000 30.68783239908pt 24.68385371704pt)" svg:viewBox="0 0 1 0" svg:d="M0 0L1.39688 0.43105L0 0" koffice:nodeTypes="ccc"/>
            <draw:path draw:style-name="gr6" draw:id="shape981" draw:name="path7781" draw:layer="g14800" svg:width="0.52529400000pt" svg:height="0.41931200000pt" draw:transform="matrix(0.29843218000 0.00000000000 0.00000000000 0.29843218000 22.78808334392pt 24.69983535714pt)" svg:viewBox="0 0 1 0" svg:d="M0.525294 0L0 0.419312L0.525294 0" koffice:nodeTypes="ccc"/>
            <draw:path draw:style-name="gr10" draw:id="shape982" draw:name="path7783" draw:layer="g14800" svg:width="0.43365151303pt" svg:height="1.54766000000pt" draw:transform="matrix(0.29843218000 0.00000000000 0.00000000000 0.29843218000 27.02017730551pt 24.69983535714pt)" svg:viewBox="0 0 0 2" svg:d="M0.341128 1.12941L0 1.54766L0.130616 1.18082L0.051896 1.18082C0.025736 0.787216 0.235472 0.366832 0.366728 0C0.419688 0.31328 0.49788 0.759904 0.340568 1.12941" koffice:nodeTypes="cccccc"/>
            <draw:path draw:style-name="gr6" draw:id="shape983" draw:name="path7785" draw:layer="g14800" svg:width="0.23616000000pt" svg:height="0.23508800000pt" draw:transform="matrix(0.29843218000 0.00000000000 0.00000000000 0.29843218000 33.47024453592pt 24.69983535714pt)" svg:viewBox="0 0 0 0" svg:d="M0.23616 0L0 0.235088L0.23616 0" koffice:nodeTypes="ccc"/>
            <draw:path draw:style-name="gr6" draw:id="shape984" draw:name="path7787" draw:layer="g14800" svg:width="0.65590700000pt" svg:height="0.07872000000pt" draw:transform="matrix(0.29843218000 0.00000000000 0.00000000000 0.29843218000 20.74257116698pt 24.71533711830pt)" svg:viewBox="0 0 1 0" svg:d="M0 0L0.655907 0.07872L0 0" koffice:nodeTypes="ccc"/>
            <draw:path draw:style-name="gr6" draw:id="shape985" draw:name="path7789" draw:layer="g14800" svg:width="0.73527200000pt" svg:height="0.36736800000pt" draw:transform="matrix(0.29843218000 0.00000000000 0.00000000000 0.29843218000 31.35410730923pt 24.71533711830pt)" svg:viewBox="0 0 1 0" svg:d="M0 0L0.735272 0.367368L0 0" koffice:nodeTypes="ccc"/>
            <draw:path draw:style-name="gr6" draw:id="shape986" draw:name="path7791" draw:layer="g14800" svg:width="0.27486112998pt" svg:height="0.27598631834pt" draw:transform="matrix(0.29843218000 0.00000000000 0.00000000000 0.29843218000 32.34960782544pt 24.71533711830pt)" svg:viewBox="0 0 0 0" svg:d="M0.274861 0L0 0.275986L0.274861 0" koffice:nodeTypes="ccc"/>
            <draw:path draw:style-name="gr6" draw:id="shape987" draw:name="path7793" draw:layer="g14800" svg:width="0.57782400000pt" svg:height="0.47179200000pt" draw:transform="matrix(0.29843218000 0.00000000000 0.00000000000 0.29843218000 34.05773096309pt 24.71533711830pt)" svg:viewBox="0 0 1 0" svg:d="M0.577824 0L0 0.471792L0.577824 0" koffice:nodeTypes="ccc"/>
            <draw:path draw:style-name="gr10" draw:id="shape988" draw:name="path7795" draw:layer="g14800" svg:width="1.72283737976pt" svg:height="0.70598981382pt" draw:transform="matrix(0.29843218000 0.00000000000 0.00000000000 0.29843218000 34.59870971934pt 24.71534666813pt)" svg:viewBox="0 0 2 1" svg:d="M1.34396 0.154757C1.41358 0.0440685 1.62021 0.0440685 1.72284 0.109788L0 0.70599L1.17176 0L1.34396 0.154784" koffice:nodeTypes="ccccc"/>
            <draw:path draw:style-name="gr6" draw:id="shape989" draw:name="path7797" draw:layer="g14800" svg:width="1.86451214422pt" svg:height="1.72562640416pt" draw:transform="matrix(0.29843218000 0.00000000000 0.00000000000 0.29843218000 21.94150144051pt 24.73067891981pt)" svg:viewBox="0 0 2 2" svg:d="M1.55237e-14 1.72563L1.86451 0L0.179082 1.55399L0 1.72563" koffice:nodeTypes="cccc"/>
            <draw:path draw:style-name="gr6" draw:id="shape990" draw:name="path7799" draw:layer="g14800" svg:width="0.28907200000pt" svg:height="0.18421600000pt" draw:transform="matrix(0.29843218000 0.00000000000 0.00000000000 0.29843218000 24.70813964604pt 24.73067891981pt)" svg:viewBox="0 0 0 0" svg:d="M0.289072 0L0 0.184216L0.289072 0" koffice:nodeTypes="ccc"/>
            <draw:path draw:style-name="gr6" draw:id="shape991" draw:name="path7801" draw:layer="g14800" svg:width="0.47340000000pt" svg:height="0.65655200000pt" draw:transform="matrix(0.29843218000 0.00000000000 0.00000000000 0.29843218000 32.23949351340pt 24.73067891981pt)" svg:viewBox="0 0 0 1" svg:d="M0.4734 0L0 0.656552L0.4734 0" koffice:nodeTypes="ccc"/>
            <draw:path draw:style-name="gr6" draw:id="shape992" draw:name="path7803" draw:layer="g14800" svg:width="0.18368800000pt" svg:height="0.10549600000pt" draw:transform="matrix(0.29843218000 0.00000000000 0.00000000000 0.29843218000 34.83380026600pt 24.73882969951pt)" svg:viewBox="0 0 0 0" svg:d="M0 0.105496L0.104968 0L0.183688 0.105496L0 0.105496" koffice:nodeTypes="cccc"/>
            <draw:path draw:style-name="gr6" draw:id="shape993" draw:name="path7805" draw:layer="g14800" svg:width="0.47276000000pt" svg:height="0.28864800000pt" draw:transform="matrix(0.29843218000 0.00000000000 0.00000000000 0.29843218000 24.80225560579pt 24.75433146066pt)" svg:viewBox="0 0 0 0" svg:d="M0 0.288648L0.39404 0L0.47276 0L0.000536 0.288648" koffice:nodeTypes="cccc"/>
            <draw:path draw:style-name="gr6" draw:id="shape994" draw:name="path7807" draw:layer="g14800" svg:width="0.18357600000pt" svg:height="0.36683200000pt" draw:transform="matrix(0.29843218000 0.00000000000 0.00000000000 0.29843218000 23.90085672457pt 24.77031310077pt)" svg:viewBox="0 0 0 0" svg:d="M0 0L0.183576 0.366832L0 0" koffice:nodeTypes="ccc"/>
            <draw:path draw:style-name="gr6" draw:id="shape995" draw:name="path7809" draw:layer="g14800" svg:width="0.65644800000pt" svg:height="0.41931200000pt" draw:transform="matrix(0.29843218000 0.00000000000 0.00000000000 0.29843218000 24.86491920121pt 24.77031310077pt)" svg:viewBox="0 0 1 0" svg:d="M0.656448 0L0 0.419312L0.656448 0" koffice:nodeTypes="ccc"/>
            <draw:path draw:style-name="gr6" draw:id="shape996" draw:name="path7811" draw:layer="g14800" svg:width="0.52534400000pt" svg:height="0.36683200000pt" draw:transform="matrix(0.29843218000 0.00000000000 0.00000000000 0.29843218000 33.49357715748pt 24.77031310077pt)" svg:viewBox="0 0 1 0" svg:d="M0.525344 0L0 0.366832L0.525344 0" koffice:nodeTypes="ccc"/>
            <draw:path draw:style-name="gr6" draw:id="shape997" draw:name="path7813" draw:layer="g14800" svg:width="0.89338791686pt" svg:height="0.57990052614pt" draw:transform="matrix(0.29843218000 0.00000000000 0.00000000000 0.29843218000 34.32446487066pt 24.77031310077pt)" svg:viewBox="0 0 1 1" svg:d="M0.893388 0L0 0.579901L0.893388 0" koffice:nodeTypes="ccc"/>
            <draw:path draw:style-name="gr10" draw:id="shape998" draw:name="path7815" draw:layer="g14800" svg:width="2.16407636640pt" svg:height="0.42965403040pt" draw:transform="matrix(0.29843218000 0.00000000000 0.00000000000 0.29843218000 34.65352812962pt 24.78597482157pt)" svg:viewBox="0 0 2 0" svg:d="M2.16408 0C1.81508 0.274856 0.811424 0.395606 0 0.429654C0.656231 0.240451 1.42827 0.0505506 2.16408 0" koffice:nodeTypes="ccc"/>
            <draw:path draw:style-name="gr6" draw:id="shape999" draw:name="path7817" draw:layer="g14800" svg:width="0.34160800000pt" svg:height="0.13173600000pt" draw:transform="matrix(0.29843218000 0.00000000000 0.00000000000 0.29843218000 24.37867768170pt 24.80115905089pt)" svg:viewBox="0 0 0 0" svg:d="M0.00064 0.131736L0.236752 0L0.341608 0L0 0.131736" koffice:nodeTypes="cccc"/>
            <draw:path draw:style-name="gr6" draw:id="shape1000" draw:name="path7819" draw:layer="g14800" svg:width="0.61970903066pt" svg:height="0.30542865434pt" draw:transform="matrix(0.29843218000 0.00000000000 0.00000000000 0.29843218000 33.18816643938pt 24.80115905089pt)" svg:viewBox="0 0 1 0" svg:d="M0.619709 0L0 0.305429L0.619709 0" koffice:nodeTypes="ccc"/>
            <draw:path draw:style-name="gr6" draw:id="shape1001" draw:name="path7821" draw:layer="g14800" svg:width="0.66153854784pt" svg:height="0.58153435706pt" draw:transform="matrix(0.29843218000 0.00000000000 0.00000000000 0.29843218000 21.62830832739pt 24.80898991130pt)" svg:viewBox="0 0 1 1" svg:d="M0.661539 0L0 0.581534L0.661539 0" koffice:nodeTypes="ccc"/>
            <draw:path draw:style-name="gr6" draw:id="shape1002" draw:name="path7823" draw:layer="g14800" svg:width="1.05016000000pt" svg:height="0.47286400000pt" draw:transform="matrix(0.29843218000 0.00000000000 0.00000000000 0.29843218000 30.74280838155pt 24.80898991130pt)" svg:viewBox="0 0 1 0" svg:d="M0 0L1.05016 0.472864L0 0" koffice:nodeTypes="ccc"/>
            <draw:path draw:style-name="gr10" draw:id="shape1003" draw:name="path7825" draw:layer="g14800" svg:width="1.39788625754pt" svg:height="0.50423632922pt" draw:transform="matrix(0.29843218000 0.00000000000 0.00000000000 0.29843218000 23.07012825480pt 24.82497155140pt)" svg:viewBox="0 0 1 1" svg:d="M0 0.504236C0.310249 0.335779 0.931379 0.167696 1.39789 0C1.08701 0.279119 0.52869 0.410691 0 0.504236" koffice:nodeTypes="ccc"/>
            <draw:path draw:style-name="gr6" draw:id="shape1004" draw:name="path7827" draw:layer="g14800" svg:width="0.66345586278pt" svg:height="0.36425570330pt" draw:transform="matrix(0.29843218000 0.00000000000 0.00000000000 0.29843218000 22.68592857623pt 24.84047331256pt)" svg:viewBox="0 0 1 0" svg:d="M0.663456 0L0 0.364256L0.663456 0" koffice:nodeTypes="ccc"/>
            <draw:path draw:style-name="gr10" draw:id="shape1005" draw:name="path7829" draw:layer="g14800" svg:width="0.79759188640pt" svg:height="0.32440632881pt" draw:transform="matrix(0.29843218000 0.00000000000 0.00000000000 0.29843218000 24.12814744777pt 24.84048286239pt)" svg:viewBox="0 0 1 0" svg:d="M0.79727 0.299811C0.515614 0.418768 0.422305 0.0603741 0.0937377 0.194277L0.422213 0.299811C0.258264 0.314164 0.117079 0.284865 0 0.209833L0 0.164404C0.023363 0.179942 0.0467974 0.194295 0.0936448 0.194295C0.187718 0.120479 -0.0469617 0.0603923 0.164377 0C0.398721 0.0750325 0.703804 0.15037 0.797592 0.299829" koffice:nodeTypes="cccccccc"/>
            <draw:path draw:style-name="gr6" draw:id="shape1006" draw:name="path7831" draw:layer="g14800" svg:width="1.04929497120pt" svg:height="0.33450028960pt" draw:transform="matrix(0.29843218000 0.00000000000 0.00000000000 0.29843218000 24.77856009069pt 24.84047331256pt)" svg:viewBox="0 0 1 0" svg:d="M3.27793e-05 0.3345L0.968742 0L1.04929 0L0 0.3345" koffice:nodeTypes="cccc"/>
            <draw:path draw:style-name="gr6" draw:id="shape1007" draw:name="path7833" draw:layer="g14800" svg:width="0.94520000000pt" svg:height="0.47286400000pt" draw:transform="matrix(0.29843218000 0.00000000000 0.00000000000 0.29843218000 30.65666652965pt 24.84047331256pt)" svg:viewBox="0 0 1 0" svg:d="M0 0L0.9452 0.472864L0 0" koffice:nodeTypes="ccc"/>
            <draw:path draw:style-name="gr6" draw:id="shape1008" draw:name="path7835" draw:layer="g14800" svg:width="0.18368000000pt" svg:height="0.13067200000pt" draw:transform="matrix(0.29843218000 0.00000000000 0.00000000000 0.29843218000 33.11752873610pt 24.87211667347pt)" svg:viewBox="0 0 0 0" svg:d="M0.18368 0L0 0.130672L0.18368 0" koffice:nodeTypes="ccc"/>
            <draw:path draw:style-name="gr10" draw:id="shape1009" draw:name="path7837" draw:layer="g14800" svg:width="0.73516400000pt" svg:height="0.34934217237pt" draw:transform="matrix(0.29843218000 0.00000000000 0.00000000000 0.29843218000 23.31325760940pt 24.91821483985pt)" svg:viewBox="0 0 1 0" svg:d="M0.735164 0.265916C0.550945 0.291116 0.209818 0.37034 0 0.344076C0.104855 0.265916 0.525294 -0.338708 0.735164 0.265916" koffice:nodeTypes="ccc"/>
            <draw:path draw:style-name="gr6" draw:id="shape1010" draw:name="path7839" draw:layer="g14800" svg:width="0.70903200000pt" svg:height="0.36789600000pt" draw:transform="matrix(0.29843218000 0.00000000000 0.00000000000 0.29843218000 33.21149906094pt 24.91111340329pt)" svg:viewBox="0 0 1 0" svg:d="M0.709032 0L0 0.367896L0.709032 0" koffice:nodeTypes="ccc"/>
            <draw:path draw:style-name="gr6" draw:id="shape1011" draw:name="path7841" draw:layer="g14800" svg:width="0.15798400000pt" svg:height="0.36950400000pt" draw:transform="matrix(0.29843218000 0.00000000000 0.00000000000 0.29843218000 27.05918836008pt 24.92661516445pt)" svg:viewBox="0 0 0 0" svg:d="M0.157984 0L0 0.369504L0.157984 0" koffice:nodeTypes="ccc"/>
            <draw:path draw:style-name="gr6" draw:id="shape1012" draw:name="path7843" draw:layer="g14800" svg:width="0.46612967462pt" svg:height="0.50272637702pt" draw:transform="matrix(0.29843218000 0.00000000000 0.00000000000 0.29843218000 21.13445821976pt 24.94227688526pt)" svg:viewBox="0 0 0 1" svg:d="M0.46613 0L0 0.502726L0.46613 0" koffice:nodeTypes="ccc"/>
            <draw:path draw:style-name="gr10" draw:id="shape1013" draw:name="path7845" draw:layer="g14800" svg:width="4.41357492420pt" svg:height="1.33554541296pt" draw:transform="matrix(0.29843218000 0.00000000000 0.00000000000 0.29843218000 34.08921436436pt 24.95042766496pt)" svg:viewBox="0 0 4 1" svg:d="M1.54469 1.3343L0.993417 1.21362C1.65495 0.880046 2.42674 0.789073 3.11696 0.516144C2.34517 0.636822 1.5177 0.880046 0.744223 1.15297C0.496146 1.09232 0.221077 1.06135 0 0.940075C1.18693 0.455495 2.84132 0.0606488 4.41357 0C3.6958 0.605259 2.56568 1.06137 1.54469 1.33555" koffice:nodeTypes="ccccccc"/>
            <draw:path draw:style-name="gr16" draw:id="shape1014" draw:name="path7847" draw:layer="g14800" svg:width="35.43037682920pt" svg:height="7.68862368552pt" draw:transform="matrix(0.29843218000 0.00000000000 0.00000000000 0.29843218000 27.05154133390pt 25.00965672797pt)" svg:viewBox="0 0 35 8" svg:d="M34.5604 3.89883C34.8239 3.84637 35.0615 3.82166 35.2205 3.56336C35.1935 2.94596 34.4802 2.89504 34.0318 2.68766C34.2161 2.99741 35.1413 3.07406 34.9823 3.61586C34.8767 3.46098 34.6391 3.12657 34.3751 3.10083L34.8508 3.66678C34.7183 3.82165 34.6391 3.66678 34.5071 3.56336C34.4537 3.58908 34.4802 3.66678 34.4802 3.71823C34.1633 3.84634 34.0841 3.40953 33.7937 3.43526L33.7937 3.56336C31.2306 2.55956 28.3092 1.67652 25.6691 1.05545L27.7693 0.139857C30.306 0.860678 32.7365 1.89124 35.0885 3.04886C35.3788 3.20374 35.5114 3.43526 35.3788 3.74395L34.0318 5.10843C28.4035 2.97168 22.3258 1.24708 15.9582 1.11897C12.4705 1.45234 9.03618 2.12171 6.41975 4.31095L6.84217 3.79488L6.65736 3.89883L6.65736 3.84637C6.3928 3.94978 6.04959 4.10466 5.78558 4.31098C5.97039 4.36243 6.208 4.20756 6.36749 4.07893C6.208 4.77456 5.07236 5.05754 4.51787 5.70117C3.80401 6.29285 3.40805 7.14176 2.69413 7.60639L2.56223 7.60639C2.77388 7.37487 3.01209 7.19426 3.16995 6.96379L2.32467 7.68356L2.6409 7.32341L2.61506 7.27141C2.3775 7.37484 2.21861 7.73552 1.98105 7.68353L2.40395 7.21996C2.1394 7.19424 1.9546 7.73447 1.66428 7.65781L2.272 7.03936L2.21872 6.98846C1.92894 7.19426 1.69068 7.55546 1.32118 7.60639L1.61154 7.32341C1.40038 7.22104 1.21558 7.50401 1.03022 7.60639C1.0039 7.45151 1.53233 7.29665 1.45312 7.03939L1.26843 7.19426L1.21571 6.62832C0.97766 6.88557 1.34712 7.50507 0.846243 7.42579C0.872 7.50398 0.792959 7.58066 0.713748 7.55546L0.55486 7.55546C0.660359 6.03665 0.898562 4.44013 0 3.15336C0.501568 3.30719 0.951468 3.82168 1.45304 4.07893C1.87595 4.87693 1.87595 6.00987 1.66415 6.91024C2.35161 6.37002 2.90608 5.4686 3.69862 4.87693L3.59312 4.64541L3.35556 5.00503C3.35556 4.90265 3.19666 4.72206 3.32876 4.59395L3.80442 4.6454C3.72521 4.6963 3.72521 4.7735 3.64601 4.82547C4.57103 4.38763 5.70694 4.20755 6.65792 3.71721L6.65792 3.74395C7.34544 3.35703 8.03187 2.50811 8.79913 2.09599C16.8052 -2.46098 26.7392 1.47754 34.5609 3.89883" koffice:nodeTypes="cccccccccccccccccccccccccccccccccccccccccccccccccccccccc"/>
            <draw:path draw:style-name="gr16" draw:id="shape1015" draw:name="path7849" draw:layer="g14800" svg:width="28.87874381622pt" svg:height="4.88145199129pt" draw:transform="matrix(0.29843218000 0.00000000000 0.00000000000 0.29843218000 18.41488635020pt 25.04225784461pt)" svg:viewBox="0 0 29 5" svg:d="M28.4861 3.28593C28.1452 3.05344 27.7786 2.84993 27.4114 2.6482C27.6999 3.19897 28.5646 3.22796 28.8787 3.89469C22.9037 -1.00665 13.9418 1.54428 7.1801 3.02564C5.21458 3.54683 3.30153 4.18574 1.41504 4.88145C0.891381 4.38807 0.15722 3.86688 0 3.05463L0.287935 2.79373C0.104742 3.14159 0.1833 3.46045 0.524087 3.63497L1.17862 3.577C7.28458 1.4591 13.6007 -0.281952 20.5715 0.0381025C23.4801 0.414355 26.1794 1.34257 28.4853 3.28711" koffice:nodeTypes="ccccccccccc"/>
            <draw:path draw:style-name="gr6" draw:id="shape1016" draw:name="path7851" draw:layer="g14800" svg:width="0.34166200000pt" svg:height="0.34059200000pt" draw:transform="matrix(0.29843218000 0.00000000000 0.00000000000 0.29843218000 21.65944077241pt 25.05223123765pt)" svg:viewBox="0 0 0 0" svg:d="M0.341662 0L0 0.340592L0.341662 0" koffice:nodeTypes="ccc"/>
            <draw:path draw:style-name="gr6" draw:id="shape1017" draw:name="path7853" draw:layer="g14800" svg:width="0.05304000000pt" svg:height="0.13066400000pt" draw:transform="matrix(0.29843218000 0.00000000000 0.00000000000 0.29843218000 29.31628346149pt 25.05223123765pt)" svg:viewBox="0 0 0 0" svg:d="M0 0L0.05304 0.130664L0 0" koffice:nodeTypes="ccc"/>
            <draw:path draw:style-name="gr10" draw:id="shape1018" draw:name="path7855" draw:layer="g14800" svg:width="0.43236166674pt" svg:height="1.93759651980pt" draw:transform="matrix(0.29843218000 0.00000000000 0.00000000000 0.29843218000 27.03571249108pt 25.08404172059pt)" svg:viewBox="0 0 0 2" svg:d="M0.397092 0.824359C0.31086 1.21283 0.345331 1.78211 0.034471 1.9376C0.034471 1.78211 0.155606 1.70462 0.120672 1.5233L0 1.47219C0.0517091 1.10954 0.120672 0.722655 0.207015 0.361064C0.0863064 0.361064 0.0863064 0.696828 0.034471 0.878147C-0.0172907 0.594038 0.138315 0.205564 0.31086 0C0.431989 0.180264 0.466113 0.541328 0.397092 0.825437" koffice:nodeTypes="cccccccc"/>
            <draw:path draw:style-name="gr6" draw:id="shape1019" draw:name="path7857" draw:layer="g14800" svg:width="0.36774200000pt" svg:height="0.34059200000pt" draw:transform="matrix(0.29843218000 0.00000000000 0.00000000000 0.29843218000 21.16579837358pt 25.17768735121pt)" svg:viewBox="0 0 0 0" svg:d="M0.367742 0L0 0.340592L0.367742 0" koffice:nodeTypes="ccc"/>
            <draw:path draw:style-name="gr14" draw:id="shape1020" draw:name="path7859" draw:layer="g14800" svg:width="5.51380930537pt" svg:height="1.78881424872pt" draw:transform="matrix(0.29843218000 0.00000000000 0.00000000000 0.29843218000 19.15141840291pt 25.27933096426pt)" svg:viewBox="0 0 6 2" svg:d="M5.23633 0.398078C3.49972 0.868575 1.71269 1.24184 0 1.78881C0.176598 1.78881 0.252063 1.56496 0.402941 1.68853C0.503458 1.36642 1.41016 1.26716 1.71244 1.06762C2.0897 0.919221 2.66873 0.646238 3.17245 0.621422C3.82694 0.348445 4.68272 0.049632 5.51381 0L5.2367 0.398078" koffice:nodeTypes="ccccccc"/>
            <draw:path draw:style-name="gr6" draw:id="shape1021" draw:name="path7861" draw:layer="g14800" svg:width="0.18422400000pt" svg:height="0.84023200000pt" draw:transform="matrix(0.29843218000 0.00000000000 0.00000000000 0.29843218000 27.09048076475pt 25.27933096426pt)" svg:viewBox="0 0 0 1" svg:d="M0.184224 0L0 0.840232L0.184224 0" koffice:nodeTypes="ccc"/>
            <draw:path draw:style-name="gr10" draw:id="shape1022" draw:name="path7863" draw:layer="g14800" svg:width="2.98699213104pt" svg:height="1.28360092900pt" draw:transform="matrix(0.29843218000 0.00000000000 0.00000000000 0.29843218000 25.94637534764pt 25.29499507253pt)" svg:viewBox="0 0 3 1" svg:d="M2.51575 0.757639C2.62037 0.925819 2.82989 1.07339 2.98699 1.24201L2.93471 1.2836C1.99161 0.800092 1.02176 0.378797 0 0.0638977L0.157585 0C0.891149 0.295166 1.72962 0.610924 2.51619 0.757645" koffice:nodeTypes="cccccc"/>
            <draw:path draw:style-name="gr7" draw:id="shape1023" draw:name="path3092" draw:layer="g14800" svg:width="23.99765878813pt" svg:height="4.62458734067pt" draw:transform="matrix(0.29843218000 0.00000000000 0.00000000000 0.29843218000 19.05886536516pt 25.35050794667pt)" svg:viewBox="0 0 24 5" svg:d="M16.3595 0.0580431C12.6555 0.257105 5.87494 1.47721 1.7119 2.59388C1.06978 2.78558 0.419501 2.75909 0.0678809 3.16938C-0.0721953 3.50998 0.0232227 3.59101 0.184388 3.95634C0.293849 4.20447 0.22371 4.3777 0.560561 4.62459C0.893698 4.41814 3.87581 3.49912 5.97446 3.00514C9.51396 2.16463 13.9514 1.50966 17.0837 1.29585C19.566 1.12628 21.4402 1.25061 23.6171 1.92889C24.3453 2.15744 23.8759 1.18919 23.4699 0.661315C21.6821 0.234855 21.1992 0.13115 19.4488 0.0135959C18.0784 0.00667146 17.9883 -0.0304127 16.3595 0.0580662Z" koffice:nodeTypes="cccccccccccc"/>
            <draw:path draw:style-name="gr14" draw:id="shape1024" draw:name="path7866" draw:layer="g14800" svg:width="0.57982742330pt" svg:height="0.62055321350pt" draw:transform="matrix(0.29843218000 0.00000000000 0.00000000000 0.29843218000 24.26926528214pt 25.34996866754pt)" svg:viewBox="0 0 1 1" svg:d="M0.579827 0.186042L0.579827 0.620553L0 0C0.179791 0.123608 0.499862 -0.165787 0.579827 0.186042" koffice:nodeTypes="cccc"/>
            <draw:path draw:style-name="gr14" draw:id="shape1025" draw:name="path7868" draw:layer="g14800" svg:width="1.28236653283pt" svg:height="1.73278511231pt" draw:transform="matrix(0.29843218000 0.00000000000 0.00000000000 0.29843218000 23.66586263119pt 25.36578079816pt)" svg:viewBox="0 0 1 2" svg:d="M1.28237 1.65805C1.21933 1.79693 1.13537 1.69259 1.05127 1.7285C1.03033 1.52196 1.11431 1.24351 0.967316 1.10464C0.862339 1.7285 0.399611 1.4846 0.0630328 1.55509L0.0206257 1.24351C0.189063 0.89809 0.672848 1.45146 0.483656 0.621056L0 0.621056C0 0.138175 0.44116 0.483586 0.630736 0.310175L0.946305 0.552669C1.03026 0.414504 0.904346 0.0345411 1.05127 0C1.40891 0.241093 1.15629 1.14059 1.28237 1.65942" koffice:nodeTypes="ccccccccccc"/>
            <draw:path draw:style-name="gr14" draw:id="shape1026" draw:name="path7870" draw:layer="g14800" svg:width="0.37209146094pt" svg:height="1.92468372110pt" draw:transform="matrix(0.29843218000 0.00000000000 0.00000000000 0.29843218000 24.59652809940pt 25.34363910943pt)" svg:viewBox="0 0 0 2" svg:d="M0.372091 0.102975C0.148068 0.357068 0.0840088 1.04949 0.196087 1.52423L0.372091 1.92468C0.292095 1.81403 0.180046 1.88828 0.0840088 1.85188C0.0680514 1.34073 -0.220085 -0.443832 0.372091 0.102975" koffice:nodeTypes="ccccc"/>
            <draw:path draw:style-name="gr14" draw:id="shape1027" draw:name="path7872" draw:layer="g14800" svg:width="0.44986472240pt" svg:height="1.98347418501pt" draw:transform="matrix(0.29843218000 0.00000000000 0.00000000000 0.29843218000 23.36807482595pt 25.39389158449pt)" svg:viewBox="0 0 0 2" svg:d="M0.440289 1.78987C0.387527 1.9392 0.246401 2.01084 0.123559 1.97388C0.317088 1.64129 0.29956 1.04923 0.246329 0.568803L0 0.0521728C0.140729 0.125295 0.281565 -0.0956598 0.352361 0.0521728C0.528325 0.494138 0.405122 1.30868 0.440289 1.78987" koffice:nodeTypes="cccccc"/>
            <draw:path draw:style-name="gr14" draw:id="shape1028" draw:name="path7874" draw:layer="g14800" svg:width="1.18604119189pt" svg:height="1.75270698103pt" draw:transform="matrix(0.29843218000 0.00000000000 0.00000000000 0.29843218000 24.77832189175pt 25.38911377741pt)" svg:viewBox="0 0 1 2" svg:d="M1.09274 1.63495C0.991745 1.91144 0.829635 1.60021 0.688183 1.70369C0.76893 1.63495 0.850173 1.60021 0.910386 1.4605C0.930901 1.25136 0.809798 1.1833 0.769053 1.07766C0.587186 1.21662 0.344371 1.56544 0.142297 1.25136C0.000436 1.07766 -0.039528 0.730261 0.0413055 0.452338C0.162546 0.0354683 0.485825 0.173715 0.647936 0.313381C0.728683 0.382859 0.78926 0.695522 0.870134 0.522536C1.05196 0.382859 0.950876 0.105656 0.870134 0.000729206C1.37564 -0.0340099 1.13278 1.18188 1.09233 1.63492" koffice:nodeTypes="cccccccccc"/>
            <draw:path draw:style-name="gr7" draw:id="shape1029" draw:name="path3094" draw:layer="g14800" svg:width="19.73001625368pt" svg:height="4.71393347232pt" draw:transform="matrix(0.29843218000 0.00000000000 0.00000000000 0.29843218000 30.50688844468pt 25.39929416319pt)" svg:viewBox="0 0 20 5" svg:d="M3.14577 0.100583C0.138086 0.525019 1.21077 0.459406 0.37393 0.657355C-0.305722 1.08179 -0.00355931 1.08457 0.834939 1.68557C3.86867 1.27127 5.80709 1.22041 10.7678 2.30231C12.9396 2.77668 15.0237 3.34814 19.0461 4.71393C20.2049 4.30064 19.5479 4.04908 19.5141 3.12626C13.6654 1.07432 10.4128 0.452876 6.0024 0.0506465C5.4868 0.0257216 4.88093 0.0219872 4.68562 0.00531273C4.49032 -0.0113618 3.77074 0.00878658 3.14577 0.100566Z" koffice:nodeTypes="cccccccccc"/>
            <draw:path draw:style-name="gr27" draw:id="shape1030" draw:name="path7877" draw:layer="g14800" svg:width="1.95057964001pt" svg:height="2.01088849136pt" draw:transform="matrix(0.29843218000 0.00000000000 0.00000000000 0.29843218000 31.49410137461pt 25.38896539736pt)" svg:viewBox="0 0 2 2" svg:d="M1.91173 0.0759397C2.02089 0.745727 1.91173 1.56511 1.43455 2.01089L1.17802 2.01089C1.21467 1.676 1.39715 1.56511 1.25131 1.22947C0.95887 1.63879 0.445043 1.52943 0.00452172 1.56511C0.0419515 1.49069 -0.104639 1.04417 0.187761 1.15505L0.591645 1.26668C0.62751 1.04417 0.774883 0.821667 0.701588 0.558918C0.519098 0.410828 0.151861 0.821667 0.041918 0.558918C0.299201 0.298438 0.701588 0.448083 1.03218 0.410828L1.32461 0.744207L1.5086 0L1.91099 0.0744196" koffice:nodeTypes="ccccccccccccc"/>
            <draw:path draw:style-name="gr27" draw:id="shape1031" draw:name="path7879" draw:layer="g14800" svg:width="1.18330803527pt" svg:height="1.24190218404pt" draw:transform="matrix(0.29843218000 0.00000000000 0.00000000000 0.29843218000 32.16917334196pt 25.38929486649pt)" svg:viewBox="0 0 1 1" svg:d="M1.17091 0.331239C1.08527 0.661659 1.22799 1.07648 0.714196 1.2419C0.514389 1.15792 0.228359 1.20099 0 1.20099C0.400205 1.2419 0.742156 0.992948 0.828371 0.745237C0.971099 0.475582 0.799827 0.228294 0.627981 0C0.856915 0.0206772 1.25712 0.103808 1.17149 0.331264" koffice:nodeTypes="cccccc"/>
            <draw:path draw:style-name="gr6" draw:id="shape1032" draw:name="path7881" draw:layer="g14800" svg:width="0.10484800000pt" svg:height="0.83969600000pt" draw:transform="matrix(0.29843218000 0.00000000000 0.00000000000 0.29843218000 26.87925285520pt 25.40494703747pt)" svg:viewBox="0 0 0 1" svg:d="M0.104848 0L0 0.839696L0.104848 0" koffice:nodeTypes="ccc"/>
            <draw:path draw:style-name="gr27" draw:id="shape1033" draw:name="path7883" draw:layer="g14800" svg:width="1.17217146560pt" svg:height="1.89832192453pt" draw:transform="matrix(0.29843218000 0.00000000000 0.00000000000 0.29843218000 30.93498581028pt 25.41819675092pt)" svg:viewBox="0 0 1 2" svg:d="M1.09525 1.42261L0.81361 1.81884C0.833698 1.9664 0.914051 1.85643 0.954634 1.89115L0.00964243 1.89115C0.00964243 1.71111 -0.0506227 1.35105 0.130172 1.24111L0.310974 1.38721C0.371668 1.16954 0.371668 0.914252 0.411826 0.73569C0.351561 0.483355 0.23062 0.73569 0.130172 0.73569C0.23062 0.554185 0.452003 0.483355 0.632394 0.518032L0.773425 0.843412C0.974722 0.663384 0.673391 -0.0973244 1.03499 0.0103972C1.31582 0.300362 1.07516 0.951883 1.09525 1.42261" koffice:nodeTypes="cccccccccccc"/>
            <draw:path draw:style-name="gr14" draw:id="shape1034" draw:name="path7885" draw:layer="g14800" svg:width="0.43025771494pt" svg:height="1.51971940736pt" draw:transform="matrix(0.29843218000 0.00000000000 0.00000000000 0.29843218000 25.32743519467pt 25.44426129913pt)" svg:viewBox="0 0 0 2" svg:d="M0.430258 0.128731C0.395886 0.58161 0.309843 1.26094 0.0685197 1.51972C-0.0687922 1.09985 0.0341487 0.484567 0.0856791 0L0.429922 0.128731" koffice:nodeTypes="cccc"/>
            <draw:path draw:style-name="gr27" draw:id="shape1035" draw:name="path7887" draw:layer="g14800" svg:width="1.01209401725pt" svg:height="1.11726965629pt" draw:transform="matrix(0.29843218000 0.00000000000 0.00000000000 0.29843218000 31.99497536255pt 25.44221717529pt)" svg:viewBox="0 0 1 1" svg:d="M0.930953 0.755561C0.772025 1.17217 0.269912 1.0618 0.00646117 1.11727C-0.0209833 0.755561 0.032296 0.256872 0.296849 0.00724003C0.666971 -0.0493312 1.22134 0.228003 0.930953 0.755561" koffice:nodeTypes="cccc"/>
            <draw:path draw:style-name="gr27" draw:id="shape1036" draw:name="path7889" draw:layer="g14800" svg:width="2.02735294210pt" svg:height="1.15441320194pt" draw:transform="matrix(0.29843218000 0.00000000000 0.00000000000 0.29843218000 32.59252923251pt 25.44427084896pt)" svg:viewBox="0 0 2 1" svg:d="M1.75681 1.05659C1.45639 1.13714 1.45639 1.19655 1.19637 1.11639C1.19637 0.997183 1.30765 0.897094 1.27109 0.757954C0.785374 0.577713 0.635163 1.15626 0 0.897094L0 0.577713C0.448354 0.478035 0.93407 0.797827 0.860109 0.397885L0.860109 0.299423L0.0747238 0.258762C0.149448 -0.02075 0.597802 0.219316 0.93407 0.159491L1.27109 0.398718C1.45714 0.318568 1.45714 0.139148 1.53263 0C2.54219 0.139148 1.68131 0.698573 1.75757 1.05742" koffice:nodeTypes="cccccccccccc"/>
            <draw:path draw:style-name="gr14" draw:id="shape1037" draw:name="path7891" draw:layer="g14800" svg:width="0.40897687782pt" svg:height="2.14447290096pt" draw:transform="matrix(0.29843218000 0.00000000000 0.00000000000 0.29843218000 22.75679117800pt 25.46159551087pt)" svg:viewBox="0 0 0 2" svg:d="M0.369049 0.492127C0.385763 0.991677 0.486449 1.87706 0.285178 2.14447C-0.0336307 2.06844 0.150654 0.991677 0 0.492127C0 -0.201906 0.402989 -0.125055 0.36946 0.492127" koffice:nodeTypes="cccc"/>
            <draw:path draw:style-name="gr11" draw:id="shape1038" draw:name="path7893" draw:layer="g14800" svg:width="0.21046400000pt" svg:height="0.05352000000pt" draw:transform="matrix(0.29843218000 0.00000000000 0.00000000000 0.29843218000 35.17069438536pt 25.45944314099pt)" svg:viewBox="0 0 0 0" svg:d="M0 0L0.210464 0.05352L0 0" koffice:nodeTypes="ccc"/>
            <draw:path draw:style-name="gr14" draw:id="shape1039" draw:name="path7895" draw:layer="g14800" svg:width="1.25324026913pt" svg:height="0.96485168573pt" draw:transform="matrix(0.29843218000 0.00000000000 0.00000000000 0.29843218000 23.03759140256pt 25.49893874002pt)" svg:viewBox="0 0 1 1" svg:d="M1.239 0.257685C1.29768 0.541215 1.17971 0.876294 0.797816 0.902595C0.533494 0.851596 0.386674 1.0057 0.121633 0.954145C0.0929738 0.64484 -0.0251861 0.38604 0.00484909 0.0520134C0.386674 0.0520134 1.09235 -0.155245 1.23911 0.257685" koffice:nodeTypes="ccccc"/>
            <draw:path draw:style-name="gr14" draw:id="shape1040" draw:name="path7897" draw:layer="g14800" svg:width="0.66232252422pt" svg:height="0.70510280762pt" draw:transform="matrix(0.29843218000 0.00000000000 0.00000000000 0.29843218000 24.23794184052pt 25.49108650190pt)" svg:viewBox="0 0 1 1" svg:d="M0.0853352 0.705103L0 0L0.662323 0.705103L0.0853352 0.705103" koffice:nodeTypes="cccc"/>
            <draw:path draw:style-name="gr14" draw:id="shape1041" draw:name="path7899" draw:layer="g14800" svg:width="0.85883803196pt" svg:height="0.65275737392pt" draw:transform="matrix(0.29843218000 0.00000000000 0.00000000000 0.29843218000 22.40405938222pt 25.50056768372pt)" svg:viewBox="0 0 1 1" svg:d="M0.851529 0.504783L0.851529 0.652757C0.535443 0.504783 0.266953 0.291915 0 0.0375059C0.437676 -0.0680684 0.924483 0.0375059 0.851529 0.504783" koffice:nodeTypes="cccc"/>
            <draw:path draw:style-name="gr27" draw:id="shape1042" draw:name="path7901" draw:layer="g14800" svg:width="1.27437005440pt" svg:height="1.24110327600pt" draw:transform="matrix(0.29843218000 0.00000000000 0.00000000000 0.29843218000 33.31346259329pt 25.51474143022pt)" svg:viewBox="0 0 1 1" svg:d="M1.27437 0.185613C1.1855 0.599038 0.859656 0.909523 0.473958 1.2411C0.0882694 1.19976 0.0882694 0.909523 0 0.723484C0.236378 0.723484 0.414714 0.537442 0.533211 0.412996C0.533211 0.26788 0.563465 0.0611674 0.325849 0L1.27437 0.185613" koffice:nodeTypes="cccccc"/>
            <draw:path draw:style-name="gr14" draw:id="shape1043" draw:name="path7903" draw:layer="g14800" svg:width="1.48433768608pt" svg:height="1.14659873101pt" draw:transform="matrix(0.29843218000 0.00000000000 0.00000000000 0.29843218000 21.76931538373pt 25.55632991430pt)" svg:viewBox="0 0 1 1" svg:d="M1.42482 0.550141C1.46999 0.729366 1.56046 1.04686 1.357 1.1466L1.22141 1.1466C1.24393 0.986435 1.22141 0.848169 1.10843 0.729366C1.04066 1.12673 0.475096 0.987246 0.180663 1.12673C0.112888 1.0667 0.135955 0.987246 0.135955 0.908175L0.588077 0.788565C0.475093 0.709491 0.610593 0.529868 0.452487 0.471075C0.362155 0.609745 0.158147 0.490156 0.0451628 0.589877C-0.0226055 0.550141 0.0226469 0.471075 0 0.411059C0.316392 0.370536 0.745999 0.151963 0.995126 0.430503C1.17634 0.351431 0.949967 0.172619 1.01765 0.0140738C1.47022 -0.0856719 1.28933 0.371299 1.42497 0.550117" koffice:nodeTypes="ccccccccccccc"/>
            <draw:path draw:style-name="gr14" draw:id="shape1044" draw:name="path7905" draw:layer="g14800" svg:width="4.84649267167pt" svg:height="3.03974879883pt" draw:transform="matrix(0.29843218000 0.00000000000 0.00000000000 0.29843218000 25.86275988865pt 25.56188655229pt)" svg:viewBox="0 0 5 3" svg:d="M4.52892 2.19288L2.91036 1.32123L2.82371 1.42689L4.7317 2.56376C4.09578 2.35191 3.51751 1.82255 2.85246 1.74438L4.78881 2.74812L4.84649 3.03975C3.34347 2.1406 1.84031 1.71744 0.163277 1.24144C0.0478584 0.896988 -0.067675 0.396746 0.0478584 0C1.81155 0.50132 3.0541 1.16113 4.52829 2.19288" koffice:nodeTypes="cccccccccc"/>
            <draw:path draw:style-name="gr14" draw:id="shape1045" draw:name="path7907" draw:layer="g14800" svg:width="0.53246300562pt" svg:height="0.33365082154pt" draw:transform="matrix(0.29843218000 0.00000000000 0.00000000000 0.29843218000 25.59151342518pt 25.57162900712pt)" svg:viewBox="0 0 1 0" svg:d="M0.532463 0.202451L0.532463 0.333651L0.00716733 0.254931C-0.0721127 -0.164381 0.532463 0.0187625 0.532463 0.202451" koffice:nodeTypes="cccc"/>
            <draw:path draw:style-name="gr27" draw:id="shape1046" draw:name="path7909" draw:layer="g14800" svg:width="0.63030400000pt" svg:height="0.23616800000pt" draw:transform="matrix(0.29843218000 0.00000000000 0.00000000000 0.29843218000 33.12535959651pt 25.57722835380pt)" svg:viewBox="0 0 1 0" svg:d="M0.630304 0.236168L0 0.236168L0 0L0.630304 0.02624L0.630304 0.236168" koffice:nodeTypes="ccccc"/>
            <draw:path draw:style-name="gr27" draw:id="shape1047" draw:name="path7911" draw:layer="g14800" svg:width="0.99641921126pt" svg:height="1.59391406580pt" draw:transform="matrix(0.29843218000 0.00000000000 0.00000000000 0.29843218000 33.94825648964pt 25.63203960170pt)" svg:viewBox="0 0 1 2" svg:d="M0.996419 0.164475C0.550596 0.32798 0.26193 0.750117 0.472017 1.17225L0.838726 1.59391L0 1.42994L0.235737 1.47629C0.052921 1.07854 0 0.492412 0.0785789 0C0.445824 0.164454 0.524403 0.0702752 0.996419 0.164454" koffice:nodeTypes="ccccccc"/>
            <draw:path draw:style-name="gr14" draw:id="shape1048" draw:name="path7913" draw:layer="g14800" svg:width="1.15978210185pt" svg:height="1.10283602560pt" draw:transform="matrix(0.29843218000 0.00000000000 0.00000000000 0.29843218000 22.36488836800pt 25.65553934529pt)" svg:viewBox="0 0 1 1" svg:d="M1.15909 0.96561C0.933077 1.10284 0.621647 1.04887 0.367371 1.10284C0.0847779 0.799709 0.0565761 0.413914 0 0L1.15978 0.964484" koffice:nodeTypes="cccc"/>
            <draw:path draw:style-name="gr14" draw:id="shape1049" draw:name="path7915" draw:layer="g14800" svg:width="1.89305388924pt" svg:height="1.42885751263pt" draw:transform="matrix(0.29843218000 0.00000000000 0.00000000000 0.29843218000 21.30653685075pt 25.66402249102pt)" svg:viewBox="0 0 2 1" svg:d="M1.7715 0.620539C2.31366 1.41855 0.904423 1.21894 0.253815 1.41855C0.0733687 1.4629 0.0733687 1.35248 0.00123495 1.3081C-0.0347251 0.930599 0.72405 1.08631 1.04891 0.908876C1.48275 0.797065 1.59106 0.464825 1.44592 0.220856L1.04891 0.0212378C1.80769 -0.11229 1.48275 0.419561 1.77166 0.620539" koffice:nodeTypes="ccccccc"/>
            <draw:path draw:style-name="gr27" draw:id="shape1050" draw:name="path7917" draw:layer="g14800" svg:width="0.49248590857pt" svg:height="0.57836000000pt" draw:transform="matrix(0.29843218000 0.00000000000 0.00000000000 0.29843218000 33.70012437396pt 25.67152098539pt)" svg:viewBox="0 0 0 1" svg:d="M0.490324 0.18368L0.490324 0.57836L0.0174602 0.471256C-0.0612598 0.262408 0.14866 0.157976 0.201676 0C0.3061 0.104424 0.516028 0 0.490324 0.18368" koffice:nodeTypes="ccccc"/>
            <draw:path draw:style-name="gr14" draw:id="shape1051" draw:name="path7919" draw:layer="g14800" svg:width="0.56980840649pt" svg:height="0.27542343686pt" draw:transform="matrix(0.29843218000 0.00000000000 0.00000000000 0.29843218000 25.52563063911pt 25.74200111647pt)" svg:viewBox="0 0 1 0" svg:d="M0.568578 0.0823445C0.568578 0.110432 0.588325 0.220058 0.469619 0.220058L0.528981 0.275423C0.469619 0.247588 0.191886 0.20685 0.0338677 0.179585C-0.0452836 0.123376 0.0338677 0.0548026 0.0734222 0C0.232214 0.0275419 0.410565 0.0548026 0.568946 0.0823445" koffice:nodeTypes="cccccc"/>
            <draw:path draw:style-name="gr27" draw:id="shape1052" draw:name="path7921" draw:layer="g14800" svg:width="1.73086368940pt" svg:height="1.36645411440pt" draw:transform="matrix(0.29843218000 0.00000000000 0.00000000000 0.29843218000 34.19240577284pt 25.75798275658pt)" svg:viewBox="0 0 2 1" svg:d="M1.73037 0.193432C1.73037 0.585183 1.60831 1.06236 1.33979 1.36645L0.606954 1.25757C0.875971 1.23634 1.12008 1.17037 1.29146 0.931774C1.07176 0.324904 0.631365 1.21463 0.240287 0.868029C-0.00332896 0.758698 -0.0282383 0.476286 0.0205831 0.281525C0.216368 0.0637389 0.606954 0.0203602 0.851062 0.150939L0.997537 0.433794C1.12008 0.498862 1.26655 0.324904 1.38961 0.281525L1.16941 0C1.43843 0.130579 1.48676 0.0646052 1.73086 0.194318" koffice:nodeTypes="ccccccccccc"/>
            <draw:path draw:style-name="gr6" draw:id="shape1053" draw:name="path7923" draw:layer="g14800" svg:width="0.70940200000pt" svg:height="0.36844000000pt" draw:transform="matrix(0.29843218000 0.00000000000 0.00000000000 0.29843218000 18.94782773097pt 25.77316459844pt)" svg:viewBox="0 0 1 0" svg:d="M0 0.36844L0.630202 0L0.709402 0L0.0003704 0.36844" koffice:nodeTypes="cccc"/>
            <draw:path draw:style-name="gr14" draw:id="shape1054" draw:name="path7925" draw:layer="g14800" svg:width="1.28339296550pt" svg:height="1.20010637232pt" draw:transform="matrix(0.29843218000 0.00000000000 0.00000000000 0.29843218000 20.70354387770pt 25.77347735536pt)" svg:viewBox="0 0 1 1" svg:d="M1.28279 1.09808L1.13573 1.15862L1.05174 0.792332C0.988683 1.09806 0.504829 1.07856 0.210116 1.20011C0.06349 1.20011 0.210116 1.01592 0.105487 0.955354L0.483766 0.792332L0.399771 0.508171L0 0.548824C0.0839951 0.406118 0.336753 0.345969 0.567976 0.324812L0.904684 0.406118C0.988683 0.284575 0.715546 0.0203263 0.967744 0C1.24139 0.284575 1.24139 0.752087 1.28339 1.09806" koffice:nodeTypes="cccccccccccc"/>
            <draw:path draw:style-name="gr15" draw:id="shape1055" draw:name="path7927" draw:layer="g14800" svg:width="26.78424634592pt" svg:height="4.78865174916pt" draw:transform="matrix(0.29843218000 0.00000000000 0.00000000000 0.29843218000 19.17487946968pt 25.77562747946pt)" svg:viewBox="0 0 27 5" svg:d="M26.7059 2.72086L26.7842 2.92185L26.3661 2.92185L26.5229 3.15094C20.5071 0.621446 13.1309 2.08864 7.01045 3.29509L0.994057 4.78865C0.575408 4.70252 0.287864 4.18572 0 3.86813C4.5256 2.03063 9.41662 0.91031 14.4117 0.248787C18.7277 -0.412744 23.2529 0.190228 26.7055 2.71969" koffice:nodeTypes="ccccccccc"/>
            <draw:path draw:style-name="gr27" draw:id="shape1056" draw:name="path7929" draw:layer="g14800" svg:width="0.47233600000pt" svg:height="0.56051452237pt" draw:transform="matrix(0.29843218000 0.00000000000 0.00000000000 0.29843218000 33.08620290703pt 25.77435701044pt)" svg:viewBox="0 0 0 1" svg:d="M0.472336 0.415853L0.472336 0.547589C0.262944 0.599509 0 0.495109 0 0.232709C0 -0.292643 0.419848 0.206469 0.472336 0.415853" koffice:nodeTypes="cccc"/>
            <draw:path draw:style-name="gr14" draw:id="shape1057" draw:name="path7931" draw:layer="g14800" svg:width="0.79780070217pt" svg:height="0.25479246891pt" draw:transform="matrix(0.29843218000 0.00000000000 0.00000000000 0.29843218000 21.23614958196pt 25.78713552885pt)" svg:viewBox="0 0 1 0" svg:d="M0.797705 0.0688151C0.657077 0.188567 0.398781 0.241547 0.117572 0.254792L0 0.12207C0.234811 0.0688151 0.586332 -0.0901268 0.797801 0.0688151" koffice:nodeTypes="cccc"/>
            <draw:path draw:style-name="gr27" draw:id="shape1058" draw:name="path7933" draw:layer="g14800" svg:width="1.28627216534pt" svg:height="1.45733420880pt" draw:transform="matrix(0.29843218000 0.00000000000 0.00000000000 0.29843218000 34.79339649370pt 25.86713731074pt)" svg:viewBox="0 0 1 1" svg:d="M1.28566 0.134851C0.898169 0.246396 0.629723 0.605244 0.600562 0.942149C0.600562 1.14283 0.748762 1.30008 0.898777 1.45733C0.481522 1.43494 -0.263707 1.25437 0.0946357 0.783978C0.273204 0.516099 0.362483 0.22399 0.54165 0C0.77913 0.044798 1.04818 0.089596 1.28627 0.134851" koffice:nodeTypes="cccccc"/>
            <draw:path draw:style-name="gr6" draw:id="shape1059" draw:name="path7935" draw:layer="g14800" svg:width="0.60460800000pt" svg:height="0.23669600000pt" draw:transform="matrix(0.29843218000 0.00000000000 0.00000000000 0.29843218000 37.03591699747pt 25.86713731074pt)" svg:viewBox="0 0 1 0" svg:d="M0 0L0.604608 0.236696L0 0" koffice:nodeTypes="ccc"/>
            <draw:path draw:style-name="gr14" draw:id="shape1060" draw:name="path7937" draw:layer="g14800" svg:width="0.43091636194pt" svg:height="1.14688581314pt" draw:transform="matrix(0.29843218000 0.00000000000 0.00000000000 0.29843218000 20.46035053924pt 25.90898213353pt)" svg:viewBox="0 0 0 1" svg:d="M0.430916 1.0877L0.275571 1.14689C0.379275 0.907622 0.379275 0.609964 0.275571 0.371512L0 0.0531721C0.138085 -0.0855157 0.275571 0.0730427 0.310338 0.232013L0.430846 1.08768" koffice:nodeTypes="cccccc"/>
            <draw:path draw:style-name="gr6" draw:id="shape1061" draw:name="path7939" draw:layer="g14800" svg:width="1.52236114560pt" svg:height="0.36425570330pt" draw:transform="matrix(0.29843218000 0.00000000000 0.00000000000 0.29843218000 36.91078080321pt 25.89862071200pt)" svg:viewBox="0 0 2 0" svg:d="M1.52236 0.364256L0 0C0.551063 0.0633471 1.03671 0.22172 1.52236 0.364256" koffice:nodeTypes="ccc"/>
            <draw:path draw:style-name="gr27" draw:id="shape1062" draw:name="path7941" draw:layer="g14800" svg:width="0.78831200000pt" svg:height="0.49857600000pt" draw:transform="matrix(0.29843218000 0.00000000000 0.00000000000 0.29843218000 33.61136237028pt 25.92994415361pt)" svg:viewBox="0 0 1 0" svg:d="M0.787752 0.236168L0.709032 0.498576L0 0.31596L0.0268 0C0.289736 0.07928 0.630864 0 0.788312 0.236168" koffice:nodeTypes="ccccc"/>
            <draw:path draw:style-name="gr6" draw:id="shape1063" draw:name="path7943" draw:layer="g14800" svg:width="1.05070000000pt" svg:height="0.41931200000pt" draw:transform="matrix(0.29843218000 0.00000000000 0.00000000000 0.29843218000 36.75368132875pt 25.92994415361pt)" svg:viewBox="0 0 1 0" svg:d="M0 0L1.0507 0.419312L0 0" koffice:nodeTypes="ccc"/>
            <draw:path draw:style-name="gr6" draw:id="shape1064" draw:name="path7945" draw:layer="g14800" svg:width="0.50196658202pt" svg:height="0.36359935206pt" draw:transform="matrix(0.29843218000 0.00000000000 0.00000000000 0.29843218000 29.10484545569pt 25.98492252354pt)" svg:viewBox="0 0 1 0" svg:d="M0.501967 0L0 0.363599L0.501967 0" koffice:nodeTypes="ccc"/>
            <draw:path draw:style-name="gr27" draw:id="shape1065" draw:name="path7947" draw:layer="g14800" svg:width="1.15979545584pt" svg:height="1.36734365436pt" draw:transform="matrix(0.29843218000 0.00000000000 0.00000000000 0.29843218000 35.30398135932pt 26.00857506440pt)" svg:viewBox="0 0 1 1" svg:d="M1.1598 0.281173C1.07501 0.672601 0.934298 1.0844 0.594029 1.36734C0.396786 1.34565 0.198975 1.30225 0 1.2593C0.36795 1.23674 0.56577 0.976354 0.763582 0.759387C0.848358 0.49991 0.791841 0.21697 0.593452 0C0.8201 0.0208365 0.989661 0.151432 1.15921 0.28206" koffice:nodeTypes="cccccc"/>
            <draw:path draw:style-name="gr14" draw:id="shape1066" draw:name="path7949" draw:layer="g14800" svg:width="0.27422394685pt" svg:height="1.24026367548pt" draw:transform="matrix(0.29843218000 0.00000000000 0.00000000000 0.29843218000 20.00633351848pt 26.02423678520pt)" svg:viewBox="0 0 0 1" svg:d="M0.274224 1.11586L0.205265 1.24026C0.0678527 0.910064 -0.0560702 0.41244 0.0266574 0C0.191244 0.288874 0.23272 0.722822 0.274224 1.11586" koffice:nodeTypes="cccc"/>
            <draw:path draw:style-name="gr27" draw:id="shape1067" draw:name="path7951" draw:layer="g14800" svg:width="1.07979065840pt" svg:height="1.17437263739pt" draw:transform="matrix(0.29843218000 0.00000000000 0.00000000000 0.29843218000 35.08816430278pt 26.01812543158pt)" svg:viewBox="0 0 1 1" svg:d="M1.07979 0.446996C1.07979 0.789396 0.970724 0.989028 0.697491 1.16024C0.396999 1.2165 0.124324 1.10336 0.015813 0.846849C-0.0387206 0.505029 0.0424978 0.16379 0.342458 0.0221919C0.670224 -0.0642427 0.997433 0.106893 1.07979 0.446996" koffice:nodeTypes="ccccc"/>
            <draw:path draw:style-name="gr14" draw:id="shape1068" draw:name="path7953" draw:layer="g14800" svg:width="0.97738303493pt" svg:height="1.15215773939pt" draw:transform="matrix(0.29843218000 0.00000000000 0.00000000000 0.29843218000 20.20962978621pt 26.03390559990pt)" svg:viewBox="0 0 1 1" svg:d="M0.934764 0.33081C1.06442 0.613051 0.882936 1.0068 0.596986 1.09245C0.467381 1.12001 0.129605 1.26144 0.129605 0.978638L0 0.134793C0.259421 0.0209797 0.83057 -0.17618 0.934392 0.33081" koffice:nodeTypes="ccccc"/>
            <draw:path draw:style-name="gr14" draw:id="shape1069" draw:name="path7955" draw:layer="g14800" svg:width="0.81127962292pt" svg:height="0.50661766776pt" draw:transform="matrix(0.29843218000 0.00000000000 0.00000000000 0.29843218000 19.64526851054pt 26.10956133647pt)" svg:viewBox="0 0 1 1" svg:d="M0.804077 0.506618L0 0.0949522C0.40228 -0.129176 0.875466 0.0575984 0.804077 0.506618" koffice:nodeTypes="ccc"/>
            <draw:path draw:style-name="gr27" draw:id="shape1070" draw:name="path7957" draw:layer="g14800" svg:width="4.63683439556pt" svg:height="2.34514598453pt" draw:transform="matrix(0.29843218000 0.00000000000 0.00000000000 0.29843218000 35.80580820100pt 26.12588039825pt)" svg:viewBox="0 0 5 2" svg:d="M4.63626 1.36977C4.46732 1.67233 4.09947 2.06627 3.78869 2.34515C2.82696 2.13634 1.83755 2.08899 0.988827 1.71731C0.819317 1.41617 1.04593 0.999042 1.18717 0.673288C1.27081 0.510414 1.52561 0.673288 1.49794 0.464481C1.2431 0.394881 1.01708 0.209281 0.763391 0.278407L0.564466 0.952642C0.367281 0.674236 0.140681 0.348007 0 0L4.63683 1.36977" koffice:nodeTypes="ccccccccc"/>
            <draw:path draw:style-name="gr14" draw:id="shape1071" draw:name="path7959" draw:layer="g14800" svg:width="0.39808398475pt" svg:height="1.13877982824pt" draw:transform="matrix(0.29843218000 0.00000000000 0.00000000000 0.29843218000 19.38686062205pt 26.20832969683pt)" svg:viewBox="0 0 0 1" svg:d="M0.181712 0.00933651C0.264797 0.366149 0.546253 0.841363 0.297944 1.13878C0.0662246 0.901171 0.0165563 0.44535 0 0.0291366C0.0827136 0.0695217 0.115792 -0.0298412 0.18205 0.00933651" koffice:nodeTypes="cccc"/>
            <draw:path draw:style-name="gr10" draw:id="shape1072" draw:name="path7961" draw:layer="g14800" svg:width="8.80502359028pt" svg:height="1.75008165360pt" draw:transform="matrix(0.29843218000 0.00000000000 0.00000000000 0.29843218000 30.95439918462pt 26.21985311055pt)" svg:viewBox="0 0 9 2" svg:d="M1.97417 0.278413L2.02553 0.139561C2.80523 0.381854 3.63631 0.625554 4.39006 0.937982C4.0516 0.522124 3.27294 0.556128 2.75332 0.208987C4.07807 0.452698 5.22115 1.18168 6.59781 1.25111C6.72758 1.14697 6.93575 1.28582 7.06498 1.14697C5.97489 1.07828 4.90916 0.834542 3.92181 0.381854C4.57121 0.417943 5.37634 0.522124 6.02627 0.834542L6.02627 0.69498L8.80502 1.53024C5.74024 2.36337 2.93554 0.592259 0 0.139561L0 0C0.675355 0.139561 1.35018 -0.0673094 1.97362 0.278413" koffice:nodeTypes="ccccccccccccc"/>
            <draw:path draw:style-name="gr10" draw:id="shape1073" draw:name="path7963" draw:layer="g14800" svg:width="11.11192326109pt" svg:height="3.12402059962pt" draw:transform="matrix(0.29843218000 0.00000000000 0.00000000000 0.29843218000 29.15167304591pt 26.26546357256pt)" svg:viewBox="0 0 11 3" svg:d="M11.1119 3.12402C7.86584 1.51636 3.69556 2.04042 0.185151 1.77939C0.528011 1.54916 0.976902 1.94271 1.3203 1.64688L0 1.58199C0.685711 1.0238 1.29285 1.67967 2.0324 1.4836L0.844497 1.25471C1.84777 0.991001 2.79777 1.68105 3.85325 1.4836L1.55766 0.991001C2.58624 0.762107 3.48456 1.41734 4.45986 1.35175C3.69501 1.05659 2.85052 0.958207 2.0324 0.762107C3.69501 0.531864 5.64883 1.15432 7.36419 1.35175C5.80653 0.892617 4.32852 0.695178 2.69227 0.465604C3.56315 0.169781 4.69883 0.499099 5.5428 0.663053C5.22685 0.3023 4.40818 0.334425 3.93238 0.169781L5.04115 0.23667L4.98841 0.0720167C5.27852 -0.0926273 5.59554 0.0720167 5.88566 0.104812C7.73235 0.827657 9.63342 1.35171 11.1109 3.12402" koffice:nodeTypes="cccccccccccccccccc"/>
            <draw:path draw:style-name="gr14" draw:id="shape1074" draw:name="path7965" draw:layer="g14800" svg:width="1.44206468148pt" svg:height="1.35577642146pt" draw:transform="matrix(0.29843218000 0.00000000000 0.00000000000 0.29843218000 18.83803357697pt 26.28265995342pt)" svg:viewBox="0 0 1 1" svg:d="M1.36051 1.23236C0.646672 1.72928 0.490699 0.583775 0 0.302028C0.334181 0.237675 0.758491 0.130075 1.09308 0C1.36042 0.302028 1.56137 0.843035 1.36042 1.23325" koffice:nodeTypes="cccc"/>
            <draw:path draw:style-name="gr6" draw:id="shape1075" draw:name="path7967" draw:layer="g14800" svg:width="1.20814000000pt" svg:height="0.36683200000pt" draw:transform="matrix(0.29843218000 0.00000000000 0.00000000000 0.29843218000 31.56554531503pt 26.28265995342pt)" svg:viewBox="0 0 1 0" svg:d="M0 0L1.20814 0.366832L0 0" koffice:nodeTypes="ccc"/>
            <draw:path draw:style-name="gr27" draw:id="shape1076" draw:name="path7969" draw:layer="g14800" svg:width="0.81633679510pt" svg:height="1.45959742704pt" draw:transform="matrix(0.29843218000 0.00000000000 0.00000000000 0.29843218000 35.62231024950pt 26.28265995342pt)" svg:viewBox="0 0 1 1" svg:d="M0.816337 1.4596C0.578771 1.17363 -0.298939 1.4279 0.104592 0.569999L0.270557 0C0.460707 0.474884 0.673119 0.951712 0.816337 1.4596" koffice:nodeTypes="cccc"/>
            <draw:path draw:style-name="gr14" draw:id="shape1077" draw:name="path7971" draw:layer="g14800" svg:width="1.15967139590pt" svg:height="0.74950267357pt" draw:transform="matrix(0.29843218000 0.00000000000 0.00000000000 0.29843218000 19.62967029611pt 26.30599496244pt)" svg:viewBox="0 0 1 1" svg:d="M1.15955 0.614294C0.990067 0.68196 0.19821 0.954589 0.141175 0.455739L0 0C0.424331 0.114049 0.819942 0.432094 1.15967 0.614294" koffice:nodeTypes="cccc"/>
            <draw:path draw:style-name="gr6" draw:id="shape1078" draw:name="path7973" draw:layer="g14800" svg:width="1.36805648720pt" svg:height="0.66432932410pt" draw:transform="matrix(0.29843218000 0.00000000000 0.00000000000 0.29843218000 26.62829049148pt 26.30599496244pt)" svg:viewBox="0 0 1 1" svg:d="M0 0L1.36806 0.664329L0 0" koffice:nodeTypes="ccc"/>
            <draw:path draw:style-name="gr27" draw:id="shape1079" draw:name="path7975" draw:layer="g14800" svg:width="2.00666773176pt" svg:height="2.66860442880pt" draw:transform="matrix(0.29843218000 0.00000000000 0.00000000000 0.29843218000 27.58476801584pt 26.32197660254pt)" svg:viewBox="0 0 2 3" svg:d="M1.93244 0.666837L2.00667 0.666837L2.00667 0.817779L1.93244 0.817779C1.93244 0.757805 2.00667 0.636527 1.85821 0.606216L1.82183 1.03057C1.59812 1.09119 1.93335 0.817779 1.67329 0.697147C1.48759 0.90871 1.7848 1.27306 1.41332 1.42586C1.52471 1.30337 1.37558 1.15119 1.33829 1.03057L1.18976 1.63678C1.07825 1.6974 1.2275 1.30337 1.07825 1.21305L0.85529 1.91145C0.743778 1.88114 1.18976 1.30337 0.743778 1.42586L0.594483 2.24364C0.594483 2.1527 0.669504 1.69865 0.520254 1.48462C0.334469 1.85083 0.594483 2.30487 0.148536 2.6686C0.408584 1.81804 0.260048 0.817779 0 0C0.669697 0.181243 1.74858 0 1.93428 0.666837" koffice:nodeTypes="cccccccccccccccccc"/>
            <draw:path draw:style-name="gr6" draw:id="shape1080" draw:name="path7977" draw:layer="g14800" svg:width="0.20939200000pt" svg:height="0.00000000000pt" draw:transform="matrix(0.29843218000 0.00000000000 0.00000000000 0.29843218000 30.65666652965pt 26.32197660254pt)" svg:viewBox="0 0 0 0" svg:d="M0 0L0.209392 0L0 0" koffice:nodeTypes="ccc"/>
            <draw:path draw:style-name="gr6" draw:id="shape1081" draw:name="path7979" draw:layer="g14800" svg:width="0.52534400000pt" svg:height="0.07816000000pt" draw:transform="matrix(0.29843218000 0.00000000000 0.00000000000 0.29843218000 30.74280838155pt 26.33763832335pt)" svg:viewBox="0 0 1 0" svg:d="M0 0L0.525344 0.07816L0 0" koffice:nodeTypes="ccc"/>
            <draw:path draw:style-name="gr10" draw:id="shape1082" draw:name="path7981" draw:layer="g14800" svg:width="1.49678000000pt" svg:height="0.14658044764pt" draw:transform="matrix(0.29843218000 0.00000000000 0.00000000000 0.29843218000 24.91968986234pt 26.35040945010pt)" svg:viewBox="0 0 1 0" svg:d="M1.49678 0.139814C1.07645 0.166054 0.419848 0.114614 0 0.00914994C0.472808 -0.0170901 1.10312 0.00914994 1.49678 0.139814" koffice:nodeTypes="ccc"/>
            <draw:path draw:style-name="gr10" draw:id="shape1083" draw:name="path7983" draw:layer="g14800" svg:width="1.89029000000pt" svg:height="0.30161955226pt" draw:transform="matrix(0.29843218000 0.00000000000 0.00000000000 0.29843218000 24.65332123576pt 26.36042049109pt)" svg:viewBox="0 0 2 0" svg:d="M1.89029 0.238012C1.39177 0.395988 0.524816 0.238012 0 0.00184448C0.656448 -0.0243955 1.31251 0.238012 1.89029 0.238012" koffice:nodeTypes="ccc"/>
            <draw:path draw:style-name="gr10" draw:id="shape1084" draw:name="path7985" draw:layer="g14800" svg:width="0.37757920762pt" svg:height="0.11848200000pt" draw:transform="matrix(0.29843218000 0.00000000000 0.00000000000 0.29843218000 25.48405137676pt 26.36097094491pt)" svg:viewBox="0 0 0 0" svg:d="M0.367792 0C0.446432 0.157976 0.026128 0.157976 0 0L0.367792 0" koffice:nodeTypes="ccc"/>
            <draw:path draw:style-name="gr6" draw:id="shape1085" draw:name="path7987" draw:layer="g14800" svg:width="0.84028800000pt" svg:height="0.42038400000pt" draw:transform="matrix(0.29843218000 0.00000000000 0.00000000000 0.29843218000 28.60332420855pt 26.37663266572pt)" svg:viewBox="0 0 1 0" svg:d="M0.840288 0L0 0.420384L0.840288 0" koffice:nodeTypes="ccc"/>
            <draw:path draw:style-name="gr6" draw:id="shape1086" draw:name="path7989" draw:layer="g14800" svg:width="0.70903200000pt" svg:height="0.15798400000pt" draw:transform="matrix(0.29843218000 0.00000000000 0.00000000000 0.29843218000 30.93091376579pt 26.37663266572pt)" svg:viewBox="0 0 1 0" svg:d="M0 0L0.709032 0.157984L0 0" koffice:nodeTypes="ccc"/>
            <draw:path draw:style-name="gr10" draw:id="shape1087" draw:name="path7991" draw:layer="g14800" svg:width="12.21417198364pt" svg:height="4.01309525238pt" draw:transform="matrix(0.29843218000 0.00000000000 0.00000000000 0.29843218000 22.77224805496pt 26.38825897240pt)" svg:viewBox="0 0 12 4" svg:d="M7.20678 0.350107C6.492 0.197742 5.40555 0.0769572 4.58378 0.683954C5.32548 0.501851 6.33202 0.107306 7.10089 0.561938L7.0745 0.714303C6.3857 0.561938 5.56393 0.290029 4.95504 0.957714C5.48505 0.714303 6.12096 0.683954 6.67745 0.775C6.30638 1.22963 5.85633 1.04815 5.35273 1.17078C4.98222 1.29156 4.39919 1.35226 3.97513 1.32191C4.61093 1.62541 5.43215 1.26001 6.06806 1.22966C4.87577 2.26279 3.31215 2.35507 1.90791 2.8097C2.59725 3.08222 3.23262 2.5062 3.92143 2.47585C4.90203 2.142 5.88205 1.74746 6.7827 1.10888C6.17331 1.6558 5.90858 2.4455 5.29919 3.02276L5.35206 3.08281L7.31267 0.895785L6.78267 1.98961C7.12736 1.83848 7.23325 1.25998 7.44499 0.895785L7.44499 0.957686L7.92243 0.683926L6.91605 2.20264C7.52544 1.89852 7.65775 0.956446 8.26724 0.56191L7.9756 1.04812L8.74383 0.410777C8.47909 0.83567 8.16146 1.17076 8.02903 1.71581C8.37319 1.38196 8.74383 0.652957 9.24786 0.350079C9.08901 0.683926 8.7709 1.01777 8.69148 1.44267C8.95621 1.14041 9.24786 0.56191 9.69845 0.290001C9.75131 0.501823 9.5396 0.774973 9.45969 0.957686C9.72492 0.83691 9.91023 0.258412 10.1755 0.137636L9.72492 0.957686C10.0954 0.957686 10.149 0.107278 10.652 0.137636L10.3078 0.895748L10.9701 0.228063L10.599 0.83567L10.6784 0.956446C10.9701 0.773733 11.0495 0.228063 11.3937 0.348839C11.3143 0.470234 11.1816 0.56191 11.155 0.714275C11.3672 0.774973 11.5261 0.136397 11.7379 0.441125L11.3143 0.986804L11.3672 1.04815L12.0295 0.410804C11.9761 0.775 11.6054 0.895776 11.393 1.22963C11.579 1.25998 11.7636 0.988063 11.923 0.895776C12.1613 0.623876 12.0288 0.775 12.2142 0.501851C12.0295 1.04815 11.5253 1.44269 11.0752 1.77777C10.9695 1.77777 10.9165 1.9289 10.7842 1.86882C10.8106 1.71583 10.9165 1.5963 10.9165 1.44269C10.3071 1.80688 9.98948 2.80967 9.16772 2.90071L9.11486 2.53652C8.53194 2.99237 7.94893 3.50894 7.26012 3.69041L7.26012 3.29587C5.90888 4.42004 4.213 3.90224 2.62355 3.84154C2.62355 3.78084 2.62355 3.72077 2.67644 3.69041C2.20002 3.50894 1.61647 3.81119 1.11297 3.62971L1.35124 3.44699C1.03361 3.11316 0.3977 3.44699 0 3.17385C0.450593 2.99114 1.05998 2.96079 1.48351 2.59659L0.820685 2.26274C1.85419 2.20269 2.75483 1.59506 3.62961 0.986832L3.52381 0.895785C3.86798 0.471511 4.42447 0.350116 4.95442 0.350116L4.29269 0.28877C4.63679 0.0769387 5.11381 0.258421 5.48444 0.137646L4.87506 0.015001C5.72265 -0.0450491 6.49151 0.0769016 7.20631 0.350088" koffice:nodeTypes="ccccccccccccccccccccccccccccccccccccccccccccccccccccccccccccccccc"/>
            <draw:path draw:style-name="gr6" draw:id="shape1088" draw:name="path7993" draw:layer="g14800" svg:width="2.00938846584pt" svg:height="0.36555083366pt" draw:transform="matrix(0.29843218000 0.00000000000 0.00000000000 0.29843218000 26.63612135189pt 26.39213442688pt)" svg:viewBox="0 0 2 0" svg:d="M0 0L2.00939 0.365551L0 0" koffice:nodeTypes="ccc"/>
            <draw:path draw:style-name="gr6" draw:id="shape1089" draw:name="path7995" draw:layer="g14800" svg:width="1.60174000000pt" svg:height="0.26347200000pt" draw:transform="matrix(0.29843218000 0.00000000000 0.00000000000 0.29843218000 30.81344847228pt 26.42378017524pt)" svg:viewBox="0 0 2 0" svg:d="M0 0L1.60174 0.263472L0 0" koffice:nodeTypes="ccc"/>
            <draw:path draw:style-name="gr17" draw:id="shape1090" draw:name="path7997" draw:layer="g14800" svg:width="2.68935056892pt" svg:height="2.68022613363pt" draw:transform="matrix(0.29843218000 0.00000000000 0.00000000000 0.29843218000 27.97608422754pt 26.49425075650pt)" svg:viewBox="0 0 3 3" svg:d="M2.6857 2.26849e-05C2.73539 0.396358 2.26283 0.49608 2.16457 0.843317C2.33736 1.01846 2.31303 0.69399 2.46158 0.669188C2.06463 1.4897 1.69155 2.63163 0.54762 2.68023L0.820309 2.18366L0.273772 2.63163L0.224159 2.5815L0.646421 2.03584L0 2.5319C0.771203 1.63799 1.56619 0.471754 2.68522 0" koffice:nodeTypes="cccccccccc"/>
            <draw:path draw:style-name="gr6" draw:id="shape1091" draw:name="path7999" draw:layer="g14800" svg:width="0.36736800000pt" svg:height="0.28756800000pt" draw:transform="matrix(0.29843218000 0.00000000000 0.00000000000 0.29843218000 28.67381866438pt 26.54923628880pt)" svg:viewBox="0 0 0 0" svg:d="M0.367368 0C0.367368 0.183144 0.104968 0.130664 0 0.287568C0.104968 0.129592 0.236168 0.078184 0.367368 0" koffice:nodeTypes="ccc"/>
            <draw:path draw:style-name="gr6" draw:id="shape1092" draw:name="path8001" draw:layer="g14800" svg:width="0.15739200000pt" svg:height="0.23616800000pt" draw:transform="matrix(0.29843218000 0.00000000000 0.00000000000 0.29843218000 26.01703931295pt 26.58823063117pt)" svg:viewBox="0 0 0 0" svg:d="M0.157392 0L0 0.236168L0.157392 0" koffice:nodeTypes="ccc"/>
            <draw:path draw:style-name="gr10" draw:id="shape1093" draw:name="path8003" draw:layer="g14800" svg:width="6.02573637632pt" svg:height="3.32894621160pt" draw:transform="matrix(0.29843218000 0.00000000000 0.00000000000 0.29843218000 25.02929325850pt 26.60420272144pt)" svg:viewBox="0 0 6 3" svg:d="M5.30524 0.813935C5.56444 0.766059 5.65086 0.406493 5.82424 0.2145L5.88176 0.333701L6.02574 0.166624C5.79534 0.837384 5.33391 1.43683 4.6707 1.81935C4.38206 1.55603 4.75703 1.2927 4.87218 1.07726L4.84293 1.02939C4.29567 1.55603 3.89178 2.37092 3.02705 2.53799C3.02705 2.2996 3.19983 2.10759 3.28625 1.89117L2.70954 2.37092L2.76768 2.41879C2.39266 2.63424 2.10401 3.04168 1.55673 3.06562C1.4986 2.87265 1.72953 2.65818 1.55673 2.46618C1.2394 2.89756 0.547447 3.20974 0 3.32895C0.143978 2.89756 0.547271 2.44322 0.691249 2.03529L0.460906 2.58636C0.748975 2.51403 0.777079 2.05874 1.03757 1.89117C1.12399 1.9635 0.921873 2.2996 0.835341 2.49011C1.06632 2.44319 1.20982 2.08365 1.29678 1.84426L1.15286 2.32304C1.41206 2.29961 1.35432 1.77147 1.75827 1.82033C1.8446 1.82033 1.64315 1.9156 1.72955 2.03529C1.75827 2.03529 2.04631 1.8682 2.01761 1.72409L2.13272 1.72409C2.2767 1.9156 1.81537 2.03529 1.98875 2.25073L2.59416 1.50815C2.65168 1.74803 2.30609 1.96348 2.2774 2.25073C2.7677 2.05874 2.62302 1.38797 3.05577 1.12465C3.02705 1.24483 2.96935 1.60488 2.91179 1.77147C3.25741 1.60488 3.05577 1.05333 3.48852 0.981511C3.51662 1.19744 3.22873 1.46076 3.31509 1.67524C3.54548 1.38797 3.51661 0.909205 3.94936 0.766059L3.94936 0.861329L4.26612 0.693267C4.2374 0.718154 4.29536 0.742092 4.32364 0.766029C4.32364 0.598953 4.46762 0.478767 4.58344 0.33465L4.66985 0.478767C4.87138 0.358588 4.81383 0.0952629 5.10189 0.047387L4.8715 0.52665C5.07303 0.502712 5.15956 0.190533 5.30354 0.047387C5.50501 0.239387 5.07314 0.550099 5.1013 0.766029C5.44693 0.598953 5.41806 0.239387 5.70671 0C5.67746 0.214471 5.41806 0.52665 5.30295 0.814394" koffice:nodeTypes="ccccccccccccccccccccccccccccccccccccccccccc"/>
            <draw:path draw:style-name="gr17" draw:id="shape1094" draw:name="path8005" draw:layer="g14800" svg:width="8.88315886506pt" svg:height="4.34552007423pt" draw:transform="matrix(0.29843218000 0.00000000000 0.00000000000 0.29843218000 24.67668728173pt 26.59762276098pt)" svg:viewBox="0 0 9 4" svg:d="M7.97006 0.159205C7.97006 0.323871 7.55478 0.268054 7.38894 0.404244C7.66544 0.460028 8.08122 0.349545 8.32963 0.322778L7.77661 0.514227L8.66189 0.514227C8.10837 0.760943 7.5001 0.897134 6.91886 1.1165C7.55478 1.1165 8.19182 0.925601 8.77256 0.706243C8.32963 0.952951 7.83129 1.2806 7.27827 1.36154C7.83185 1.38997 8.35774 1.1165 8.88316 0.897134L8.88316 1.1165L6.58654 2.12901C7.30598 1.96436 8.10837 1.7182 8.82791 1.36154C7.61019 2.23787 6.00531 2.89427 4.53872 3.52334C3.04449 3.85266 1.43904 4.04355 0 4.34552C0.691785 3.7427 1.77131 4.23612 2.43499 3.46864C2.46256 3.55069 2.37977 3.57915 2.40743 3.66065C2.71153 3.7427 3.15456 3.57918 3.48689 3.4145C3.68033 3.33245 3.84635 2.86692 4.0399 3.11364C4.53807 3.00424 5.00871 2.64812 5.34057 2.18149C5.45106 2.56607 5.81122 2.26413 6.0323 2.12788C6.61343 1.68971 6.64114 0.759801 7.41649 0.649843C7.33354 0.539326 7.16712 0.649843 7.08417 0.705126C6.97367 0.294311 7.52715 -0.281161 7.96951 0.157003" koffice:nodeTypes="ccccccccccccccccccccccc"/>
            <draw:path draw:style-name="gr6" draw:id="shape1095" draw:name="path8007" draw:layer="g14800" svg:width="0.78721600000pt" svg:height="0.18368800000pt" draw:transform="matrix(0.29843218000 0.00000000000 0.00000000000 0.29843218000 31.33844558842pt 26.60389235197pt)" svg:viewBox="0 0 1 0" svg:d="M0 0L0.787216 0.183688L0 0" koffice:nodeTypes="ccc"/>
            <draw:path draw:style-name="gr6" draw:id="shape1096" draw:name="path8009" draw:layer="g14800" svg:width="0.41979200000pt" svg:height="0.60352800000pt" draw:transform="matrix(0.29843218000 0.00000000000 0.00000000000 0.29843218000 25.00600599863pt 26.67437248306pt)" svg:viewBox="0 0 0 1" svg:d="M0.419792 0L0 0.603528L0.419792 0" koffice:nodeTypes="ccc"/>
            <draw:path draw:style-name="gr6" draw:id="shape1097" draw:name="path8011" draw:layer="g14800" svg:width="0.34166400000pt" svg:height="0.68279200000pt" draw:transform="matrix(0.29843218000 0.00000000000 0.00000000000 0.29843218000 26.51052199088pt 26.71368674473pt)" svg:viewBox="0 0 0 1" svg:d="M0.341664 0L0 0.682792L0.341664 0" koffice:nodeTypes="ccc"/>
            <draw:path draw:style-name="gr6" draw:id="shape1098" draw:name="path8013" draw:layer="g14800" svg:width="0.26293600000pt" svg:height="0.70902400000pt" draw:transform="matrix(0.29843218000 0.00000000000 0.00000000000 0.29843218000 26.20493698839pt 26.76051433495pt)" svg:viewBox="0 0 0 1" svg:d="M0.262936 0L0 0.709024L0.262936 0" koffice:nodeTypes="ccc"/>
            <draw:path draw:style-name="gr6" draw:id="shape1099" draw:name="path8015" draw:layer="g14800" svg:width="0.34112800000pt" svg:height="0.05248000000pt" draw:transform="matrix(0.29843218000 0.00000000000 0.00000000000 0.29843218000 26.77725589845pt 26.76083425425pt)" svg:viewBox="0 0 0 0" svg:d="M0 0.05248L0.156912 0L0.341128 0L0 0.05248" koffice:nodeTypes="cccc"/>
            <draw:path draw:style-name="gr6" draw:id="shape1100" draw:name="path8017" draw:layer="g14800" svg:width="0.13168000000pt" svg:height="0.28917600000pt" draw:transform="matrix(0.29843218000 0.00000000000 0.00000000000 0.29843218000 26.31461917064pt 26.78416687581pt)" svg:viewBox="0 0 0 0" svg:d="M0.13168 0L0 0.289176L0.13168 0" koffice:nodeTypes="ccc"/>
            <draw:path draw:style-name="gr6" draw:id="shape1101" draw:name="path8019" draw:layer="g14800" svg:width="0.34160800000pt" svg:height="0.76151200000pt" draw:transform="matrix(0.29843218000 0.00000000000 0.00000000000 0.29843218000 26.08734277219pt 26.85480457909pt)" svg:viewBox="0 0 0 1" svg:d="M0.341608 0L0 0.761512L0.341608 0" koffice:nodeTypes="ccc"/>
            <draw:path draw:style-name="gr6" draw:id="shape1102" draw:name="path8021" draw:layer="g14800" svg:width="0.15739200000pt" svg:height="0.28864800000pt" draw:transform="matrix(0.29843218000 0.00000000000 0.00000000000 0.29843218000 26.35391672011pt 26.85480457909pt)" svg:viewBox="0 0 0 0" svg:d="M0.157392 0L0 0.288648L0.157392 0" koffice:nodeTypes="ccc"/>
            <draw:path draw:style-name="gr6" draw:id="shape1103" draw:name="path8023" draw:layer="g14800" svg:width="0.10485600000pt" svg:height="0.18314400000pt" draw:transform="matrix(0.29843218000 0.00000000000 0.00000000000 0.29843218000 26.44021853165pt 26.88597044851pt)" svg:viewBox="0 0 0 0" svg:d="M0.104856 0L0 0.183144L0.104856 0" koffice:nodeTypes="ccc"/>
            <draw:path draw:style-name="gr6" draw:id="shape1104" draw:name="path8025" draw:layer="g14800" svg:width="0.34112800000pt" svg:height="0.65654400000pt" draw:transform="matrix(0.29843218000 0.00000000000 0.00000000000 0.29843218000 26.00134655520pt 26.90163216932pt)" svg:viewBox="0 0 0 1" svg:d="M0.341128 0L0 0.656544L0.341128 0" koffice:nodeTypes="ccc"/>
            <draw:path draw:style-name="gr10" draw:id="shape1105" draw:name="path8027" draw:layer="g14800" svg:width="6.29481516827pt" svg:height="4.00242393167pt" draw:transform="matrix(0.29843218000 0.00000000000 0.00000000000 0.29843218000 28.82276735915pt 26.91747294943pt)" svg:viewBox="0 0 6 4" svg:d="M6.29427 3.54982C5.59437 3.39764 5.37934 4.5197 4.81492 3.6995L4.41121 3.36733L4.46439 3.30551C4.14185 3.2752 3.81933 3.00366 3.63064 2.73089L3.49624 2.75935C3.46994 2.73089 3.52255 2.69938 3.55057 2.66907C3.25492 2.60725 3.0399 2.42473 2.87864 2.27381L1.69493 1.5167L1.74868 1.45608C1.15682 1.33422 0.592399 0.575252 0.107508 0.424329C-0.0537621 0.303704 0.403711 0.272158 0.107508 0.0909256L0 0.272158L0.0537539 0C2.2056 1.09236 4.03437 2.79091 6.29482 3.54989" koffice:nodeTypes="ccccccccccccccc"/>
            <draw:path draw:style-name="gr6" draw:id="shape1106" draw:name="path8029" draw:layer="g14800" svg:width="0.05224000000pt" svg:height="0.23616800000pt" draw:transform="matrix(0.29843218000 0.00000000000 0.00000000000 0.29843218000 27.49811047314pt 26.94094643098pt)" svg:viewBox="0 0 0 0" svg:d="M0 0.236168L0.05224 0.236168L0.05224 0L0 0Z" koffice:nodeTypes="ccccc"/>
            <draw:path draw:style-name="gr6" draw:id="shape1107" draw:name="path8031" draw:layer="g14800" svg:width="0.28854400000pt" svg:height="0.34059200000pt" draw:transform="matrix(0.29843218000 0.00000000000 0.00000000000 0.29843218000 27.99187964597pt 26.95660815179pt)" svg:viewBox="0 0 0 0" svg:d="M0.288544 0L0 0.340592L0.288544 0" koffice:nodeTypes="ccc"/>
            <draw:path draw:style-name="gr6" draw:id="shape1108" draw:name="path8033" draw:layer="g14800" svg:width="0.07872000000pt" svg:height="0.70903200000pt" draw:transform="matrix(0.29843218000 0.00000000000 0.00000000000 0.29843218000 27.33356451892pt 27.04275000368pt)" svg:viewBox="0 0 0 1" svg:d="M0.07872 0L0 0.709032L0.07872 0" koffice:nodeTypes="ccc"/>
            <draw:path draw:style-name="gr10" draw:id="shape1109" draw:name="path8035" draw:layer="g14800" svg:width="4.75043384340pt" svg:height="2.68017509291pt" draw:transform="matrix(0.29843218000 0.00000000000 0.00000000000 0.29843218000 25.89214663935pt 27.05824937738pt)" svg:viewBox="0 0 5 3" svg:d="M4.3765 0.57148C4.3486 0.671194 4.4336 0.819499 4.26223 0.893905L4.26223 0.845284L4.06275 0.91969C4.11986 0.894888 4.11986 0.845284 4.11986 0.795173L4.0056 0.695966L3.9199 1.068C3.89139 0.993598 3.9484 0.894888 3.86218 0.845284C3.77639 0.869103 3.80508 1.09331 3.66141 1.19251C3.6329 1.09331 3.71913 0.944499 3.54715 0.894888L3.49004 1.24162C3.51908 1.34083 3.46154 1.09331 3.40426 1.0184L3.29 1.41574L3.20421 1.34186C3.08993 1.36667 3.17631 1.44057 3.1471 1.51548C2.94711 1.66379 3.11807 1.34186 2.97501 1.29125L2.88922 1.58887C2.88922 1.71339 2.83212 1.46537 2.77495 1.36667C2.68925 1.46537 2.74705 1.61469 2.71784 1.73718L2.63214 1.51498C2.51788 1.58885 2.60363 1.71339 2.57504 1.8121L2.46019 1.68859L2.3744 2.01102C2.40291 1.91232 2.28861 1.8617 2.26013 1.78882C2.17434 1.86171 2.23162 1.98723 2.20302 2.08594L2.00297 1.8121L2.00297 2.23424C1.97446 2.16037 1.97446 2.08594 1.91666 2.03684L1.85956 2.35876L1.68797 2.08594L1.68797 2.45899L1.60227 2.26005L1.54456 2.53187C1.60227 2.43318 1.48745 2.38356 1.43028 2.30966L1.4023 2.68018C1.31599 2.55769 1.34467 2.40837 1.17307 2.30966L1.23017 2.68018C0.944206 2.38356 0.571931 1.96141 0 1.96141C1.65975 1.43955 3.17705 0.645878 4.75043 0L4.52178 0.67068L4.37885 0.571472" koffice:nodeTypes="ccccccccccccccccccccccccccccccccccccccccc"/>
            <draw:path draw:style-name="gr27" draw:id="shape1110" draw:name="path8037" draw:layer="g14800" svg:width="17.72540560348pt" svg:height="3.73222797523pt" draw:transform="matrix(0.29843218000 0.00000000000 0.00000000000 0.29843218000 29.17517278950pt 27.05858362142pt)" svg:viewBox="0 0 18 4" svg:d="M7.45542 0.351176C10.6199 0.702396 13.5963 1.34629 16.7602 2.51882C16.7602 2.48839 16.4649 2.46029 16.331 2.40233L16.278 2.46024L17.7254 2.98648C17.0556 3.36816 16.2244 2.75352 15.5534 2.66452C15.9291 3.07548 16.5722 3.04621 17.0556 3.30842L16.7602 3.45536C16.1697 3.42672 15.688 2.98648 15.1247 3.04621C15.4736 3.30842 15.9559 3.39862 16.3852 3.57363C15.9833 3.98278 15.2056 3.48467 14.6418 3.36816C11.1023 2.25537 6.89277 1.52247 3.13879 1.78708C3.62109 1.81518 4.04927 1.75843 4.45173 1.61147L2.8703 1.58104C3.19239 1.4353 3.75561 1.61147 4.10395 1.40482C3.54071 1.25909 2.78992 1.52251 2.27972 1.20055L2.27972 1.08288C2.70844 1.14204 3.24487 1.22982 3.62109 1.05362C2.76258 0.965814 1.79743 1.05362 1.07341 0.556656C1.50268 0.702405 2.06592 0.702405 2.52143 0.615191L0.697747 0.351185C1.04662 0.615191 1.63611 0.293274 2.14575 0.467657C2.19991 0.440174 2.19991 0.321917 2.14575 0.293247L0.697747 0.204284C0.858519 0.145749 1.01874 0.233552 1.12647 0.0878029C0.724002 -0.146936 0.322084 0.35122 0 0C2.76258 0.410951 4.5589 -0.232954 7.4549 0.35122" koffice:nodeTypes="ccccccccccccccccccccccccccc"/>
            <draw:path draw:style-name="gr6" draw:id="shape1111" draw:name="path8039" draw:layer="g14800" svg:width="0.05240000000pt" svg:height="0.21153600000pt" draw:transform="matrix(0.29843218000 0.00000000000 0.00000000000 0.29843218000 27.48246546454pt 27.06608262524pt)" svg:viewBox="0 0 0 0" svg:d="M0 0.211536L0.0524 0.211536L0.0524 0L0 0Z" koffice:nodeTypes="ccccc"/>
            <draw:path draw:style-name="gr17" draw:id="shape1112" draw:name="path8041" draw:layer="g14800" svg:width="1.65446993264pt" svg:height="0.40567318282pt" draw:transform="matrix(0.29843218000 0.00000000000 0.00000000000 0.29843218000 28.62685021417pt 27.08206426534pt)" svg:viewBox="0 0 2 0" svg:d="M1.65447 0.301179C1.24945 0.334248 0.539274 0.518793 0 0.301179L0.303702 0L1.65447 0.301179" koffice:nodeTypes="cccc"/>
            <draw:path draw:style-name="gr6" draw:id="shape1113" draw:name="path8043" draw:layer="g14800" svg:width="0.26294400000pt" svg:height="0.28864000000pt" draw:transform="matrix(0.29843218000 0.00000000000 0.00000000000 0.29843218000 27.54516009691pt 27.13704263527pt)" svg:viewBox="0 0 0 0" svg:d="M0.262944 0L0 0.28864L0.262944 0" koffice:nodeTypes="ccc"/>
            <draw:path draw:style-name="gr6" draw:id="shape1114" draw:name="path8045" draw:layer="g14800" svg:width="0.23664800000pt" svg:height="0.28864000000pt" draw:transform="matrix(0.29843218000 0.00000000000 0.00000000000 0.29843218000 27.83506905385pt 27.13704263527pt)" svg:viewBox="0 0 0 0" svg:d="M0 0.28864L0.236648 0L0.157928 0.156368L8e-06 0.28864" koffice:nodeTypes="cccc"/>
            <draw:path draw:style-name="gr6" draw:id="shape1115" draw:name="path8047" draw:layer="g14800" svg:width="0.18368000000pt" svg:height="0.08921252061pt" draw:transform="matrix(0.29843218000 0.00000000000 0.00000000000 0.29843218000 29.09701459528pt 27.15255394626pt)" svg:viewBox="0 0 0 0" svg:d="M0.18368 0.05352C0.051944 0.157944 0.1312 0 0 0L0.18368 0.05352" koffice:nodeTypes="ccc"/>
            <draw:path draw:style-name="gr6" draw:id="shape1116" draw:name="path8049" draw:layer="g14800" svg:width="0.23611200000pt" svg:height="0.44662400000pt" draw:transform="matrix(0.29843218000 0.00000000000 0.00000000000 0.29843218000 25.42923296648pt 27.27800050999pt)" svg:viewBox="0 0 0 0" svg:d="M0.236112 0L0 0.446624L0.236112 0" koffice:nodeTypes="ccc"/>
            <draw:path draw:style-name="gr29" draw:id="shape1117" draw:name="path8051" draw:layer="g14800" svg:width="34.33687755087pt" svg:height="6.61864826184pt" draw:transform="matrix(0.29843218000 0.00000000000 0.00000000000 0.29843218000 22.84269285167pt 27.27800767236pt)" svg:viewBox="0 0 34 7" svg:d="M21.14 0.102038C26.0438 1.96105 25.8317 4.86672 30.9082 2.88742C31.7063 3.04209 32.6626 3.24777 34.3369 3.63311C23.8324 7.7198 10.4771 7.53338 0 3.54979C2.85009 2.65674 5.91174 2.1459 8.94641 1.66111C8.12856 2.40158 6.88797 2.55416 5.93815 3.14206C5.59534 3.2436 5.17293 3.26912 4.8559 3.44773C5.72659 3.7284 6.62372 3.5753 7.52085 3.42276C8.9195 3.21811 10.3445 3.57533 11.3999 2.4016C12.2184 1.53303 13.3269 0.818066 14.4087 0.230158C15.5957 0.434288 16.784 0.255673 17.9976 0.382736C18.3151 0.280675 18.6574 0.255681 18.9221 0C19.6076 0.331706 20.3994 0.204643 21.1389 0.102061" koffice:nodeTypes="ccccccccccccc"/>
            <draw:path draw:style-name="gr6" draw:id="shape1118" draw:name="path8053" draw:layer="g14800" svg:width="3.25583753040pt" svg:height="0.89440144998pt" draw:transform="matrix(0.29843218000 0.00000000000 0.00000000000 0.29843218000 21.85539205804pt 27.29366223079pt)" svg:viewBox="0 0 3 1" svg:d="M3.25584 0C2.05247 0.271969 1.09469 0.521142 0 0.894401C0.875775 0.472017 2.16115 0.297798 3.25584 0" koffice:nodeTypes="ccc"/>
            <draw:path draw:style-name="gr10" draw:id="shape1119" draw:name="path8055" draw:layer="g14800" svg:width="1.86423250616pt" svg:height="2.16249377376pt" draw:transform="matrix(0.29843218000 0.00000000000 0.00000000000 0.29843218000 24.69260446048pt 27.34863821327pt)" svg:viewBox="0 0 2 2" svg:d="M1.86371 1.67182e-14C1.61307 0.926902 1.00326 2.04516 0 2.16249C0 1.77505 0.214243 1.27341 0.322456 0.848939C0.68074 0.733178 0.394002 0.114985 0.824562 0.232322C0.788844 0.618193 0.537354 1.00408 0.466279 1.35216C0.89614 1.11984 0.824562 0.347295 1.36264 0.308708L1.29033 0.502432C1.61344 0.579606 1.50595 0 1.86423 0" koffice:nodeTypes="cccccccc"/>
            <draw:path draw:style-name="gr6" draw:id="shape1120" draw:name="path8057" draw:layer="g14800" svg:width="0.18421600000pt" svg:height="0.00000000000pt" draw:transform="matrix(0.29843218000 0.00000000000 0.00000000000 0.29843218000 34.49674857445pt 27.39546580349pt)" svg:viewBox="0 0 0 0" svg:d="M0 0L0.184216 0L0 0" koffice:nodeTypes="ccc"/>
            <draw:path draw:style-name="gr6" draw:id="shape1121" draw:name="path8059" draw:layer="g14800" svg:width="0.07872000000pt" svg:height="0.21046400000pt" draw:transform="matrix(0.29843218000 0.00000000000 0.00000000000 0.29843218000 26.75360335759pt 27.41879842505pt)" svg:viewBox="0 0 0 0" svg:d="M0 0L0.07872 0.210464L0 0" koffice:nodeTypes="ccc"/>
            <draw:path draw:style-name="gr10" draw:id="shape1122" draw:name="path8061" draw:layer="g14800" svg:width="0.23616800000pt" svg:height="0.52481600000pt" draw:transform="matrix(0.29843218000 0.00000000000 0.00000000000 0.29843218000 24.65327348662pt 27.43478006516pt)" svg:viewBox="0 0 0 1" svg:d="M0 0.524816C0.05248 0.341664 0.02616 0.078184 0.236168 0C0.236168 0.157984 0.236168 0.472864 0 0.524816" koffice:nodeTypes="ccc"/>
            <draw:path draw:style-name="gr6" draw:id="shape1123" draw:name="path8063" draw:layer="g14800" svg:width="0.13168000000pt" svg:height="0.23616800000pt" draw:transform="matrix(0.29843218000 0.00000000000 0.00000000000 0.29843218000 25.21728643224pt 27.43478006516pt)" svg:viewBox="0 0 0 0" svg:d="M0.000528 0.236168L0.13168 0L0.07872 0.157984L0 0.236144" koffice:nodeTypes="cccc"/>
            <draw:path draw:style-name="gr6" draw:id="shape1124" draw:name="path8065" draw:layer="g14800" svg:width="0.18304000000pt" svg:height="0.31488000000pt" draw:transform="matrix(0.29843218000 0.00000000000 0.00000000000 0.29843218000 24.91989757114pt 27.46594593458pt)" svg:viewBox="0 0 0 0" svg:d="M0.18304 0L0 0.31488L0.18304 0" koffice:nodeTypes="ccc"/>
            <draw:path draw:style-name="gr17" draw:id="shape1125" draw:name="path8067" draw:layer="g14800" svg:width="11.56483437763pt" svg:height="2.44915179451pt" draw:transform="matrix(0.29843218000 0.00000000000 0.00000000000 0.29843218000 30.20534635300pt 27.55821579072pt)" svg:viewBox="0 0 12 2" svg:d="M11.5643 1.68997C11.2809 1.95077 10.5849 1.52401 10.1212 1.54723L11.1521 1.90384C11.049 1.95075 10.894 1.92755 10.8168 2.07029C10.5334 1.99822 10.2753 1.83175 9.99136 1.90384L10.5334 2.11722C10.1212 2.2827 9.63071 2.07031 9.19225 1.97545C9.26953 2.14093 9.63071 2.21254 9.83733 2.35432L9.65699 2.44915C7.51677 1.85642 5.11895 1.57191 2.92827 0.906593C2.51557 0.906593 2.12864 0.764815 1.76853 0.693204L1.82004 0.645787C1.56192 0.693204 1.45887 0.575166 1.22756 0.480309C1.33007 0.433397 2.05189 0.433397 2.41306 0.31434C1.82004 0.196279 1.12451 0.575144 0.609307 0.31434C1.09928 0.337542 1.61449 0.290631 2.00089 0.196279L0.0157622 0.147922C-0.0105474 0.0535636 -0.0105474 0.0767954 0.0678316 0.00614588C4.19159 -0.0649807 8.00781 0.480338 11.5648 1.69" koffice:nodeTypes="ccccccccccccccccccc"/>
            <draw:path draw:style-name="gr25" draw:id="shape1126" draw:name="path8069" draw:layer="g14800" svg:width="5.96852714086pt" svg:height="2.11721593735pt" draw:transform="matrix(0.29843218000 0.00000000000 0.00000000000 0.29843218000 24.51242782240pt 27.73157490269pt)" svg:viewBox="0 0 6 2" svg:d="M5.96708 0.543778C5.99567 1.0033 5.59438 1.21929 5.24987 1.51628C4.18851 1.67771 3.06988 1.9758 2.00799 1.84026C1.29078 1.84026 0.716795 2.27278 0 2.0568C1.40534 1.40884 2.95519 1.0033 4.27463 0.137696C4.81989 -0.0782876 5.6805 -0.105286 5.96719 0.542675" koffice:nodeTypes="cccccc"/>
            <draw:path draw:style-name="gr6" draw:id="shape1127" draw:name="path8071" draw:layer="g14800" svg:width="4.43444180078pt" svg:height="1.21814016248pt" draw:transform="matrix(0.29843218000 0.00000000000 0.00000000000 0.29843218000 24.79446533216pt 27.79985760603pt)" svg:viewBox="0 0 4 1" svg:d="M4.3686 0.111447C4.4514 0.274438 4.479 0.418211 4.31343 0.562816C3.15195 1.27916 1.43783 1.01252 0 1.21814C0.552523 1.09485 1.16087 1.11533 1.74163 1.01252L1.74163 0.931013C2.51625 0.622996 3.51151 0.971532 4.06409 0.33671C3.7326 0.992877 2.51586 0.602518 1.87984 0.971564C2.76447 0.971564 3.95368 1.07437 4.42337 0.377255C4.45142 0.254796 4.39642 0.111447 4.23009 0.0909682C2.87525 -0.0110121 2.0734 0.788085 0.884297 0.971564C2.10109 0.808563 2.95815 -0.360407 4.36885 0.111447" koffice:nodeTypes="ccccccccccc"/>
            <draw:path draw:style-name="gr25" draw:id="shape1128" draw:name="path8073" draw:layer="g14800" svg:width="4.66966219522pt" svg:height="2.00398045953pt" draw:transform="matrix(0.29843218000 0.00000000000 0.00000000000 0.29843218000 30.46057271282pt 27.88970882766pt)" svg:viewBox="0 0 5 2" svg:d="M4.66966 1.26105C3.85714 2.00398 2.86762 1.74471 1.87759 2.00398C1.19291 1.59688 0.177509 1.55822 0 0.256574C1.624 -0.597804 3.12173 0.927487 4.66966 1.26105" koffice:nodeTypes="cccc"/>
            <draw:path draw:style-name="gr6" draw:id="shape1129" draw:name="path8075" draw:layer="g14800" svg:width="1.28278871728pt" svg:height="0.31206315044pt" draw:transform="matrix(0.29843218000 0.00000000000 0.00000000000 0.29843218000 25.38221437965pt 27.90254199272pt)" svg:viewBox="0 0 1 0" svg:d="M1.28279 0.00422894C0.778082 -0.0394333 0.462385 0.268388 0 0.312063C0.441665 0.210049 0.798924 -0.0247884 1.28279 0.00422894" koffice:nodeTypes="ccc"/>
            <draw:path draw:style-name="gr6" draw:id="shape1130" draw:name="path8077" draw:layer="g14800" svg:width="3.14107919148pt" svg:height="0.53520643735pt" draw:transform="matrix(0.29843218000 0.00000000000 0.00000000000 0.29843218000 30.67217067827pt 27.96871281095pt)" svg:viewBox="0 0 3 1" svg:d="M3.14108 0.535206C2.21048 0.420413 1.13988 -0.00270238 0 0.0164942C1.13988 -0.0982992 2.07096 0.419629 3.14108 0.535206" koffice:nodeTypes="ccc"/>
            <draw:path draw:style-name="gr6" draw:id="shape1131" draw:name="path8079" draw:layer="g14800" svg:width="0.15792600000pt" svg:height="0.02568000000pt" draw:transform="matrix(0.29843218000 0.00000000000 0.00000000000 0.29843218000 22.40383448373pt 27.97544845194pt)" svg:viewBox="0 0 0 0" svg:d="M0.0006464 0.02568L0.0530704 0L0.157926 0L0 0.02568" koffice:nodeTypes="cccc"/>
            <draw:path draw:style-name="gr6" draw:id="shape1132" draw:name="path8081" draw:layer="g14800" svg:width="3.14521806867pt" svg:height="0.50272637702pt" draw:transform="matrix(0.29843218000 0.00000000000 0.00000000000 0.29843218000 30.60185050683pt 28.01475555123pt)" svg:viewBox="0 0 3 1" svg:d="M3.14522 0.502726C2.17741 0.334521 0.564228 0.762819 0 0C0.671706 0.725233 2.12423 0.279461 3.14522 0.502726" koffice:nodeTypes="ccc"/>
            <draw:path draw:style-name="gr6" draw:id="shape1133" draw:name="path8083" draw:layer="g14800" svg:width="0.23670400000pt" svg:height="0.07976000000pt" draw:transform="matrix(0.29843218000 0.00000000000 0.00000000000 0.29843218000 33.21149906094pt 28.03025731239pt)" svg:viewBox="0 0 0 0" svg:d="M0 0L0.236704 0.07976L0 0" koffice:nodeTypes="ccc"/>
            <draw:path draw:style-name="gr27" draw:id="shape1134" draw:name="path8085" draw:layer="g14800" svg:width="0.18368800000pt" svg:height="0.05192000000pt" draw:transform="matrix(0.29843218000 0.00000000000 0.00000000000 0.29843218000 33.65035671265pt 28.05406981289pt)" svg:viewBox="0 0 0 0" svg:d="M0 0L0.183688 0.05192L0 0" koffice:nodeTypes="ccc"/>
            <draw:path draw:style-name="gr6" draw:id="shape1135" draw:name="path8087" draw:layer="g14800" svg:width="0.65601600000pt" svg:height="0.23616800000pt" draw:transform="matrix(0.29843218000 0.00000000000 0.00000000000 0.29843218000 33.04688864537pt 28.10089740312pt)" svg:viewBox="0 0 1 0" svg:d="M0 0L0.656016 0.236168L0 0" koffice:nodeTypes="ccc"/>
            <draw:path draw:style-name="gr6" draw:id="shape1136" draw:name="path8089" draw:layer="g14800" svg:width="0.15851200000pt" svg:height="0.05304000000pt" draw:transform="matrix(0.29843218000 0.00000000000 0.00000000000 0.29843218000 32.92910343257pt 28.19487011542pt)" svg:viewBox="0 0 0 0" svg:d="M0 0L0.158512 0.05304L0 0" koffice:nodeTypes="ccc"/>
            <draw:path draw:style-name="gr27" draw:id="shape1137" draw:name="path8091" draw:layer="g14800" svg:width="0.15691200000pt" svg:height="0.05248000000pt" draw:transform="matrix(0.29843218000 0.00000000000 0.00000000000 0.29843218000 33.19583734014pt 28.29683364776pt)" svg:viewBox="0 0 0 0" svg:d="M0 0L0.156912 0.05248L0 0" koffice:nodeTypes="ccc"/>
            <draw:path draw:style-name="gr30" draw:id="shape1138" draw:name="path8093" draw:layer="g14800" svg:width="0.17745550546pt" svg:height="0.19781398969pt" draw:transform="matrix(0.29843218000 0.00000000000 0.00000000000 0.29843218000 18.67727365275pt 12.04914762409pt)" svg:viewBox="0 0 0 0" svg:d="M0.13115 0.00449226C0.0245808 -0.0153237 0 0.0339483 0 0.0832123C0 0.131948 0.008 0.197814 0.069568 0.197814C0.131152 0.197814 0.177154 0.160326 0.177154 0.117486C0.177154 0.0746459 0.184114 0.00877466 0.131154 0.00449066" koffice:nodeTypes="ccccc"/>
            <draw:path draw:style-name="gr30" draw:id="shape1139" draw:name="path8095" draw:layer="g14800" svg:width="0.17745550546pt" svg:height="0.19781398969pt" draw:transform="matrix(0.29843218000 0.00000000000 0.00000000000 0.29843218000 18.67727365275pt 14.62651441117pt)" svg:viewBox="0 0 0 0" svg:d="M0.13115 0.00449226C0.0245808 -0.0153237 0 0.0339483 0 0.0832123C0 0.130876 0.008 0.197814 0.069568 0.197814C0.131152 0.197814 0.177154 0.161398 0.177154 0.117486C0.177154 0.0746459 0.184114 0.00984586 0.131154 0.00449066" koffice:nodeTypes="ccccc"/>
            <draw:path draw:style-name="gr30" draw:id="shape1140" draw:name="path8097" draw:layer="g14800" svg:width="0.17739266340pt" svg:height="0.19771198159pt" draw:transform="matrix(0.29843218000 0.00000000000 0.00000000000 0.29843218000 19.06433422157pt 17.54016622575pt)" svg:viewBox="0 0 0 0" svg:d="M0.131149 0.00492603C0.02458 -0.0159619 0 0.0333101 0 0.0825741C0 0.131838 0.008 0.197712 0.06956 0.197712C0.131144 0.197712 0.177146 0.16076 0.177146 0.11792C0.177146 0.0750797 0.183546 0.00920843 0.131146 0.00492443" koffice:nodeTypes="ccccc"/>
            <draw:path draw:style-name="gr30" draw:id="shape1141" draw:name="path8099" draw:layer="g14800" svg:width="0.23342537600pt" svg:height="0.32248780721pt" draw:transform="matrix(0.29843218000 0.00000000000 0.00000000000 0.29843218000 18.87690090660pt 12.13694134315pt)" svg:viewBox="0 0 0 0" svg:d="M0.11021 0.01395C0 -0.04389 0 0.091062 0 0.182104C0 0.272071 0.108604 0.356684 0.155676 0.308487C0.202748 0.262431 0.253623 0.186388 0.225244 0.13712C0.19686 0.0878476 0.110214 0.01395 0.110214 0.01395" koffice:nodeTypes="ccccc"/>
            <draw:path draw:style-name="gr30" draw:id="shape1142" draw:name="path8101" draw:layer="g14800" svg:width="0.23370567093pt" svg:height="0.32301007090pt" draw:transform="matrix(0.29843218000 0.00000000000 0.00000000000 0.29843218000 19.01130688186pt 14.69628978311pt)" svg:viewBox="0 0 0 0" svg:d="M0.110746 0.013277C0 -0.042955 0 0.091997 0 0.183037C0 0.273005 0.108658 0.356547 0.15573 0.30942C0.202802 0.262292 0.253623 0.185715 0.225778 0.136983C0.196378 0.0877186 0.110748 0.013277 0.110748 0.013277" koffice:nodeTypes="ccccc"/>
            <draw:path draw:style-name="gr30" draw:id="shape1143" draw:name="path8103" draw:layer="g14800" svg:width="0.23412202000pt" svg:height="0.32274453324pt" draw:transform="matrix(0.29843218000 0.00000000000 0.00000000000 0.29843218000 18.77674624164pt 17.46082770023pt)" svg:viewBox="0 0 0 0" svg:d="M0.123376 0.0137267C0.234122 -0.0435773 0.234122 0.0913747 0.234122 0.18188C0.234122 0.271848 0.125464 0.356996 0.0777491 0.3088C0.0306771 0.261672 -0.0201973 0.186165 0.00818117 0.136897C0.0365651 0.0881611 0.122729 0.0147979 0.122729 0.0147979" koffice:nodeTypes="ccccc"/>
            <draw:path draw:style-name="gr14" draw:id="shape1144" draw:name="path8105" draw:layer="g14800" svg:width="2.15166932680pt" svg:height="2.23388117737pt" draw:transform="matrix(0.29843218000 0.00000000000 0.00000000000 0.29843218000 24.56701226185pt 23.60636719609pt)" svg:viewBox="0 0 2 2" svg:d="M0.0538527 0C0.0360954 0.0141449 0.0183381 0.0305642 0 0.0130204C0.135976 0.179981 0.299276 0.290345 0.380877 0.48503C0.57195 0.81782 0.489628 1.40133 0.244901 1.56717L2.15167 2.23388L1.56683 0.585778C1.0447 0.344678 0.504298 0.147721 0.0538195 3.38193e-06" koffice:nodeTypes="ccccccc"/>
            <draw:path draw:style-name="gr16" draw:id="shape1145" draw:name="path8107" draw:layer="g14800" svg:width="28.75749748539pt" svg:height="3.50767245287pt" draw:transform="matrix(0.29843218000 0.00000000000 0.00000000000 0.29843218000 16.54948778247pt 23.00353806983pt)" svg:viewBox="0 0 29 4" svg:d="M28.3178 1.48877C22.9151 -1.6069 16.1555 0.977459 10.406 1.65844C7.10634 1.97171 2.71462 3.22017 0 0.77826C0.186694 1.31911 0.399332 1.85706 0.452572 2.45465C1.01146 2.68164 1.59711 3.13505 2.20929 2.87968C2.26243 2.90805 2.26243 2.9642 2.26243 3.02213C3.75262 3.391 5.34988 3.58961 6.94651 3.47554C11.4977 2.96423 15.7026 2.08463 20.2268 1.48877C21.1585 1.3469 22.1696 1.4025 23.101 1.23167L23.2078 1.40249C24.6713 1.20446 26.0554 1.63006 27.3063 2.16918C27.2971 2.16918 27.2878 2.1761 27.2792 2.18423C27.7192 2.33536 28.2474 2.53687 28.7575 2.78472L28.3181 1.48876" koffice:nodeTypes="cccccccccccccc"/>
            <draw:path draw:style-name="gr10" draw:id="shape1146" draw:name="path8109" draw:layer="g14800" svg:width="0.04072000000pt" svg:height="0.00783497070pt" draw:transform="matrix(0.29843218000 0.00000000000 0.00000000000 0.29843218000 29.16301824367pt 8.10770502610pt)" svg:viewBox="0 0 0 0" svg:d="M0 0.00783497C0.01448 0.00679497 0.0268 0.00143497 0.04072 0.00143497C0.02736 -0.00176503 0.01392 0.000394972 0 0.00783497" koffice:nodeTypes="ccc"/>
            <draw:path draw:style-name="gr17" draw:id="shape1147" draw:name="path8111" draw:layer="g14800" svg:width="1.03455781520pt" svg:height="1.34263492991pt" draw:transform="matrix(0.29843218000 0.00000000000 0.00000000000 0.29843218000 28.85947263579pt 8.11004251751pt)" svg:viewBox="0 0 1 1" svg:d="M1.03456 2.78093e-06C0.517646 0.0595703 -0.0777108 0.911548 0.00835505 1.14859C0.0938757 1.38625 0.280157 1.39245 0.414696 1.23856C0.550325 1.08467 0.483861 0.451739 1.03456 0" koffice:nodeTypes="cccc"/>
            <draw:path draw:style-name="gr17" draw:id="shape1148" draw:name="path8113" draw:layer="g14800" svg:width="0.30919951552pt" svg:height="0.56370529497pt" draw:transform="matrix(0.29843218000 0.00000000000 0.00000000000 0.29843218000 29.23781251035pt 8.24924465602pt)" svg:viewBox="0 0 0 1" svg:d="M0.0372247 0.548825L0.17599 0.531539C0.248646 0.37473 0.365677 0.19621 0.277828 0C0.0732572 0 0.0443689 0.256119 0 0.472836C0.0235323 0.535559 0.0801034 0.549631 0.0372336 0.548827C0.0759352 0.574961 0.0223313 0.522291 0.0539153 0.563705C0.0298047 0.537169 0.0676165 0.582602 0.0372336 0.548827" koffice:nodeTypes="ccccccc"/>
            <draw:path draw:style-name="gr17" draw:id="shape1149" draw:name="path8115" draw:layer="g14800" svg:width="0.34880720697pt" svg:height="0.81307482693pt" draw:transform="matrix(0.29843218000 0.00000000000 0.00000000000 0.29843218000 29.06013282914pt 8.16310256539pt)" svg:viewBox="0 0 0 1" svg:d="M0.215631 0.809312L0.321268 0.639337C0.383573 0.426385 0.337096 0.0941616 0.212786 0L0.0419946 0.260274C-0.00416663 0.496886 -0.0177835 0.615676 0.0293322 0.781788C0.0834168 0.781788 0.0929042 0.789513 0.143511 0.809315C0.136235 0.799656 0.220998 0.821391 0.215938 0.809315" koffice:nodeTypes="ccccccc"/>
            <draw:path draw:style-name="gr10" draw:id="shape1150" draw:name="path8117" draw:layer="g14800" svg:width="5.51628064800pt" svg:height="2.12153688704pt" draw:transform="matrix(0.29843218000 0.00000000000 0.00000000000 0.29843218000 30.47641110548pt 24.33113791722pt)" svg:viewBox="0 0 6 2" svg:d="M1.87528 2.12065C2.42652 2.00987 3.03401 2.00987 3.53013 1.7892L5.51628 0L4.41268 0.0887157L4.90936 0.530498C4.8818 0.530498 4.85483 0.508432 4.82558 0.486365C4.44084 0.331451 3.99929 -0.0653039 3.7231 0.198596L3.97116 0.398551C3.66797 0.37561 3.47448 0.110782 3.17186 0.287762L3.47448 0.486365C3.30854 0.552093 3.11618 0.376485 2.92324 0.331451L3.33722 0.552113L2.72974 0.398551C2.83998 0.441338 3.11618 0.486365 3.03348 0.597147C2.9508 0.597147 2.86755 0.64128 2.83998 0.55214C2.67462 0.508479 2.53737 0.310306 2.34388 0.44226L2.86755 0.751194L2.83998 0.794855C2.56437 0.707041 2.372 0.530504 2.09581 0.486372C2.372 0.663353 2.86811 0.88402 3.03405 1.08262C2.56493 0.949773 2.15149 0.486372 1.68295 0.597154C1.87531 0.663353 2.17906 0.794855 2.17906 0.927707C1.931 0.839889 1.68295 0.575088 1.43432 0.684975C1.70994 0.861954 2.17906 0.971839 2.2893 1.19341C1.90344 1.06056 1.54458 0.751174 1.13059 0.751174C1.51645 0.949773 2.06881 1.14882 2.2893 1.34743C1.79263 1.2587 1.35163 0.927707 0.937644 0.794855C1.07546 0.971839 0.689591 0.817796 0.744151 0.927707L0.744151 0.950648L0.442092 0.99478C0.551775 1.1497 0.911208 1.23751 0.882521 1.3474C0.663147 1.39153 0.552338 1.1497 0.359408 1.12673L0.606898 1.43611L0.552363 1.43611C0.418489 1.29381 -0.0196879 1.16546 0.0478124 0.98172C0.0196627 1.03083 0 1.0862 0 1.12673C0.442681 1.63426 1.18685 1.89997 1.87647 2.12154" koffice:nodeTypes="ccccccccccccccccccccccccccccccccccccc"/>
            <draw:path draw:style-name="gr15" draw:id="shape1151" draw:name="path8119" draw:layer="g14800" svg:width="29.06323329511pt" svg:height="3.77541986858pt" draw:transform="matrix(0.29843218000 0.00000000000 0.00000000000 0.29843218000 30.47242677826pt 23.94809544595pt)" svg:viewBox="0 0 29 4" svg:d="M24.7251 2.62464C19.5988 2.24276 14.9455 0.838544 9.95055 0.200176C7.87368 0.0997598 5.50784 -0.25818 3.56179 0.328161C2.35233 0.992031 -0.19792 0.481638 0.0122362 2.54764C0.0122362 2.50085 0.0315372 2.43682 0.0578058 2.38115C0.0727821 2.33017 0.115148 2.27501 0.196653 2.21623C2.64184 1.04249 5.61239 0.686108 8.53041 1.06902L20.6502 3.36446C22.7796 3.64489 24.9621 4.02833 27.1177 3.54447C28.0114 3.314 29.037 2.8546 29.0632 1.80886C27.7749 2.42069 26.2234 2.49666 24.7245 2.62464" koffice:nodeTypes="ccccccccccc"/>
            <draw:path draw:style-name="gr10" draw:id="shape1152" draw:name="path8121" draw:layer="g14800" svg:width="4.14213713722pt" svg:height="0.79122633379pt" draw:transform="matrix(0.29843218000 0.00000000000 0.00000000000 0.29843218000 21.44765013915pt 24.43947684058pt)" svg:viewBox="0 0 4 1" svg:d="M1.87143 0.681703L0.722177 0.448296C1.20277 0.307768 1.68396 0.470711 2.05785 0.681703C2.24532 0.63552 2.35203 0.63552 2.27137 0.517841C2.53894 0.705044 2.91267 0.495924 3.18035 0.517841L3.23369 0.401614C3.52787 0.495931 4.00857 0.401614 4.14214 0.308721C3.7144 0.191541 3.3405 -0.0885551 2.77921 0.0276789C2.77921 0.121519 2.77921 0.1682 2.77921 0.261086C2.27136 -0.182395 1.81741 0.401614 1.25612 0.261086C1.49584 0.331108 1.79017 0.308693 2.03044 0.449249C1.33617 0.449249 0.64141 0.238222 0 0.449249C0.0266451 0.517848 0.58795 0.424984 0.534598 0.681703C0.961787 0.658362 1.41628 0.939411 1.87077 0.681703" koffice:nodeTypes="cccccccccccccc"/>
            <draw:path draw:style-name="gr15" draw:id="shape1153" draw:name="path8123" draw:layer="g14800" svg:width="0.00240000000pt" svg:height="0.00560000000pt" draw:transform="matrix(0.29843218000 0.00000000000 0.00000000000 0.29843218000 24.11205837208pt 24.62880372338pt)" svg:viewBox="0 0 0 0" svg:d="M0.0024 0.0056C0.001864 0.0032 0.001864 0.0024 0.0016 0L0 0.0024L0.0024 0.0056" koffice:nodeTypes="cccc"/>
            <draw:path draw:style-name="gr15" draw:id="shape1154" draw:name="path8125" draw:layer="g14800" svg:width="1.57234666089pt" svg:height="1.75612727196pt" draw:transform="matrix(0.29843218000 0.00000000000 0.00000000000 0.29843218000 23.75977016590pt 24.58699476804pt)" svg:viewBox="0 0 2 2" svg:d="M1.41614 0.255516C1.21879 0.0128163 0.824003 -0.0581502 0.527062 0.0475893C0.626474 0.674223 0.461356 1.29944 0 1.7522C0.394777 1.68192 0.92185 1.89059 1.31743 1.57621C1.71026 1.19796 1.5491 0.608928 1.48323 0.193073L1.48022 0.188833L1.41642 0.255516" koffice:nodeTypes="ccccccc"/>
            <draw:path draw:style-name="gr10" draw:id="shape1155" draw:name="path8127" draw:layer="g14800" svg:width="1.70940909130pt" svg:height="1.40853878812pt" draw:transform="matrix(0.29843218000 0.00000000000 0.00000000000 0.29843218000 23.68946670666pt 24.32935165241pt)" svg:viewBox="0 0 2 1" svg:d="M1.69911 0.629955C1.50557 -0.335469 0.485636 0.131036 0 0.00710374L0.534102 0.848586C0.788577 0.787536 1.10841 0.900711 1.28461 1.15556L1.26538 1.12566L1.28461 1.15556C1.29297 1.16639 1.30288 1.17911 1.31028 1.19117L1.48059 1.40854C1.72363 1.25346 1.72363 0.942032 1.69888 0.629965" koffice:nodeTypes="ccccccccc"/>
            <draw:path draw:style-name="gr11" draw:id="shape1156" draw:name="path8129" draw:layer="g14800" svg:width="1.89712056960pt" svg:height="4.39271249385pt" draw:transform="matrix(0.29843218000 0.00000000000 0.00000000000 0.29843218000 29.98256075910pt 10.74552951262pt)" svg:viewBox="0 0 2 4" svg:d="M1.89712 4.18692C1.60575 2.84973 0.919052 1.54969 0.57902 0.183883C0.506736 0.135195 0.506736 -0.112268 0.326016 0.0604032C0.650566 0.922247 1.01273 1.95575 1.30261 2.8417C0.650566 1.97985 0.542878 0.922247 0 0.0604032L1.70019 4.39271L1.77247 4.39271C1.7349 4.17135 1.55487 3.92489 1.6279 3.72813C1.74443 3.89678 1.82999 4.04285 1.89712 4.18591" koffice:nodeTypes="ccccccccc"/>
            <draw:path draw:style-name="gr25" draw:id="shape1157" draw:name="path8131" draw:layer="g14800" svg:width="0.47582415921pt" svg:height="0.65708600000pt" draw:transform="matrix(0.29843218000 0.00000000000 0.00000000000 0.29843218000 30.57828868936pt 9.65979127842pt)" svg:viewBox="0 0 0 1" svg:d="M0.428648 0.160108L0.429448 0.156908L0.429448 0.156908C0.453528 0.112996 0.486728 0.072296 0.472328 0L0 0L0.23616 0.657086L0.26296 0.630846C0.29136 0.574078 0.31112 0.472866 0.344896 0.402714L0.409136 0.215281C0.411536 0.194393 0.418256 0.176721 0.428416 0.159049" koffice:nodeTypes="cccccccccc"/>
            <draw:path draw:style-name="gr10" draw:id="shape1158" draw:name="path8133" draw:layer="g14800" svg:width="0.29717702337pt" svg:height="0.59817800000pt" draw:transform="matrix(0.29843218000 0.00000000000 0.00000000000 0.29843218000 30.41486006522pt 12.10706264465pt)" svg:viewBox="0 0 0 1" svg:d="M0.203512 2.4e-06C0.177832 0.0690824 0.084088 0.199752 0.00912 0.194397L0 0.209925C0.01928 0.33363 0.03056 0.458942 0.02248 0.598178L0.205096 0.466439C0.205096 0.285433 0.406448 0.105498 0.213656 0L0.202936 0" koffice:nodeTypes="ccccccc"/>
            <draw:path draw:style-name="gr10" draw:id="shape1159" draw:name="path8135" draw:layer="g14800" svg:width="10.65027962880pt" svg:height="4.92858913941pt" draw:transform="matrix(0.29843218000 0.00000000000 0.00000000000 0.29843218000 17.05893491081pt 20.80599079186pt)" svg:viewBox="0 0 11 5" svg:d="M9.21511 4.62915C9.025 4.54236 9.18759 4.367 9.18759 4.2499C8.67313 4.80451 7.96854 4.94955 7.31751 4.91983L7.48048 4.57149C7.01957 4.91983 6.36908 4.94955 5.79995 4.91983L6.15199 4.51324C5.66466 4.77419 4.93238 4.65708 4.44439 4.62915C4.52556 4.42526 4.76979 4.367 4.87817 4.2499C4.20066 4.51205 3.469 4.22077 2.92684 3.9295C3.00807 3.7262 3.36007 3.69588 3.33349 3.60909C2.87328 3.60909 2.38523 3.84211 1.87009 3.84211C1.30151 3.63762 2.08663 3.55084 1.95133 3.46227C1.32793 3.37548 0.542159 3.66556 0 3.31722C0.135346 3.22924 0.271356 2.99681 0.433782 3.14186C0.786381 2.73467 1.32849 2.64609 1.87064 2.61756C2.03307 2.47193 1.73475 2.49987 1.70767 2.35482C2.19556 2.00529 2.68355 1.74433 3.33403 1.82993L3.09037 1.56778C3.60539 1.2765 4.30942 1.2765 4.93294 1.36448L4.68927 0.984636C5.28498 0.809871 6.04433 0.89785 6.69482 0.956104L6.28811 0.6357C6.85724 0.372957 7.75156 0.432401 8.23945 0.577446L7.83667 0.0888154L7.99578 0.0525576C8.42956 -0.0342283 8.75447 0.169662 9.02577 0.461533L8.94459 0.0525576C9.08811 -0.130531 9.50493 0.210679 9.75197 0.37415L9.75197 0.382497L9.76358 0.382497C9.7806 0.392603 9.79608 0.403303 9.81105 0.411624C10.0879 0.788498 10.304 1.20342 10.435 1.62607C10.1913 1.74317 9.94706 1.8894 9.62204 1.82996C9.07988 1.21709 8.4294 0.956132 7.72482 0.838432C8.51119 0.98407 9.16168 1.59693 9.7575 2.09151L9.67631 2.20743C8.42956 3.22809 7.58952 1.2159 6.58699 1.50836C7.31817 1.53749 7.80606 2.23775 8.29411 2.52902L7.9692 2.55933C6.70089 3.03786 5.67627 2.14026 4.50844 1.85314C4.71895 1.96252 4.90691 2.13313 5.12343 2.09151L5.61083 2.52902C4.39122 3.08304 2.95474 2.47076 1.81626 3.05391C3.03588 2.76145 4.14673 2.87855 5.36644 2.93681C5.06867 3.40344 4.4446 3.69472 4.20094 3.92833C5.20347 3.83976 5.74613 2.12183 6.93766 2.99447C6.58567 3.60793 5.96227 4.01513 5.47426 4.39496C6.63977 4.19049 7.10013 2.14917 8.48284 2.87855L7.37144 4.18929C8.37397 3.9848 8.59105 2.20623 9.7019 2.55814C9.7019 3.11098 9.1598 3.54848 9.02389 3.86889C9.7019 3.54848 9.72848 2.64375 10.2978 2.26569C10.3523 2.58727 10.5956 2.84824 10.6503 3.19896C10.1901 3.69472 9.9186 4.48057 9.21401 4.6268" koffice:nodeTypes="cccccccccccccccccccccccccccccccccccccccccccccccccccccc"/>
            <draw:path draw:style-name="gr10" draw:id="shape1160" draw:name="path8137" draw:layer="g14800" svg:width="2.73934180901pt" svg:height="0.77009681465pt" draw:transform="matrix(0.29843218000 0.00000000000 0.00000000000 0.29843218000 20.79137939190pt 6.88148224588pt)" svg:viewBox="0 0 3 1" svg:d="M2.73921 0.454113C2.45599 0.784486 2.09123 0.861557 1.25272 0.658071C0.822278 0.56549 0.307101 0.494528 0 0.195172C0.693735 0.0687558 2.1252 -0.282766 2.73934 0.454113" koffice:nodeTypes="cccc"/>
            <draw:path draw:style-name="gr10" draw:id="shape1161" draw:name="path8139" draw:layer="g14800" svg:width="2.75690937718pt" svg:height="0.31791789176pt" draw:transform="matrix(0.29843218000 0.00000000000 0.00000000000 0.29843218000 20.62945295599pt 7.08737536183pt)" svg:viewBox="0 0 3 0" svg:d="M2.75691 0.187208C1.97985 0.284436 0.770148 0.414576 0 0.207741C0 0.207741 0.808501 0.137991 1.21976 0C1.34344 0.0160041 2.16023 0.191738 2.75691 0.187209" koffice:nodeTypes="cccc"/>
            <draw:path draw:style-name="gr17" draw:id="shape1162" draw:name="path8141" draw:layer="g14800" svg:width="0.30620999916pt" svg:height="0.29982061066pt" draw:transform="matrix(0.29843218000 0.00000000000 0.00000000000 0.29843218000 21.69742516116pt 8.40525273654pt)" svg:viewBox="0 0 0 0" svg:d="M0.293104 0.107012C0.293104 0.158956 0.345528 0.237679 0.24068 0.290696C0.082701 0.343176 -0.0222614 0.158957 0.004033 0.0020491C0.108888 0.0020491 0.24068 -0.0236549 0.292572 0.107012" koffice:nodeTypes="cccc"/>
            <draw:path draw:style-name="gr10" draw:id="shape1163" draw:name="path8143" draw:layer="g14800" svg:width="2.61653263150pt" svg:height="0.59542708574pt" draw:transform="matrix(0.29843218000 0.00000000000 0.00000000000 0.29843218000 20.57011294006pt 8.40682329320pt)" svg:viewBox="0 0 3 1" svg:d="M2.6161 0.435131C2.31535 0.476453 1.75128 0.209921 1.33837 0.330171C1.50247 0.327701 1.86821 0.318189 2.01208 0.443395C1.35123 0.625629 0.600276 0.706209 0 0.322318C0.239988 0.220251 0.600827 0.0785135 0.930918 0.180168C0.930918 0.180168 0.811536 0.0574384 0.857477 0C1.15878 0.0809928 2.31578 0.232648 2.61653 0.435131" koffice:nodeTypes="ccccccc"/>
            <draw:path draw:style-name="gr17" draw:id="shape1164" draw:name="path8145" draw:layer="g14800" svg:width="0.25914399309pt" svg:height="0.23720095542pt" draw:transform="matrix(0.29843218000 0.00000000000 0.00000000000 0.29843218000 21.56857084335pt 8.42121730176pt)" svg:viewBox="0 0 0 0" svg:d="M0.251956 0.0535168C0.278628 0.131701 0.226308 0.184184 0.173236 0.237201L0.0158463 0.184185C-0.0628737 0.00103671 0.173236 -0.0514448 0.251957 0.0535176" koffice:nodeTypes="cccc"/>
            <draw:path draw:style-name="gr10" draw:id="shape1165" draw:name="path8147" draw:layer="g14800" svg:width="2.91905954420pt" svg:height="1.69979995752pt" draw:transform="matrix(0.29843218000 0.00000000000 0.00000000000 0.29843218000 21.51821048880pt 8.47458554274pt)" svg:viewBox="0 0 3 2" svg:d="M2.83489 0.0646746C2.77091 0.0799782 1.27382 0.874832 1.10308 0.99332L0.540349 1.35372L2.91906 0.126387C2.63381 1.1676 1.01574 1.21598 0 1.6998C0.445051 0.974062 1.50918 0.363362 2.33355 0C2.33355 0 2.49782 0.0414708 2.83424 0.0646732" koffice:nodeTypes="ccccccc"/>
            <draw:path draw:style-name="gr11" draw:id="shape1166" draw:name="path8149" draw:layer="g14800" svg:width="0.68707400000pt" svg:height="0.43564304513pt" draw:transform="matrix(0.29843218000 0.00000000000 0.00000000000 0.29843218000 21.75823949118pt 8.51557980142pt)" svg:viewBox="0 0 1 0" svg:d="M0.686378 0.0698817L0.110746 0.435643C-0.135058 0.403515 0.148658 0.104155 0 0.0216841C0.07872 0.0216841 0.586931 -0.0506119 0.687074 0.0688121" koffice:nodeTypes="cccc"/>
            <draw:path draw:style-name="gr17" draw:id="shape1167" draw:name="path8151" draw:layer="g14800" svg:width="0.37636326294pt" svg:height="0.29739617786pt" draw:transform="matrix(0.29843218000 0.00000000000 0.00000000000 0.29843218000 21.62031750734pt 8.51614233349pt)" svg:viewBox="0 0 0 0" svg:d="M0.367261 0.103341C0.393397 0.183133 0.367261 0.340042 0.236111 0.28649C0.104962 0.31273 0.026776 0.26025 0 0.155822C0.052912 0.0513952 0.262887 -0.106583 0.367742 0.103342" koffice:nodeTypes="cccc"/>
            <draw:path draw:style-name="gr10" draw:id="shape1168" draw:name="path8153" draw:layer="g14800" svg:width="1.78759937987pt" svg:height="1.86627838992pt" draw:transform="matrix(0.29843218000 0.00000000000 0.00000000000 0.29843218000 20.60132512616pt 8.60195950085pt)" svg:viewBox="0 0 2 2" svg:d="M0.000353961 1.86628C0.273649 1.25613 0.621011 0.501867 1.16734 0.394324C1.14259 0.716953 0.658071 1.16176 0.582686 1.23199C0.954249 1.02861 1.7876 0 1.7876 0C1.66361 1.14859 0.670779 1.47195 0 1.86628" koffice:nodeTypes="ccccc"/>
            <draw:path draw:style-name="gr10" draw:id="shape1169" draw:name="path8155" draw:layer="g14800" svg:width="2.78114100227pt" svg:height="1.45204570136pt" draw:transform="matrix(0.29843218000 0.00000000000 0.00000000000 0.29843218000 19.90052805891pt 8.71987960149pt)" svg:viewBox="0 0 3 1" svg:d="M2.78114 0.083345C1.69839 1.24039 1.0467 0.864812 0 1.45205C0.632044 0.913855 1.52458 -0.332234 2.78114 0.083345" koffice:nodeTypes="ccc"/>
            <draw:path draw:style-name="gr17" draw:id="shape1170" draw:name="path8157" draw:layer="g14800" svg:width="0.27474394284pt" svg:height="0.24272281254pt" draw:transform="matrix(0.29843218000 0.00000000000 0.00000000000 0.29843218000 21.44241010274pt 9.68688444164pt)" svg:viewBox="0 0 0 0" svg:d="M0.270436 0.153936C0.218012 0.232656 0.138805 0.259433 0.0337889 0.232656C-0.123601 -0.004045 0.322863 -0.108472 0.270436 0.153936" koffice:nodeTypes="ccc"/>
            <draw:path draw:style-name="gr17" draw:id="shape1171" draw:name="path8159" draw:layer="g14800" svg:width="0.34279693333pt" svg:height="0.36400366556pt" draw:transform="matrix(0.29843218000 0.00000000000 0.00000000000 0.29843218000 21.50684978787pt 9.75458211449pt)" svg:viewBox="0 0 0 0" svg:d="M0.295975 0.0347313C0.389584 0.127912 0.327519 0.257508 0.243551 0.323377C0.16017 0.389249 0.0610447 0.388713 0.00743915 0.217879C-0.0460089 0.0486545 0.202905 -0.0589855 0.295978 0.0347313" koffice:nodeTypes="cccc"/>
            <draw:path draw:style-name="gr17" draw:id="shape1172" draw:name="path8161" draw:layer="g14800" svg:width="0.28007096165pt" svg:height="0.28635195447pt" draw:transform="matrix(0.29843218000 0.00000000000 0.00000000000 0.29843218000 21.40529701884pt 9.79865796088pt)" svg:viewBox="0 0 0 0" svg:d="M0.27907 0.191752C0.294014 0.281719 0.137746 0.306889 0.0692523 0.269936C0.000756345 0.234592 -0.0442245 0.143553 0.0692523 0.0348425C0.183265 -0.0749399 0.264076 0.101779 0.27907 0.191751" koffice:nodeTypes="cccc"/>
            <draw:path draw:style-name="gr6" draw:id="shape1173" draw:name="path8163" draw:layer="g14800" svg:width="0.39708763617pt" svg:height="0.57990052614pt" draw:transform="matrix(0.29843218000 0.00000000000 0.00000000000 0.29843218000 21.85536006611pt 6.68159999164pt)" svg:viewBox="0 0 0 1" svg:d="M0 0L0.397088 0.579901L0 0" koffice:nodeTypes="ccc"/>
            <draw:path draw:style-name="gr17" draw:id="shape1174" draw:name="path8165" draw:layer="g14800" svg:width="0.27038500000pt" svg:height="0.22813200000pt" draw:transform="matrix(0.29843218000 0.00000000000 0.00000000000 0.29843218000 21.69346562212pt 7.02312864338pt)" svg:viewBox="0 0 0 0" svg:d="M0 0.114066C0 0.176722 0.060408 0.228132 0.135487 0.228132C0.210407 0.228132 0.270385 0.176724 0.270385 0.114066C0.270385 0.0514104 0.210513 0 0.135487 0C0.0610472 0 0 0.051408 0 0.114066" koffice:nodeTypes="ccccc"/>
            <draw:path draw:style-name="gr17" draw:id="shape1175" draw:name="path8167" draw:layer="g14800" svg:width="0.27140200000pt" svg:height="0.22277700000pt" draw:transform="matrix(0.29843218000 0.00000000000 0.00000000000 0.29843218000 21.88559745333pt 7.00746668382pt)" svg:viewBox="0 0 0 0" svg:d="M0 0.110853C0 0.174045 0.060888 0.222777 0.135969 0.222777C0.210889 0.222777 0.271402 0.174041 0.271402 0.110853C0.271402 0.0492688 0.210994 0 0.135969 0C0.0610488 0 0 0.049272 0 0.110853" koffice:nodeTypes="ccccc"/>
            <draw:path draw:style-name="gr17" draw:id="shape1176" draw:name="path8169" draw:layer="g14800" svg:width="0.13752800000pt" svg:height="0.13816000000pt" draw:transform="matrix(0.29843218000 0.00000000000 0.00000000000 0.29843218000 21.95048329414pt 7.09456757737pt)" svg:viewBox="0 0 0 0" svg:d="M0 0.06908C0 0.108176 0.030952 0.13816 0.069032 0.13816C0.106408 0.13816 0.137528 0.107104 0.137528 0.06908C0.137528 0.031592 0.107056 0 0.069032 0C0.03112 0 0 0.030528 0 0.06908" koffice:nodeTypes="ccccc"/>
            <draw:path draw:style-name="gr17" draw:id="shape1177" draw:name="path8171" draw:layer="g14800" svg:width="0.18459400000pt" svg:height="0.18475400000pt" draw:transform="matrix(0.29843218000 0.00000000000 0.00000000000 0.29843218000 21.84529168059pt 7.07906462248pt)" svg:viewBox="0 0 0 0" svg:d="M0 0.0931808C0 0.142981 0.041184 0.184754 0.092056 0.184754C0.143944 0.184754 0.184594 0.142986 0.184594 0.0931808C0.184594 0.0417728 0.14341 0 0.092056 0C0.041184 0 0 0.041768 0 0.0931808" koffice:nodeTypes="ccccc"/>
            <draw:path draw:style-name="gr10" draw:id="shape1178" draw:name="path8173" draw:layer="g14800" svg:width="1.28253245136pt" svg:height="2.42808293812pt" draw:transform="matrix(0.29843218000 0.00000000000 0.00000000000 0.29843218000 21.60673239702pt 7.15641585608pt)" svg:viewBox="0 0 1 2" svg:d="M0.905632 0.50686C0.753005 0.803068 0.605054 1.10635 0.470012 1.40847C0.778306 1.07154 0.813388 0.760583 1.02403 0.472636L1.07935 0.309191L1.28253 0C1.28253 0 1.26975 0.495648 1.21483 0.844962C1.06782 1.36598 0.977247 1.16418 0.774874 1.47278C0.46139 2.05576 0.207516 2.21272 0 2.42808C0.189505 1.82092 0.23925 0.654374 0.76501 0.451984L0.999116 0.372326L0.906144 0.505679" koffice:nodeTypes="ccccccccccc"/>
            <draw:path draw:style-name="gr10" draw:id="shape1179" draw:name="path8175" draw:layer="g14800" svg:width="1.31052582752pt" svg:height="1.39851406282pt" draw:transform="matrix(0.29843218000 0.00000000000 0.00000000000 0.29843218000 21.83273102825pt 6.55997956720pt)" svg:viewBox="0 0 1 1" svg:d="M1.29704 1.18938L1.31053 1.39851L1.1279 1.35373C0.767484 1.15625 0.08454 0.761728 0.0538873 0.410196L0 0C0.450475 0.307647 1.23764 0.728591 1.29717 1.18939" koffice:nodeTypes="cccccc"/>
            <draw:path draw:style-name="gr10" draw:id="shape1180" draw:name="path8177" draw:layer="g14800" svg:width="0.57378060569pt" svg:height="2.98293292357pt" draw:transform="matrix(0.29843218000 0.00000000000 0.00000000000 0.29843218000 21.39475320892pt 11.03724917317pt)" svg:viewBox="0 0 1 3" svg:d="M0.243021 2.11702L0.283137 0.160886C0.593824 0.577491 0.6137 1.25047 0.534193 1.82926C0.374854 2.14973 0.394649 2.59838 0.295307 2.98293C0.0045375 2.14646 -0.113912 0.900572 0.136373 0L0.215799 2.11833L0.243305 2.11833" koffice:nodeTypes="ccccccc"/>
            <draw:path draw:style-name="gr10" draw:id="shape1181" draw:name="path8179" draw:layer="g14800" svg:width="0.75940801061pt" svg:height="3.11116434802pt" draw:transform="matrix(0.29843218000 0.00000000000 0.00000000000 0.29843218000 21.19540080757pt 10.21579048440pt)" svg:viewBox="0 0 1 3" svg:d="M0.71246 0C0.918219 1.17888 0.391948 2.0946 0.208544 3.11116C-0.294952 2.06253 0.208544 0.720016 0.71246 0" koffice:nodeTypes="ccc"/>
            <draw:path draw:style-name="gr10" draw:id="shape1182" draw:name="path8181" draw:layer="g14800" svg:width="0.43984585451pt" svg:height="1.78578163008pt" draw:transform="matrix(0.29843218000 0.00000000000 0.00000000000 0.29843218000 21.48676965489pt 10.26948893840pt)" svg:viewBox="0 0 0 2" svg:d="M0.439844 1.66231L0.387992 1.78578C0.231046 1.21548 -0.117013 0.519692 0.0395775 0C0.439846 0.321835 0.405324 1.11579 0.439846 1.66231" koffice:nodeTypes="cccc"/>
            <draw:path draw:style-name="gr10" draw:id="shape1183" draw:name="path8183" draw:layer="g14800" svg:width="0.26449400000pt" svg:height="0.43270200000pt" draw:transform="matrix(0.29843218000 0.00000000000 0.00000000000 0.29843218000 21.44640484135pt 10.53382607744pt)" svg:viewBox="0 0 0 0" svg:d="M0 0.432702L0.130131 0L0.264494 0.408067L0 0.432699" koffice:nodeTypes="cccc"/>
            <draw:path draw:style-name="gr28" draw:id="shape1184" draw:name="path8185" draw:layer="g14800" svg:width="0.22267000000pt" svg:height="0.22331200000pt" draw:transform="matrix(0.29843218000 0.00000000000 0.00000000000 0.29843218000 21.48554386363pt 10.68293520935pt)" svg:viewBox="0 0 0 0" svg:d="M0 0.111924C0 0.174044 0.050336 0.223312 0.110746 0.223312C0.17233 0.223312 0.22267 0.174048 0.22267 0.111924C0.22267 0.05034 0.172334 0 0.110746 0C0.0498024 0 0 0.051408 0 0.111924" koffice:nodeTypes="ccccc"/>
            <draw:path draw:style-name="gr11" draw:id="shape1185" draw:name="path8187" draw:layer="g14800" svg:width="4.30293745321pt" svg:height="2.82990548449pt" draw:transform="matrix(0.29843218000 0.00000000000 0.00000000000 0.29843218000 25.67984198650pt 6.94050327755pt)" svg:viewBox="0 0 4 3" svg:d="M2.94189 0.356282C2.66973 0.280347 2.28832 0.126909 1.96161 0C1.41679 0.356282 0.79027 0.739089 0.19162 1.09589C0.124992 1.11929 0.0617078 1.13126 0 1.13958C0.171018 1.20564 0.382693 1.28158 0.513104 1.28158C0.523558 1.28158 0.530196 1.28158 0.539158 1.28259C0.559071 1.28259 0.579732 1.28049 0.600226 1.27478C0.68179 1.27478 0.736196 1.40273 0.790569 1.45215C1.18315 1.14684 1.81911 1.18428 2.36466 1.26334L2.36881 1.26334C2.37047 1.26334 2.37213 1.26435 2.37462 1.26435C2.50725 1.28464 2.63623 1.30492 2.75281 1.32521C2.68569 1.31532 2.61735 1.31116 2.54741 1.30908C3.13778 1.47084 3.84539 1.77927 3.78652 1.79175C3.93637 1.82088 4.06752 1.9067 4.16922 1.96339C3.81541 2.37065 3.13399 2.0903 2.83457 2.57505C2.9168 2.57505 2.99787 2.52408 3.05224 2.60054C3.02511 2.67647 2.88894 2.72745 2.94349 2.82991C3.40672 2.6255 4.25081 2.57505 4.27863 2.01437C4.52352 0.891425 2.83457 1.42715 2.94349 0.355184" koffice:nodeTypes="cccccccccccccccccccc"/>
            <draw:path draw:style-name="gr10" draw:id="shape1186" draw:name="path8189" draw:layer="g14800" svg:width="0.31715230597pt" svg:height="2.25998137061pt" draw:transform="matrix(0.29843218000 0.00000000000 0.00000000000 0.29843218000 33.53888233531pt 9.81688741045pt)" svg:viewBox="0 0 0 2" svg:d="M0.21036 2.25998C0.0625863 1.67421 -0.0996676 0.808926 0.0773637 0C0.239915 0.613668 0.446803 1.53417 0.21036 2.25998" koffice:nodeTypes="ccc"/>
            <draw:path draw:style-name="gr10" draw:id="shape1187" draw:name="path8191" draw:layer="g14800" svg:width="0.07872000000pt" svg:height="0.36790300000pt" draw:transform="matrix(0.29843218000 0.00000000000 0.00000000000 0.29843218000 33.68184011391pt 10.38088125641pt)" svg:viewBox="0 0 0 0" svg:d="M0 0.367903L0.07872 0L0.07872 0.289718L0 0.367902" koffice:nodeTypes="cccc"/>
            <draw:path draw:style-name="gr10" draw:id="shape1188" draw:name="path8193" draw:layer="g14800" svg:width="0.34899870573pt" svg:height="1.62852000000pt" draw:transform="matrix(0.29843218000 0.00000000000 0.00000000000 0.29843218000 33.70598779914pt 10.49035572987pt)" svg:viewBox="0 0 0 2" svg:d="M0.181493 1.62852C0.312693 1.02499 -0.212651 0.526418 0.102213 0C0.470117 0.42092 0.365693 1.10371 0.181493 1.62852" koffice:nodeTypes="ccc"/>
            <draw:path draw:style-name="gr16" draw:id="shape1189" draw:name="path8195" draw:layer="g14800" svg:width="8.80682425574pt" svg:height="4.06379875264pt" draw:transform="matrix(0.29843218000 0.00000000000 0.00000000000 0.29843218000 21.00871298511pt 26.70617102870pt)" svg:viewBox="0 0 9 4" svg:d="M0.000375108 3.05596C0.623777 2.62589 1.35111 2.35227 2.02659 2.23011C1.37723 2.5966 0.572021 2.5966 0.104205 3.29903L0.233938 3.32957C0.779468 2.74993 1.55883 2.65768 2.20818 2.56606L2.15633 2.62714C1.58484 2.902 0.701229 2.902 0.415644 3.51344C1.03905 3.29903 1.63671 2.80975 2.28606 2.84029C1.76638 3.08587 1.14287 3.17749 0.753091 3.66552C0.80495 3.75779 0.883302 3.75779 0.935323 3.7883C1.48086 3.39066 2.13032 3.17749 2.72734 3.11641C2.18181 3.39066 1.53282 3.45236 1.09102 3.88116L1.35059 4.0638C1.66991 3.85936 2.01382 3.63872 2.3634 3.51219C2.37606 3.50754 2.38667 3.50223 2.40415 3.49534C2.61546 3.41992 3.18117 3.1837 3.3259 3.12138C3.40324 3.08832 3.35974 3.12138 3.30211 3.15816C3.71415 2.99361 4.09026 2.83654 4.34448 2.76487C4.75757 2.64519 5.68203 2.32982 6.09253 2.26437C6.09306 2.26437 6.09356 2.26437 6.09411 2.26437C5.82029 2.19147 5.54688 2.1098 5.32546 1.8636C5.76726 1.71152 6.2604 1.71152 6.7022 1.52765C6.96178 1.16116 6.31242 1.22225 6.13072 0.97917C7.06614 0.763519 8.02709 0.580893 8.80682 0C5.9309 0.734217 3.01096 1.26026 0.35265 2.56167L0.126609 2.72061C0.162046 2.71595 0.197967 2.72061 0.234093 2.75115C0.156223 2.90323 0.0264879 2.87455 0 3.05656" koffice:nodeTypes="cccccccccccccccccccccccccccc"/>
            <draw:path draw:style-name="gr27" draw:id="shape1190" draw:name="path8197" draw:layer="g14800" svg:width="8.24244883552pt" svg:height="2.79056137680pt" draw:transform="matrix(0.29843218000 0.00000000000 0.00000000000 0.29843218000 21.50267625822pt 27.29374579180pt)" svg:viewBox="0 0 8 3" svg:d="M0.276641 2.07766C0.753717 1.70444 1.38254 1.5191 1.90979 1.45774C1.50753 1.70571 1.00535 1.89105 0.55277 2.14091C0.402611 2.294 0.628104 2.26427 0.678278 2.35725C1.20553 2.17191 1.73338 1.79869 2.26125 1.79869C1.88467 2.17191 1.23064 2.17191 0.954509 2.4496C1.45726 2.82156 1.9595 2.01693 2.48736 2.13965C2.21124 2.41861 1.60804 2.4806 1.40657 2.72857L1.45725 2.79056C2.14953 2.66215 2.89422 2.35916 3.60407 2.1738C3.60652 2.17191 3.60966 2.17096 3.60966 2.17096C4.93747 1.79269 7.16018 1.06018 7.46711 0.922911C7.7131 0.807784 7.94721 0.681904 8.24245 0.681904C7.61476 0.650909 7.16166 0.712899 6.55898 0.619914C6.23206 0.0297289 5.62937 0.557262 5.12611 0.402947C4.92681 0.156875 4.67272 0.0740105 4.41232 0C4.01621 0.108805 2.72982 0.615491 2.53154 0.694557C2.13641 0.853965 1.37341 1.12534 1.1018 1.25122C1.23043 1.24177 1.38008 1.13925 1.50769 1.17723C1.00545 1.42583 0.301394 1.51945 0 1.95338L0.276641 2.07801" koffice:nodeTypes="ccccccccccccccccccccc"/>
            <draw:path draw:style-name="gr16" draw:id="shape1191" draw:name="path8199" draw:layer="g14800" svg:width="47.46458418431pt" svg:height="10.61137508077pt" draw:transform="matrix(0.29843218000 0.00000000000 0.00000000000 0.29843218000 20.91069587613pt 26.74517014599pt)" svg:viewBox="0 0 47 11" svg:d="M47.4644 3.03021C47.4116 2.62364 46.9628 2.51607 46.699 2.3252C44.0341 1.46132 41.2895 0.729832 38.4394 0.296236L39.2316 1.16288C35.6684 -0.243272 31.0229 0.45897 27.1176 0C27.0648 0.0540604 26.9334 0.0540604 26.9857 0.189772L29.4138 0.351401L29.4672 0.433068L26.6956 0.297365L26.6429 0.378456C27.4614 0.568228 28.2788 0.648766 29.1238 0.675796C28.5431 0.837425 27.6987 0.594706 27.2247 0.675796L28.4118 1.0283C34.5603 0.648766 40.2347 1.8122 45.5135 3.76062L45.7503 3.54382C45.3542 3.32647 45.0114 3.38108 44.6164 3.16483C45.0384 3.21947 45.5663 3.2465 45.9355 3.51679L46.1727 3.40922C45.9355 3.03024 45.3021 3.11077 44.9845 2.81343L45.0378 2.7864C45.513 2.97618 46.0673 3.00321 46.515 3.27351L46.648 3.11077C46.3838 2.7864 45.8827 2.75937 45.5135 2.57016C45.6976 2.54313 45.9618 2.65067 46.1727 2.67883C46.4892 2.67883 46.7804 3.08374 46.9908 2.92101C46.7804 2.59664 46.1727 2.46204 45.9882 2.24579C46.437 2.38039 46.8326 2.54313 47.2286 2.81343C47.4122 2.94804 47.3072 3.21945 47.1226 3.30054C44.4308 4.73427 41.5015 5.59981 38.6778 6.70918C26.2216 11.1185 11.1524 9.08955 0.200407 2.86749L0.0944966 2.62367C0.147179 2.55692 0.21935 2.44382 0.301044 2.36219L0.300505 2.36219L0.301044 2.36219C0.302572 2.36136 0.303697 2.35971 0.305225 2.35807C0.34822 2.31505 0.386971 2.28027 0.424642 2.24718C0.287519 2.30949 0.150879 2.37075 0.0151545 2.43529C-0.0902177 3.24787 0.384711 3.97715 0.490244 4.76159C6.08498 6.92516 11.4687 9.60396 17.7233 10.1727C23.107 11.0648 29.1238 10.4971 34.2175 9.36014C38.5718 8.52218 42.4509 6.46729 46.5683 4.9784L46.8013 4.9784C46.8019 4.96126 46.8045 4.94255 46.8053 4.92434C47.0955 4.35669 47.3861 3.70795 47.4646 3.03108" koffice:nodeTypes="cccccccccccccccccccccccccccccccccccccccccccc"/>
            <draw:path draw:style-name="gr31" draw:id="shape1192" draw:name="path8201" draw:layer="g14800" svg:width="42.24433820699pt" svg:height="9.41853725326pt" draw:transform="matrix(0.29843218000 0.00000000000 0.00000000000 0.29843218000 22.09882509723pt 27.44144091607pt)" svg:viewBox="0 0 42 9" svg:d="M0.987598 1.91157L0.362958 2.26163C0.831597 2.61005 1.27422 1.91157 1.71638 2.01839L0.883138 2.50213C1.24769 2.63689 1.66393 2.23369 2.0545 2.31477L1.29976 2.63689C1.79494 3.01271 2.18512 2.36845 2.62728 2.44898L1.92504 2.87904C4.00729 2.44898 6.01163 1.7768 8.14595 1.42782L8.48455 0.757281L8.19856 0.648812C8.17263 0.435155 8.30249 0.273547 8.38052 0.0850886C8.09452 0.435155 7.93846 -0.210187 7.62578 0.0850886C6.9523 -0.249633 6.43048 0.514047 5.78976 0.472408C5.18094 0.665245 4.0254 0.940257 3.7367 1.00874C3.37629 1.0942 2.33337 1.38728 1.94372 1.51767C1.94372 1.51767 1.3721 1.62395 1.3721 1.62505C0.833932 1.80364 0.394487 1.89568 0 2.10001C0.312055 2.28738 0.650648 1.83158 0.988766 1.91157L0.987576 1.91157ZM13.851 9.41413L13.7683 9.40676C13.8006 9.42157 13.8266 9.42043 13.851 9.41413ZM42.214 2.55581C42.2135 2.5599 42.2132 2.56621 42.2124 2.57062C42.2225 2.56653 42.2341 2.5613 42.2443 2.55581L42.214 2.55581" koffice:nodeTypes="cccccccccccccccccccccccccccc"/>
            <draw:path draw:style-name="gr17" draw:id="shape1193" draw:name="path8203" draw:layer="g14800" svg:width="45.71466395951pt" svg:height="6.95375313590pt" draw:transform="matrix(0.29843218000 0.00000000000 0.00000000000 0.29843218000 21.16588193459pt 28.73601838114pt)" svg:viewBox="0 0 46 7" svg:d="M44.9383 0.397764C44.5216 0.603583 44.1011 0.804208 43.6774 1.00023C43.5829 1.04518 43.5268 1.07111 43.5268 1.07111L43.526 1.06852C43.1724 1.22822 42.8162 1.38503 42.4557 1.52454C35.0712 4.71902 26.7061 6.35979 18.2369 5.42583C18.1841 5.42526 18.1107 5.42325 18.0319 5.4198C17.9381 5.43884 17.8366 5.44228 17.7341 5.42583C17.6715 5.4198 17.6089 5.40912 17.5469 5.40051C17.5344 5.40051 17.5259 5.40051 17.5259 5.40051L17.5324 5.39965C11.3096 4.59195 5.49905 2.68484 0 0C0.0263427 0.507916 0.132132 0.959326 0.29082 1.41247C2.80604 2.57299 5.37307 3.61822 7.9937 4.52219C19.322 8.73479 33.5362 7.12342 44.0706 2.37409C44.626 2.09103 45.3417 1.9492 45.6057 1.21414C45.5873 0.811159 45.6392 0.419131 45.7147 0.0328649C45.5053 0.12972 45.2283 0.261162 44.9391 0.397798" koffice:nodeTypes="cccccccccccccccccc"/>
            <draw:path draw:style-name="gr16" draw:id="shape1194" draw:name="path8205" draw:layer="g14800" svg:width="29.13793563037pt" svg:height="3.29917147185pt" draw:transform="matrix(0.29843218000 0.00000000000 0.00000000000 0.29843218000 30.81168891615pt 23.10937195308pt)" svg:viewBox="0 0 29 3" svg:d="M21.4331 1.95405C14.3791 1.57227 7.34978 -1.71935 0.426755 1.19048C0.275918 1.53628 0.141182 1.88644 0 2.23711C0.0504395 2.20551 0.13152 2.15637 0.234043 2.09558C0.529278 1.89618 0.840086 1.71379 1.16807 1.56059C1.17881 1.55521 1.19116 1.54844 1.20239 1.5426L1.19838 1.5455C1.21289 1.53867 1.22733 1.5314 1.2424 1.52362C7.45524 0.0932607 13.5097 2.07271 19.4321 2.81293C20.6432 2.93161 21.8805 3.31339 23.0915 3.16991L23.0915 3.2409C23.6702 3.50402 23.9852 2.76427 24.4593 3.21757C25.302 3.0741 26.25 3.16991 27.0133 2.81293C27.461 3.0026 27.9607 2.81293 28.4342 2.81293C28.6789 2.21229 29.0112 1.49248 29.0563 0.933672C27.9006 1.76387 26.5093 2.12036 24.9864 2.14419L21.4328 1.95402M29.0247 0.494979L29.0145 0.835911L29.0735 0.88552C29.0759 0.84564 29.1379 0.689521 29.1379 0.650612L29.0247 0.49498" koffice:nodeTypes="cccccccccccccccccccccc"/>
            <draw:path draw:style-name="gr27" draw:id="shape1195" draw:name="path8207" draw:layer="g14800" svg:width="2.15090392320pt" svg:height="1.76374421547pt" draw:transform="matrix(0.29843218000 0.00000000000 0.00000000000 0.29843218000 30.63318111082pt 23.71589197224pt)" svg:viewBox="0 0 2 2" svg:d="M1.52499 0.431325C1.41558 0.431325 1.27952 0.456493 1.2251 0.332759C1.18345 0.257325 1.23729 0.197479 1.2762 0.139647L1.25065 0.160307C1.21514 0.196518 1.17457 0.225667 1.13234 0.25133L1.12181 0.259368L1.11293 0.263125C1.0785 0.280704 1.04183 0.298359 1.00409 0.311882L0.581464 0.501471C0.409299 0.928933 0.226033 1.35238 0 1.76374C0.489823 1.7391 1.08962 1.51732 1.17069 0.924914C1.41561 0.506497 2.1509 0.432069 2.1509 0.0377994C1.71549 -0.134694 1.79714 0.333503 1.52446 0.432069" koffice:nodeTypes="ccccccccccccc"/>
            <draw:path draw:style-name="gr10" draw:id="shape1196" draw:name="path8209" draw:layer="g14800" svg:width="1.41730289189pt" svg:height="2.26500330154pt" draw:transform="matrix(0.29843218000 0.00000000000 0.00000000000 0.29843218000 29.52828490724pt 7.08122549987pt)" svg:viewBox="0 0 1 2" svg:d="M1.27781 0.978216C1.27175 0.966246 1.26609 0.951433 1.26111 0.939463C1.2471 0.90128 1.23094 0.871644 1.21558 0.839161C1.20252 0.810095 1.1881 0.782171 1.17322 0.752536C1.08081 0.600943 0.973509 0.507481 0.913555 0.431685L0.793636 0.299468L0.790269 0.29487L0.575229 0.0566533C0.376426 -0.0544763 0.0658165 0.000804564 0 0.196848C0.110446 0.224772 0.176714 0.364969 0.243433 0.448172C0.309229 1.31441 0.840307 1.53725 1.19374 2.265L1.32628 2.06896C1.47865 1.70195 1.4196 1.34348 1.29651 1.02491C1.29113 1.01294 1.2848 0.996984 1.27846 0.979319" koffice:nodeTypes="cccccccccccccc"/>
            <draw:path draw:style-name="gr10" draw:id="shape1197" draw:name="path8211" draw:layer="g14800" svg:width="1.47621558624pt" svg:height="2.64031099998pt" draw:transform="matrix(0.29843218000 0.00000000000 0.00000000000 0.29843218000 30.86819525884pt 6.84205623126pt)" svg:viewBox="0 0 1 3" svg:d="M1.46297 0C1.29639 0.151364 1.04914 0.473783 1.03028 0.518086C1.01269 0.558695 0.956115 0.533473 0.928121 0.516891C0.927149 0.521854 0.928773 0.523049 0.925205 0.529199C0.879035 0.604884 0.791167 0.862078 0.740419 1.05282L0.732643 1.10943L0.700761 1.34387L0.478232 1.25218C0.255713 1.61521 0 1.97702 0 2.4305C0.350706 2.33882 0.541344 2.58063 0.828939 2.64031C1.30782 2.15853 1.49846 1.58506 1.40347 0.862083C1.27334 0.616577 1.54011 0.176635 1.4614 4.32017e-05" koffice:nodeTypes="cccccccccccc"/>
            <draw:path draw:style-name="gr32" draw:id="shape1198" draw:name="path8213" draw:layer="g14800" svg:width="2.59651393447pt" svg:height="1.45916528633pt" draw:transform="matrix(0.29843218000 0.00000000000 0.00000000000 0.29843218000 28.87071944183pt 7.57497629962pt)" svg:viewBox="0 0 3 1" svg:d="M2.41935 0.561254L2.29913 0.157352L2.21007 0.359075C2.12038 0.246549 2.15027 0.0457418 1.97028 0C1.82078 0.268963 2.11977 0.807803 1.70119 0.875503C1.88972 0.646792 1.81834 0.336204 1.73655 0.0928563C1.71641 0.111614 1.69508 0.133111 1.67311 0.162842C1.59682 0.324311 1.27832 0.463824 1.34239 0.672865L1.13371 0.203095C1.10382 0.381488 1.04402 0.583668 0.864622 0.718607C0.654715 0.628952 0.685224 0.4716 0.624817 0.404817C0.348414 0.673779 0.0250124 0.868644 0 1.17831C0.0378285 1.20804 0.0811261 1.24098 0.112273 1.26339C0.139072 1.28398 0.160493 1.31005 0.175077 1.33292C0.760853 1.37501 1.32711 1.41618 1.97084 1.45917C2.53892 1.18929 2.65912 0.875503 2.57003 0.4716L2.42054 0.561254" koffice:nodeTypes="ccccccccccccccccc"/>
            <draw:path draw:style-name="gr18" draw:id="shape1199" draw:name="path8215" draw:layer="g14800" svg:width="1.87262848692pt" svg:height="1.93846131866pt" draw:transform="matrix(0.29843218000 0.00000000000 0.00000000000 0.29843218000 27.97426078616pt 8.12146218655pt)" svg:viewBox="0 0 2 2" svg:d="M0.565421 0.473205C0.214766 0.64086 -0.0190449 1.06527 0.00122122 1.46754C0.00354354 1.50866 0.00896229 1.55137 0.016626 1.59249C0.0243671 1.60145 0.0290117 1.60883 0.0388429 1.61886C0.0817284 1.66208 0.111377 1.68897 0.132587 1.70742L0.171989 1.73853L0.172454 1.73955L0.336673 1.86924C0.794642 2.10175 1.09944 1.68894 1.42896 1.50705C1.63256 1.09371 1.98803 0.67984 1.83574 0.189C1.53156 -0.3282 0.997311 0.368782 0.565189 0.473171" koffice:nodeTypes="ccccccccccc"/>
            <draw:path draw:style-name="gr23" draw:id="shape1200" draw:name="path8217" draw:layer="g14800" svg:width="2.83297967005pt" svg:height="2.66858640896pt" draw:transform="matrix(0.29843218000 0.00000000000 0.00000000000 0.29843218000 27.10642181808pt 7.71609580520pt)" svg:viewBox="0 0 3 3" svg:d="M2.81219 1.0318C2.90588 1.3046 2.6561 1.3046 2.5937 1.51616L2.74979 1.63803C2.46878 1.97206 2.21824 2.48796 1.7499 2.60859L0.937336 2.66859C1.15576 2.27517 0.906201 1.69865 1.62428 2.00175L1.90593 2.12299L1.68668 2.33517C1.62431 2.42734 1.34327 2.30548 1.12466 2.51766C1.84354 2.72922 2.21824 1.97206 2.62487 1.57678C2.46878 1.48585 2.34322 1.42584 2.46878 1.24336C2.53115 1.24336 2.59358 1.27367 2.62487 1.18274C2.68724 1.06088 2.53118 0.940252 2.40562 0.969944C2.15647 0.849318 1.7499 1.27367 1.7499 0.819008C1.62511 1.03057 1.31281 1.3046 0.999862 1.15243L0.937498 1.09119C1.12488 0.576521 1.78136 0.84932 2.03108 0.697147C1.84376 0.333415 1.46841 0.697147 1.12488 0.606835L1.34406 0.485592C1.00008 0.212793 0.374645 0.272796 0 0.42559L0.0935946 0C1.12541 0.0606206 2.28095 0.0606206 2.8125 1.03181" koffice:nodeTypes="cccccccccccccccccccccc"/>
            <draw:path draw:style-name="gr11" draw:id="shape1201" draw:name="path8219" draw:layer="g14800" svg:width="1.57771840789pt" svg:height="1.51588176190pt" draw:transform="matrix(0.29843218000 0.00000000000 0.00000000000 0.29843218000 22.89092118103pt 6.95503161144pt)" svg:viewBox="0 0 2 2" svg:d="M0.923772 0.434568C0.670183 0.352145 0.675632 -0.0256523 0.0473065 0.00138118C-0.134176 0.925117 0.265918 1.07545 0.253071 1.47237C0.296792 1.41566 0.406973 1.34973 0.493813 1.40379C0.396483 1.1183 0.686797 0.959401 0.826709 0.976543C1.02447 1.0405 1.15483 1.35765 1.04465 1.42688L1.27389 1.51588C1.66329 1.29303 1.57592 1.10643 1.55358 0.853907C1.49513 0.833468 0.924109 0.435225 0.924109 0.435225" koffice:nodeTypes="ccccccccc"/>
            <draw:path draw:style-name="gr21" draw:id="shape1202" draw:name="path8221" draw:layer="g14800" svg:width="1.18003216076pt" svg:height="1.54491923352pt" draw:transform="matrix(0.29843218000 0.00000000000 0.00000000000 0.29843218000 23.03087726075pt 6.76773253244pt)" svg:viewBox="0 0 1 2" svg:d="M1.05567 3.67912e-05L0.798603 0.881988C0.513612 0.816758 0.171611 0.523218 0 0.784143C0.158232 1.05572 0.398428 1.18219 0.57993 1.34193C0.581581 1.34323 0.581581 1.34193 0.582711 1.34323C0.638555 1.36786 0.750191 1.46904 0.832856 1.54492C0.843215 1.43176 0.906151 1.36253 1.11209 1.40447C1.19755 0.979133 1.22599 0.489233 1.05514 0" koffice:nodeTypes="cccccccc"/>
            <draw:path draw:style-name="gr21" draw:id="shape1203" draw:name="path8223" draw:layer="g14800" svg:width="2.34383409440pt" svg:height="2.30304792603pt" draw:transform="matrix(0.29843218000 0.00000000000 0.00000000000 0.29843218000 24.80243466509pt 8.22576186339pt)" svg:viewBox="0 0 2 2" svg:d="M1.13683 1.6103C1.29862 1.63329 1.4151 1.33441 1.29862 1.31142C1.40322 1.28138 1.41222 1.34754 1.43579 1.39681C1.44328 1.3893 1.45233 1.38226 1.46174 1.37382L1.46174 1.3574C1.49002 1.33909 1.52036 1.32455 1.55168 1.31047C1.5531 1.31001 1.55381 1.30907 1.55522 1.30816L1.55593 1.30816C1.8015 1.20165 2.11017 1.21619 2.2739 1.19601C2.32022 1.21901 2.29702 1.26499 2.29702 1.31144L2.34383 0.897598L2.27383 0.897598C2.34383 0.667218 2.25071 0.230382 2.34383 0L2.2279 0.32094C2.20478 0.689272 2.27422 0.920125 2.29748 1.05761C2.08879 0.85068 2.08879 1.40341 1.81003 1.14957L1.87961 1.03508L1.97277 1.0576C2.2278 0.966106 2.01909 0.712262 2.13503 0.574783C1.76346 0.597774 1.53199 0.989097 1.23004 1.19601L1.29962 1.26499C1.25373 1.28798 1.25373 1.38041 1.1837 1.35742C1.16058 1.33443 1.11412 1.3105 1.13738 1.26499C1.11426 1.5179 0.835383 1.56388 0.974542 1.81772C0.95142 1.77174 0.881869 1.74781 0.881869 1.6793L0.765944 1.72481C0.81226 1.7478 0.905103 1.70182 0.928209 1.77079C0.789046 1.77079 0.765944 1.9322 0.626684 1.88622L0.626684 1.81679C0.649807 2.0237 0.394742 1.74781 0.463856 1.88622L0.510172 1.93127C0.162355 1.86229 0.27823 2.32258 0 2.2766L0.0926821 2.29959C0.464209 2.34605 0.394629 1.90828 0.673382 1.9322C0.487403 1.95473 0.766064 2.07062 0.673382 2.13913L0.627066 2.13913C0.627066 2.12176 0.603024 2.10628 0.598286 2.08892L0.557556 2.23156C0.812642 2.30053 0.951764 2.16211 1.09149 1.97865C1.11412 1.88716 1.2537 1.63331 1.13781 1.61032" koffice:nodeTypes="cccccccccccccccccccccccccccccccccccccccc"/>
            <draw:path draw:style-name="gr18" draw:id="shape1204" draw:name="path8225" draw:layer="g14800" svg:width="1.89141676715pt" svg:height="1.83909741741pt" draw:transform="matrix(0.29843218000 0.00000000000 0.00000000000 0.29843218000 25.21573673357pt 8.68209074876pt)" svg:viewBox="0 0 2 2" svg:d="M1.66947 0.277136C1.47076 -0.00682214 1.17676 -0.0220726 0.887469 0.0142392C0.760194 0.0331166 0.408814 0.197251 0.30504 0.292389C0.225604 0.388978 0.168282 0.500818 0.0459466 0.595956C-0.0267786 0.953265 -0.0629761 1.45147 0.333844 1.69984C0.658566 1.8429 1.30896 1.95112 1.63368 1.62867C1.85088 1.27281 2.06741 0.631543 1.66965 0.275687" koffice:nodeTypes="ccccccc"/>
            <draw:path draw:style-name="gr18" draw:id="shape1205" draw:name="path8227" draw:layer="g14800" svg:width="1.34493525738pt" svg:height="2.97795903618pt" draw:transform="matrix(0.29843218000 0.00000000000 0.00000000000 0.29843218000 25.59356166207pt 8.17997973971pt)" svg:viewBox="0 0 1 3" svg:d="M0.122076 1.46107C0.548619 1.82655 0.214018 1.1991 0.609546 1.22524C0.761636 1.30474 0.761636 1.43493 0.823184 1.56512L1.00578 1.51283C1.15787 1.1991 0.731956 1.38264 0.731956 1.12013L0.957832 0.926456C1.04152 0.854427 0.99318 0.800005 0.99318 0.800005L1.07009 0.774929C1.07009 0.774929 1.07659 0.802141 1.19231 0.861898C1.71325 0.515623 0.684352 0.43239 1.27925 0.101055C1.03586 -0.160385 0.944564 0.152807 0.822832 0.284596C0.639689 0.310205 0.639689 0.127199 0.548387 0.048767C0.457095 0.0226236 0.335492 0.048767 0.274574 0.152809C0.121854 0.283529 0.335343 0.387571 0.396168 0.518825L0 0.622867L0.0607691 0.754121C0.243911 0.622867 0.54823 0.806408 0.54823 0.858697C0.578568 0.833621 0.608999 0.780267 0.669833 0.80641C0.57854 0.858697 0.852984 1.0417 0.609064 1.12014L0.27437 0.80641L0.18317 0.88484L0.456993 1.22524C0.3657 1.38158 0.000584496 1.1991 0.122373 1.46107L0.122178 1.46107ZM1.15054 0.92432L1.09098 0.951532C1.09098 0.951532 1.05878 0.95743 1.02334 0.96167L1.09654 1.27753C1.29273 1.37464 0.948238 1.67023 1.20268 1.61313C0.987864 1.6921 1.19526 1.85377 1.15054 1.98929C1.16167 2.01117 1.17587 2.03625 1.19034 2.06346C1.22254 2.07467 1.26596 2.06242 1.30952 2.06242L1.30952 1.93169C1.45658 1.57742 1.0375 1.34319 1.15003 0.924355L1.15059 0.924355ZM0.944973 1.87991C0.731335 1.82655 0.427016 1.69637 0.21412 1.87991C0.518439 2.2454 0.153351 2.66477 0.122271 2.97796L0.82337 2.97796C1.05745 2.86057 1.12824 2.62581 1.14998 2.39585C1.15277 2.37291 1.15184 2.35103 1.15277 2.3281C1.14813 2.255 0.995703 1.94127 0.995703 1.94127L0.944954 1.87992" koffice:nodeTypes="ccccccccccccccccccccccccccccccccccccccccccccc"/>
            <draw:path draw:style-name="gr17" draw:id="shape1206" draw:name="path8229" draw:layer="g14800" svg:width="26.67634777164pt" svg:height="4.60953580351pt" draw:transform="matrix(0.29843218000 0.00000000000 0.00000000000 0.29843218000 28.81509645840pt 25.83745654368pt)" svg:viewBox="0 0 27 5" svg:d="M0.911837 2.02164C0.664851 2.11728 0.422119 2.24273 0.208133 2.41961C0.407217 2.26074 0.655269 2.13835 0.911837 2.02164ZM26.5725 3.55031C21.5609 2.11316 16.6536 0.448225 11.1714 0.0954933C8.71538 -0.151322 6.40253 0.0985655 4.2483 0.634872C3.63084 0.804552 2.13666 1.33365 1.67676 1.55887L1.82686 1.55887C1.56231 1.74037 1.23069 1.87612 0.91237 2.02164C1.18757 1.91417 1.46915 1.84424 1.72253 1.78562C1.14818 2.11316 0.495578 2.31421 0 2.79394C7.6742 -1.01309 16.9144 2.13835 24.2229 4.50927L25.0842 4.60954C25.789 4.55968 26.259 4.05524 26.6763 3.55031L26.5725 3.55031" koffice:nodeTypes="ccccccccccccccc"/>
            <draw:path draw:style-name="gr27" draw:id="shape1207" draw:name="path8231" draw:layer="g14800" svg:width="6.48813868983pt" svg:height="4.00662468232pt" draw:transform="matrix(0.29843218000 0.00000000000 0.00000000000 0.29843218000 28.85400246484pt 25.53039837611pt)" svg:viewBox="0 0 6 4" svg:d="M1.34902 3.06903C1.37482 3.01578 1.44492 2.95393 1.54546 2.88647C1.50217 2.9057 1.45833 2.92364 1.41553 2.94342C2.12599 2.50588 2.88542 2.20448 3.65362 1.94579C3.66603 1.94117 3.67943 1.93654 3.69021 1.93275L3.69406 1.93275C3.86987 1.87331 4.04568 1.8164 4.22149 1.76009C4.92989 1.21485 6.67406 1.97236 6.47195 0.182566L6.3709 0C3.8941 0.638061 1.97206 1.33555 0.125796 3.61177C0.580535 3.21755 1.0863 2.76205 1.54207 2.58072C1.06208 3.12596 0.353682 3.67181 0 4.00662C0.463496 3.61548 0.907922 3.30604 1.34873 3.06902" koffice:nodeTypes="ccccccccccccc"/>
            <draw:path draw:style-name="gr10" draw:id="shape1208" draw:name="path8233" draw:layer="g14800" svg:width="2.77959784669pt" svg:height="1.64697061447pt" draw:transform="matrix(0.29843218000 0.00000000000 0.00000000000 0.29843218000 21.59155055516pt 8.07806626295pt)" svg:viewBox="0 0 3 2" svg:d="M2.6212 1.64604C2.17049 1.66872 0.774067 1.27973 0 0.0839043C0.203159 0.0797976 0.693132 -0.0233082 0.836506 0.00487091C1.3826 0.116208 1.61669 0.35881 1.8667 0.547119C2.10023 0.722368 2.59715 1.26874 2.65586 1.34297C2.71381 1.41513 2.75991 1.50378 2.77581 1.57801C2.7909 1.65291 2.76514 1.6378 2.6212 1.64467" koffice:nodeTypes="ccccccc"/>
            <draw:path draw:style-name="gr6" draw:id="shape1209" draw:name="path8235" draw:layer="g14800" svg:width="1.70167894034pt" svg:height="0.78547772764pt" draw:transform="matrix(0.29843218000 0.00000000000 0.00000000000 0.29843218000 21.67145899442pt 8.12826728856pt)" svg:viewBox="0 0 2 1" svg:d="M1.70168 0.785478C1.20973 0.556712 0.387716 -0.00428634 0 0.0189701C0.435632 -0.120093 1.39596 0.542948 1.70168 0.785478" koffice:nodeTypes="ccc"/>
            <draw:path draw:style-name="gr11" draw:id="shape1210" draw:name="path8237" draw:layer="g14800" svg:width="1.21707707177pt" svg:height="0.70688931644pt" draw:transform="matrix(0.29843218000 0.00000000000 0.00000000000 0.29843218000 23.32097936300pt 7.94335501396pt)" svg:viewBox="0 0 1 1" svg:d="M0.0992513 0.638451C0.110865 0.65421 0.125025 0.657809 0.140147 0.655112L0.0992513 0.638451M0.0992513 0.638451C0.0930106 0.628543 0.0868011 0.616389 0.0817087 0.597031L0.163923 0.508333L0.184311 0.552006C0.193878 0.521388 0.20591 0.498425 0.218485 0.479965C0.152481 0.511033 0.0822977 0.546151 0 0.59703L0.0993418 0.63845L0.0992583 0.63845ZM0.140147 0.65421L0.266183 0.706889C0.266183 0.552004 0.196042 0.644753 0.140147 0.65421ZM0.901298 0.000899285L0.7372 0.154884C0.745974 0.161637 0.748814 0.166137 0.755123 0.171545C0.801033 0.124718 0.848657 0.0720396 0.901298 0L0.901298 0.000874398ZM0.218267 0.479063C0.258744 0.459705 0.296805 0.442143 0.332272 0.427285C0.289367 0.423653 0.249556 0.434489 0.218267 0.479063ZM0.716689 0.353443C0.639905 0.208464 0.848236 0.25574 0.755038 0.171543C0.614714 0.312922 0.491101 0.361548 0.332271 0.427285C0.419999 0.436291 0.521054 0.502927 0.593785 0.464204L0.593785 0.596127C0.779226 0.516883 1.1481 0.589374 1.21708 0.423682C1.19954 0.40612 1.1791 0.389466 1.15738 0.374608C0.996125 0.407929 0.787787 0.372792 0.716687 0.354349" koffice:nodeTypes="cccccccccccccccccccccccccccccccc"/>
            <draw:path draw:style-name="gr11" draw:id="shape1211" draw:name="path8239" draw:layer="g14800" svg:width="2.48894644230pt" svg:height="1.39695616104pt" draw:transform="matrix(0.29843218000 0.00000000000 0.00000000000 0.29843218000 22.22380204808pt 8.67243891570pt)" svg:viewBox="0 0 2 1" svg:d="M2.10932 0C1.34822 0.155071 0.761632 0.931066 0 0.962081L0.263994 1.24121C0.272918 1.22665 0.277139 1.20956 0.283645 1.1931C0.325403 1.03993 0.325939 0.897516 0.67429 0.897516L0.67313 0.902622C0.955046 0.891862 1.21247 1.17226 1.25972 1.39696C1.78658 1.11782 1.02506 0.714636 1.58166 0.46652C1.93342 0.217771 2.22614 0.620959 2.37197 0.776665C2.40119 0.745651 2.48895 0.714637 2.48895 0.622226C2.19628 0.589945 2.04997 0.186756 2.10845 0.00130296" koffice:nodeTypes="ccccccccccc"/>
            <draw:path draw:style-name="gr15" draw:id="shape1212" draw:name="path8241" draw:layer="g14800" svg:width="0.48723685913pt" svg:height="0.53548225451pt" draw:transform="matrix(0.29843218000 0.00000000000 0.00000000000 0.29843218000 22.33496585036pt 8.93693577565pt)" svg:viewBox="0 0 0 1" svg:d="M0.203568 0C0.106692 0 -0.00421428 0.025168 0.000123321 0.14941C-0.00139668 0.337914 0.0129233 0.569795 0.284378 0.531238C0.467901 0.504998 0.52049 0.321849 0.467901 0.16387C0.403749 0.0187432 0.30944 0.0032128 0.203943 0" koffice:nodeTypes="ccccc"/>
            <draw:path draw:style-name="gr10" draw:id="shape1213" draw:name="path8243" draw:layer="g14800" svg:width="0.52801731590pt" svg:height="0.54010640814pt" draw:transform="matrix(0.29843218000 0.00000000000 0.00000000000 0.29843218000 26.66228311051pt 6.88488697899pt)" svg:viewBox="0 0 1 1" svg:d="M0.000156956 0L0.0507317 0.109018L0.0507317 0.0983939C0.0700896 0.147586 0.0938655 0.205838 0.121862 0.264478C0.133837 0.28809 0.1468 0.312101 0.160752 0.3365C0.242468 0.474249 0.357964 0.584054 0.527669 0.522657C0.520344 0.400258 0.519123 0.315248 0.528017 0.240471C0.400459 0.0905229 0.16542 0.00590581 0 2.35174e-06" koffice:nodeTypes="cccccccc"/>
            <draw:path draw:style-name="gr21" draw:id="shape1214" draw:name="path8245" draw:layer="g14800" svg:width="0.36291703931pt" svg:height="1.10283350522pt" draw:transform="matrix(0.29843218000 0.00000000000 0.00000000000 0.29843218000 26.93395666753pt 6.75223912739pt)" svg:viewBox="0 0 0 1" svg:d="M0.347971 0L0.207986 0.122037C0.047717 0.329555 0 0.662486 0 0.936928L0 1.10283L0.063168 1.10283C0.268639 0.826702 0.411202 0.412789 0.347648 0" koffice:nodeTypes="cccccc"/>
            <draw:path draw:style-name="gr10" draw:id="shape1215" draw:name="path8247" draw:layer="g14800" svg:width="0.93079200872pt" svg:height="0.47072600000pt" draw:transform="matrix(0.29843218000 0.00000000000 0.00000000000 0.29843218000 26.97092154698pt 7.06595867487pt)" svg:viewBox="0 0 1 0" svg:d="M0.0761524 0.470726C0.412408 0.447702 0.746576 0.401646 0.930792 0.137097C0.833432 0.0878248 0.714064 0.0385608 0.62512 0.029992L0.270176 0C0.0581044 0.020888 -0.0318636 0.229738 0.0100164 0.378614C0.0308164 0.413958 0.0532964 0.446622 0.0762564 0.470723" koffice:nodeTypes="cccccc"/>
            <draw:path draw:style-name="gr11" draw:id="shape1216" draw:name="path8249" draw:layer="g14800" svg:width="9.93149003538pt" svg:height="9.82223137606pt" draw:transform="matrix(0.29843218000 0.00000000000 0.00000000000 0.29843218000 27.63989202067pt 5.85103172026pt)" svg:viewBox="0 0 10 10" svg:d="M4.63231 7.84628C4.49448 7.9011 4.41122 7.73607 4.38422 7.65439L4.38479 7.65439C4.3758 7.63592 4.36731 7.61914 4.36118 7.60739C4.35613 7.59397 4.3437 7.5811 4.32907 7.56656C4.32907 7.56764 4.32851 7.5699 4.32851 7.57107C4.29926 7.55148 4.2801 7.52519 4.25766 7.50002C4.24867 7.49163 4.24018 7.4838 4.23178 7.47372C4.22505 7.46645 4.21606 7.45974 4.20984 7.4519C4.20564 7.44572 4.20312 7.43792 4.19968 7.43232C4.19883 7.43007 4.19715 7.42898 4.19631 7.42781L4.19688 7.42781C4.16537 7.37689 4.14511 7.31983 4.13217 7.26389C4.0804 7.1078 4.02528 6.94165 3.9724 6.77996C3.86158 6.50024 3.78169 6.27087 3.74288 5.95758C3.74232 5.95198 3.74035 5.94303 3.74035 5.93744C3.74035 5.93635 3.74092 5.93635 3.74092 5.93518C3.73243 5.87197 3.7263 5.80539 3.72294 5.73434C3.22633 5.73434 2.78466 6.11811 2.28855 5.98162C2.34359 6.61155 3.0063 6.00846 3.33647 6.17239C3.08844 6.39225 2.67451 6.33742 2.42687 6.47505C2.48141 6.91366 3.00619 6.99533 3.28129 7.10555L3.33633 6.83141L2.67432 6.77659C3.08829 6.72233 3.44715 6.6938 3.64021 6.36484C3.86131 6.88737 4.05369 7.3808 4.13695 7.95703C4.21964 8.64179 3.55741 9.1632 3.83317 9.82223C4.02613 9.65719 4.13695 9.46475 4.27478 9.30083L4.13695 9.13579C4.08123 8.58753 4.55099 8.17634 4.90933 7.9022C4.85421 7.81941 4.71638 7.87479 4.63312 7.84626L4.63257 7.84626ZM7.4462 2.38662C7.97049 1.61848 8.90826 1.45457 9.62553 1.34379C8.90771 0.987988 8.24615 1.56478 7.63915 1.67275C7.96994 1.34379 8.41097 1.31695 8.79801 1.15191C8.24615 0.905749 7.52889 1.53625 6.89489 1.7287L6.86674 1.67275C7.39104 1.42716 7.83265 0.960574 8.43964 0.933162C8.16398 0.713298 7.63969 0.960574 7.25378 1.04225C6.92299 1.09708 6.67435 1.50883 6.37113 1.48199C6.84086 0.987988 7.53 0.850363 8.10942 0.657913C7.41973 0.410636 6.70248 0.82295 6.15005 1.04225C6.53652 0.739592 6.92299 0.493994 7.3916 0.439167L6.70248 0.410635C6.3987 0.521406 6.09492 0.739591 5.81928 0.794418C6.03979 0.548819 6.45326 0.383782 6.56409 0.246157C5.51661 0.191332 4.7718 0.850362 3.97128 1.39862L3.77777 1.39862C4.46745 0.822949 5.35066 0.301542 5.95822 0.0548249L5.90309 0C4.11024 0.657913 2.39935 2.30437 0.744258 3.62132C0.523792 3.81377 0.082248 3.67559 0 4.00454C1.18581 3.92286 1.87612 2.4957 2.8971 2.16675C2.06851 2.90746 0.992968 3.89545 0.110266 4.25181C0.413929 4.52595 1.16218 3.99726 1.98693 3.5609C1.52339 4.07335 0.551979 4.49853 0.19296 4.44371C0.248005 4.8012 1.03392 4.53378 1.57447 4.33014C1.46433 4.46664 0.579434 4.8012 0.551869 4.8012C0.993414 5.13015 1.52328 4.7391 2.34741 4.40678C1.90987 4.81631 1.07679 5.04848 0.938344 5.04848C1.15932 5.21239 1.54466 5.15756 1.79326 5.10274C3.31034 4.2244 4.71723 3.0999 6.15173 2.03024L6.37283 2.03024L2.92387 4.60874C2.53806 4.99252 1.93102 5.18497 1.49004 5.4317C1.9034 5.54078 2.3175 5.23924 2.67583 5.23924C2.37274 5.37575 2.04185 5.67897 1.65537 5.54078C2.01428 5.86974 2.6206 5.40428 3.03469 5.37575C2.73103 5.56819 2.40019 5.70582 2.04185 5.78806C2.6206 6.11814 3.08976 5.59673 3.64163 5.59673C4.11079 5.37687 3.97242 4.77378 4.13836 4.36203C4.35832 4.69099 4.46858 5.07532 4.63454 5.43281C4.77292 5.40428 5.02157 5.21295 5.1594 5.24036C5.10427 5.37687 4.93775 5.35001 4.88262 5.48764C4.2205 5.98164 5.26909 6.25576 5.1594 6.66751L5.32479 5.9268L5.57288 6.41968C5.79339 6.39227 5.73882 6.11814 5.82096 5.98164L5.8755 5.92681L5.98237 6.0001C6.08139 6.0001 6.1247 5.7696 6.31767 5.98164C6.26254 5.92681 6.42848 5.73435 6.56575 5.73435L6.56575 5.9268L7.06247 5.59785C6.95222 5.48764 7.06247 5.18609 6.95222 5.04847C6.89709 4.60987 6.37279 4.44483 6.06957 4.60987C5.87606 4.71952 5.6561 4.96623 5.46258 4.93993C6.89709 3.81432 8.05538 1.78464 9.93149 1.67499L9.93149 1.53736C9.02072 1.4831 8.08351 1.7287 7.44894 2.38772" koffice:nodeTypes="cccccccccccccccccccccccccccccccccccccccccccccccccccccccccccccccccccccccccccccccccccccccccccc"/>
            <draw:path draw:style-name="gr21" draw:id="shape1217" draw:name="path8251" draw:layer="g14800" svg:width="0.35686568709pt" svg:height="2.43280284851pt" draw:transform="matrix(0.29843218000 0.00000000000 0.00000000000 0.29843218000 28.76268053285pt 7.22258018035pt)" svg:viewBox="0 0 0 2" svg:d="M0.119963 0C0.0879908 0.40281 0.0313445 0.781994 0.00223519 1.15823C-0.0140614 1.54804 0.061099 2.26566 0.151313 2.4328C0.575197 1.76599 0.22969 0.753645 0.119963 3.13465e-15" koffice:nodeTypes="cccc"/>
            <draw:path draw:style-name="gr6" draw:id="shape1218" draw:name="path8253" draw:layer="g14800" svg:width="0.00160000000pt" svg:height="0.00216000000pt" draw:transform="matrix(0.29843218000 0.00000000000 0.00000000000 0.29843218000 34.24551642804pt 10.20829768797pt)" svg:viewBox="0 0 0 0" svg:d="M0 0.00208C0.000528 0.00208 0.0016 0.00104 0.0016 0.00104C0.0016 0 0.0016 0 0.0008 0C0.0008 0 0.000272 0.00104 0.000272 0.00216" koffice:nodeTypes="cccc"/>
            <draw:path draw:style-name="gr33" draw:id="shape1219" draw:name="path8255" draw:layer="g14800" svg:width="0.49050247899pt" svg:height="0.48426324715pt" draw:transform="matrix(0.29843218000 0.00000000000 0.00000000000 0.29843218000 34.08921436436pt 10.12434097614pt)" svg:viewBox="0 0 0 0" svg:d="M0.314888 0.0193932C0.15744 -0.0598628 0.10496 0.124356 0 0.202542L0.04336 0.36052C0.11832 0.491188 0.344328 0.512073 0.405376 0.452631C0.430016 0.426391 0.453056 0.396399 0.473936 0.366947C0.493216 0.317675 0.495376 0.257165 0.481936 0.162913L0.482472 0.162913C0.466952 0.0740164 0.453592 -0.0159508 0.31432 0.0193932" koffice:nodeTypes="cccccccc"/>
            <draw:path draw:style-name="gr11" draw:id="shape1220" draw:name="path8257" draw:layer="g14800" svg:width="4.57362920742pt" svg:height="5.77704489048pt" draw:transform="matrix(0.29843218000 0.00000000000 0.00000000000 0.29843218000 27.26720752683pt 7.06052529922pt)" svg:viewBox="0 0 5 6" svg:d="M1.29037 1.71984e-06C1.39047 0.404095 2.09424 1.14493 2.61361 1.14493C2.75608 1.39303 3.09967 1.65495 3.38547 1.77467C3.55142 2.25648 3.86878 3.01344 4.57363 3.14928C4.57363 3.45206 4.57363 3.75542 4.57363 3.75542C4.25588 3.62072 4.05373 3.63742 3.68558 3.83946C3.3175 4.04208 2.67037 4.2781 2.55309 4.69888C2.43576 5.12024 2.12934 5.46793 2.43576 5.77704C1.91014 5.77704 1.59232 5.67572 1.59232 5.67572C2.08582 5.17896 2.47349 4.05993 2.27834 3.72261C2.08433 3.38414 2.07688 3.37206 1.89587 3.05718C1.71493 2.7423 1.02668 2.11833 0 2.24094C0.686526 1.97097 0.803867 1.83626 0.870976 1.4834C0.937872 1.12882 0.778837 1.05398 0.552649 0.826607C1.08846 0.673489 1.28951 0.271122 1.28951 0" koffice:nodeTypes="ccccccccccccccc"/>
            <draw:path draw:style-name="gr11" draw:id="shape1221" draw:name="path8259" draw:layer="g14800" svg:width="2.68069542764pt" svg:height="2.44084735853pt" draw:transform="matrix(0.29843218000 0.00000000000 0.00000000000 0.29843218000 26.89628300096pt 6.90885418674pt)" svg:viewBox="0 0 3 2" svg:d="M1.06398 0.976729C0.964854 0.969946 0.865095 0.97478 0.745996 0.983972C0.263147 1.02261 0.282986 0.899443 0.162647 0.8323L0.0851242 0.805731C-0.0667056 1.04242 0.0021379 1.43996 0.153848 1.65299C0.271029 1.67183 0.265389 1.54382 0.342883 1.54382C0.373169 1.52643 0.399287 1.51146 0.426425 1.49648C0.423646 1.49554 0.421794 1.49554 0.419015 1.4936C0.438836 1.48876 0.453747 1.47862 0.471067 1.47187C0.561555 1.42114 0.635298 1.38057 0.682358 1.34385L0.683284 1.34385C0.752007 1.28686 0.817692 1.23228 0.903995 1.20957C0.873708 1.37478 1.26842 1.25691 1.14691 1.42211L0.965253 1.42211C1.29936 2.27564 -0.0700677 1.50954 0.0837442 2.39448C0.175437 2.41814 0.266583 2.34666 0.326665 2.44085C0.965132 2.15681 2.15062 2.39448 2.24175 1.58876C1.96715 1.16078 1.56045 1.04147 1.06197 0.976738L1.06383 0.976738ZM1.57548 1.65969e-05L1.90953 0.166184L1.4229 0.166184C1.66581 0.379205 2.15188 0.379205 2.33484 0.734243L2.27417 0.782064C2.00082 0.639567 1.69702 0.35602 1.30154 0.308682L1.30154 0.387901C1.34368 0.417847 1.39751 0.446351 1.45213 0.476781C1.45275 0.475843 1.45275 0.475843 1.45306 0.474832C1.45769 0.479162 1.46529 0.482077 1.47029 0.486912C1.50372 0.504786 1.53716 0.524587 1.56625 0.547289C1.76149 0.645347 2.02505 0.677711 2.00019 0.853055L1.45286 0.63955C1.45286 0.757896 1.27002 0.757896 1.45286 0.853055C1.81735 0.947251 2.33442 1.08975 2.54708 0.734227C3.06416 0.0236686 1.93887 0.213505 1.57499 0" koffice:nodeTypes="cccccccccccccccccccccccccccccccccccc"/>
            <draw:path draw:style-name="gr18" draw:id="shape1222" draw:name="path8261" draw:layer="g14800" svg:width="1.69678020241pt" svg:height="0.40487819429pt" draw:transform="matrix(0.29843218000 0.00000000000 0.00000000000 0.29843218000 31.65638566930pt 7.16636481369pt)" svg:viewBox="0 0 2 0" svg:d="M0.458726 0.0612499C1.03493 -0.079822 0.801937 0.0612499 1.14374 0.103164C1.48625 0.145078 1.91316 0.145078 1.57066 0.249007C1.22885 0.353618 1.27209 0.207092 1.05795 0.207092C0.843787 0.207092 0.707065 0.16586 0.561965 0.270472C0.417574 0.374742 -0.139097 0.478672 0.0325131 0.33283C0.202717 0.186306 0.288522 0.103162 0.459424 0.0612499" koffice:nodeTypes="ccccccc"/>
            <draw:path draw:style-name="gr7" draw:id="shape1223" draw:name="path8263" draw:layer="g14800" svg:width="1.59225268043pt" svg:height="0.98553784541pt" draw:transform="matrix(0.29843218000 0.00000000000 0.00000000000 0.29843218000 31.82201193042pt 7.30408565995pt)" svg:viewBox="0 0 2 1" svg:d="M0.462375 0.340782C0.139373 0.0425344 -0.0903833 0.127596 0.0346302 0.406175C0.158291 0.68422 0.0758168 0.406175 0.158291 0.68422C0.240765 0.962265 0.770518 1.11219 1.0077 0.847432C1.45708 1.00213 1.78143 0.470503 1.46721 0.321645C1.15231 0.173319 1.13813 -0.155763 0.896208 0.0861308C0.685379 0.296127 0.628616 0.0207369 0.502926 0.0861308C0.37656 0.152582 0.461739 0.340784 0.461739 0.340784" koffice:nodeTypes="cccccccc"/>
            <draw:path draw:style-name="gr7" draw:id="shape1224" draw:name="path8265" draw:layer="g14800" svg:width="1.07741933507pt" svg:height="0.88379048426pt" draw:transform="matrix(0.29843218000 0.00000000000 0.00000000000 0.29843218000 31.51483749026pt 7.36257040132pt)" svg:viewBox="0 0 1 1" svg:d="M0.912335 0.0528909C0.677202 -0.076998 0.619955 0.0770552 0.483206 0.0468742C0.347022 0.015159 0.381483 0.0468742 0.14302 0.262348C-0.0954429 0.478326 0.00683625 0.632884 0.14302 0.694808C0.279204 0.755727 0.176402 0.911289 0.415396 0.879572C0.653303 0.849368 0.857861 0.725517 0.994045 0.632884C1.13079 0.54025 1.07634 0.386195 0.994045 0.355486C0.912335 0.325283 1.03515 0.120377 0.912335 0.0529157" koffice:nodeTypes="cccccccc"/>
            <draw:path draw:style-name="gr18" draw:id="shape1225" draw:name="path8267" draw:layer="g14800" svg:width="1.16382885848pt" svg:height="0.37012200597pt" draw:transform="matrix(0.29843218000 0.00000000000 0.00000000000 0.29843218000 31.59655122480pt 7.59830994096pt)" svg:viewBox="0 0 1 0" svg:d="M0.4824 0.0970877L0.737749 0.128689C0.765453 0.208836 0.59621 0.144001 0.539594 0.208836C0.413071 0.151169 0.26864 0.148562 0.132296 0.141395C0.0900934 0.154755 0.0484946 0.17267 0.0225255 0.196781C0.00638654 0.212093 0.00112196 0.228057 0 0.243368L0.00604132 0.264871C0.0233886 0.312762 0.104256 0.357071 0.262556 0.366194L0.242361 0.369796C0.640985 0.378264 0.871504 0.220254 1.16383 0.0971023L0.993401 0.0971023C0.851861 -0.0951197 0.681427 0.0492107 0.482693 0.0971023" koffice:nodeTypes="cccccccccccc"/>
            <draw:path draw:style-name="gr6" draw:id="shape1226" draw:name="path8269" draw:layer="g14800" svg:width="0.56732204265pt" svg:height="0.31429338883pt" draw:transform="matrix(0.29843218000 0.00000000000 0.00000000000 0.29843218000 31.92860783144pt 7.41611846274pt)" svg:viewBox="0 0 1 0" svg:d="M0.320386 2.84217e-15C0.468186 2.84217e-15 0.587074 0.055696 0.564578 0.13388C0.542658 0.2126 0.398034 0.33363 0.242194 0.311674C0.0868978 0.28865 -0.0352062 0.212602 0.00924176 0.145662C0.0537218 0.0787176 0.275402 0 0.320386 0" koffice:nodeTypes="ccccc"/>
            <draw:path draw:style-name="gr33" draw:id="shape1227" draw:name="path8271" draw:layer="g14800" svg:width="0.40676340246pt" svg:height="0.22566059445pt" draw:transform="matrix(0.29843218000 0.00000000000 0.00000000000 0.29843218000 31.95231903704pt 7.42922345538pt)" svg:viewBox="0 0 0 0" svg:d="M0.230221 0C0.336253 0 0.420869 0.040696 0.404797 0.0963936C0.389837 0.151554 0.285917 0.239378 0.173989 0.223848C0.0620692 0.20832 -0.0246908 0.151552 0.00637318 0.104426C0.0385332 0.0578344 0.197557 0.0010704 0.229685 0.0010704" koffice:nodeTypes="ccccc"/>
            <draw:path draw:style-name="gr6" draw:id="shape1228" draw:name="path8273" draw:layer="g14800" svg:width="0.38558377719pt" svg:height="0.35515599243pt" draw:transform="matrix(0.29843218000 0.00000000000 0.00000000000 0.29843218000 31.61093310584pt 7.45620163767pt)" svg:viewBox="0 0 0 0" svg:d="M0.340057 0.100246C0.183689 0.0113491 0.0401686 -0.0555909 0.00643255 0.0665099C-0.0267674 0.189144 0.0733926 0.355156 0.195465 0.355156C0.318105 0.355156 0.395753 0.333196 0.384505 0.244303C0.373785 0.155407 0.340025 0.100248 0.340025 0.100248" koffice:nodeTypes="ccccc"/>
            <draw:path draw:style-name="gr20" draw:id="shape1229" draw:name="path8275" draw:layer="g14800" svg:width="0.24061527995pt" svg:height="0.22241197674pt" draw:transform="matrix(0.29843218000 0.00000000000 0.00000000000 0.29843218000 31.63252574849pt 7.47583833952pt)" svg:viewBox="0 0 0 0" svg:d="M0.212015 0.0622936C0.114543 0.00713355 0.0240469 -0.034636 0.00423095 0.0414056C-0.0172091 0.119054 0.0459909 0.222412 0.122583 0.222412C0.198663 0.222412 0.247359 0.209028 0.239855 0.153332C0.232655 0.098172 0.212015 0.0622936 0.212015 0.0622936" koffice:nodeTypes="ccccc"/>
            <draw:path draw:style-name="gr10" draw:id="shape1230" draw:name="path8277" draw:layer="g14800" svg:width="1.99172457808pt" svg:height="3.63191848805pt" draw:transform="matrix(0.29843218000 0.00000000000 0.00000000000 0.29843218000 31.44809673373pt 6.64941504074pt)" svg:viewBox="0 0 2 4" svg:d="M1.75602 0.806451L1.75602 0.653875L1.17939 0.828394C1.17939 0.804412 1.20502 0.778898 1.23232 0.753894L0.94321 0.703887C1.28469 0.579376 1.67802 0.553352 1.99172 0.378833C1.70368 -0.172277 0.94321 -0.0217421 0.576603 0.203806L0.576603 1.00393L0.891373 0.829417L0.865746 0.97995C-0.287515 1.33103 0.131471 2.80576 0 3.63192C0.0261856 3.55741 0.105277 3.58242 0.157657 3.58242C0.365002 3.60436 0.350576 3.43495 0.430738 3.3084C0.447822 3.27931 0.470814 3.2543 0.499156 3.23441C0.393343 3.21042 0.299291 3.15786 0.23623 3.00733C-0.261313 2.38223 0.891948 2.2817 0.76102 1.65558C0.951273 1.61578 1.17466 1.57393 1.29597 1.4933C1.41514 1.29378 1.57921 0.893207 1.75609 0.807478" koffice:nodeTypes="cccccccccccccccccc"/>
            <draw:path draw:style-name="gr11" draw:id="shape1231" draw:name="path8279" draw:layer="g14800" svg:width="0.61494115241pt" svg:height="1.15863523776pt" draw:transform="matrix(0.29843218000 0.00000000000 0.00000000000 0.29843218000 31.86454353605pt 6.88552252016pt)" svg:viewBox="0 0 1 1" svg:d="M0.511549 1.37779e-05L0.504398 0.00345825C0.349017 0.145261 -0.00415987 0.620243 3.70794e-05 0.922872C0.225549 1.11424 0.388489 1.04565 0.388489 1.04565C0.493476 1.04798 0.491374 1.10215 0.532534 1.15864C0.69757 0.791445 0.574127 0.338943 0.511518 0" koffice:nodeTypes="cccccc"/>
            <draw:path draw:style-name="gr10" draw:id="shape1232" draw:name="path8281" draw:layer="g14800" svg:width="15.46511875029pt" svg:height="12.16527874037pt" draw:transform="matrix(0.29843218000 0.00000000000 0.00000000000 0.29843218000 34.76348248202pt 19.76197220944pt)" svg:viewBox="0 0 15 12" svg:d="M2.79873 10.049L3.65244 9.17606C7.22494 6.47899 10.8257 3.86064 15.4651 3.75551C13.5456 3.4638 11.5456 3.80835 9.78605 4.39068C8.97041 4.71258 8.1341 5.15688 7.31412 5.47501C8.80837 4.82312 9.46251 3.02975 10.8257 2.02415C10.0253 2.97529 9.19933 3.75551 8.55878 4.76003C8.93289 4.7336 9.22544 4.36318 9.54571 4.3896C10.7447 2.88363 12.1585 1.29515 13.3847 0C12.7718 0.0274994 12.3722 0.608753 11.8921 0.978103C12.1046 0.766738 12.3716 0.502531 12.4782 0.290627C11.5717 0.450769 10.9056 1.21643 10.1852 1.85052C8.90624 3.12033 7.83885 4.33676 6.77199 5.65833L7.01234 5.65833L3.5464 8.03835C3.01297 8.72636 2.13262 8.96307 1.91947 9.86245L2.34578 9.46668L2.39907 9.51898L1.54645 10.524C1.94558 10.4712 2.29249 10.1002 2.6927 9.75731L2.74599 9.8096L2.39907 10.1806C2.53229 10.2059 2.58612 9.91636 2.69216 10.1002C1.81289 10.6556 0.853159 11.2104 0 11.9519C0.47905 11.7664 0.906446 11.2379 1.38549 11.2379C0.986921 11.3695 0.772139 11.7939 0.426307 12.0047C0.799327 11.9254 1.06577 11.5814 1.43933 11.4224L0.879258 12.0834C1.17234 12.0047 1.43933 11.6602 1.73187 11.6602C1.5992 11.8456 1.35995 11.9782 1.14625 12.1362C1.27838 12.2689 1.41214 11.8979 1.59865 12.0047C1.57201 12.03 1.46543 12.057 1.49154 12.1362L1.78516 12.1362C4.34519 10.0991 7.03843 8.40823 10.2645 7.98497C7.43755 7.88036 5.0113 8.85793 2.79819 10.0479" koffice:nodeTypes="ccccccccccccccccccccccccccccccccccc"/>
            <draw:path draw:style-name="gr29" draw:id="shape1233" draw:name="path8283" draw:layer="g14800" svg:width="7.07584835767pt" svg:height="6.45786757791pt" draw:transform="matrix(0.29843218000 0.00000000000 0.00000000000 0.29843218000 35.92327349451pt 20.01288467529pt)" svg:viewBox="0 0 7 6" svg:d="M7.07585 0C5.59306 0.747375 1.71646 3.96063 0 6.45787C2.50255 5.25528 5.36208 1.20877 7.07585 0" koffice:nodeTypes="ccc"/>
            <draw:path draw:style-name="gr30" draw:id="shape1234" draw:name="path8285" draw:layer="g14800" svg:width="2.84718759576pt" svg:height="1.81619575991pt" draw:transform="matrix(0.29843218000 0.00000000000 0.00000000000 0.29843218000 31.27658656615pt 8.40225945770pt)" svg:viewBox="0 0 3 2" svg:d="M2.56608 1.5884C2.59615 1.5634 2.6287 1.5139 2.65934 1.53788C2.65934 1.43786 2.69132 1.21281 2.84719 1.23781C2.75326 0.912737 2.84719 0.562147 2.50279 0.286574C2.22101 0.286574 1.9699 0.162055 1.81272 0.0115107C0.957159 -0.0742228 0.489447 0.333524 0 0.750455C0.0587981 0.834148 0.118847 0.945908 0.12907 1.04746C0.582092 1.10105 1.15459 1.16892 1.2268 1.64658C1.61975 1.74609 2.00952 1.54656 2.28235 1.81294C2.47083 1.83795 2.62802 1.71292 2.78393 1.63841L2.5654 1.63841L2.5654 1.5884" koffice:nodeTypes="cccccccccccc"/>
            <draw:path draw:style-name="gr7" draw:id="shape1235" draw:name="path8287" draw:layer="g14800" svg:width="1.52898171040pt" svg:height="0.95381958897pt" draw:transform="matrix(0.29843218000 0.00000000000 0.00000000000 0.29843218000 31.18149891123pt 8.78052175394pt)" svg:viewBox="0 0 2 1" svg:d="M1.19593 0.0552862C0.81915 -0.0163677 0.694657 -0.0268263 0.398664 0.0746392C0.270204 0.17035 0.148363 0.255078 0.0741912 0.368571C0.0861607 0.425052 0.0463942 0.460621 0.0159264 0.500369C0.00702343 0.537505 0 0.57725 0 0.621185C0.227787 0.95382 0.714491 0.95382 1.16941 0.95382C1.46342 0.93656 1.52104 0.732586 1.52898 0.549532L1.52799 0.549532C1.45578 0.30424 1.44856 0.102882 1.19624 0.0552878" koffice:nodeTypes="ccccccccc"/>
            <draw:path draw:style-name="gr8" draw:id="shape1236" draw:name="path8289" draw:layer="g14800" svg:width="5.48963060603pt" svg:height="3.34676498508pt" draw:transform="matrix(0.29843218000 0.00000000000 0.00000000000 0.29843218000 31.35010324832pt 7.98266927563pt)" svg:viewBox="0 0 5 3" svg:d="M3.0133 2.2577C3.01749 2.2577 3.02084 2.25865 3.02512 2.25865C3.02567 2.2577 3.02567 2.25572 3.02596 2.25521C3.02176 2.25668 3.01757 2.25668 3.01305 2.25763ZM3.92177 2.42621C3.94868 2.21018 3.64625 2.2577 3.56377 2.28268L3.67375 2.11417C3.59068 1.82664 3.23382 1.94616 3.0133 1.85014C3.10308 1.99073 3.06376 2.12201 3.02621 2.25574C3.35112 2.14699 3.6227 2.40318 3.92178 2.42719L3.92178 2.42624ZM3.37131 2.85874C3.50934 2.93026 3.67375 3.05125 3.81123 2.93026C3.97676 2.83474 3.97676 2.59472 3.81123 2.49919C3.61876 2.35469 3.5907 2.59472 3.48016 2.69121L3.42576 2.3782L3.42576 2.59569C3.37077 2.6197 3.34219 2.57071 3.31522 2.54671C3.26081 2.42914 3.28496 2.26554 3.02512 2.25966C3.0055 2.33069 2.98639 2.40122 2.98639 2.47519C3.28827 2.42719 3.23384 2.7162 3.37076 2.85972L3.37132 2.85876ZM5.21461 0.745055C5.07714 0.648555 5.13213 0.456536 5.24269 0.480049C5.21461 0.456537 5.1877 0.408533 5.16021 0.432535C5.04686 0.412448 4.89872 0.359549 4.89535 0.274805C4.73095 0.157731 4.55026 0.119524 4.3836 0.0901331C3.59297 0.00392007 3.0195 0.677458 2.32594 0.745057L2.32594 0.697544L2.07848 0.745057L2.18847 0.817063C1.74798 1.05709 1.39054 1.13008 0.895618 0.96059L1.14364 0.745055C1.28055 0.456536 1.30806 0.265006 1.28055 0C0.950055 0.240025 0.757021 0.553036 0.537625 0.865068C0.372086 1.00859 -0.233369 1.1291 0.0971381 1.41712C0.427637 1.20159 1.06004 1.1291 1.38997 1.17661C1.52745 1.05709 1.72104 0.984592 1.88546 1.08109L1.49995 1.20159C1.58244 1.32111 1.63799 1.46464 1.83102 1.41712C1.96794 1.34511 1.99656 1.22559 2.07848 1.1291L1.83102 1.03308C1.94045 1.00957 2.02236 0.88858 2.13292 0.984592C2.27095 1.17759 2.10652 1.34511 2.02293 1.51362C2.76587 1.96918 2.07851 2.56974 2.49091 3.07476L1.99656 3.07476C1.96848 3.26727 2.21596 3.21927 2.32594 3.29128C2.68395 2.76224 3.39994 3.55531 3.81182 3.29128L3.72934 3.12277L3.86625 3.12277C3.89316 3.14775 3.97735 3.17077 3.97735 3.24327L4.00376 3.24327L4.00376 3.14677L3.97735 3.14677C3.78489 2.93026 3.61936 3.21927 3.48075 3.19527C3.26135 3.02627 3.34328 2.69023 2.9864 2.64272L2.93082 2.93026C2.65587 2.85874 2.90333 2.49919 2.57338 2.59472C2.68336 2.52172 2.57338 2.40221 2.68336 2.33069C2.73835 2.35469 2.73835 2.4022 2.73835 2.47519L2.98638 2.47519L2.87582 2.33069L2.82142 2.3782L2.73785 2.16218C2.82142 1.99367 2.95838 2.3057 2.98588 2.06568C2.9303 2.06568 2.90281 2.09066 2.87532 2.11417L2.82092 1.94615C2.37987 1.94615 2.65483 1.32111 2.4893 1.08108C2.82092 1.24959 2.59984 1.65813 2.82092 1.82566C3.04033 1.80263 3.12225 1.61012 3.17781 1.46562C3.34222 1.51362 3.26088 1.65813 3.26088 1.77863L3.42585 1.77863C3.70025 1.99367 4.11324 2.21018 4.00381 2.5467C4.33376 2.61871 4.55428 3.00324 4.47179 3.29128L4.60927 3.29128C4.85616 3.31626 4.96615 3.09877 4.91172 2.93026C4.36181 2.95426 4.85614 2.52172 4.55428 2.33069C4.38875 2.21018 4.25183 2.35469 4.22434 2.49821L4.1138 2.42621L4.1682 2.3782C4.30623 2.18618 4.05822 1.96967 3.86519 1.94616C3.86519 1.82566 3.59023 1.75365 3.75521 1.63315L3.61829 1.46562C3.18903 1.48571 3.19408 1.10999 3.02125 0.962547C3.28273 1.08697 3.49429 1.02868 3.61829 1.20159C3.81076 1.72965 4.14071 2.11417 4.71867 2.25868L4.74616 2.04167C4.69058 1.77765 4.38816 1.85014 4.36122 1.94616C4.66424 1.3701 3.61829 1.65813 3.75633 1.08109C3.3714 1.20159 3.23392 0.793061 3.01339 0.648555C3.0678 0.50503 3.37083 0.529033 3.48025 0.529033L3.48025 0.553035C3.42585 0.648555 3.34277 0.577037 3.26085 0.601039C3.31525 0.697539 3.37083 1.05708 3.72828 0.96059L3.72828 0.769056C3.61829 0.888578 3.50887 0.769056 3.42582 0.697541C4.00378 0.336525 4.60869 0.96059 5.10416 0.98557L5.10416 0.912584C5.04858 0.768079 4.91114 0.888582 4.85557 0.817063C4.85557 0.721544 4.88416 0.624553 4.80167 0.553037C4.66477 0.505033 4.41675 0.456536 4.3062 0.601041L4.16816 0.384529C4.11376 0.577038 3.89321 0.384529 3.75574 0.384529C3.92127 0.241004 4.25178 0.336525 4.41618 0.313013L4.36119 0.432535C4.44368 0.456537 4.49867 0.384531 4.55422 0.336526C4.9661 0.432535 5.10469 0.745057 5.29716 0.98557L5.48963 0.817064C5.43405 0.625534 5.29716 0.865068 5.21411 0.745058" koffice:nodeTypes="cccccccccccccccccccccccccccccccccccccccccccccccccccccccccccccccccccccccccccccccccccccccccccccccccccccccccccccccc"/>
            <draw:path draw:style-name="gr10" draw:id="shape1237" draw:name="path8291" draw:layer="g14800" svg:width="1.73751269808pt" svg:height="0.32991144098pt" draw:transform="matrix(0.29843218000 0.00000000000 0.00000000000 0.29843218000 32.65501854354pt 7.91218986078pt)" svg:viewBox="0 0 2 0" svg:d="M0.293491 0C0.360898 0.152566 0.100328 0.102736 0 0.186709C0.105317 0.207625 0.238088 0.237769 0.388331 0.284523C0.876498 0.350656 1.39311 0.375878 1.73751 0.135649C1.2234 0.210701 0.709784 0.120577 0.292999 0" koffice:nodeTypes="ccccc"/>
            <draw:path draw:style-name="gr10" draw:id="shape1238" draw:name="path8293" draw:layer="g14800" svg:width="3.16634201280pt" svg:height="1.94879480946pt" draw:transform="matrix(0.29843218000 0.00000000000 0.00000000000 0.29843218000 27.86639249546pt 8.65951296013pt)" svg:viewBox="0 0 3 2" svg:d="M2.80596 1.30594C2.80596 1.01438 3.10306 0.611433 2.9138 0.206991C2.56373 -0.232589 2.07755 0.17036 1.6461 0.133728C1.26758 0.317634 1.02552 0.720582 0.917678 1.27006L0.836805 1.12353C0.890638 1.04952 0.944529 0.977752 0.917678 0.867108L0 1.71038C0.593578 1.89354 1.05291 0.757213 1.40281 1.92943C1.99694 1.673 3.02163 2.4804 3.15697 1.19679C3.15944 1.20282 3.16437 1.20875 3.16634 1.21399C3.12122 1.05625 3.08272 0.890288 3.0563 0.731052C3.04365 0.986726 2.98422 1.21025 2.80598 1.30594" koffice:nodeTypes="cccccccccccc"/>
            <draw:path draw:style-name="gr34" draw:id="shape1239" draw:name="path8295" draw:layer="g14800" svg:width="1.99873571106pt" svg:height="2.14525525402pt" draw:transform="matrix(0.29843218000 0.00000000000 0.00000000000 0.29843218000 28.79040611629pt 8.44501831482pt)" svg:viewBox="0 0 2 2" svg:d="M1.59454 0.233502C1.53832 0.176374 1.47141 0.133115 1.40129 0.0970637C1.34722 0.0970637 1.28618 0.0765407 1.24282 0.0377152C1.15716 0.0138698 1.06722 0 0.974608 0L0.70211 0.0377152C0.653406 0.0549075 0.595576 0.0787612 0.503493 0.10926L0.108946 0.489179C-0.00401722 0.586794 0.0698394 0.806981 0.0163283 0.915134C-0.00830386 1.11868 -0.0259782 1.56294 0.126077 1.80531C0.377157 2.04491 0.784556 2.20964 1.21177 2.12089C1.73588 2.06654 1.94627 1.49583 1.99874 1.03327C1.93076 0.560726 1.88096 0.477532 1.59561 0.232941" koffice:nodeTypes="cccccccccccc"/>
            <draw:path draw:style-name="gr27" draw:id="shape1240" draw:name="path8297" draw:layer="g14800" svg:width="35.84999259184pt" svg:height="22.61427211440pt" draw:transform="matrix(0.29843218000 0.00000000000 0.00000000000 0.29843218000 22.52646432517pt 15.26263774728pt)" svg:viewBox="0 0 36 23" svg:d="M0.0523147 3.94953L0 18.6736C0.0785559 20.113 0.287937 21.5485 1.17933 22.6143L6.41485 22.5764L28.8183 22.5764L28.8183 22.5611C30.8897 22.5611 32.4192 22.5611 34.8545 22.5611C35.2739 21.6555 35.5614 20.7248 35.6934 19.7383L35.85 3.81804C25.3677 -1.32095 10.4564 -1.26775 0.0525853 3.95057" koffice:nodeTypes="cccccccccc"/>
            <draw:path draw:style-name="gr10" draw:id="shape1241" draw:name="path8299" draw:layer="g14800" svg:width="33.26382706477pt" svg:height="5.09502848017pt" draw:transform="matrix(0.29843218000 0.00000000000 0.00000000000 0.29843218000 22.86856716043pt 21.96297017835pt)" svg:viewBox="0 0 33 5" svg:d="M0.00015905 1.14762e-14C0.455059 0.669247 0.891526 1.26444 1.55104 1.80718C3.60297 4.21874 7.62974 3.18513 9.96731 3.42462C12.513 3.66248 15.0328 3.05324 16.8506 5.09503C17.4481 4.45876 18.1494 4.03386 18.9545 3.82195C24.0297 2.73861 30.1121 5.52588 33.2638 0L0 0" koffice:nodeTypes="ccccccc"/>
            <draw:path draw:style-name="gr11" draw:id="shape1242" draw:name="path8301" draw:layer="g14800" svg:width="33.20792135160pt" svg:height="22.45433576321pt" draw:transform="matrix(0.29843218000 0.00000000000 0.00000000000 0.29843218000 22.78822014523pt 15.80155084987pt)" svg:viewBox="0 0 33 22" svg:d="M15.1164 15.1854C15.25 15.6177 15.3039 15.806 15.291 16.1311C15.2643 16.795 14.9285 17.1607 14.9285 17.3219C14.9285 17.4837 14.8474 17.4988 15.1836 17.7407C15.5199 17.9847 16.0704 18.4446 16.6071 18.9039C17.1443 19.3638 17.6551 19.6889 17.8297 20.027C18.0037 20.3641 18.2047 20.4734 18.4872 20.5269C18.7697 20.5811 18.8766 20.9052 18.8766 20.9052C18.8682 21.0788 19.165 21.3515 19.381 21.3759C19.7435 21.4159 19.9981 21.4423 20.0652 21.3493C20.0937 21.3087 20.0475 21.2032 20.0072 21.0966C19.9745 21.0079 19.8638 20.8131 19.7362 20.7553C19.5649 20.6774 19.5354 20.6811 19.3828 20.5648C19.2737 20.4826 19.0685 20.3084 18.9133 20.2046C18.612 20.0048 18.7775 19.8647 18.2858 19.5812C17.991 19.4103 16.3413 17.6075 16.2252 17.4237C16.0737 17.1856 16.0447 17.0888 16.4346 16.7111C16.8381 16.3183 17.1319 15.8217 17.2119 15.47C17.2924 15.1178 17.1985 14.7673 17.2796 14.6985C17.3595 14.632 17.6271 14.7786 18.0175 14.7926C18.4338 14.8062 18.8904 14.8873 19.4813 14.7673C20.0722 14.6444 20.395 14.5367 20.4616 14.4827C20.5289 14.4291 20.4746 14.4827 20.502 14.6444C20.5289 14.8062 20.69 14.9966 20.9172 15.1995C21.1466 15.4024 21.455 15.5777 21.8713 15.8482C22.2882 16.1176 23.0892 16.7208 23.3841 16.9914C23.68 17.2619 23.7407 17.5903 23.9024 17.8073C24.0625 18.0226 24.9339 18.8996 25.2159 19.2253C25.4979 19.5488 25.8257 20.0233 25.9062 20.2673C25.9863 20.5102 26.2479 20.7288 26.2887 20.7975C26.329 20.8651 26.5708 21.0268 26.8388 21.365C27.1075 21.7031 27.0145 21.5944 27.0537 21.8659C27.0972 22.1565 27.1165 22.4303 27.4599 22.4471C28.0201 22.4746 28.0824 22.4216 28.2028 22.3264C28.3237 22.2328 28.271 22.222 28.1362 22.0067C28.0024 21.7887 27.8322 21.6766 27.5646 21.3785C27.296 21.081 27.3911 20.8397 27.2606 20.7217C26.2909 19.8518 25.8799 19.0067 25.6403 18.5814C25.203 17.8073 25.2869 17.6119 24.8173 17.058C24.3472 16.5034 24.3946 16.7408 23.9788 16.0224C23.5625 15.306 23.0123 14.6168 22.9183 14.5222C23.4013 14.414 23.6032 14.4269 23.8584 14.2376C24.1131 14.0499 24.0723 13.9146 24.2199 13.9406C24.3682 13.967 24.4214 14.1023 24.878 14.1175C25.3346 14.1299 25.7778 14.1423 26.3017 14.211C26.8259 14.2787 27.4163 14.2787 27.6312 14.3327C27.8466 14.3869 28.0341 14.5481 28.263 14.6709C28.4902 14.7926 28.7196 14.8062 28.9877 15.009C29.2552 15.2109 29.4443 15.3472 29.9277 15.6978C30.4107 16.05 30.8943 16.3741 31.0285 16.6186C31.1623 16.8626 31.31 16.9703 31.5115 16.9703C31.7123 16.9703 31.8472 17.0379 31.8607 17.1191C31.874 17.2007 31.8397 17.3371 31.9203 17.4859C32.0014 17.6346 32.2232 17.7418 32.5053 17.7683C32.7879 17.7942 33.2574 17.7942 33.2037 17.5665C33.1704 17.4215 32.805 17.1099 32.6262 17.0244C31.881 16.6711 31.96 16.4568 31.7838 16.3129C31.1778 15.8185 29.7639 14.7937 29.4282 14.415C28.992 13.9227 29.101 13.9183 28.3698 13.6597C27.8724 13.4834 27.2681 12.997 27.0526 12.8482C26.8383 12.6999 25.9917 12.3597 25.8047 12.3186C25.953 11.6157 26.0061 10.4526 25.953 10.1144C25.8987 9.77629 25.7784 9.23526 25.7784 9.15519C25.7784 9.07241 25.8584 9.16764 25.8584 9.05997C26.1936 9.41055 26.3011 9.62859 26.6368 9.59992C26.9731 9.57341 27.0672 9.47818 27.0672 9.43814C27.268 9.37052 27.4157 9.26286 27.3895 9.16763C27.483 9.0459 27.7123 8.26196 27.578 7.8562C27.4168 8.24843 27.2154 8.46485 27.0273 8.34365C26.8398 8.22192 26.9333 7.81616 27.0531 7.61328C27.174 7.41039 27.3895 6.85584 27.376 6.65296C27.3626 6.45008 27.2949 6.31482 27.174 6.24719C27.2277 5.86739 27.268 5.31392 27.0671 5.09735C26.8656 4.88181 26.8791 4.73282 26.8791 4.6113C26.8791 4.4887 26.8125 4.36719 26.7045 4.15057C26.5971 3.93502 26.4767 3.7448 26.4633 3.5694C26.4493 3.394 26.4487 3.28515 26.2479 3.04211C26.0464 2.79909 25.9126 2.50109 25.7913 2.43346C25.6435 2.14921 25.5903 1.95157 24.878 1.81211C24.7174 1.55534 24.7039 1.39259 24.5825 1.3387C24.5019 1.13561 24.3956 1.13561 24.3005 1.10855C24.1925 0.94679 24.0582 0.892687 23.9782 0.879162C23.9518 0.716314 23.6435 0.486921 23.4958 0.445803C23.3486 0.405764 23.2271 0.419294 23.2271 0.419294L23.1858 0.391701C23.0929 0.298104 23.1192 0.325152 22.864 0.270512C22.6089 0.21641 22.2467 0.445803 22.2065 0.486921C21.9244 0.298104 21.6284 0 21.535 0C21.441 0 21.535 0.324073 21.4947 0.365732C21.333 0.230476 21.2529 0.121189 21.1584 0.0811532C21.0644 0.0411222 21.0515 0.298104 21.0644 0.43336C20.6884 0.24292 20.2994 0.162848 20.1108 0.176373C19.9239 0.189895 19.3192 0.392783 19.1037 0.717397C18.8894 1.04201 18.7412 1.4613 18.9565 1.70433C19.0902 1.40742 19.2654 0.717397 19.8428 0.622177C19.9368 0.663291 19.9239 0.63624 19.7756 0.743906C19.6285 0.852652 19.252 1.12316 19.2649 1.29856C19.2787 1.47505 19.3985 1.4613 19.4399 1.47505C19.4534 1.78467 19.5871 1.50145 19.7354 1.44756C19.5871 1.64941 19.5871 1.67792 19.5871 1.74447C19.7487 1.69059 19.8787 1.61132 19.8787 1.61132C19.854 1.75188 19.8971 1.74555 19.8337 1.80685C19.6275 2.00654 19.2573 2.28868 19.1381 2.38693C18.8766 2.60253 18.386 2.79908 18.2206 2.88148C18.0552 2.96497 17.7985 3.16466 17.7695 3.22915C17.7051 3.37074 17.7207 3.74058 17.6718 3.90753C17.6326 4.04382 17.7012 4.13683 17.7915 4.18649C17.8823 4.23616 18.0138 4.24459 18.0471 4.24459C18.0804 4.24459 18.1212 4.3693 18.1212 4.3693C18.4188 4.27737 18.7314 4.08715 18.7894 4.05334C18.8887 4.07027 18.9881 4.0449 18.8226 4.15267C18.6573 4.26044 18.3515 4.48551 18.3936 4.60177C18.4349 4.71695 18.4349 4.66729 18.4349 4.66729C18.3598 4.74969 18.3855 4.79194 18.4349 4.85854C18.4842 4.92509 18.7561 5.04135 18.8801 4.99061C19.0037 4.94094 19.2926 4.66729 19.4081 4.60069C19.5241 4.53414 19.8455 4.4591 20.0024 4.40099C20.1587 4.34289 20.3725 4.2013 20.5966 4.22663C20.819 4.25092 21.1246 4.44222 21.405 4.42637C21.686 4.40944 22.2635 4.20975 22.3779 4.07762C22.0733 4.42637 22.0566 4.44325 21.7843 4.54258C21.5119 4.64191 20.6685 4.96631 20.5524 5.08257C20.4381 5.19868 19.9438 5.69642 19.8284 5.81274C19.7132 5.92906 19.515 6.11085 19.285 6.34295C19.0545 6.57558 19.0051 6.69083 19.0051 6.80714C18.8403 7.03924 18.7088 7.08901 18.7088 7.08901C18.9552 7.10633 18.8564 7.17179 18.9719 7.17179C18.8404 7.35466 18.7415 7.56999 18.7914 7.70308C18.7249 7.78532 18.4783 8.01687 18.4117 8.03364C18.6422 8.03364 18.676 8.13319 18.8237 8.10019C18.9725 8.06773 18.5284 8.18297 18.676 8.6477C18.1158 8.63093 17.3255 8.6477 16.9141 8.49892C16.5027 8.3496 15.663 7.98549 15.3009 7.95032C14.9389 7.91786 14.3787 7.90163 14.0826 7.91786C13.7862 7.93463 13.4407 8.13318 13.0949 8.23273C12.5184 8.24951 12.1564 8.13318 11.7615 8.13318C11.3662 8.13318 11.169 8.10019 10.7903 8.16672C10.4111 8.23273 10.3455 8.31605 9.7202 8.51461C9.09446 8.71424 8.94839 8.73967 8.01956 8.99557C7.09085 9.25094 6.66855 9.33588 6.33119 9.42136C5.99387 9.50576 5.17361 9.67618 5.08932 9.68755C5.00499 9.69945 4.30555 10.0035 4.2212 10.089C4.13686 10.1733 3.75114 10.3806 3.75114 10.3806C3.5094 10.4039 3.26826 10.5126 2.79819 10.6955C2.32814 10.8783 1.71251 11.1943 1.5197 11.388C1.3269 11.5822 0.470592 12.6032 0 12.6388C0.627456 12.6264 1.14629 12.4933 1.2785 12.3716C1.00135 12.6134 0.940647 12.6632 0.940647 12.6632C1.77321 12.3218 2.26755 12.067 2.41259 11.8858C2.52105 11.9225 2.79819 11.8008 2.97929 11.7397C2.78649 11.9582 1.72497 12.8818 1.14645 13.1853C1.49558 13.1853 1.98976 13.149 2.40023 12.8574C2.09951 13.0879 1.86964 13.1977 1.86964 13.1977C2.76183 12.8947 2.90692 12.8449 3.30494 12.602C3.70301 12.3597 3.89581 12.067 4.08872 12.0556C3.66653 12.529 3.01549 13.1355 2.6893 13.3551C2.36381 13.5742 1.70149 13.9989 1.30234 14.1689C1.67613 14.1932 1.85781 14.3393 2.91869 13.7442C2.49651 14.1331 2.00233 14.4724 1.67613 14.6065C2.18266 14.5703 2.38794 14.5335 2.62914 14.4361C2.30359 14.7521 2.03773 14.8981 2.03773 14.8981C2.83386 14.5822 3.61765 14.2906 4.0882 13.9016C4.02817 14.0114 3.89539 14.1212 4.12415 13.9746C4.35289 13.8285 4.5104 13.6711 4.60655 13.6711C4.7032 13.6711 4.0398 14.1563 3.69019 14.3517C4.34123 14.2062 4.73715 14.0049 5.19753 13.7106C5.78836 13.3308 6.76505 12.5901 7.04273 12.4457C6.68125 12.8818 5.90928 13.6955 5.37852 13.9989C6.2713 13.854 6.76494 13.7442 7.54926 12.8693C8.33352 11.9956 9.20219 10.5856 9.51538 10.2583C9.82841 9.92939 10.384 9.37159 10.6854 9.20171C10.9871 9.03128 11.9279 8.73967 12.0005 8.83706C12.0723 8.9339 12.0123 8.87384 11.7954 9.12867C11.5784 9.38349 11.3818 9.7476 11.2076 10.128C11.0331 10.5055 10.8113 11.2295 10.7376 11.4059C10.6082 11.7174 10.375 12.4257 10.3213 12.6972C10.2677 12.9678 10.1876 13.9146 10.1876 14.2251C10.1876 14.5367 9.8385 15.1443 9.67681 15.2931C9.51575 15.4424 9.24715 15.7806 8.99193 15.9434C8.73686 16.1047 8.69656 16.1176 8.72333 16.4017C8.75005 16.6862 8.84415 17.0243 8.68312 17.6465C8.52206 18.2677 8.30707 19.1755 8.17277 19.5266C8.03847 19.8793 7.87742 20.0677 7.85055 20.2976C7.82375 20.5269 7.9182 20.4734 7.97132 20.7439C8.02501 21.0144 7.8908 21.2021 7.83702 21.2827C7.78341 21.3639 7.66248 21.4451 7.70272 21.7156C7.743 21.985 8.2108 22.2431 8.5875 22.2431C8.89634 22.2431 8.85873 22.1997 8.81361 21.9071C8.77613 21.6642 8.5934 21.457 8.56283 21.2287C8.4764 20.5778 8.83144 20.5502 8.77068 20.2164C8.71915 19.9302 9.03064 18.6523 9.31434 17.7396C9.4438 17.3219 9.96108 16.5147 10.3483 16.1452C10.7592 15.753 12.2156 15.4749 12.8087 14.9761C13.2405 14.6136 13.7837 14.1997 13.9609 13.9822C14.6188 14.6823 14.9954 14.672 15.1297 15.2265L15.1158 15.1865" koffice:nodeTypes="cccccccccccccccccccccccccccccccccccccccccccccccccccccccccccccccccccccccccccccccccccccccccccccccccccccccccccccccccccccccccccccccccccccccccccccccccccccccccccccccccccccccccccccccccccccccccccccccccccc"/>
            <draw:path draw:style-name="gr35" draw:id="shape1243" draw:name="path8303" draw:layer="g14800" svg:width="0.25178718266pt" svg:height="0.39796528786pt" draw:transform="matrix(0.29843218000 0.00000000000 0.00000000000 0.29843218000 29.01550679828pt 15.89983745901pt)" svg:viewBox="0 0 0 0" svg:d="M0.251787 0.397965C0.174669 0.214523 0.0929786 0.0560801 0 0" koffice:nodeTypes="cc"/>
            <draw:path draw:style-name="gr28" draw:id="shape1244" draw:name="path8305" draw:layer="g14800" svg:width="0.27954200000pt" svg:height="0.27793600000pt" draw:transform="matrix(0.29843218000 0.00000000000 0.00000000000 0.29843218000 21.52167850948pt 10.76731846009pt)" svg:viewBox="0 0 0 0" svg:d="M0 0.139236C0 0.061588 0.0626 0 0.139771 0C0.216779 0 0.279542 0.062656 0.279542 0.139236C0.279542 0.215276 0.216886 0.277936 0.139771 0.277936C0.0627632 0.277936 0 0.21528 0 0.139236" koffice:nodeTypes="ccccc"/>
            <draw:path draw:style-name="gr28" draw:id="shape1245" draw:name="path8307" draw:layer="g14800" svg:width="0.24500200000pt" svg:height="0.24580400000pt" draw:transform="matrix(0.29843218000 0.00000000000 0.00000000000 0.29843218000 21.42514906901pt 10.76603997663pt)" svg:viewBox="0 0 0 0" svg:d="M0 0.12317C0 0.0546256 0.055056 0 0.122474 0C0.190482 0 0.245002 0.055696 0.245002 0.12317C0.245002 0.190114 0.190482 0.245804 0.122474 0.245804C0.0550496 0.245804 0 0.190108 0 0.12317" koffice:nodeTypes="ccccc"/>
            <draw:path draw:style-name="gr6" draw:id="shape1246" draw:name="path8309" draw:layer="g14800" svg:width="0.76008720017pt" svg:height="1.47386544162pt" draw:transform="matrix(0.29843218000 0.00000000000 0.00000000000 0.29843218000 21.88988055198pt 6.65890601494pt)" svg:viewBox="0 0 1 1" svg:d="M0 0C0.189462 0.289311 0.668998 1.14619 0.760087 1.47387C0.406702 0.895239 0.0719469 0.176187 0 0" koffice:nodeTypes="ccc"/>
            <draw:path draw:style-name="gr6" draw:id="shape1247" draw:name="path8311" draw:layer="g14800" svg:width="0.13548700000pt" svg:height="0.02694324828pt" draw:transform="matrix(0.29843218000 0.00000000000 0.00000000000 0.29843218000 22.42528316263pt 7.70922207648pt)" svg:viewBox="0 0 0 0" svg:d="M0 0.019816C0.047608 0.033736 0.0953224 0.027336 0.135487 0L0 0.019816" koffice:nodeTypes="ccc"/>
            <draw:path draw:style-name="gr6" draw:id="shape1248" draw:name="path8313" draw:layer="g14800" svg:width="0.14560800000pt" svg:height="0.07122400000pt" draw:transform="matrix(0.29843218000 0.00000000000 0.00000000000 0.29843218000 22.42240651516pt 7.70458873783pt)" svg:viewBox="0 0 0 0" svg:d="M0.145608 0.014456C0.108232 0.032128 0.0578896 0.055152 0 0.071224L0.02024 0C0.052264 0.00216 0.092424 0.011248 0.145498 0.014456" koffice:nodeTypes="cccc"/>
            <draw:path draw:style-name="gr6" draw:id="shape1249" draw:name="path8315" draw:layer="g14800" svg:width="0.17608000000pt" svg:height="0.03360759153pt" draw:transform="matrix(0.29843218000 0.00000000000 0.00000000000 0.29843218000 22.43742911361pt 7.75764711449pt)" svg:viewBox="0 0 0 0" svg:d="M0 0C0.05452 0.040696 0.121938 0.040696 0.17608 0.019816L0 0" koffice:nodeTypes="ccc"/>
            <draw:path draw:style-name="gr6" draw:id="shape1250" draw:name="path8317" draw:layer="g14800" svg:width="0.19862600000pt" svg:height="0.07721684578pt" draw:transform="matrix(0.29843218000 0.00000000000 0.00000000000 0.29843218000 22.43074876894pt 7.74885792867pt)" svg:viewBox="0 0 0 0" svg:d="M0.198626 0.050336C0.142394 0.080328 0.0754552 0.087824 0 0.05944L0.044344 0C0.080648 0.032664 0.130991 0.057832 0.197931 0.050336" koffice:nodeTypes="cccc"/>
            <draw:path draw:style-name="gr6" draw:id="shape1251" draw:name="path8319" draw:layer="g14800" svg:width="0.03411019473pt" svg:height="0.16922500000pt" draw:transform="matrix(0.29843218000 0.00000000000 0.00000000000 0.29843218000 22.30000324343pt 7.55132352001pt)" svg:viewBox="0 0 0 0" svg:d="M0.033736 0.169225C0.033736 0.108713 0.040136 0.0471256 0 0L0.033736 0.169225" koffice:nodeTypes="ccc"/>
            <draw:path draw:style-name="gr6" draw:id="shape1252" draw:name="path8321" draw:layer="g14800" svg:width="0.07438400000pt" svg:height="0.16922500000pt" draw:transform="matrix(0.29843218000 0.00000000000 0.00000000000 0.29843218000 22.29886872365pt 7.55132352001pt)" svg:viewBox="0 0 0 0" svg:d="M0.0038 0C0.043424 0.044984 0.068488 0.10871 0.074384 0.169225L0 0.169225C0.016496 0.109785 0.021312 0.0594424 0.00312 0" koffice:nodeTypes="cccc"/>
            <draw:path draw:style-name="gr6" draw:id="shape1253" draw:name="path8323" draw:layer="g14800" svg:width="0.17613300000pt" svg:height="0.05593446129pt" draw:transform="matrix(0.29843218000 0.00000000000 0.00000000000 0.29843218000 22.08743024036pt 7.66862885387pt)" svg:viewBox="0 0 0 0" svg:d="M0.176133 0.054624C0.115189 0.060544 0.047608 0.047104 0 0L0.176133 0.054624" koffice:nodeTypes="ccc"/>
            <draw:path draw:style-name="gr6" draw:id="shape1254" draw:name="path8325" draw:layer="g14800" svg:width="0.18041800000pt" svg:height="0.09211200000pt" draw:transform="matrix(0.29843218000 0.00000000000 0.00000000000 0.29843218000 22.08740445582pt 7.66830941206pt)" svg:viewBox="0 0 0 0" svg:d="M8.64e-05 0C0.0685824 0.010712 0.125345 0.011784 0.172418 0.017672L0.180418 0.092112C0.109834 0.063728 0.049268 0.028384 0 0.0010736" koffice:nodeTypes="cccc"/>
            <draw:path draw:style-name="gr6" draw:id="shape1255" draw:name="path8327" draw:layer="g14800" svg:width="0.11561900000pt" svg:height="0.08140000000pt" draw:transform="matrix(0.29843218000 0.00000000000 0.00000000000 0.29843218000 22.12995754225pt 7.85257815220pt)" svg:viewBox="0 0 0 0" svg:d="M0.115619 0C0.0680112 0.013384 0.020296 0.041768 0 0.0814L0.115619 0" koffice:nodeTypes="ccc"/>
            <draw:path draw:style-name="gr6" draw:id="shape1256" draw:name="path8329" draw:layer="g14800" svg:width="0.12579400000pt" svg:height="0.11835200000pt" draw:transform="matrix(0.29843218000 0.00000000000 0.00000000000 0.29843218000 22.12987684618pt 7.84187064433pt)" svg:viewBox="0 0 0 0" svg:d="M0.0001632 0.11835L0.105018 0L0.125794 0.072296L0 0.118352" koffice:nodeTypes="cccc"/>
            <draw:path draw:style-name="gr6" draw:id="shape1257" draw:name="path8331" draw:layer="g14800" svg:width="0.05445352535pt" svg:height="0.17565100000pt" draw:transform="matrix(0.29843218000 0.00000000000 0.00000000000 0.29843218000 22.32417029608pt 7.89524941777pt)" svg:viewBox="0 0 0 0" svg:d="M0.0138055 0C-0.0199305 0.060512 0.0138055 0.134951 0.0544535 0.175651L0.0138055 0" koffice:nodeTypes="ccc"/>
            <draw:path draw:style-name="gr6" draw:id="shape1258" draw:name="path8333" draw:layer="g14800" svg:width="0.07655089423pt" svg:height="0.19332300000pt" draw:transform="matrix(0.29843218000 0.00000000000 0.00000000000 0.29843218000 22.31741530589pt 7.88997552428pt)" svg:viewBox="0 0 0 0" svg:d="M0.0765509 0.193323C0.0241269 0.152627 -0.0111675 0.0921096 0.00323887 0L0.0684629 0.035344C0.0492389 0.075504 0.0385269 0.132809 0.0764629 0.193323" koffice:nodeTypes="cccc"/>
            <draw:path draw:style-name="gr22" draw:id="shape1259" draw:name="path8335" draw:layer="g14800" svg:width="1.99156730758pt" svg:height="1.07033811606pt" draw:transform="matrix(0.29843218000 0.00000000000 0.00000000000 0.29843218000 23.69664244874pt 7.82697213640pt)" svg:viewBox="0 0 2 1" svg:d="M1.99157 0.105944C1.23171 -0.0846444 0.367129 -0.0846444 0 0.676047L0.102015 0.724805C0.104091 0.725881 0.238231 0.789627 0.318872 0.801818C0.363737 0.810128 0.397904 0.857776 0.420353 0.899882C0.627163 0.956395 0.896442 0.565799 0.94288 0.973569C1.12671 0.973569 1.36232 1.1913 1.51944 0.973569C2.43688 1.1913 1.59847 0.403467 1.9912 0.10484" koffice:nodeTypes="cccccccc"/>
            <draw:path draw:style-name="gr6" draw:id="shape1260" draw:name="path8337" draw:layer="g14800" svg:width="0.65216032995pt" svg:height="0.27228494796pt" draw:transform="matrix(0.29843218000 0.00000000000 0.00000000000 0.29843218000 23.95410194597pt 7.89121168491pt)" svg:viewBox="0 0 1 0" svg:d="M0.555649 0.228097C0.453631 0.281749 0.153062 0.29684 0.00468348 0.214405C-0.0588234 0.214405 0.544318 0.269734 0.555649 0.132529C0.567214 -0.00439686 0.237831 0.00929583 0.089491 0.0643454C0.089491 0.0366812 0.403375 -0.0479892 0.555649 0.0366812C0.708182 0.121072 0.658061 0.175284 0.555649 0.228657" koffice:nodeTypes="cccccc"/>
            <draw:path draw:style-name="gr6" draw:id="shape1261" draw:name="path8339" draw:layer="g14800" svg:width="0.45032400391pt" svg:height="0.39392701045pt" draw:transform="matrix(0.29843218000 0.00000000000 0.00000000000 0.29843218000 23.82625216939pt 7.88252858905pt)" svg:viewBox="0 0 0 0" svg:d="M0.450324 0.0206687C0.330956 -0.0746537 -0.0311077 0.178648 0.0021483 0.393927C0.101596 0.212386 0.184652 0.103139 0.450324 0.0206687" koffice:nodeTypes="ccc"/>
            <draw:path draw:style-name="gr18" draw:id="shape1262" draw:name="path8341" draw:layer="g14800" svg:width="0.23664700000pt" svg:height="0.21313800000pt" draw:transform="matrix(0.29843218000 0.00000000000 0.00000000000 0.29843218000 22.49127153128pt 7.88310322804pt)" svg:viewBox="0 0 0 0" svg:d="M0 0C0.0866472 0.023032 0.208264 0.040704 0.236647 0.028384C0.190591 0.115138 0.1387 0.195466 0.086808 0.213138C0.075024 0.126384 0.057888 0.0342744 0.0001072 8e-07" koffice:nodeTypes="cccc"/>
            <draw:path draw:style-name="gr30" draw:id="shape1263" draw:name="path8343" draw:layer="g14800" svg:width="0.52118968584pt" svg:height="0.22793725582pt" draw:transform="matrix(0.29843218000 0.00000000000 0.00000000000 0.29843218000 23.59464692447pt 6.63483229308pt)" svg:viewBox="0 0 1 0" svg:d="M8e-07 0.208121C0.0770088 0.104765 0.202428 -0.00126788 0.289611 0.109049C0.110747 -0.128722 0.553034 0.0806658 0.51935 0.188305L0.456158 0.227937C0.431094 0.157785 0.200286 -0.128719 0.323991 0.095129C0.157015 0.055497 0.12317 0.075313 0 0.209194" koffice:nodeTypes="cccccc"/>
            <draw:path draw:style-name="gr10" draw:id="shape1264" draw:name="path8345" draw:layer="g14800" svg:width="0.62270900000pt" svg:height="0.41138083465pt" draw:transform="matrix(0.29843218000 0.00000000000 0.00000000000 0.29843218000 23.55040877058pt 7.15809409839pt)" svg:viewBox="0 0 1 0" svg:d="M0.622709 0.400302C0.596573 0.294804 0.546773 0.18288 0.570277 0.0581036C0.412351 0.0581036 0.171902 -0.0420388 0 0.0206156C0.0588 0.120758 0.439021 0.478487 0.622705 0.4003" koffice:nodeTypes="cccc"/>
            <draw:path draw:style-name="gr17" draw:id="shape1265" draw:name="path8347" draw:layer="g14800" svg:width="1.50825328578pt" svg:height="1.77107644673pt" draw:transform="matrix(0.29843218000 0.00000000000 0.00000000000 0.29843218000 23.31808739537pt 7.16760300415pt)" svg:viewBox="0 0 2 2" svg:d="M0.947373 0.174607L0.947373 0.175319C0.753424 0 0.431819 0.245161 0.270096 0C0.10903 0.071268 0.398869 0.351353 0.0761458 0.316431C0.172823 0.664219 -0.0526278 0.838115 0.0117635 1.29352C0.10844 1.53725 0.334618 1.67766 0.560267 1.67766C1.07582 1.99194 1.10871 1.43249 1.46247 1.18875C1.57422 0.907957 1.46119 0.709118 1.33962 0.535938C1.33707 0.533063 1.33451 0.531679 1.33235 0.528059C1.21995 0.384098 1.08059 0.262228 0.947671 0.174569" koffice:nodeTypes="cccccccccc"/>
            <draw:path draw:style-name="gr25" draw:id="shape1266" draw:name="path8349" draw:layer="g14800" svg:width="0.79940766907pt" svg:height="1.34239907170pt" draw:transform="matrix(0.29843218000 0.00000000000 0.00000000000 0.29843218000 29.80847608946pt 10.13108755311pt)" svg:viewBox="0 0 1 1" svg:d="M0.593854 0.588784C0.578046 0.556315 0.570894 0.537452 0.570894 0.537452C0.558949 0.504983 0.522541 0.497963 0.489982 0.521217L0.166305 0.749799C0.133759 0.773053 0.11366 0.819556 0.123245 0.8529L0.146706 0.929239C0.157721 0.961707 0.194129 0.96917 0.228104 0.94723L0.572367 0.71558C0.606343 0.693204 0.621721 0.648892 0.607344 0.617303C0.607344 0.617303 0.605914 0.615533 0.593968 0.588786ZM0.500003 0.333439C0.493565 0.313698 0.458803 0.314576 0.421959 0.335209L0.111214 0.5186C0.0753068 0.53922 0.0504152 0.574317 0.0552076 0.594941C0.0552076 0.594941 0.0552076 0.594941 0.0602145 0.61556C0.0683687 0.648901 0.0702999 0.657238 0.0702999 0.657238C0.0793839 0.69014 0.11243 0.698477 0.145476 0.674351L0.510803 0.435678C0.543849 0.412424 0.505796 0.354073 0.499287 0.33433L0.499767 0.333478ZM0.405679 0.124601C0.38794 0.0987186 0.345381 0.0952056 0.311355 0.11844L0.0599785 0.282089C0.0250014 0.305343 0.00154031 0.346143 0.00590349 0.374662C0.0109105 0.403618 0.0164181 0.502335 0.052325 0.480836L0.436329 0.24699C0.471735 0.225492 0.423883 0.149151 0.405715 0.124583ZM0.680038 0.785776C0.669952 0.762083 0.635047 0.762083 0.600556 0.784007L0.257252 1.01478C0.223705 1.03716 0.206968 1.07708 0.221345 1.10384C0.235221 1.13061 0.30466 1.16878 0.337699 1.14508L0.651791 0.915189C0.684337 0.892372 0.689129 0.809012 0.680546 0.784882L0.680066 0.785734ZM0.215594 0C0.0341212 0 0.00108968 0.180759 0.00108968 0.180759C-0.00534781 0.214539 0.017398 0.222876 0.0518744 0.2005L0.303251 0.0482589C0.338228 0.025883 0.287444 0.0162287 0.253897 6.55415e-07C0.253897 6.55415e-07 0.253897 6.55415e-07 0.215558 6.55415e-07ZM0.794947 1.14335C0.818408 1.11 0.743232 0.93495 0.711159 0.959077L0.297951 1.23241C0.265907 1.25655 0.420042 1.36622 0.381739 1.3377C0.36543 1.32673 0.571823 1.34472 0.580922 1.30437C0.602452 1.20478 0.794475 1.14335 0.794475 1.14335" koffice:nodeTypes="cccccccccccccccccccccccccccccccccccccccccccccccccccc"/>
            <draw:path draw:style-name="gr7" draw:id="shape1267" draw:name="path8351" draw:layer="g14800" svg:width="0.10760000000pt" svg:height="0.16011900000pt" draw:transform="matrix(0.29843218000 0.00000000000 0.00000000000 0.29843218000 29.81300591917pt 9.87857692324pt)" svg:viewBox="0 0 0 0" svg:d="M0.1076 0.0808632C0.1076 0.125847 0.08352 0.160119 0.05408 0.160119C0.02408 0.160119 0 0.125847 0 0.0808632C0 0.0358792 0.02408 0 0.05408 0C0.08352 0 0.1076 0.03588 0.1076 0.0808632" koffice:nodeTypes="ccccc"/>
            <draw:path draw:style-name="gr7" draw:id="shape1268" draw:name="path8353" draw:layer="g14800" svg:width="0.10704000000pt" svg:height="0.16065500000pt" draw:transform="matrix(0.29843218000 0.00000000000 0.00000000000 0.29843218000 31.36819092067pt 9.88337141527pt)" svg:viewBox="0 0 0 0" svg:d="M0.10704 0.0813992C0.10704 0.125311 0.08352 0.160655 0.05352 0.160655C0.02352 0.160655 0 0.125311 0 0.0813992C0 0.0364152 0.0236 0 0.05352 0C0.08352 0 0.10704 0.036416 0.10704 0.0813992" koffice:nodeTypes="ccccc"/>
            <draw:path draw:style-name="gr6" draw:id="shape1269" draw:name="path8355" draw:layer="g14800" svg:width="1.92643296160pt" svg:height="0.49817749633pt" draw:transform="matrix(0.29843218000 0.00000000000 0.00000000000 0.29843218000 27.00710597603pt 7.25630158422pt)" svg:viewBox="0 0 2 0" svg:d="M1.92643 0.498177C1.68419 0.367774 1.39439 0.247955 1.04728 0.165555C0.704628 0.0812656 0.349344 0.0249464 0 0C0.33663 0.0563185 0.665088 0.130025 1.00112 0.212802C1.34378 0.294446 1.63886 0.389697 1.92643 0.498177" koffice:nodeTypes="ccccc"/>
            <draw:path draw:style-name="gr6" draw:id="shape1270" draw:name="path8357" draw:layer="g14800" svg:width="1.72970369312pt" svg:height="0.53356012430pt" draw:transform="matrix(0.29843218000 0.00000000000 0.00000000000 0.29843218000 26.96363515096pt 7.30712315200pt)" svg:viewBox="0 0 2 1" svg:d="M1.72901 0.53356C1.47694 0.424032 1.21071 0.314112 0.92046 0.211625C0.607889 0.12987 0.297989 0.0606322 0 0C0.278903 0.0919259 0.564014 0.178766 0.871157 0.259348C1.16056 0.359879 1.44377 0.451805 1.7297 0.53356" koffice:nodeTypes="ccccc"/>
            <draw:path draw:style-name="gr6" draw:id="shape1271" draw:name="path8359" draw:layer="g14800" svg:width="0.61408000000pt" svg:height="0.30738900000pt" draw:transform="matrix(0.29843218000 0.00000000000 0.00000000000 0.29843218000 26.76851541676pt 6.71723924006pt)" svg:viewBox="0 0 1 0" svg:d="M0.61408 0.306318L0.321736 0.124241C0.215704 0.0722968 0.10812 0.0326664 0 0C0.087184 0.072296 0.181968 0.138164 0.288536 0.191181C0.393928 0.245805 0.505312 0.280078 0.61408 0.307389" koffice:nodeTypes="ccccc"/>
            <draw:path draw:style-name="gr6" draw:id="shape1272" draw:name="path8361" draw:layer="g14800" svg:width="0.97288800000pt" svg:height="0.41021000000pt" draw:transform="matrix(0.29843218000 0.00000000000 0.00000000000 0.29843218000 26.63089520755pt 6.75527549576pt)" svg:viewBox="0 0 1 0" svg:d="M0.972888 0.41021C0.8246 0.323455 0.669296 0.241521 0.500608 0.170832C0.332512 0.099608 0.165912 0.0460552 0 0C0.148288 0.0867544 0.303592 0.16869 0.471744 0.239914C0.639848 0.30953 0.806448 0.365226 0.972352 0.41021" koffice:nodeTypes="ccccc"/>
            <draw:path draw:style-name="gr6" draw:id="shape1273" draw:name="path8363" draw:layer="g14800" svg:width="0.69072000000pt" svg:height="0.28114900000pt" draw:transform="matrix(0.29843218000 0.00000000000 0.00000000000 0.29843218000 26.45540037351pt 6.88520665954pt)" svg:viewBox="0 0 1 0" svg:d="M0.69072 0.281149L0.359288 0.106569C0.23992 0.0583688 0.120016 0.0251696 0 0L0.33144 0.175651C0.450808 0.223851 0.570656 0.25705 0.69072 0.281149" koffice:nodeTypes="ccccc"/>
            <draw:path draw:style-name="gr6" draw:id="shape1274" draw:name="path8365" draw:layer="g14800" svg:width="1.15121000000pt" svg:height="0.48518300000pt" draw:transform="matrix(0.29843218000 0.00000000000 0.00000000000 0.29843218000 26.27209139126pt 7.05349375957pt)" svg:viewBox="0 0 1 0" svg:d="M0 0C0.176616 0.0980008 0.361904 0.192253 0.561176 0.276865C0.759744 0.360406 0.95676 0.427346 1.15121 0.485183C0.974008 0.385576 0.789304 0.292395 0.59004 0.207782C0.390928 0.124242 0.194392 0.0562304 0 0" koffice:nodeTypes="ccccc"/>
            <draw:path draw:style-name="gr6" draw:id="shape1275" draw:name="path8367" draw:layer="g14800" svg:width="3.09918068160pt" svg:height="2.23715139552pt" draw:transform="matrix(0.29843218000 0.00000000000 0.00000000000 0.29843218000 26.20333739191pt 7.12924706791pt)" svg:viewBox="0 0 3 2" svg:d="M0 0.00160221C0.493017 0.388478 1.00352 0.774554 1.54037 1.15743C2.07911 1.53309 2.59767 1.88232 3.09918 2.23715C2.61516 1.82305 2.10372 1.42976 1.56583 1.0549C1.02851 0.672828 0.508572 0.325201 0 0" koffice:nodeTypes="ccccc"/>
            <draw:path draw:style-name="gr6" draw:id="shape1276" draw:name="path8369" draw:layer="g14800" svg:width="3.80475858800pt" svg:height="2.05672484134pt" draw:transform="matrix(0.29843218000 0.00000000000 0.00000000000 0.29843218000 26.05807970634pt 7.19045694050pt)" svg:viewBox="0 0 4 2" svg:d="M0.000603626 0.00153624C0.603698 0.36173 1.22844 0.721157 1.8864 1.07675C2.54425 1.43233 3.18183 1.7549 3.80476 2.05672C3.20167 1.69499 2.57693 1.3348 1.91836 0.979208C1.26052 0.62362 0.622933 0.301826 0 0" koffice:nodeTypes="ccccc"/>
            <draw:path draw:style-name="gr6" draw:id="shape1277" draw:name="path8371" draw:layer="g14800" svg:width="0.80210400000pt" svg:height="0.36897400000pt" draw:transform="matrix(0.29843218000 0.00000000000 0.00000000000 0.29843218000 25.12056336897pt 6.25217208058pt)" svg:viewBox="0 0 1 0" svg:d="M0.00064 0L0.389856 0.209924C0.527912 0.274188 0.6656 0.32399 0.802104 0.368974C0.686 0.284362 0.560104 0.207246 0.420328 0.141913C0.282272 0.0760408 0.138696 0.035344 0 2.84217e-15" koffice:nodeTypes="ccccc"/>
            <draw:path draw:style-name="gr6" draw:id="shape1278" draw:name="path8373" draw:layer="g14800" svg:width="0.98991356314pt" svg:height="0.28164440052pt" draw:transform="matrix(0.29843218000 0.00000000000 0.00000000000 0.29843218000 25.05841068944pt 6.29516278796pt)" svg:viewBox="0 0 1 0" svg:d="M0 0C0.149027 0.0562724 0.306315 0.109418 0.477876 0.157732C0.64934 0.206615 0.820423 0.246688 0.989914 0.281644C0.840831 0.224804 0.683542 0.172226 0.512516 0.123344C0.341584 0.0744606 0.170502 0.0349567 0 0" koffice:nodeTypes="ccccc"/>
            <draw:path draw:style-name="gr6" draw:id="shape1279" draw:name="path8375" draw:layer="g14800" svg:width="0.60974400000pt" svg:height="0.28971800000pt" draw:transform="matrix(0.29843218000 0.00000000000 0.00000000000 0.29843218000 24.97709627649pt 6.34294798736pt)" svg:viewBox="0 0 1 0" svg:d="M0 0L0.289072 0.178864C0.394408 0.228136 0.502152 0.262406 0.609744 0.289718L0.320664 0.111924C0.215328 0.061588 0.10812 0.027312 0 0.0010712" koffice:nodeTypes="ccccc"/>
            <draw:path draw:style-name="gr6" draw:id="shape1280" draw:name="path8377" draw:layer="g14800" svg:width="0.78604000000pt" svg:height="0.25758600000pt" draw:transform="matrix(0.29843218000 0.00000000000 0.00000000000 0.29843218000 25.41767767247pt 6.72123465009pt)" svg:viewBox="0 0 1 0" svg:d="M0 0C0.119904 0.063192 0.245808 0.119421 0.38124 0.164405C0.517208 0.208317 0.652696 0.237773 0.78604 0.257586C0.666672 0.19493 0.54024 0.138164 0.4048 0.0931808C0.268832 0.0492688 0.133344 0.0208848 0 0" koffice:nodeTypes="ccccc"/>
            <draw:path draw:style-name="gr6" draw:id="shape1281" draw:name="path8379" draw:layer="g14800" svg:width="1.20429000000pt" svg:height="0.41717100000pt" draw:transform="matrix(0.29843218000 0.00000000000 0.00000000000 0.29843218000 25.19730580093pt 6.72634882267pt)" svg:viewBox="0 0 1 0" svg:d="M0 0C0.186848 0.088896 0.381776 0.171366 0.59004 0.244733C0.798304 0.316493 1.00293 0.371116 1.20429 0.417171C1.01798 0.329346 0.822512 0.245804 0.614248 0.173509C0.405984 0.102285 0.202 0.0460544 0 0.0010704" koffice:nodeTypes="ccccc"/>
            <draw:path draw:style-name="gr6" draw:id="shape1282" draw:name="path8381" draw:layer="g14800" svg:width="0.93062400000pt" svg:height="0.38450500000pt" draw:transform="matrix(0.29843218000 0.00000000000 0.00000000000 0.29843218000 25.15431724226pt 6.79347171110pt)" svg:viewBox="0 0 1 0" svg:d="M0 0C0.14132 0.0813992 0.290248 0.159586 0.4508 0.225455C0.611344 0.292391 0.771472 0.342734 0.930624 0.384505C0.789248 0.300963 0.63984 0.223848 0.479824 0.157979C0.318736 0.0910432 0.158032 0.0407 0 0" koffice:nodeTypes="ccccc"/>
            <draw:path draw:style-name="gr6" draw:id="shape1283" draw:name="path8383" draw:layer="g14800" svg:width="0.49750400000pt" svg:height="0.19118000000pt" draw:transform="matrix(0.29843218000 0.00000000000 0.00000000000 0.29843218000 25.19246403724pt 6.93235273659pt)" svg:viewBox="0 0 0 0" svg:d="M0.000648 0C0.072808 0.050872 0.15 0.0969288 0.235736 0.129596C0.321904 0.163868 0.409784 0.182076 0.497504 0.19118C0.425824 0.139772 0.348736 0.0942504 0.262408 0.0605128C0.17624 0.0278488 0.088416 0.0091048 0 8e-07" koffice:nodeTypes="ccccc"/>
            <draw:path draw:style-name="gr6" draw:id="shape1284" draw:name="path8385" draw:layer="g14800" svg:width="0.35291200000pt" svg:height="0.14566500000pt" draw:transform="matrix(0.29843218000 0.00000000000 0.00000000000 0.29843218000 25.18770105964pt 7.02312864338pt)" svg:viewBox="0 0 0 0" svg:d="M0.000536 0C0.048696 0.043912 0.101752 0.0824704 0.1628 0.106569C0.2232 0.131737 0.288056 0.142449 0.352912 0.145665C0.304752 0.101753 0.251696 0.0626592 0.190648 0.0374896C0.129688 0.0128576 0.065392 0.0021456 0 1.6e-06" koffice:nodeTypes="ccccc"/>
            <draw:path draw:style-name="gr10" draw:id="shape1285" draw:name="path8387" draw:layer="g14800" svg:width="0.47348996303pt" svg:height="0.47648819380pt" draw:transform="matrix(0.29843218000 0.00000000000 0.00000000000 0.29843218000 26.96536128269pt 7.37936045176pt)" svg:viewBox="0 0 0 0" svg:d="M0 0.366832C0.07872 0.393072 0.131152 0.49857 0.236112 0.47233C0.499048 0.446626 0.47276 0.131738 0.47276 0C0.43052 0.010176 0.38932 0.041768 0.345944 0.06908C0.305784 0.093712 0.263584 0.112992 0.219616 0.110848C0.185936 0.132808 0.154416 0.153688 0.124344 0.174576C0.126744 0.178896 0.129144 0.178896 0.131544 0.18368C0.079144 0.23616 0.000392 0.288642 0.000392 0.366828" koffice:nodeTypes="cccccccc"/>
            <draw:path draw:style-name="gr10" draw:id="shape1286" draw:name="path8389" draw:layer="g14800" svg:width="6.13240085609pt" svg:height="1.86994616555pt" draw:transform="matrix(0.29843218000 0.00000000000 0.00000000000 0.29843218000 24.96696677560pt 7.16739306516pt)" svg:viewBox="0 0 6 2" svg:d="M1.56582 0.814172C1.6454 0.965893 1.53937 1.3206 1.83165 1.2714C1.93765 1.0679 1.67252 1.01612 1.69905 0.8644L1.56652 0.711644L1.56652 0.813136L1.56582 0.814142ZM3.02601 0.814172C3.13202 0.610669 2.89344 0.661415 2.78726 0.584261C2.78781 0.583256 2.78888 0.583256 2.78969 0.583256C2.66853 0.574453 2.58244 0.523708 2.15961 0.39218L2.15961 0.39218C1.76071 0.316581 1.43739 -0.0174132 0.982179 0.000710385C0.690477 0.254959 -0.159031 -0.0748889 0.02613 0.636073C0.0796711 0.763457 0.212368 0.839575 0.371536 0.814202C0.318561 0.763457 0.238952 0.407715 0.397983 0.306223C0.503989 0.280851 0.557158 0.356968 0.610643 0.407715C0.584196 0.457942 0.504636 0.457942 0.45099 0.457942C0.45099 0.585325 0.425109 0.763455 0.556988 0.864429C0.690121 0.864429 0.849241 1.04256 0.875825 0.814202L1.03493 0.99181C1.008 0.788829 0.716164 0.356969 0.875825 0.128094C0.928315 0.205248 1.11452 0.28085 1.03493 0.356969L0.981961 0.356969L1.08797 0.686819C1.14094 0.86443 1.32667 1.27144 1.56592 1.14353L1.2742 0.585327C1.43386 0.686819 1.43386 0.433606 1.56592 0.356969C1.6455 0.509726 1.77808 0.686819 1.6985 0.86443C1.83108 0.991298 2.22907 1.09331 2.04337 1.39778C2.22896 1.14353 2.68043 1.37241 2.78714 1.04256L2.76069 0.99181L3.02598 0.814203L3.02642 0.814203ZM5.17639 1.44798C5.46811 1.39775 6.05287 1.34701 6.1324 1.16888L5.89321 1.09328L5.94667 1.04254C5.99326 1.03635 6.03709 1.04153 6.08082 1.04772C6.07273 1.04671 6.06634 1.04563 6.05494 1.04254C5.74153 0.961753 5.00029 0.689381 4.69338 0.575461C4.35566 0.599797 4.0037 0.675399 3.6637 0.584264C3.23875 0.711647 2.84141 1.0415 2.94742 1.55051C3.21271 1.5241 3.37189 1.95597 3.71724 1.85447C4.24835 1.82962 4.80534 1.70223 5.23039 1.49873L5.17742 1.44798" koffice:nodeTypes="ccccccccccccccccccccccccccccccccccccccccccccccc"/>
            <draw:path draw:style-name="gr6" draw:id="shape1287" draw:name="path8391" draw:layer="g14800" svg:width="0.81404800000pt" svg:height="0.47550460106pt" draw:transform="matrix(0.29843218000 0.00000000000 0.00000000000 0.29843218000 25.53897961008pt 7.34950223700pt)" svg:viewBox="0 0 1 0" svg:d="M0.814048 0.0475694C0.60364 0.25803 0.07888 -0.214836 0.10448 0.231789L0.419848 0.466882C0.156904 0.493122 0.183736 0.466882 0 0.283734C0.02568 -0.346574 0.603536 0.308902 0.813888 0.0475694" koffice:nodeTypes="ccccc"/>
            <draw:path draw:style-name="gr6" draw:id="shape1288" draw:name="path8393" draw:layer="g14800" svg:width="2.64120865960pt" svg:height="0.54616680476pt" draw:transform="matrix(0.29843218000 0.00000000000 0.00000000000 0.29843218000 25.90738816765pt 7.44056656982pt)" svg:viewBox="0 0 3 1" svg:d="M1.87571 0.00277978C1.64493 0.0447331 1.49723 0.115573 1.41846 0.158316C1.65964 0.177708 2.46028 0.225597 2.64121 0.186813C2.46527 0.263988 1.81048 0.197496 1.56918 0.255677C1.73835 0.305937 1.95005 0.311873 2.19929 0.353036C2.04187 0.41715 1.13961 0.129823 0.686803 0.322954L1.44855 0.468992C1.05592 0.488384 0.724339 0.275066 0.332204 0.391817L0.633748 0.546167L0 0.391817L0.27195 0.216097L0.216698 0.359365C0.723733 0.311872 0.659177 0.157524 0.92676 0.0740162L0.755183 0.216097C1.33299 0.246173 1.56561 -0.030466 1.87708 0.00277859" koffice:nodeTypes="ccccccccccccccc"/>
            <draw:path draw:style-name="gr36" draw:id="shape1289" draw:name="path8395" draw:layer="g14800" svg:width="0.29935200000pt" svg:height="0.34487600000pt" draw:transform="matrix(0.29843218000 0.00000000000 0.00000000000 0.29843218000 34.42642840301pt 7.08625636053pt)" svg:viewBox="0 0 0 0" svg:d="M0.299352 0.172438C0.299352 0.267761 0.231352 0.344876 0.149944 0.344876C0.066936 0.344876 0 0.267764 0 0.172438C0 0.076044 0.06696 0 0.149944 0C0.23188 0 0.299352 0.076048 0.299352 0.172438" koffice:nodeTypes="ccccc"/>
            <draw:path draw:style-name="gr37" draw:id="shape1290" draw:name="path8397" draw:layer="g14800" svg:width="0.29935200000pt" svg:height="0.34487600000pt" draw:transform="matrix(0.29843218000 0.00000000000 0.00000000000 0.29843218000 34.42642840301pt 7.08625636053pt)" svg:viewBox="0 0 0 0" svg:d="M0.299352 0.172438C0.299352 0.267761 0.231352 0.344876 0.149944 0.344876C0.066936 0.344876 0 0.267764 0 0.172438C0 0.076044 0.06696 0 0.149944 0C0.23188 0 0.299352 0.076048 0.299352 0.172438Z" koffice:nodeTypes="ccccc"/>
            <draw:path draw:style-name="gr36" draw:id="shape1291" draw:name="path8399" draw:layer="g14800" svg:width="0.22974400000pt" svg:height="0.22973900000pt" draw:transform="matrix(0.29843218000 0.00000000000 0.00000000000 0.29843218000 34.18989821951pt 7.20643858060pt)" svg:viewBox="0 0 0 0" svg:d="M0.229744 0.114602C0.229744 0.178866 0.178304 0.229739 0.115136 0.229739C0.051456 0.229739 0 0.177795 0 0.114602C0 0.0508736 0.05144 0 0.115136 0C0.178336 0 0.229744 0.050872 0.229744 0.114602" koffice:nodeTypes="ccccc"/>
            <draw:path draw:style-name="gr37" draw:id="shape1292" draw:name="path8401" draw:layer="g14800" svg:width="0.22974400000pt" svg:height="0.22973900000pt" draw:transform="matrix(0.29843218000 0.00000000000 0.00000000000 0.29843218000 34.18989821951pt 7.20643858060pt)" svg:viewBox="0 0 0 0" svg:d="M0.229744 0.114602C0.229744 0.178866 0.178304 0.229739 0.115136 0.229739C0.051456 0.229739 0 0.177795 0 0.114602C0 0.0508736 0.05144 0 0.115136 0C0.178336 0 0.229744 0.050872 0.229744 0.114602Z" koffice:nodeTypes="ccccc"/>
            <draw:path draw:style-name="gr36" draw:id="shape1293" draw:name="path8403" draw:layer="g14800" svg:width="0.36844000000pt" svg:height="0.36790300000pt" draw:transform="matrix(0.29843218000 0.00000000000 0.00000000000 0.29843218000 34.07514985258pt 7.11086818179pt)" svg:viewBox="0 0 0 0" svg:d="M0.36844 0.184219C0.36844 0.285433 0.286504 0.367903 0.185296 0.367903C0.083008 0.367903 0 0.285433 0 0.184219C0 0.0813992 0.083008 0 0.185296 0C0.286504 0 0.36844 0.0813992 0.36844 0.184219" koffice:nodeTypes="ccccc"/>
            <draw:path draw:style-name="gr37" draw:id="shape1294" draw:name="path8405" draw:layer="g14800" svg:width="0.36844000000pt" svg:height="0.36790300000pt" draw:transform="matrix(0.29843218000 0.00000000000 0.00000000000 0.29843218000 34.07514985258pt 7.11086818179pt)" svg:viewBox="0 0 0 0" svg:d="M0.36844 0.184219C0.36844 0.285433 0.286504 0.367903 0.185296 0.367903C0.083008 0.367903 0 0.285433 0 0.184219C0 0.0813992 0.083008 0 0.185296 0C0.286504 0 0.36844 0.0813992 0.36844 0.184219Z" koffice:nodeTypes="ccccc"/>
            <draw:path draw:style-name="gr36" draw:id="shape1295" draw:name="path8407" draw:layer="g14800" svg:width="0.25329600000pt" svg:height="0.25330200000pt" draw:transform="matrix(0.29843218000 0.00000000000 0.00000000000 0.29843218000 34.46430541530pt 7.33093589125pt)" svg:viewBox="0 0 0 0" svg:d="M0.253296 0.126383C0.253296 0.196535 0.197056 0.253302 0.126912 0.253302C0.056752 0.253302 0 0.196534 0 0.126383C0 0.0562312 0.0568 0 0.126912 0C0.197072 0 0.253296 0.056232 0.253296 0.126383" koffice:nodeTypes="ccccc"/>
            <draw:path draw:style-name="gr37" draw:id="shape1296" draw:name="path8409" draw:layer="g14800" svg:width="0.25329600000pt" svg:height="0.25330200000pt" draw:transform="matrix(0.29843218000 0.00000000000 0.00000000000 0.29843218000 34.46430541530pt 7.33093589125pt)" svg:viewBox="0 0 0 0" svg:d="M0.253296 0.126383C0.253296 0.196535 0.197056 0.253302 0.126912 0.253302C0.056752 0.253302 0 0.196534 0 0.126383C0 0.0562312 0.0568 0 0.126912 0C0.197072 0 0.253296 0.056232 0.253296 0.126383Z" koffice:nodeTypes="ccccc"/>
            <draw:path draw:style-name="gr36" draw:id="shape1297" draw:name="path8411" draw:layer="g14800" svg:width="0.27632800000pt" svg:height="0.27632900000pt" draw:transform="matrix(0.29843218000 0.00000000000 0.00000000000 0.29843218000 34.50170254864pt 6.96815170592pt)" svg:viewBox="0 0 0 0" svg:d="M0.276328 0.138164C0.276328 0.214748 0.214248 0.276329 0.137624 0.276329C0.061544 0.276329 0 0.214745 0 0.138164C0 0.062124 0.0616 0 0.137624 0C0.214184 0 0.276328 0.06212 0.276328 0.138164" koffice:nodeTypes="ccccc"/>
            <draw:path draw:style-name="gr37" draw:id="shape1298" draw:name="path8413" draw:layer="g14800" svg:width="0.27632800000pt" svg:height="0.27632900000pt" draw:transform="matrix(0.29843218000 0.00000000000 0.00000000000 0.29843218000 34.50170254864pt 6.96815170592pt)" svg:viewBox="0 0 0 0" svg:d="M0.276328 0.138164C0.276328 0.214748 0.214248 0.276329 0.137624 0.276329C0.061544 0.276329 0 0.214745 0 0.138164C0 0.062124 0.0616 0 0.137624 0C0.214184 0 0.276328 0.06212 0.276328 0.138164Z" koffice:nodeTypes="ccccc"/>
            <draw:path draw:style-name="gr36" draw:id="shape1299" draw:name="path8415" draw:layer="g14800" svg:width="0.20724800000pt" svg:height="0.20724700000pt" draw:transform="matrix(0.29843218000 0.00000000000 0.00000000000 0.29843218000 33.91501353225pt 7.35027381902pt)" svg:viewBox="0 0 0 0" svg:d="M0.207248 0.103356C0.207248 0.161196 0.161728 0.207247 0.10336 0.207247C0.04656 0.207247 0 0.161191 0 0.103356C0 0.047124 0.04656 0 0.10336 0C0.16176 0 0.207248 0.046056 0.207248 0.103356" koffice:nodeTypes="ccccc"/>
            <draw:path draw:style-name="gr37" draw:id="shape1300" draw:name="path8417" draw:layer="g14800" svg:width="0.20724800000pt" svg:height="0.20724700000pt" draw:transform="matrix(0.29843218000 0.00000000000 0.00000000000 0.29843218000 33.91501353225pt 7.35027381902pt)" svg:viewBox="0 0 0 0" svg:d="M0.207248 0.103356C0.207248 0.161196 0.161728 0.207247 0.10336 0.207247C0.04656 0.207247 0 0.161191 0 0.103356C0 0.047124 0.04656 0 0.10336 0C0.16176 0 0.207248 0.046056 0.207248 0.103356Z" koffice:nodeTypes="ccccc"/>
            <draw:path draw:style-name="gr36" draw:id="shape1301" draw:name="path8419" draw:layer="g14800" svg:width="0.36790400000pt" svg:height="0.36951000000pt" draw:transform="matrix(0.29843218000 0.00000000000 0.00000000000 0.29843218000 34.28163388419pt 7.36050216419pt)" svg:viewBox="0 0 0 0" svg:d="M0.367904 0.184219C0.367904 0.285968 0.285968 0.36951 0.184216 0.36951C0.082472 0.36951 0 0.285968 0 0.184219C0 0.0830056 0.082472 0 0.184216 0C0.285968 0 0.367904 0.0830056 0.367904 0.184219" koffice:nodeTypes="ccccc"/>
            <draw:path draw:style-name="gr37" draw:id="shape1302" draw:name="path8421" draw:layer="g14800" svg:width="0.36790400000pt" svg:height="0.36951000000pt" draw:transform="matrix(0.29843218000 0.00000000000 0.00000000000 0.29843218000 34.28163388419pt 7.36050216419pt)" svg:viewBox="0 0 0 0" svg:d="M0.367904 0.184219C0.367904 0.285968 0.285968 0.36951 0.184216 0.36951C0.082472 0.36951 0 0.285968 0 0.184219C0 0.0830056 0.082472 0 0.184216 0C0.285968 0 0.367904 0.0830056 0.367904 0.184219Z" koffice:nodeTypes="ccccc"/>
            <draw:path draw:style-name="gr36" draw:id="shape1303" draw:name="path8423" draw:layer="g14800" svg:width="0.29988800000pt" svg:height="0.29935600000pt" draw:transform="matrix(0.29843218000 0.00000000000 0.00000000000 0.29843218000 33.96391821045pt 7.06148481837pt)" svg:viewBox="0 0 0 0" svg:d="M0.299888 0.149946C0.299888 0.232416 0.232448 0.299356 0.149944 0.299356C0.066936 0.299356 0 0.23242 0 0.149946C0 0.06694 0.06696 0 0.149944 0C0.232416 0 0.299888 0.066936 0.299888 0.149946" koffice:nodeTypes="ccccc"/>
            <draw:path draw:style-name="gr37" draw:id="shape1304" draw:name="path8425" draw:layer="g14800" svg:width="0.29988800000pt" svg:height="0.29935600000pt" draw:transform="matrix(0.29843218000 0.00000000000 0.00000000000 0.29843218000 33.96391821045pt 7.06148481837pt)" svg:viewBox="0 0 0 0" svg:d="M0.299888 0.149946C0.299888 0.232416 0.232448 0.299356 0.149944 0.299356C0.066936 0.299356 0 0.23242 0 0.149946C0 0.06694 0.06696 0 0.149944 0C0.232416 0 0.299888 0.066936 0.299888 0.149946Z" koffice:nodeTypes="ccccc"/>
            <draw:path draw:style-name="gr36" draw:id="shape1305" draw:name="path8427" draw:layer="g14800" svg:width="0.23027200000pt" svg:height="0.23027400000pt" draw:transform="matrix(0.29843218000 0.00000000000 0.00000000000 0.29843218000 33.66490110337pt 7.26253428061pt)" svg:viewBox="0 0 0 0" svg:d="M0.230272 0.115138C0.230272 0.177794 0.178832 0.230274 0.115136 0.230274C0.051936 0.230274 0 0.177794 0 0.115138C0 0.0514096 0.05192 0 0.115136 0C0.179376 0 0.230272 0.05248 0.230272 0.115138" koffice:nodeTypes="ccccc"/>
            <draw:path draw:style-name="gr37" draw:id="shape1306" draw:name="path8429" draw:layer="g14800" svg:width="0.23027200000pt" svg:height="0.23027400000pt" draw:transform="matrix(0.29843218000 0.00000000000 0.00000000000 0.29843218000 33.66490110337pt 7.26253428061pt)" svg:viewBox="0 0 0 0" svg:d="M0.230272 0.115138C0.230272 0.177794 0.178832 0.230274 0.115136 0.230274C0.051936 0.230274 0 0.177794 0 0.115138C0 0.0514096 0.05192 0 0.115136 0C0.179376 0 0.230272 0.05248 0.230272 0.115138Z" koffice:nodeTypes="ccccc"/>
            <draw:path draw:style-name="gr36" draw:id="shape1307" draw:name="path8431" draw:layer="g14800" svg:width="0.27632800000pt" svg:height="0.27579400000pt" draw:transform="matrix(0.29843218000 0.00000000000 0.00000000000 0.29843218000 34.67654083188pt 7.39310480550pt)" svg:viewBox="0 0 0 0" svg:d="M0.276328 0.137629C0.276328 0.214205 0.214728 0.275794 0.138168 0.275794C0.062088 0.275794 0 0.21421 0 0.137629C0 0.0615808 0.06216 0 0.138168 0C0.214728 0 0.276328 0.061584 0.276328 0.137629" koffice:nodeTypes="ccccc"/>
            <draw:path draw:style-name="gr37" draw:id="shape1308" draw:name="path8433" draw:layer="g14800" svg:width="0.27632800000pt" svg:height="0.27579400000pt" draw:transform="matrix(0.29843218000 0.00000000000 0.00000000000 0.29843218000 34.67654083188pt 7.39310480550pt)" svg:viewBox="0 0 0 0" svg:d="M0.276328 0.137629C0.276328 0.214205 0.214728 0.275794 0.138168 0.275794C0.062088 0.275794 0 0.21421 0 0.137629C0 0.0615808 0.06216 0 0.138168 0C0.214728 0 0.276328 0.061584 0.276328 0.137629Z" koffice:nodeTypes="ccccc"/>
            <draw:path draw:style-name="gr25" draw:id="shape1309" draw:name="path8435" draw:layer="g14800" svg:width="0.69089344000pt" svg:height="1.58338130580pt" draw:transform="matrix(0.29843218000 0.00000000000 0.00000000000 0.29843218000 31.11116680251pt 10.15729753838pt)" svg:viewBox="0 0 1 2" svg:d="M0.345028 0C0.416245 0.0390716 0.690893 0.123887 0.690893 0.123887L0.655717 0.265406C0.656382 0.265406 0.333451 0.261562 0.331669 0.298762C0.330339 0.321155 0.640137 0.325925 0.640137 0.325925L0.60895 0.481261C0.60895 0.481261 0.269315 0.532725 0.263085 0.561311C0.256435 0.591328 0.58313 0.57465 0.58313 0.57465L0.567104 0.734275C0.567104 0.734275 0.186076 0.796694 0.177179 0.824808C0.170064 0.851964 0.551524 0.817184 0.551524 0.817184L0.520338 0.999683C0.520338 0.999683 0.110822 1.10784 0.112159 1.14596C0.114154 1.18408 0.515889 1.08926 0.515889 1.08926L0.475393 1.3275L0.293786 1.42328L0 1.58338L0.0033248 1.44186C0.0033248 1.44186 0.408831 1.26937 0.419517 1.21934C0.430222 1.1674 0.0197959 1.31416 0.0197959 1.31416L0.0660771 1.03875C0.0660771 1.03875 0.407933 0.946786 0.41951 0.90486C0.425495 0.88151 0.204961 0.938209 0.0816571 0.961557L0.143964 0.713309C0.143964 0.713309 0.451548 0.679476 0.453769 0.657083C0.455764 0.634689 0.159098 0.652812 0.159098 0.652812L0.216085 0.453639C0.216085 0.453639 0.501859 0.413613 0.514765 0.391219C0.5272 0.367872 0.226326 0.393141 0.226326 0.393141L0.297543 0.185391C0.297543 0.185391 0.609575 0.194922 0.620707 0.1787C0.631413 0.163929 0.30511 0.127712 0.30511 0.127712L0.344276 0.000965934" koffice:nodeTypes="ccccccccccccccccccccccccccccccccc"/>
            <draw:path draw:style-name="gr11" draw:id="shape1310" draw:name="path8437" draw:layer="g14800" svg:width="0.06536000000pt" svg:height="0.28114800000pt" draw:transform="matrix(0.29843218000 0.00000000000 0.00000000000 0.29843218000 30.39361408146pt 12.07861632800pt)" svg:viewBox="0 0 0 0" svg:d="M0.05728 0.281148L0.06536 0.273116C0.0504 0.182077 0.02896 0.0910384 0 0C0.01392 0.0910384 0.02944 0.181006 0.04072 0.273116C0.04632 0.276876 0.052 0.279036 0.05728 0.281148" koffice:nodeTypes="ccccc"/>
            <draw:path draw:style-name="gr18" draw:id="shape1311" draw:name="path8439" draw:layer="g14800" svg:width="0.14778500075pt" svg:height="3.41502248254pt" draw:transform="matrix(0.29843218000 0.00000000000 0.00000000000 0.29843218000 30.58650375687pt 11.43743073059pt)" svg:viewBox="0 0 0 3" svg:d="M0.00161658 0.310602C-0.00398342 0.307402 0.00721658 3.41823 0.00161658 3.41502C0.00161658 3.41502 0.0899846 3.32505 0.139785 3.28542L0.147785 0L0.00158458 0.310602" koffice:nodeTypes="ccccc"/>
            <draw:path draw:style-name="gr10" draw:id="shape1312" draw:name="path8441" draw:layer="g14800" svg:width="0.82878407310pt" svg:height="0.66171359238pt" draw:transform="matrix(0.29843218000 0.00000000000 0.00000000000 0.29843218000 30.27662163278pt 12.28557880608pt)" svg:viewBox="0 0 1 1" svg:d="M0.0838561 0.277492C-0.0355852 0.341092 -0.0121849 0.55455 0.059458 0.661714C0.227172 0.575895 0.346613 0.426911 0.346613 0.277492C0.369991 0.298401 0.466054 0.319747 0.442654 0.383784L0.513372 0.298402C0.58358 0.23654 0.701557 0.210843 0.806862 0.222168L0.806862 0.101065L0.828784 0.101065C0.811742 0.0670881 0.800016 0.0304936 0.776638 0C0.443171 0.0422542 0.443171 0.234801 0.0838634 0.277492" koffice:nodeTypes="cccccccccc"/>
            <draw:path draw:style-name="gr6" draw:id="shape1313" draw:name="path8443" draw:layer="g14800" svg:width="0.07438144829pt" svg:height="0.72723800000pt" draw:transform="matrix(0.29843218000 0.00000000000 0.00000000000 0.29843218000 32.40485362676pt 10.35243398478pt)" svg:viewBox="0 0 0 1" svg:d="M0.00659987 0.0010704C-0.00148013 0.119421 -0.00308013 0.240449 0.00712787 0.367367L0.0681679 0.727238C0.0753679 0.608888 0.0777679 0.486254 0.0673679 0.360941L0.00688787 0" koffice:nodeTypes="ccccc"/>
            <draw:path draw:style-name="gr6" draw:id="shape1314" draw:name="path8445" draw:layer="g14800" svg:width="0.06570749624pt" svg:height="0.63405800000pt" draw:transform="matrix(0.29843218000 0.00000000000 0.00000000000 0.29843218000 32.28368535061pt 10.51257030511pt)" svg:viewBox="0 0 0 1" svg:d="M0.0008 5.68434e-15L0 0.320242L0.05408 0.634058C0.06696 0.529095 0.0696 0.423598 0.05968 0.313816L0.00128 0" koffice:nodeTypes="ccccc"/>
            <draw:path draw:style-name="gr6" draw:id="shape1315" draw:name="path8447" draw:layer="g14800" svg:width="0.08588103658pt" svg:height="0.67850600000pt" draw:transform="matrix(0.29843218000 0.00000000000 0.00000000000 0.29843218000 32.17843492070pt 10.64713624002pt)" svg:viewBox="0 0 0 1" svg:d="M0.00217389 0C-0.00182611 0.109782 -0.00182611 0.22599 0.0155339 0.342198L0.0712139 0.678506C0.0872939 0.568724 0.0926539 0.45198 0.0744139 0.334701L0.00265389 0" koffice:nodeTypes="ccccc"/>
            <draw:path draw:style-name="gr6" draw:id="shape1316" draw:name="path8449" draw:layer="g14800" svg:width="0.07458843335pt" svg:height="0.56658200000pt" draw:transform="matrix(0.29843218000 0.00000000000 0.00000000000 0.29843218000 32.08941793872pt 10.78921335478pt)" svg:viewBox="0 0 0 1" svg:d="M0.00056 0L0.00968 0.285433L0.05736 0.566582C0.06968 0.475543 0.082 0.377543 0.06912 0.279007C0.05952 0.1794 0.03376 0.0867544 0 0" koffice:nodeTypes="ccccc"/>
            <draw:path draw:style-name="gr6" draw:id="shape1317" draw:name="path8451" draw:layer="g14800" svg:width="0.06651829633pt" svg:height="0.74758900000pt" draw:transform="matrix(0.29843218000 0.00000000000 0.00000000000 0.29843218000 32.00520276498pt 10.90220383681pt)" svg:viewBox="0 0 0 1" svg:d="M0 0L0.0056 0.37433L0.04896 0.747589C0.06288 0.626025 0.0704 0.501784 0.06448 0.371117C0.05728 0.241521 0.03128 0.117815 0.00024 0" koffice:nodeTypes="ccccc"/>
            <draw:path draw:style-name="gr6" draw:id="shape1318" draw:name="path8453" draw:layer="g14800" svg:width="0.06242546318pt" svg:height="0.77489900000pt" draw:transform="matrix(0.29843218000 0.00000000000 0.00000000000 0.29843218000 31.90827676783pt 11.05450953548pt)" svg:viewBox="0 0 0 1" svg:d="M0.0024 0L0 0.387718L0.04072 0.774899C0.0552 0.649587 0.06856 0.519455 0.05944 0.385575C0.05304 0.250624 0.03376 0.122098 0.00264 5.68434e-15" koffice:nodeTypes="ccccc"/>
            <draw:path draw:style-name="gr6" draw:id="shape1319" draw:name="path8455" draw:layer="g14800" svg:width="33.43565724432pt" svg:height="22.74401961393pt" draw:transform="matrix(0.29843218000 0.00000000000 0.00000000000 0.29843218000 22.78836578013pt 15.77901611659pt)" svg:viewBox="0 0 33 23" svg:d="M21.7226 1.29651C21.8703 1.42409 22.0255 1.55494 22.1985 1.67086C22.3765 1.78035 22.5527 1.87821 22.7268 1.96435C22.5705 1.8463 22.4077 1.73037 22.2314 1.61978C22.0589 1.50386 21.8918 1.39436 21.722 1.29651ZM21.881 2.05903L21.5732 1.7846C21.4654 1.69106 21.3491 1.61553 21.2369 1.54426L21.549 1.81336C21.6606 1.90052 21.7641 1.99309 21.881 2.05794L21.881 2.059ZM21.7737 2.14942L21.4697 1.88354C21.3608 1.79632 21.2477 1.72297 21.1377 1.65278L21.446 1.91333L21.7737 2.14942M22.8201 3.48618C22.7425 3.33197 22.6541 3.17036 22.5166 3.04061C22.3834 2.90763 22.2277 2.813 22.0724 2.73748C22.2094 2.84491 22.3463 2.9555 22.4751 3.08313C22.6082 3.20864 22.7112 3.34901 22.8206 3.48618ZM22.7587 3.64681C22.6567 3.50322 22.5538 3.34264 22.4168 3.20755C22.2671 3.08738 22.1156 2.98104 21.9657 2.88532C22.094 3.01083 22.2282 3.13421 22.3765 3.25226L22.7592 3.64681ZM21.57 2.27809L21.3345 2.00372C21.2429 1.9186 21.1426 1.85267 21.0461 1.78678L21.3097 2.03137L21.5695 2.27918L21.57 2.27812ZM20.3567 2.04945C20.0985 2.23556 19.8418 2.44291 19.5556 2.61949C19.2646 2.79177 18.9681 2.93426 18.6889 3.08422C18.9842 2.9683 19.2899 2.84704 19.5852 2.6716C19.8812 2.49077 20.1216 2.26425 20.3572 2.04945ZM20.5394 2.15471L20.6235 2.40359L20.8272 2.56842L20.6552 2.3823L20.5399 2.15471ZM20.3475 2.3291L20.4661 2.55883L20.6645 2.72261L20.4941 2.53438L20.348 2.3291ZM20.1841 2.48337C20.2202 2.55355 20.264 2.62689 20.3243 2.68647C20.3809 2.74919 20.4467 2.80026 20.5119 2.846L20.3518 2.66093L20.1841 2.48337M19.9745 2.63223C20.0148 2.70562 20.0645 2.7811 20.1308 2.84279C20.1954 2.90552 20.2672 2.95659 20.3377 2.99911L20.1567 2.81513L19.9745 2.63223M19.783 2.77582C19.8256 2.83958 19.8699 2.90982 19.9292 2.96933L20.1157 3.1225L19.9566 2.94276L19.7831 2.77582ZM19.575 2.85875L19.7355 3.04486L19.9324 3.19481L19.762 3.01828L19.5755 2.85875ZM19.3831 2.95981L19.547 3.13421L19.7388 3.2767L19.5712 3.10546L19.3827 2.95981ZM19.1663 3.04164L19.3253 3.2235L19.5246 3.35859L19.3512 3.19585L19.1665 3.04273L19.1663 3.04168ZM19.002 3.11826L19.1803 3.30328L19.3871 3.45645L19.2044 3.27459L19.0018 3.11826ZM18.8198 3.1842L19.0289 3.40749C19.1069 3.47877 19.1863 3.54471 19.272 3.59572L19.0549 3.37983L18.8199 3.1842ZM18.6467 3.25117L18.8962 3.51493L19.1792 3.73931L18.9205 3.48618L18.6463 3.25117ZM18.6284 3.48618C18.6439 3.39791 18.6133 3.29903 18.547 3.25117C18.5869 3.32882 18.582 3.40112 18.5685 3.48301L18.5098 3.72227C18.5625 3.66063 18.6166 3.58511 18.6273 3.4926L18.6273 3.49154L18.8487 3.72339L19.1208 3.96695L18.8747 3.69573L18.6284 3.48621M31.6977 16.6394C31.8308 16.8033 31.9769 16.9809 32.1802 17.1039C32.3823 17.2275 32.5936 17.2837 32.7854 17.3817C32.6178 17.2444 32.4086 17.1562 32.2178 17.0391C32.0292 16.9253 31.8669 16.7756 31.6977 16.6394ZM29.7943 15.0588C30.0929 15.3251 30.4067 15.5897 30.7365 15.8619C31.067 16.1309 31.3883 16.3863 31.6982 16.6394C31.4185 16.3531 31.116 16.0727 30.7834 15.8036C30.453 15.5315 30.1204 15.2874 29.7943 15.0588ZM28.6272 14.1881L29.203 14.6335L29.7938 15.0588C29.6143 14.9057 29.4283 14.7528 29.2256 14.603C29.024 14.4516 28.8245 14.3155 28.6272 14.187ZM31.5327 16.7157C31.6761 16.853 31.8275 16.988 31.998 17.1148C32.1656 17.2412 32.3381 17.3495 32.5111 17.4442C32.364 17.3114 32.2109 17.1807 32.0415 17.0539C31.8733 16.9275 31.7036 16.8158 31.5332 16.7157ZM29.3792 15.0653C29.7134 15.3496 30.0601 15.6365 30.4336 15.9224C30.805 16.2077 31.1721 16.469 31.5322 16.7157C31.1995 16.4331 30.8503 16.1467 30.4778 15.8619C30.1059 15.5771 29.7404 15.3119 29.3792 15.0653ZM28.32 14.352L28.8439 14.7163L29.3792 15.0642C29.2197 14.9335 29.0493 14.8061 28.865 14.6858C28.6807 14.5622 28.4984 14.4539 28.32 14.352ZM23.978 9.65024C24.0626 9.72756 24.1316 9.81304 24.2006 9.90017C24.1548 9.79998 24.0971 9.69816 24.0081 9.61594L23.7494 9.39705C23.8169 9.48308 23.8902 9.57237 23.978 9.65024ZM23.9668 10.0842C24.1252 10.234 24.281 10.3679 24.3953 10.5394C24.3053 10.3565 24.1554 10.2012 23.998 10.0521L23.5312 9.6301C23.6643 9.7831 23.8061 9.93938 23.9668 10.0853L23.9668 10.0842ZM23.9692 10.5117C23.7767 10.3374 23.6005 10.1637 23.422 9.99873C23.5799 10.1806 23.7459 10.37 23.9384 10.5443C24.1249 10.7262 24.3222 10.8765 24.4559 11.0828C24.3459 10.8623 24.1535 10.6902 23.9692 10.5117ZM23.1654 10.2551C23.3519 10.4893 23.5573 10.7191 23.7848 10.9445C24.0084 11.1732 24.2214 11.39 24.4144 11.6197C24.2451 11.3741 24.0413 11.141 23.8155 10.9124L23.1654 10.2563L23.1654 10.2552ZM24.2823 12.0101C24.1228 11.7346 23.898 11.489 23.6387 11.2685C23.3778 11.0507 23.1222 10.8497 22.8706 10.6571C23.1018 10.8742 23.3449 11.091 23.6047 11.3093C23.8624 11.5293 24.0953 11.7504 24.2823 12.0101ZM23.5827 11.7869C23.2915 11.5227 23.0043 11.2816 22.7223 11.0474C22.9897 11.2973 23.2668 11.5516 23.5573 11.814C23.8446 12.0803 24.1357 12.3216 24.3739 12.5993C24.1519 12.3069 23.8688 12.0537 23.5827 11.7869ZM22.566 11.5092C22.8205 11.7291 23.083 11.9557 23.3611 12.1865C23.6403 12.4163 23.9125 12.6298 24.1799 12.835C23.9271 12.6129 23.663 12.3864 23.3854 12.1566C23.1066 11.9268 22.835 11.7111 22.566 11.5092ZM22.3935 11.8353C22.6512 12.0461 22.91 12.2682 23.1892 12.4909C23.4684 12.7087 23.733 12.9297 24.023 13.0915C23.7459 12.9096 23.4921 12.6798 23.2117 12.4609C22.9341 12.2377 22.6647 12.027 22.3935 11.8353ZM24.1535 14.0891L24.2031 14.0318C23.463 13.4465 22.6954 12.9119 21.9391 12.3559C22.6786 12.9297 23.4355 13.4906 24.1535 14.0891ZM20.44 8.93204C20.6702 9.12807 20.9111 9.32572 21.1688 9.52338C21.426 9.72157 21.6803 9.90235 21.9293 10.0733C21.696 9.88002 21.4534 9.68401 21.1957 9.48743C20.9381 9.29087 20.6863 9.10683 20.4395 8.93204ZM21.3871 10.0455C21.1672 9.85552 20.9381 9.66276 20.695 9.46838C20.4513 9.27344 20.213 9.09158 19.9759 8.92388C20.1996 9.1101 20.4276 9.3034 20.6718 9.49723C20.9154 9.69162 21.1537 9.8724 21.3871 10.0455ZM19.7699 9.11826C20.0287 9.34151 20.3031 9.55986 20.5915 9.78419C20.8815 10.0085 21.1644 10.216 21.4411 10.4158C21.1768 10.1991 20.9041 9.97749 20.6147 9.75424C20.3252 9.5299 20.0427 9.32245 19.7699 9.11826ZM20.6519 10.1392C20.461 9.99165 20.2626 9.84136 20.0519 9.69271L19.4386 9.26745C19.6213 9.42482 19.8201 9.57237 20.0298 9.72375C20.24 9.8724 20.4476 10.0096 20.6513 10.1392ZM19.2638 9.52065C19.51 9.71286 19.772 9.90126 20.0492 10.0913C20.3252 10.2808 20.5952 10.4561 20.861 10.6233C20.6087 10.437 20.3473 10.2497 20.0697 10.0608C19.7948 9.86913 19.5236 9.69598 19.2643 9.52065ZM19.6206 10.0831C19.4832 9.99491 19.35 9.9214 19.2288 9.82666C19.3343 9.93719 19.4648 10.0276 19.6007 10.1147L19.9985 10.3635C19.8799 10.2694 19.7575 10.1714 19.6211 10.0831ZM18.7931 9.92576C19.0831 10.1583 19.4061 10.3658 19.7402 10.5808C20.0766 10.7931 20.4055 10.9903 20.7263 11.1754C20.4169 10.9712 20.0972 10.7627 19.7601 10.5476C19.4254 10.333 19.096 10.1392 18.793 9.92576ZM17.3501 9.03768L17.7355 9.22172L18.1381 9.36275L17.7527 9.17925L17.3501 9.03768M18.1992 9.06109L17.8203 8.87705L18.177 9.10029L18.5554 9.28542L18.1992 9.06109M20.819 14.5562C21.3667 14.9662 21.9353 15.3822 22.5369 15.8025C23.1277 16.2382 23.6991 16.6487 24.2618 17.0391C23.7271 16.6128 23.1714 16.1766 22.5795 15.7405C21.9785 15.3207 21.3919 14.9281 20.8184 14.5562ZM20.7915 14.8965C21.3138 15.2874 21.8491 15.6926 22.4097 16.1107C22.9697 16.5317 23.5055 16.9351 24.0269 17.3283C23.5352 16.8986 23.0139 16.4713 22.4539 16.0503C21.8928 15.631 21.3392 15.2504 20.7909 14.8965ZM19.9031 11.1063L19.3565 10.6924L18.7932 10.3009C18.9619 10.4447 19.143 10.5841 19.3349 10.7235C19.5267 10.8612 19.7164 10.9881 19.9031 11.1063ZM20.0568 11.556C19.811 11.3785 19.556 11.1977 19.286 11.0169L18.4994 10.4975C18.741 10.6837 18.9959 10.8645 19.2648 11.0464C19.5344 11.2293 19.799 11.3965 20.0562 11.556ZM18.7964 11.0975C19.0254 11.2679 19.2647 11.44 19.5176 11.611C19.7709 11.7836 20.0196 11.9421 20.2626 12.0918C20.0314 11.9229 19.793 11.7515 19.5386 11.5805C19.2848 11.4078 19.0384 11.2494 18.7964 11.0975ZM18.8524 11.5391C19.1068 11.7188 19.3704 11.8996 19.6495 12.0826C19.928 12.2644 20.2006 12.4321 20.4664 12.5938C20.2125 12.413 19.949 12.2322 19.6696 12.0504C19.391 11.8674 19.1182 11.6992 18.8519 11.5391ZM19.77 12.5568C20.0676 12.7419 20.3565 12.914 20.6384 13.0768C20.3683 12.8939 20.0864 12.7098 19.7899 12.5235C19.4929 12.3385 19.2044 12.1664 18.9221 12.0036C19.1932 12.1865 19.4735 12.3705 19.77 12.5568ZM18.7274 12.3172C19.0486 12.5344 19.3845 12.7501 19.7423 12.9609C20.1004 13.1704 20.4481 13.3713 20.8103 13.5097C20.4578 13.3512 20.1203 13.1373 19.7618 12.9287C19.405 12.7185 19.0617 12.5154 18.7279 12.3172ZM13.786 10.9124C14.0468 11.0605 14.3169 11.2081 14.602 11.3551C14.8876 11.5016 15.1647 11.6355 15.4354 11.7634C15.1745 11.6154 14.9044 11.4678 14.6193 11.3218C14.3343 11.1754 14.0571 11.0404 13.786 10.9124ZM13.8975 10.5487C14.1525 10.6924 14.416 10.8367 14.6948 10.9783C14.9733 11.1209 15.2438 11.2527 15.5092 11.3752C15.2548 11.2314 14.9907 11.0878 14.7121 10.9456C14.4334 10.8019 14.1624 10.6723 13.8975 10.5487ZM14.0566 10.2095C14.3233 10.3658 14.5998 10.5231 14.8914 10.6793C15.1829 10.8367 15.4671 10.9805 15.7446 11.1165C15.4779 10.9603 15.2014 10.803 14.9092 10.6467C14.6177 10.4904 14.3341 10.3455 14.0566 10.2095ZM14.2587 9.97041C14.546 10.1289 14.844 10.2862 15.1578 10.4435C15.4719 10.6009 15.7766 10.7463 16.0742 10.8835C15.7869 10.7262 15.4882 10.5677 15.1751 10.4093C14.8614 10.2519 14.5562 10.1076 14.2592 9.97041ZM14.5487 9.68399C14.7955 9.83428 15.0516 9.98402 15.3227 10.1338C15.5927 10.283 15.8563 10.4202 16.1139 10.5487C15.8671 10.4 15.611 10.2497 15.3405 10.1011C15.0693 9.95189 14.8063 9.81522 14.5486 9.68399ZM14.8647 9.48743C15.0958 9.62138 15.3351 9.75642 15.5879 9.89036C15.8412 10.0232 16.0875 10.1446 16.3291 10.2595C16.0984 10.1256 15.8586 9.99055 15.6053 9.85769C15.352 9.72375 15.1056 9.60123 14.8641 9.48743ZM15.3815 9.31918C15.6009 9.44387 15.8289 9.56802 16.0698 9.69053L16.7749 10.0276C16.5554 9.90452 16.3275 9.77874 16.0866 9.65678L15.3815 9.31809L15.3815 9.31915ZM15.7681 9.16073C15.9798 9.27127 16.1992 9.38343 16.4311 9.49178L17.1096 9.78854C16.8979 9.67692 16.679 9.56639 16.4466 9.45639L15.7681 9.16073M16.3637 9.16513L16.9329 9.44936L17.5177 9.69819L16.9485 9.41505L16.3637 9.16622L16.3637 9.16516ZM16.7798 9.07474L17.2978 9.32793L17.8315 9.549L17.3135 9.29471L16.7798 9.07474M32.8176 17.4307L33.1679 17.7688L32.8737 17.3794L32.8181 17.4296L32.8175 17.4307ZM19.6249 21.087L19.9926 21.5748L19.6907 21.0505C19.729 21.0461 19.7311 21.0412 19.7311 21.0412C19.7156 21.0423 19.7026 21.0445 19.6875 21.0461L19.6875 21.0456L19.6867 21.0461C19.6702 21.0483 19.6512 21.0505 19.6344 21.0526C19.6533 21.0526 19.6673 21.0516 19.679 21.0516L19.6253 21.087L19.6251 21.087ZM15.001 11.978L15.0343 11.911L13.7271 11.2816L15.0009 11.978ZM14.8345 12.2214L14.8667 12.1545L13.6 11.5909L14.8344 12.2225L14.8345 12.2215ZM13.4846 11.9268C13.6802 12.0417 13.8856 12.1517 14.105 12.2514C14.3248 12.3515 14.5421 12.4321 14.756 12.5057C14.5605 12.3919 14.3555 12.2824 14.1357 12.1822C13.9158 12.0826 13.6986 11.9993 13.4839 11.9268ZM13.3671 12.2525C13.5622 12.3549 13.7665 12.4523 13.9848 12.5383C14.203 12.6259 14.4177 12.6962 14.6294 12.7556C14.4345 12.6532 14.2305 12.5558 14.0123 12.4686C13.7942 12.382 13.579 12.3118 13.3672 12.2525ZM13.1477 12.5628C13.3621 12.6739 13.5859 12.7812 13.8247 12.877C14.0634 12.9734 14.298 13.0512 14.5291 13.1204C14.3152 13.0099 14.0916 12.9031 13.8521 12.8067C13.6135 12.7109 13.379 12.6319 13.1471 12.5628ZM12.9839 12.8841C13.1962 12.9946 13.4183 13.1014 13.656 13.196C13.8926 13.2913 14.1253 13.3703 14.355 13.4373C14.1427 13.3278 13.9206 13.2212 13.6834 13.1259C13.4458 13.0311 13.213 12.9521 12.9839 12.8841ZM12.7262 13.1819C12.9515 13.3001 13.1859 13.4138 13.4366 13.5178C13.6867 13.6224 13.933 13.7063 14.1751 13.783C13.9502 13.666 13.7159 13.5511 13.4651 13.4466C13.2146 13.3437 12.9682 13.2587 12.7267 13.1819ZM21.3074 2.37067L21.2097 2.27179C21.2254 2.24412 21.2383 2.21118 21.2502 2.17818L21.4718 2.35683L21.2642 2.14312C21.2674 2.13245 21.2729 2.12395 21.2761 2.11333L21.2817 2.09096L21.2645 2.07505C21.0192 1.85704 20.8089 1.8634 20.7308 1.87614C20.6521 1.88894 20.5885 1.92297 20.5615 1.96975C20.5615 1.96975 20.6786 1.94317 20.7411 1.93359C20.7605 1.93034 20.7843 1.92725 20.8127 1.92822C20.7043 1.99841 20.7501 2.28449 20.8709 2.32811C20.9421 2.35365 21.0073 2.33348 21.0488 2.27921C21.0838 2.23238 21.1065 2.2026 21.1156 2.15049C21.1243 2.15683 21.1351 2.07605 21.1437 2.08351C21.1534 2.17281 21.0963 2.37275 20.9491 2.37488C20.8725 2.37594 20.7998 2.33235 20.7734 2.29619C20.7222 2.226 20.6974 2.1409 20.7228 2.06222L20.6931 2.10583C20.6602 2.20896 20.6715 2.25046 20.7373 2.33981C20.7901 2.41212 20.8656 2.45148 20.9507 2.45039C21.0121 2.44934 21.0677 2.42273 21.1173 2.38124L21.2025 2.42911L21.1394 2.36425C21.1594 2.34618 21.176 2.32064 21.1922 2.2951L21.3066 2.37173ZM20.84 2.14094C20.7941 2.11546 20.8028 2.06548 20.8238 2.03247L20.8783 1.96228C20.9197 1.9251 20.9941 2.05801 20.9655 2.0793C20.9365 2.10053 20.8853 2.16647 20.84 2.14094ZM20.9311 2.2824C21.0184 2.17818 21.0594 2.12395 21.0879 2.06548C21.0632 2.16119 21.0378 2.28665 20.9311 2.2824ZM21.9294 0.646936C22.0286 0.741679 22.0943 0.829889 22.1595 1.05423C22.1719 1.10105 22.1741 1.13589 22.179 1.19362L22.1749 1.25623C22.3313 0.789051 22.0429 0.584862 21.8903 0.441658L21.7653 0.320235L21.7739 0.4226C21.7949 0.671438 21.7715 0.807564 21.9658 0.950767L22.0676 0.992153C21.9296 0.890332 21.948 0.82118 21.9296 0.64694ZM18.4132 3.28314C18.3441 3.25336 18.2624 3.298 18.189 3.40652C18.1341 3.48842 18.0716 3.62879 18.1249 3.68515C18.1541 3.71494 18.1965 3.71173 18.2543 3.67557C18.3641 3.60537 18.396 3.50438 18.3906 3.47459L18.3422 3.53518C18.3414 3.54792 18.3256 3.54267 18.3007 3.57244L18.243 3.59688C18.2055 3.59688 18.234 3.55115 18.2797 3.47247C18.2926 3.45118 18.3256 3.38948 18.3621 3.38524C18.3889 3.38207 18.4246 3.38207 18.4289 3.41078C18.4567 3.58943 18.3292 3.71919 18.2338 3.89462L18.2516 3.9053C18.3966 3.76492 18.5296 3.54478 18.5027 3.39798C18.4931 3.34376 18.4613 3.30444 18.4134 3.28424L18.4133 3.28318ZM33.3336 17.6696C33.1271 17.3369 32.9444 17.2232 32.7671 17.1382C32.2549 16.8942 32.1471 16.7222 32.0679 16.5948L31.9359 16.4309L31.1375 15.8074C30.5117 15.3261 29.8028 14.7805 29.5813 14.5305L29.3926 14.3079C29.142 14.0073 29.0875 13.9604 28.4892 13.7487C28.0914 13.6071 27.6225 13.2619 27.341 13.0544L27.1863 12.9417C26.9874 12.8045 26.2543 12.5012 25.9756 12.4163C26.0765 11.8996 26.1352 11.159 26.1352 10.6581C26.1352 10.4817 26.128 10.3352 26.1131 10.2405L26.0112 9.68941C26.0112 9.68941 25.9508 9.3491 25.9433 9.30989C25.9457 9.30884 25.9457 9.30884 25.9489 9.30884C25.9996 9.36274 26.0627 9.4319 26.0627 9.4319C26.2804 9.67583 26.4233 9.83755 26.7321 9.81196C27.0319 9.78745 27.1693 9.70741 27.213 9.62791C27.2281 9.62246 27.2389 9.61484 27.2545 9.61103C27.2617 9.61103 27.2696 9.61266 27.2771 9.61372L27.2765 9.59902C27.4506 9.52225 27.5601 9.42478 27.5601 9.3235C27.5601 9.31911 27.5584 9.31533 27.5584 9.31316C27.6479 9.16287 27.7875 8.69732 27.7875 8.2944C27.7875 8.17189 27.7741 8.05482 27.7417 7.9568L27.6781 7.7635L27.6015 7.953C27.4921 8.21871 27.3687 8.38968 27.2614 8.42398C27.2264 8.43433 27.193 8.43049 27.159 8.40711C27.1078 8.37499 27.0863 8.30039 27.0863 8.21218C27.0863 8.07061 27.1401 7.89201 27.2097 7.77494C27.3261 7.57947 27.5438 7.0306 27.5438 6.78831C27.5438 6.78066 27.5438 6.77252 27.5433 6.76489C27.5304 6.56179 27.4576 6.42675 27.3438 6.33855C27.3446 6.32766 27.3557 6.27484 27.3525 6.25851C27.3724 6.09679 27.3853 5.94488 27.3853 5.81528C27.3853 5.4973 27.3281 5.27623 27.2139 5.15268C27.0555 4.98144 27.0452 4.86769 27.0452 4.75917L27.0452 4.73581C27.0452 4.58476 26.9843 4.46247 26.8916 4.27745L26.8636 4.21788L26.7919 4.07855C26.7094 3.92118 26.6382 3.78293 26.6286 3.66063C26.614 3.46597 26.6049 3.34052 26.3951 3.08739L26.2112 2.82368C26.1982 2.80451 26.1854 2.78534 26.1718 2.76836C26.0818 2.62902 26.0079 2.53118 25.9449 2.48439C25.9409 2.47691 25.9179 2.4323 25.9179 2.4323C25.7875 2.176 25.6764 1.97284 25.015 1.83356C24.9946 1.79419 24.8942 1.60492 24.8942 1.60492C24.8474 1.50495 24.8031 1.42943 24.7304 1.38053C24.6463 1.18048 24.5277 1.1489 24.4394 1.12767C24.4394 1.12767 24.4291 1.12441 24.4199 1.12222C24.3062 0.971933 24.186 0.916938 24.1132 0.900058C24.0403 0.704037 23.745 0.491682 23.5967 0.450845C23.5967 0.450845 23.3903 0.430696 23.3353 0.425255C23.3281 0.421432 23.3207 0.417088 23.3207 0.417088C23.2362 0.331057 23.2232 0.324522 23.0916 0.30002L22.9602 0.27334C22.7117 0.22107 22.4071 0.38823 22.2864 0.470994C22.2244 0.423621 21.9818 0.237403 21.9818 0.237403C21.7856 0.076775 21.6875 0 21.6104 0L21.5775 0L21.5311 0.0353917C21.5003 0.0680585 21.4918 0.119245 21.4918 0.176418C21.4918 0.207458 21.4942 0.241759 21.4982 0.275517C21.488 0.26517 21.4664 0.245567 21.4664 0.245567L21.2627 0.088206C21.2228 0.0702376 21.1808 0.0745894 21.1473 0.100188C21.0761 0.152457 21.0627 0.290219 21.0616 0.394764C20.7118 0.238491 20.3614 0.163894 20.1775 0.176419C19.9625 0.192752 19.3393 0.407287 19.1101 0.755224C18.8358 1.17014 18.7744 1.54856 18.9319 1.78782C18.9312 1.78782 18.9312 1.78887 18.9312 1.78993L18.9329 1.78993C18.9447 1.80697 18.9543 1.82506 18.9678 1.841L19.0481 1.93139L19.1595 1.65806C19.1891 1.58149 19.2237 1.49535 19.2646 1.4071C19.2845 1.56766 19.382 1.60916 19.4435 1.62299C19.4515 1.68892 19.4677 1.74953 19.521 1.77185C19.5442 1.78144 19.5656 1.77608 19.5866 1.7708C19.5834 1.78991 19.5826 1.81011 19.5826 1.83244L19.5826 1.95049C19.5826 1.95049 19.7416 1.87714 19.8365 1.83244C19.8292 1.84523 19.822 1.8601 19.8145 1.8729L19.2842 2.31956L19.1596 2.41952C18.963 2.58222 18.6293 2.73533 18.4088 2.83639L18.2531 2.9087C18.1011 2.98526 17.8107 3.19794 17.7665 3.29476C17.7251 3.38514 17.7132 3.53613 17.7014 3.69463L17.6648 3.98709C17.6557 4.02003 17.6509 4.05303 17.6509 4.08494C17.6509 4.19656 17.7102 4.29441 17.8212 4.35502C17.9112 4.405 18.0097 4.41567 18.0605 4.41883L18.0605 4.41989C18.0629 4.41989 18.0645 4.41883 18.0669 4.41883C18.0709 4.41989 18.0783 4.41989 18.0819 4.41989C18.0891 4.43583 18.1385 4.53047 18.1524 4.55704C18.1663 4.58258 18.2031 4.59003 18.244 4.57196C18.2854 4.55389 18.4979 4.47302 18.6121 4.41564C18.4451 4.56025 18.3803 4.62723 18.3803 4.68151C18.3803 4.70488 18.3868 4.72083 18.3899 4.73149C18.3972 4.7517 18.4065 4.77081 18.4157 4.78998C18.4034 4.81552 18.3807 4.84524 18.3807 4.86653C18.3807 4.92713 18.4157 4.975 18.4428 5.01012C18.4789 5.05902 18.5828 5.11858 18.6971 5.15474C18.6977 5.15474 18.6977 5.15474 18.6977 5.15474L18.6977 5.15474C18.7973 5.18555 18.903 5.19835 18.9773 5.16856C19.0597 5.13557 19.1875 5.03135 19.3109 4.92926L19.5162 4.82504L19.8298 4.70063L20.1007 4.6294L20.1545 4.59853C20.2861 4.53684 20.3573 4.46877 20.5049 4.48473L20.8731 4.56984C21.0375 4.6294 21.3039 4.6177 21.4866 4.606C21.6391 4.59641 21.8752 4.5358 22.0865 4.45712C22.0202 4.50602 21.9555 4.53156 21.8369 4.5762C21.8256 4.58043 20.7239 4.98567 20.574 5.13776L19.8473 5.8713L19.6664 6.04936L19.3026 6.40546C19.1017 6.60965 19.0251 6.7436 19.0117 6.88408C18.8662 7.08935 18.7514 7.1389 18.7498 7.1389L18.7724 7.28592C18.8888 7.29357 18.9055 7.31042 18.9146 7.32022L18.9187 7.3518C18.8497 7.46125 18.7721 7.60608 18.7721 7.74983C18.7721 7.75365 18.7737 7.758 18.7745 7.76344C18.7626 7.76564 18.7519 7.76669 18.7395 7.76995L18.7621 7.82276C18.6717 7.91969 18.5024 8.07269 18.4599 8.08793L18.2093 8.18159L18.4793 8.2355L18.6906 8.27578C18.6906 8.27578 18.732 8.28017 18.7676 8.28449C18.6856 8.38577 18.6388 8.49086 18.6388 8.59377C18.6388 8.63243 18.6502 8.66401 18.6567 8.69941C18.5639 8.69835 18.4277 8.69501 18.4277 8.69501C17.9135 8.6863 17.3302 8.67595 17.0025 8.55561L16.6301 8.41296C16.193 8.24198 15.6486 8.02799 15.3649 8.00131C14.9882 7.96756 14.4234 7.95285 14.1317 7.96864C13.935 7.97899 13.7281 8.0623 13.5092 8.14943L13.1239 8.28881C12.8178 8.29532 12.5575 8.26105 12.3268 8.23109L12.1505 8.2153L12.1481 8.19734C12.1352 8.20059 12.1228 8.20769 12.11 8.21204L11.8055 8.18536L11.5235 8.18154C11.2886 8.17503 11.1032 8.17065 10.818 8.22074L10.2893 8.37701L9.73468 8.57249L8.67988 8.88014L8.03146 9.05546L7.09686 9.2945L7.09525 9.29287C7.09283 9.29393 7.09042 9.29556 7.0872 9.2967L6.65817 9.40668L6.33867 9.48292C6.28915 9.49598 6.22774 9.51069 6.15928 9.52648L6.14744 9.50524C6.13086 9.51721 6.11523 9.52864 6.09905 9.53954C5.71633 9.62666 5.16822 9.74046 5.10031 9.75081C5.02816 9.76061 4.55113 9.96262 4.31281 10.0933L4.30959 10.0878C4.29896 10.0955 4.2897 10.1053 4.27947 10.1134C4.238 10.1368 4.20249 10.1592 4.18735 10.1755C4.13139 10.2315 3.87914 10.3776 3.73359 10.4548C3.54934 10.469 3.34392 10.5496 3.00382 10.6835L2.78616 10.7695C2.31514 10.9525 1.68069 11.2781 1.47687 11.4834L1.34158 11.6293C1.05006 11.9473 0.369138 12.6916 0 12.7211L0.00700579 12.8724C0.0085358 12.8724 0.0111932 12.8714 0.0111932 12.8714C0.339904 12.8649 0.65422 12.8213 0.90369 12.7609L0.90216 12.7619L0.977034 12.8904C1.81034 12.5501 2.27452 12.3034 2.44917 12.1172C2.51326 12.1238 2.59891 12.1058 2.69869 12.0736C2.30363 12.4352 1.564 13.0456 1.12036 13.2797L1.15486 13.4224C1.35528 13.4224 1.61084 13.4027 1.87271 13.3358C1.87698 13.3445 1.88028 13.351 1.88339 13.357C1.89735 13.351 2.12056 13.2416 2.41321 13.0167C2.33348 13.0733 2.24994 13.1181 2.16477 13.1572C2.67944 12.7701 3.15812 12.3404 3.64439 11.924C3.09031 12.3649 2.54484 12.83 1.95616 13.2209L1.96629 13.2362C1.6764 13.3298 1.38477 13.3467 1.1546 13.3467C1.40305 13.216 1.74049 12.9699 2.06015 12.7151C2.43747 12.4777 2.81319 12.2195 3.17586 11.9206C3.71965 11.4746 4.21185 11.0081 4.63878 10.5103C4.17908 10.9759 3.67017 11.4186 3.12956 11.8618C2.92267 12.0322 2.71459 12.1918 2.50588 12.3469C2.73924 12.145 2.92412 11.9712 2.99361 11.8918C2.81254 11.9533 2.53391 12.0759 2.42545 12.0388C2.38454 12.0905 2.31285 12.1483 2.2169 12.2119C2.38874 12.0394 2.55483 11.8526 2.72462 11.6577C2.89265 11.4556 3.05005 11.2635 3.22798 11.093C3.02266 11.227 2.83567 11.4055 2.66802 11.607C2.49613 11.8047 2.35322 12.011 2.2148 12.213C1.9691 12.3748 1.5481 12.5757 0.948633 12.8213C0.948633 12.8213 1.00944 12.7722 1.28764 12.5277C1.24775 12.5648 1.16856 12.6023 1.06615 12.6372C1.21972 12.5168 1.37173 12.3883 1.51889 12.2446L2.03039 11.7409C1.83261 11.863 1.64562 12.017 1.46714 12.1908C1.31146 12.3427 1.16748 12.4956 1.02954 12.6492C0.789237 12.7254 0.422093 12.788 0.00438708 12.7956C0.47659 12.7597 1.33583 11.7322 1.52924 11.5368C1.72324 11.3419 2.34045 11.0238 2.81266 10.8398C3.28432 10.6557 3.52688 10.5463 3.76887 10.523C3.76887 10.523 3.82161 10.4946 3.89112 10.4537C3.70741 10.6335 3.53055 10.8185 3.32421 10.9738C3.62488 10.7718 3.88363 10.5038 4.16603 10.2872C4.18214 10.274 4.19671 10.2648 4.20911 10.255C4.24237 10.2305 4.27474 10.2049 4.30872 10.1815C4.50758 10.065 5.03913 9.8363 5.1119 9.82541C5.17061 9.81776 5.58239 9.73284 5.94311 9.65443C5.1918 10.2071 4.59771 10.928 3.9121 11.5471C4.65642 10.9068 5.30601 10.1456 6.1259 9.61251C6.21528 9.59235 6.29565 9.5733 6.3592 9.55751C6.50528 9.52048 6.6697 9.48291 6.88089 9.43172C6.18445 9.89891 5.60238 10.524 5.00291 11.1039C5.67607 10.4881 6.30459 9.83847 7.09818 9.37891C7.3456 9.31902 7.65011 9.2406 8.05386 9.12898C8.26839 9.07126 8.43921 9.02335 8.58583 8.98414C7.10184 9.79982 5.92624 11.0337 4.82551 12.2893C6.00758 10.9803 7.24361 9.71378 8.84889 8.92262L8.84326 8.9139C9.16554 8.82788 9.36979 8.7707 9.75963 8.64602C10.3875 8.44618 10.4533 8.36233 10.8333 8.29589C11.2133 8.22892 11.4118 8.26323 11.8079 8.26323C11.8633 8.26323 11.9188 8.26543 11.9739 8.26974C11.7318 8.38245 11.497 8.5654 11.25 8.76197C10.9246 9.03313 10.642 9.30102 10.4367 9.5455L10.4399 9.5477C10.1446 9.79437 9.78458 10.1592 9.55387 10.4021C9.23911 10.7325 8.36856 12.1504 7.58101 13.0298C6.79406 13.9102 6.29867 14.0207 5.4029 14.1667C5.79635 13.9423 6.32029 13.4371 6.71428 13.0108L6.73038 13.0319C8.04932 12.194 8.69683 10.6999 9.67897 9.57003C9.68299 9.56783 9.6875 9.5662 9.69185 9.56295L9.68944 9.55856C9.83487 9.39249 9.98963 9.23512 10.153 9.08974C10.1619 9.08755 10.1702 9.08324 10.1792 9.08103L10.1776 9.06633C10.5059 8.77557 10.8752 8.52782 11.3161 8.35467C10.8767 8.51748 10.5054 8.75216 10.1738 9.02985L10.1714 9.00644C7.39648 9.70612 6.09635 12.5446 3.95515 14.1846C3.476 14.5196 2.7698 14.7864 2.05022 15.0738C2.05022 15.0738 2.30358 14.9334 2.61784 14.6322C3.73842 14.0774 4.59764 13.0613 5.56362 12.1629C6.57104 11.1408 7.52083 10.1423 8.64695 9.41155C7.49728 10.1009 6.51509 11.0908 5.51139 12.1085C4.55081 13.002 3.72553 14.0175 2.64269 14.6077C2.4012 14.7069 2.19539 14.7427 1.68702 14.7792C1.98338 14.6578 2.41948 14.3643 2.81405 14.0175C3.43282 13.6379 3.98481 13.1583 4.49959 12.6502C3.89646 13.2095 3.25607 13.7359 2.52572 14.1068L2.53321 14.122C1.81477 14.4694 1.63354 14.3599 1.31125 14.3388C1.71122 14.1678 2.37634 13.7403 2.70295 13.5209C2.90774 13.3826 3.24081 13.0913 3.56537 12.7744L3.5702 12.7809L4.42723 11.895L3.97713 12.2587C3.81817 12.3524 3.63219 12.5702 3.31955 12.7619C2.92065 13.0052 2.77576 13.0553 1.88191 13.3591C1.8894 13.3733 1.89534 13.3859 1.90283 13.4C1.90549 13.4081 1.91134 13.4294 1.91134 13.4294C1.91189 13.4294 1.91666 13.4261 1.91666 13.4261L1.91771 13.4273C2.79576 13.1283 2.95419 13.0733 3.35846 12.8266C3.35846 12.8266 3.42957 12.7721 3.50719 12.7139L3.51121 12.7183C3.18844 13.033 2.85951 13.3232 2.6612 13.4571C2.51038 13.5585 1.7341 14.0752 1.28189 14.2695L1.01301 14.3856L1.45773 14.4302C1.67814 14.4569 1.90185 14.4727 2.37233 14.2729C2.10992 14.4672 1.85327 14.629 1.65761 14.709L1.6921 14.8544C1.98583 14.8331 2.17719 14.8109 2.33615 14.777C2.14916 14.929 2.01542 15.0047 2.01386 15.0068L2.07688 15.1429L2.26877 15.0673C2.9139 14.8119 3.51822 14.5652 3.95922 14.2642L3.95922 14.2642C3.96244 14.2685 3.96647 14.2674 3.96993 14.2707C3.86438 14.3409 3.76024 14.4068 3.6713 14.4568L3.72356 14.5962C4.38713 14.4471 4.78969 14.2429 5.26032 13.9412L6.24995 13.2541C6.38628 13.1571 6.51618 13.0646 6.63806 12.9797C6.24838 13.3989 5.74066 13.8857 5.36495 14.1019L5.41335 14.2418C6.32536 14.0931 6.83794 13.9728 7.63518 13.0809C8.10146 12.5609 8.59248 11.8575 8.987 11.2927C9.25167 10.9133 9.48066 10.586 9.60636 10.4537C9.91195 10.1335 10.4682 9.57105 10.7632 9.40443C11.0558 9.23836 11.7958 9.02219 11.9732 9.02654C11.9598 9.0407 11.8644 9.13436 11.8142 9.18391C11.8102 9.18285 11.807 9.18065 11.8029 9.18008L11.802 9.19696C11.7914 9.20731 11.7832 9.21493 11.7832 9.21493C11.5914 9.44036 11.3947 9.77522 11.1823 10.2381L10.9495 10.8653C10.9471 10.8632 10.9454 10.862 10.943 10.8583L10.8892 10.9111C10.8993 10.9219 10.9111 10.9301 10.9225 10.9399L10.8309 11.1855L10.7102 11.5269C10.6946 11.565 10.6774 11.6097 10.6585 11.6576L10.6419 11.6739C10.6443 11.675 10.6475 11.6766 10.6504 11.6788C10.6208 11.76 10.5884 11.8503 10.5557 11.945L10.5088 11.9908C10.5168 11.9968 10.5254 12.0011 10.5336 12.0076C10.499 12.1084 10.4661 12.2118 10.4344 12.3137L10.4184 12.3278C10.4208 12.3301 10.4248 12.3322 10.4275 12.3338C10.3903 12.4542 10.3574 12.5647 10.3322 12.6616L10.3274 12.666C10.3279 12.666 10.3298 12.6671 10.3298 12.6671C10.3121 12.733 10.2965 12.7945 10.2873 12.8403C10.2685 12.9372 10.2465 13.1147 10.2253 13.3156L10.192 13.3401C10.2011 13.3477 10.2113 13.3542 10.2206 13.3614C10.211 13.4637 10.2007 13.5699 10.192 13.6749L10.1896 13.6761C10.1901 13.6771 10.1904 13.6771 10.1912 13.6782C10.1793 13.8165 10.1703 13.9526 10.1632 14.074L10.1477 14.0866C10.1518 14.0899 10.1573 14.0931 10.1616 14.0964C10.1544 14.2184 10.1498 14.3229 10.1498 14.3921C10.1498 14.4133 10.1442 14.4388 10.1413 14.4633L10.1004 14.489C10.1122 14.4982 10.1236 14.5047 10.1354 14.5118C10.0928 14.7079 9.96732 14.9659 9.84652 15.1631L9.83203 15.1723C9.83444 15.1733 9.83605 15.1733 9.83847 15.1756C9.77276 15.2812 9.70975 15.3684 9.66274 15.4108L9.61104 15.4641C9.60863 15.462 9.6038 15.4609 9.6009 15.4565L9.54115 15.5033C9.54759 15.5078 9.5546 15.5115 9.5616 15.5159L9.47762 15.603C9.33327 15.7576 9.15376 15.9499 8.9866 16.056L8.9581 16.0745C8.90149 16.1105 8.85622 16.1415 8.81806 16.1698L8.78794 16.1551L8.75726 16.2232L8.75968 16.2242C8.70307 16.2847 8.67678 16.3517 8.67678 16.4632C8.67678 16.5008 8.67919 16.5411 8.68322 16.5901L8.7015 16.7443C8.70875 16.8009 8.71648 16.8613 8.72244 16.925L8.70472 16.9642L8.72509 16.9718C8.72992 17.0301 8.73411 17.0911 8.73411 17.1592C8.73411 17.3377 8.71269 17.5495 8.64479 17.8153L8.52512 18.2863C8.52028 18.3053 8.51497 18.3255 8.5107 18.3451L8.48163 18.4088L8.49403 18.4121C8.41858 18.7126 8.33885 19.0257 8.26715 19.2805L8.26071 19.2957L8.26232 19.2969C8.21593 19.4613 8.1723 19.6018 8.13623 19.6976L7.96973 20.0614C7.95314 20.0929 7.93695 20.125 7.92189 20.156L7.8987 20.1408L7.86536 20.2067L7.89274 20.2187C7.85183 20.308 7.81946 20.3962 7.80812 20.4921C7.8049 20.522 7.80329 20.5492 7.80329 20.5726C7.80329 20.6592 7.82527 20.7055 7.85764 20.7643L7.93028 20.9642C7.93833 21.0022 7.94163 21.0387 7.94163 21.0736C7.94163 21.2472 7.8577 21.3746 7.81344 21.4405C7.807 21.4504 7.77793 21.4885 7.77793 21.4885C7.72567 21.5533 7.65135 21.6448 7.65135 21.8256C7.65135 21.8587 7.65458 21.9502 7.66094 21.9916C7.70933 22.3221 8.09536 22.4806 8.49042 22.4806C8.64939 22.4806 8.91837 22.4436 8.96905 22.3831C8.99643 22.3499 9.00673 22.3128 9.00673 22.2649C9.00673 22.2214 8.9982 22.2214 8.98741 22.1555L8.97557 22.0831C8.9552 21.948 8.84409 21.8555 8.78749 21.7394C8.76116 21.685 8.73523 21.6333 8.71421 21.5799L8.72927 21.55L8.70342 21.5418C8.69054 21.5031 8.67661 21.4661 8.67169 21.4291C8.66259 21.361 8.65825 21.299 8.65825 21.2451C8.65825 21.0186 8.72661 20.8993 8.7881 20.7899C8.83715 20.7049 8.88723 20.6162 8.88723 20.4942C8.88723 20.473 8.88643 20.3918 8.88321 20.339L8.89714 20.3145L8.88055 20.3069C8.88055 20.3047 8.88055 20.3004 8.88001 20.2992C8.87678 20.2802 8.87437 20.2568 8.87437 20.229C8.87437 19.9142 9.09749 19.1084 9.33407 18.3254L9.35549 18.2786L9.34825 18.2769C9.38223 18.1669 9.415 18.0575 9.44786 17.9514C9.51196 17.745 9.69355 17.4493 9.88001 17.1591C10.0734 16.8569 10.2487 16.5601 10.4394 16.3783C10.545 16.2776 10.731 16.1807 10.9547 16.087C10.9795 16.0946 11.002 16.1049 11.028 16.1125L11.032 16.0543C11.1732 15.9955 11.3273 15.9394 11.4858 15.8795C11.517 15.8915 11.5456 15.904 11.5774 15.9149L11.5846 15.8436C11.7096 15.7967 11.8353 15.75 11.9576 15.7031C11.9716 15.7075 11.9834 15.7128 11.998 15.7178L12.0021 15.6841C12.355 15.5436 12.6828 15.3905 12.9032 15.2054L13.2767 14.8962C13.5796 14.6479 13.8604 14.4165 14.0136 14.2514C14.2539 14.4992 14.4588 14.662 14.6227 14.7883C14.8009 14.9244 14.9277 15.028 15.0144 15.1787L15.0112 15.1852L15.0246 15.1934C15.0542 15.2479 15.0786 15.3083 15.0985 15.3785L15.098 15.3785C15.1351 15.4989 15.1653 15.598 15.1896 15.6883L15.1789 15.7063L15.1977 15.7167C15.2418 15.8827 15.2657 16.0156 15.2698 16.1669L15.2618 16.1784L15.2703 16.1839C15.2703 16.1953 15.2708 16.2051 15.2708 16.2187C15.2708 16.2464 15.2703 16.2764 15.2684 16.3058C15.2644 16.4115 15.2519 16.51 15.2335 16.6026L15.2254 16.6145L15.2294 16.6168C15.1746 16.8814 15.0763 17.0845 15.0042 17.2315C14.946 17.348 14.9045 17.4324 14.9045 17.5059L14.9005 17.574C14.8981 17.5931 14.8973 17.6111 14.8973 17.6268C14.8973 17.7428 14.9538 17.8174 15.1921 17.9895C15.4751 18.1958 15.9537 18.5874 16.6161 19.1563L17.0716 19.5293C17.4127 19.7993 17.7071 20.0356 17.8247 20.2633C18.0165 20.6369 18.2478 20.7506 18.5367 20.8056C18.7716 20.8514 18.8687 21.1334 18.8702 21.1367C18.8702 21.1405 18.8697 21.1437 18.8697 21.1503C18.8697 21.3501 19.2033 21.6354 19.4389 21.6616C19.8738 21.7094 20.1051 21.7286 20.1951 21.6022C20.2436 21.5342 20.207 21.4373 20.1612 21.3164L20.1461 21.2777C20.1181 21.2015 20.0005 20.9673 19.8351 20.8928L19.7302 20.8459L19.4947 20.7086L19.3702 20.6101L19.0204 20.3428C18.9052 20.2665 18.869 20.205 18.8237 20.126C18.759 20.0134 18.6846 19.886 18.3867 19.7112C18.094 19.5434 16.4446 17.727 16.3442 17.5664C16.2123 17.3578 16.1762 17.3018 16.5431 16.944C16.9339 16.5634 17.2551 16.0467 17.3446 15.6584C17.3877 15.4678 17.3832 15.2833 17.3796 15.1351C17.3772 15.0502 17.3756 14.9435 17.3897 14.9196C17.4075 14.9141 17.5045 14.9386 17.5821 14.9566L18.077 15.0338L18.3712 15.0525C18.7113 15.0758 19.0967 15.1031 19.5625 15.0067C20.0033 14.9163 20.3342 14.8227 20.4922 14.7502C20.51 14.9032 20.6102 15.1308 20.939 15.4243C21.1147 15.5806 21.3319 15.7188 21.6074 15.8936L21.905 16.0848C22.3367 16.3668 23.1265 16.9642 23.4132 17.2282C23.5895 17.3899 23.6758 17.5707 23.7603 17.7471L23.9226 18.0385C24.0164 18.1643 24.321 18.4838 24.6439 18.823L25.246 19.4689C25.5494 19.819 25.8529 20.2769 25.9236 20.492C25.9862 20.6842 26.1489 20.8579 26.2454 20.9629L26.3144 21.0408L26.4438 21.1737L26.8729 21.6202C27.0561 21.8521 27.0567 21.8543 27.0594 21.93L27.0723 22.0885L27.0795 22.1369C27.119 22.4092 27.1637 22.7179 27.5491 22.738C28.0288 22.7615 28.3259 22.7125 28.4012 22.6542C28.4741 22.5965 28.4358 22.5017 28.4266 22.4571C28.4132 22.3956 28.4057 22.3444 28.3652 22.285L28.2962 22.1789L27.9825 21.8151L27.7141 21.5363C27.5706 21.3768 27.541 21.2407 27.5163 21.1192C27.4952 21.0246 27.4768 20.9352 27.4035 20.8704C27.3459 20.8193 27.2952 20.7664 27.2419 20.7152L27.2435 20.712C27.1916 20.6651 27.1421 20.6172 27.0898 20.5704C26.4327 19.9007 26.0882 19.2734 25.8716 18.8775L25.8495 18.8373L25.8511 18.835C25.8495 18.8329 25.8479 18.8318 25.8446 18.8297L25.7929 18.737L25.4473 18.015C25.3342 17.7438 25.2458 17.5299 24.9596 17.1917L24.593 16.8035C24.5418 16.755 24.4997 16.7143 24.4523 16.6593L24.4564 16.6538C24.4491 16.6484 24.4418 16.6434 24.4347 16.638C24.3609 16.5476 24.2736 16.417 24.1253 16.1615C24.0892 16.0978 24.0515 16.0369 24.0132 15.9743L24.0278 15.9551C24.0128 15.9454 23.9976 15.935 23.9836 15.9241C23.6623 15.4085 23.3071 14.9429 23.1383 14.7388C23.2338 14.7192 23.3427 14.6979 23.3427 14.6979C23.6073 14.6473 23.7831 14.614 23.9852 14.4655L24.2116 14.2334C24.2558 14.1724 24.2558 14.1724 24.2908 14.1791L24.3997 14.2237C24.4983 14.2759 24.6342 14.3472 24.962 14.3565C25.4007 14.3696 25.8546 14.3832 26.3834 14.4512L27.1413 14.5161L27.7078 14.5716C27.8378 14.6043 27.9628 14.6843 28.0943 14.767L28.3244 14.9054L28.5988 15.0192C28.7396 15.0692 28.884 15.1205 29.0414 15.2391L29.761 15.7701L30.1847 16.0783C30.5836 16.3668 30.9604 16.6391 31.0688 16.8357C31.2187 17.1079 31.3879 17.2294 31.6192 17.2294C31.8067 17.2294 31.8925 17.2898 31.8962 17.3154L31.8994 17.3867C31.8989 17.4705 31.8986 17.5843 31.9641 17.708C32.0568 17.88 32.2983 18.0014 32.6099 18.0308C32.8298 18.052 32.9479 18.0619 33.2212 18.0036C33.2681 17.9949 33.4357 17.959 33.4357 17.9121C33.4357 17.8947 33.3462 17.6856 33.3365 17.6693L33.3325 17.6693ZM5.21157 13.8712C4.74911 14.1668 4.35232 14.3689 3.69905 14.5164C3.96857 14.3656 4.42235 14.0432 4.57501 13.9006L4.58515 13.9169C5.37264 13.3147 6.13647 12.7408 6.98282 12.2279C7.79021 11.6529 8.2042 10.6646 9.07637 10.1816C8.19778 10.6532 7.76594 11.6398 6.96067 12.1974C6.12251 12.6886 5.32041 13.2744 4.54526 13.8532L4.54607 13.8543C4.4491 13.9017 4.31486 14.022 4.13428 14.1369C3.90428 14.2839 4.03732 14.1739 4.09821 14.0633C4.05521 14.0987 4.00771 14.1325 3.96033 14.1668C6.07436 12.5649 7.42789 9.79555 10.0735 9.10458C9.9281 9.2309 9.78794 9.36703 9.65636 9.51078L9.64509 9.49172C9.03494 9.85327 8.40588 10.2039 7.86894 10.6782C7.33058 11.1568 6.99961 11.8184 6.42542 12.2556C7.00646 11.8303 7.35361 11.1699 7.89367 10.706C8.39552 10.2785 8.97392 9.95836 9.54849 9.6322C8.70122 10.5976 8.07323 11.8048 7.05379 12.6073C7.0562 12.6047 7.06023 12.6013 7.06232 12.5981C6.78374 12.7435 5.80371 13.4905 5.21081 13.8722L5.21135 13.8712ZM25.9422 9.20426C25.939 9.20426 25.9373 9.20321 25.9336 9.20321L25.9438 9.19613C25.943 9.19938 25.943 9.20158 25.9422 9.20429ZM24.911 1.87183C25.6258 2.01329 25.7288 2.23447 25.8764 2.51951C25.9125 2.53972 25.9503 2.58224 25.9891 2.63436C25.815 2.5695 25.6134 2.62053 25.5099 2.73748C25.6931 2.62052 25.9492 2.6386 26.0845 2.77369C26.1078 2.80984 26.1309 2.84704 26.1568 2.88531C26.1584 2.89067 26.1616 2.89386 26.164 2.90023L26.1656 2.90023C26.2174 2.97679 26.2718 3.05656 26.3338 3.13208C26.3856 3.19481 26.4238 3.24795 26.4518 3.29689C26.164 2.93742 25.6977 2.7928 25.2487 2.92789C25.7786 2.79389 26.2788 3.01932 26.5284 3.5043L26.5316 3.5021C26.5402 3.55318 26.545 3.6042 26.5494 3.66273C26.5519 3.69143 26.5596 3.72121 26.5678 3.75099C26.3354 3.72121 26.0659 3.67972 26.074 3.40322C25.9813 3.01613 25.6314 3.28093 25.4202 3.27031C25.6449 3.3001 25.9834 3.10865 26.0002 3.41172C25.9576 3.75524 26.3835 3.86904 26.6222 3.90732C26.6696 4.01469 26.7316 4.12746 26.792 4.24867C26.8836 4.43478 26.944 4.5507 26.9596 4.65705C26.7958 4.45929 26.6874 4.21039 26.427 4.0392C26.1549 3.83288 25.7463 3.97217 25.5964 3.62227C25.7188 3.98497 26.17 3.89562 26.3851 4.10089C26.6325 4.29017 26.8556 4.72086 27.0109 4.99421L27.0104 4.98884C27.0373 5.05265 27.0815 5.1218 27.1564 5.20048C27.2848 5.33988 27.3143 5.64915 27.2869 5.94482C27.2178 5.60233 27.1246 5.25275 26.8486 5.00692C26.4815 4.72295 26.1242 4.439 25.7942 4.11252C26.4341 4.78361 27.2944 5.28107 27.212 6.32216C27.212 6.32216 27.1974 6.39349 27.1953 6.39894C27.1977 6.39999 27.2001 6.40113 27.2009 6.40219C27.2229 7.2723 26.1211 7.70083 26.3282 8.65806C26.1546 7.72914 27.2316 7.35834 27.3055 6.47243C27.3868 6.53614 27.4564 6.62434 27.4661 6.76592C27.4795 6.97011 27.2591 7.44328 27.1373 7.64747C27.0165 7.85165 26.927 8.34497 27.1157 8.46748C27.3044 8.58999 27.4758 8.42719 27.6376 8.03134C27.7081 8.24424 27.6801 8.54426 27.6246 8.79909C27.5658 8.94719 27.4758 9.17806 27.195 9.10237C26.7728 8.93739 26.5496 8.34823 26.8133 7.90501C26.4285 8.3918 26.7938 9.26954 27.4575 9.28859C27.4569 9.28859 27.4551 9.29079 27.4551 9.29185C27.4766 9.36917 27.3908 9.43614 27.2486 9.49603C26.834 9.48188 26.3478 9.14157 26.3273 8.65804C26.3181 9.10127 26.6874 9.47861 27.1235 9.58424C27.0777 9.6289 26.9694 9.68062 26.736 9.70022C26.5527 9.71492 26.4335 9.66483 26.308 9.56083L26.3165 9.55644C25.875 8.78978 25.8438 7.80042 26.5914 7.19766C27.3267 6.51267 26.951 5.38882 26.302 4.82607C26.9343 5.4204 27.2658 6.50832 26.5332 7.15083C26.0039 7.53252 25.7786 8.23547 25.8923 8.86002C25.466 8.46525 25.585 7.65394 26.171 7.42853C25.4902 7.59732 25.3172 8.67489 25.9516 9.08871C25.9737 9.15569 26.0001 9.22157 26.0315 9.28637C26.0024 9.25424 25.9738 9.22374 25.9414 9.18944C25.9414 9.18944 25.9414 9.1905 25.9414 9.1905C25.5818 8.7745 25.0935 8.3939 25.4309 7.86137C25.549 7.29346 26.2271 7.22648 26.5306 6.72445C27.2216 5.5908 25.8239 4.76223 25.4514 3.84126C25.8164 4.76647 27.1585 5.66104 26.4712 6.67871C26.2013 7.13609 25.4923 7.20633 25.3275 7.81563C25.0714 8.19189 25.2369 8.56105 25.4665 8.86706C25.1512 8.79192 25.059 8.46958 24.9922 8.19841L24.9849 8.16738C24.9202 7.9082 25.0253 7.71217 25.2992 7.29835L25.3148 7.27439L25.3434 7.22322C25.3409 7.21883 25.3385 7.21777 25.3361 7.21451C25.5803 6.77564 26.4503 6.84969 26.37 6.1511C26.3889 5.55323 25.9129 5.17698 25.7792 4.68355C25.8859 5.19081 26.3431 5.58862 26.3166 6.14891C26.4099 6.80722 25.5744 6.74024 25.335 7.21342C25.2127 7.07838 25.1862 7.07838 25.2725 6.96349L25.3922 6.78816C25.3663 6.63298 25.4304 6.64333 25.5652 6.57199C25.6309 6.53606 25.7776 6.49467 25.9376 6.23713C25.9926 6.14782 26.0169 6.07051 26.0234 5.997L26.025 5.99594C26.0244 5.99594 26.0242 5.99488 26.0234 5.99374C26.0358 5.8451 25.9683 5.72149 25.8988 5.59082L25.7598 5.281C25.6806 5.04299 25.286 3.82423 25.2364 3.30527C25.2072 2.99795 24.9825 2.81184 24.7134 2.60765C24.9647 2.48749 25.1366 2.23119 25.3792 2.34602C25.7884 2.4364 25.0407 2.96495 25.1533 2.48749C24.9679 2.98303 25.9097 2.51939 25.411 2.27687C25.0654 2.10883 24.8304 2.46511 24.5738 2.50131C24.5076 2.44914 24.438 2.39279 24.3669 2.33328C24.6434 2.23755 24.8207 1.99721 25.1027 1.98126C24.7787 1.95251 24.52 2.2216 24.2369 2.21414C24.2089 2.18648 24.1804 2.15991 24.1524 2.13121C24.0412 2.01316 23.9394 1.91423 23.8375 1.82705C24.0714 1.66964 24.2909 1.85576 24.5658 1.95784C24.7086 1.95678 24.837 1.87382 24.8563 1.73879C24.8741 1.78235 24.8913 1.82705 24.9075 1.87279L24.9107 1.87173ZM25.6403 5.14734C24.8426 4.16468 23.9251 3.50213 22.9322 2.80664C22.8956 2.69392 22.848 2.578 22.7812 2.45358C23.7823 3.16078 24.9148 3.8903 25.573 4.93466C25.5988 5.01443 25.621 5.08673 25.6408 5.14734ZM22.5301 1.44538C22.7511 1.52618 22.971 1.60808 23.1807 1.71339C23.531 1.93456 23.8944 2.13772 24.2356 2.35889L24.2364 2.36426C24.238 2.36426 24.2396 2.36321 24.2421 2.36321C24.3019 2.40154 24.3628 2.43873 24.4204 2.47809L24.4228 2.47484C24.486 2.52379 24.5457 2.57057 24.6034 2.61521L24.6137 2.64609C24.6201 2.64398 24.6267 2.64072 24.6336 2.63861C24.859 2.80985 25.0455 2.9555 25.1242 3.15441C24.5862 2.70563 23.9776 2.38231 23.375 2.05158L22.5745 1.53789C22.5777 1.53684 22.5817 1.53684 22.5863 1.53684C22.5669 1.51343 22.5438 1.4826 22.5298 1.44536L22.5303 1.44536ZM22.8912 1.51769C22.7715 1.45284 22.6498 1.39218 22.5285 1.33054C22.5861 1.34328 22.8281 1.40177 23.0238 1.48153C23.247 1.57405 23.7397 1.79844 24.1008 2.18134C24.1175 2.1994 24.1353 2.21428 24.1531 2.23235C23.834 2.04836 23.5106 1.88142 23.1947 1.69846C23.1386 1.66128 23.082 1.62615 23.0233 1.59212C22.937 1.54002 22.8492 1.489 22.7656 1.43155C22.806 1.46134 22.8508 1.4879 22.8917 1.51769ZM22.9392 0.342494C23.1952 0.398034 23.143 0.384962 23.2378 0.479709L23.303 0.492235C23.303 0.492235 23.4243 0.478619 23.5726 0.518915C23.7209 0.560839 23.9893 0.784087 24.0152 0.947438C24.096 0.961591 24.2286 1.00842 24.3364 1.17231C24.4103 1.19355 24.4965 1.19846 24.5688 1.29755C24.476 1.28797 24.4 1.33479 24.3418 1.39649C24.4221 1.33692 24.5245 1.36136 24.6334 1.40922C24.6943 1.43901 24.7467 1.50599 24.7936 1.59322C24.6943 1.52832 24.5272 1.51453 24.5261 1.65169C24.5293 1.50283 24.7267 1.55068 24.8076 1.623C24.8177 1.64533 24.8291 1.66661 24.8394 1.68997C24.8394 1.83671 24.7051 1.92503 24.5704 1.9186C24.3656 1.83671 24.0518 1.57514 23.7812 1.77399C23.6987 1.70701 23.6141 1.64532 23.5241 1.58788C23.7117 1.32199 24.2043 1.52831 24.3882 1.20281C24.1823 1.51557 23.6836 1.2273 23.4497 1.54323C23.392 1.50919 23.3306 1.47621 23.2659 1.44217C23.3425 1.3539 23.419 1.25726 23.5392 1.23493C23.4007 1.22842 23.2896 1.32308 23.1812 1.39861C23.1257 1.37095 23.0659 1.34437 23.0034 1.31672L22.9414 1.29221C23.0869 1.15707 23.2362 1.01985 23.4259 1.09336C23.6303 1.18048 23.9521 1.34541 24.055 1.04544C23.931 1.33158 23.6491 1.14563 23.4421 1.04544C23.2071 0.940355 23.0114 1.11895 22.8443 1.2529L22.536 1.12767C22.5384 1.11351 22.5384 1.10425 22.5384 1.09227C22.7589 0.845612 23.0305 0.737257 23.3367 0.835811C23.6181 0.641425 23.858 0.943623 24.1205 1.04653L24.1108 1.02204C23.8919 0.902787 23.5819 0.613657 23.3416 0.786265C23.0785 0.660484 22.7449 0.754135 22.5346 0.934913C22.533 0.885905 22.5274 0.836903 22.519 0.787898L22.5214 0.791151C22.7036 0.534146 23.0319 0.576617 23.2847 0.55756C23.0793 0.549914 22.7192 0.469351 22.4912 0.680617C22.4697 0.608199 22.4395 0.541224 22.399 0.49222C22.51 0.418167 22.7246 0.296744 22.9403 0.342481L22.9397 0.342481ZM19.0176 1.78569C19.0176 1.78463 19.0176 1.78463 19.0176 1.78463L19.0181 1.78463C19.0181 1.78463 19.0176 1.78463 19.0176 1.78569ZM19.0419 1.73147C19.0644 1.36986 19.1479 0.959416 19.4363 0.6986C19.1395 0.924024 19.0101 1.29119 18.9458 1.65915C18.8532 1.41136 18.9846 1.06777 19.1663 0.792253C19.3819 0.465008 19.9885 0.26191 20.1771 0.247752C20.3663 0.234144 20.7572 0.315819 21.1339 0.505301C21.121 0.370265 21.1339 0.111627 21.2283 0.151375C21.3113 0.188401 21.3867 0.278788 21.515 0.393679C21.5619 0.624547 21.6423 0.795521 21.7178 0.911499L21.431 1.06886C21.1442 0.810223 20.7982 0.487332 20.327 0.552128C20.1216 0.580988 19.9178 0.650139 19.7404 0.75305C19.7286 0.759557 19.7184 0.765576 19.7076 0.772108C19.7012 0.776501 19.6941 0.78082 19.6872 0.78518C19.65 0.80859 19.6139 0.834733 19.5789 0.864675C19.4847 0.942535 19.4042 1.03401 19.3456 1.14019C19.1989 1.35816 19.0988 1.59959 19.0421 1.73147L19.0418 1.73147ZM21.1598 0.904966C21.2498 0.960506 21.3372 1.01876 21.4218 1.07431L21.4132 1.07976C21.3981 1.08792 21.3852 1.09664 21.3717 1.10425C21.1243 1.08575 20.8542 1.07104 20.6931 0.893534C20.4715 0.6741 20.2041 0.74434 19.9734 0.751964C20.0936 0.711667 20.2171 0.682815 20.3395 0.663753C20.6063 0.620195 20.8569 0.72419 21.0898 0.860319C21.016 0.898981 20.9453 0.890269 20.8563 0.859262C20.9318 0.923513 21.0687 0.952916 21.1598 0.90391L21.1598 0.904967ZM19.4116 1.5294C19.3722 1.51024 19.3351 1.47092 19.3276 1.37733C19.3141 1.19954 19.6924 0.92729 19.8397 0.820023C19.8661 0.800965 19.8829 0.788983 19.9017 0.777555C19.9089 0.774301 19.9173 0.772105 19.9254 0.768843C20.1017 0.812402 20.2914 0.804235 20.4473 0.863587C20.0527 0.961597 19.6294 1.16905 19.5124 1.56665C19.483 1.42306 19.5243 1.22187 19.6504 1.10208C19.5146 1.19355 19.4284 1.34754 19.4117 1.5294ZM19.5065 1.58042L19.5089 1.58042C19.5084 1.58261 19.5084 1.58473 19.5073 1.58684C19.5073 1.58473 19.5068 1.58261 19.5068 1.58042ZM19.5297 1.68038C19.5201 1.66661 19.5132 1.63895 19.5083 1.59958C19.6499 1.15815 20.1658 0.992083 20.5707 0.937088C20.5842 0.947435 20.5986 0.957236 20.6105 0.969755C20.6488 1.00951 20.6897 1.03782 20.7318 1.06341C20.3814 1.16469 20.0182 1.29221 19.7691 1.5698C19.7787 1.55706 19.7873 1.54322 19.8002 1.52727C19.7534 1.54322 19.7081 1.58472 19.6667 1.62191C19.7054 1.51453 19.7539 1.40813 19.8505 1.32629C19.7086 1.39861 19.6181 1.53152 19.5303 1.67935L19.5297 1.6804ZM19.6516 1.8261C19.6516 1.76549 19.6521 1.73679 19.756 1.58897C20.058 1.29009 20.4828 1.20607 20.8817 1.12548C21.0321 1.1636 21.1905 1.14999 21.334 1.12768C21.1905 1.21589 21.0563 1.28586 20.9021 1.2997L20.7577 1.30295C20.575 1.29872 20.4585 1.30083 19.9362 1.76767C19.9367 1.75706 19.9386 1.74111 19.941 1.72618C19.9777 1.61985 20.0164 1.51671 20.0979 1.43798C20.0003 1.50816 19.9438 1.61668 19.8882 1.72194C19.8353 1.7496 19.7517 1.79213 19.6514 1.82616L19.6516 1.82616ZM18.2068 4.49437C18.2068 4.49437 18.182 4.44124 18.1551 4.39762C18.3076 4.36146 18.4812 4.26998 18.6767 4.16468L18.7467 4.12749L18.8852 4.04772C18.9651 4.00095 18.9651 4.00095 19.0134 4.05089C19.0285 4.06576 19.0376 4.07637 19.0505 4.0902C18.9185 4.16464 18.4738 4.41141 18.2069 4.49433L18.2068 4.49433ZM18.795 4.39866C18.8902 4.35721 18.9069 4.23595 19.0434 4.26998C19.0837 4.32106 19.1037 4.3625 19.0553 4.41994C18.9384 4.5614 18.719 4.73472 18.4715 4.74642C18.4659 4.73581 18.461 4.72302 18.4543 4.70281C18.4177 4.60181 18.5891 4.48904 18.795 4.39865ZM21.9819 4.35612C21.6471 4.09558 21.3388 3.79142 21.0401 3.48193C21.3129 3.79676 21.5905 4.10408 21.9043 4.3827C21.8358 4.40611 21.7684 4.42631 21.7032 4.44335C21.2935 4.20301 20.9873 3.81054 20.6574 3.46172C20.9561 3.8095 21.2278 4.19131 21.6121 4.46568C21.556 4.47738 21.5032 4.48588 21.4596 4.48904C21.4067 4.49115 21.3452 4.48904 21.2811 4.48481C20.8741 4.13279 20.5464 3.67339 20.1232 3.32137C20.5098 3.67231 20.7975 4.1041 21.1706 4.47528C21.0714 4.46461 20.9663 4.44975 20.866 4.43378C20.5572 4.136 20.2952 3.77549 19.9486 3.50857C20.2634 3.7744 20.4968 4.11368 20.776 4.41996C20.6618 4.40079 20.5599 4.3838 20.4823 4.37422C20.2585 4.12642 20.0408 3.8393 19.7742 3.6202C20.0159 3.84355 20.196 4.1073 20.4052 4.36997C20.3243 4.36997 20.2688 4.38805 20.2182 4.41359C20.0127 4.17112 19.8027 3.91161 19.562 3.6936C19.7872 3.92544 19.9706 4.18065 20.1674 4.44229C20.1265 4.46569 20.086 4.49014 20.0333 4.50822C20.0192 4.51359 20.0019 4.51993 19.9847 4.52526C19.7701 4.29232 19.5713 4.02856 19.3148 3.83293C19.5534 4.03924 19.7276 4.29766 19.9271 4.54437C19.8516 4.56778 19.7654 4.59114 19.6819 4.61668C19.5149 4.37955 19.324 4.16791 19.1224 3.96584C19.3137 4.17427 19.4926 4.3923 19.6452 4.62731C19.585 4.64544 19.53 4.66455 19.4858 4.68159C19.4137 4.57629 19.3371 4.46782 19.2486 4.37319C19.3181 4.48056 19.3714 4.59436 19.4249 4.71132C19.4001 4.72624 19.3656 4.74857 19.3262 4.77513L19.1199 4.57307L19.2746 4.80917C19.2315 4.83791 19.1868 4.86873 19.1404 4.89955C19.0682 4.84216 18.9971 4.78259 18.9454 4.70282C18.9777 4.78896 19.0311 4.86128 19.0888 4.93364C19.0429 4.96337 18.9999 4.99103 18.9605 5.01335C18.8759 4.95274 18.7979 4.88789 18.7332 4.80279C18.7767 4.89214 18.8398 4.9698 18.9073 5.0421C18.8976 5.04738 18.8869 5.05271 18.8781 5.05697C18.8292 5.07614 18.7677 5.07189 18.7078 5.06015C18.6465 5.0027 18.5758 4.9495 18.5522 4.86336C18.5546 4.92826 18.5844 4.98249 18.6178 5.0346C18.5634 5.01332 18.5159 4.98674 18.4966 4.96017C18.459 4.90909 18.4384 4.87191 18.4616 4.82083C18.7391 4.81554 19.0297 4.58686 19.164 4.42525C19.3131 4.24442 19.193 4.12321 19.087 4.01578C18.9824 3.91047 18.963 3.88712 18.8482 3.95622L18.8434 3.95833L18.5976 3.70737L18.7981 3.98387L18.7129 4.03282L18.701 4.03917C18.5907 3.97535 18.4937 3.89134 18.4161 3.78391C18.4708 3.89237 18.5529 3.98706 18.6473 4.06786L18.6441 4.06997C18.6096 4.08914 18.5762 4.10613 18.5427 4.12317C18.448 4.06682 18.3789 3.99233 18.3174 3.89878C18.3556 3.9913 18.415 4.08169 18.4904 4.15188C18.444 4.17528 18.4016 4.19652 18.3584 4.21569C18.2371 4.08914 18.1132 3.95618 18.1132 3.76794C18.0923 3.94877 18.2015 4.10297 18.3062 4.23909C18.2549 4.26142 18.2065 4.27841 18.1612 4.2912C18.081 4.16782 17.9997 4.04231 17.9688 3.89023C17.9806 4.03594 18.0404 4.16891 18.1046 4.30182C18.0896 4.30393 18.0718 4.31032 18.0567 4.31141C18.0227 4.30823 17.9787 4.31035 17.935 4.30604C17.8618 4.14971 17.8095 3.98702 17.817 3.80727C17.7928 3.97105 17.8194 4.13163 17.8703 4.29008C17.8647 4.28797 17.8574 4.28586 17.851 4.28374C17.7599 4.23376 17.6919 4.14015 17.7313 4.00299C17.7797 3.83496 17.7641 3.46274 17.8298 3.32024C17.8584 3.25534 18.1166 3.05436 18.2821 2.97035C18.4475 2.88632 18.9397 2.6896 19.2026 2.47158C19.3228 2.37373 19.6936 2.08978 19.9005 1.8888C19.9139 1.876 19.9209 1.86642 19.9258 1.85688L19.936 1.86854C20.4832 1.3719 20.5802 1.37402 20.7565 1.37936L20.909 1.37619C21.1085 1.35707 21.2756 1.25394 21.4529 1.14558L21.7084 1.00293C21.7284 1.02961 21.778 1.03179 21.84 1.08188C21.9251 1.15048 21.9693 1.26265 21.964 1.25285L22.0017 1.36981C22.0443 1.22617 21.9887 1.12762 21.8734 0.996392C21.7882 0.90056 21.6362 0.686026 21.5758 0.325566L21.5726 0.326624C21.564 0.218268 21.5418 0.0701628 21.6054 0.0701628C21.6928 0.0701628 21.951 0.324445 22.213 0.513932L22.2114 0.516616C22.3202 0.60537 22.4334 0.827526 22.427 1.01266C22.4206 1.20922 22.3245 1.51333 22.324 1.51545C22.324 1.51545 22.3677 1.53249 22.4259 1.54202L22.9218 1.81325C23.6813 2.28756 24.5206 2.7225 25.1648 3.31487C25.1704 3.37972 25.182 3.45633 25.1972 3.54035C24.4516 2.88095 23.5908 2.41409 22.7262 1.96532C23.586 2.4428 24.5191 3.01283 25.2268 3.68388C25.2527 3.80192 25.284 3.92847 25.3179 4.05931C24.6187 3.1862 23.6555 2.74167 22.7327 2.16526C23.6706 2.78632 24.7098 3.33082 25.3729 4.26028C25.4095 4.39217 25.4467 4.52083 25.4829 4.64422C24.7713 3.63498 23.7768 3.1139 22.7801 2.45238C22.7386 2.3737 22.6906 2.29283 22.6351 2.20991L22.4739 2.02701C22.5607 2.07378 22.6485 2.11953 22.7332 2.16526C22.5359 2.03126 22.3208 1.91321 22.1132 1.7675C21.9004 1.62604 21.7026 1.48355 21.5122 1.33996C21.6875 1.50059 21.8788 1.65692 22.0923 1.79832C22.2152 1.88555 22.3435 1.95682 22.4702 2.02489C22.6222 2.24928 22.7229 2.45663 22.7865 2.64699C22.6739 2.3928 22.4826 2.16417 22.2162 2.02592C21.8864 1.87597 21.654 1.61967 21.3726 1.43356C21.6335 1.63459 21.8691 1.90896 22.1968 2.05892C22.4863 2.20991 22.6884 2.45025 22.8119 2.72888C22.8237 2.77037 22.8351 2.81289 22.8431 2.85439C22.7838 2.7512 22.7159 2.65231 22.6211 2.57042C22.4652 2.41519 22.2803 2.31625 22.1079 2.2195C22.2615 2.34713 22.4307 2.4662 22.5796 2.61507C22.6916 2.71189 22.7752 2.8246 22.8571 2.93944C22.8717 3.032 22.8765 3.12026 22.8738 3.20428C22.8048 3.07768 22.7148 2.95861 22.6081 2.84905C22.462 2.70764 22.2992 2.59488 22.1283 2.5151C22.2819 2.62787 22.4221 2.75332 22.566 2.89163C22.6792 3.00859 22.7806 3.12555 22.8717 3.25002C22.8544 3.47756 22.779 3.66689 22.6809 3.82C22.4275 3.5116 22.1402 3.24681 21.8119 3.03091C22.1348 3.27234 22.4076 3.56158 22.6383 3.88491C22.6032 3.93277 22.5666 3.97633 22.5294 4.01679C22.2943 3.68813 21.9903 3.42867 21.6583 3.22127C21.9812 3.44991 22.2739 3.73707 22.4776 4.0689C22.4529 4.09335 22.4275 4.11458 22.4032 4.13587L21.5574 3.35952L22.3477 4.17949C22.3133 4.20503 22.2787 4.22838 22.2479 4.24647C22.2455 4.24752 22.2407 4.24858 22.2388 4.2507C21.9046 3.97953 21.5865 3.68708 21.283 3.37759C21.5601 3.69557 21.8545 3.99652 22.1655 4.28369C22.1078 4.30814 22.0442 4.33259 21.9801 4.356L21.9825 4.356ZM18.8117 8.31945L18.8141 8.33034C19.3008 8.2993 19.8307 8.17734 20.2098 7.82613C19.7742 8.13977 19.3192 8.19313 18.7924 8.18169L18.7989 8.22906C18.7116 8.21763 18.6513 8.15828 18.4722 8.15828C18.5245 8.14413 18.6879 7.99874 18.7881 7.89528L18.7921 7.90617C19.2536 7.76461 19.8066 7.81906 20.3222 7.71015C20.9055 7.62303 21.0693 6.96582 21.5653 6.77361C21.0564 6.94785 20.8521 7.59254 20.3055 7.6361C19.8314 7.71451 19.3523 7.64212 18.845 7.74337C18.8444 7.64209 18.8923 7.51795 18.9667 7.39543C20.1902 7.53047 20.2183 5.87355 21.1896 5.70039C20.167 5.8643 20.0996 7.46567 18.9418 7.24788C18.9192 7.23045 18.8777 7.21357 18.7699 7.20649C18.7699 7.20649 18.902 7.15749 19.0668 6.92335C19.0668 6.80737 19.1169 6.68921 19.3482 6.45672C19.5789 6.22258 19.7778 6.03963 19.8931 5.92256L20.6204 5.18775C20.7357 5.07079 21.5826 4.74534 21.8564 4.64434C21.9782 4.59969 22.0488 4.56991 22.1173 4.52204C22.1213 4.55608 22.1237 4.59224 22.1259 4.62947C21.7982 5.01019 21.2699 5.05909 20.885 5.29965C21.2327 5.12715 21.7577 5.1027 22.1292 4.82087C22.1285 4.88681 22.1267 4.95808 22.1219 5.03143C21.7009 5.53106 21.0454 5.26099 20.4875 5.64159C19.865 5.93726 19.9183 6.80411 19.2854 7.02954C19.9307 6.82425 19.9264 5.94706 20.5258 5.70584C20.9678 5.40256 21.6416 5.60675 22.1057 5.24411C22.0976 5.34103 22.0874 5.44176 22.0745 5.54086L22.0745 5.53981C21.7985 5.81859 21.3349 5.84909 21.0087 6.14039C20.7214 6.47145 20.5592 6.84171 20.1889 7.08075C20.563 6.87655 20.7823 6.4758 21.0572 6.1981C21.3247 5.97704 21.7159 5.95363 22.0443 5.74617C22.0249 5.87685 22.0022 6.00372 21.9791 6.12243C21.0384 6.4807 20.4713 7.55936 19.3797 7.3873C20.411 7.62416 21.1199 6.5945 21.9418 6.29612C21.9009 6.47472 21.8578 6.61901 21.8173 6.70558C21.7651 6.81612 21.7026 6.92556 21.6367 7.03609L21.6351 7.02629C20.646 7.53595 20.2655 8.85909 19.0155 8.51224C20.1355 8.90591 20.7398 7.73361 21.4886 7.26915C21.1231 7.79948 20.6482 8.27321 20.3188 8.46214C20.1426 8.56451 19.9291 8.62386 19.7097 8.65708L19.7012 8.64836L19.6931 8.65872C19.3736 8.70445 19.0453 8.69411 18.793 8.67287L18.7882 8.66848L18.7874 8.67173C18.7637 8.66953 18.739 8.66848 18.7179 8.66628C18.6959 8.49966 18.754 8.38967 18.8127 8.32052L18.8123 8.31946ZM10.7185 9.33331C10.6921 9.348 10.6626 9.36924 10.6323 9.3894C10.7962 9.18738 11.0102 8.97612 11.2532 8.77247C11.5329 8.54596 11.8239 8.34395 12.0908 8.27589C12.2159 8.29004 12.3447 8.30802 12.4821 8.3238C12.3108 8.39295 12.1264 8.48443 11.9474 8.6162C11.712 8.79698 11.4979 8.96414 11.319 9.09047L11.3206 9.09266C11.0818 9.16944 10.8442 9.26199 10.7185 9.33224L10.7185 9.3333ZM11.4736 9.04581C11.6121 8.91622 11.7744 8.77356 11.9593 8.63471C12.1807 8.46973 12.4207 8.38479 12.6228 8.34123L12.6223 8.33903C12.7434 8.35047 12.8744 8.35809 13.0184 8.35918C12.9607 8.39621 12.9035 8.43432 12.84 8.47625C12.8271 8.47519 12.8164 8.4686 12.8035 8.46753L12.8075 8.49857C12.7331 8.54921 12.6577 8.59931 12.5785 8.65484C12.5629 8.66519 12.5478 8.67391 12.5322 8.68425C12.5274 8.68205 12.5237 8.67823 12.5182 8.67608L12.5092 8.6995C12.3684 8.79206 12.229 8.86284 12.1028 8.92165C12.0996 8.92165 12.098 8.92059 12.0943 8.91946L12.0943 8.92596C12.0706 8.9374 12.0469 8.94829 12.0242 8.95864C11.9606 8.92814 11.7315 8.9728 11.4755 9.04576L11.4739 9.04576ZM7.7252 21.982C7.71127 21.8874 7.71795 21.81 7.73325 21.7452C7.74283 21.7534 7.76337 21.7676 7.77851 21.7779L7.99078 22.2407L7.87063 21.8345C7.94117 21.8715 8.02739 21.9096 8.13741 21.9374L8.31206 22.3937C8.00804 22.3556 7.76014 22.2108 7.72563 21.981L7.72526 21.982ZM16.6884 19.0734C16.5995 18.9982 16.5121 18.9215 16.4249 18.8457L17.1337 19.4246C16.9925 19.3194 16.8422 19.2057 16.6885 19.0734ZM18.7918 20.8496C18.7218 20.7581 18.6291 20.672 18.5104 20.6497C18.2269 20.5953 18.0091 20.5914 17.8862 20.2288C17.8309 20.0671 17.7289 19.9332 17.5978 19.8041L19.0225 20.9677C18.946 20.9366 18.8943 20.8986 18.7918 20.8496ZM18.3433 19.7785C18.8369 20.0649 18.671 20.2065 18.9728 20.4074C19.128 20.5103 19.334 20.6867 19.4439 20.7701C19.5969 20.886 19.6266 20.8817 19.7986 20.9611C19.9265 21.02 19.9847 21.241 20.0187 21.3303C20.0585 21.4387 20.0974 21.4898 20.0683 21.5302C20.0019 21.6249 19.8061 21.626 19.4422 21.5857C19.2256 21.5612 18.9269 21.2868 18.9361 21.1125C18.9361 21.1125 18.9337 21.1071 18.9321 21.1027C18.9476 21.0771 18.9761 21.0559 19.0167 21.0472L19.0127 21.0516L19.2838 21.406L19.0972 21.0505C19.1021 21.0515 19.1053 21.0515 19.1107 21.0527C19.1758 21.0717 19.2314 21.0805 19.3111 21.0794L19.6921 21.5634L19.393 21.0761C19.4555 21.0717 19.5315 21.0636 19.6333 21.0527C19.58 21.0527 19.4964 21.0482 19.3671 21.0358L19.3505 21.0081L19.3193 21.0303C19.1754 21.0146 19.0914 20.9945 19.0272 20.97L14.9742 17.5646C14.9742 17.5488 14.9747 17.5287 14.9747 17.5063C14.9747 17.4606 15.0026 17.3942 15.0425 17.3135L19.5484 21.0178L15.0766 17.2455C15.1088 17.1785 15.145 17.1007 15.1809 17.0136L17.0741 18.5186C17.5844 19.0707 18.1774 19.6832 18.3435 19.7785L18.3432 19.7785ZM17.1525 15.4023L17.1757 15.3664C17.1733 15.4661 17.1628 15.5771 17.1451 15.6909L16.3096 15.191L17.1317 15.766C17.1187 15.8352 17.1043 15.9054 17.0853 15.9713C17.0757 16.0034 17.0655 16.0339 17.0552 16.0639L16.3184 15.624L17.0282 16.1331C16.9969 16.2098 16.9592 16.279 16.9129 16.347L16.3082 15.9937L16.8709 16.4064C16.822 16.4723 16.7632 16.5382 16.6931 16.6117L16.18 16.3192L16.6419 16.6639C16.579 16.7287 16.5099 16.7968 16.4274 16.8774C16.4234 16.8806 16.4209 16.8839 16.4173 16.8882L15.951 16.6084L16.3692 16.9372C16.2787 17.0304 16.2194 17.1083 16.1866 17.1741L15.805 16.9575L16.1623 17.2319C16.1193 17.3669 16.185 17.4643 16.2761 17.6081C16.3267 17.6887 16.669 18.0769 17.0635 18.5054L15.2103 16.94C15.242 16.8561 15.269 16.7582 15.2917 16.6552L15.8048 16.9575L15.3068 16.5839C15.3229 16.4979 15.3347 16.4064 15.3386 16.3072C15.3394 16.2811 15.3394 16.2556 15.3394 16.23L15.9505 16.6084L15.3382 16.1451C15.3333 16.0192 15.3161 15.9044 15.2838 15.7736L16.1796 16.3192L15.2578 15.6713C15.2326 15.5787 15.2019 15.478 15.1636 15.3555L15.1786 15.3968C15.1672 15.3496 15.155 15.3087 15.1431 15.2694L16.3079 15.9937L15.1037 15.1611C14.9997 14.9112 14.845 14.8186 14.5227 14.5197L16.3182 15.624L14.2962 14.2137C14.348 14.168 14.4104 14.1271 14.4833 14.0922L16.31 15.19L14.6444 14.0286C14.7306 13.9997 14.8207 13.9773 14.9091 13.9604L14.8897 13.9909L16.3473 14.8387L15.0719 13.9359C15.1685 13.9251 15.2551 13.9224 15.3225 13.9262C15.5445 13.9414 15.8287 14.1125 16.2474 14.4228C16.5044 14.6123 16.6301 14.9014 17.1539 15.0539C17.1712 15.1143 17.1793 15.2123 17.1777 15.3283L16.3477 14.8387L17.1535 15.4012L17.1527 15.4023ZM14.4077 13.8968C14.4567 13.8254 14.4896 13.7509 14.5192 13.6751C14.6393 13.6948 14.7579 13.7519 14.8679 13.8265C14.7144 13.8314 14.5521 13.8499 14.4077 13.8968ZM25.0463 14.2316C24.703 14.2207 24.662 14.0998 24.565 14.0422C24.6345 14.0029 24.6949 13.9648 24.7499 13.9273L25.9703 14.3199C25.6485 14.2774 25.3719 14.2409 25.0458 14.2316ZM26.388 14.3754C26.2424 14.3569 26.1094 14.3379 25.9832 14.321L24.8712 13.8413C24.9525 13.7797 25.0156 13.7198 25.0679 13.6638C25.6576 13.918 26.2317 14.2272 26.8527 14.408C26.7066 14.4048 26.5514 14.3966 26.3886 14.3754ZM26.8715 14.408C26.2657 14.1985 25.7137 13.8647 25.139 13.5777C25.1925 13.5042 25.2301 13.434 25.2651 13.3616C25.9724 13.7062 26.671 14.089 27.3934 14.4124C27.2531 14.408 27.0737 14.4124 26.8721 14.4091L26.8715 14.4081ZM32.6135 17.9549C32.3304 17.9283 32.1079 17.821 32.0264 17.6719C31.979 17.5847 31.9714 17.503 31.9709 17.4328L32.497 17.8559L32.0501 17.4148C32.1159 17.4371 32.2005 17.4622 32.2824 17.4785L32.2739 17.4888L32.8237 17.9152L32.387 17.4932C32.4744 17.502 32.5465 17.502 32.6183 17.4888L32.5994 17.5079L33.0382 17.8879L32.6701 17.4752C32.7229 17.4605 32.7768 17.4398 32.8409 17.4072C32.8151 17.4148 32.7983 17.4317 32.5935 17.4583C32.5142 17.4676 32.4226 17.4583 32.3315 17.4398L32.3235 17.4317L32.3195 17.4371C32.1771 17.405 32.0407 17.3483 31.968 17.3026C31.9562 17.2329 31.8494 17.0946 31.6915 17.0549L31.0591 16.6051L31.5653 17.0456C31.3864 17.0434 31.2575 17.0265 31.1319 16.8001C30.9977 16.5539 30.512 16.2277 30.0274 15.8733C29.8636 15.7535 29.7261 15.644 29.6032 15.5417C30.1088 15.9043 30.5902 16.2626 31.0591 16.6051C30.5993 16.2414 30.1223 15.8673 29.6103 15.4992C29.5174 15.4345 29.4263 15.3729 29.3336 15.3097C29.2178 15.209 29.1132 15.1175 29.0091 15.0375C28.9068 14.9613 28.8113 14.9236 28.7202 14.9014C28.5083 14.7631 28.2993 14.6269 28.0944 14.4908C28.2787 14.6242 28.4707 14.7571 28.6626 14.8899C28.5343 14.8632 28.4114 14.8545 28.2879 14.7876C28.0588 14.6656 27.8136 14.4897 27.5974 14.4358C27.5478 14.4228 27.4837 14.4178 27.4099 14.4145C26.6929 14.0645 26.0099 13.6594 25.3032 13.2831C25.3366 13.2084 25.3716 13.1307 25.4186 13.0479C26.2153 13.5167 27.0481 13.9137 27.8675 14.3356C27.0579 13.8924 26.2358 13.472 25.4526 12.982L25.5199 12.8437L25.5825 12.7212C26.4099 13.136 27.1743 13.6773 28.005 14.0835C27.1862 13.6561 26.4358 13.0947 25.6154 12.6553L25.6483 12.5905L25.6057 12.6503C25.6 12.646 25.5943 12.6427 25.5889 12.6395C25.3684 12.2938 25.1404 11.9442 24.8736 11.6294C25.1237 11.9845 25.3247 12.3618 25.5247 12.7478L25.5426 12.7375L25.3954 12.946C25.169 12.6106 24.9038 12.3079 24.6607 11.9921C24.886 12.3449 25.134 12.6798 25.3302 13.0457C25.2768 13.1328 25.2208 13.2188 25.156 13.3022C24.9722 13.0523 24.7836 12.8045 24.5772 12.5726C24.7701 12.8257 24.9426 13.0914 25.1107 13.3615C25.0714 13.4095 25.0294 13.4562 24.9814 13.5052C24.79 13.3022 24.5976 13.0914 24.3874 12.9063C24.5825 13.1115 24.7518 13.3326 24.9292 13.5554C24.8779 13.6044 24.8202 13.6539 24.7577 13.705L24.1233 13.1671L24.7011 13.7498C24.6337 13.8009 24.5598 13.8532 24.4774 13.9059L24.5118 13.8559C23.7249 13.288 22.9518 12.694 22.1724 12.1119C22.9362 12.7141 23.6899 13.3245 24.4655 13.9147C24.3836 13.9676 24.2962 14.0198 24.1976 14.0765L24.2032 14.0797C24.1526 14.0922 24.1283 14.1701 24.0135 14.2751C23.1947 13.656 22.3403 13.1034 21.4988 12.5224C22.3203 13.1192 23.1634 13.6953 23.9564 14.3241C23.9491 14.3296 23.9445 14.3345 23.9364 14.3389C23.8835 14.378 23.8199 14.4091 23.7553 14.4379C22.8211 13.8264 21.8778 13.2297 20.9555 12.5992C21.8492 13.2396 22.7666 13.8499 23.6722 14.4717C23.5532 14.5142 23.4227 14.5409 23.2874 14.5539L23.2976 14.5387C22.4194 13.9572 21.522 13.4061 20.6552 12.8099C21.4902 13.416 22.3564 13.9773 23.2028 14.5643C23.1008 14.5697 22.9989 14.5697 22.8998 14.5621C22.9342 14.5953 23.0319 14.7227 23.1607 14.9046C22.413 14.4025 21.6433 13.9348 20.8978 13.4274C21.6831 13.9909 22.4977 14.5103 23.2804 15.0728C23.4173 15.2705 23.5752 15.5068 23.7304 15.7502C22.9623 15.2133 22.1731 14.7113 21.3819 14.2136C22.2255 14.7865 23.0707 15.3641 23.8766 15.9854C23.9169 16.0535 23.9574 16.1205 23.9963 16.1864C24.0506 16.2816 24.0986 16.3595 24.1423 16.4264C23.1305 15.6766 22.0713 15.0113 21.0368 14.3029C22.1537 15.1132 23.3148 15.8765 24.3822 16.7423L24.3862 16.7368C24.5134 16.8615 24.6357 16.9296 24.8994 17.2422C25.1031 17.4828 25.1905 17.6526 25.261 17.828L24.2628 17.0412L25.309 18.0088L25.3241 17.9908C25.3849 18.1601 25.461 18.3568 25.6082 18.6355C25.0875 18.1917 24.5613 17.755 24.0277 17.3292C24.6131 17.8443 25.1877 18.3693 25.7542 18.9034C25.903 19.1745 26.1122 19.547 26.4361 19.9689C25.6421 19.2192 24.8578 18.4504 24.0288 17.7376C25.1123 18.7205 26.1057 19.7883 27.1671 20.7993L27.1806 20.7847C27.2193 20.8206 27.2522 20.856 27.2916 20.8908C27.3708 20.9621 27.3466 21.205 27.6004 21.5225C26.9693 20.9039 26.3305 20.2935 25.6847 19.6891C26.4652 20.4689 27.2393 21.2568 27.9908 22.0609L28.0657 21.9907C28.1336 22.0599 28.1886 22.1301 28.2295 22.2205C28.3233 22.4306 28.3821 22.5679 28.2452 22.6137C28.1304 22.6523 27.9908 22.6861 27.5498 22.6638C27.311 22.6534 27.2291 22.5151 27.186 22.3354L27.4808 22.5723L27.1698 22.2248L27.1658 22.2287C27.1593 22.1895 27.1534 22.1503 27.1463 22.1089C27.1749 22.1138 27.2288 22.1247 27.2935 22.1361L27.8309 22.6065L27.4153 22.1579C27.4434 22.1617 27.473 22.1661 27.5016 22.1726C27.5554 22.1802 27.6084 22.183 27.6579 22.1808C27.6595 22.183 27.6619 22.1852 27.6643 22.1873L27.673 22.1791C27.6754 22.1791 27.6786 22.1791 27.681 22.1791L28.1425 22.6125L27.7694 22.1671C27.8427 22.1557 27.9047 22.1345 27.9548 22.1111L28.2939 22.466L28.0125 22.0609L27.9693 22.0969C27.8939 22.1225 27.7921 22.1291 27.7402 22.1333L27.7322 22.1236L27.7204 22.135L27.7198 22.135L27.7452 22.11C27.1851 21.541 26.6391 20.9529 26.0606 20.4008C26.5959 20.9611 27.0956 21.5513 27.6131 22.1323C27.4757 22.1171 27.28 22.0713 27.134 21.9989C27.1194 21.7876 27.1738 21.6896 26.9846 21.5219C26.6607 21.2344 26.6337 21.3504 26.411 20.9577C26.3717 20.8897 26.0704 20.7177 25.9901 20.4721C25.9087 20.2265 25.5416 19.6009 25.258 19.2737C24.9751 18.947 24.2554 18.2789 24.0937 18.0611C23.932 17.8433 23.8877 17.4528 23.4242 17.0957C23.1051 16.8495 22.3801 16.2511 21.9629 15.98C21.544 15.7077 21.2653 15.5558 21.0362 15.3516C20.9543 15.2792 20.7085 15.0908 20.605 14.7995L20.7904 14.8975L20.5781 14.7091C20.5571 14.6187 20.55 14.5207 20.5656 14.4134L20.818 14.5572L20.5797 14.3464C20.5974 14.2696 20.6265 14.1901 20.6681 14.1057L21.0341 14.3029L20.7182 14.0127C20.7425 13.974 20.7721 13.9326 20.8029 13.8912L20.8037 13.8902L21.1923 14.0857L20.8802 13.8499L20.8085 13.8881L20.877 13.8444C20.0382 13.4829 19.2097 12.9853 18.4075 12.5333C19.1999 13.0075 19.9536 13.4944 20.7971 13.8881C20.7616 13.9223 20.7293 13.9582 20.7007 13.9953L20.6983 13.9986C20.6891 14.0095 20.6811 14.022 20.6724 14.034C19.7313 13.6882 18.8279 13.1458 17.9439 12.6585C18.8214 13.1693 19.6769 13.7187 20.6331 14.0944C20.5873 14.1727 20.5555 14.255 20.5328 14.3334C19.2915 13.8298 18.1084 13.1224 16.916 12.4788C18.1137 13.1518 19.2392 13.8689 20.5134 14.408C20.4973 14.4848 20.4886 14.5561 20.4854 14.6187C18.9277 13.9212 17.4163 13.0882 15.8956 12.297C17.4054 13.1104 18.8921 13.9582 20.452 14.6868C20.3938 14.7113 20.3053 14.7428 20.1846 14.7772C18.7974 14.2016 17.4245 13.4105 16.0888 12.6999C17.4045 13.4262 18.6874 14.2027 20.0736 14.8087C19.9814 14.8332 19.8757 14.86 19.7558 14.8866C18.6266 14.4347 17.4661 13.8042 16.3772 13.2455C17.4476 13.8232 18.4934 14.4358 19.62 14.9155C19.5942 14.9215 19.5688 14.9259 19.5419 14.9324C19.4574 14.9493 19.3761 14.9623 19.2973 14.9715C18.1497 14.5431 16.9574 13.9006 15.8584 13.3425C16.9352 13.9168 17.9891 14.5305 19.1291 14.9895C19.0172 14.9971 18.911 14.9983 18.8084 14.9971C17.6732 14.6432 16.4879 13.9648 15.4411 13.3892C16.4523 13.9708 17.4451 14.5997 18.5589 14.9885C18.4172 14.9803 18.2829 14.9683 18.1526 14.9624C17.2066 14.6634 16.1216 14.0944 15.2558 13.6081C16.093 14.1058 16.9338 14.6101 17.861 14.9389C17.6571 14.9068 17.5026 14.8524 17.4093 14.8485L17.4109 14.8441C16.8908 14.6961 16.5614 14.5218 16.3108 14.3366C15.8797 14.0176 15.5562 13.8548 15.32 13.8379C15.2195 13.8314 15.0603 13.821 14.8862 13.8254C14.7866 13.7372 14.676 13.6571 14.5418 13.6179C14.5632 13.5575 14.5838 13.4954 14.6049 13.4295C14.7503 13.4519 14.9045 13.5319 15.0491 13.5989C14.9149 13.5139 14.792 13.4181 14.6281 13.3647C14.6426 13.3255 14.655 13.2863 14.6718 13.2433L14.6965 13.1594C14.91 13.2149 15.1584 13.3467 15.3799 13.453C15.1595 13.3298 14.9751 13.1851 14.7137 13.1001L14.7881 12.8447C15.1654 12.9003 15.485 13.2096 15.8597 13.3424C15.4921 13.1894 15.2199 12.8703 14.8075 12.7756C14.8386 12.6661 14.8602 12.5757 14.8785 12.5012L14.8793 12.5311C15.3724 12.6988 15.8296 13.1169 16.3783 13.2444C15.8247 13.0892 15.4447 12.6737 14.8883 12.4598C14.9076 12.3819 14.926 12.316 14.9513 12.2534C15.3572 12.3482 15.7011 12.6972 16.12 12.8333C15.7092 12.6754 15.4242 12.328 14.9816 12.1886C14.9857 12.1788 14.9902 12.1695 14.9945 12.1609L15.1529 11.8842C14.8981 12.1036 14.7967 12.4543 14.6981 12.7935L14.5649 13.2073C14.448 13.503 14.3229 13.6805 14.1694 13.8858C14.1688 13.8858 14.0762 13.9816 13.9317 14.121C13.7243 14.0028 13.5102 13.8891 13.2812 13.7818C13.0279 13.6648 12.7783 13.5635 12.533 13.4731C12.7594 13.6043 12.9966 13.7317 13.2498 13.8509C13.4773 13.9571 13.7021 14.0465 13.923 14.1302C13.8519 14.1984 13.7684 14.2784 13.6768 14.3623C13.4531 14.2517 13.2213 14.1434 12.9756 14.0442C12.7034 13.9348 12.4378 13.8423 12.1762 13.7628C12.4209 13.8858 12.6759 14.004 12.9476 14.1134C13.1922 14.2125 13.4321 14.2953 13.6687 14.3699C13.5879 14.445 13.5018 14.5229 13.4117 14.6018C13.2043 14.5419 13.0058 14.4412 12.7935 14.3535L12.1083 14.0731C12.311 14.2005 12.5276 14.3209 12.7637 14.4227C12.9739 14.5093 13.1846 14.5877 13.3992 14.6122C13.2953 14.7036 13.1869 14.794 13.0803 14.8779C12.8948 14.8152 12.7175 14.7206 12.5273 14.6356L11.8696 14.3464C12.0631 14.4772 12.2695 14.5986 12.4959 14.7036C12.6807 14.7864 12.8678 14.8621 13.0587 14.8964C12.9881 14.9503 12.9186 15.0037 12.85 15.0515C12.8258 15.0684 12.7984 15.0853 12.772 15.1017C12.3468 15.0151 11.9128 14.7995 11.4955 14.6176C11.8734 14.8164 12.2301 15.0364 12.6507 15.1736C12.5569 15.2269 12.4556 15.2803 12.3466 15.3298C11.9462 15.1969 11.5418 15.0374 11.1424 14.8866C11.5003 15.0575 11.8534 15.2291 12.2194 15.3886C12.1111 15.4376 11.9995 15.4856 11.8858 15.533C11.5905 15.4611 11.2788 15.3353 10.9813 15.2258C11.2259 15.3543 11.4551 15.4905 11.7117 15.6043C11.6126 15.644 11.5139 15.6843 11.4163 15.7246C11.1803 15.6685 10.9323 15.5694 10.6979 15.4822C10.8876 15.5863 11.066 15.6968 11.2632 15.7883C11.141 15.8394 11.0241 15.8918 10.915 15.9424C10.7325 15.9141 10.5389 15.846 10.3562 15.7769C10.4903 15.8607 10.6229 15.9446 10.7695 16.0148C10.6493 16.0758 10.5442 16.1362 10.4618 16.1989L10.4854 16.1417L10.0786 16.0502L10.3911 16.2566C10.3871 16.2604 10.3831 16.2636 10.3797 16.2669C10.3442 16.3001 10.3071 16.3437 10.2699 16.385L9.77138 16.2555L10.1782 16.4945C10.1309 16.5523 10.084 16.6138 10.036 16.6797L9.42909 16.4853L9.95143 16.7978C9.91431 16.8506 9.87879 16.904 9.84254 16.9584L9.25665 16.7787L9.76227 17.0804C9.72241 17.1435 9.68585 17.2073 9.65079 17.2709L9.15229 17.1239L9.5867 17.3951C9.55659 17.454 9.52856 17.5122 9.5038 17.5689L9.06836 17.4708L9.44774 17.706C9.41601 17.7855 9.38799 17.8612 9.36858 17.9238C9.36805 17.926 9.36805 17.9271 9.36697 17.9282L9.00269 17.8368L9.32763 18.0567C9.30782 18.1205 9.28777 18.1868 9.26844 18.2539L8.91164 18.1547L9.23119 18.3758C9.20486 18.464 9.17845 18.5523 9.15252 18.6409L8.79362 18.5119L9.13316 18.7096C9.11118 18.7853 9.09016 18.8621 9.06906 18.9361L8.74731 18.83L9.05128 18.9981C9.03195 19.0706 9.01262 19.1398 8.99466 19.2084L8.67237 19.1153L8.97746 19.2748C8.95757 19.3511 8.93809 19.4278 8.91981 19.5002L8.59751 19.3989L8.90364 19.5682C8.87835 19.6745 8.85677 19.7735 8.83954 19.865L8.50211 19.7338L8.82547 19.939C8.80075 20.0796 8.78939 20.1901 8.79374 20.2657L8.44887 20.1062L8.79812 20.3415C8.80666 20.4329 8.78089 20.5048 8.73942 20.5762L8.19233 20.335L8.70545 20.636C8.67324 20.6856 8.6387 20.7422 8.6074 20.8048L8.013 20.5794L8.55953 20.9317C8.54447 20.9845 8.5332 21.0434 8.52829 21.1114L8.14892 20.9801L8.53104 21.2545C8.53265 21.2889 8.53104 21.3178 8.53668 21.3559C8.54232 21.4016 8.56092 21.4484 8.58355 21.4975L8.12805 21.3281L8.65302 21.6831L8.66913 21.6505C8.76179 21.7969 8.87062 21.9472 8.89327 22.0914C8.93853 22.3871 8.79193 22.4035 8.48197 22.4035C8.42488 22.4035 8.37001 22.398 8.31552 22.3926L8.21261 21.9483C8.26262 21.9575 8.31066 21.9695 8.36619 21.9739C8.38817 21.9749 8.40661 21.9749 8.42594 21.9749L8.59466 22.3969L8.49661 21.9706C8.55201 21.9629 8.59574 21.9493 8.62597 21.933L8.65666 21.9504L8.66519 21.9308L8.8177 22.3446L8.72244 21.8704L8.68636 21.8802L8.71599 21.811L7.98996 21.5791L8.59034 21.9129C8.50744 21.9194 8.39581 21.9107 8.33052 21.9014C8.12682 21.8715 7.95498 21.7789 7.77548 21.6259C7.79319 21.59 7.8126 21.56 7.83031 21.5345L7.98982 21.578L7.85991 21.4898C7.85991 21.4898 7.86044 21.4898 7.86044 21.4887C7.88774 21.4473 7.94874 21.3793 7.9952 21.2867L8.12716 21.327L8.01457 21.242C8.04847 21.1609 8.06836 21.0646 8.04783 20.954L8.14744 20.9801L8.03057 20.8848C7.97292 20.6998 7.86897 20.703 7.8716 20.5391L8.01165 20.5783L7.87753 20.4754C7.88993 20.3975 7.9157 20.3207 7.95242 20.2424L8.19171 20.335L7.9756 20.1945C8.01224 20.1188 8.05428 20.0393 8.09894 19.9478L8.44818 20.1062L8.12697 19.8863C8.15065 19.834 8.17384 19.7806 8.19695 19.7213C8.20661 19.6957 8.2174 19.6609 8.22819 19.6309L8.50192 19.7327L8.24911 19.5694C8.27279 19.4947 8.29855 19.4077 8.32505 19.3151L8.59722 19.3978L8.34122 19.2552C8.36055 19.186 8.37939 19.1153 8.39993 19.0395L8.67156 19.1141L8.41719 18.9747C8.437 18.898 8.45705 18.8217 8.47742 18.7406L8.7463 18.83L8.49349 18.6791C8.51443 18.5958 8.53544 18.5152 8.55598 18.4324L8.7931 18.5119L8.57004 18.3758C8.59685 18.2707 8.62278 18.1662 8.64807 18.0666L8.91102 18.1547L8.66484 18.0051C8.67925 17.9452 8.69447 17.8858 8.7084 17.8303C8.71565 17.8019 8.72024 17.7753 8.72725 17.7475L9.0027 17.8379L8.74185 17.6838C8.76376 17.5781 8.78002 17.4796 8.7892 17.3913L9.06886 17.4708L8.79459 17.3233C8.80264 17.2019 8.80183 17.0935 8.79539 16.9955L9.15273 17.1229L8.79055 16.9264C8.77871 16.8 8.7614 16.6922 8.75117 16.5914L9.2568 16.7788L8.7447 16.5093C8.73745 16.3731 8.75533 16.3116 8.82499 16.2479L9.42861 16.4853L8.88316 16.2021C8.91972 16.1776 8.96344 16.1499 9.0184 16.1161C9.05448 16.0927 9.09055 16.0661 9.12728 16.035C9.33099 16.1896 9.5547 16.1956 9.77133 16.2555C9.56984 16.1852 9.3277 16.1227 9.18163 15.9903C9.25112 15.931 9.31951 15.864 9.38479 15.797C9.61221 15.9244 9.84502 15.9746 10.079 16.0502C9.86082 15.9588 9.62197 15.8728 9.43444 15.7448C9.50007 15.6745 9.56154 15.6097 9.61658 15.5526C9.85267 15.6936 10.1066 15.7159 10.356 15.7769C10.1222 15.7045 9.85699 15.6343 9.66616 15.5014C9.6801 15.4877 9.69411 15.4736 9.70659 15.4622C9.75651 15.4153 9.82464 15.3228 9.89412 15.2112C10.1539 15.3728 10.4261 15.4056 10.6973 15.4823C10.4375 15.3908 10.1363 15.3048 9.93029 15.1524C9.97659 15.075 10.0219 14.9885 10.0628 14.9002C10.3528 15.1018 10.6697 15.1377 10.9803 15.2259C10.6762 15.1208 10.32 15.0283 10.0925 14.8376C10.1366 14.738 10.1711 14.6389 10.193 14.5496C10.4954 14.738 10.8215 14.7876 11.1417 14.8866C10.8248 14.7707 10.4631 14.6656 10.2076 14.4772C10.2125 14.4462 10.2177 14.4135 10.2177 14.3868C10.2177 14.3264 10.2209 14.2409 10.2262 14.1423C10.4822 14.3285 10.7571 14.4423 11.0294 14.5784C10.7567 14.4178 10.4577 14.2626 10.2311 14.059C10.2367 13.9572 10.2456 13.8444 10.2543 13.7285C10.5254 13.9561 10.8234 14.0922 11.1167 14.2594C10.8229 14.0677 10.4942 13.8804 10.2613 13.6446C10.2677 13.5646 10.2752 13.4851 10.2822 13.4083C10.5857 13.6425 10.9247 13.7785 11.2562 13.9424C10.9242 13.7563 10.5614 13.5776 10.2903 13.3288C10.2998 13.2341 10.3096 13.1448 10.3193 13.0669C10.6815 13.3359 11.0765 13.4997 11.4664 13.6948C11.0782 13.4752 10.6573 13.2689 10.33 12.9874C10.3373 12.9319 10.345 12.884 10.3521 12.8491C10.3593 12.8105 10.3703 12.7652 10.3838 12.713C10.7379 13.013 11.1529 13.1785 11.5529 13.3778C11.1552 13.1573 10.7224 12.946 10.4048 12.6362C10.4268 12.5557 10.4527 12.4674 10.4818 12.3727C10.8564 12.6471 11.2596 12.8301 11.6574 13.0403C11.2656 12.8089 10.8462 12.5851 10.5045 12.3014C10.5308 12.2164 10.5583 12.1309 10.5874 12.0471C10.9313 12.3014 11.3053 12.4767 11.6751 12.6705C11.3118 12.4543 10.9279 12.2447 10.6111 11.9768C10.6422 11.8853 10.6736 11.7982 10.7032 11.7188C11.0018 11.9502 11.3225 12.114 11.6395 12.2991C11.3295 12.0928 10.9991 11.8908 10.7284 11.6507C10.7424 11.6141 10.7564 11.5783 10.7683 11.5483C10.7833 11.5124 10.8059 11.4476 10.8324 11.3719C11.0975 11.5771 11.3908 11.7449 11.6916 11.8929C11.3936 11.7188 11.1132 11.5314 10.8578 11.2983C10.89 11.2037 10.9273 11.0942 10.9672 10.9771C11.2339 11.2047 11.5341 11.3833 11.8555 11.508C11.5337 11.3588 11.241 11.1547 10.9921 10.9069C11.0243 10.8154 11.0577 10.7223 11.0911 10.6297C11.3379 10.8306 11.6135 10.9444 11.8846 11.0805C11.6194 10.9221 11.3277 10.7686 11.1181 10.5595C11.1562 10.4593 11.1935 10.3657 11.2296 10.2861C11.4678 10.456 11.7287 10.5518 11.9857 10.6657C11.7352 10.5317 11.4678 10.4022 11.2597 10.2214C11.3006 10.1321 11.3436 10.0433 11.3879 9.95726C11.6487 10.0531 11.9108 10.1701 12.1565 10.3085C11.9236 10.1522 11.6788 10.0161 11.4207 9.89465C11.4761 9.79065 11.5327 9.69046 11.591 9.59572C11.8119 9.67685 12.0302 9.79337 12.2464 9.90227C12.0437 9.7754 11.8469 9.64473 11.6265 9.53855C11.6916 9.43727 11.7585 9.34144 11.8274 9.25867C12.0112 9.30223 12.1965 9.42474 12.3713 9.52548C12.2117 9.41167 12.0689 9.28317 11.8759 9.20531C12.0112 9.05883 12.0709 9.04468 12.0623 9.00984C12.0709 9.00333 12.0802 8.9984 12.0891 8.99186C12.2762 9.00984 12.4686 9.12799 12.6476 9.22491C12.4963 9.12037 12.3539 9.0033 12.1663 8.94177C12.2665 8.87806 12.377 8.80891 12.4918 8.73214L12.4877 8.74411C12.6403 8.79585 12.7912 8.87589 12.9384 8.95375C12.8139 8.86118 12.6888 8.7708 12.5487 8.69512C12.5605 8.6864 12.573 8.67824 12.5853 8.66952C12.6603 8.61616 12.7345 8.57369 12.8073 8.53013L12.8081 8.53994C13.0113 8.53554 13.2204 8.65972 13.4068 8.77353C13.2495 8.65591 13.0916 8.52905 12.8824 8.48439C12.9702 8.43538 13.0543 8.39292 13.1319 8.35915L13.1303 8.3559C13.1311 8.3559 13.1319 8.3559 13.1327 8.3559C13.1639 8.3472 13.1953 8.33685 13.226 8.32596L13.2251 8.33793C13.5857 8.40601 13.9383 8.60583 14.2788 8.77463C13.97 8.59712 13.6736 8.40273 13.3216 8.2922C13.4407 8.24864 13.5582 8.19963 13.6735 8.15608L13.6735 8.15713C13.9559 8.20559 14.2378 8.37057 14.5094 8.50017C14.2712 8.36405 14.0502 8.20886 13.7803 8.11629C13.8999 8.07599 14.0146 8.04442 14.1235 8.03897C14.1435 8.03792 14.1676 8.03678 14.1904 8.03678C14.4674 8.11355 14.7482 8.23334 15.0221 8.33897C14.7597 8.21646 14.592 8.12063 14.343 8.03242C14.5004 8.03136 14.6825 8.03461 14.8642 8.04113L14.8636 8.04552C15.3292 8.14299 15.7805 8.37059 16.2247 8.57042C15.8662 8.38856 15.5158 8.19417 15.1325 8.05586C15.208 8.06131 15.2813 8.06566 15.3465 8.07165C15.7098 8.10487 16.5523 8.47295 16.9653 8.62269C17.2493 8.72615 17.7124 8.74956 18.1576 8.7599L18.1491 8.77787L18.7931 9.0632L18.2741 8.76317C18.4357 8.76642 18.5915 8.76862 18.7338 8.77243C18.7305 8.7599 18.7305 8.75119 18.7281 8.74084C18.7416 8.7419 18.7578 8.74304 18.7712 8.74409L19.2196 8.97388L18.9091 8.75336C19.0314 8.761 19.1657 8.76425 19.3058 8.761L19.5914 8.94069L19.4022 8.75555C19.4982 8.75116 19.5947 8.74303 19.6916 8.72997L19.9841 8.90965L19.7748 8.71636C19.8672 8.70057 19.9566 8.67933 20.044 8.65265L20.3895 8.87371L20.1216 8.62705C20.2025 8.59711 20.2801 8.56553 20.3507 8.5236C20.3679 8.51434 20.3885 8.49855 20.4068 8.48658L20.3695 8.5334L22.025 9.801L20.4197 8.47786C20.4859 8.4343 20.5555 8.38366 20.6282 8.32377L20.6258 8.32922C21.3649 8.77679 21.9816 9.41277 22.6144 10.0074C22.002 9.40026 21.4172 8.75665 20.6846 8.27804C20.7553 8.21869 20.828 8.15171 20.9018 8.0782C21.642 8.48984 22.2317 9.16285 22.8327 9.77324C22.2505 9.15141 21.704 8.47786 20.9558 8.02484C21.0258 7.95405 21.0959 7.87728 21.1655 7.79724C21.9384 8.35481 22.5907 9.06538 23.258 9.74873C22.6096 9.04905 21.9778 8.32377 21.2129 7.74006C21.2738 7.66874 21.3337 7.59414 21.3913 7.519C22.1638 8.04935 22.7621 8.82907 23.4273 9.50316C22.7761 8.8111 22.2176 8.03028 21.435 7.45801C21.4996 7.36981 21.5616 7.27942 21.6215 7.18685C21.6288 7.18417 21.6349 7.17977 21.642 7.17651L21.6363 7.18794C22.3457 7.8016 22.9791 8.55464 23.6211 9.26304C22.9904 8.53232 22.4006 7.78036 21.6703 7.12096L21.6503 7.16072L21.6479 7.14548C21.6943 7.07033 21.739 6.99574 21.7805 6.91787C22.7049 7.48579 23.2311 8.50238 24.0256 9.22983C23.244 8.48114 22.7351 7.43569 21.815 6.85308C21.8344 6.81387 21.8592 6.77358 21.878 6.73274C21.8932 6.70008 21.9109 6.65543 21.9292 6.60642C22.7868 7.11281 23.2871 7.98238 24.0262 8.63034C23.3114 7.96985 22.7939 7.04147 21.9594 6.53835L21.9492 6.54816C21.9778 6.46268 22.008 6.36194 22.0365 6.25031C22.678 6.73056 23.1874 7.30066 23.782 7.83482C23.2068 7.28487 22.679 6.65869 22.0592 6.17136L22.0584 6.17242C22.0799 6.08748 22.1015 5.996 22.122 5.90126C22.7333 6.30637 23.1531 6.91349 23.7111 7.39102C23.1688 6.89443 22.7548 6.25028 22.1387 5.82285C22.157 5.73954 22.1737 5.6546 22.1893 5.56857C22.7089 5.93121 23.1952 6.37443 23.6113 6.86285C23.2033 6.34993 22.7348 5.88655 22.2033 5.48962C22.2195 5.39814 22.2335 5.30666 22.2448 5.21747C22.6826 5.52719 23.1154 5.85335 23.4787 6.2541C23.1283 5.81305 22.6971 5.44496 22.261 5.09202C22.2691 5.01542 22.2756 4.94098 22.2804 4.86976C22.757 5.2026 23.1898 5.62574 23.6425 6.00635C23.1935 5.58219 22.7865 5.12393 22.2869 4.74001C22.2893 4.63366 22.2869 4.53581 22.2755 4.45495C22.7353 4.88887 23.2393 5.25494 23.7174 5.65678C23.2663 5.23043 22.7827 4.83251 22.3607 4.38585C22.3989 4.3614 22.4432 4.33163 22.49 4.29438C22.9122 4.65914 23.3832 4.94631 23.7773 5.33443C23.4129 4.92399 22.9617 4.60176 22.5763 4.22207C22.6087 4.19228 22.641 4.16038 22.6728 4.12422L23.7783 4.99733L22.745 4.03918C22.7747 4.0009 22.8021 3.9594 22.8296 3.91579C23.158 4.16893 23.4899 4.41565 23.8085 4.6794C23.5007 4.39968 23.1763 4.1349 22.8582 3.86581C22.8894 3.81049 22.917 3.75096 22.9396 3.68606C23.1881 3.87855 23.4474 4.05404 23.6797 4.26568C23.4555 4.03596 23.1978 3.84027 22.9574 3.63079C22.9741 3.57548 22.9871 3.51803 22.9956 3.4564L23.5391 3.85197L23.0022 3.41915C23.0107 3.33725 23.0094 3.25008 23.0016 3.1586C23.1876 3.29898 23.3945 3.40853 23.5649 3.56698C23.3935 3.39257 23.1805 3.27029 22.9973 3.11287C22.9854 3.0161 22.9628 2.91505 22.9277 2.80768C23.9519 3.56698 24.9825 4.39223 25.7491 5.44715L25.7491 5.44276L25.831 5.62353C25.8795 5.71718 25.9178 5.79178 25.9307 5.87127C25.2995 5.0292 24.5286 4.35282 23.7433 3.68815C24.5325 4.40069 25.3329 5.16429 25.9156 6.03408C25.9022 6.07547 25.8806 6.12012 25.8499 6.1702L25.8493 6.1702C25.3383 5.58432 24.8041 5.02495 24.2397 4.49537C24.7884 5.04941 25.3075 5.63768 25.7959 6.24263C25.7453 6.30306 25.6924 6.34881 25.6391 6.38419C25.1868 5.87781 24.7696 5.33222 24.2559 4.88568C24.7459 5.35128 25.1361 5.90775 25.5631 6.43102C25.548 6.43919 25.5313 6.44899 25.5173 6.45662C25.4677 6.48275 25.4208 6.50943 25.3846 6.54156C25.0219 6.13209 24.6936 5.68342 24.2699 5.33112C24.6801 5.70574 24.9884 6.1702 25.3367 6.59982C25.321 6.62759 25.3108 6.65862 25.3108 6.69782C25.3108 6.72015 25.3133 6.74466 25.32 6.77243C25.3184 6.76478 25.2834 6.81054 25.2532 6.85301C24.9664 6.50235 24.6489 6.17783 24.3249 5.86637C24.6359 6.20125 24.9357 6.54265 25.2035 6.91073L25.2252 6.89331C25.2165 6.90636 25.2106 6.91454 25.2106 6.91454C25.1594 6.98152 25.1248 7.0327 25.1248 7.09042C25.1248 7.13997 25.1561 7.19878 25.2214 7.27609C25.2127 7.28807 25.2079 7.29678 25.2003 7.3093C24.9561 6.96464 24.7034 6.62323 24.3934 6.33955C24.6904 6.64664 24.9233 7.00711 25.1502 7.36757L25.1723 7.35287C25.14 7.40296 25.1055 7.45632 25.0785 7.50152C24.8958 7.29352 24.7174 7.04958 24.5018 6.86663C24.7148 7.08279 24.8586 7.32292 25.0425 7.56903C24.994 7.65506 24.9562 7.73456 24.932 7.80916C24.7778 7.6164 24.5907 7.45415 24.4123 7.29025C24.5875 7.48464 24.7713 7.67413 24.9077 7.89628C24.8991 7.93875 24.8915 7.97905 24.8915 8.02097C24.8915 8.0727 24.8979 8.12715 24.9114 8.18215L24.9187 8.21209C24.9273 8.24748 24.9376 8.2856 24.9484 8.3259C24.7554 8.10918 24.5904 7.85926 24.3323 7.71333C24.6195 7.90499 24.7662 8.23224 24.9931 8.48761L24.9979 8.48436C25.0869 8.73756 25.2416 9.00872 25.5456 9.03866C25.5512 9.05119 25.5737 9.13939 25.5737 9.13939C25.5838 9.17479 25.6312 9.25101 25.7246 9.27661C25.7237 9.28206 25.8383 9.35229 25.8383 9.36101C25.8383 9.40674 25.8836 9.57881 25.9337 9.77973C25.5984 9.28641 25.1407 8.98204 24.7349 8.54426C25.1553 9.0501 25.71 9.47154 25.9989 10.0585C26.0123 10.1233 26.0243 10.187 26.035 10.2458C26.039 10.2741 26.0422 10.3107 26.0464 10.3509C25.7262 9.90333 25.317 9.60113 24.9333 9.2287C25.302 9.63707 25.7779 10.0787 26.0544 10.5475C26.055 10.6318 26.0544 10.7261 26.052 10.8284C25.7512 10.4223 25.3868 10.0912 25.0365 9.74488C25.3772 10.132 25.7787 10.5627 26.0434 10.9962C26.037 11.0919 26.0283 11.1922 26.0181 11.2918C25.7372 10.9155 25.3997 10.6052 25.0731 10.2829C25.3997 10.657 25.7501 11.0272 25.9959 11.4465L26 11.4442C25.9816 11.5848 25.959 11.7247 25.9294 11.8597C25.6836 11.4209 25.3822 11.0114 25.0071 10.6814C25.3893 11.0664 25.6727 11.5249 25.8933 12.0143C25.8587 12.145 25.8184 12.2654 25.772 12.3727C25.7639 12.3672 25.7558 12.3628 25.7477 12.3568L25.7413 12.3672C25.572 11.9006 25.3014 11.478 24.9597 11.1317C25.3062 11.5379 25.5586 12.01 25.6809 12.5234L25.7893 12.4918C25.7852 12.4821 25.7812 12.4733 25.7779 12.4641C26.6861 13.0255 27.6171 13.5488 28.526 14.1057C27.6522 13.5422 26.7605 13.0108 25.8873 12.4478C26.2183 12.5599 26.9568 12.8703 27.1411 12.9977C27.3573 13.1469 27.9632 13.638 28.4623 13.8144C29.1938 14.0742 29.0871 14.0796 29.521 14.5708L28.9491 14.1379L29.928 14.9748L29.942 14.9579C30.5101 15.4322 31.4286 16.1106 31.8868 16.4853C32.0642 16.6306 31.9192 16.9634 32.7327 17.2018C32.9229 17.2573 33.2728 17.6695 33.3072 17.8144C33.2334 17.9238 32.8943 17.9772 32.6114 17.9494L32.6138 17.9548ZM24.1175 1.49858L24.2933 1.61128C24.3575 1.64423 24.4313 1.6751 24.4917 1.69106L24.3224 1.56664C24.2533 1.53364 24.1817 1.51235 24.1175 1.49859ZM21.3054 0.757402L21.3571 0.656123C20.9206 0.496584 20.4397 0.277694 19.9772 0.449757C20.4418 0.315811 20.9006 0.57227 21.3054 0.75849L21.3054 0.757432ZM5.78404 10.064C5.24446 10.45 4.82621 10.9956 4.29903 11.4634C3.78645 11.9486 3.31424 12.4353 2.80216 12.8491C3.34281 12.4713 3.83868 12.0036 4.35126 11.5174C4.8806 11.0474 5.27669 10.4817 5.78458 10.064ZM5.42552 11.073C5.8842 10.4762 6.53051 10.1168 7.08729 9.69703C6.50734 10.0776 5.83994 10.4135 5.36725 11.025C4.89084 11.606 4.40349 12.1407 3.93399 12.6629C4.43578 12.1729 4.94518 11.6566 5.42541 11.073"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6" draw:id="shape1320" draw:name="path8457" draw:layer="g14800" svg:width="0.11273954156pt" svg:height="1.74205000000pt" draw:transform="matrix(0.29843218000 0.00000000000 0.00000000000 0.29843218000 32.46779651855pt 10.88254646723pt)" svg:viewBox="0 0 0 2" svg:d="M0.000256 0.0005352C0.007456 0.28222 0.022176 0.570866 0.050096 0.871829C0.057296 1.17226 0.076896 1.45983 0.102576 1.74205C0.112736 1.46197 0.116496 1.17011 0.108176 0.86701C0.080896 0.566582 0.042336 0.280078 0 0" koffice:nodeTypes="ccccc"/>
            <draw:path draw:style-name="gr6" draw:id="shape1321" draw:name="path8459" draw:layer="g14800" svg:width="0.13968016870pt" svg:height="1.46144000000pt" draw:transform="matrix(0.29843218000 0.00000000000 0.00000000000 0.29843218000 32.36191278109pt 11.08503437258pt)" svg:viewBox="0 0 0 1" svg:d="M0 0L0.0552 0.732058L0.13392 1.46144C0.14568 1.22474 0.13952 0.978934 0.11464 0.726167C0.0884 0.472866 0.04768 0.232417 3.2e-05 0" koffice:nodeTypes="ccccc"/>
            <draw:path draw:style-name="gr6" draw:id="shape1322" draw:name="path8461" draw:layer="g14800" svg:width="0.12639716039pt" svg:height="1.41753000000pt" draw:transform="matrix(0.29843218000 0.00000000000 0.00000000000 0.29843218000 32.26937970563pt 11.25699744083pt)" svg:viewBox="0 0 0 1" svg:d="M0 0L0.05144 0.709566L0.11896 1.41753C0.12696 1.18725 0.13344 0.950015 0.11096 0.705282C0.09384 0.459478 0.05256 0.223848 0.00064 5.68434e-15" koffice:nodeTypes="ccccc"/>
            <draw:path draw:style-name="gr6" draw:id="shape1323" draw:name="path8463" draw:layer="g14800" svg:width="0.12443928983pt" svg:height="1.65262000000pt" draw:transform="matrix(0.29843218000 0.00000000000 0.00000000000 0.29843218000 32.17253010712pt 11.36279618481pt)" svg:viewBox="0 0 0 2" svg:d="M0 5.68434e-15C0.0056 0.26669 0.01712 0.543019 0.04232 0.828452C0.06536 1.11335 0.09536 1.38593 0.1184 1.65262C0.13016 1.38593 0.1248 1.10907 0.10184 0.823097C0.0772 0.537664 0.04184 0.265083 0.000624 0" koffice:nodeTypes="ccccc"/>
            <draw:path draw:style-name="gr6" draw:id="shape1324" draw:name="path8465" draw:layer="g14800" svg:width="0.11846730742pt" svg:height="1.62317000000pt" draw:transform="matrix(0.29843218000 0.00000000000 0.00000000000 0.29843218000 32.08463108655pt 11.49496463496pt)" svg:viewBox="0 0 0 2" svg:d="M0 5.68434e-15L0.03752 0.813458C0.05464 1.09407 0.08408 1.36237 0.118384 1.62317C0.119184 1.36183 0.114384 1.09086 0.096944 0.809174C0.074464 0.528025 0.039664 0.260264 1.6e-05 0" koffice:nodeTypes="ccccc"/>
            <draw:path draw:style-name="gr6" draw:id="shape1325" draw:name="path8467" draw:layer="g14800" svg:width="0.11163024186pt" svg:height="1.78543000000pt" draw:transform="matrix(0.29843218000 0.00000000000 0.00000000000 0.29843218000 31.98761675348pt 11.62729304476pt)" svg:viewBox="0 0 0 2" svg:d="M1.6e-05 0C0.005616 0.288646 0.015056 0.585326 0.034816 0.894322C0.054656 1.20278 0.079776 1.49785 0.102816 1.78543C0.116176 1.49785 0.115136 1.1985 0.094256 0.890037C0.073936 0.581577 0.040736 0.286504 0 0" koffice:nodeTypes="ccccc"/>
            <draw:path draw:style-name="gr6" draw:id="shape1326" draw:name="path8469" draw:layer="g14800" svg:width="0.89004000000pt" svg:height="0.48839600000pt" draw:transform="matrix(0.29843218000 0.00000000000 0.00000000000 0.29843218000 31.37839968868pt 10.73551490079pt)" svg:viewBox="0 0 1 0" svg:d="M0.816672 0C0.680648 0.0813992 0.246344 0.32399 0.089968 0.385576L0 0.488396C0.16816 0.413956 0.849872 0.0573008 0.89004 0.0321312L0.81668 3.2e-06" koffice:nodeTypes="ccccc"/>
            <draw:path draw:style-name="gr6" draw:id="shape1327" draw:name="path8471" draw:layer="g14800" svg:width="0.13178049986pt" svg:height="0.81774200000pt" draw:transform="matrix(0.29843218000 0.00000000000 0.00000000000 0.29843218000 31.73573760610pt 11.29391517272pt)" svg:viewBox="0 0 0 1" svg:d="M4.8e-05 0.0010712C0.000584 0.136022 0.010208 0.273651 0.035888 0.413958L0.127456 0.817742C0.135456 0.68279 0.133856 0.543554 0.109776 0.401641C0.082496 0.260263 0.044416 0.127454 0 0" koffice:nodeTypes="ccccc"/>
            <draw:path draw:style-name="gr6" draw:id="shape1328" draw:name="path8473" draw:layer="g14800" svg:width="0.14205965760pt" svg:height="1.00303000000pt" draw:transform="matrix(0.29843218000 0.00000000000 0.00000000000 0.29843218000 31.64497602406pt 11.40562717128pt)" svg:viewBox="0 0 0 1" svg:d="M0 0L0.05352 0.502854L0.12848 1.00303C0.14456 0.839698 0.1488 0.669402 0.12768 0.49375C0.10464 0.318099 0.05592 0.154766 0.000232 0" koffice:nodeTypes="ccccc"/>
            <draw:path draw:style-name="gr6" draw:id="shape1329" draw:name="path8475" draw:layer="g14800" svg:width="0.13855618575pt" svg:height="0.98000500000pt" draw:transform="matrix(0.29843218000 0.00000000000 0.00000000000 0.29843218000 31.55803437392pt 11.51366320163pt)" svg:viewBox="0 0 0 1" svg:d="M0 0C0.0024 0.161192 0.01288 0.326133 0.04072 0.493751L0.128008 0.980005C0.144088 0.819884 0.143528 0.65173 0.114088 0.48197C0.086248 0.312745 0.047128 0.153695 2.4e-05 0" koffice:nodeTypes="ccccc"/>
            <draw:path draw:style-name="gr6" draw:id="shape1330" draw:name="path8477" draw:layer="g14800" svg:width="0.13989179081pt" svg:height="0.95697800000pt" draw:transform="matrix(0.29843218000 0.00000000000 0.00000000000 0.29843218000 31.47077519195pt 11.62169947072pt)" svg:viewBox="0 0 0 1" svg:d="M0 0C0.0072 0.156908 0.02088 0.317565 0.04872 0.480898L0.128 0.956978C0.14352 0.801141 0.14624 0.636735 0.1216 0.469117C0.09376 0.304177 0.05088 0.14834 4e-05 0" koffice:nodeTypes="ccccc"/>
            <draw:path draw:style-name="gr6" draw:id="shape1331" draw:name="path8479" draw:layer="g14800" svg:width="0.09909155806pt" svg:height="1.02713000000pt" draw:transform="matrix(0.29843218000 0.00000000000 0.00000000000 0.29843218000 31.39230099765pt 11.75051187195pt)" svg:viewBox="0 0 0 1" svg:d="M0.00589887 0C-0.00266113 0.167618 -0.00322113 0.338986 0.0130989 0.516778L0.0870189 1.02713C0.102059 0.861119 0.104139 0.688146 0.0870189 0.510352C0.0704589 0.332559 0.0414989 0.164406 0.00561887 0" koffice:nodeTypes="ccccc"/>
            <draw:path draw:style-name="gr6" draw:id="shape1332" draw:name="path8481" draw:layer="g14800" svg:width="0.08930352249pt" svg:height="1.09728000000pt" draw:transform="matrix(0.29843218000 0.00000000000 0.00000000000 0.29843218000 31.31905361757pt 11.82354825372pt)" svg:viewBox="0 0 0 1" svg:d="M0.00661148 0C-0.00138852 0.178864 -0.00354852 0.362013 0.00821148 0.551587C0.0199715 0.741698 0.0462115 0.921633 0.0767715 1.09728C0.0901315 0.91949 0.0944515 0.736342 0.0815715 0.546232C0.0698115 0.356658 0.0419715 0.175651 0.00605148 5.68434e-15" koffice:nodeTypes="ccccc"/>
            <draw:path draw:style-name="gr6" draw:id="shape1333" draw:name="path8483" draw:layer="g14800" svg:width="0.09880627575pt" svg:height="1.82238000000pt" draw:transform="matrix(0.29843218000 0.00000000000 0.00000000000 0.29843218000 31.77376502820pt 11.88971233924pt)" svg:viewBox="0 0 0 2" svg:d="M0.000608 0C-0.000992 0.295073 0.001144 0.598178 0.016128 0.911994C0.030048 1.22688 0.056288 1.52838 0.081968 1.82238C0.100688 1.52838 0.104448 1.22367 0.089968 0.909316C0.075488 0.59443 0.043408 0.29293 0 0.0010712" koffice:nodeTypes="ccccc"/>
            <draw:path draw:style-name="gr6" draw:id="shape1334" draw:name="path8485" draw:layer="g14800" svg:width="0.09122673559pt" svg:height="1.76240000000pt" draw:transform="matrix(0.29843218000 0.00000000000 0.00000000000 0.29843218000 31.68360253423pt 12.00829663405pt)" svg:viewBox="0 0 0 2" svg:d="M0.0103365 0C-0.00302345 0.284898 -0.00358345 0.578898 0.00953655 0.883075C0.0218565 1.18725 0.0512965 1.47911 0.0689765 1.7624C0.0952165 1.47911 0.0952165 1.18404 0.0844965 0.879862C0.0711365 0.575686 0.0421765 0.283826 0.0111365 5.68434e-15" koffice:nodeTypes="ccccc"/>
            <draw:path draw:style-name="gr6" draw:id="shape1335" draw:name="path8487" draw:layer="g14800" svg:width="0.07907674405pt" svg:height="1.33184000000pt" draw:transform="matrix(0.29843218000 0.00000000000 0.00000000000 0.29843218000 31.58797623258pt 12.16875263493pt)" svg:viewBox="0 0 0 1" svg:d="M0.0158775 0C0.00195747 0.215815 -0.00500253 0.43645 0.00411747 0.666189C0.00891747 0.896463 0.0255575 1.11603 0.0512375 1.33184C0.0705175 1.11603 0.0828375 0.894322 0.0780375 0.664582C0.0700375 0.434308 0.0469975 0.213674 0.0164375 0" koffice:nodeTypes="ccccc"/>
            <draw:path draw:style-name="gr6" draw:id="shape1336" draw:name="path8489" draw:layer="g14800" svg:width="0.09527216308pt" svg:height="1.36612000000pt" draw:transform="matrix(0.29843218000 0.00000000000 0.00000000000 0.29843218000 31.49350930548pt 12.22436893349pt)" svg:viewBox="0 0 0 1" svg:d="M0.0175335 0C-0.000146492 0.220635 -0.00766649 0.449838 0.0103335 0.686003L0.0761735 1.36612C0.0992135 1.14548 0.100814 0.916278 0.0841735 0.681183L0.0172135 0" koffice:nodeTypes="ccccc"/>
            <draw:path draw:style-name="gr6" draw:id="shape1337" draw:name="path8491" draw:layer="g14800" svg:width="0.07547269771pt" svg:height="1.43573000000pt" draw:transform="matrix(0.29843218000 0.00000000000 0.00000000000 0.29843218000 31.41353884262pt 12.27998523204pt)" svg:viewBox="0 0 0 1" svg:d="M0.0284541 0L5.41391e-05 0.718134C-0.000745861 0.966081 0.00725414 1.20492 0.0284541 1.43573C0.0525341 1.20492 0.0729341 0.967152 0.0750141 0.718134C0.0790141 0.469653 0.0562941 0.23081 0.0284541 0" koffice:nodeTypes="ccccc"/>
            <draw:path draw:style-name="gr6" draw:id="shape1338" draw:name="path8493" draw:layer="g14800" svg:width="0.07671829696pt" svg:height="1.38914000000pt" draw:transform="matrix(0.29843218000 0.00000000000 0.00000000000 0.29843218000 31.32812109247pt 12.32201713651pt)" svg:viewBox="0 0 0 1" svg:d="M0.0463798 0C0.0228598 0.223848 0.00517978 0.453051 0.000859787 0.6935C-0.00314022 0.93395 0.00725978 1.16422 0.0228598 1.38914C0.0517398 1.1653 0.0715798 0.935021 0.0763798 0.694571C0.0787798 0.454122 0.0683798 0.223848 0.0463798 0" koffice:nodeTypes="ccccc"/>
            <draw:path draw:style-name="gr6" draw:id="shape1339" draw:name="path8495" draw:layer="g14800" svg:width="0.07469349806pt" svg:height="1.05551000000pt" draw:transform="matrix(0.29843218000 0.00000000000 0.00000000000 0.29843218000 28.85464306053pt 10.48076674581pt)" svg:viewBox="0 0 0 1" svg:d="M0.0249335 0.0010712C0.00725347 0.170296 -0.00130653 0.345947 0.000853463 0.528025C-0.00314653 0.709031 0.00725347 0.88254 0.0249335 1.05551C0.0517335 0.886824 0.0704535 0.710102 0.0746935 0.526954C0.0738935 0.343805 0.0522135 0.170296 0.0249335 0" koffice:nodeTypes="ccccc"/>
            <draw:path draw:style-name="gr6" draw:id="shape1340" draw:name="path8497" draw:layer="g14800" svg:width="0.07905357915pt" svg:height="1.12567000000pt" draw:transform="matrix(0.29843218000 0.00000000000 0.00000000000 0.29843218000 28.94962583106pt 10.61741024618pt)" svg:viewBox="0 0 0 1" svg:d="M0.0585009 0C0.0301009 0.179935 0.00866091 0.366297 0.00226091 0.560691C-0.00413909 0.756157 0.00306091 0.943589 0.0237009 1.12567C0.0489009 0.94466 0.0702609 0.758298 0.0767409 0.563904C0.0831409 0.36951 0.0759409 0.182078 0.0590609 0" koffice:nodeTypes="ccccc"/>
            <draw:path draw:style-name="gr6" draw:id="shape1341" draw:name="path8499" draw:layer="g14800" svg:width="0.08177508677pt" svg:height="1.00196000000pt" draw:transform="matrix(0.29843218000 0.00000000000 0.00000000000 0.29843218000 29.04234602783pt 10.75884823859pt)" svg:viewBox="0 0 0 1" svg:d="M0.0653699 0C0.0353699 0.162263 0.0134499 0.326133 0.0048899 0.499106C-0.0031101 0.671544 -0.0015101 0.840769 0.0112899 1.00196C0.0434499 0.839698 0.0712899 0.67797 0.0788099 0.504461C0.0860099 0.329346 0.0796099 0.161192 0.0648899 0" koffice:nodeTypes="ccccc"/>
            <draw:path draw:style-name="gr6" draw:id="shape1342" draw:name="path8501" draw:layer="g14800" svg:width="0.11825835966pt" svg:height="1.12567000000pt" draw:transform="matrix(0.29843218000 0.00000000000 0.00000000000 0.29843218000 29.12416713551pt 10.86400762146pt)" svg:viewBox="0 0 0 1" svg:d="M0.10716 0L0.0204081 0.557478C-0.00903196 0.751337 -0.00423196 0.94359 0.0196081 1.12567L0.0951281 0.567118C0.124568 0.374866 0.122408 0.182078 0.108008 0" koffice:nodeTypes="ccccc"/>
            <draw:path draw:style-name="gr6" draw:id="shape1343" draw:name="path8503" draw:layer="g14800" svg:width="0.10662584966pt" svg:height="0.84398200000pt" draw:transform="matrix(0.29843218000 0.00000000000 0.00000000000 0.29843218000 29.21536480750pt 10.99521726871pt)" svg:viewBox="0 0 0 1" svg:d="M0.100387 5.68434e-15L0.0114908 0.416101C-0.0104292 0.562298 0.000770774 0.710102 0.0302108 0.843982L0.0854108 0.42574C0.105251 0.281149 0.113251 0.13763 0.100371 0" koffice:nodeTypes="ccccc"/>
            <draw:path draw:style-name="gr6" draw:id="shape1344" draw:name="path8505" draw:layer="g14800" svg:width="0.11221990702pt" svg:height="0.89753400000pt" draw:transform="matrix(0.29843218000 0.00000000000 0.00000000000 0.29843218000 29.30331099015pt 11.11060523549pt)" svg:viewBox="0 0 0 1" svg:d="M0.105053 0L0.0134767 0.442341C-0.0111633 0.598178 0.00275674 0.752407 0.0174767 0.897534L0.0881967 0.453051C0.108037 0.301498 0.120837 0.147804 0.105317 0.0010704" koffice:nodeTypes="ccccc"/>
            <draw:path draw:style-name="gr6" draw:id="shape1345" draw:name="path8507" draw:layer="g14800" svg:width="0.07588788878pt" svg:height="0.93287800000pt" draw:transform="matrix(0.29843218000 0.00000000000 0.00000000000 0.29843218000 29.50630385328pt 11.38341259604pt)" svg:viewBox="0 0 0 1" svg:d="M0.0578391 0C0.0294391 0.149946 0.00271911 0.303641 0.000559106 0.465368C-0.00344089 0.627631 0.0144791 0.783468 0.0396791 0.932878L0.0755191 0.46751C0.0771191 0.306854 0.0739191 0.152088 0.0578391 0" koffice:nodeTypes="ccccc"/>
            <draw:path draw:style-name="gr6" draw:id="shape1346" draw:name="path8509" draw:layer="g14800" svg:width="0.07469240025pt" svg:height="1.03623000000pt" draw:transform="matrix(0.29843218000 0.00000000000 0.00000000000 0.29843218000 29.58549185188pt 11.51494192384pt)" svg:viewBox="0 0 0 1" svg:d="M0.0559724 0C0.0136524 0.161727 -0.00242761 0.33845 0.000292391 0.518385C0.00349239 0.69832 0.0243724 0.871294 0.0559724 1.03623L0.0746924 0.517314L0.0559724 0" koffice:nodeTypes="ccccc"/>
            <draw:path draw:style-name="gr6" draw:id="shape1347" draw:name="path8511" draw:layer="g14800" svg:width="0.08081954198pt" svg:height="0.98536000000pt" draw:transform="matrix(0.29843218000 0.00000000000 0.00000000000 0.29843218000 29.66132293146pt 11.62473607784pt)" svg:viewBox="0 0 0 1" svg:d="M0.0653542 5.68434e-15C0.0343142 0.157978 0.0118342 0.321313 0.0037542 0.490538C-0.0042458 0.660834 0.0013542 0.824168 0.0128742 0.98536C0.0466342 0.828452 0.0691142 0.665118 0.0776742 0.494822C0.0848742 0.324526 0.0792742 0.161192 0.0653542 0" koffice:nodeTypes="ccccc"/>
            <draw:path draw:style-name="gr6" draw:id="shape1348" draw:name="path8513" draw:layer="g14800" svg:width="0.08900930860pt" svg:height="0.91306500000pt" draw:transform="matrix(0.29843218000 0.00000000000 0.00000000000 0.29843218000 29.75434194051pt 11.76681319260pt)" svg:viewBox="0 0 0 1" svg:d="M0.0701499 0L0.00694991 0.453587C-0.00753009 0.611566 0.00294991 0.765261 0.0171099 0.913065L0.0813499 0.458942C0.0947099 0.302034 0.0904699 0.146198 0.0695899 0" koffice:nodeTypes="ccccc"/>
            <draw:path draw:style-name="gr6" draw:id="shape1349" draw:name="path8515" draw:layer="g14800" svg:width="0.09498494762pt" svg:height="1.05551000000pt" draw:transform="matrix(0.29843218000 0.00000000000 0.00000000000 0.29843218000 29.83151355947pt 11.89786311894pt)" svg:viewBox="0 0 0 1" svg:d="M0.0932478 0C0.0530878 0.168689 0.0204478 0.341127 0.00167176 0.522134C-0.00392824 0.706888 0.00487176 0.886824 0.0231118 1.05551C0.0499118 0.882539 0.0702318 0.711173 0.0761518 0.531238C0.0943918 0.348089 0.0975918 0.171366 0.0932718 0" koffice:nodeTypes="ccccc"/>
            <draw:path draw:style-name="gr6" draw:id="shape1350" draw:name="path8517" draw:layer="g14800" svg:width="0.09385274650pt" svg:height="1.00196000000pt" draw:transform="matrix(0.29843218000 0.00000000000 0.00000000000 0.29843218000 29.91277506438pt 12.01341080663pt)" svg:viewBox="0 0 0 1" svg:d="M0.084425 0C0.058745 0.161727 0.015865 0.319706 0.00514505 0.497499C-0.013575 0.674222 0.022825 0.841839 0.049625 1.00196L0.079065 0.502854C0.089785 0.33363 0.103145 0.161727 0.084665 0" koffice:nodeTypes="ccccc"/>
            <draw:path draw:style-name="gr6" draw:id="shape1351" draw:name="path8519" draw:layer="g14800" svg:width="0.17129143804pt" svg:height="3.46429000000pt" draw:transform="matrix(0.29843218000 0.00000000000 0.00000000000 0.29843218000 28.81130677470pt 10.91115369851pt)" svg:viewBox="0 0 0 3" svg:d="M0.170147 5.68434e-15C0.131587 0.557478 0.0716106 1.13102 0.0389466 1.7292C0.00574664 2.32845 -0.0145734 2.90467 0.0127066 3.46429C0.0303866 2.90467 0.0796666 2.33273 0.113387 1.73455C0.146027 1.13477 0.176027 0.55962 0.170667 0" koffice:nodeTypes="ccccc"/>
            <draw:path draw:style-name="gr6" draw:id="shape1352" draw:name="path8521" draw:layer="g14800" svg:width="0.16330602913pt" svg:height="3.11138000000pt" draw:transform="matrix(0.29843218000 0.00000000000 0.00000000000 0.29843218000 28.90789407268pt 11.07944079854pt)" svg:viewBox="0 0 0 3" svg:d="M0.162994 0C0.112674 0.500178 0.0590975 1.01374 0.0285775 1.55194C-0.000302429 2.09068 -0.0153425 2.6096 0.0229775 3.11138C0.0301775 2.60853 0.0748975 2.09389 0.103306 1.55623C0.132746 1.01856 0.158506 0.501784 0.163306 0" koffice:nodeTypes="ccccc"/>
            <draw:path draw:style-name="gr6" draw:id="shape1353" draw:name="path8523" draw:layer="g14800" svg:width="0.13320006429pt" svg:height="2.81363000000pt" draw:transform="matrix(0.29843218000 0.00000000000 0.00000000000 0.29843218000 29.00186048929pt 11.22087879095pt)" svg:viewBox="0 0 0 3" svg:d="M0.129271 0C0.0976707 0.452516 0.0484067 0.917349 0.0232387 1.40467C-0.00140133 1.88986 -0.0137213 2.35951 0.0237747 2.81363C0.0309747 2.35951 0.0719347 1.89414 0.0971347 1.40896C0.121775 0.922168 0.142655 0.454658 0.128735 0" koffice:nodeTypes="ccccc"/>
            <draw:path draw:style-name="gr6" draw:id="shape1354" draw:name="path8525" draw:layer="g14800" svg:width="0.10117282753pt" svg:height="2.74348000000pt" draw:transform="matrix(0.29843218000 0.00000000000 0.00000000000 0.29843218000 29.09669478941pt 11.35192871729pt)" svg:viewBox="0 0 0 3" svg:d="M0.0937196 5.68434e-15C0.0626796 0.442341 0.0267596 0.895392 0.0107116 1.37147C-0.00424838 1.84487 -0.00640838 2.30221 0.0230316 2.74348C0.0385516 2.30114 0.0701516 1.84701 0.0851116 1.37308C0.100632 0.899676 0.107592 0.443411 0.0936716 0" koffice:nodeTypes="ccccc"/>
            <draw:path draw:style-name="gr6" draw:id="shape1355" draw:name="path8527" draw:layer="g14800" svg:width="0.09477186689pt" svg:height="2.74348000000pt" draw:transform="matrix(0.29843218000 0.00000000000 0.00000000000 0.29843218000 29.18621529817pt 11.43055843435pt)" svg:viewBox="0 0 0 3" svg:d="M0.0920303 0C0.0540303 0.44127 0.0176303 0.895393 0.00527827 1.37147C-0.00704173 1.84594 0.00127827 2.30221 0.0400783 2.74348C0.0464783 2.30114 0.0673583 1.84701 0.0802383 1.37361C0.0919983 0.898606 0.0989583 0.443412 0.0919983 0" koffice:nodeTypes="ccccc"/>
            <draw:path draw:style-name="gr6" draw:id="shape1356" draw:name="path8529" draw:layer="g14800" svg:width="0.08254629372pt" svg:height="2.02266000000pt" draw:transform="matrix(0.29843218000 0.00000000000 0.00000000000 0.29843218000 29.27856267094pt 11.68786379499pt)" svg:viewBox="0 0 0 2" svg:d="M0.0637405 0C0.0417405 0.326132 0.0107005 0.659762 0.00270053 1.00999C-0.00585947 1.36076 0.00670053 1.69653 0.0295005 2.02266C0.0525405 1.6976 0.0686205 1.36183 0.0771805 1.01214C0.0851805 0.664046 0.0867805 0.327203 0.0638205 0" koffice:nodeTypes="ccccc"/>
            <draw:path draw:style-name="gr6" draw:id="shape1357" draw:name="path8531" draw:layer="g14800" svg:width="0.07855253156pt" svg:height="1.63495000000pt" draw:transform="matrix(0.29843218000 0.00000000000 0.00000000000 0.29843218000 29.47817699038pt 12.09731465592pt)" svg:viewBox="0 0 0 2" svg:d="M0.0278479 0C0.00912786 0.262406 -0.00639214 0.535522 0.00264786 0.818812C0.00664786 1.10157 0.0332079 1.37147 0.0460079 1.63495C0.0781679 1.37254 0.0818479 1.09835 0.0765679 0.81667C0.0693679 0.533379 0.0540879 0.262406 0.0283279 5.68434e-15" koffice:nodeTypes="ccccc"/>
            <draw:path draw:style-name="gr6" draw:id="shape1358" draw:name="path8533" draw:layer="g14800" svg:width="0.07498321886pt" svg:height="1.37254000000pt" draw:transform="matrix(0.29843218000 0.00000000000 0.00000000000 0.29843218000 29.56392469407pt 12.22836434351pt)" svg:viewBox="0 0 0 1" svg:d="M0.0404166 0C0.0173766 0.22117 -0.00454341 0.448767 0.000816596 0.68761C0.00135259 0.924846 0.0296966 1.15298 0.0570566 1.37254C0.0741766 1.15084 0.0757766 0.922704 0.0747366 0.686539C0.0699366 0.449838 0.0613766 0.221706 0.0399366 0.0010712" koffice:nodeTypes="ccccc"/>
            <draw:path draw:style-name="gr6" draw:id="shape1359" draw:name="path8535" draw:layer="g14800" svg:width="0.09820978255pt" svg:height="1.82934000000pt" draw:transform="matrix(0.29843218000 0.00000000000 0.00000000000 0.29843218000 29.66497597116pt 12.24930043530pt)" svg:viewBox="0 0 0 2" svg:d="M0.0177614 0C0.000641422 0.295072 -0.00791858 0.600319 0.00976142 0.916278C0.0252814 1.23331 0.0590414 1.5348 0.0884814 1.82934C0.104001 1.53373 0.0996814 1.22795 0.0844814 0.913064C0.0662414 0.597642 0.0459214 0.295072 0.0175214 0" koffice:nodeTypes="ccccc"/>
            <draw:path draw:style-name="gr6" draw:id="shape1360" draw:name="path8537" draw:layer="g14800" svg:width="0.10307381938pt" svg:height="1.89950000000pt" draw:transform="matrix(0.29843218000 0.00000000000 0.00000000000 0.29843218000 29.75738100267pt 12.28621816718pt)" svg:viewBox="0 0 0 2" svg:d="M0.0251585 0C-0.00540152 0.306318 -0.00540152 0.623347 0.0106785 0.951622C0.0272385 1.28097 0.0663585 1.59371 0.0952865 1.8995C0.110806 1.59264 0.100886 1.27615 0.0851265 0.948409C0.0696065 0.620134 0.0401665 0.306318 0.0251265 0" koffice:nodeTypes="ccccc"/>
            <draw:path draw:style-name="gr6" draw:id="shape1361" draw:name="path8539" draw:layer="g14800" svg:width="0.08107945982pt" svg:height="1.77686000000pt" draw:transform="matrix(0.29843218000 0.00000000000 0.00000000000 0.29843218000 29.84872448987pt 12.37012201647pt)" svg:viewBox="0 0 0 2" svg:d="M0.0355766 0C0.0071766 0.285433 -0.0057034 0.582647 0.0023766 0.890037C0.0109366 1.19636 0.0355766 1.49143 0.0709366 1.77686C0.0800566 1.48929 0.0854166 1.19475 0.0765366 0.887894C0.0693366 0.580506 0.0524566 0.287575 0.0358166 0.0010712" koffice:nodeTypes="ccccc"/>
            <draw:path draw:style-name="gr6" draw:id="shape1362" draw:name="path8541" draw:layer="g14800" svg:width="0.08985229525pt" svg:height="1.30132000000pt" draw:transform="matrix(0.29843218000 0.00000000000 0.00000000000 0.29843218000 29.93736968425pt 12.43852362711pt)" svg:viewBox="0 0 0 1" svg:d="M0.0378923 5.68434e-15C0.0068523 0.208318 -0.0065877 0.427882 0.0030923 0.652801C0.0143723 0.879326 0.0475723 1.09514 0.0898523 1.30132L0.0785723 0.649587L0.0378523 0" koffice:nodeTypes="ccccc"/>
            <draw:path draw:style-name="gr10" draw:id="shape1363" draw:name="path8543" draw:layer="g14800" svg:width="0.55113199991pt" svg:height="0.22837785279pt" draw:transform="matrix(0.29843218000 0.00000000000 0.00000000000 0.29843218000 29.66545998409pt 8.56392324516pt)" svg:viewBox="0 0 1 0" svg:d="M0.550596 0C0.333708 0.0332 -0.00581243 0.044984 7.55696e-05 0.105498C0.00567557 0.16601 0.0777556 0.232952 0.150556 0.228132C0.223356 0.222772 0.489548 0.0332024 0.551132 0" koffice:nodeTypes="cccc"/>
            <draw:path draw:style-name="gr10" draw:id="shape1364" draw:name="path8545" draw:layer="g14800" svg:width="0.44725399671pt" svg:height="0.29904436065pt" draw:transform="matrix(0.29843218000 0.00000000000 0.00000000000 0.29843218000 29.75543287425pt 8.56791865518pt)" svg:viewBox="0 0 0 0" svg:d="M0.447254 0C0.21323 0.110853 -0.0481056 0.189574 0.00759036 0.250089C0.0632704 0.311673 0.0467104 0.317033 0.15807 0.255449C0.268926 0.194401 0.39691 0.0219608 0.447254 4.8e-06" koffice:nodeTypes="cccc"/>
            <draw:path draw:style-name="gr10" draw:id="shape1365" draw:name="path8547" draw:layer="g14800" svg:width="0.44995200254pt" svg:height="0.25171818966pt" draw:transform="matrix(0.29843218000 0.00000000000 0.00000000000 0.29843218000 29.80033561401pt 8.60355766486pt)" svg:viewBox="0 0 0 0" svg:d="M0.449952 0C0.29036 0.027848 -0.0159518 0.182078 0.00064823 0.219564C0.0167282 0.259196 0.0472082 0.266692 0.158624 0.216364C0.270016 0.167092 0.306432 0.122112 0.449952 1.28e-05" koffice:nodeTypes="cccc"/>
            <draw:path draw:style-name="gr10" draw:id="shape1366" draw:name="path8549" draw:layer="g14800" svg:width="0.36725799944pt" svg:height="0.18615153086pt" draw:transform="matrix(0.29843218000 0.00000000000 0.00000000000 0.29843218000 29.84355298496pt 8.64686805279pt)" svg:viewBox="0 0 0 0" svg:d="M0.367258 0C0.227482 0.020888 -0.0172465 0.163334 0.000961515 0.183149C0.0196815 0.205109 0.269794 0.102821 0.367258 0" koffice:nodeTypes="ccc"/>
            <draw:path draw:style-name="gr10" draw:id="shape1367" draw:name="path8551" draw:layer="g14800" svg:width="0.31914499187pt" svg:height="0.11294387853pt" draw:transform="matrix(0.29843218000 0.00000000000 0.00000000000 0.29843218000 29.87740742178pt 8.69001871982pt)" svg:viewBox="0 0 0 0" svg:d="M0.319145 0C0.156353 0.00592 -0.0150154 0.080328 0.00104854 0.105498C0.0181686 0.131738 0.212041 0.0867536 0.319145 0" koffice:nodeTypes="ccc"/>
            <draw:path draw:style-name="gr10" draw:id="shape1368" draw:name="path8553" draw:layer="g14800" svg:width="0.26359599887pt" svg:height="0.16428629453pt" draw:transform="matrix(0.29843218000 0.00000000000 0.00000000000 0.29843218000 29.89558449407pt 8.72501860714pt)" svg:viewBox="0 0 0 0" svg:d="M0.263596 0C0.135068 0.02196 -0.014876 0.05516 0.00118799 0.13281C0.018868 0.209922 0.168804 0.13761 0.263596 0" koffice:nodeTypes="ccc"/>
            <draw:path draw:style-name="gr27" draw:id="shape1369" draw:name="path8555" draw:layer="g14800" svg:width="45.58609369104pt" svg:height="6.77495119291pt" draw:transform="matrix(0.29843218000 0.00000000000 0.00000000000 0.29843218000 21.10454051309pt 28.18240281266pt)" svg:viewBox="0 0 46 7" svg:d="M0.256531 1.70698C0.527775 1.84554 10.7811 6.44013 20.7911 6.74886C31.9795 7.09447 39.6894 3.93236 45.3888 1.68959C45.3888 1.68959 45.5861 0.721255 45.5861 0.0779794C36.8676 3.93236 32.2808 5.06981 23.9657 5.56346C13.3137 6.1962 2.4992 1.12429 0 0L0.256371 1.70698" koffice:nodeTypes="ccccccc"/>
            <draw:path draw:style-name="gr7" draw:id="shape1370" draw:name="path8557" draw:layer="g14800" svg:width="43.78601520213pt" svg:height="6.05589726534pt" draw:transform="matrix(0.29843218000 0.00000000000 0.00000000000 0.29843218000 21.38823253085pt 28.33624415014pt)" svg:viewBox="0 0 44 6" svg:d="M7.36947 3.7514C7.39506 3.73547 7.10771 3.70958 7.10771 3.68517C7.10771 3.5751 7.10771 3.46352 7.10771 3.35344C7.10771 3.1801 7.10771 3.00627 7.10771 2.83392C7.10771 2.69395 7.16006 2.61476 7.00732 2.58687C7.03233 2.59207 7.23058 2.6103 7.23058 2.56744C7.23058 2.54401 7.23058 2.52064 7.23058 2.4972C7.22747 2.4905 7.22213 2.48574 7.21247 2.48373C7.07784 2.44489 6.94328 2.40553 6.80764 2.36668C6.77997 2.35924 6.56415 2.33282 6.56415 2.38059C6.56415 2.40403 6.56415 2.42695 6.56415 2.45031C6.56726 2.45701 6.57312 2.46229 6.58171 2.46423C6.93911 2.59922 6.45419 3.53713 6.78674 3.6014C6.76222 3.59544 6.5635 3.57602 6.5635 3.61985C6.5635 3.64329 6.5635 3.66665 6.5635 3.69009C6.5635 3.70252 6.58797 3.71048 6.62061 3.71398C6.87116 3.78519 7.13067 3.84846 7.36691 3.95356C7.41173 3.97298 7.56879 3.98645 7.60624 3.94686C7.64299 3.90802 7.6799 3.87016 7.71666 3.8313C7.72305 3.8261 7.72305 3.8223 7.71666 3.81687C7.68471 3.79544 7.65315 3.77401 7.62109 3.75258C7.56879 3.71619 7.42193 3.72021 7.36845 3.75258L7.36949 3.75183ZM2.78589 1.03226C2.75821 1.02132 2.54186 0.998924 2.54186 1.04573C2.54186 1.06812 2.54186 1.09253 2.54186 1.115C2.54449 1.12349 2.55083 1.12743 2.55996 1.12944C2.74309 1.21512 2.66194 1.55482 2.66194 1.71621C2.66194 1.81931 2.71911 2.12465 2.67199 2.25814C2.61007 2.25591 2.54222 2.26037 2.54222 2.285C2.54222 2.30844 2.54222 2.33181 2.54222 2.35525C2.54486 2.36321 2.55125 2.36671 2.56033 2.36871C2.68855 2.41656 2.81729 2.46435 2.9455 2.51167C2.97382 2.5226 3.18953 2.54403 3.18953 2.49924C3.18953 2.47483 3.18953 2.45139 3.18953 2.42803C3.18794 2.4258 3.18642 2.42356 3.18483 2.42133C3.12819 2.39291 3.07436 2.3775 3.07003 2.31125C3.06795 2.20815 3.06635 2.10404 3.06484 2.00094C3.34472 2.05421 3.64067 2.02036 3.68175 1.68165C3.73079 1.28217 3.07173 1.13822 2.78651 1.03113L2.78587 1.03188ZM3.27796 1.72462C3.27381 1.74903 3.26519 1.77344 3.25343 1.79583C3.23634 1.83668 3.21181 1.85209 3.20011 1.86012C3.15898 1.84621 3.11742 1.83274 3.07617 1.81927C3.06719 1.8163 3.06287 1.8163 3.05977 1.8163C3.06232 1.81406 3.06496 1.81034 3.06496 1.79985C3.06496 1.7625 3.0655 1.7276 3.0655 1.69276C3.06653 1.57221 3.06701 1.45119 3.06813 1.33164C3.08886 1.34161 3.11183 1.34808 3.13165 1.36006C3.20793 1.4059 3.24538 1.48558 3.26728 1.56428C3.28214 1.61607 3.28267 1.67237 3.27786 1.72467L3.27797 1.72467ZM14.465 4.10654C14.0051 4.10654 13.91 4.44874 13.902 4.82629C13.9168 5.24669 14.1647 5.49275 14.6087 5.53161C15.0943 5.57342 15.224 5.20186 15.1914 4.81284C15.159 4.42334 14.9003 4.10654 14.4644 4.10654ZM14.754 5.15006C14.7455 5.19686 14.6894 5.35279 14.6247 5.37969C14.2274 5.24869 14.2412 4.52345 14.488 4.27839C14.5906 4.17726 14.7599 4.74959 14.7669 4.79691C14.7828 4.91496 14.7764 5.03351 14.7541 5.15006ZM6.01844 2.60925C6.21979 2.55345 6.36509 2.39906 6.15082 2.20828C5.97564 2.05286 5.58358 1.99508 5.35964 1.92536C5.33202 1.91539 5.11561 1.89099 5.11561 1.93779C5.11561 1.96123 5.11561 1.98563 5.11561 2.00803C5.11872 2.01547 5.12464 2.02046 5.13324 2.0215C5.32016 2.09821 5.23731 2.44588 5.23731 2.60527C5.23731 2.73379 5.23731 2.86378 5.23731 2.99429C5.23731 3.02569 5.2496 3.10039 5.23938 3.15019C5.17966 3.14945 5.11549 3.15243 5.11549 3.17706C5.11549 3.2005 5.11549 3.2249 5.11549 3.2473C5.11549 3.25779 5.13622 3.26575 5.16571 3.27074C5.48721 3.37185 5.81041 3.46251 6.15182 3.39626C6.33928 3.35943 6.42481 3.22292 6.45366 3.05755C6.49784 2.80252 6.2326 2.69096 6.0188 2.60926L6.01843 2.60926ZM5.64673 2.39507C5.64673 2.3278 5.64776 2.26157 5.64776 2.19483C5.64984 2.19557 5.65199 2.19557 5.65415 2.19706C5.72889 2.21998 5.79668 2.25934 5.83567 2.32408C5.85277 2.3525 5.84524 2.38636 5.83831 2.41572C5.82778 2.46052 5.76202 2.47399 5.8117 2.48894C5.76683 2.47399 5.72147 2.45858 5.67554 2.44511C5.62013 2.42718 5.64621 2.45256 5.64674 2.39533ZM5.86298 3.28418C5.79252 3.28492 5.71821 3.26275 5.64828 3.24333C5.64774 3.05654 5.64724 2.86875 5.64677 2.68196C5.70286 2.70138 5.7605 2.71879 5.81605 2.73926C5.97205 2.79603 6.03931 2.90962 6.03396 3.0695C6.03085 3.15368 5.97253 3.28219 5.86259 3.28419L5.86302 3.28419ZM13.5418 4.48759C13.5072 4.46519 13.4072 4.45969 13.4681 4.43528C13.5322 4.40991 13.5637 4.36206 13.5856 4.30677C13.631 4.18922 13.5461 4.05075 13.4367 3.99745C13.1915 3.8794 12.8796 3.86097 12.6103 3.81365C12.5858 3.80993 12.3871 3.78924 12.3871 3.83307C12.3871 3.85651 12.3871 3.87943 12.3871 3.90279C12.3903 3.91076 12.396 3.91574 12.4052 3.91671C12.5424 3.95354 12.5136 4.00487 12.5136 4.10996C12.5136 4.2335 12.5136 4.35802 12.5136 4.48255C12.5136 4.54483 12.4651 5.03942 12.5526 5.0459C12.5339 5.04515 12.3871 5.03845 12.3871 5.07127C12.3871 5.09471 12.3871 5.11807 12.3871 5.14248C12.3871 5.15892 12.4335 5.16741 12.4875 5.17038C12.7834 5.2192 13.073 5.25008 13.3711 5.18534C13.7641 5.09768 13.8875 4.71115 13.5424 4.48651L13.5418 4.48725ZM12.929 4.02086C12.944 4.02384 12.959 4.02533 12.9733 4.0283C13.0764 4.04572 13.151 4.10551 13.1751 4.20066C13.1823 4.23206 13.1746 4.25996 13.1624 4.28832C13.1491 4.3192 13.0685 4.36206 13.133 4.371C13.0652 4.35902 12.9969 4.3486 12.929 4.33565C12.929 4.23106 12.929 4.12596 12.929 4.02186L12.929 4.02111ZM13.2791 4.94384C13.2 5.04596 13.06 5.0848 12.9292 5.08581C12.9292 4.88557 12.9292 4.68533 12.9292 4.48361C12.9874 4.49358 13.0451 4.50303 13.1018 4.51598C13.177 4.53443 13.3031 4.60065 13.3341 4.67138C13.3709 4.75306 13.3317 4.87659 13.2792 4.94383L13.2791 4.94383ZM4.57396 1.64492C4.54634 1.63547 4.32994 1.61203 4.32994 1.65839C4.32994 1.68079 4.32994 1.70519 4.32994 1.72863C4.33313 1.73533 4.33896 1.74158 4.3481 1.7421C4.52653 1.82578 4.44474 2.17794 4.44474 2.32239C4.44474 2.42997 4.44474 2.53906 4.44474 2.64615C4.44474 2.78513 4.47135 2.87877 4.2856 2.76968C4.11684 2.67056 4.17085 2.35228 4.17085 2.19388C4.17085 2.14306 4.13249 1.76352 4.1667 1.64995C4.22488 1.6507 4.28578 1.64698 4.28578 1.62257C4.28578 1.60017 4.28578 1.57577 4.28578 1.55285C4.28259 1.54489 4.27728 1.5399 4.26761 1.53893C4.14271 1.49511 4.01877 1.45227 3.89318 1.40943C3.86487 1.40095 3.64915 1.37759 3.64915 1.42439C3.64915 1.44679 3.64915 1.47023 3.64915 1.49314C3.65226 1.50111 3.65817 1.50609 3.66731 1.50706C3.84622 1.59174 3.76117 1.96979 3.76117 2.11524C3.76117 2.31647 3.7265 2.54908 3.8397 2.72989C4.01813 3.01381 4.83484 3.20857 4.85466 2.73287C4.85466 2.63723 4.79648 2.03054 4.84875 1.8866C4.90693 1.8866 4.96682 1.88287 4.96682 1.85817C4.96682 1.83473 4.96682 1.81137 4.96682 1.78793C4.9637 1.78049 4.95731 1.7755 4.94919 1.77349C4.82423 1.73063 4.69982 1.68881 4.57475 1.64498L4.57395 1.64498ZM8.05007 2.7268C8.02238 2.71884 7.80603 2.69295 7.80603 2.74027C7.80603 2.76371 7.80603 2.78707 7.80603 2.81051C7.80867 2.81721 7.81448 2.82294 7.82361 2.82398C8.00946 2.89125 7.92938 3.21898 7.92938 3.37389C7.92938 3.50888 7.92938 3.64534 7.92938 3.78033C7.92938 3.90088 7.88883 3.93823 8.02982 3.96065C8.00428 3.95767 7.80603 3.93624 7.80603 3.98007C7.80603 4.00351 7.80603 4.02739 7.80603 4.04979C7.80603 4.06274 7.83157 4.07018 7.86576 4.07516C7.98484 4.10753 8.10285 4.13938 8.22209 4.1703C8.25042 4.17826 8.46611 4.20564 8.46611 4.15787C8.46611 4.13443 8.46611 4.11107 8.46611 4.08666C8.46212 4.07922 8.4571 4.0752 8.44792 4.07319C8.26206 4.00243 8.34284 3.68019 8.34284 3.52379C8.34284 3.3883 8.34284 3.25231 8.34284 3.11684C8.34284 2.9963 8.38283 2.96242 8.24305 2.93702C8.26811 2.94223 8.46634 2.96143 8.46634 2.9176C8.46634 2.89416 8.46634 2.87079 8.46634 2.84736C8.46235 2.84066 8.45733 2.83493 8.44815 2.83389C8.31578 2.79802 8.18328 2.76268 8.05027 2.72679L8.05 2.72679ZM2.1678 2.03793C2.12998 2.0255 2.09252 2.00705 2.05561 1.99209C1.95588 1.95221 1.89273 1.96322 1.89273 1.86308C1.89273 1.72959 1.89273 1.59809 1.89273 1.4661C1.96368 1.50598 2.03526 1.54678 2.11432 1.57766C2.14194 1.5886 2.35781 1.611 2.35781 1.5642C2.35781 1.50296 2.35781 1.44166 2.35781 1.3794C2.3547 1.3727 2.34933 1.36794 2.33971 1.36593C2.31086 1.35395 2.28201 1.34249 2.25322 1.33155C2.23026 1.32307 2.14638 1.31012 2.08286 1.31511C2.07063 1.3099 2.05834 1.30566 2.03921 1.2977C1.97997 1.27426 1.89236 1.26831 1.89236 1.20604C1.89236 1.11191 1.89236 1.01727 1.89236 0.923126C1.9852 0.971941 2.0787 1.01278 2.19243 1.01528C2.20092 1.01602 2.37085 1.01081 2.35792 0.990348C2.23784 0.796585 2.27197 0.833447 2.03163 0.754744C1.88477 0.706899 1.74208 0.64118 1.60003 0.584398C1.57241 0.572939 1.35552 0.551509 1.35552 0.597345C1.35552 0.620784 1.35552 0.64467 1.35552 0.668109C1.35704 0.670341 1.35863 0.673317 1.36023 0.674806C1.56521 0.773927 1.48566 1.04738 1.48566 1.24015C1.48566 1.33827 1.54491 1.672 1.49843 1.80998C1.43064 1.80626 1.35537 1.80924 1.35537 1.8364C1.35537 1.85984 1.35537 1.88424 1.35537 1.90664C1.35537 1.91609 1.37075 1.92308 1.39217 1.92852C1.63668 2.02515 1.88515 2.1163 2.11812 2.23733C2.16663 2.26226 2.32797 2.28019 2.37075 2.23733C2.40543 2.20296 2.4401 2.1691 2.47482 2.13524C2.4812 2.13003 2.4812 2.12526 2.47482 2.12132C2.44597 2.09691 2.41664 2.07303 2.3878 2.04959C2.34778 2.01625 2.22662 2.0202 2.16727 2.03865L2.16781 2.03791ZM11.2111 4.15088C11.1935 4.05474 11.0899 3.74741 11.1161 3.61592C11.1748 3.61666 11.2368 3.61294 11.2368 3.58853C11.2368 3.56361 11.2368 3.5392 11.2368 3.51382C11.2368 3.50035 11.2052 3.49536 11.1984 3.4944C10.9024 3.43613 10.6087 3.37186 10.3164 3.29964C10.2914 3.29443 10.0927 3.27724 10.0927 3.31906C10.0927 3.34443 10.0927 3.36988 10.0927 3.39527C10.0959 3.40197 10.1015 3.40576 10.1102 3.4077C10.2726 3.45554 10.2005 3.55962 10.1785 3.67816C10.1614 3.7738 10.1443 3.86794 10.1267 3.96208C10.1139 4.03232 9.98034 4.48011 10.0787 4.49455C10.057 4.49157 9.88113 4.47914 9.88113 4.51694C9.88113 4.54038 9.88113 4.56427 9.88113 4.58771C9.88113 4.60162 9.91305 4.6101 9.95431 4.61412C10.0818 4.64255 10.2095 4.67038 10.3378 4.6988C10.3633 4.70475 10.561 4.72224 10.561 4.67938C10.561 4.65594 10.561 4.63258 10.561 4.60914C10.5586 4.60244 10.5525 4.59768 10.5434 4.59567C10.3944 4.55281 10.475 4.26693 10.5168 4.09957C10.6285 4.12799 10.7401 4.15582 10.8517 4.18523C10.8038 4.17229 10.8557 4.39145 10.863 4.43528C10.8794 4.55284 10.855 4.67239 10.9821 4.69181C10.9608 4.68883 10.785 4.67737 10.785 4.71525C10.785 4.73869 10.785 4.76309 10.785 4.78549C10.785 4.79792 10.8169 4.8029 10.8234 4.80491C10.9564 4.83378 11.0898 4.86317 11.2234 4.89258C11.2484 4.89705 11.4473 4.91602 11.4473 4.87316C11.4473 4.84972 11.4473 4.82636 11.4473 4.80292C11.4441 4.79622 11.4383 4.79146 11.4291 4.78945C11.2277 4.72717 11.2389 4.30082 11.2106 4.14989L11.2111 4.15063ZM10.5551 3.92524C10.5792 3.80768 10.6031 3.68913 10.6271 3.57008C10.6537 3.57603 10.6805 3.58303 10.7072 3.58801C10.7322 3.72002 10.7579 3.85351 10.7836 3.9845C10.7072 3.96508 10.6308 3.94566 10.5549 3.9252L10.5551 3.9252ZM0.958383 1.04073C0.941927 0.957049 1.03894 0.940614 1.10524 0.898772C1.22106 0.82306 1.18633 0.648725 1.15963 0.548607C1.08489 0.26768 0.490252 0.119746 0.24403 0.0146415C0.216362 0.00266156 0.000534695 -0.0167594 0.000534695 0.0281097C0.000534695 0.142173 0.117528 0.127231 0.117528 0.242291C0.117528 0.350877 0.117528 0.459962 0.117528 0.56805C0.117528 0.717978 0.117528 0.868904 0.117528 1.01834C0.117528 1.07764 0.117528 1.13837 0.117528 1.19764C0.117528 1.22257 0.116993 1.23448 0.118062 1.2405C0.0582801 1.23753 0 1.24274 0 1.26744C0 1.29088 0 1.31424 0 1.33768C0 1.34661 0.0133035 1.35212 0.031946 1.3571C0.153106 1.40889 0.274427 1.46022 0.395213 1.51202C0.422834 1.52251 0.639245 1.5429 0.639245 1.4981C0.639245 1.37756 0.522892 1.35514 0.521716 1.21617C0.5202 1.12253 0.5202 1.02939 0.519083 0.934745C0.585217 1.00201 0.602314 1.21518 0.622614 1.29388C0.696338 1.58178 0.732075 1.65499 0.99972 1.76758C1.02734 1.78052 1.24369 1.79994 1.24369 1.75515C1.24369 1.63759 1.16052 1.64108 1.09583 1.52653C1.01574 1.38257 0.9885 1.19877 0.957569 1.04087L0.958367 1.04087ZM0.147386 1.24247C0.165494 1.24023 0.194878 1.24023 0.243493 1.25393C0.232966 1.25169 0.191723 1.24596 0.147386 1.24247ZM0.744214 0.762788C0.713282 0.74984 0.681711 0.738381 0.651368 0.725434C0.611298 0.710999 0.571288 0.694554 0.531756 0.679077C0.523265 0.675356 0.517918 0.675356 0.514662 0.673124C0.516737 0.673124 0.518333 0.670148 0.518333 0.665162C0.519929 0.560066 0.522004 0.456956 0.523041 0.352857C0.528308 0.355089 0.533615 0.358065 0.538428 0.359554C0.626467 0.395419 0.700296 0.478096 0.745705 0.553309C0.769694 0.592151 0.778185 0.636001 0.781441 0.679828C0.782479 0.696273 0.755848 0.735115 0.743622 0.762512L0.744262 0.762512ZM9.72168 4.28635C9.6785 4.25398 9.51014 4.25048 9.46906 4.28635C9.30996 4.42631 9.14169 4.14838 9.09516 4.04677C9.01783 3.87791 9.02198 3.6697 9.04608 3.49239C9.05733 3.4087 9.09516 3.33498 9.14699 3.26774C9.23557 3.15367 9.33771 3.29617 9.41778 3.324C9.48178 3.34639 9.56084 3.33694 9.62763 3.33791C9.63321 3.33791 9.76967 3.32995 9.75846 3.31053C9.71632 3.23828 9.67352 3.16658 9.63142 3.09435C9.61274 3.0625 9.53216 3.06749 9.50059 3.06645C9.47074 3.06645 9.44185 3.06645 9.41255 3.0657C9.3918 3.0657 9.3357 3.06347 9.30362 3.07515C9.15094 3.05871 8.99234 3.01488 8.8443 3.10358C8.56769 3.26696 8.58734 3.62808 8.63757 3.89456C8.68984 4.16603 8.90574 4.41009 9.20479 4.46439C9.40982 4.50175 9.6631 4.52868 9.82705 4.38071C9.82865 4.37848 9.82147 4.37624 9.81165 4.37327C9.8217 4.37104 9.82809 4.36732 9.82705 4.36657C9.79186 4.34016 9.75658 4.31426 9.72128 4.28687L9.72164 4.28687ZM38.2725 3.15766C38.1464 3.19755 38.069 3.28915 37.9456 3.34345C37.9354 3.34717 37.9241 3.35014 37.914 3.35438C38.0956 2.91954 38.2768 2.48271 38.4573 2.04587C38.4706 2.01447 38.2367 2.02548 38.2137 2.03292C37.9209 2.13055 37.4262 2.17438 37.3001 2.45531C37.2917 2.47272 37.3904 2.48068 37.3958 2.48068C37.4573 2.48143 37.5197 2.48738 37.5818 2.47994C37.6714 2.469 37.7046 2.38929 37.7943 2.3594C37.8504 2.33998 37.9066 2.32056 37.9621 2.30114C37.7789 2.73598 37.5967 3.16983 37.4135 3.60467C37.4087 3.61516 37.6084 3.65296 37.6619 3.6171C37.8563 3.55482 38.0513 3.49257 38.2457 3.43131C38.4476 3.36709 38.4435 3.36709 38.5161 3.17179C38.5283 3.13645 38.2943 3.15036 38.272 3.15788L38.2725 3.15788ZM35.853 2.80152C35.721 2.83686 35.5896 2.87176 35.4582 2.90661C35.4511 2.90885 35.4197 2.91257 35.4197 2.92603C35.4197 2.94947 35.4197 2.97187 35.4197 2.99628C35.4197 3.03415 35.5949 3.02269 35.6169 3.01867C35.5368 3.03013 35.5207 3.17508 35.5239 3.33298C35.4427 3.2229 35.3567 3.11681 35.2621 3.02814C35.2215 2.99027 35.0901 3.00426 35.0432 3.01572C34.9523 3.04012 34.8609 3.06453 34.7701 3.08797C34.7629 3.0902 34.7316 3.09467 34.7316 3.10739C34.7316 3.12979 34.7316 3.15367 34.7316 3.17711C34.7316 3.21595 34.9074 3.20449 34.9287 3.20055C34.6392 3.24341 35.0736 4.19177 34.7547 4.33024C34.7418 4.33396 34.7316 4.33872 34.7316 4.34668C34.7316 4.36908 34.7316 4.39453 34.7316 4.41693C34.7316 4.45979 34.9303 4.44282 34.955 4.43635C35.0869 4.401 35.2188 4.36611 35.3503 4.33125C35.3575 4.32902 35.3887 4.3253 35.3887 4.3128C35.3887 4.28936 35.3887 4.266 35.3887 4.24159C35.3887 4.20372 35.2135 4.21517 35.1921 4.21919C35.3048 4.20476 35.2957 3.8262 35.2782 3.53529C35.4812 3.7689 35.6772 4.05681 35.4373 4.14995C35.4288 4.15219 35.4229 4.15665 35.4197 4.16491C35.4197 4.18835 35.4197 4.21127 35.4197 4.23463C35.4197 4.27645 35.6179 4.26105 35.6441 4.25405C35.775 4.21916 35.9069 4.18433 36.0388 4.14896C36.046 4.14747 36.0767 4.14226 36.0767 4.13051C36.0767 4.10759 36.0767 4.08318 36.0767 4.05974C36.0767 4.02187 35.9016 4.03437 35.8796 4.03734C36.1681 3.99947 35.7306 3.02919 36.0592 2.90467C36.0677 2.90393 36.0735 2.89946 36.0767 2.8912C36.0767 2.86776 36.0767 2.84336 36.0767 2.82096C36.0767 2.77862 35.878 2.79506 35.8535 2.80154L35.853 2.80154ZM37.2911 3.57706C37.2308 3.57036 37.0555 3.53025 37.0096 3.58226C36.9417 3.65897 36.8503 3.70181 36.7532 3.73419C36.7532 3.61713 36.7532 3.49958 36.7532 3.38352C36.7532 3.37207 36.7508 3.24156 36.7508 3.24056C36.8058 3.22509 36.8608 3.20768 36.9164 3.19227C36.9762 3.21169 37.0879 3.19451 37.1237 3.18431C37.1536 3.17434 37.1835 3.1669 37.2129 3.15894C37.2219 3.15671 37.2277 3.15224 37.2305 3.1445C37.2305 3.08222 37.2305 3.02198 37.2305 2.95971C37.2305 2.91187 37.0146 2.93828 36.9869 2.94677C36.8917 2.97415 36.8795 3.02095 36.7882 3.05585C36.7748 3.06106 36.7615 3.06381 36.7481 3.0688C36.7331 2.90791 36.6989 2.69621 36.8454 2.65238C36.9586 2.62002 37.0841 2.64866 37.2262 2.55476C37.2334 2.55029 37.2334 2.54531 37.2262 2.54129C37.1909 2.50944 37.1557 2.47804 37.1194 2.44714C37.0724 2.40428 36.9196 2.42177 36.8667 2.44714C36.6664 2.54427 36.4414 2.59557 36.2267 2.65784C36.2182 2.65859 36.2122 2.6638 36.209 2.67176C36.209 2.6952 36.209 2.71908 36.209 2.74148C36.209 2.78531 36.4078 2.76589 36.4324 2.76187C36.3074 2.78627 36.3426 2.79825 36.3426 2.91378C36.3426 3.03831 36.3426 3.16283 36.3426 3.28736C36.3426 3.4627 36.4319 3.81685 36.2267 3.89754C36.2187 3.89828 36.2128 3.90275 36.209 3.91101C36.209 3.93445 36.209 3.95781 36.209 3.98125C36.209 4.01615 36.4169 4.02009 36.4612 3.99174C36.5862 3.95588 36.7091 3.91904 36.833 3.88266C37.1434 3.79349 37.207 3.84478 37.356 3.59973C37.3632 3.58731 37.2936 3.57733 37.2908 3.57733ZM33.1798 3.46598C33.0644 3.48942 32.9485 3.51479 32.8331 3.53823C32.8259 3.53898 32.7951 3.54493 32.7951 3.55765C32.7951 3.58109 32.7951 3.60446 32.7951 3.6279C32.7951 3.64635 32.8341 3.65282 32.8779 3.65483C32.8803 3.76193 32.745 4.12953 32.7305 4.17734C32.7156 4.22816 32.7012 4.27846 32.6861 4.32926C32.6776 4.30687 32.6701 4.28447 32.6622 4.26103C32.6316 4.17537 32.441 3.77638 32.5708 3.73952C32.5799 3.73878 32.5863 3.73282 32.5889 3.72605C32.5889 3.70365 32.5889 3.67925 32.5889 3.65581C32.5889 3.61295 32.3907 3.6314 32.3657 3.63639C32.2503 3.66176 32.1349 3.6852 32.0184 3.71057C32.0129 3.71132 31.981 3.71578 31.981 3.72903C31.981 3.75247 31.981 3.77635 31.981 3.79979C31.981 3.82717 32.0959 3.82621 32.1119 3.82621C32.0852 3.82621 32.246 4.26901 32.2583 4.30289C32.2962 4.40898 32.512 4.83486 32.3448 4.88168C32.3352 4.88391 32.3293 4.88838 32.3266 4.8956C32.3266 4.91948 32.3266 4.94292 32.3266 4.96532C32.3266 5.00022 32.5205 5.0052 32.5745 4.97975C32.7283 4.94791 32.8822 4.91598 33.0355 4.88363C33.0426 4.88139 33.0746 4.87693 33.0746 4.86421C33.0746 4.84077 33.0746 4.8174 33.0746 4.79396C33.0746 4.77253 33.0163 4.7671 32.9634 4.7671C32.9517 4.65004 33.1077 4.25256 33.1242 4.19478C33.1686 4.04883 33.2037 3.64139 33.3844 3.57015C33.394 3.56792 33.3999 3.56346 33.4036 3.55669C33.4036 3.53325 33.4036 3.50988 33.4036 3.48644C33.4036 3.44358 33.2048 3.46256 33.1792 3.46799L33.1798 3.46576ZM34.6381 4.35459C34.5453 4.33867 34.4351 4.31277 34.3423 4.34559C34.2578 4.37498 34.2103 4.45368 34.1035 4.47808C34.0906 4.48106 34.0778 4.48329 34.0655 4.48753C34.0671 4.35653 34.0695 4.22503 34.0711 4.09353C34.0711 4.05566 34.0941 3.95855 34.0503 3.96802C34.1032 3.9556 34.1566 3.94265 34.2095 3.93216C34.218 3.92993 34.2228 3.92844 34.2297 3.92695C34.2805 3.95136 34.3937 3.9399 34.429 3.93067C34.4595 3.92271 34.4899 3.91623 34.5198 3.90924C34.5262 3.90701 34.5582 3.90254 34.5582 3.88982C34.5582 3.82858 34.5582 3.76728 34.5582 3.70502C34.5582 3.6632 34.3595 3.67965 34.3339 3.6856C34.304 3.69304 34.2735 3.70108 34.2436 3.70703C34.2329 3.71001 34.2084 3.71224 34.2046 3.72645C34.1949 3.76328 34.1373 3.7897 34.0705 3.80715C34.0697 3.73341 34.0681 3.65921 34.0665 3.58548C34.0641 3.44403 34.0158 3.43357 34.1371 3.40418C34.2589 3.37628 34.394 3.40939 34.5447 3.32149C34.5511 3.31703 34.5511 3.31204 34.5447 3.30706C34.5078 3.27417 34.4715 3.24083 34.4362 3.20694C34.3951 3.16907 34.245 3.17956 34.1969 3.20024C33.9928 3.28791 33.7696 3.32875 33.5537 3.38105C33.5465 3.38179 33.5153 3.387 33.5153 3.39995C33.5153 3.42287 33.5153 3.44631 33.5153 3.46967C33.5153 3.50851 33.6905 3.49609 33.7118 3.49311C33.582 3.51253 33.6515 3.92048 33.6515 4.02259C33.6515 4.19543 33.7418 4.55556 33.5329 4.6258C33.5244 4.62629 33.5185 4.631 33.5153 4.63926C33.5153 4.6627 33.5153 4.68607 33.5153 4.70899C33.5153 4.74433 33.7177 4.74835 33.7664 4.72193C33.917 4.68704 34.0665 4.64968 34.2173 4.61484C34.5255 4.5446 34.5276 4.60688 34.6762 4.37476C34.6817 4.36479 34.6382 4.35534 34.6382 4.35534L34.6376 4.35459ZM34.2573 3.91975C34.3139 3.90777 34.2904 3.91677 34.2573 3.91975ZM41.0205 2.25411C40.9157 2.2489 40.8079 2.22471 40.7395 2.30842C40.6915 2.36669 40.6134 2.40754 40.5306 2.43992C40.5306 2.32585 40.5306 2.21328 40.5306 2.09822C40.5306 2.08772 40.525 1.95228 40.5282 1.95129C40.5896 1.92889 40.6511 1.90597 40.713 1.88454C40.7745 1.89198 40.86 1.88082 40.8915 1.86958C40.9203 1.85812 40.9497 1.84815 40.978 1.83774C40.9871 1.8355 40.9929 1.83178 40.9956 1.82427C40.9956 1.76199 40.9956 1.70024 40.9956 1.63797C40.9956 1.59266 40.7788 1.61506 40.7515 1.62451C40.6692 1.65591 40.5966 1.69676 40.5218 1.73658C40.5073 1.58665 40.4919 1.41331 40.6195 1.36599C40.6559 1.35207 40.6912 1.3386 40.727 1.3261C40.6666 1.34805 40.723 1.3261 40.7783 1.3261C40.8765 1.3261 40.9155 1.29768 40.9914 1.24243C40.9978 1.23722 40.9978 1.23343 40.9914 1.22851C40.9572 1.19964 40.922 1.17025 40.8878 1.14185C40.8402 1.10196 40.6859 1.11298 40.6351 1.14185C40.4396 1.24994 40.2237 1.32016 40.0127 1.39787C40.0036 1.4001 39.9983 1.40382 39.9951 1.41134C39.9951 1.43478 39.9951 1.45919 39.9951 1.48255C39.9951 1.50993 40.0688 1.51194 40.1366 1.50792C40.1821 1.64091 40.125 1.95123 40.125 2.04885C40.125 2.22369 40.2078 2.54496 40.0127 2.63711C40.0036 2.63934 39.9983 2.64306 39.9951 2.6511C39.9951 2.67454 39.9951 2.69738 39.9951 2.72186C39.9951 2.75721 40.2067 2.75974 40.2478 2.73183C40.3984 2.67558 40.5475 2.61877 40.6971 2.56547C40.9808 2.46136 40.9861 2.50967 41.1169 2.27955C41.126 2.26363 41.0251 2.25515 41.0214 2.25418L41.0208 2.25418ZM43.6643 1.28031C43.5596 1.03774 43.3983 0.325958 43.5858 0.228325C43.5874 0.226092 43.5898 0.22386 43.5898 0.221628C43.5898 0.197221 43.5898 0.171848 43.5898 0.145417C43.5898 0.101069 43.3729 0.119523 43.3462 0.131949C43.0753 0.253483 42.8045 0.36855 42.5299 0.479123C42.5208 0.479867 42.5149 0.485076 42.5117 0.493037C42.5117 0.516923 42.5117 0.542371 42.5117 0.568749C42.5117 0.592188 42.5651 0.597174 42.6218 0.596132C42.6378 0.736097 42.5417 1.12711 42.5342 1.1814C42.5047 1.37517 42.5334 1.7069 42.321 1.81299C42.3194 1.81523 42.3178 1.8182 42.317 1.81969C42.317 1.84313 42.317 1.86702 42.317 1.89046C42.317 1.92684 42.5318 1.9293 42.5708 1.89946C42.6969 1.84566 42.8224 1.79336 42.9485 1.73907C42.9569 1.73832 42.9629 1.73312 42.9666 1.72612C42.9666 1.70268 42.9666 1.6788 42.9666 1.6564C42.9666 1.63497 42.9222 1.62797 42.872 1.62797C42.8665 1.50644 42.9064 1.17769 42.9271 1.16773C43.0201 1.12688 43.1147 1.08604 43.2081 1.0442C43.2503 1.19812 43.2979 1.38391 43.1579 1.45762C43.1564 1.4606 43.1548 1.46283 43.154 1.46558C43.154 1.48798 43.154 1.51142 43.154 1.53531C43.154 1.5801 43.3698 1.55971 43.3976 1.54922C43.5215 1.49542 43.6444 1.44313 43.7678 1.39132C43.7763 1.38909 43.7822 1.38611 43.786 1.37786C43.786 1.35345 43.786 1.33001 43.786 1.30665C43.786 1.28276 43.7251 1.27777 43.6647 1.27971ZM43.1056 0.812099C43.0628 0.830553 43.0206 0.850941 42.9773 0.868874C42.9923 0.758792 43.0072 0.64871 43.0212 0.538628C43.0244 0.51824 43.026 0.497777 43.0297 0.476347C43.0305 0.476347 43.0313 0.475603 43.0352 0.474859C43.0523 0.466897 43.07 0.458935 43.0882 0.452462C43.1053 0.566026 43.1239 0.681086 43.1421 0.795647C43.1293 0.800856 43.1169 0.808074 43.1042 0.813059L43.105 0.812315ZM41.9266 1.85811C41.8801 1.9204 41.8037 1.96321 41.7214 1.99708C41.7214 1.83071 41.7214 1.66435 41.7214 1.49799C41.7214 1.31818 41.6391 0.998886 41.8341 0.90276C41.8349 0.899784 41.8373 0.896807 41.8389 0.894798C41.8389 0.871359 41.8389 0.848962 41.8389 0.825076C41.8389 0.780282 41.622 0.799702 41.5948 0.812129C41.466 0.862951 41.3373 0.913244 41.2085 0.965048C41.1999 0.965793 41.1935 0.971001 41.1909 0.977475C41.1909 1.00188 41.1909 1.02532 41.1909 1.04869C41.1909 1.07607 41.2619 1.07756 41.3281 1.07406C41.373 1.20805 41.3164 1.51338 41.3164 1.61101C41.3164 1.80277 41.3997 2.10811 41.1957 2.20924C41.1941 2.21221 41.1933 2.21444 41.1917 2.21593C41.1917 2.23937 41.1917 2.26326 41.1917 2.2867C41.1917 2.32256 41.4048 2.32554 41.4454 2.29667C41.5838 2.24086 41.7222 2.18558 41.8616 2.13129C41.9332 2.10287 42.1715 2.06804 42.2025 2.01225C42.2382 1.949 42.2724 1.88622 42.3082 1.82197C42.3189 1.80255 42.1843 1.79459 42.1773 1.79459C42.0796 1.79459 41.9882 1.77613 41.9279 1.85687L41.9271 1.85761ZM39.6454 1.53485C39.522 1.57667 39.3991 1.61952 39.2752 1.66236C39.266 1.66311 39.2603 1.66831 39.2565 1.67531C39.2565 1.69971 39.2565 1.72263 39.2565 1.74607C39.2565 1.76951 39.3163 1.7745 39.3746 1.77345C39.4055 1.87954 39.3706 2.21627 39.3706 2.2606C39.3706 2.46033 39.424 2.74424 39.2547 2.89318C39.0859 3.04211 39.1024 2.90315 39.1024 2.79107C39.1024 2.69295 39.1024 2.59632 39.1024 2.50018C39.1024 2.35125 39.0143 1.95028 39.198 1.8641C39.2066 1.86187 39.2125 1.85741 39.2157 1.85019C39.2157 1.82675 39.2157 1.80383 39.2157 1.78047C39.2157 1.73366 38.9993 1.75703 38.9716 1.76551C38.8492 1.80837 38.7253 1.85119 38.6019 1.89403C38.5933 1.89477 38.5869 1.89998 38.5842 1.90749C38.5842 1.93093 38.5842 1.9543 38.5842 1.97774C38.5842 2.00118 38.6425 2.00616 38.7001 2.00512C38.7328 2.1152 38.6945 2.47283 38.6945 2.52165C38.6945 2.64119 38.6428 2.96546 38.7463 3.06159C38.8671 3.17267 39.0792 3.1383 39.2292 3.10944C39.5402 3.04916 39.7667 2.87184 39.7779 2.57049C39.7779 2.42056 39.7779 2.26963 39.7779 2.1197C39.7779 1.99069 39.7101 1.70728 39.8709 1.63256C39.8795 1.63033 39.8863 1.62586 39.8895 1.61865C39.8895 1.59573 39.8895 1.57132 39.8895 1.54892C39.8895 1.50212 39.6727 1.52548 39.6454 1.53397L39.6449 1.53471ZM31.0103 5.04198C30.9627 5.03052 30.8308 5.01608 30.7912 5.05396C30.7181 5.1242 30.6198 5.15408 30.5178 5.1725C30.5178 5.03453 30.5178 4.89606 30.5178 4.75709C30.5178 4.67639 30.4943 4.6744 30.525 4.66842C30.5704 4.66098 30.6163 4.65302 30.6618 4.64655C30.6943 4.68889 30.838 4.66947 30.8807 4.66202C30.9106 4.65607 30.9427 4.65109 30.9726 4.64707C30.9782 4.64558 31.0105 4.64037 31.0105 4.62765C31.0105 4.56641 31.0105 4.50412 31.0105 4.44286C31.0105 4.39903 30.8123 4.41942 30.7872 4.42344C30.7567 4.42939 30.7258 4.43341 30.6954 4.43936C30.6852 4.44085 30.6607 4.44457 30.6579 4.45878C30.6472 4.49465 30.5863 4.51608 30.5179 4.52851C30.5179 4.45279 30.5179 4.37609 30.5179 4.29889C30.5179 4.23564 30.5179 4.17436 30.5179 4.11109C30.5179 4.07426 30.4992 4.09569 30.5927 4.08021C30.7214 4.05878 30.8443 4.10365 31.0062 4.02195C31.0126 4.01823 31.0126 4.01101 31.0062 4.00699C30.9699 3.9721 30.9325 3.93623 30.8962 3.89941C30.8539 3.85908 30.7059 3.87597 30.6574 3.89345C30.4496 3.9672 30.2214 3.99158 30.003 4.02744C29.9958 4.02818 29.964 4.03414 29.964 4.04589C29.964 4.06933 29.964 4.09374 29.964 4.1171C29.964 4.14999 30.1119 4.14449 30.1301 4.14248C29.964 4.15594 30.2802 5.19497 30.003 5.26719C29.9958 5.26942 29.9639 5.2724 29.9639 5.28661C29.9639 5.31005 29.9639 5.33297 29.9639 5.35633C29.9639 5.38967 30.1444 5.39517 30.2049 5.3733C30.3304 5.35187 30.4554 5.33148 30.5809 5.31005C30.9084 5.25625 30.973 5.33051 31.136 5.09089C31.1493 5.07244 31.1156 5.06746 31.1029 5.06351C31.0719 5.05681 31.0414 5.05004 31.011 5.04208L31.0102 5.04208ZM30.6802 4.64349C30.8244 4.61908 30.7026 4.64646 30.6662 4.64572C30.6702 4.64498 30.6754 4.64498 30.6802 4.64349ZM25.752 4.55284C25.6153 4.56184 25.4779 4.56928 25.3406 4.57821C25.3278 4.57896 25.2445 4.58044 25.2445 4.60463C25.2445 4.6265 25.2445 4.64994 25.2445 4.67435C25.2445 4.69675 25.3279 4.69972 25.3406 4.69972C25.376 4.70047 25.3817 4.84367 25.3785 4.98762C25.3593 4.96418 25.339 4.94179 25.3193 4.91835C25.2782 4.87006 25.0735 4.6937 25.0735 4.62945C25.0735 4.5956 24.9267 4.60356 24.9079 4.60356C24.8144 4.60877 24.7194 4.61598 24.6248 4.62097C24.6119 4.62171 24.5286 4.62395 24.5286 4.64686C24.5286 4.6703 24.5286 4.6927 24.5286 4.71711C24.5286 4.7395 24.6114 4.74248 24.6248 4.74352C24.6488 4.74352 24.7616 5.80298 24.5746 5.86325C24.5479 5.86846 24.5286 5.87568 24.5286 5.88669C24.5286 5.90909 24.5286 5.93349 24.5286 5.95641C24.5286 5.99079 24.6756 5.98379 24.6947 5.98283C24.831 5.97434 24.9678 5.96541 25.105 5.95745C25.1179 5.95671 25.2018 5.95448 25.2018 5.93252C25.2018 5.90812 25.2018 5.88468 25.2018 5.86131C25.2018 5.83788 25.1179 5.83594 25.105 5.8349C25.0564 5.83267 25.0618 5.43344 25.0703 5.13656C25.1217 5.19684 25.1724 5.2581 25.2231 5.32036C25.2556 5.35824 25.3727 5.45834 25.3727 5.51113C25.3727 5.60179 25.425 5.80004 25.283 5.82345C25.2766 5.82568 25.2451 5.83015 25.2451 5.84287C25.2451 5.86631 25.2451 5.89072 25.2451 5.91363C25.2451 5.94801 25.3925 5.94005 25.4107 5.94005C25.5479 5.93157 25.6847 5.92264 25.822 5.91363C25.8348 5.91363 25.9187 5.91215 25.9187 5.88871C25.9187 5.86527 25.9187 5.8419 25.9187 5.81846C25.9187 5.79607 25.8348 5.79309 25.822 5.79205C25.7825 5.7913 25.7119 4.69373 25.8535 4.67332C25.8632 4.67108 25.9187 4.66811 25.9187 4.64891C25.9187 4.62651 25.9187 4.60255 25.9187 4.57919C25.9187 4.54481 25.7713 4.5518 25.7525 4.55381L25.752 4.55307ZM18.8717 4.67637C18.8717 4.65293 18.8717 4.62956 18.8717 4.60612C18.8717 4.58321 18.7885 4.5812 18.7756 4.5812C18.6571 4.57219 18.539 4.56274 18.4199 4.55381C18.4018 4.55307 18.2544 4.54585 18.2544 4.58023C18.2544 4.60263 18.2544 4.62651 18.2544 4.64995C18.2544 4.66788 18.3088 4.67138 18.319 4.67339C18.3455 4.67711 18.2438 5.01009 18.1513 5.29401C18.1395 5.25718 18.1273 5.22027 18.1155 5.18444C18.0979 5.12863 17.9312 4.72718 17.9536 4.63952C17.9915 4.63654 18.0358 4.63051 18.0358 4.61213C18.0358 4.58974 18.0358 4.5663 18.0358 4.54338C18.0358 4.51994 17.9526 4.518 17.9397 4.51696C17.8211 4.509 17.7026 4.49955 17.5846 4.49055C17.5658 4.48831 17.4191 4.48259 17.4191 4.51696C17.4191 4.5404 17.4191 4.56377 17.4191 4.58668C17.4191 4.59963 17.45 4.60462 17.4569 4.60558C17.609 4.64547 17.6646 5.05288 17.7004 5.16197C17.7127 5.19686 17.8691 5.7552 17.9049 5.7562C17.8894 5.7562 17.7741 5.75546 17.7741 5.78262C17.7741 5.80606 17.7741 5.82994 17.7741 5.85338C17.7741 5.87481 17.8471 5.88374 17.9161 5.88277C18.0667 5.89423 18.2179 5.90517 18.3696 5.91663C18.3882 5.91886 18.5351 5.92459 18.5351 5.8917C18.5351 5.86826 18.5351 5.8449 18.5351 5.82146C18.5351 5.80301 18.4802 5.79906 18.471 5.79802C18.3675 5.78455 18.5756 5.26903 18.5944 5.21424C18.6189 5.14347 18.6975 4.71216 18.8075 4.7007C18.8176 4.69995 18.8726 4.69475 18.8726 4.6783L18.8718 4.67607ZM20.3676 5.9002C20.2281 5.88175 20.209 5.40509 20.1919 5.31743C20.1871 5.29101 20.0942 4.77101 20.0861 4.77101C20.1015 4.77101 20.2169 4.77249 20.2169 4.74459C20.2169 4.71922 20.2169 4.69377 20.2169 4.66788C20.2169 4.63946 20.1016 4.64147 20.0861 4.64147C19.7961 4.63477 19.5065 4.62004 19.218 4.59965C19.1993 4.59891 19.052 4.59169 19.052 4.62607C19.052 4.64995 19.052 4.67733 19.052 4.70177C19.052 4.72022 19.1069 4.7232 19.117 4.72521C19.2276 4.73763 19.1561 4.88161 19.1426 4.95682C19.1234 5.06341 19.1043 5.1705 19.085 5.2776C19.0778 5.31845 19.0205 5.83298 18.9675 5.83397C18.9515 5.83397 18.8367 5.83174 18.8367 5.86038C18.8367 5.88479 18.8367 5.90823 18.8367 5.93063C18.8367 5.95302 18.9206 5.96247 18.9937 5.9595C19.1159 5.96545 19.2389 5.97044 19.3612 5.97594C19.3794 5.97669 19.5262 5.98495 19.5262 5.95102C19.5262 5.92758 19.5262 5.90421 19.5262 5.87981C19.5262 5.86239 19.4718 5.85838 19.4617 5.85741C19.3713 5.84893 19.4489 5.53863 19.4755 5.41758C19.5828 5.42353 19.6901 5.42755 19.797 5.43455C19.8145 5.52471 19.8802 5.87786 19.892 5.87686C19.8762 5.8776 19.7612 5.87611 19.7612 5.90424C19.7612 5.92865 19.7612 5.95209 19.7612 5.97545C19.7612 5.99733 19.8444 6.00038 19.8567 6.00134C19.9935 6.0073 20.1298 6.01332 20.2664 6.01876C20.2852 6.0195 20.4319 6.02776 20.4319 5.99383C20.4319 5.97039 20.4319 5.94703 20.4319 5.92359C20.4319 5.90513 20.3771 5.90216 20.3674 5.90119L20.3675 5.90045ZM19.4989 5.28156C19.5299 5.10723 19.5614 4.93339 19.5918 4.75905C19.6195 4.7598 19.6462 4.76278 19.6735 4.76426C19.7033 4.9391 19.7337 5.11542 19.7632 5.29226C19.6752 5.28854 19.5865 5.28556 19.4988 5.2808L19.4989 5.28154ZM21.5364 5.51816C21.4573 5.39164 21.6474 5.3498 21.7335 5.27259C21.9038 5.12117 21.8269 4.88358 21.663 4.76801C21.4324 4.60265 20.9562 4.67138 20.6882 4.66691C20.6722 4.66691 20.5573 4.66616 20.5573 4.69377C20.5573 4.71721 20.5573 4.74161 20.5573 4.76498C20.5573 4.78239 20.6122 4.78738 20.6219 4.78842C20.757 4.80189 20.702 5.90417 20.6528 5.90715C20.64 5.9079 20.5572 5.91013 20.5572 5.93401C20.5572 5.95641 20.5572 5.98082 20.5572 6.00426C20.5572 6.02963 20.6608 6.03811 20.7377 6.03164C20.8584 6.03387 20.9791 6.03536 21.1004 6.03759C21.1158 6.03809 21.2312 6.03908 21.2312 6.01021C21.2312 5.98677 21.2312 5.96341 21.2312 5.94101C21.2312 5.92159 21.1763 5.91861 21.1661 5.91757C21.0626 5.9041 21.0855 5.63465 21.0978 5.48871C21.1876 5.67052 21.2783 5.86029 21.3959 6.02467C21.4331 6.0775 21.7072 6.04707 21.7596 6.04811C21.7744 6.04811 21.8904 6.05034 21.8904 6.0217C21.8904 5.99826 21.8904 5.97541 21.8904 5.95197C21.8904 5.93903 21.8584 5.93352 21.8521 5.93255C21.6785 5.90018 21.6165 5.64614 21.5358 5.51813L21.5364 5.51813ZM21.3906 5.12466C21.3805 5.18143 21.3004 5.3 21.2256 5.30796C21.1851 5.30721 21.144 5.30498 21.1028 5.30498C21.1028 5.13961 21.1028 4.97425 21.1028 4.80987C21.1108 4.80987 21.1181 4.80987 21.1268 4.80987C21.1567 4.81061 21.1871 4.81061 21.2165 4.81061C21.2591 4.81136 21.2566 4.82207 21.2928 4.84551C21.3867 4.90876 21.4086 5.02632 21.3905 5.12395L21.3906 5.12445ZM17.2418 4.4557C17.1046 4.44179 16.9678 4.42832 16.8306 4.41485C16.8083 4.41262 16.6335 4.39893 16.6335 4.43926C16.6335 4.46114 16.6335 4.48554 16.6335 4.50801C16.6335 4.52096 16.6655 4.52647 16.6725 4.52744C16.8408 4.5598 16.7618 4.95481 16.7618 5.07933C16.7618 5.11222 16.7578 5.65115 16.7658 5.65115C16.7493 5.65115 16.6338 5.65041 16.6338 5.67757C16.6338 5.70198 16.6338 5.72541 16.6338 5.74833C16.6338 5.75503 16.6434 5.76031 16.655 5.76426C16.655 5.76426 16.6555 5.76426 16.6555 5.765C16.6801 5.77244 16.723 5.77743 16.7666 5.77743C16.8809 5.78889 16.9957 5.79982 17.11 5.81128C17.1312 5.81352 17.3071 5.82721 17.3071 5.78837C17.3071 5.76597 17.3071 5.74156 17.3071 5.71812C17.3071 5.70518 17.2756 5.70071 17.2686 5.69967C17.1 5.66432 17.1795 5.27429 17.1795 5.14877C17.1795 5.11588 17.1843 4.57695 17.1763 4.57695C17.1916 4.57695 17.3071 4.57918 17.3071 4.54956C17.3071 4.52612 17.3071 4.50276 17.3071 4.47984C17.3071 4.46191 17.2522 4.45744 17.2425 4.4564L17.2419 4.45566ZM28.6448 4.22409C28.5774 4.22409 28.5086 4.23258 28.5086 4.25401C28.5086 4.2764 28.5086 4.29984 28.5086 4.32328C28.5086 4.35714 28.656 4.35067 28.6747 4.3497C28.476 4.35714 28.7944 5.41114 28.547 5.47341C28.5398 5.47564 28.5086 5.4801 28.5086 5.49283C28.5086 5.51627 28.5086 5.53963 28.5086 5.56359C28.5086 5.60191 28.6833 5.58897 28.7057 5.58599C29.1517 5.52475 29.7084 5.456 29.8158 4.96636C29.9595 4.31384 29.1603 4.18235 28.6454 4.22419L28.6448 4.22419ZM29.0428 5.36624C29.0428 5.03351 29.0428 4.70077 29.0428 4.36904C29.234 4.43831 29.3697 4.64549 29.3964 4.81832C29.4359 5.07535 29.2703 5.2716 29.0428 5.36624ZM22.1572 4.68334C22.1419 4.68409 22.0264 4.6826 22.0264 4.7102C22.0264 4.73364 22.0264 4.75604 22.0264 4.78045C22.0264 4.79786 22.0819 4.80284 22.091 4.80284C22.2203 4.81527 22.1539 5.29099 22.1539 5.36421C22.1539 5.43992 22.2213 5.91212 22.091 5.92556C22.0814 5.92779 22.0264 5.93151 22.0264 5.949C22.0264 5.97244 22.0264 5.9958 22.0264 6.01976C22.0264 6.04513 22.1387 6.05414 22.2161 6.04618C22.3336 6.04543 22.4516 6.04543 22.5697 6.04394C22.5856 6.04394 22.701 6.04469 22.701 6.01604C22.701 5.99364 22.701 5.96924 22.701 5.9458C22.701 5.92935 22.6461 5.9234 22.6359 5.9234C22.5051 5.90993 22.5724 5.43776 22.5724 5.36204C22.5724 5.28935 22.5063 4.81313 22.6359 4.80069C22.6454 4.79994 22.701 4.79548 22.701 4.77725C22.701 4.75381 22.701 4.73044 22.701 4.70753C22.701 4.6791 22.5857 4.68111 22.5697 4.68111C22.4324 4.68185 22.2946 4.68185 22.1578 4.68334ZM27.3852 5.11918C27.368 5.0345 27.2264 4.5598 27.3397 4.54238C27.3498 4.54015 27.4054 4.53717 27.4054 4.51894C27.4054 4.49357 27.4054 4.46812 27.4054 4.44274C27.4054 4.4039 27.2301 4.41684 27.2083 4.42034C26.9198 4.45271 26.6318 4.47913 26.3423 4.50054C26.3289 4.50128 26.2466 4.50202 26.2466 4.52643C26.2466 4.55084 26.2466 4.57621 26.2466 4.60265C26.2466 4.63055 26.3615 4.62951 26.377 4.62951C26.3615 4.62951 26.2904 5.10819 26.284 5.14454C26.2648 5.25114 26.2648 5.74276 26.0976 5.76766C26.0863 5.76989 26.032 5.77287 26.032 5.7911C26.032 5.81454 26.032 5.83895 26.032 5.86134C26.032 5.89222 26.1896 5.89922 26.2601 5.88181C26.3915 5.86938 26.5229 5.8574 26.6543 5.84497C26.6644 5.84497 26.719 5.83976 26.719 5.82258C26.719 5.79914 26.719 5.77473 26.719 5.75233C26.719 5.71743 26.5715 5.72547 26.5534 5.72644C26.6313 5.72421 26.6677 5.32946 26.6827 5.22237C26.7841 5.21336 26.8867 5.20391 26.9887 5.19394C27.0208 5.32743 27.1078 5.66863 27.0165 5.68358C27.0058 5.68432 26.9508 5.68804 26.9508 5.7065C26.9508 5.72889 26.9508 5.75233 26.9508 5.77674C26.9508 5.81558 27.126 5.80115 27.1479 5.79914C27.2831 5.78671 27.4193 5.77376 27.555 5.7623C27.5647 5.76156 27.6197 5.75709 27.6197 5.7379C27.6197 5.7155 27.6197 5.69206 27.6197 5.66765C27.6197 5.63975 27.5043 5.64176 27.4888 5.64176C27.477 5.64176 27.3915 5.15013 27.3852 5.11925ZM26.7312 5.04048C26.7499 4.89553 26.7692 4.74959 26.7879 4.60464C26.814 4.6024 26.8408 4.59943 26.868 4.59667C26.8937 4.73864 26.9188 4.8786 26.9439 5.02056C26.8729 5.02726 26.8024 5.03447 26.7313 5.0405ZM16.1863 5.53161C16.1154 5.58392 16.0079 5.56152 15.9059 5.54306C15.9065 5.39713 15.9149 4.44078 15.9019 4.43978C15.9177 4.44053 16.0327 4.44201 16.0327 4.41389C16.0327 4.38948 16.0327 4.36604 16.0327 4.34268C16.0327 4.32526 15.9778 4.32125 15.9681 4.32028C15.8282 4.30287 15.6887 4.28642 15.5488 4.26998C15.527 4.26775 15.3517 4.25502 15.3517 4.29342C15.3517 4.31634 15.3517 4.33977 15.3517 4.36418C15.3517 4.37616 15.3826 4.38063 15.39 4.38263C15.6283 4.43145 15.4226 5.50435 15.4824 5.50535C15.467 5.50535 15.3516 5.5046 15.3516 5.53377C15.3516 5.55617 15.3516 5.58058 15.3516 5.60349C15.3516 5.62239 15.4131 5.63192 15.476 5.63289C15.719 5.66027 15.9696 5.67872 16.204 5.74098C16.2461 5.75139 16.3904 5.76739 16.4225 5.72803C16.4615 5.68472 16.4988 5.63887 16.5372 5.59403C16.5436 5.58883 16.5436 5.58406 16.5372 5.58057C16.5048 5.5636 16.4717 5.54723 16.4386 5.53175C16.3824 5.50333 16.2389 5.49187 16.1859 5.53175ZM24.3261 5.87978C24.2406 5.87457 24.1931 5.37371 24.182 5.31841C24.1623 5.2193 24.1425 5.12117 24.1222 5.02155C24.1064 4.94285 24.0299 4.77649 24.1426 4.76703C24.152 4.76628 24.2065 4.76107 24.2065 4.74359C24.2065 4.71918 24.2065 4.69276 24.2065 4.66688C24.2065 4.63451 24.0602 4.64046 24.041 4.64151C23.7521 4.65698 23.4636 4.66494 23.1741 4.66688C23.1587 4.66762 23.0428 4.66614 23.0428 4.69478C23.0428 4.72016 23.0428 4.74456 23.0428 4.771C23.0428 4.79287 23.1259 4.79592 23.1394 4.79592C23.1889 4.79816 23.0855 5.29203 23.0765 5.34383C23.0578 5.44495 23.0578 5.90818 22.8927 5.92263C22.8842 5.92337 22.8286 5.92858 22.8286 5.94607C22.8286 5.96951 22.8286 5.99287 22.8286 6.01631C22.8286 6.04421 22.9536 6.05218 23.031 6.04124C23.1614 6.03752 23.2916 6.0338 23.4214 6.02978C23.4343 6.02903 23.5176 6.0268 23.5176 6.00336C23.5176 5.97992 23.5176 5.95656 23.5176 5.93364C23.5176 5.9102 23.4338 5.90723 23.4214 5.90723C23.3761 5.90499 23.4817 5.46042 23.5053 5.3623C23.5966 5.35561 23.6874 5.34988 23.7799 5.34288C23.7927 5.41514 23.8055 5.48484 23.8183 5.55707C23.8321 5.63378 23.918 5.88581 23.8175 5.89527C23.8079 5.89751 23.7523 5.90123 23.7523 5.91871C23.7523 5.94215 23.7523 5.96552 23.7523 5.98896C23.7523 6.02385 23.8998 6.01537 23.9179 6.01537C24.0551 6.01165 24.1902 6.00741 24.327 6.00242C24.3399 6.00242 24.4232 5.99945 24.4232 5.97705C24.4232 5.95413 24.4232 5.93069 24.4232 5.90733C24.4232 5.88389 24.3398 5.88091 24.327 5.88091L24.3264 5.88017ZM23.5141 5.21033C23.537 5.07236 23.561 4.93438 23.5844 4.79591C23.6116 4.79516 23.6388 4.79367 23.6666 4.79293C23.6938 4.92942 23.721 5.0654 23.7487 5.20188C23.6703 5.2056 23.5912 5.20709 23.5138 5.21133"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5:34</dc:date>
    <meta:creation-date>2011-05-22T06:11:22</meta:creation-date>
    <dc:creator>Yue Liu</dc:creator>
  </office:meta>
</office:document-meta>
</file>